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haucer" svg:font-family="Chaucer, Courier" style:font-pitch="variable"/>
    <style:font-face style:name="FrizQuadrataTürk" svg:font-family="FrizQuadrataTürk, Courie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Bold" svg:font-family="MGillSans-Bold, Courier" style:font-pitch="variable"/>
    <style:font-face style:name="MGillSans-Italic" svg:font-family="MGillSans-Italic, Courier" style:font-pitch="variable"/>
    <style:font-face style:name="MGillSans" svg:font-family="MGillSans, Courier" style:font-pitch="variable"/>
    <style:font-face style:name="PalatinoTürk" svg:font-family="PalatinoTürk, Courier" style:font-pitch="variable"/>
    <style:font-face style:name="Liberation Serif" svg:font-family="'Liberation Serif'" style:font-family-generic="roman" style:font-pitch="variable"/>
    <style:font-face style:name="MGillSans-BoldItalic" svg:font-family="MGillSans-BoldItalic,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2a_KORKU-ANA_20_ME_2054_9N">
      <style:paragraph-properties fo:margin-left="0cm" fo:margin-right="0.3cm" fo:line-height="0.564cm" fo:text-indent="1cm" style:auto-text-indent="false"/>
    </style:style>
    <style:style style:name="P2" style:family="paragraph" style:parent-style-name="_2a_KORKU-ANA_20_ME_2054_9N">
      <style:paragraph-properties fo:margin-left="0cm" fo:margin-right="0.3cm" fo:line-height="100%" fo:text-indent="1cm" style:auto-text-indent="false"/>
    </style:style>
    <style:style style:name="P3" style:family="paragraph" style:parent-style-name="_2a_KORKU-AYET">
      <style:paragraph-properties fo:margin-left="0cm" fo:margin-right="0.3cm" fo:margin-top="0cm" fo:margin-bottom="0cm" loext:contextual-spacing="false" fo:line-height="0.564cm" fo:text-indent="1cm" style:auto-text-indent="false"/>
    </style:style>
    <style:style style:name="P4" style:family="paragraph" style:parent-style-name="_2a_KORKU-AYET_20_ALT">
      <style:paragraph-properties fo:margin-left="0cm" fo:margin-right="0.3cm" fo:margin-top="0cm" fo:margin-bottom="0cm" loext:contextual-spacing="false" fo:line-height="0.564cm" fo:text-indent="1cm" style:auto-text-indent="false"/>
    </style:style>
    <style:style style:name="P5" style:family="paragraph" style:parent-style-name="_2a_KORKU-BASLIK">
      <style:paragraph-properties fo:margin-left="0cm" fo:margin-right="0.3cm" fo:margin-top="0cm" fo:margin-bottom="0cm" loext:contextual-spacing="false" fo:line-height="0.564cm" fo:text-align="justify" style:justify-single-word="false" fo:text-indent="1cm" style:auto-text-indent="false"/>
    </style:style>
    <style:style style:name="P6" style:family="paragraph" style:parent-style-name="_2a_KORKU-BASLIK">
      <style:paragraph-properties fo:margin-left="0cm" fo:margin-right="0.3cm" fo:margin-top="0cm" fo:margin-bottom="0cm" loext:contextual-spacing="false" fo:line-height="100%" fo:text-align="justify" style:justify-single-word="false" fo:text-indent="1cm" style:auto-text-indent="false"/>
    </style:style>
    <style:style style:name="P7" style:family="paragraph" style:parent-style-name="_2a_KORKU-BASLIK">
      <style:paragraph-properties fo:margin-left="0cm" fo:margin-right="0.3cm" fo:margin-top="0cm" fo:margin-bottom="0cm" loext:contextual-spacing="false" fo:line-height="100%" fo:text-align="center" style:justify-single-word="false" fo:text-indent="1cm" style:auto-text-indent="false"/>
    </style:style>
    <style:style style:name="P8" style:family="paragraph" style:parent-style-name="_2a_KORKU-BASLIK">
      <style:paragraph-properties fo:margin-left="0cm" fo:margin-right="0.3cm" fo:margin-top="0cm" fo:margin-bottom="0cm" loext:contextual-spacing="false" fo:line-height="100%" fo:text-align="justify" style:justify-single-word="false" fo:text-indent="1cm" style:auto-text-indent="false" fo:break-before="page"/>
    </style:style>
    <style:style style:name="P9" style:family="paragraph" style:parent-style-name="_2a_KORKU-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10" style:family="paragraph" style:parent-style-name="_2a_KORKU-SAGADAYALIBASLIK">
      <style:paragraph-properties fo:margin-left="0cm" fo:margin-right="0.3cm" fo:margin-top="0cm" fo:margin-bottom="0cm" loext:contextual-spacing="false" fo:line-height="100%" fo:text-align="center" style:justify-single-word="false" fo:text-indent="1cm" style:auto-text-indent="false" fo:break-before="page"/>
    </style:style>
    <style:style style:name="P11"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fo:break-before="page"/>
    </style:style>
    <style:style style:name="P12" style:family="paragraph" style:parent-style-name="ALT_20_KÜÇÜK_20_BASLIK_20_ÜST">
      <style:paragraph-properties fo:margin-left="0cm" fo:margin-right="0.3cm" fo:margin-top="0cm" fo:margin-bottom="0cm" loext:contextual-spacing="false" fo:line-height="100%" fo:text-align="justify" style:justify-single-word="false" fo:text-indent="1cm" style:auto-text-indent="false" fo:break-before="page"/>
    </style:style>
    <style:style style:name="P13" style:family="paragraph" style:parent-style-name="_2a_KORKU-SAGADAYALIBASLIK">
      <style:paragraph-properties fo:margin-left="0cm" fo:margin-right="0.3cm" fo:margin-top="0cm" fo:margin-bottom="0cm" loext:contextual-spacing="false" fo:line-height="100%" fo:text-align="center" style:justify-single-word="false" fo:text-indent="1cm" style:auto-text-indent="false"/>
    </style:style>
    <style:style style:name="P14"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style>
    <style:style style:name="P15" style:family="paragraph" style:parent-style-name="ALT_20_KÜÇÜK_20_BASLIK">
      <style:paragraph-properties fo:margin-left="0cm" fo:margin-right="0.3cm" fo:margin-top="0cm" fo:margin-bottom="0cm" loext:contextual-spacing="false" fo:line-height="100%" fo:text-align="justify" style:justify-single-word="false" fo:text-indent="1cm" style:auto-text-indent="false"/>
    </style:style>
    <style:style style:name="P16" style:family="paragraph" style:parent-style-name="ALT_20_KÜÇÜK_20_BASLIK_20_ÜST">
      <style:paragraph-properties fo:margin-left="0cm" fo:margin-right="0.3cm" fo:margin-top="0cm" fo:margin-bottom="0cm" loext:contextual-spacing="false" fo:line-height="0.564cm" fo:text-align="justify" style:justify-single-word="false" fo:text-indent="1cm" style:auto-text-indent="false"/>
    </style:style>
    <style:style style:name="P17" style:family="paragraph" style:parent-style-name="ALT_20_KÜÇÜK_20_BASLIK_20_ÜST">
      <style:paragraph-properties fo:margin-left="0cm" fo:margin-right="0.3cm" fo:margin-top="0cm" fo:margin-bottom="0cm" loext:contextual-spacing="false" fo:line-height="100%" fo:text-align="justify" style:justify-single-word="false" fo:text-indent="1cm" style:auto-text-indent="false"/>
    </style:style>
    <style:style style:name="P18" style:family="paragraph" style:parent-style-name="alticizilbaslik">
      <style:paragraph-properties fo:margin-left="0cm" fo:margin-right="0.3cm" fo:margin-top="0cm" fo:margin-bottom="0cm" loext:contextual-spacing="false" fo:line-height="0.564cm" fo:text-align="justify" style:justify-single-word="false" fo:text-indent="1cm" style:auto-text-indent="false"/>
    </style:style>
    <style:style style:name="P19" style:family="paragraph" style:parent-style-name="_2a_KORKU-AYET_20_ARA">
      <style:paragraph-properties fo:margin-left="0cm" fo:margin-right="0.3cm" fo:line-height="0.564cm" fo:text-indent="1cm" style:auto-text-indent="false"/>
    </style:style>
    <style:style style:name="P20" style:family="paragraph" style:parent-style-name="_2a_KORKU-BASLIK_20_ÜST">
      <style:paragraph-properties fo:margin-left="0cm" fo:margin-right="0.3cm" fo:line-height="100%" fo:text-align="justify" style:justify-single-word="false" fo:text-indent="1cm" style:auto-text-indent="false"/>
    </style:style>
    <style:style style:name="P21" style:family="paragraph" style:parent-style-name="_2a_KORKU_202d_9LK_20_AYET">
      <style:paragraph-properties fo:margin-left="0cm" fo:margin-right="0.3cm" fo:line-height="0.564cm" fo:text-align="justify" style:justify-single-word="false" fo:text-indent="1cm" style:auto-text-indent="false"/>
    </style:style>
    <style:style style:name="P22" style:family="paragraph" style:parent-style-name="ALINTI">
      <style:paragraph-properties fo:margin-left="0cm" fo:margin-right="0.3cm" fo:line-height="0.564cm" fo:text-indent="1cm" style:auto-text-indent="false"/>
    </style:style>
    <style:style style:name="P23" style:family="paragraph" style:parent-style-name="ANA_20_ME_2054_9N">
      <style:paragraph-properties fo:margin-left="0cm" fo:margin-right="0.3cm" fo:line-height="100%" fo:text-indent="1cm" style:auto-text-indent="false" fo:break-before="page"/>
    </style:style>
    <style:style style:name="P24" style:family="paragraph" style:parent-style-name="Standard">
      <style:paragraph-properties fo:margin-left="0cm" fo:margin-right="0.3cm" fo:line-height="0.564cm" fo:text-align="justify" style:justify-single-word="false" fo:text-indent="1cm" style:auto-text-indent="false" fo:break-before="page"/>
      <style:text-properties style:font-name="Times New Roman" fo:font-size="11pt" fo:font-weight="bold" style:font-size-asian="11pt" style:font-weight-asian="bold" style:font-name-complex="Times New Roman" style:font-size-complex="11pt"/>
    </style:style>
    <style:style style:name="P25" style:family="paragraph" style:parent-style-name="Standard">
      <style:paragraph-properties fo:margin-left="0cm" fo:margin-right="0.3cm" fo:text-align="center" style:justify-single-word="false" fo:text-indent="1cm" style:auto-text-indent="false" fo:break-before="page"/>
    </style:style>
    <style:style style:name="P26" style:family="paragraph" style:parent-style-name="Standard">
      <style:paragraph-properties fo:margin-left="0cm" fo:margin-right="0.3cm" fo:text-align="justify" style:justify-single-word="false" fo:text-indent="1cm" style:auto-text-indent="false" fo:break-before="page"/>
    </style:style>
    <style:style style:name="P27" style:family="paragraph" style:parent-style-name="Standard">
      <style:paragraph-properties fo:margin-left="0cm" fo:margin-right="0.3cm" fo:line-height="0.564cm" fo:text-align="justify" style:justify-single-word="false" fo:text-indent="1cm" style:auto-text-indent="false" fo:break-before="page"/>
    </style:style>
    <style:style style:name="P28"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29" style:family="paragraph" style:parent-style-name="Standard">
      <style:paragraph-properties fo:margin-left="0cm" fo:margin-right="0.3cm" fo:text-align="center" style:justify-single-word="false" fo:text-indent="1cm" style:auto-text-indent="false" fo:break-before="page"/>
      <style:text-properties style:font-name="Lato" fo:font-size="18pt" fo:language="fr" fo:country="FR" fo:font-weight="bold" style:font-size-asian="18pt" style:font-weight-asian="bold" style:font-name-complex="Times New Roman" style:font-size-complex="18pt"/>
    </style:style>
    <style:style style:name="P30" style:family="paragraph" style:parent-style-name="Standard">
      <style:paragraph-properties fo:margin-left="0cm" fo:margin-right="0.3cm" fo:text-align="center" style:justify-single-word="false" fo:text-indent="1cm" style:auto-text-indent="false" fo:break-before="page">
        <style:tab-stops>
          <style:tab-stop style:position="9.999cm" style:type="char" style:char="," style:leader-style="dotted" style:leader-text="."/>
        </style:tab-stops>
      </style:paragraph-properties>
      <style:text-properties style:font-name="Lato" fo:font-size="18pt" fo:language="fr" fo:country="FR" fo:font-weight="bold" style:font-size-asian="18pt" style:font-weight-asian="bold" style:font-name-complex="Times New Roman" style:font-size-complex="18pt"/>
    </style:style>
    <style:style style:name="P31" style:family="paragraph" style:parent-style-name="ANA_20_ME_2054_9N">
      <style:paragraph-properties fo:margin-left="0cm" fo:margin-right="0.3cm" fo:line-height="100%" fo:text-indent="1cm" style:auto-text-indent="false"/>
    </style:style>
    <style:style style:name="P32" style:family="paragraph" style:parent-style-name="ANA_20_ME_2054_9N">
      <style:paragraph-properties fo:margin-left="0cm" fo:margin-right="0.3cm" fo:line-height="0.564cm" fo:text-indent="1cm" style:auto-text-indent="false"/>
    </style:style>
    <style:style style:name="P33" style:family="paragraph" style:parent-style-name="ANA_20_ME_2054_9N">
      <style:paragraph-properties fo:margin-left="0cm" fo:margin-right="0.3cm" fo:line-height="0.564cm" fo:text-indent="1cm" style:auto-text-indent="false">
        <style:tab-stops>
          <style:tab-stop style:position="9.999cm" style:type="char" style:char="," style:leader-style="dotted" style:leader-text="."/>
        </style:tab-stops>
      </style:paragraph-properties>
    </style:style>
    <style:style style:name="P34" style:family="paragraph" style:parent-style-name="ANA_20_ME_2054_9N">
      <style:paragraph-properties fo:margin-left="0cm" fo:margin-right="0.3cm" fo:line-height="0.564cm" fo:text-indent="1cm" style:auto-text-indent="false">
        <style:tab-stops>
          <style:tab-stop style:position="9.999cm" style:type="char" style:char="," style:leader-style="dotted" style:leader-text="."/>
        </style:tab-stops>
      </style:paragraph-properties>
      <style:text-properties style:font-name="Lato" fo:font-size="11pt" fo:language="fr" fo:country="FR" style:font-size-asian="11pt" style:font-name-complex="Times New Roman" style:font-size-complex="11pt"/>
    </style:style>
    <style:style style:name="P35" style:family="paragraph" style:parent-style-name="ANA_20_ME_2054_9N">
      <style:paragraph-properties fo:margin-left="0cm" fo:margin-right="0.3cm" fo:line-height="0.564cm" fo:text-indent="1cm" style:auto-text-indent="false">
        <style:tab-stops>
          <style:tab-stop style:position="9.999cm" style:type="char" style:char="," style:leader-style="dotted" style:leader-text="."/>
        </style:tab-stops>
      </style:paragraph-properties>
      <style:text-properties style:font-name="Lato" fo:font-size="11pt" fo:language="fr" fo:country="FR" fo:font-weight="bold" style:font-size-asian="11pt" style:font-weight-asian="bold" style:font-name-complex="Times New Roman" style:font-size-complex="11pt"/>
    </style:style>
    <style:style style:name="P36" style:family="paragraph" style:parent-style-name="ANA_20_ME_2054_9N">
      <style:paragraph-properties fo:margin-left="0cm" fo:margin-right="0.3cm" fo:line-height="0.564cm" fo:text-indent="1cm" style:auto-text-indent="false">
        <style:tab-stops>
          <style:tab-stop style:position="9.999cm" style:type="char" style:char="," style:leader-style="dotted" style:leader-text="."/>
        </style:tab-stops>
      </style:paragraph-properties>
      <style:text-properties style:font-name="Lato" fo:font-size="11pt" fo:language="de" fo:country="DE" style:font-size-asian="11pt" style:font-name-complex="Times New Roman" style:font-size-complex="11pt"/>
    </style:style>
    <style:style style:name="P37" style:family="paragraph" style:parent-style-name="ANAMETIN-1">
      <style:paragraph-properties fo:margin-left="0cm" fo:margin-right="0.3cm" fo:line-height="0.564cm" fo:text-indent="1cm" style:auto-text-indent="false"/>
    </style:style>
    <style:style style:name="P38" style:family="paragraph" style:parent-style-name="ANAMETIN-2">
      <style:paragraph-properties fo:margin-left="0cm" fo:margin-right="0.3cm" fo:line-height="0.564cm" fo:text-indent="1cm" style:auto-text-indent="false"/>
    </style:style>
    <style:style style:name="P39"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fr" fo:country="FR" style:font-size-asian="11pt" style:font-name-complex="Times New Roman" style:font-size-complex="11pt"/>
    </style:style>
    <style:style style:name="P40" style:family="paragraph" style:parent-style-name="Standard">
      <style:paragraph-properties fo:margin-left="0cm" fo:margin-right="0.3cm" fo:line-height="0.564cm" fo:text-align="center" style:justify-single-word="false" fo:text-indent="1cm" style:auto-text-indent="false"/>
    </style:style>
    <style:style style:name="P41" style:family="paragraph" style:parent-style-name="Standard">
      <style:paragraph-properties fo:margin-left="0cm" fo:margin-right="0.3cm" fo:line-height="0.564cm" fo:text-align="justify" style:justify-single-word="false" fo:text-indent="1cm" style:auto-text-indent="false"/>
    </style:style>
    <style:style style:name="P42" style:family="paragraph" style:parent-style-name="Standard">
      <style:paragraph-properties fo:margin-left="0cm" fo:margin-right="0.3cm" fo:line-height="0.564cm" fo:text-align="justify" style:justify-single-word="false" fo:text-indent="1cm" style:auto-text-indent="false">
        <style:tab-stops>
          <style:tab-stop style:position="15.002cm"/>
        </style:tab-stops>
      </style:paragraph-properties>
    </style:style>
    <style:style style:name="P43" style:family="paragraph" style:parent-style-name="Standard">
      <style:paragraph-properties fo:margin-left="0cm" fo:margin-right="0.3cm" fo:text-align="center" style:justify-single-word="false" fo:text-indent="1cm" style:auto-text-indent="false"/>
    </style:style>
    <style:style style:name="P44" style:family="paragraph" style:parent-style-name="Standard">
      <style:paragraph-properties fo:margin-left="0cm" fo:margin-right="0.3cm" fo:text-align="justify" style:justify-single-word="false" fo:text-indent="1cm" style:auto-text-indent="false"/>
    </style:style>
    <style:style style:name="P45"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7"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49"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5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fr" fo:country="FR" style:font-size-asian="11pt" style:font-name-complex="Times New Roman"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font-name-complex="Times New Roman" style:font-size-complex="11pt"/>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ab-stops>
          <style:tab-stop style:position="9.999cm" style:type="char" style:char="," style:leader-style="dotted" style:leader-text="."/>
        </style:tab-stops>
      </style:paragraph-properties>
      <style:text-properties style:font-name="Lato" fo:font-size="11pt" fo:language="fr" fo:country="FR"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font-name-complex="Times New Roman" style:font-size-complex="11pt"/>
    </style:style>
    <style:style style:name="P55" style:family="paragraph" style:parent-style-name="Standard">
      <style:paragraph-properties fo:margin-left="0cm" fo:margin-right="0.3cm" fo:line-height="0.564cm" fo:text-align="justify" style:justify-single-word="false" fo:text-indent="1cm" style:auto-text-indent="false">
        <style:tab-stops>
          <style:tab-stop style:position="9.999cm" style:type="char" style:char="," style:leader-style="dotted" style:leader-text="."/>
        </style:tab-stops>
      </style:paragraph-properties>
      <style:text-properties style:font-name="Lato" fo:font-size="11pt" fo:language="de" fo:country="DE" style:font-size-asian="11pt" style:font-name-complex="Times New Roman" style:font-size-complex="11pt"/>
    </style:style>
    <style:style style:name="P56"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58"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59" style:family="paragraph" style:parent-style-name="resimalti">
      <style:paragraph-properties fo:margin-left="0cm" fo:margin-right="0.3cm" fo:line-height="0.564cm" fo:text-align="justify" style:justify-single-word="false" fo:text-indent="1cm" style:auto-text-indent="false"/>
    </style:style>
    <style:style style:name="P60" style:family="paragraph" style:parent-style-name="resimalti">
      <style:paragraph-properties fo:margin-left="0cm" fo:margin-right="0.3cm" fo:line-height="0.564cm" fo:text-align="justify" style:justify-single-word="false" fo:text-indent="1cm" style:auto-text-indent="false"/>
      <style:text-properties style:font-name="Lato" fo:font-size="11pt" fo:language="fr" fo:country="FR" fo:font-weight="normal" style:font-size-asian="11pt" style:font-weight-asian="normal" style:font-name-complex="Times New Roman" style:font-size-complex="11pt"/>
    </style:style>
    <style:style style:name="P61" style:family="paragraph" style:parent-style-name="resimalti">
      <style:paragraph-properties fo:margin-left="0cm" fo:margin-right="0.3cm" fo:line-height="0.564cm" fo:text-align="justify" style:justify-single-word="false" fo:text-indent="1cm" style:auto-text-indent="false"/>
      <style:text-properties style:font-name="Lato" fo:font-size="11pt" fo:language="fr" fo:country="FR" style:font-size-asian="11pt" style:font-name-complex="Times New Roman" style:font-size-complex="11pt"/>
    </style:style>
    <style:style style:name="P62" style:family="paragraph" style:parent-style-name="resimalti">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63" style:family="paragraph" style:parent-style-name="resimalti">
      <style:paragraph-properties fo:margin-left="0cm" fo:margin-right="0.3cm" fo:line-height="0.564cm" fo:text-align="justify" style:justify-single-word="false" fo:text-indent="1cm" style:auto-text-indent="false"/>
      <style:text-properties style:font-name="Lato"/>
    </style:style>
    <style:style style:name="P64" style:family="paragraph" style:parent-style-name="spot">
      <style:paragraph-properties fo:margin-left="0cm" fo:margin-right="0.3cm" fo:text-align="center" style:justify-single-word="false" fo:text-indent="1cm" style:auto-text-indent="false"/>
    </style:style>
    <style:style style:name="P65" style:family="paragraph" style:parent-style-name="spot">
      <style:paragraph-properties fo:margin-left="0cm" fo:margin-right="0.3cm" fo:text-align="center" style:justify-single-word="false" fo:text-indent="1cm" style:auto-text-indent="false"/>
      <style:text-properties style:font-name="Lato" fo:font-size="11pt" style:font-size-asian="11pt" style:font-name-complex="Times New Roman" style:font-size-complex="11pt"/>
    </style:style>
    <style:style style:name="P66" style:family="paragraph" style:parent-style-name="ayet">
      <style:paragraph-properties fo:margin-left="0cm" fo:margin-right="0.3cm" fo:line-height="0.564cm" fo:text-align="justify" style:justify-single-word="false" fo:text-indent="1cm" style:auto-text-indent="false"/>
      <style:text-properties style:font-name="Lato" fo:font-size="11pt" fo:language="fr" fo:country="FR" style:font-size-asian="11pt" style:font-name-complex="Times New Roman" style:font-size-complex="11pt"/>
    </style:style>
    <style:style style:name="P67" style:family="paragraph" style:parent-style-name="ana_20_me_2074__3a_n">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68" style:family="paragraph" style:parent-style-name="ana_20_me_2074__3a_n">
      <style:paragraph-properties fo:margin-left="0cm" fo:margin-right="0.3cm" fo:line-height="0.564cm" fo:text-align="center" style:justify-single-word="false" fo:text-indent="1cm" style:auto-text-indent="false"/>
      <style:text-properties style:font-name="Lato" fo:font-size="11pt" fo:language="fr" fo:country="FR" style:font-size-asian="11pt" style:font-name-complex="Times New Roman" style:font-size-complex="11pt"/>
    </style:style>
    <style:style style:name="P69" style:family="paragraph" style:parent-style-name="yazi">
      <style:paragraph-properties fo:margin-left="0cm" fo:margin-right="0.3cm" fo:text-indent="1cm" style:auto-text-indent="false"/>
      <style:text-properties style:font-name="Lato"/>
    </style:style>
    <style:style style:name="P70" style:family="paragraph" style:parent-style-name="yazi">
      <style:paragraph-properties fo:margin-left="0cm" fo:margin-right="0.3cm" fo:text-indent="1cm" style:auto-text-indent="false"/>
      <style:text-properties style:font-name="Lato" fo:language="fr" fo:country="FR" style:font-name-complex="Times New Roman" style:font-size-complex="11pt"/>
    </style:style>
    <style:style style:name="P71" style:family="paragraph" style:parent-style-name="yazi">
      <style:paragraph-properties fo:margin-left="0cm" fo:margin-right="0.3cm" fo:text-indent="1cm" style:auto-text-indent="false"/>
      <style:text-properties style:font-name="Lato" fo:font-size="11pt" fo:language="fr" fo:country="FR" style:font-size-asian="11pt" style:font-name-complex="Times New Roman" style:font-size-complex="11pt"/>
    </style:style>
    <style:style style:name="P72" style:family="paragraph" style:parent-style-name="_2a_KORKU-ANA_20_ME_2054_9N">
      <style:paragraph-properties fo:margin-left="0cm" fo:margin-right="0.3cm" fo:line-height="0.564cm" fo:text-indent="0cm" style:auto-text-indent="false"/>
    </style:style>
    <style:style style:name="P73" style:family="paragraph" style:parent-style-name="Standard">
      <style:paragraph-properties fo:margin-left="0cm" fo:margin-right="0.3cm" fo:line-height="0.564cm" fo:text-align="justify" style:justify-single-word="false" fo:text-indent="0cm" style:auto-text-indent="false"/>
    </style:style>
    <style:style style:name="P74" style:family="paragraph" style:parent-style-name="Standard">
      <style:paragraph-properties fo:margin-left="1cm" fo:margin-right="0.3cm" fo:text-align="center" style:justify-single-word="false" fo:text-indent="0cm" style:auto-text-indent="false"/>
    </style:style>
    <style:style style:name="P75"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76" style:family="paragraph" style:parent-style-name="Standard">
      <style:paragraph-properties fo:margin-left="1cm" fo:margin-right="0.3cm" fo:line-height="0.564cm" fo:text-align="center" style:justify-single-word="false" fo:text-indent="0cm" style:auto-text-indent="false"/>
      <style:text-properties style:font-name="Lato" fo:font-size="11pt" style:font-size-asian="11pt" style:font-name-complex="Times New Roman" style:font-size-complex="11pt"/>
    </style:style>
    <style:style style:name="P77" style:family="paragraph" style:parent-style-name="Standard">
      <style:text-properties style:font-name="Lato" fo:font-size="11pt" style:font-size-asian="11pt" style:font-name-complex="Times New Roman" style:font-size-complex="11pt"/>
    </style:style>
    <style:style style:name="P78" style:family="paragraph" style:parent-style-name="_2a_KORKU-ANA_20_ME_2054_9N" style:master-page-name="Standard">
      <style:paragraph-properties fo:margin-left="0cm" fo:margin-right="0.3cm" fo:line-height="0.564cm" fo:text-indent="1cm" style:auto-text-indent="false" style:page-number="auto"/>
    </style:style>
    <style:style style:name="T1" style:family="text">
      <style:text-properties fo:font-size="11pt" style:font-size-asian="11pt" style:font-name-complex="Times New Roman" style:font-size-complex="11pt"/>
    </style:style>
    <style:style style:name="T2" style:family="text">
      <style:text-properties fo:font-size="11pt" fo:language="fr" fo:country="FR" style:font-size-asian="11pt" style:font-name-complex="Times New Roman" style:font-size-complex="11pt"/>
    </style:style>
    <style:style style:name="T3" style:family="text">
      <style:text-properties fo:font-size="11pt" fo:language="fr" fo:country="FR" fo:font-weight="bold" style:font-size-asian="11pt" style:font-weight-asian="bold" style:font-name-complex="Times New Roman" style:font-size-complex="11pt"/>
    </style:style>
    <style:style style:name="T4" style:family="text">
      <style:text-properties fo:font-size="11pt" fo:language="fr" fo:country="FR" fo:font-style="italic" style:font-size-asian="11pt" style:font-style-asian="italic" style:font-name-complex="Times New Roman" style:font-size-complex="11pt"/>
    </style:style>
    <style:style style:name="T5" style:family="text">
      <style:text-properties fo:font-size="11pt" fo:language="fr" fo:country="FR" fo:font-style="normal" style:font-size-asian="11pt" style:font-style-asian="normal" style:font-name-complex="Times New Roman" style:font-size-complex="11pt"/>
    </style:style>
    <style:style style:name="T6" style:family="text">
      <style:text-properties fo:font-size="11pt" fo:language="tr" fo:country="TR" style:font-size-asian="11pt" style:font-name-complex="Times New Roman" style:font-size-complex="11pt"/>
    </style:style>
    <style:style style:name="T7" style:family="text">
      <style:text-properties fo:font-size="11pt" fo:language="de" fo:country="DE" fo:font-weight="bold" style:font-size-asian="11pt" style:font-weight-asian="bold" style:font-name-complex="Times New Roman" style:font-size-complex="11pt"/>
    </style:style>
    <style:style style:name="T8" style:family="text">
      <style:text-properties fo:font-size="11pt" fo:font-style="italic" style:font-size-asian="11pt" style:font-style-asian="italic" style:font-name-complex="Times New Roman" style:font-size-complex="11pt"/>
    </style:style>
    <style:style style:name="T9" style:family="text">
      <style:text-properties fo:language="fr" fo:country="FR" style:font-name-complex="Times New Roman" style:font-size-complex="11pt"/>
    </style:style>
    <style:style style:name="T10" style:family="text">
      <style:text-properties fo:color="#ff00ff" style:font-name="Lato" fo:font-size="11pt" fo:language="fr" fo:country="FR" style:font-size-asian="11pt" style:font-name-complex="Times New Roman" style:font-size-complex="11pt"/>
    </style:style>
    <style:style style:name="T11" style:family="text">
      <style:text-properties style:font-name-complex="Times New Roman" style:font-size-complex="11pt"/>
    </style:style>
    <style:style style:name="T12" style:family="text">
      <style:text-properties style:font-name="Lato" fo:font-size="11pt" style:font-size-asian="11pt" style:font-name-complex="Times New Roman" style:font-size-complex="11pt"/>
    </style:style>
    <style:style style:name="T13" style:family="text">
      <style:text-properties style:font-name="Lato" fo:font-size="11pt" fo:font-weight="bold" style:font-size-asian="11pt" style:font-weight-asian="bold" style:font-name-complex="Times New Roman" style:font-size-complex="11pt"/>
    </style:style>
    <style:style style:name="T14" style:family="text">
      <style:text-properties style:font-name="Lato" fo:font-size="11pt" fo:language="fr" fo:country="FR" style:font-size-asian="11pt" style:font-name-complex="Times New Roman" style:font-size-complex="11pt"/>
    </style:style>
    <style:style style:name="T15" style:family="text">
      <style:text-properties style:font-name="Lato" fo:font-size="11pt" fo:language="fr" fo:country="FR" fo:font-weight="bold" style:font-size-asian="11pt" style:font-weight-asian="bold" style:font-name-complex="Times New Roman" style:font-size-complex="11pt"/>
    </style:style>
    <style:style style:name="T16" style:family="text">
      <style:text-properties style:font-name="Lato" fo:font-size="11pt" fo:language="fr" fo:country="FR" fo:font-style="italic" fo:font-weight="bold" style:font-size-asian="11pt" style:font-style-asian="italic" style:font-weight-asian="bold" style:font-name-complex="Times New Roman" style:font-size-complex="11pt"/>
    </style:style>
    <style:style style:name="T17" style:family="text">
      <style:text-properties style:font-name="Lato" fo:font-size="11pt" fo:language="fr" fo:country="FR" fo:font-style="italic" style:font-size-asian="11pt" style:font-style-asian="italic" style:font-name-complex="Times New Roman" style:font-size-complex="11pt"/>
    </style:style>
    <style:style style:name="T18" style:family="text">
      <style:text-properties style:font-name="Lato" fo:font-size="11pt" fo:language="fr" fo:country="FR" style:text-underline-style="solid" style:text-underline-width="auto" style:text-underline-color="font-color" fo:font-weight="bold" style:font-size-asian="11pt" style:font-weight-asian="bold" style:font-name-complex="Times New Roman" style:font-size-complex="11pt"/>
    </style:style>
    <style:style style:name="T19" style:family="text">
      <style:text-properties style:font-name="Lato" fo:font-size="11pt" fo:language="fr" fo:country="FR" style:text-underline-style="solid" style:text-underline-width="auto" style:text-underline-color="font-color" style:font-size-asian="11pt" style:font-name-complex="Times New Roman" style:font-size-complex="11pt"/>
    </style:style>
    <style:style style:name="T20" style:family="text">
      <style:text-properties style:font-name="Lato" fo:font-size="11pt" fo:language="fr" fo:country="FR" fo:font-weight="normal" style:font-size-asian="11pt" style:font-weight-asian="normal" style:font-name-complex="Times New Roman" style:font-size-complex="11pt"/>
    </style:style>
    <style:style style:name="T21" style:family="text">
      <style:text-properties style:font-name="Lato" fo:font-size="11pt" fo:language="de" fo:country="DE" style:font-size-asian="11pt" style:font-name-complex="Times New Roman" style:font-size-complex="11pt"/>
    </style:style>
    <style:style style:name="T22" style:family="text">
      <style:text-properties style:font-name="Lato" fo:font-size="11pt" fo:language="de" fo:country="DE" fo:font-weight="bold" style:font-size-asian="11pt" style:font-weight-asian="bold" style:font-name-complex="Times New Roman" style:font-size-complex="11pt"/>
    </style:style>
    <style:style style:name="T23" style:family="text">
      <style:text-properties style:font-name="Lato" fo:font-size="11pt" fo:language="de" fo:country="DE" style:text-underline-style="solid" style:text-underline-width="auto" style:text-underline-color="font-color" fo:font-weight="bold" style:font-size-asian="11pt" style:font-weight-asian="bold" style:font-name-complex="Times New Roman" style:font-size-complex="11pt"/>
    </style:style>
    <style:style style:name="T24" style:family="text">
      <style:text-properties style:font-name="Lato" fo:font-size="36pt" fo:font-weight="bold" style:font-size-asian="36pt" style:font-weight-asian="bold" style:font-name-complex="Times New Roman" style:font-size-complex="36pt"/>
    </style:style>
    <style:style style:name="T25" style:family="text">
      <style:text-properties style:font-name="Lato" fo:font-size="18pt" fo:language="fr" fo:country="FR" fo:font-weight="bold" style:font-size-asian="18pt" style:font-weight-asian="bold" style:font-name-complex="Times New Roman" style:font-size-complex="18pt"/>
    </style:style>
    <style:style style:name="T26" style:family="text">
      <style:text-properties style:font-name="Lato" fo:font-size="18pt" fo:language="fr" fo:country="FR" style:font-size-asian="18pt" style:font-name-complex="Times New Roman" style:font-size-complex="18pt"/>
    </style:style>
    <style:style style:name="T27" style:family="text">
      <style:text-properties style:font-name="Lato" fo:font-size="18pt" fo:font-weight="bold" style:font-size-asian="18pt" style:font-weight-asian="bold" style:font-name-complex="Times New Roman" style:font-size-complex="18pt"/>
    </style:style>
    <style:style style:name="T28" style:family="text">
      <style:text-properties style:font-name="Lato" fo:font-size="18pt" fo:language="de" fo:country="DE" fo:font-weight="bold" style:font-size-asian="18pt" style:font-weight-asian="bold" style:font-name-complex="Times New Roman" style:font-size-complex="18pt"/>
    </style:style>
    <style:style style:name="T29" style:family="text">
      <style:text-properties style:font-name="Lato" fo:font-size="18pt" fo:language="de" fo:country="DE" style:font-size-asian="18pt" style:font-name-complex="Times New Roman" style:font-size-complex="18pt"/>
    </style:style>
    <style:style style:name="T30" style:family="text">
      <style:text-properties style:font-name="Lato" fo:font-size="14pt" fo:language="fr" fo:country="FR" fo:font-weight="bold" style:font-size-asian="14pt" style:font-weight-asian="bold" style:font-name-complex="Times New Roman" style:font-size-complex="14pt"/>
    </style:style>
    <style:style style:name="T31" style:family="text">
      <style:text-properties style:font-name="Lato" fo:font-size="14pt" fo:language="de" fo:country="DE" fo:font-weight="bold" style:font-size-asian="14pt" style:font-weight-asian="bold" style:font-name-complex="Times New Roman" style:font-size-complex="14pt"/>
    </style:style>
    <style:style style:name="T32" style:family="text">
      <style:text-properties style:font-name="Lato" fo:font-size="14pt" fo:font-weight="bold" style:font-size-asian="14pt" style:font-weight-asian="bold" style:font-name-complex="Times New Roman" style:font-size-complex="14pt"/>
    </style:style>
    <style:style style:name="T33" style:family="text">
      <style:text-properties style:font-name="Lato" fo:language="de" fo:country="DE" style:font-name-complex="Times New Roman" style:font-size-complex="11pt"/>
    </style:style>
    <style:style style:name="T34" style:family="text">
      <style:text-properties style:font-name="Lato" fo:language="fr" fo:country="FR" style:font-name-complex="Times New Roman" style:font-size-complex="11pt"/>
    </style:style>
    <style:style style:name="T35" style:family="text">
      <style:text-properties style:font-name="Lato" fo:font-size="16pt" fo:language="fr" fo:country="FR" fo:font-weight="bold" style:font-size-asian="16pt" style:font-weight-asian="bold" style:font-name-complex="Times New Roman" style:font-size-complex="16pt"/>
    </style:style>
    <style:style style:name="T36" style:family="text">
      <style:text-properties style:font-name="Lato"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span text:style-name="Normal1"><text:span text:style-name="T12"/></text:span></text:p>
      <text:p text:style-name="P1"><text:span text:style-name="Normal1"><text:span text:style-name="T12"/></text:span></text:p>
      <text:p text:style-name="P74"><text:span text:style-name="Normal1"><text:span text:style-name="T24"/></text:span></text:p>
      <text:p text:style-name="P75"/>
      <text:p text:style-name="P75"/>
      <text:p text:style-name="P75">EHLİ SÜNNET’İN ÖNEMİ</text:p>
      <text:p text:style-name="P45"/>
      <text:p text:style-name="P48"/>
      <text:p text:style-name="P48"/>
      <text:p text:style-name="P45">Onlar ki yanlarındaki Tevrat’ta ve ‹ncil’de yazılı bulacakları ümmi haber getirici </text:p>
      <text:p text:style-name="P45">(Nebi) olan elçiye uyarlar; o onlara marufu emrediyor münkeri yasaklıyor temiz </text:p>
      <text:p text:style-name="P45">şeyleri helal murdar şeyleri haram kılıyor ve onların a¤ır yüklerini üzerlerindeki </text:p>
      <text:p text:style-name="P45">zincirleri indiriyor. Ona inananlar destek olup savunanlar yardım edenler </text:p>
      <text:p text:style-name="P45">ve onunla birlikte indirilen nuru izleyenler; işte kurtuluşa erenler bunlardır.</text:p>
      <text:p text:style-name="P45">( A'raf Suresi, 157 )</text:p>
      <text:p text:style-name="P47"/>
      <text:p text:style-name="P47"/>
      <text:p text:style-name="P47"/>
      <text:p text:style-name="P47"/>
      <text:p text:style-name="P56">HARUN YAHYA</text:p>
      <text:p text:style-name="P45"/>
      <text:p text:style-name="P45"/>
      <text:p text:style-name="P24"><text:span text:style-name="Normal1"><text:span text:style-name="T12"/></text:span></text:p>
      <text:p text:style-name="P40"><text:span text:style-name="Normal1"><text:span text:style-name="T13"/></text:span></text:p>
      <text:p text:style-name="P40"><text:span text:style-name="Normal1"><text:span text:style-name="T13"/></text:span></text:p>
      <text:p text:style-name="P40"><text:span text:style-name="Normal1"><text:span text:style-name="T13"/></text:span></text:p>
      <text:p text:style-name="P40"><text:span text:style-name="Normal1"><text:span text:style-name="T13"/></text:span></text:p>
      <text:p text:style-name="P40"><text:span text:style-name="Normal1"><text:span text:style-name="T13"/></text:span></text:p>
      <text:p text:style-name="P40"><text:span text:style-name="Normal1"><text:span text:style-name="T13">Bu kitapta kullanılan ayetler Ali Bulaç'ın hazırladığı</text:span></text:span></text:p>
      <text:p text:style-name="P40"><text:span text:style-name="Normal1"><text:span text:style-name="T13">"Kur'an-ı Kerim ve Türkçe Anlamı" isimli mealden alınmıştır.</text:span></text:span></text:p>
      <text:p text:style-name="P40"><text:span text:style-name="Normal1"><text:span text:style-name="T13"/></text:span></text:p>
      <text:p text:style-name="P40"><text:span text:style-name="Normal1"><text:span text:style-name="T13"/></text:span></text:p>
      <text:p text:style-name="P40"><text:span text:style-name="Normal1"><text:span text:style-name="T13">İkinci Baskı: Ağustos 2007</text:span></text:span></text:p>
      <text:p text:style-name="P40"><text:span text:style-name="Normal1"><text:span text:style-name="T13">Üçüncü Baskı: Eylül 2008</text:span></text:span></text:p>
      <text:p text:style-name="P40"><text:span text:style-name="Normal1"><text:span text:style-name="T13"/></text:span></text:p>
      <text:p text:style-name="P40"><text:span text:style-name="Normal1"><text:span text:style-name="T13">ARAŞTIRMA</text:span></text:span></text:p>
      <text:p text:style-name="P40"><text:span text:style-name="Normal1"><text:span text:style-name="T13">YAYINCILIK</text:span></text:span></text:p>
      <text:p text:style-name="P64"><text:span text:style-name="Normal1"><text:span text:style-name="T12"/></text:span></text:p>
      <text:p text:style-name="P65"/>
      <text:p text:style-name="P65">Talatpaşa Mah. Emirgazi Caddesi</text:p>
      <text:p text:style-name="P65">İbrahim Elmas İşmerkezi</text:p>
      <text:p text:style-name="P65">A Blok Kat 4 Okmeydanı - İstanbul</text:p>
      <text:p text:style-name="P65">Tel: (0 212) 222 00 88</text:p>
      <text:p text:style-name="P67"/>
      <text:p text:style-name="P67"/>
      <text:p text:style-name="P67">Baskı: Entegre Matbaacılık</text:p>
      <text:p text:style-name="P67">Sanayi Cad. No: 17 Yenibosna-İstanbul</text:p>
      <text:p text:style-name="P50">Tel: (0 212) 451 70 70</text:p>
      <text:p text:style-name="P68"/>
      <text:p text:style-name="P68"/>
      <text:p text:style-name="P40"><text:span text:style-name="Normal1"><text:span text:style-name="T14">Bu ki­tap­ta kul­la­nı­lan ayet­ler, Ali Bu­laç'ın ha­zır­la­dı­ğı</text:span></text:span></text:p>
      <text:p text:style-name="P40"><text:span text:style-name="Normal1"><text:span text:style-name="T14">"Kur'an-ı Ke­rim ve Türk­çe An­la­mı" isim­li me­al­den alın­mış­tır.</text:span></text:span></text:p>
      <text:p text:style-name="P40"><text:span text:style-name="Normal1"><text:span text:style-name="T14"/></text:span></text:p>
      <text:p text:style-name="P40"><text:span text:style-name="Normal1"><text:span text:style-name="T14"/></text:span></text:p>
      <text:p text:style-name="P40"><text:span text:style-name="Normal1"><text:span text:style-name="T15">www.harunyahya.org -www.harunyahya.net</text:span></text:span></text:p>
      <text:p text:style-name="P41"><text:span text:style-name="Normal1"><text:span text:style-name="T15"/></text:span></text:p>
      <text:p text:style-name="P41"><text:span text:style-name="Normal1"><text:span text:style-name="T15"/></text:span></text:p>
      <text:p text:style-name="P41"><text:span text:style-name="Normal1"><text:span text:style-name="T15"/></text:span></text:p>
      <text:p text:style-name="P23"><text:span text:style-name="Normal1"><text:span text:style-name="T15"/></text:span></text:p>
      <text:p text:style-name="P31"><text:span text:style-name="Normal1"><text:span text:style-name="T25">İÇİNDEKİLER</text:span></text:span></text:p>
      <text:p text:style-name="P41"><text:span text:style-name="Normal1"><text:span text:style-name="T15"/></text:span></text:p>
      <text:p text:style-name="P41"><text:span text:style-name="Normal1"><text:span text:style-name="T15"/></text:span></text:p>
      <text:p text:style-name="P34">EHL-İ SÜNNET'İN ÖNEMİ </text:p>
      <text:p text:style-name="P34"/>
      <text:p text:style-name="P34">KURAN’DA MÜMİNLERİN, PEYGAMBERİMİZ (SAV)’İN </text:p>
      <text:p text:style-name="P34">SÜNNETİNE UYMALARI BİLDİRİLMİşTİR </text:p>
      <text:p text:style-name="P34"/>
      <text:p text:style-name="P34">EHL-İ SÜNNET İTİKADI ve ESASLARI</text:p>
      <text:p text:style-name="P34"/>
      <text:p text:style-name="P34">EHL-İ SÜNNET MEZHEPLERİ</text:p>
      <text:p text:style-name="P34"/>
      <text:p text:style-name="P34">SÜNNETİN MÜDAFAASI</text:p>
      <text:p text:style-name="P34"/>
      <text:p text:style-name="P34">BÜYÜK İSLAM ALİMLERİ ve ÇEŞİTLİ GÖRÜŞLERİ</text:p>
      <text:p text:style-name="P34"/>
      <text:p text:style-name="P34">DİNDE FARZLAR</text:p>
      <text:p text:style-name="P34"/>
      <text:p text:style-name="P34">PEYGAMBERİMİZ (SAV)’İN HAYATINDAN GÜZEL ÖRNEKLER</text:p>
      <text:p text:style-name="P34"/>
      <text:p text:style-name="P34">ÜMMETİN TEK KURTULUŞ YOLU: </text:p>
      <text:p text:style-name="P34">FIRKA-İ NACİYE</text:p>
      <text:p text:style-name="P34"/>
      <text:p text:style-name="P36">AHİR ZAMAN ve MÜJDELENEN EHLİ SÜNNET</text:p>
      <text:p text:style-name="P36"/>
      <text:p text:style-name="P55">DARWINİZM'İN ÇÖKÜŞÜ</text:p>
      <text:p text:style-name="P28">OKU­YU­CU­YA</text:p>
      <text:p text:style-name="P46"/>
      <text:p text:style-name="P46"/>
      <text:p text:style-name="P4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4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8">•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8">•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46"/>
      <text:p text:style-name="P52"/>
      <text:p text:style-name="P51"/>
      <text:p text:style-name="P51"/>
      <text:p text:style-name="P51"><text:soft-page-break/></text:p>
      <text:p text:style-name="P51"/>
      <text:p text:style-name="P29">YA­ZAR ve ESER­LE­Rİ HAK­KIN­DA</text:p>
      <text:p text:style-name="P52"/>
      <text:p text:style-name="P5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ﬂık 30.000 resmin yer aldığı toplam 45.000 sayfalık bir külliyattır ve bu külliyat 60 farklı dile çevrilmiﬂtir.</text:p>
      <text:p text:style-name="P51">Yazarın müstear ismi, inkarcı düﬂünceye karﬂı mücadele eden iki peygamberin hatıralarına hürmeten, isimlerini yad etmek için Harun ve Yahya isimlerinden oluﬂturulmuﬂtur. Yazar tarafından kitapların kapağında Resulullah'ın mührünün kullanılmıﬂ olmasının sembolik anlamı ise, kitapların içeriği ile ilgilidir. Bu mühür, Kuran-ı Kerim'in Allah'ın son kitabı ve son sözü, Peygamberimiz (sav)'in de hatem-ül enbiya olmasını remzetmektedir. Yazar da, yayınladığı tüm çalıﬂmalarında, Kuran'ı ve Resulullah'ın sünnetini kendine rehber edinmiﬂtir. Bu suretle, inkarcı düﬂünce sistemlerinin tüm temel iddialarını tek tek çürütmeyi ve dine karﬂı yöneltilen itirazları tam olarak susturacak "son söz"ü söylemeyi hedeflemektedir. Çok büyük bir hikmet ve kemal sahibi olan Resulullah'ın mührü, bu son sözü söyleme niyetinin bir duası olarak kullanılmıﬂtır. </text:p>
      <text:p text:style-name="P51">Yazarın tüm çalıﬂmalarındaki ortak hedef, Kuran'ın tebliğini dünyaya ulaﬂtırmak, böylelikle insanları Allah'ın varlığı, birliği ve ahiret gibi temel imani konular üzerinde düﬂünmeye sevk etmek ve inkarcı sistemlerin çürük temellerini ve sapkın uygulamalarını gözler önüne sermektir.</text:p>
      <text:p text:style-name="P5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ﬂnakça, Uygurca, Endonezyaca, Malayca, Bengoli, Sırpça, Bulgarca, Çince, Kishwahili (Tanzanya'da kullanılıyor), Hausa (Afrika'da yaygın olarak kullanılıyor), Dhivelhi (Mauritus'ta kullanılıyor), Danimarkaca ve İsveçce gibi pek çok dile çevrilen eserler, yurtdıﬂında geniﬂ bir okuyucu kitlesi tarafından takip edilmektedir.</text:p>
      <text:p text:style-name="P51">Dünyanın dört bir yanında olağanüstü takdir toplayan bu eserler pek çok insanın iman etmesine, pek çoğunun da imanında derinleﬂmesine vesile olmaktadır. Kitapları okuyan, inceleyen her kiﬂi, bu eserlerdeki hikmetli, özlü, kolay anlaﬂılır ve samimi üslubun, akılcı ve ilmi yaklaﬂımın farkına varmaktadır. Bu eserler süratli etki etme, kesin netice verme, itiraz edilemezlik, çürütülemezlik özellikleri taﬂımaktadır. Bu eserleri okuyan ve üzerinde ciddi biçimde düﬂünen insanların, artık materyalist felsefeyi, ateizmi ve diğer sapkın görüﬂ ve felsefelerin hiçbirini samimi olarak savunabilmeleri mümkün değildir. Bundan sonra savunsalar <text:soft-page-break/>da ancak duygusal bir inatla savunacaklardır, çünkü fikri dayanakları çürütülmüﬂtür. Çağımızdaki tüm inkarcı akımlar, Harun Yahya Külliyatı karﬂısında fikren mağlup olmuﬂlardır. </text:p>
      <text:p text:style-name="P51">Kuﬂkusuz bu özellikler, Kuran'ın hikmet ve anlatım çarpıcılığından kaynaklanmaktadır. Yazarın kendisi bu eserlerden dolayı bir övünme içinde değildir, yalnızca Allah'ın hidayetine vesile olmaya niyet etmiﬂtir. Ayrıca bu eserlerin basımında ve yayınlanmasında herhangi bir maddi kazançhedeflenmemektedir. </text:p>
      <text:p text:style-name="P51">Bu gerçekler göz önünde bulundurulduğunda, insanların görmediklerini görmelerini sağlayan, hidayetlerine vesile olan bu eserlerin okunmasını teﬂvik etmenin de, çok önemli bir hizmet olduğu ortaya çıkmaktadır.</text:p>
      <text:p text:style-name="P51">Bu değerli eserleri tanıtmak yerine, insanların zihinlerini bulandıran, fikri karmaﬂa meydana getiren, kuﬂ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ﬂkusu olanlar varsa, Harun Yahya'nın eserlerinin tek amacının dinsizliği çürütmek ve Kuran ahlakını yaymak olduğunu, bu hizmetteki etki, baﬂarı ve samimiyetin açıkça görüldüğünü okuyucuların genel kanaatinden anlayabilirler. </text:p>
      <text:p text:style-name="P51">Bilinmelidir ki, dünya üzerindeki zulüm ve karmaﬂaların, Müslümanların çektikleri eziyetlerin temel sebebi dinsizliğin fikri hakimiyetidir. Bunlardan kurtulmanın yolu ise, dinsizliğin fikren mağlup edilmesi, iman hakikatlerinin ortaya konması ve Kuran ahlakının, insanların kavrayıp yaﬂayabilecekleri ﬂekilde anlatılmasıdır. Dünyanın günden güne daha fazla içine çekilmek istendiği zulüm, fesat ve kargaﬂa ortamı dikkate alındığında bu hizmetin elden geldiğince hızlı ve etkili bir biçimde yapılması gerektiği açıktır. Aksi halde çokgeç kalınabilir.</text:p>
      <text:p text:style-name="P51">Bu önemli hizmette öncü rolü üstlenmiﬂ olan Harun Yahya Külliyatı, <text:s text:c="3"/>Allah'ın izniyle, 21. yüzyılda dünya insanlarını Kuran'da tarif edilen huzur ve barıﬂa, doğruluk ve adalete, güzellik ve mutluluğa taﬂımaya bir vesile olacaktır.</text:p>
      <text:p text:style-name="P51"/>
      <text:p text:style-name="P52"/>
      <text:p text:style-name="P52"/>
      <text:p text:style-name="P39"><text:span text:style-name="Normal1"><text:span text:style-name="T14"/></text:span></text:p>
      <text:p text:style-name="P33"><text:span text:style-name="Normal1"><text:span text:style-name="T15"/></text:span></text:p>
      <text:p text:style-name="P35"/>
      <text:p text:style-name="P30">YARATILIŞ GERÇEĞİ</text:p>
      <text:p text:style-name="P53"/>
      <text:p text:style-name="P53"/>
      <text:p text:style-name="P66">On­la­ra bin­me­niz ve süs için at­la­rı, ka­tır­la­rı ve mer­keb­le­ri (ya­rat­tı). Ve da­ha siz­le­rin bil­me­di­ği­niz ne­le­ri ya­rat­mak­ta­dır. (Nahl Su­re­si, 8)</text:p>
      <text:p text:style-name="P66"/>
      <text:p text:style-name="P51">Martı tü­rü kuş­lar­da ga­ganın bi­çi­mi bes­len­me özel­lik­le­ri­ne bağlı ola­rak tür­den tü­re de­ği­şik­lik gös­te­rir. Ör­ne­ğin martıların ve özel­lik­le yırtıcı martıların kan­ca uç­lu ga­ga­ları ya­ka­layıp ko­par­ma­ya el­ve­riş­li­dir. Bazı tür­le­rin, ör­ne­ğin At­las Ok­ya­nu­su kıyılarında ya­şa­yan de­niz pa­pa­ğanı ile ak sum­ru kuş­larının ga­ga­la­rı ise bir­kaç balık taşırken, dalıp ye­ni­den balık av­la­ya­bi­le­cek­le­ri bir yapıya sa­hip­tir. Gö­rül­dü­ğü gi­bi aynı tür­de­ki kuş­lar arasında var olan çe­şit­li özel­lik­ler, Yü­ce Al­lah'ın eşi ben­ze­ri ol­ma­yan ya­rat­ma sa­natını tanıma­mı­za ve­si­le olur. </text:p>
      <text:p text:style-name="P41"><text:span text:style-name="Normal1"><text:span text:style-name="T16">www.bilgilerdunyasi.net</text:span></text:span></text:p>
      <text:p text:style-name="P41"><text:span text:style-name="Normal1"><text:span text:style-name="T16"/></text:span></text:p>
      <text:p text:style-name="P51">Bur­nu­muz ne­fes al­dı­ğı­mız ha­va­nın ısı­tıl­ma­sı ve nem­len­di­ril­me­si gö­re­vi­ni üst­len­miş­tir. Bur­nun iç yü­ze­yi­ni kap­la­yan mu­kus ta­ba­ka su bu­ha­rı sal­gı­la­ya­rak gi­ren ha­va­yı nem­len­di­rir. Mu­kus ta­ba­ka­nın he­men al­tın­da yer alan çok sa­yı­da­ki kıl­cal da­mar da ge­çiş sı­ra­sın­da ha­va­nın ısın­ma­sı­nı sağ­lar. Böy­le­ce ha­va, ak­ci­ğer­le­rin has­sas ya­pı­la­rı için en uy­gun ha­le ge­ti­ri­lir. Söz ko­nu­su me­ka­niz­ma, bi­na­la­rın sı­cak­lık ve nem or­ta­mı­nı dü­zen­le­yen ge­liş­miş bir kli­ma sis­te­mi­ne ben­zer. Bu­ra­da ana hat­la­rıy­la an­la­tı­lan bu iş­lem­ler ger­çek­te ol­duk­ça kar­ma­şık­tır.</text:p>
      <text:p text:style-name="P41"><text:span text:style-name="Normal1"><text:span text:style-name="T16">www.harunyahya.net</text:span></text:span></text:p>
      <text:p text:style-name="P41"><text:span text:style-name="Normal1"><text:span text:style-name="T16"/></text:span></text:p>
      <text:p text:style-name="P51">Göz, 600 bin si­nir­le bey­ne bağ­la­nır. Ay­nı an­da 1.5 mil­yon me­saj alıp bun­la­rı dü­zen­ler ve sa­at­te 500 km'lik hız­la bey­ne gön­de­rir. Tek bir nok­ta­ya bak­tı­ğı­nız­da, as­lın­da bir­bi­rin­den fark­lı yüz­ler­ce de­tay gö­rür­sü­nüz. Ay­rı­ca mu­ci­ze­vi bir şe­kil­de göz, bun­la­rın hep­sin­den ge­len me­saj­la­rı ayırt eder, hep­si­ni de­ğer­len­di­rir ve her bi­ri­ni bey­ne ile­tir. </text:p>
      <text:p text:style-name="P41"><text:span text:style-name="Normal1"><text:span text:style-name="T16">www.hayatinkokeni.com</text:span></text:span></text:p>
      <text:p text:style-name="P41"><text:span text:style-name="Normal1"><text:span text:style-name="T16"/></text:span></text:p>
      <text:p text:style-name="P51">İş­çi arı­ların ha­re­ket­le­ri son de­re­ce tu­tar­lı­dır ve bir amaç üzerinedir. Ko­van­da­ki bir arı ye­ni yu­mur­ta­lar için hüc­re­ler ha­zır­lar­ken, di­ğe­ri kra­li­çe­ye hiz­met et­mek için pe­tek­ler ara­sın­da do­la­şır, bir üçün­cü­süy­se bal top­lar. Her iş­çi arı Rab­bi­miz'in il­ha­mıyla ke­sin ola­rak ne­yi na­sıl ya­pa­ca­ğı­nı bi­lir, ku­sur­suz bir di­sip­lin­le ha­re­ket eder.</text:p>
      <text:p text:style-name="P41"><text:span text:style-name="Normal1"><text:span text:style-name="T16">www.Allahvar.com</text:span></text:span></text:p>
      <text:p text:style-name="P41"><text:span text:style-name="Normal1"><text:span text:style-name="T16"/></text:span></text:p>
      <text:p text:style-name="P57"><text:span text:style-name="T2">En­zim­ler, hüc­re­le­ri ha­re­ket­len­di­rip re­ak­si­yon­la­rş baş­lat­mak ve hız­lan­dır­mak­la gö­rev­li­dir­ler. Bir en­zim bir re­ak­si­yo­nu mil­yar ke­re hız­lan­dıra­bi­lir. Ör­neğin ­in­san vü­cu­dun­da­ki en­zim­ler­den sa­de­ce bir ta­ne­si gö­re­vi­ni yap­ma­say­dı, bu cüm­le­yi oku­mak 1500 </text:span><text:span text:style-name="T6">yıl</text:span><text:span text:style-name="T2"> sü­re­cek­ti. Hat­ta siz bu cüm­le­yi oku­ya­na ka­dar si­zi ya­şa­tan pek çok re­ak­si­yon da dev­re­ye gir­me­yi bek­le­ye­cek ve bir­bi­rin­den ha­ber­siz ve ha­re­ket­siz hüc­re­ler te­ker te­ker öl­me­ye baş­la­ya­cak­tı. An­cak ku­sur­suz ya­ra­tı­lış sa­ye­sin­de bu ger­çek­leş­mez ve en­zim­ler gö­rev­le­ri­ni ek­sik­siz­ce ye­ri­ne ge­ti­rir.</text:span></text:p>
      <text:p text:style-name="P51"><text:soft-page-break/>Or­ki­de­le­rin de­ği­şik üre­me yön­tem­le­ri var­dır. Ör­ne­ğin ba­zı or­ki­de­ler nek­tar üre­te­mez sa­de­ce nek­tar ko­ku­su üre­tir­ler. Bu ko­ku­ya al­da­nan arı­la­ra nek­tar ver­me­dik­le­ri hal­de, on­la­rı kan­dır­mış ve po­len­le­ri­ni ta­şıt­tır­mış olur­lar. Bir bit­ki­nin yal­nız­ca po­len­le­ri­ni ta­şıt­mak için nek­tar ver­me­di­ği hal­de nek­tar ko­ku­su­nu tak­lit ede­bil­me­si hiç kuş­ku­suz ki bu bit­ki­le­rin bi­lin­ci sa­ye­sin­de ger­çek­le­şen olay­lar de­ğil­dir. Akıl ve şu­ur sa­hi­bi ol­ma­yan bit­ki­ler de di­ğer tüm can­lı­lar gi­bi Al­lah’ın il­ha­mı ile ha­re­ket et­mek­te­dirler.</text:p>
      <text:p text:style-name="P41"><text:span text:style-name="Normal1"><text:span text:style-name="T16">www.ehlisunnetinonemi.com</text:span></text:span></text:p>
      <text:p text:style-name="P41"><text:span text:style-name="Normal1"><text:span text:style-name="T16"/></text:span></text:p>
      <text:p text:style-name="P51">Ku­zey kut­bun­da ya­şa­yan de­niz kır­lan­gıç­la­rı, her yıl 30.000-40.000 km.lik yol bo­yun­ca ka­nat çır­par­lar. Bu kır­lan­gıç­la­rın va­tan­la­rı Ku­zey Kut­bu’­dur. Fa­kat her yıl Ku­zey Ame­ri­ka, Grön­land ya da Si­bir­ya'da­ki üre­me böl­ge­le­rin­den, Ku­zey Kut­bu su­la­rın­da­ki kış­lık böl­ge­le­re doğ­ru yol­cu­luk ya­par­lar.</text:p>
      <text:p text:style-name="P41"><text:span text:style-name="Normal1"><text:span text:style-name="T16">www.hayvanlaralemi.net</text:span></text:span></text:p>
      <text:p text:style-name="P41"><text:span text:style-name="Normal1"><text:span text:style-name="T16"/></text:span></text:p>
      <text:p text:style-name="P57"><text:span text:style-name="T3">Ku­tup­lar­da­ki buz­lu su­lar­da ya­şa­yan ba­lık­la­rın ne­den don­ma­dı­ğı­nı hiç me­rak et­ti­niz mi ? Bu ba­lık­lar, de­ri­le­rin­de­ki buz kris­tal­le­ri­nin sı­cak­lı­ğı­nı -20</text:span><text:span text:style-name="T2">C'ye ka­dar yük­sel­ten bir pro­tei­ni üre­ten ge­ne sa­hip­tir­ler. Bu pro­te­in buz kris­tal­le­rin­de­ki ok­si­jen mo­le­kül­le­ri­ne bağ­la­na­rak gen­leş­me­le­ri­ni en­gel­ler ya­ni can­lı­nın don­ma­sı­nı ön­ler. </text:span></text:p>
      <text:p text:style-name="P41"><text:span text:style-name="Normal1"><text:span text:style-name="T16">www.evrimcilerinitiraflari.com</text:span></text:span></text:p>
      <text:p text:style-name="P41"><text:span text:style-name="Normal1"><text:span text:style-name="T16"/></text:span></text:p>
      <text:p text:style-name="P60">Ev­rim te­ori­si, kuş­la­rın kü­çük ya­pılı ve eto­bur the­ro­pod di­no­zor­lar­dan, ya­ni bir sü­rün­gen tü­rün­den tü­re­di­ği id­di­asın­da­dır. Oy­sa hem kuş­lar­la sü­rün­gen­ler ara­sın­da ya­pılan ana­to­mik kar­şı­laş­tır­ma­lar hem de fo­sil ka­yıt­la­rı bu id­di­ayı ya­lan­la­mak­ta­dır. <text:s/>İlk ör­ne­ği 1995 yı­lın­da Çin'de bu­lu­nan, Con­fu­ci­osor­nis ola­rak ad­lan­dı­rı­lan so­yu tü­ken­miş bir kuş tü­rü­ne ait­ fosil, gü­nü­müz kuş­la­rı­na bü­yük bir ben­zer­lik gös­te­rir. Con­fu­ci­osor­nis, <text:s/>kuş­la­rın ev­ri­mi se­nar­yo­su­nu yık­mış­tır.</text:p>
      <text:p text:style-name="P60"/>
      <text:p text:style-name="P61">Bi­li­nen 30 - 40 tü­rü olan gür­gen ağacı, ge­nel­lik­le ku­zey ik­limler­inin hakim olduğu böl­ge­ler­de yetişir. Ço­ğun­luk­la Do­ğu As­ya ve Çin'in bel­li böl­ge­le­rin­de bu­lu­nan gür­gen ağacının bir iki tü­rü­ne Av­ru­pa ve Ku­zey Ame­ri­ka'da da rast­lanır. Fo­sil bul­gu­ları gü­nü­müz­de ya­şa­yan gür­gen­ler­le, bun­dan on mil­yon­lar­ca yıl ön­ce ya­şamış olan­lar arasında hiç­bir fark ol­madığını or­ta­ya koy­muş­tur. Gür­gen ağaç­ları, Dar­wi­nist­le­rin id­dia­larına mey­dan oku­mak­ta, Ya­ratılış'ın açık bir ger­çek ol­du­ğu­nu söy­le­mek­te­dir.</text:p>
      <text:p text:style-name="P61"/>
      <text:p text:style-name="P48">Dar­wi­nist­le­rin bit­ki­le­rin ev­ri­mi se­nar­yo­su­nu ge­çer­siz kı­lan de­lil­ler­den bi­ri de, 50 mil­yon yıl­lık gink­go yap­ra­ğıdır. Gink­go­la­rın baş­ka bir bit­ki­den tü­re­me­dik­le­ri­nin, baş­ka bir bit­ki­ye de dö­nüş­me­dik­le­ri­nin gös­ter­ge­si olan bu fo­sil, di­ğer bü­tün fosil ör­nek­leri gibi ev­rim­cileri büyük bir aç­maza sok­mak­tadır.</text:p>
      <text:p text:style-name="P59"><text:span text:style-name="Normal1"><text:span text:style-name="T21">www.evrimmasali.com</text:span></text:span></text:p>
      <text:p text:style-name="P41"><text:span text:style-name="Normal1"><text:span text:style-name="T21"/></text:span></text:p>
      <text:p text:style-name="P54"><text:soft-page-break/>Ait ol­duk­la­rı ağa­cın ço­ğal­ma­sı için ge­rek­li olan to­hum­la­rı ta­şı­yan ko­za­lak­la­rın ya­pısı di­ğer tüm can­lı­lar gi­bi, mil­yon­lar­ca yıl bo­yun­ca hiç­bir de­ği­şi­me uğ­ra­ma­mış­tır. Gü­nü­müz­de­ki ko­za­lak­lar­la ay­nı olan 65 - 23 mil­yon yıl ya­şın­da­ki ko­za­lak­lar, ta­rih bo­yun­ca ev­ri­min hiç­bir za­man ya­şan­ma­dı­ğı­nın önem­li ör­nek­le­rin­den biridir.</text:p>
      <text:p text:style-name="P59"><text:span text:style-name="Normal1"><text:span text:style-name="T14">www.hayatinkokeni.com</text:span></text:span></text:p>
      <text:p text:style-name="P59"><text:span text:style-name="Normal1"><text:span text:style-name="T14"/></text:span></text:p>
      <text:p text:style-name="P51">Ek­lem­ba­cak­lılar fi­lu­mu­na da­hil olan at na­lı yen­geç­le­ri, Che­li­ce­ra­ta (ke­li­ke­ser­li­ler) alt fi­lu­mu­na da­hil­dir­ler ve örüm­cek­ler ve ak­rep fa­mil­ya­la­rı­na da­ha ya­kın­dır­lar. Bulunan 150 mil­yon yıl ya­şın­da­ki at na­lı yen­ge­ci fo­si­li, Ya­ra­tı­lış'ın açık bir ger­çek ol­du­ğu­nu, ev­ri­min hiç­bir za­man ya­şan­ma­dığı­nı bir kez da­ha te­yit et­mek­te­dir.</text:p>
      <text:p text:style-name="P59"><text:span text:style-name="Normal1"><text:span text:style-name="T14">www.yasayanfosiller.com</text:span></text:span></text:p>
      <text:p text:style-name="P41"><text:span text:style-name="Normal1"><text:span text:style-name="T16"/></text:span></text:p>
      <text:p text:style-name="P51">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text:p>
      <text:p text:style-name="P59"><text:span text:style-name="Normal1"><text:span text:style-name="T14">www.yaratilisatlasiyorumlar.com</text:span></text:span></text:p>
      <text:p text:style-name="P41"><text:span text:style-name="Normal1"><text:span text:style-name="T16"/></text:span></text:p>
      <text:p text:style-name="P70">Günümüzde gördüğümüz mersin balığının, 144 mil­yon yıl­lık mer­sin ba­lı­ğı fo­si­li­nden hiçbir farkı yoktur.</text:p>
      <text:p text:style-name="P51"/>
      <text:p text:style-name="P51">Dar­wi­nist­le­rin id­dia et­ti­ği gi­bi aşa­ma­lı bir ev­rim sü­re­ci­nin ya­şan­ma­dığı­nı gös­te­ren bi­lim­sel bul­gu­lar­dan bir di­ğe­ri de re­sim­de gö­rü­len ka­ri­des fo­si­li­dir. Var ol­duk­la­rı ilk an­dan iti­ba­ren tüm özel­lik­le­ri ve uzuv­la­rıy­la ek­sik­siz olan ka­ri­des­ler hiç­bir de­ği­şik­li­ğe uğ­ra­ma­mış­lar­dır. Bu ka­ri­des fo­si­li, ev­ri­min ha­yal ürü­nü bir se­nar­yo ol­du­ğu­nu tüm açık­lığıy­la göz­ler önü­ne ser­mek­tedir.</text:p>
      <text:p text:style-name="P59"><text:span text:style-name="Normal1"><text:span text:style-name="T14">www.netcevap.org</text:span></text:span></text:p>
      <text:p text:style-name="P41"><text:span text:style-name="Normal1"><text:span text:style-name="T16"/></text:span></text:p>
      <text:p text:style-name="P70">Ya­ra­tılış'ın açık bir ger­çek ol­du­ğu­nu gös­te­ren fo­sil­ler­den bi­ri de 150 mil­yon yıl ya­şın­da­ki ka­ri­des fo­si­li­dir. Gü­nü­müz­de­ki ka­ri­des­ler­den hiç­bir far­kı yok­tur.</text:p>
      <text:p text:style-name="P61"/>
      <text:p text:style-name="P51">Fosil ka­yıt­la­rı can­lı­lı­ğın kö­ke­ni­ni an­la­mak için ye­te­rin­ce zen­gin­dir ve bu ger­çek kar­şı­mıza so­mut bir tab­lo çıkar­mak­ta­dır: Fark­lı can­lı tür­le­ri, ara­la­rın­da ha­ya­li ev­rim­sel "ge­çiş form­la­rı" ol­ma­dan, yer­yü­zün­de bir an­da ve fark­lı ya­pı­la­rıy­la, ay­rı ay­rı or­ta­ya çık­mış­lar­dır. Bu da tüm can­lı­la­rı Yü­ce Al­lah'ın ya­rat­tığının de­lil­le­rin­den bi­ri­dir. </text:p>
      <text:p text:style-name="P59"><text:span text:style-name="Normal1"><text:span text:style-name="T14">www.yaratilismuzesi.com</text:span></text:span></text:p>
      <text:p text:style-name="P41"><text:span text:style-name="Normal1"><text:span text:style-name="T16"/></text:span></text:p>
      <text:p text:style-name="P63"><text:span text:style-name="T2">Re­du­vi­ida (y</text:span><text:span text:style-name="T5">ı</text:span><text:span text:style-name="T2">r­tı­cı tah­ta­ku­ru­la­rı) fa­mil­ya­sına da­hil olan bu bö­cek­le­rin çe­şit­li tür­le­ri cha­gus has­ta­lı­ğını ya­yan ana fak­tör­ler­dir. Dar­win'i ze­hir­le­ye­rek onun ya­şa­mını has­ta bir şe­kil­de ge­çir­me­</text:span><text:soft-page-break/><text:span text:style-name="T2">si­ne ne­den olan su­ikast­çi bö­cek, an­te­ni­ni ze­hi­ri en­jek­te et­mek için kul­la­nır ve kar­şısın­da­ki can­lı­nın do­ku­la­rın eri­tip sıvı­laş­tı­rır. </text:span></text:p>
      <text:p text:style-name="P71"/>
      <text:p text:style-name="P70"/>
      <text:p text:style-name="P63"><text:span text:style-name="T2">Yü­rü­yen Çalı isim­li bö­cek­ler ya­vaş ha­re­ket et­me­le­ri ve ka­muf­laj yap­ma­ları ile tanınır. </text:span><text:span text:style-name="T1">Uzun be­den­le­ri, ba­cak­ları, an­ten­le­ri ve renk­le­ri ile tıpkı bir çalıya ben­zer­ler. Ka­muf­laj ya­pan canlılar ya­şadıkları or­ta­ma son de­re­ce uyum­lu şe­kil­de ya­ratılmış vü­cut yapıları, bi­çim­le­ri, renk­le­ri ve de­sen­le­riy­le özel bir ko­ru­ma altına alınmışlardır. </text:span></text:p>
      <text:p text:style-name="P62"/>
      <text:p text:style-name="P69"><text:span text:style-name="T9">Dar­win, te­ori­si­nin an­cak fo­sil ka­yıt­la­rıy­la doğ­ru­la­na­bi­le­ce­ği­ni bi­li­yor­du ve bu ne­den­le pa­le­on­to­lo­jik ça­lış­ma­la­ra bü­yük umut bağ­la­mış­tı. </text:span><text:span text:style-name="T11">Ne var ki, Dar­win'den son­ra ge­çen yak­la­şık 150 yıl için­de hiç ara ge­çiş for­mu fo­si­li bu­lun­ma­dı. Do­la­yı­sıy­la Dar­win'in id­di­ala­rı hiç­bir za­man te­yit edil­me­di. Fo­sil­ler, Dar­win'in ev­rim te­ori­si­ni ge­çer­siz­li­ği is­pat­lan­mış bir teo­ri ola­rak ta­ri­he göm­dü. Bu fo­sil­ler­den bi­ri de, gü­nü­müz­de­kilerle aynı özelliklere sahip olan, re­sim­de­ki 95 mil­yon yıl­lık mü­rek­kep ba­lı­ğı fo­si­li­dir. </text:span></text:p>
      <text:p text:style-name="P59"><text:span text:style-name="Normal1"><text:span text:style-name="T21">www.evrimbelgeseli.com</text:span></text:span></text:p>
      <text:p text:style-name="P41"><text:span text:style-name="Normal1"><text:span text:style-name="T21"/></text:span></text:p>
      <text:p text:style-name="P57"><text:span text:style-name="T7">37 - 23 mil­yon yıl­lık kap­lum­ba­ğa fo­si­li, mü­kem­mel de­tay­la­rı ile gü­nü­müz kap­lum­ba­ğa­la­rın­dan fark­lı değildir. </text:span><text:span text:style-name="T3">Bu de­lil­ler kar­şı­sın­da ev­rim­ci­le­rin ka­bul et­me­le­ri ge­re­ken önem­li bir ger­çek var­dır. Ok­la­ho­ma Üni­ver­si­te­si Je­olo­ji ve Je­ofi­zik bö­lü­mün­den ev­rim­ci Da­vid B. Kitts, bu ger­çe­ği şöy­le açık­lar:</text:span><text:span text:style-name="T4"> "Ev­rim tür­ler ara­sın­da ara ge­çiş form­la­rı ge­rek­ti­rir, an­cak pa­le­on­to­lo­ji bun­la­rı sağ­la­ma­mış­tır." </text:span><text:span text:style-name="T8">(Da­vid B. Kitts, "Pa­le­on­to­logy and Evo­lu­ti­onary The­ory," Evo­lu­ti­on, Cilt. 28, Ey­lül 1974, sf. 467)</text:span></text:p>
      <text:p text:style-name="P59"><text:span text:style-name="Normal1"><text:span text:style-name="T12">www.evrimefsanesi.com</text:span></text:span></text:p>
      <text:p text:style-name="P41"><text:span text:style-name="Normal1"><text:span text:style-name="T12"/></text:span></text:p>
      <text:p text:style-name="P1"><text:span text:style-name="Normal1"><text:span text:style-name="T12"/></text:span></text:p>
      <text:p text:style-name="P25"><text:span text:style-name="Normal1"><text:span text:style-name="T27">1. EHL-İ SÜNNET KİMDİR?</text:span></text:span></text:p>
      <text:p text:style-name="P1"><text:span text:style-name="Normal1"><text:span text:style-name="T13"/></text:span></text:p>
      <text:p text:style-name="P1"><text:span text:style-name="Normal1"><text:span text:style-name="T12"/></text:span></text:p>
      <text:p text:style-name="P41"><text:span text:style-name="Normal1"><text:span text:style-name="T12">Ehl-i Sün­net de­mek, Kur'an ve sün­ne­tin öğ­ret­ti­ği şe­kil­de ina­nan ve ya­şa­yan Müs­lü­man­lar de­mek­tir. Ebe­di kur­tu­lu­şa ve­si­le ola­cak ima­nı bil­mek ve Al­la­hu Te­ala'yı ta­nı­mak, an­cak Ehl-i Sün­net iti­ka­dı­na sa­hip ol­mak­la müm­kün­dür. Sün­ne­te uy­mak için Pey­gam­be­ri­miz (sav)'in Ku­ran'a da­ir uy­gu­la­ma­la­rı­nı ve As­hab-ı Ki­ram'ı ta­nı­yıp, ta­kip et­mek ge­re­kir. Çün­kü on­lar, bi­zim­le sünnet ara­sın­da bir köp­rü va­zi­fe­si gör­mek­te­dir. </text:span></text:span></text:p>
      <text:p text:style-name="P41"><text:span text:style-name="Normal1"><text:span text:style-name="T12">İman ve İs­lam ko­nu­sun­da As­hab'ın ye­ri­ni ve ge­re­ği­ni Al­lah Re­su­lü (sav) Efen­di­miz şöy­le be­lirt­miş­tir:</text:span></text:span></text:p>
      <text:p text:style-name="P22"><text:span text:style-name="New_20_Style_20_Sheet_20_6"><text:span text:style-name="T12">"Üm­me­tim yet­miş üç fır­ka­ya ay­rı­la­cak; bi­ri­si ha­riç di­ğer hep­si Ce­hen­nem'de ola­cak" Ora­da­ki­ler, hay­ret­le: "O kur­tu­la­cak grup han­gi­si­dir Ya Re­su­lul­lah" di­ye sor­du­lar, Efen­di­miz (s.a.v): "Be­nim ve As­ha­bı­mın yo­lun­da olan­lar." bu­yur­du. </text:span></text:span><text:span text:style-name="New_20_Style_20_Sheet_20_6"><text:span text:style-name="T14">(Tir­mi­zi, İman; 18)</text:span></text:span></text:p>
      <text:p text:style-name="P1"><text:span text:style-name="Normal1"><text:span text:style-name="T14">Bu kur­tu­lan fır­ka­ya "Fır­ka-i Na­ci­ye" (se­la­me­te ka­vu­şan­lar) de­nir. Bu fır­ka­nın bir di­ğer is­mi de "Ehl-i Sün­net ve'l-Ce­ma­at" (Pey­gam­be­rin ve onun As­ha­bı­nın yo­lun­da olan­lar) fır­ka­sı­dır. </text:span></text:span></text:p>
      <text:p text:style-name="P41"><text:span text:style-name="Normal1"><text:span text:style-name="T14">İti­kad ve amel­de bü­tün hak mez­hep­le­rin bu­luş­tu­ğu nok­ta Kur'an ve sün­ne­tin çiz­di­ği nok­ta­dır. Bu mez­hep­le­rin bü­tün ça­ba­la­rı Al­la­hu Te­ala'nın ve Re­su­lü­nün (sav) mu­ra­dı­nı an­la­mak, an­lat­mak ve ya­şa­mak­tır. </text:span></text:span></text:p>
      <text:p text:style-name="P41"><text:span text:style-name="Normal1"><text:span text:style-name="T14">Ehl-i Sün­net an­la­yı­şı­nı an­la­tır­ken Se­le­fi­li­ği de an­lat­mak ge­re­kir. Se­le­fi­lik adı, ha­lef-se­lef­ten ge­lir ve se­lef, Hz. Pey­gam­ber (sav)'e en gü­zel şe­kil­de uyan ilk nes­le ve on­la­rı gü­zel­ce ta­kip eden­le­re ve­ri­len ge­nel bir isim­dir. Se­lef aki­de­si iti­ka­di mez­hep­le­rin or­ta­ya çık­ma­sın­dan ön­ce­ki Müs­lü­man­la­rın aki­de­si­dir. Ya­ni As­hab-ı Ki­ram'ın ve Ta­bi­in </text:span></text:span><text:span text:style-name="ANA_20_METIN-BOLD"><text:span text:style-name="T14">(As­ha­bı gö­rüp on­lar­dan feyz alan)</text:span></text:span><text:span text:style-name="Normal1"><text:span text:style-name="T14"> nes­li­nin aki­de­si­dir. Bu mez­he­bin te­mel an­la­yı­şı, ayet ve ha­dis­le­rin ver­di­ği ha­ber­le­ri ol­du­ğu gi­bi ka­bul et­mek­tir. Da­ha son­ra­la­rı Müs­lü­man­la­rın ara­sın­da iti­kat ala­nın­da iki hak mez­hep doğ­muş­tur. Bun­lar, Ma­tu­ri­diy­ye ile Eş'ariy­ye mez­hep­le­ri­dir.</text:span></text:span></text:p>
      <text:p text:style-name="P41"><text:span text:style-name="Normal1"><text:span text:style-name="T14">Ma­tu­ri­diy­ye mez­he­bi­nin ku­ru­cu­su İmam Ma­tu­ri'dir (rah). Tam adı Mu­ham­med b. Mu­ham­med'dir. Kün­ye­si Ebu Man­sur olup, da­ha çok Ebu Man­sur Ma­tu­ri­di di­ye anı­lır. Hic­ri 238, Mi­la­di 852 ta­ri­hin­de Se­mer­kand'ın Ma­tu­rid kö­yün­de doğ­muş­tur. Doğ­du­ğu ye­re nis­bet edi­le­rek "Ma­tu­ri­di" di­ye anıl­mak­ta­dır. Hic­ri 333, Mi­la­di 944 ta­ri­hin­de yi­ne Se­mer­kand'ta ve­fat et­miş­tir. Ge­nel usu­lü, va­hiy­le bir­lik­te ak­lı da kul­lan­mak ve ge­rek­ti­ğin­de ayet ve ha­dis­le­ri akıl­la yo­rum­la­mak­tır. Ha­ne­fi­ler ve Türk­le­rin ço­ğu iti­kat­ta Ma­tu­ri­di mez­he­bi­ni be­nim­se­miş­ler­dir.</text:span></text:span></text:p>
      <text:p text:style-name="P41"><text:span text:style-name="Normal1"><text:span text:style-name="T14">Eş'ariy­ye mez­he­bi­nin ima­mı Ebu'l-Ha­sen el-Eş'ari'dir. Asıl adı Ali b. İs­ma­il olup, Hic­ri 260, Mi­la­di 873 ta­ri­hin­de Bas­ra'da doğ­muş­tur. Ne­se­bi, As­hab-ı Ki­ram'dan Hz. Ebu Mu­sa el-Eş'ari'ye ulaş­tı­ğı için ona nis­bet­le "Eş'ari" di­ye anıl­mış­tır. Hic­ri 324, Mi­la­di 936 ta­ri­hin­de Bağ­dat'ta ve­fat et­miş­tir. Amel­de şa­fii mez­he­bi­ne bağ­lı ol­du­ğu için iti­ka­di gö­rüş­le­ri da­ha çok şa­fi­iler ara­sın­da be­nim­se­nip ya­yıl­mış­tır. Ma­li­ki­ler de iti­kat­ta bu mez­he­bi be­nim­se­miş­ler­dir. Ma­tu­ri­di­ler ile Eş'a­ri­ler, çok az ko­nu­da fark­lı gö­rüş­le­re sa­hip­tir­ler.</text:span></text:span></text:p>
      <text:p text:style-name="P41"><text:span text:style-name="Normal1"><text:span text:style-name="T14">Ma­tu­ri­diy­ye ve Eş'a­riy­ye mez­hep­le­ri Ehl-i Sün­net inan­cı­nı tem­sil et­mek­te­dir. Bun­lar­dan baş­ka bir çok iti­ka­di gö­rüş ve mez­hep­ler or­ta­ya çık­mış­tır. Bun­la­rın ba­şın­da Ha­ri­ciy­ye, Mu'­te­zi­</text:span></text:span><text:soft-page-break/><text:span text:style-name="Normal1"><text:span text:style-name="T14">le, Mür­cie, Ceb­riy­ye ve Mü­şeb­bi­he grup­la­rı ge­lir. Bun­la­rın da bir çok kol­la­rı mev­cut­tur. Bu grup­lar Ehl-i Sün­net'i tem­sil et­me­mek­te­dir. </text:span></text:span></text:p>
      <text:p text:style-name="P41"><text:span text:style-name="Normal1"><text:span text:style-name="T14">Ehl-i Sün­net'in için­de fark­lı mez­hep­le­rin hep­si hak da­ire­de­dir ve doğ­ru yol üze­rin­de­dir. Ara­la­rın­da­ki fark­lı­lık fit­ne de­ğil, rah­met ola­cak şe­kil­de­dir. Onun için bir mez­he­be bağ­lı mü­min, di­ğer hak mez­he­bi de tas­dik et­me­li­dir.</text:span></text:span></text:p>
      <text:p text:style-name="P41"><text:span text:style-name="Normal1"><text:span text:style-name="T14">Fı­kıh ve İti­kad ala­nın­da or­ta­ya çı­kan hak mez­hep­ler Ku­ran ve sünnet çiz­gi­sin­den ay­rıl­maz­lar. Mez­hep, ye­ni bir din de­ğil, di­ni­mi­zin iti­kat, iba­det, ah­lak ve ter­bi­ye ala­nın­da hiz­met ve­ren kol­la­rı­dır. Di­nin as­lı na­sıl­sa o şe­kil­de bir an­la­yış­la ifa­de edil­me­si­dir. Hep­si cid­di bir ih­ti­yaç­tan or­ta­ya çık­mış­tır. Hep­si­nin kay­na­ğı Ku­ran ve sünnet­tir.</text:span></text:span></text:p>
      <text:p text:style-name="P41"><text:span text:style-name="Normal1"><text:span text:style-name="T14">Bir mü­min iti­ka­dı­nı dü­şün­dü­ğü gi­bi, fık­hı­nı ve ah­la­kı­nı da dü­şün­mek zo­run­da­dır. Çün­kü her bi­ri­si di­ğe­ri­nin par­ça­sı ve ta­mam­la­yı­cı­sı­dır. Fı­kıh in­sa­nın, ha­ya­tı­nın her ala­nın­da ken­di le­hin­de­ki ve aley­hin­de­ki­le­ri bil­me­si de­mek­tir. Din; iman, iba­det ve gü­zel ah­lak­tan oluş­mak­ta­dır. </text:span></text:span></text:p>
      <text:p text:style-name="P41"><text:span text:style-name="Normal1"><text:span text:style-name="T14"/></text:span></text:p>
      <text:p text:style-name="P41"><text:span text:style-name="Normal1"><text:span text:style-name="T14"/></text:span></text:p>
      <text:p text:style-name="P41"><text:span text:style-name="Normal1"><text:span text:style-name="T14"/></text:span></text:p>
      <text:p text:style-name="P10"><text:span text:style-name="Normal1"><text:span text:style-name="T26">KU­RAN'DA MÜ­MİN­LE­RİN, </text:span></text:span></text:p>
      <text:p text:style-name="P13"><text:span text:style-name="Normal1"><text:span text:style-name="T26">PEY­GAM­BE­Rİ­MİZ (SAV)'İN SÜN­NE­Tİ­NE </text:span></text:span></text:p>
      <text:p text:style-name="P13"><text:span text:style-name="Normal1"><text:span text:style-name="T26">UY­MA­LA­RI BİL­Dİ­RİL­MİŞ­TİR</text:span></text:span></text:p>
      <text:p text:style-name="P1"><text:span text:style-name="Normal1"><text:span text:style-name="T14"/></text:span></text:p>
      <text:p text:style-name="P1"><text:span text:style-name="Normal1"><text:span text:style-name="T14"/></text:span></text:p>
      <text:p text:style-name="P1"><text:span text:style-name="Normal1"><text:span text:style-name="T14">Ön­ce­lik­le bi­lin­me­li­dir ki, sünnet, Ku­ran'dan ay­rı ola­maz. Sün­net; Ku­ran'ın, son pey­gam­ber, alem­le­re rah­met, bü­yük ah­lak sa­hi­bi, mü­min­le­re pek düş­kün, on­la­rın sı­kın­tı­ya düş­me­si ken­di­si­ne çok ağır ge­len, iman eden­le­rin ağır yük­le­ri­ni, üzer­le­rin­de­ki ta­as­sup zin­cir­le­ri­ni kal­dı­ran, Al­lah (cc)'ın el­çi­si Pey­gam­be­ri­miz Hz. Mu­ham­med (sav) ta­ra­fın­dan yo­rum­la­na­rak ha­ya­ta ge­çi­ril­me­si­dir. </text:span></text:span></text:p>
      <text:p text:style-name="P41"><text:span text:style-name="Normal1"><text:span text:style-name="T14">Bu açık­la­ma­lar ol­ma­dan Ku­ran'ın an­la­şıl­ma­sı ve ha­ya­ta ge­çi­ril­me­si müm­kün ol­maz. Ör­ne­ğin, Ku­ran mü­min­le­re; di­ğer mü­min­le­re kar­şı şef­kat­li ol­ma­yı, gü­zel söz söy­le­me­yi, te­va­zu­lu dav­ran­ma­yı em­ret­miş­tir. İyi­li­ği em­ret­me­yi, kö­tü­lük­ten me­net­me­yi, İs­lam ah­la­kı­nı tüm in­san­la­ra teb­liğ et­me­yi farz kıl­mış­tır. Te­miz­li­ği şart koş­muş­tur. An­cak bun­la­rın na­sıl ha­ya­ta na­sıl ge­çi­ri­le­ce­ği Ku­ran'da be­lir­li bir şe­kil­de an­la­tı­lır. Mü­min, tüm bun­la­rın na­sıl ve ne öl­çü­de uy­gu­la­na­ca­ğı­na da­ir ör­nek­le­ri Pey­gam­be­ri­miz (sav)'in ha­ya­tın­da­ki uy­gu­la­ma­lar ve­si­le­siy­le öğ­re­nir. </text:span></text:span></text:p>
      <text:p text:style-name="P41"><text:span text:style-name="Normal1"><text:span text:style-name="T14">Ku­ran'da Yü­ce Rab­bi­miz şu hük­mü ve­rir:</text:span></text:span></text:p>
      <text:p text:style-name="P3"><text:span text:style-name="New_20_Style_20_Sheet_20_5"><text:span text:style-name="T14"/></text:span></text:p>
      <text:p text:style-name="P3"><text:span text:style-name="New_20_Style_20_Sheet_20_5"><text:span text:style-name="T15">An­dol­sun, si­zin için, Al­lah'ı ve ahi­ret gü­nü­nü uman­lar ve Al­lah'ı çok­ça zik­re­den­ler için Al­lah'ın Re­sû­lü'nde gü­zel bir ör­nek var­dır. (Ah­zap Su­re­si, 21)</text:span></text:span></text:p>
      <text:p text:style-name="P1"><text:span text:style-name="Normal1"><text:span text:style-name="T15"/></text:span></text:p>
      <text:p text:style-name="P1"><text:span text:style-name="Normal1"><text:span text:style-name="T14">Re­su­lul­lah (sav), tüm in­san­lar için en gü­zel ör­nek­tir. Mü­min, Re­su­lul­lah (sav)'ın sünneti­ne ba­kar ve uy­gu­la­ma­la­rı on­dan öğ­re­nir. Ni­te­kim sünnete ba­kıl­dı­ğın­da he­men gö­rü­lür ki, Re­su­lul­lah (sav) üm­me­ti­ne her ko­nu­yu öğ­ret­miş, on­la­rın iz­zet ve şe­re­fle­ri­ne ya­ra­şır dav­ra­nış­la­rı gös­ter­miş­tir. Pey­gam­be­ri­miz (sav)'in tüm ha­ya­tın­da, en kü­çük ay­rın­tı­yı bi­le ih­mal et­me­me de­re­ce­sin­de bir cid­di­yet, so­rum­lu­luk ve has­sa­si­yet gö­rül­mek­te­dir. Bu du­rum, Re­su­lul­lah (sav)'ın üm­me­ti­ne Ku­ran ile bir­lik­te bir de "hik­met"i öğ­ret­mek­te olu­şu­nun bir so­nu­cu­dur. Bir ayet­te Yü­ce Rab­bi­miz şöy­le bu­yu­rur:</text:span></text:span></text:p>
      <text:p text:style-name="P3"><text:span text:style-name="New_20_Style_20_Sheet_20_5"><text:span text:style-name="T14"/></text:span></text:p>
      <text:p text:style-name="P3"><text:span text:style-name="New_20_Style_20_Sheet_20_5"><text:span text:style-name="T15">"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span></text:span></text:p>
      <text:p text:style-name="P1"><text:span text:style-name="Normal1"><text:span text:style-name="T15"/></text:span></text:p>
      <text:p text:style-name="P5"><text:span text:style-name="Normal1"><text:span text:style-name="T14">Sünneti Terk Etme Tehlikesi </text:span></text:span><text:span text:style-name="New_20_Style_20_Sheet_20_6"><text:span text:style-name="T14">di­nin el­den çı­kı­şı sünnetin ter­kiy­le baş­lar. Ha­lat na­sıl lif lif ko­pup par­ça­la­nır­sa, din de sünnetin bi­rer bi­rer ter­kiy­le or­ta­dan kal­kar. (Sü­nen-i Da­ri­mi, Mu­kad­di­me, 16)</text:span></text:span></text:p>
      <text:p text:style-name="P41"><text:span text:style-name="Normal1"><text:span text:style-name="T14">İs­lam ta­ri­hin­de bir­çok dö­nem­de çe­şit­li sap­ma­lar ya­şan­mış­tır. Fark­lı mez­hep­ler, İs­lam'ın özün­den uzak­la­şa­rak çe­şit­li sap­kın iti­kat­la­ra sa­hip ol­muş­lar, sap­kın uy­gu­la­ma­la­ra gi­riş­miş­ler­dir. </text:span></text:span></text:p>
      <text:p text:style-name="P1"><text:soft-page-break/><text:span text:style-name="Normal1"><text:span text:style-name="T14">Re­su­lul­lah (sav)'a bi­at eden, Al­lah (cc)'a bi­at et­miş­tir. Bu İla­hi ku­ral­la il­gi­li ola­rak Rab­bi­miz, baş­ka bir ayet­te şöy­le bu­yu­rur: </text:span></text:span></text:p>
      <text:p text:style-name="P3"><text:span text:style-name="New_20_Style_20_Sheet_20_5"><text:span text:style-name="T14"/></text:span></text:p>
      <text:p text:style-name="P3"><text:span text:style-name="New_20_Style_20_Sheet_20_5"><text:span text:style-name="T15">"Kim Re­sul'e ita­at eder­se, ger­çek­te Al­lah'a ita­at et­miş olur..." (Ni­sa Su­re­si, 80) </text:span></text:span></text:p>
      <text:p text:style-name="P1"><text:span text:style-name="Normal1"><text:span text:style-name="T15"/></text:span></text:p>
      <text:p text:style-name="P1"><text:span text:style-name="Normal1"><text:span text:style-name="T14">Bu ayet­ten "Re­su­lul­lah (sav)'a ita­at" kav­ra­mı­nın ne ka­dar önem­li ol­du­ğu­nu an­lı­yo­ruz. İş­te bu kav­ra­mın öne­mi, Re­su­lul­lah (sav)'ın, az ön­ce de­ğin­di­ği­miz "ör­nek ol­ma" vas­fı­nın ya­nın­da, ikin­ci bir vas­fın­dan, "hü­küm ko­yu­cu" özel­li­ğin­den kay­nak­lan­mak­ta­dır. Ku­ran gös­ter­mek­te­dir ki, Re­su­lul­lah (sav)'ın emir­le­ri­ne ve koy­du­ğu ku­ral­la­ra uy­mak, ay­nı Al­lah (cc)'ın ki­ta­bın­da­ki ayet­le­re uy­mak gi­bi farz­dır. Ni­te­kim bir baş­ka ayet­te, Re­su­lul­lah (sav)'ın söz ­ko­nu­su ya­sak­la­ma ve em­ret­me yet­ki­le­ri hak­kın­da Rab­bi­miz şöy­le bu­yu­ru­yor:</text:span></text:span></text:p>
      <text:p text:style-name="P1"><text:span text:style-name="Normal1"><text:span text:style-name="T14"/></text:span></text:p>
      <text:p text:style-name="P3"><text:span text:style-name="New_20_Style_20_Sheet_20_5"><text:span text:style-name="T15">"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span></text:span></text:p>
      <text:p text:style-name="P1"><text:span text:style-name="Normal1"><text:span text:style-name="T15"/></text:span></text:p>
      <text:p text:style-name="P1"><text:span text:style-name="Normal1"><text:span text:style-name="T14">Rab­bi­miz bir di­ğer ayet­te ise şöy­le bu­yu­ru­yor:</text:span></text:span></text:p>
      <text:p text:style-name="P3"><text:span text:style-name="New_20_Style_20_Sheet_20_5"><text:span text:style-name="T14"/></text:span></text:p>
      <text:p text:style-name="P3"><text:span text:style-name="New_20_Style_20_Sheet_20_5"><text:span text:style-name="T15">"... Re­sul si­ze ne ve­rir­se ar­tık onu alın, si­zi ne­den sa­kın­dı­rır­sa ar­tık on­dan sa­kı­nın ve Al­lah'tan kor­kun..." (Haşr Su­re­si, 7) </text:span></text:span></text:p>
      <text:p text:style-name="P1"><text:span text:style-name="Normal1"><text:span text:style-name="T15"/></text:span></text:p>
      <text:p text:style-name="P1"><text:span text:style-name="Normal1"><text:span text:style-name="T14">Bu ayet­ler, Pey­gam­ber (sav)'in, Ku­ran'da ha­ram kı­lın­mış olan şey­le­rin dı­şın­da da ba­zı şey­le­ri üm­me­ti­ne ya­sak­la­ya­bi­le­ce­ği­ni gös­ter­mek­te­dir. Bu ne­den­le­dir ki, Pey­gam­be­ri­miz (sav) bir ha­di­sin­de şöy­le bu­yu­rur: </text:span></text:span></text:p>
      <text:p text:style-name="P1"><text:span text:style-name="Normal1"><text:span text:style-name="T14">"Sizi bir şeyden men ettiğim zaman ondan kesinlikle kaçının. Bir şey emrettiğimde ise, onu gücünüz yettiğince yerine getirin." (Buhari, İ'tisam, 2)</text:span></text:span></text:p>
      <text:p text:style-name="P1"><text:span text:style-name="Normal1"><text:span text:style-name="T14">Başka ayetlerde de Hz. Peygamber (sav)'in söz konusu "hüküm koyucu" özelliği haber verilir. Müminlerin uzlaşamadıkları herhangi bir konu, iman edenler tarafından Resulullah (sav)'a götürülür ve en hayırlı sonuç bu şekilde elde edilir:</text:span></text:span></text:p>
      <text:p text:style-name="P1"><text:span text:style-name="Normal1"><text:span text:style-name="T14"/></text:span></text:p>
      <text:p text:style-name="P1"><text:span text:style-name="Normal1"><text:span text:style-name="T13">"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span></text:span></text:p>
      <text:p text:style-name="P1"><text:span text:style-name="Normal1"><text:span text:style-name="T13"/></text:span></text:p>
      <text:p text:style-name="P1"><text:span text:style-name="Normal1"><text:span text:style-name="T12">Resulullah (sav)'ın söz konusu hüküm verici özelliği o denli kesindir ki, Allah (cc), müminlerin bu hükme kalplerinde hiçbir sıkıntı duymadan seve seve itaat etmelerini bildirmiştir: </text:span></text:span></text:p>
      <text:p text:style-name="P1"><text:soft-page-break/><text:span text:style-name="Normal1"><text:span text:style-name="T12"/></text:span></text:p>
      <text:p text:style-name="P1"><text:span text:style-name="Normal1"><text:span text:style-name="T13">"Hayır öyle değil; Rabbine andolsun, aralarında çekiştikleri şeylerde seni hakem kılıp sonra senin verdiğin hükme, içlerinde hiç bir sıkıntı duymaksızın, tam bir teslimiyetle teslim olmadıkça, iman etmiş olmazlar." (Nisa Suresi, 65)</text:span></text:span></text:p>
      <text:p text:style-name="P1"><text:span text:style-name="Normal1"><text:span text:style-name="T12">Bir başka ayette, Resulullah (sav)'ın hükmünün kesinliği şu şekilde haber verilir:</text:span></text:span></text:p>
      <text:p text:style-name="P1"><text:span text:style-name="Normal1"><text:span text:style-name="T12"/></text:span></text:p>
      <text:p text:style-name="P1"><text:span text:style-name="Normal1"><text:span text:style-name="T13">"Allah ve Resûlü, bir işe hükmettiği zaman, mü'min bir erkek ve mü'min bir kadın için o işte kendi isteklerine göre seçme hakkı yoktur. Kim Allah'a ve Resûlü'ne isyan ederse, artık gerçekten o, apaçık bir sapıklıkla sapmıştır." (Ahzab Suresi, 36)</text:span></text:span></text:p>
      <text:p text:style-name="P1"><text:span text:style-name="Normal1"><text:span text:style-name="T13"/></text:span></text:p>
      <text:p text:style-name="P1"><text:span text:style-name="Normal1"><text:span text:style-name="T12">Resulullah (sav)'ın bu "hüküm verici" vasfına karşı çıkmak, onun ver­di­ği hük­me kar­şı gel­mek ise in­kar­cı­lık­tır:</text:span></text:span></text:p>
      <text:p text:style-name="P1"><text:span text:style-name="Normal1"><text:span text:style-name="T12"/></text:span></text:p>
      <text:p text:style-name="P3"><text:span text:style-name="New_20_Style_20_Sheet_20_5"><text:span text:style-name="T13">"Kim ken­di­si­ne 'dos­doğ­ru yol' apa­çık bel­li ol­duk­tan son­ra, el­çi­ye mu­ha­le­fet eder­se ve mü'min­le­rin yo­lun­dan baş­ka bir yo­la uyar­sa, onu dön­dü­ğü şey­de bı­ra­kı­rız ve ce­hen­ne­me so­ka­rız. Ne kö­tü bir ya­tak­tır o!..." (Ni­sa Su­re­si, 115)</text:span></text:span></text:p>
      <text:p text:style-name="P3"><text:span text:style-name="New_20_Style_20_Sheet_20_5"><text:span text:style-name="T13"/></text:span></text:p>
      <text:p text:style-name="P1"><text:span text:style-name="Normal1"><text:span text:style-name="T12">Pey­gam­ber (sav)'in hü­küm ko­yu­cu­lu­ğu ve ör­nek ol­ma vas­fı, Ku­ran'da bu den­li muh­kem bir bi­çim­de açık­lan­mış­ken, Re­su­lul­lah (sav)'ın sünnetin­den yüz çe­vir­me­yi sa­vun­mak, kuş­ku­suz Ku­ran'a ay­kı­rı bir dü­şün­ce­dir. Her yap­tı­ğı iş­te ve her em­rin­de O'na uy­mak, İs­lam'a uy­ma­nın ken­di­si­dir. O'nun sünnetin­den uzak­laş­mak ise İs­lam'ın ha­ki­ka­tin­den uzak­laş­mak­tır.</text:span></text:span></text:p>
      <text:p text:style-name="P41"><text:span text:style-name="Normal1"><text:span text:style-name="T12">Ni­te­kim As­hab-ı Ki­ram da öy­le yap­mış, her iş­le­rin­de Ku­ran'la bir­lik­te Ku­ran'ın ha­ya­ta geç­miş ha­li olan Re­su­lul­lah (sav)'e uy­muş­lar­dır. Bir sa­ha­be­den şu söz ak­ta­rı­lır:</text:span></text:span></text:p>
      <text:p text:style-name="P22"><text:span text:style-name="New_20_Style_20_Sheet_20_6"><text:span text:style-name="T12">"Biz hiç bir şey bil­mez­ken Al­lah bi­ze Mu­ham­med'i (sav) pey­gam­ber ola­rak gön­der­di. Biz, Mu­ham­med'i ne­yi, na­sıl ya­par­ken gör­müş­sek, onu öy­le­ce ya­pa­rız." (Ne­sâî, "Tak­sî­ru'ssa­lât", 3/117; Ibn Mâ­ce, 1/339, Hâ­kim, "Müs­ted­rek", 1/208)</text:span></text:span></text:p>
      <text:p text:style-name="P1"><text:span text:style-name="Normal1"><text:span text:style-name="T12">Şu hal­de, "Kur'an'a dö­ne­lim, sünnete ih­ti­ya­cı­mız yok" dü­şün­ce­si­nin İs­lam'a uy­gun bir dü­şün­ce ol­ma­dı­ğı ve İs­lam'ı bil­me­mek­ten kay­nak­lan­dı­ğı or­ta­da­dır. Bu gö­rü­şün sa­hip­le­ri, bir köş­ke gir­mek is­te­yen fa­kat, ka­pı­sı­nı aça­bi­le­cek­le­ri anah­ta­rı kul­lan­ma­yı is­te­me­yen kim­se­le­re ben­ze­mek­te­dir­ler. Sün­ne­tin, ken­di­si­ne sa­rı­lan­la­rı kur­tar­dı­ğı ke­sin­dir. </text:span></text:span></text:p>
      <text:p text:style-name="P41"><text:span text:style-name="ANA_20_METIN-BOLD"><text:span text:style-name="T12">Ta­bi­în (As­ha­bı gö­rüp on­lar­dan feyz alan) mü­fes­sir­le­rden olan</text:span></text:span><text:span text:style-name="Normal1"><text:span text:style-name="T12"> Dah­hak İb­ni Mü­za­him şöy­le der: </text:span></text:span><text:span text:style-name="ALINTI-bold"><text:span text:style-name="T12">"Cen­net ile sünnet ay­nı ko­num­da­dır. Zi­ra ahi­ret­te cen­ne­te gi­ren, dün­ya­da sünnete sa­rı­lan kur­tu­lmuş­tur." </text:span></text:span><text:span text:style-name="Normal1"><text:span text:style-name="T12">(Tef­si­r-i Kur­tu­bi, XI­II/365) </text:span></text:span></text:p>
      <text:p text:style-name="P41"><text:span text:style-name="Normal1"><text:span text:style-name="T12">İmam Ma­lik de sünneti, Nuh aley­his­se­la­mın ge­mi­si­ne ben­zet­miş ve </text:span></text:span><text:span text:style-name="ALINTI-bold"><text:span text:style-name="T12">"Kim ona bi­ner­se, kur­tu­lur, kim bin­mez­se bo­ğu­lur." </text:span></text:span><text:span text:style-name="Normal1"><text:span text:style-name="T12">(Su­yu­ti, Mif­ta­hu'l Cen­ne, s.53-54) de­miş­tir.</text:span></text:span></text:p>
      <text:p text:style-name="P41"><text:span text:style-name="Normal1"><text:span text:style-name="T12">Sün­net o den­li bü­yük bir kur­tu­luş yo­lu­dur ki, Ku­ran'da Rab­bi­miz, Re­su­lul­lah (sav)'ın emir ve ya­sak­la­rı­nın "in­san­la­ra ha­yat ve­re­cek şey­ler" ol­du­ğu­nu bil­dir­miş­tir:</text:span></text:span></text:p>
      <text:p text:style-name="P41"><text:span text:style-name="Normal1"><text:span text:style-name="T12"/></text:span></text:p>
      <text:p text:style-name="P3"><text:soft-page-break/><text:span text:style-name="New_20_Style_20_Sheet_20_5"><text:span text:style-name="T13">"Ey iman eden­ler, si­ze ha­yat ve­re­cek şey­le­re si­zi ça­ğır­dı­ğı za­man, Al­lah'a ve Re­sû­lü'ne ica­bet edin. Ve bi­lin ki mu­hak­kak Al­lah, ki­şi ile kal­bi ara­sı­na gi­rer ve siz ger­çek­ten O'na gö­tü­rü­lüp top­la­na­cak­sı­nız." </text:span></text:span><text:span text:style-name="New_20_Style_20_Sheet_20_5"><text:span text:style-name="T15">(En­fal Su­re­si, 24)</text:span></text:span></text:p>
      <text:p text:style-name="P3"><text:span text:style-name="New_20_Style_20_Sheet_20_5"><text:span text:style-name="T15"/></text:span></text:p>
      <text:p text:style-name="P1"><text:span text:style-name="Normal1"><text:span text:style-name="T14">Din, Ku­ran ve Re­su­lul­lah (sav)'la bir­lik­te bir bü­tün­dür. Bi­ri­nin ek­sil­me­si söz­ko­nu­su ola­maz. Re­su­lul­lah (sav)'ın ör­nek dav­ra­nış­la­rı­nı, öğ­ret­ti­ği hik­met­le­ri ve ver­di­ği hü­küm­le­ri bi­ze ulaş­tı­ran kay­nak ise sünnettir, Eh­l-i Sün­net iti­ka­dı­dır. </text:span></text:span></text:p>
      <text:p text:style-name="P41"><text:span text:style-name="Normal1"><text:span text:style-name="T14"/></text:span></text:p>
      <text:p text:style-name="P6"><text:span text:style-name="Normal1"><text:span text:style-name="T30">Pey­gam­ber­ler Mü­min­le­ri Ha­yat </text:span></text:span></text:p>
      <text:p text:style-name="P6"><text:span text:style-name="Normal1"><text:span text:style-name="T30">Ve­re­cek Yo­la Ça­ğı­rır­lar</text:span></text:span></text:p>
      <text:p text:style-name="P41"><text:span text:style-name="Normal1"><text:span text:style-name="T15"/></text:span></text:p>
      <text:p text:style-name="P3"><text:span text:style-name="New_20_Style_20_Sheet_20_5"><text:span text:style-name="T15">Ey iman eden­ler, si­ze ha­yat ve­re­cek şey­le­re si­zi ça­ğır­dı­ğı za­man, Al­lah'a ve Re­sû­lü'ne ica­bet edin. Ve bi­lin ki mu­hak­kak Al­lah, ki­şi ile kal­bi ara­sı­na gi­rer ve siz ger­çek­ten O'na gö­tü­rü­lüp top­la­na­cak­sı­nız. (En­fal Su­re­si, 24)</text:span></text:span></text:p>
      <text:p text:style-name="P3"><text:span text:style-name="New_20_Style_20_Sheet_20_5"><text:span text:style-name="T15"/></text:span></text:p>
      <text:p text:style-name="P1"><text:span text:style-name="Normal1"><text:span text:style-name="T14">İn­san­lık ta­ri­hi­ne ba­kıl­dı­ğın­da ha­ya­tın pey­gam­ber­le baş­la­dı­ğı gö­rü­lür. Çün­kü bir pey­gam­ber ol­ma­dan din ah­la­kı­nın an­la­şıl­ma­sı ve uy­gu­lan­ma­sı müm­kün de­ğil­dir. Bu yüz­den her üm­me­te yol gös­te­ri­ci ola­rak bir el­çi gön­de­ril­miş­tir.</text:span></text:span></text:p>
      <text:p text:style-name="P41"><text:span text:style-name="Normal1"><text:span text:style-name="T14">Al­lah (cc), di­ğer pey­gam­ber­le­r gi­bi Pey­gam­be­ri­miz Hz. Mu­ham­med (sav)'i de mü­kem­mel bir din, dos­doğ­ru bir yol üze­rin­de gön­der­miş­tir. Ve O'nu kı­ya­me­te ka­dar bü­tün in­san­lı­ğa pey­gam­ber kıl­mış­tır. O'na ita­at, O'na say­gı ve sev­gi, Pey­gam­be­ri­miz (sav)'in ya­şam tar­zı­nı uy­gu­la­ma ve sünneti­ni ye­ri­ne ge­tir­me ina­nan­lar için bir so­rum­lu­luk­tur.</text:span></text:span></text:p>
      <text:p text:style-name="P41"><text:span text:style-name="Normal1"><text:span text:style-name="T14">Ni­te­kim, Ku­ran'da pey­gam­be­re ita­at, Al­lah (cc)'a ita­at ile bir­lik­te de­ğer­len­di­ril­mek­te­dir. Mü­min­le­re an­laş­maz­lı­ğa düş­tük­le­ri ko­nu­lar­da ken­di­le­ri­ne yol gös­te­ri­ci ola­rak Ku­ran'ı ve Pey­gam­be­ri­miz (sav)'in sünnetle­ri­ni al­ma­la­rı em­re­dil­miş­tir. Ku­ran-ı Ke­rim'de bu ko­nu ile il­gi­li ola­rak şöy­le bu­yu­rul­mak­ta­dır: </text:span></text:span></text:p>
      <text:p text:style-name="P41"><text:span text:style-name="Normal1"><text:span text:style-name="T14"/></text:span></text:p>
      <text:p text:style-name="P3"><text:span text:style-name="New_20_Style_20_Sheet_20_5"><text:span text:style-name="T15">"Ha­yır öy­le de­ğil; Rab­bi­ne an­dol­sun, ara­la­rın­da çe­kiş­tik­le­ri şey­ler­de se­ni ha­kem kı­lıp son­ra se­nin ver­di­ğin hük­me iç­le­rin­de hiç bir sı­kın­tı duy­mak­sı­zın tam bir tes­li­mi­yet­le tes­lim ol­ma­dık­ça iman et­miş ol­maz­lar." (Ni­sa Su­re­si, 65) </text:span></text:span></text:p>
      <text:p text:style-name="P3"><text:span text:style-name="New_20_Style_20_Sheet_20_5"><text:span text:style-name="T15"/></text:span></text:p>
      <text:p text:style-name="P1"><text:span text:style-name="Normal1"><text:span text:style-name="T14">Bu ayet­ten de açık­ça an­la­şıl­dı­ğı gi­bi Pey­gam­be­ri­miz Hz. Mu­ham­med (sav)'in uy­gu­la­ma­la­rı, Ku­ran gi­bi ke­sin ve ha­ta­sız bir hü­küm kay­na­ğı­dır. Çün­kü sünnet Ku­ran'ın yo­ru­mu, açık­lan­ma­sı ve ha­ya­ta ge­çi­ril­me­si­nin di­ğer adı­dır. Bu yüz­den Ku­ran'ın ha­ya­ta dö­nüş­tü­rül­müş şek­li olan Pey­gam­be­r Efen­di­miz (sav)'in Sün­net-i Se­niy­ye­si ko­nu­sun­da mü­min er­kek ve ka­dın­lar için her­han­gi bir te­vil ge­tir­me ve ita­at­siz­lik et­me hak­kı yok­tur.</text:span></text:span></text:p>
      <text:p text:style-name="P3"><text:span text:style-name="New_20_Style_20_Sheet_20_5"><text:span text:style-name="T15"/></text:span></text:p>
      <text:p text:style-name="P3"><text:span text:style-name="New_20_Style_20_Sheet_20_5"><text:span text:style-name="T15">"Al­lah ve Re­su­lü, bir işe hük­met­ti­ği za­man, mü­min bir ka­dın ve mü­min bir er­kek için o iş­te ken­di is­tek­le­ri­ne gö­re seç­me hak­kı yok­tur. Kim Al­lah'a ve Re­su­lü­ne is­yan eder­se ar­tık ger­çek­ten o apa­çık bir sa­pık­lık­la sap­mış­tır." (Ah­zab Su­re­si, 36)</text:span></text:span></text:p>
      <text:p text:style-name="P3"><text:soft-page-break/><text:span text:style-name="New_20_Style_20_Sheet_20_5"><text:span text:style-name="T15"/></text:span></text:p>
      <text:p text:style-name="P1"><text:span text:style-name="Normal1"><text:span text:style-name="T14">Bu ko­nu ile il­gi­li di­ğer bir ayet­te Rab­bi­miz şöy­le bu­yu­rur:</text:span></text:span></text:p>
      <text:p text:style-name="P1"><text:span text:style-name="Normal1"><text:span text:style-name="T14"/></text:span></text:p>
      <text:p text:style-name="P41"><text:span text:style-name="New_20_Style_20_Sheet_20_5"><text:span text:style-name="T15">"Ara­la­rın­da hük­met­me­si için, Al­lah'a ve el­çi­si­ne çağ­rıl­dık­la­rı za­man, mü'min olan­la­rın sö­zü, "işit­tik ve itaat et­tik" de­me­le­ri­dir. İş­te fe­la­ha ka­vu­şan­lar bun­lar­dır." (Nur Su­re­si, 51)</text:span></text:span></text:p>
      <text:p text:style-name="P41"><text:span text:style-name="New_20_Style_20_Sheet_20_5"><text:span text:style-name="T15"/></text:span></text:p>
      <text:p text:style-name="P1"><text:span text:style-name="Normal1"><text:span text:style-name="T14">Ku­ran'da Re­su­lul­lah (sav)'a ita­ati ko­nu alan tüm ayet­ler­de ita­atin mü­min­ler üze­rin­de bir zo­run­lu­luk ol­du­ğu an­la­tıl­mış­tır. </text:span></text:span><text:span text:style-name="Normal1"><text:span text:style-name="T21">Bu yüz­den Pey­gam­ber (sav), uy­gu­la­ma­la­rın­da ma­sum­dur ve bu uy­gu­la­ma­lar Al­lah (cc)'ın ko­ru­ma­sı al­tın­da­dır. Di­ğer bir de­yiş­le, sünnet kap­sa­mı içe­ri­si­ne alı­nan her şey as­lın­da vah­ye da­ya­lı­dır. Ayet­ler­de şöy­le buy­rul­mak­ta­dır:</text:span></text:span></text:p>
      <text:p text:style-name="P1"><text:span text:style-name="Normal1"><text:span text:style-name="T21"/></text:span></text:p>
      <text:p text:style-name="P3"><text:span text:style-name="New_20_Style_20_Sheet_20_5"><text:span text:style-name="T22">"O he­va­dan (ken­di is­tek, dü­şün­ce ve tut­ku­la­rı­na gö­re) ko­nuş­maz. O (söy­le­dik­le­ri) yal­nız­ca vah­yo­lun­mak­ta olan bir va­hiy­dir." (Necm Su­re­si, 3-4)</text:span></text:span></text:p>
      <text:p text:style-name="P3"><text:span text:style-name="New_20_Style_20_Sheet_20_5"><text:span text:style-name="T22"/></text:span></text:p>
      <text:p text:style-name="P1"><text:span text:style-name="Normal1"><text:span text:style-name="T21">Bu du­rum­da, eğer bir ko­nu­da ih­ti­laf baş ­gös­te­rir­se, İs­lam'ın iki te­mel kay­na­ğı olan Ku­ran ve sünnete baş­vur­mak mü­min­ler için di­ğer bir zo­run­lu­luk­tur. Bu­nu bil­di­ren bir ayet şöy­le­dir:</text:span></text:span></text:p>
      <text:p text:style-name="P1"><text:span text:style-name="Normal1"><text:span text:style-name="T21"/></text:span></text:p>
      <text:p text:style-name="P3"><text:span text:style-name="New_20_Style_20_Sheet_20_5"><text:span text:style-name="T22">"... Ara­nız­da bir an­laş­maz­lı­ğa dü­şer­se­niz bu­nu Al­lah'a ve el­çi­si­ne dön­dü­rün. şa­yet Al­lah'a ve ahi­ret gü­nü­ne iman edi­yor­sa­nız bu ha­yır­lı ve so­nuç ba­kı­mın­dan da­ha gü­zel­dir." (Ni­sa Su­re­si, 59)</text:span></text:span></text:p>
      <text:p text:style-name="P3"><text:span text:style-name="New_20_Style_20_Sheet_20_5"><text:span text:style-name="T22"/></text:span></text:p>
      <text:p text:style-name="P1"><text:span text:style-name="Normal1"><text:span text:style-name="T21">Ay­rı­ca Hz. Pey­gam­ber (sav), va­hiy yo­luy­la Al­lah (cc)'tan al­dı­ğı Ku­ran ayet­le­ri­ni sa­de­ce in­san­lı­ğa ulaş­tır­mak­la kal­ma­mış ay­nı za­man­da onun açık­lan­ma­sı gö­re­vi­ni de ye­ri­ne ge­tir­miş­tir. Pey­gam­be­ri­miz (sav)'in sünneti­ne bu açı­dan ba­kar­sak, onu Ku­ran'ın yo­rum­lan­ma­sı şek­lin­de al­gı­la­ya­bi­li­riz. Pey­gam­be­ri­miz (sav)'in sünneti, eğer bu an­lam­da de­ğer­len­di­ri­lir­se yan­lış an­la­şıl­ma­lar­dan, tah­ri­fat­tan ve is­tis­mar­dan ko­run­muş olur ve an­la­şıl­ma­sı ko­lay­la­şır. </text:span></text:span></text:p>
      <text:p text:style-name="P41"><text:span text:style-name="Normal1"><text:span text:style-name="T21">Di­ğer bir ayet­te ise, </text:span></text:span><text:span text:style-name="ANA_20_METIN-BOLD"><text:span text:style-name="T21">"De ki: "Eğer Al­lah'ı se­vi­yor­sa­nız ba­na uyun ki, Al­lah da si­zi sev­sin ve gü­nah­la­rı­nı­zı ba­ğış­la­sın"" </text:span></text:span><text:span text:style-name="Normal1"><text:span text:style-name="T21">(Al-i İm­ran Su­re­si, 31) buy­rul­muş­tur. Bu yüz­den Al­lah (cc)'ı sev­me­nin gös­ter­ge­si Re­su­lul­lah (sav)'a uy­mak­tır. İn­san Re­su­lul­lah (sav)'a uy­mak­la ger­çek­te Al­lah (cc)'a uy­muş ol­du­ğu­nu or­ta­ya koy­mak­ta­dır. Hiç­bir mü­min Al­lah (cc)'a ita­ati ye­ter­li gö­rüp Re­su­lul­lah (sav)'a ita­ati terk ede­mez. Pey­gam­ber Efen­di­miz (sav) sünnete uyan­la­rı şu şe­kil­de müj­de­le­mek­te­dir:</text:span></text:span></text:p>
      <text:p text:style-name="P22"><text:span text:style-name="New_20_Style_20_Sheet_20_6"><text:span text:style-name="T21">"Kim, sün­ne­ti­mi ih­ya eder­se, be­ni ih­ya et­miş olur. Kim be­ni ih­ya eder­se cen­net­te be­nim­le be­ra­ber­dir." (Sü­nen-i Tir­mi­zi, Ki­ta­bu'l-İlm, B. 16, Hds. 2818. Ta­be­ra­ni, Mu'ce­mü's-Sa­gir Ter­cü­me ve şer­hi, Çev. İs­ma­il Mut­lu, İst. K1997, C.2, sh. 279, Hds. 587)</text:span></text:span></text:p>
      <text:p text:style-name="P1"><text:span text:style-name="Normal1"><text:span text:style-name="T21">Pey­gam­be­ri­miz (sav) Sün­net-i Se­niy­ye'­ye uyan­la­rı böy­le müj­de­ler­ken, Rab­bi­miz Ku­ran-ı Ke­rim'de Pey­gam­be­re is­ya­nın ne ka­dar bü­yük so­nuç­lar do­ğu­ra­ca­ğı­nı şu şe­kil­de bil­dir­miş­tir:</text:span></text:span></text:p>
      <text:p text:style-name="P1"><text:span text:style-name="Normal1"><text:span text:style-name="T21"/></text:span></text:p>
      <text:p text:style-name="P3"><text:span text:style-name="New_20_Style_20_Sheet_20_5"><text:span text:style-name="T22">"Kim Al­lah'a ve el­çi­si­ne is­yan eder ve onun sı­nır­la­rı­nı aşar­sa, onu da için­de ebe­di ka­la­ca­ğı ate­şe so­kar. Onun için al­çal­tı­cı bir azab var­dır." (Ni­sa Su­re­si, 14)</text:span></text:span></text:p>
      <text:p text:style-name="P3"><text:soft-page-break/><text:span text:style-name="New_20_Style_20_Sheet_20_5"><text:span text:style-name="T22"/></text:span></text:p>
      <text:p text:style-name="P1"><text:span text:style-name="Normal1"><text:span text:style-name="T21">Bü­tün bu ger­çek­le­re rağ­men Sün­net-i Se­niy­ye'nin öne­mi­ni an­la­ma­yan­lar ve eleş­ti­ren­ler, doğ­ru­dan doğ­ru­ya Re­su­lul­lah (sav)'a yö­ne­lik bir ta­vır içe­ri­si­ne gir­miş olur­lar. Oy­sa ki Al­lah (cc)'ın Ku­ran-ı Ke­rim'de, </text:span></text:span><text:span text:style-name="ANA_20_METIN-BOLD"><text:span text:style-name="T21">"Sen bü­yük bir ah­lak üze­rin­e­sin"</text:span></text:span><text:span text:style-name="Normal1"><text:span text:style-name="T21"> bu­yur­du­ğu, Hz. Ay­şe'nin ise, </text:span></text:span><text:span text:style-name="ALINTI-bold"><text:span text:style-name="T33">"O'nun ah­la­kı Ku­ran'dan iba­ret­tir"</text:span></text:span><text:span text:style-name="Normal1"><text:span text:style-name="T21"> de­di­ği Re­su­lul­lah (sav)'ın söz ve dav­ra­nış­la­rı, in­san­lar için bir mo­del teş­kil et­me­li­dir. İn­san­lık, O'nu ör­nek al­ma­dı­ğı tak­dir­de gü­zel ah­lak­tan uzak ka­la­ca­ğı gi­bi, dün­ya ve ahi­ret sa­ade­ti­ni de el­de ede­me­ye­cek­tir. </text:span></text:span></text:p>
      <text:p text:style-name="P41"><text:span text:style-name="Normal1"><text:span text:style-name="T21">Sün­net-i Sen­ni­ye'yi ter­k e­den­ler bü­yük bir se­vap kay­bı­na uğ­ra­ya­cak­lar, he­sap gü­nün­de Re­sul­lul­lah (sav)'in şe­fa­atin­den de mah­rum ka­la­cak­lar­dır. Ay­rı­ca, üm­me­ti­ne kar­şı son de­re­ce şef­kat­li, on­la­ra ge­le­cek za­ra­ra kar­şı ala­bil­di­ği­ne has­sas olan Pey­gam­be­ri­miz (sav)'in sünnetin­den yüz çe­vir­mek böy­le bir ni­me­te kar­şı da bü­yük bir nan­kör­lük olur: </text:span></text:span></text:p>
      <text:p text:style-name="P41"><text:span text:style-name="Normal1"><text:span text:style-name="T21"/></text:span></text:p>
      <text:p text:style-name="P3"><text:span text:style-name="New_20_Style_20_Sheet_20_5"><text:span text:style-name="T22">"An­dol­sun si­ze içi­niz­den sı­kın­tı­ya düş­me­niz O'nun gü­cü­ne gi­den, si­ze pek düş­kün, mü­min­le­re şef­kat­li ve esir­ge­yi­ci olan bir el­çi gel­miş­tir." (Tev­be Su­re­si, 128)</text:span></text:span></text:p>
      <text:p text:style-name="P3"><text:span text:style-name="New_20_Style_20_Sheet_20_5"><text:span text:style-name="T22"/></text:span></text:p>
      <text:p text:style-name="P1"><text:span text:style-name="Normal1"><text:span text:style-name="T21">Pey­gam­be­ri­miz Hz. Mu­ham­med (sav)'in uy­gu­la­ma­la­rı­na yan­lış göz­le ba­kan­lar, Pey­gam­be­ri­miz (sav)'in İs­lam di­nin­de­ki ye­ri­ni an­la­ya­ma­mış­lar­dır. Pey­gam­be­rin üze­ri­ne yük­le­nen gö­rev, hiç bir ay­rın­tı­yı göz­den ka­çır­ma­yan bir so­rum­lu­luk bi­lin­ci­ni ge­rek­tir­mek­te­dir. Pey­gam­be­ri­miz (sav) ti­ca­ret­ten sağ­lı­ğa, yar­dım­laş­ma­dan eği­ti­me ka­dar sa­yı­sız ko­nu­da bu yüz­den bi­zi bil­gi­len­dir­miş­tir.</text:span></text:span></text:p>
      <text:p text:style-name="P41"><text:span text:style-name="Normal1"><text:span text:style-name="T21">Pey­gam­be­ri­miz (sav)'in sünnetin­de­ki te­mel pren­sip, uy­gu­la­na­bi­lir ol­ma­sı­dır. "Ko­lay­laş­tı­rı­nız, zor­laş­tır­ma­yı­nız. Müj­de­le­yi­niz, nef­ret et­tir­me­yi­niz" (Bu­ha­ri sa­hih, İlim b, 11, ci­had 164) ha­di­si bu­nun en be­lir­gin gös­ter­ge­si­dir. Sev­gi­li Pey­gam­be­ri­miz Hz. Mu­ham­med (sav)'in ha­nı­mı Hz. Ay­şe, Pey­gam­be­ri­miz (sav)'in, As­ha­bı­na da­ima ko­lay­lık­la üs­te­sin­den ge­le­bi­le­ce­kle­ri amel­le­ri em­ret­ti­ği­ni ha­ber ver­miş­tir. Bu yüz­den O'nun sünneti, top­lu­mun her ke­si­min­in ör­nek ala­bil­me­si­ne uy­gun­dur. O'nun ya­şan­tı­sı her mü­min için bir uy­gu­la­ma ör­ne­ği­dir.</text:span></text:span></text:p>
      <text:p text:style-name="P41"><text:span text:style-name="Normal1"><text:span text:style-name="T21">Bir di­ğer ko­nu ise Re­su­lul­lah (sav)'ın sünneti­nin ter­k e­dil­me­si ile bir­lik­te or­ta­ya çı­kan za­rar­lı ba­zı so­nuç­lar­dır. Bil­gi­siz­lik, tem­bel­lik gi­bi se­bep­ler yü­zün­den bir kı­sım Müs­lü­man­lar, sünnet­ten hü­küm ver­mek ye­ri­ne ken­di akıl­la­rın­dan ya ­da ken­di­le­ri­ne gö­re bil­gi­li gör­dük­le­ri, ama as­lın­da İs­lam'dan bi­ha­ber in­san­la­rın an­la­tım­la­rın­dan hü­küm çı­ka­ra­rak İs­lam dün­ya­sı­na bid'at fit­ne­si­ni sok­muş­lar­dır.</text:span></text:span></text:p>
      <text:p text:style-name="P41"><text:span text:style-name="Normal1"><text:span text:style-name="T21"><text:s/>İs­lam dün­ya­sın­da­ki si­ya­si ve eko­no­mik so­run­lar, Al­lah (cc)'ın ki­ta­bın­dan ve Pey­gam­ber (sav)'in sünnetin­den ay­rıl­ma ne­de­niy­le mey­da­na gel­miş­tir. Mü­min­ler ay­nı pey­gam­be­rin üm­me­ti ol­ma­nın şu­uru­na va­rıp, O'na la­yık bir üm­met ol­ma­ya ça­lış­ma­dık­la­rı sü­re­ce, İs­lam coğ­raf­ya­sın­da­ki bu is­tik­rar­sız­lı­ğın so­na er­me­si de bek­le­ne­mez. Bu yüz­den Müs­lü­man­la­rın tek çı­kış yo­lu, Al­lah (cc)'ın Ki­ta­bı­na ve Pey­gam­be­ri­miz (sav)'in Sün­net-i Se­niy­ye­si'ne sım­sı­kı sa­rıl­ma­la­rı­dır. </text:span></text:span></text:p>
      <text:p text:style-name="P41"><text:span text:style-name="Normal1"><text:span text:style-name="T21">Pey­gam­be­ri­miz (sav)'in ha­ya­tı ve ya­şam tar­zı in­ce­len­di­ğin­de, ha­ya­ta yak­la­şı­mı­nın tek bo­yut­lu ol­ma­dı­ğı gö­rül­mek­te­dir. Re­su­lul­lah (sav)'ın ha­ya­tı ile il­gi­li gü­nü­mü­ze ula­şan gü­ve­ni­lir ha­dis ri­va­yet­le­rin­de çok çar­pı­cı ör­nek­ler var­dır. Pey­gam­ber­dir, dev­let baş­ka­nı­dır, or­du ko­mu­ta­nı­dır, as­ker­dir, tüc­car­dır. Na­maz kı­lan, oruç tu­tan, ge­ce na­maz­la­rı­na kal­kan, de­vam­lı dua, te­fek­</text:span></text:span><text:soft-page-break/><text:span text:style-name="Normal1"><text:span text:style-name="T21">kür ve zi­kir ha­lin­de olan, de­rin­lik sa­hi­bi çok üs­tün bir in­san­dır. Ev­le­nen, alış­ve­riş ya­pan, has­ta­la­rı te­da­vi eden, ço­cuk­lar­la şa­ka­la­şan, ar­ka­daş­la­rıy­la gü­re­şen, eşiy­le yol­da ya­rı­şan te­va­zu do­lu bir ön­der­dir.</text:span></text:span></text:p>
      <text:p text:style-name="P41"><text:span text:style-name="Normal1"><text:span text:style-name="T21">Al­lah (cc)'a kul­luk va­zi­fe­si­ni ge­re­ği gi­bi ye­ri­ne ge­tir­mek, yal­nız­ca Pey­gam­be­ri­miz (sav)'in uy­gu­la­ma­la­rı­nı tam ola­rak kav­ra­yıp uy­gu­la­mak­la müm­kün­dür. Bu­nun için ise baş­vu­ra­ca­ğı­mız ilk kay­nak ha­dis ki­tap­la­rı­dır. Ha­dis ki­tap­la­rı Pey­gam­be­ri­miz Hz. Mu­ham­med (sav)'in özel­lik­le pey­gam­ber­lik gö­re­vi­ni sür­dür­dü­ğü dö­nem­de söy­le­di­ği söz­le­rin, yap­tı­ğı ha­re­ket­le­rin, O'nun şah­si özel­lik­le­ri­nin bü­yük-kü­çük de­me­den bi­ra­ra­ya ge­ti­ril­me­sin­den oluş­muş­tur. Bu ki­tap­lar­da kul­la­nı­lan ha­dis­le­rin, bü­tün Sün­ni İs­lam alim­le­ri ta­ra­fın­dan ka­bul edi­len kay­nak­lar­dan el­de edil­me­si­ne bü­yük özen gös­te­ril­miş­tir.</text:span></text:span></text:p>
      <text:p text:style-name="P41"><text:span text:style-name="Normal1"><text:span text:style-name="T21"/></text:span></text:p>
      <text:p text:style-name="P41"><text:span text:style-name="Normal1"><text:span text:style-name="T22"/></text:span></text:p>
      <text:p text:style-name="P41"><text:span text:style-name="Normal1"><text:span text:style-name="T22"/></text:span></text:p>
      <text:p text:style-name="P25"><text:span text:style-name="Normal1"><text:span text:style-name="T25">EHL-İ SÜN­NET İTİ­KA­DI <text:s/>ve ESAS­LA­RI</text:span></text:span></text:p>
      <text:p text:style-name="P1"><text:span text:style-name="Normal1"><text:span text:style-name="T14"/></text:span></text:p>
      <text:p text:style-name="P1"><text:span text:style-name="Normal1"><text:span text:style-name="T14"/></text:span></text:p>
      <text:p text:style-name="P1"><text:span text:style-name="Normal1"><text:span text:style-name="T14">Asr-ı Sa­adet ve Dört Ha­li­fe dö­nem­le­rin­de her­han­gi bir mez­he­bin ku­rul­ma­sı­na ge­rek yok­tu. Çün­kü on­lar di­ni doğ­ru­dan Pey­gam­ber Efen­di­miz Hz. Mu­ham­med (sav)'den ve As­ha­bın­dan öğ­ren­miş­ler­di. </text:span></text:span></text:p>
      <text:p text:style-name="P41"><text:span text:style-name="Normal1"><text:span text:style-name="T14">Son­ra­dan sap­kın akım­lar ve bid'at­çı fır­ka­lar tü­re­yin­ce, Pey­gam­be­r Efen­di­miz (sav)'in ve As­ha­bı­nın yo­lun­dan gi­den rab­ba­ni alim­ler, iti­kat ve amel­de ba­zı öl­çü­ler tes­pit et­miş­ler­dir. Doğ­ru­yu yan­lış­tan ayı­ra­rak, İs­lam di­ni­ni arın­mış bir şe­kil­de in­san­lı­ğa sun­muş­lar­dır. Böy­le­ce Ehl-i Sün­net mez­hep­le­ri or­ta­ya çık­mış­tır.</text:span></text:span></text:p>
      <text:p text:style-name="P41"><text:span text:style-name="Normal1"><text:span text:style-name="T14">Ehl-i Sün­net çiz­gi­si­ni, sa­pık fır­ka­lar­dan ayı­ran ba­zı önem­li esas­lar var­dır. Ehl-i Sün­net kar­şı­tı sap­kın ba­zı akım­lar, bu esas­la­ra kar­şı çı­ka­rak ki­mi bil­gi­siz in­san­la­rı ken­di ta­raf­la­rı­na çek­me­yi ba­şar­mış­lar­dır. Bu ne­den­le, Pey­gam­be­ri­miz (sav)'in yo­lu­na ta­bi ol­muş tüm Müs­lü­man­lar, bu gi­bi fit­ne­le­re kar­şı çok dik­kat­li ol­ma­lı­dır­lar. Bu ko­nu­da ilk ya­pıl­ma­sı ge­re­ken şey­ler­den bi­ri <text:s text:c="3"/>Ehl-i Sün­net iti­ka­dı­nın esas­la­rı­nı özüm­se­ye­rek öğ­ren­mek ve akıl­da tut­mak­tır.</text:span></text:span></text:p>
      <text:p text:style-name="P41"><text:span text:style-name="Normal1"><text:span text:style-name="T14"/></text:span></text:p>
      <text:p text:style-name="P6"><text:span text:style-name="Normal1"><text:span text:style-name="T30">Ehl-i Sün­net ve'l Ce­ma­at'in Üze­rin­de </text:span></text:span></text:p>
      <text:p text:style-name="P6"><text:span text:style-name="Normal1"><text:span text:style-name="T30">İt­ti­fak Et­ti­ği Hu­sus­lar</text:span></text:span></text:p>
      <text:p text:style-name="P16"><text:span text:style-name="Normal1"><text:span text:style-name="T15">1) Al­lah (cc)'a İman</text:span></text:span></text:p>
      <text:p text:style-name="P1"><text:span text:style-name="Normal1"><text:span text:style-name="T14">Al­lah (cc)'ın sı­fat­la­rı­na, Ku­ran'da ve sünnet­te bah­se­dil­di­ği şe­kil­de iman et­mek İs­lam'ın te­mel ka­ide­si­dir. Al­lah (cc)'ı in­san­la­ra ya­kış­tı­rı­lan sı­fat­lar­la sı­fat­lan­dı­ra­ma­yız. Al­lah (cc), ya­rat­tık­la­rıy­la mu­ka­ye­se edi­le­mez. Al­lah (cc) Ku­ran'da sı­fat­la­rı­nı bi­rer bi­rer zik­ret­miş­tir. Bu hu­sus­ta çok dik­kat edil­me­li, ba­zı sap­kın gö­rüş­le­re rağ­bet edil­me­me­li­dir. </text:span></text:span></text:p>
      <text:p text:style-name="P41"><text:span text:style-name="Normal1"><text:span text:style-name="T14"><text:s/>Ki­şi mü­min ol­du­ğu sü­re­ce ken­di ima­nın­dan kuş­ku duy­ma­ma­lı ve kal­ben inan­dı­ğı hal­de ek­sik­le­ri yü­zün­den ken­di­ni iman­sız ka­bul et­me­me­li­dir. Bu, iti­ka­dı­mı­za gö­re çok za­rar­lı bir ba­kış açı­sı­dır. Ni­te­kim Yü­ce Rab­bi­miz Ku­ran-ı Ke­rim'de şöy­le bu­yur­muş­tur:</text:span></text:span></text:p>
      <text:p text:style-name="P41"><text:span text:style-name="Normal1"><text:span text:style-name="T14"/></text:span></text:p>
      <text:p text:style-name="P3"><text:span text:style-name="New_20_Style_20_Sheet_20_5"><text:span text:style-name="T15">Al­lah'a ça­ğı­ran, sa­lih amel­de bu­lu­nan ve: "Ger­çek­ten ben Müs­lü­man­lar­da­nım" di­yen­den da­ha gü­zel söz­lü kim­dirş (Fus­si­let Su­re­si, 33) </text:span></text:span></text:p>
      <text:p text:style-name="P3"><text:span text:style-name="New_20_Style_20_Sheet_20_5"><text:span text:style-name="T15"/></text:span></text:p>
      <text:p text:style-name="P16"><text:span text:style-name="Normal1"><text:span text:style-name="T15">2) Ehl-i Sün­net'te Ku­ran İnan­cı</text:span></text:span></text:p>
      <text:p text:style-name="P1"><text:span text:style-name="Normal1"><text:span text:style-name="T14">Ku­ran, Al­lah (cc) ke­la­mı­dır. O, Al­lah (cc) Ka­tın­dan gel­miş­tir, yi­ne O'na dö­ne­cek­tir ve Ku­ran, Al­lah (cc)'ın in­dir­di­ği son ve kı­ya­me­te ka­dar ge­çer­li ola­cak tek hak ki­tap­tır. </text:span></text:span></text:p>
      <text:p text:style-name="P1"><text:span text:style-name="Normal1"><text:span text:style-name="T14"/></text:span></text:p>
      <text:p text:style-name="P3"><text:span text:style-name="New_20_Style_20_Sheet_20_5"><text:span text:style-name="T15">Hiç şüp­he­siz, bu Kur'an, sa­na, hü­küm ve hik­met sa­hi­bi olan, (ve her şe­yi ger­çe­ğiy­le) bi­len (Al­lah'ın) Ka­tın­dan il­ka edil­mek­te­dir. (Neml Su­re­si, 6)</text:span></text:span></text:p>
      <text:p text:style-name="P3"><text:span text:style-name="New_20_Style_20_Sheet_20_5"><text:span text:style-name="T15"/></text:span></text:p>
      <text:p text:style-name="P11"><text:span text:style-name="Normal1"><text:span text:style-name="T15">3) Dün­ya Gö­züy­le Al­lah (cc)'ın </text:span></text:span></text:p>
      <text:p text:style-name="P14"><text:span text:style-name="Normal1"><text:span text:style-name="T15"><text:s text:c="2"/>Gö­rü­le­me­ye­ce­ği İnan­cı</text:span></text:span></text:p>
      <text:p text:style-name="P41"><text:span text:style-name="Normal1"><text:span text:style-name="T14">Pey­gam­be­ri­miz Hz. Mu­ham­med (sav)'in Al­lah (cc)'ı dün­ya gö­züy­le gör­dü­ğü­ne da­ir hiç­bir sö­zü mev­cut de­ğil­dir. Kim öl­me­den ön­ce Al­lah (cc)'ı gör­dü­ğü­nü id­dia eder­se, Ehl-i Sün­net inan­cı­na gö­re ya­lan söy­le­miş­tir. </text:span></text:span></text:p>
      <text:p text:style-name="P41"><text:span text:style-name="Normal1"><text:span text:style-name="T14">Re­su­lul­lah (sav) bir ha­di­sin­de </text:span></text:span><text:span text:style-name="ALINTI-bold"><text:span text:style-name="T14">"İyi bi­lin ki siz­den hiç­bir kim­se öl­me­dik­çe Rab­bi­ni gö­re­me­ye­cek­tir."</text:span></text:span><text:span text:style-name="Normal1"><text:span text:style-name="T14"> (Müs­lim) bu­yur­muş­tur. </text:span></text:span></text:p>
      <text:p text:style-name="P16"><text:span text:style-name="Normal1"><text:span text:style-name="T14"/></text:span></text:p>
      <text:p text:style-name="P16"><text:span text:style-name="Normal1"><text:span text:style-name="T15">4) Mü­min­ler Cen­net­te Rab­bi­miz'i Gö­re­cek­ler­dir</text:span></text:span></text:p>
      <text:p text:style-name="P1"><text:span text:style-name="Normal1"><text:span text:style-name="T14">Sa­hih ha­dis ki­tap­la­rın­da in­san­la­rın kı­ya­met­te ahi­ret gö­zü ile Al­lah (cc)'ı gö­re­cek­le­rin­den bah­se­dil­mek­te­dir. An­cak Ceh­miy­ye, Mu­te­zi­le ve Ra­fi­zi­ler bu­nun ak­si­ni sa­vun­muş­lar­dır. </text:span></text:span></text:p>
      <text:p text:style-name="P41"><text:span text:style-name="Normal1"><text:span text:style-name="T14">Al­lah (cc) bir me­kan­da, arş üs­tün­de ya da baş­ka bir yer­de de­ğil­dir. Ya­ni Al­lah (cc) me­kan­dan mü­nez­zeh­tir. </text:span></text:span></text:p>
      <text:p text:style-name="P16"><text:span text:style-name="Normal1"><text:span text:style-name="T14"/></text:span></text:p>
      <text:p text:style-name="P16"><text:span text:style-name="Normal1"><text:span text:style-name="T15">5) Ahi­ret Gü­nün­de Ya­şa­na­cak­lar</text:span></text:span></text:p>
      <text:p text:style-name="P1"><text:span text:style-name="Normal1"><text:span text:style-name="T14">Ehl-i Sün­net ve'l Ce­ma­at, Re­su­lul­lah (sav)'ın ahi­ret ko­nu­sun­da­ki söy­le­di­ği söz­le­re har­fi­yyen ina­nır. Bu­na gö­re ka­bir aza­bı var­dır. Ehl-i Sün­net'e gö­re ka­bir, mü­min­ler için cen­net bah­çe­si, iman­sız­lar için ise ce­hen­nem çu­kur­la­rın­dan bir çu­kur­dur. Ka­bir­de mün­ke­reyn me­lek­le­ri­nin sor­gu­su da hak­tır. Mah­şer ye­rin­de in­san­la­rın dün­ya­da iken bir­bir­le­riy­le olan hak­la­rı­na ba­kı­lır ve hak sa­hip­le­ri­ne hak­la­rı ia­de edi­lir.</text:span></text:span></text:p>
      <text:p text:style-name="P41"><text:span text:style-name="Normal1"><text:span text:style-name="T14">Ahi­ret gü­nün­de ya­şa­na­cak­lar­la il­gi­li ola­rak Ömer Na­su­hi Bil­men şöy­le söy­le­mek­te­dir:</text:span></text:span></text:p>
      <text:p text:style-name="P22"><text:span text:style-name="New_20_Style_20_Sheet_20_6"><text:span text:style-name="T14">... İn­san öl­dü­ğü za­man kab­rin­de "Mün­ker ve Ne­kir" de­ni­len iki me­lek ta­ra­fın­dan sor­gu­ya çe­ki­le­cek­tir. Ölü­ye so­ra­cak­lar­dır: Rab­bin kim­dir? Pey­gam­be­rin kim­dir? Di­nin ne­dir? Kıb­len ne­re­si­dir? Bu­na ka­bir sor­gu­su de­nir.</text:span></text:span></text:p>
      <text:p text:style-name="P41"><text:span text:style-name="New_20_Style_20_Sheet_20_6"><text:span text:style-name="T14">Amel­le­rin ya­zı­lı ol­du­ğu def­ter, her in­sa­nın dün­ya­da iyi ve kö­tü her iş­le­di­ği şe­yin ya­zı­lı ol­du­ğu def­ter­dir. Me­lek­ler ta­ra­fın­dan ya­zıl­mış olan bu def­ter, âhi­ret­te sa­hi­bi­ne ve­ri­le­cek ve ona: "Al, ki­ta­bı­nı oku!" de­ni­le­cek ve böy­le­ce hiç bir şey giz­li kal­ma­ya­cak­tır.</text:span></text:span></text:p>
      <text:p text:style-name="P41"><text:span text:style-name="New_20_Style_20_Sheet_20_6"><text:span text:style-name="T14">Mi­zan, Mah­şer'de her­ke­sin dün­ya­da yap­mış ol­du­ğu iş­le­ri tart­ma­ya mah­sus bir ada­let öl­çü­sü­dür ki, bu­nun­la amel­le­rin iyi ve kö­tü mik­ta­rı an­la­şıl­mış olur.</text:span></text:span></text:p>
      <text:p text:style-name="P41"><text:span text:style-name="New_20_Style_20_Sheet_20_6"><text:span text:style-name="T14">Sı­rat, ce­hen­ne­min üze­ri­ne ku­rul­muş, üze­rin­den ge­çil­me­si pek zor olan bir köp­rü­dür. Bu­nun üze­rin­den Al­lah'ın iyi kul­la­rı çok ko­lay­lık­la ge­çer. Öy­le ki, bir kıs­mı şim­şek ça­kar gi­bi ani­den ge­çer ve cen­ne­te gi­rer. Ka­fir­ler ile mü­min­ler­den ba­ğış­lan­ma­mış kim­se­ler ge­çe­me­yip ce­hen­ne­me dü­şe­cek­ler­dir. Kâ­fir­ler ebe­dî ola­rak ora­da ka­la­cak­lar, mü­min­ler ise ce­za­la­rı­nı dol­dur­duk­tan son­ra cen­ne­te gi­re­cek­ler­dir. (Ömer Na­su­hi Bil­men, Bü­yük İs­lam İl­mi­ha­li, Sa­de­leş­ti­ren A. Fik­ri Ya­vuz, s.32-33)</text:span></text:span></text:p>
      <text:p text:style-name="P16"><text:span text:style-name="Normal1"><text:span text:style-name="T14"/></text:span></text:p>
      <text:p text:style-name="P16"><text:span text:style-name="Normal1"><text:span text:style-name="T15">6) Re­su­lul­lah (sav)'ın şe­fa­ati</text:span></text:span></text:p>
      <text:p text:style-name="P1"><text:span text:style-name="Normal1"><text:span text:style-name="T14">Şe­fa­at de­mek, gü­na­hı olan mü­min­le­rin gü­nah­la­rı­nın ba­ğış­lan­ma­sı, ol­ma­yan­la­rın da­ha yük­sek de­re­ce­le­re eriş­me­le­ri için pey­gam­ber­le­rin ve Al­lah (cc) K­a­tın­da­ki de­re­ce­le­ri yük­sek olan­la­rın Rab­bi­miz'den is­tek­te bu­lun­ma­la­rı­dır. Tüm Müs­lü­man­lar Pey­gam­ber Efen­di­miz (sav)'in </text:span></text:span><text:soft-page-break/><text:span text:style-name="Normal1"><text:span text:style-name="T14">şe­fa­a­ti­ne la­yık ol­mak için ça­lı­şıp ça­ba­la­ma­lı­dır­lar. Ömer Na­su­hi Bil­men kut­lu Pey­gam­be­ri­miz (sav)'in şe­fa­ati ile il­gi­li ola­rak şöy­le bu­yur­muş­tur:</text:span></text:span></text:p>
      <text:p text:style-name="P41"><text:span text:style-name="New_20_Style_20_Sheet_20_6"><text:span text:style-name="T14">Şe­fa­at, âhi­ret gü­nü bir kısım mü­min­le­rin ba­ğış­lan­ma­la­rı ve ba­zı ita­at­li mü­min­le­rin de yük­sek de­re­ce­le­re er­me­le­ri için Pey­gam­be­ri­mi­zin ve di­ğer ba­zı bü­yük zat­la­rın Yü­ce Al­lah'dan di­lek ve yal­va­rış­ta bu­lun­ma­la­rıdır. Âhi­ret­te bü­tün in­san­la­ra ait he­sa­ba çe­kil­me işi­nin bir an ön­ce ya­pıl­ma­sı için en bü­yük şe­fa­at­ta bu­lu­na­cak kim­se, Haz­ret-i Pey­gam­ber Efen­di­miz­dir. Onun bu şe­fa­atına şe­fa­at-ı Uz­ma (En bü­yük şe­fa­at) de­nir. </text:span></text:span><text:span text:style-name="New_20_Style_20_Sheet_20_6"><text:span text:style-name="T21">Pey­gam­be­ri­mi­zin sa­hib ol­du­ğu Cen­net­te­ki yük­sek ma­ka­ma da Ma­kam-ı Mah­mud (Övü­len Ma­kam) de­nir. </text:span></text:span><text:span text:style-name="New_20_Style_20_Sheet_20_6"><text:span text:style-name="T14">(Ömer Na­su­hi Bil­men, Bü­yük İs­lam İl­mi­ha­li, Sa­de­leş­ti­ren A. Fik­ri Ya­vuz, s.33)</text:span></text:span></text:p>
      <text:p text:style-name="P16"><text:span text:style-name="Normal1"><text:span text:style-name="T14"/></text:span></text:p>
      <text:p text:style-name="P16"><text:span text:style-name="Normal1"><text:span text:style-name="T15">7) Ka­de­re İman</text:span></text:span></text:p>
      <text:p text:style-name="P1"><text:span text:style-name="Normal1"><text:span text:style-name="T14">Ehl-i Sün­net ve'l Ce­ma­at, ka­de­rin ha­yır ve şer­ri­ne iman eder. Ka­de­re ima­nın iki mer­te­be­si var­dır:</text:span></text:span></text:p>
      <text:p text:style-name="P41"><text:span text:style-name="Normal1"><text:span text:style-name="T14"><text:s/>Bi­rin­ci mer­te­be, Al­lah (cc), ya­rat­tı­ğı her şe­yin ne yap­tı­ğı­nı ve ne ya­pa­ca­ğı­nı bi­lir. On­la­rın ita­at­le­ri­nin ya­nın­da Ken­di­si­'ne is­ya­nı­ da ön­ce­den bi­lir. </text:span></text:span></text:p>
      <text:p text:style-name="P41"><text:span text:style-name="Normal1"><text:span text:style-name="T14">Al­la­hu Te­ala (cc), tüm ya­rat­tık­la­rı­nın ka­de­ri­ni Levh-i Mah­fuz'da yaz­mış­tır. İn­san ce­nin du­ru­mun­day­ken ya­ni ru­hu üf­len­me­den ön­ce, bir me­lek ta­ra­fın­dan ka­de­ri ge­ti­ri­lir. Al­lah (cc)'ın ira­de­si, in­sa­nın ira­de­si­nin üze­rin­de­dir. Ki­şi­nin mü­min ol­ma­sı ya da küf­re sap­ma­sı Al­lah (cc)'ın di­le­me­si dı­şın­da oluş­maz. Müs­lü­man­lar bu ko­nu­da çok has­sas ol­ma­lı­dır­lar.</text:span></text:span></text:p>
      <text:p text:style-name="P16"><text:span text:style-name="Normal1"><text:span text:style-name="T14"/></text:span></text:p>
      <text:p text:style-name="P16"><text:span text:style-name="Normal1"><text:span text:style-name="T15">8) Ehl-i Kıb­le Gü­nah İş­le­mek­ten Do­la­yı Tek­fir</text:span></text:span></text:p>
      <text:p text:style-name="P14"><text:span text:style-name="Normal1"><text:span text:style-name="T15"><text:s text:c="3"/>Edi­le­mez</text:span></text:span></text:p>
      <text:p text:style-name="P1"><text:span text:style-name="Normal1"><text:span text:style-name="T14">An­cak ima­nın as­lı bun­dan müs­tes­na­dır. Ehl-i Sün­net iti­ka­dın­da olan bir ki­şi, ay­nı kıb­le­ye yö­ne­len di­ğer bir mü­mi­ni gü­nah iş­le­di­ğin­den do­la­yı tek­fir et­mez, in­kar­cı ol­du­ğu­nu id­dia et­mez. İs­lam ta­ri­hi­nin ilk sap­kın akı­mı olan Ha­ri­ci­ler ilk fit­ne­yi bu ko­nu­da çı­kar­mış­lar­dır.</text:span></text:span></text:p>
      <text:p text:style-name="P41"><text:span text:style-name="Normal1"><text:span text:style-name="T14">İn­ka­ra sap­mış bir ki­şi ne ka­dar ha­yır iş­ler­se iş­le­sin ken­di­si­ne bir ya­ra­rı ol­ma­ya­ca­ğı gi­bi, Müs­lü­man da ne ka­dar gü­nah iş­ler­se iş­le­sin, ha­ram ola­na he­lal, he­lal ola­na ha­ram de­me­dik­çe in­ka­ra sap­mış sa­yıl­maz. </text:span></text:span></text:p>
      <text:p text:style-name="P16"><text:span text:style-name="Normal1"><text:span text:style-name="T14"/></text:span></text:p>
      <text:p text:style-name="P16"><text:span text:style-name="Normal1"><text:span text:style-name="T15">9) Al­lah (cc)'ın Ve­li Kul­la­rı­nın Ke­ra­met­le­ri </text:span></text:span></text:p>
      <text:p text:style-name="P14"><text:span text:style-name="Normal1"><text:span text:style-name="T15"><text:s text:c="3"/>Hak­tır</text:span></text:span></text:p>
      <text:p text:style-name="P41"><text:span text:style-name="Normal1"><text:span text:style-name="T14">Al­lah (cc) dost­la­rı­nın ke­ra­met­le­ri­ne, Al­lah (cc)'ın on­la­rın eliy­le mey­da­na ge­tir­di­ği ha­ri­ku­la­de hal­le­re, de­ği­şik ilim­ler­de yap­tı­ğı ke­şif­le­re iman et­mek Ehl-i Sün­net iti­ka­dı­nın esas­la­rın­dan­dır.</text:span></text:span></text:p>
      <text:p text:style-name="P16"><text:span text:style-name="Normal1"><text:span text:style-name="T14"/></text:span></text:p>
      <text:p text:style-name="P16"><text:span text:style-name="Normal1"><text:span text:style-name="T15">10) Re­su­lul­lah (sav)'ın Mi­rac Ha­di­se­si</text:span></text:span></text:p>
      <text:p text:style-name="P1"><text:span text:style-name="Normal1"><text:span text:style-name="T14">Mi­raç ha­di­se­sin­de Pey­gam­ber Efen­di­miz (sav) hem ru­hu hem de be­de­ni ile gök­ler öte­si ale­me çık­mış­tır. Ku­ran'da Pey­gam­be­ri­miz (sav)'in Beyt-ül-Mak­dis'e gi­di­şi sa­bit olup, sa­hih ha­dis­ler­de se­ma­va­ta çık­tı­ğı tas­dik­len­miş­tir. </text:span></text:span></text:p>
      <text:p text:style-name="P3"><text:soft-page-break/><text:span text:style-name="New_20_Style_20_Sheet_20_5"><text:span text:style-name="T15">Bir kı­sım ayet­le­ri­mi­zi ken­di­si­ne gös­ter­mek için, ku­lu­nu bir ge­ce Mes­cid-i Ha­ram'dan, çev­re­si­ni be­re­ket­len­dir­di­ği­miz Mes­cid-i Ak­sa'ya gö­tü­ren O (Al­lah) yü­ce­dir. Ger­çek­ten O, işi­ten­dir, gö­ren­dir. (İs­ra Su­re­si, 1)</text:span></text:span></text:p>
      <text:p text:style-name="P3"><text:span text:style-name="New_20_Style_20_Sheet_20_5"><text:span text:style-name="T15"/></text:span></text:p>
      <text:p text:style-name="P1"><text:span text:style-name="Normal1"><text:span text:style-name="T14">Kut­lu Pey­gam­be­ri­miz (sav)'in mi­ra­ca çık­ma­sı­na iman et­me­yen in­kar­cı ve mü­na­fık­lar fit­ne çı­kar­mak için Mek­ke'de Hz. Pey­gam­ber Efen­di­miz (sav)'in bu mu­ci­ze­si ile alay et­me­ye yel­ten­miş­ler­di. şeh­rin her ye­rin­de bu fit­ne­yi yay­mak için uğ­ra­şı­yor­lar­dı. Müş­rik­ler her gör­dük­le­ri in­sa­na bu­nu an­la­tıp ken­di­le­rin­ce alay et­me­ye ça­lı­şı­yor­lar­dı. Müş­rik­ler­den bi­ri Hz. Ebu Be­kir'e ge­le­rek "Mu­ham­med (sav) bir ge­ce­de Mek­ke'den Ku­düs'e git­ti­ği­ni id­dia edi­yor, ne di­yor­sun" de­di. Hz. Ebu Be­kir de tüm mü­min­le­re ör­nek ola­cak bir tes­li­mi­yet ve gü­ven­le "Eğer O söy­lü­yor­sa doğ­ru­dur." di­ye­rek ya­yı­lan bu fit­ne­yi ön­le­di. </text:span></text:span></text:p>
      <text:p text:style-name="P16"><text:span text:style-name="Normal1"><text:span text:style-name="T14"/></text:span></text:p>
      <text:p text:style-name="P16"><text:span text:style-name="Normal1"><text:span text:style-name="T15">11) He­sap Gü­nü</text:span></text:span></text:p>
      <text:p text:style-name="P1"><text:span text:style-name="Normal1"><text:span text:style-name="T14">Kı­ya­met gü­nü, Al­lah (cc)'ın ka­inat için tak­dir et­ti­ği öm­rün bit­ti­ği gün­dür. Kı­ya­met gü­nü her­kes he­sa­ba çe­ki­le­cek­tir. Tek­rar ikin­ci bir be­den­le dün­ya­ya dö­nüş söz ­ko­nu­su de­ğil­dir. Adem Pey­gam­ber (a.s.)'den kı­ya­me­te ka­dar yer­yü­zü­ne ge­len bü­tün ruh­lar dün­ya ku­rul­ma­dan ön­ce ya­ra­tıl­mış­tır. Bir ruh de­ği­şik be­den­ler­le bir­den faz­la dün­ya­ya gel­me­ye­cek­tir.</text:span></text:span></text:p>
      <text:p text:style-name="P41"><text:span text:style-name="Normal1"><text:span text:style-name="T14"/></text:span></text:p>
      <text:p text:style-name="P16"><text:span text:style-name="Normal1"><text:span text:style-name="T15">12) Cen­net­le Müj­de­le­nen­le­ri Tas­dik Et­mek</text:span></text:span></text:p>
      <text:p text:style-name="P1"><text:span text:style-name="Normal1"><text:span text:style-name="T14">Cen­net­le müj­de­le­nen sa­ha­be­ler hak­kın­da­ki her­han­gi bir kö­tü söz, bu mü­ba­rek in­san­la­ra kar­şı say­gı­ya uy­gun de­ğil­dir ve bü­yük gü­nah­tır. Bu sa­ha­be­ler şun­lar­dır:</text:span></text:span></text:p>
      <text:p text:style-name="P41"><text:span text:style-name="Normal1"><text:span text:style-name="T14">- Hz. Ebu Be­kir (r.a.)</text:span></text:span></text:p>
      <text:p text:style-name="P41"><text:span text:style-name="Normal1"><text:span text:style-name="T14">- Hz. Ömer (r.a.)</text:span></text:span></text:p>
      <text:p text:style-name="P41"><text:span text:style-name="Normal1"><text:span text:style-name="T21">- Hz. Os­man (r.a.)</text:span></text:span></text:p>
      <text:p text:style-name="P41"><text:span text:style-name="Normal1"><text:span text:style-name="T21">- Hz. Ali (r.a.)</text:span></text:span></text:p>
      <text:p text:style-name="P41"><text:span text:style-name="Normal1"><text:span text:style-name="T12">- Tal­ha b. Ubey­dul­lah (r.a.)</text:span></text:span></text:p>
      <text:p text:style-name="P41"><text:span text:style-name="Normal1"><text:span text:style-name="T12">- Zü­beyr b. Av­vam (r.a.)</text:span></text:span></text:p>
      <text:p text:style-name="P41"><text:span text:style-name="Normal1"><text:span text:style-name="T12">- Sa'd b. Ebi Vak­kas (r.a.)</text:span></text:span></text:p>
      <text:p text:style-name="P41"><text:span text:style-name="Normal1"><text:span text:style-name="T14">- Sa­id b. Zeyd (r.a.)</text:span></text:span></text:p>
      <text:p text:style-name="P41"><text:span text:style-name="Normal1"><text:span text:style-name="T21">- Ab­dur­rah­man b. Avf (r.a.)</text:span></text:span></text:p>
      <text:p text:style-name="P41"><text:span text:style-name="Normal1"><text:span text:style-name="T14">- Ebu Ubey­de b. Cer­rah (r.a.)</text:span></text:span></text:p>
      <text:p text:style-name="P41"><text:span text:style-name="Normal1"><text:span text:style-name="T14">İs­lam'ın ilk dö­ne­mi­nin ta­ri­hi bu üs­tün in­san­la­rın kah­ra­man­lık­la­rı ile do­lu­dur. Re­su­lul­lah Efen­di­miz (sav) ha­dis­le­rin­de, bu de­ğer­li Müs­lü­man­lar­dan öv­güy­le bah­set­miş­tir.</text:span></text:span></text:p>
      <text:p text:style-name="P41"><text:span text:style-name="Normal1"><text:span text:style-name="T14">Sap­kın fır­ka­la­rın or­tak özel­lik­le­rin­den bi­ri de cen­net­le müj­de­len­miş olan sa­ha­be­ler­den ba­zı­la­rı­na kar­şı sal­dır­ma­la­rı­dır. Ehl-i Sün­net iti­ka­dın­da böy­le bir gö­rü­şe ke­sin­lik­le yer yok­tur.</text:span></text:span></text:p>
      <text:p text:style-name="P41"><text:span text:style-name="Normal1"><text:span text:style-name="T10"/></text:span></text:p>
      <text:p text:style-name="P41"><text:span text:style-name="Normal1"><text:span text:style-name="T22">13) Ku­ran ve Sün­net Hak­kın­da Yo­rum </text:span></text:span></text:p>
      <text:p text:style-name="P14"><text:span text:style-name="Normal1"><text:span text:style-name="T22"><text:s text:c="5"/>Ya­pıl­ma­ma­sı</text:span></text:span></text:p>
      <text:p text:style-name="P1"><text:span text:style-name="Normal1"><text:span text:style-name="T21">Akıl ve kı­yas öne sü­rü­le­rek Ku­ran ve sünnette açık­ça be­yan edi­len hü­küm­ler üze­ri­ne de­ği­şik yo­rum ge­ti­ri­le­mez. Zi­ra sa­ha­be­ler ve mez­hep imam­la­rı­mız böy­le yap­mış ve böy­le bu­yur­</text:span></text:span><text:soft-page-break/><text:span text:style-name="Normal1"><text:span text:style-name="T21">muş­lar­dır. Mü­min­ler Kur'an ve sünnete uyan her­şe­yi ka­bul eder­ler, ay­kı­rı ola­nı ise red­de­der­ler. Ehl-i Sün­net ve'l Ce­ma­at'i di­ğer­le­rin­den ayı­ran en bü­yük özel­lik, ilim­le­ri­ni Ku­ran ve sünnetten ya­ni asıl kay­na­ğın­dan al­ma­la­rı­dır. </text:span></text:span></text:p>
      <text:p text:style-name="P41"><text:span text:style-name="Normal1"><text:span text:style-name="T21">İman eden­ler an­la­mı­nı kav­ra­ya­ma­dık­la­rı ko­nu­la­rı Ku­ran ve sün­net ışı­ğın­da tef­sir eder­ler, zan­na, he­va ve he­ves­le­ri­ne uy­maz­lar. Hiç kim­se Ku­ran ve sünnete ay­kı­rı söz söy­le­me hak­kı­na sa­hip de­ğil­dir. </text:span></text:span></text:p>
      <text:p text:style-name="P41"><text:span text:style-name="Normal1"><text:span text:style-name="T21"/></text:span></text:p>
      <text:p text:style-name="P41"><text:span text:style-name="Normal1"><text:span text:style-name="T22"/></text:span></text:p>
      <text:p text:style-name="P41"><text:span text:style-name="Normal1"><text:span text:style-name="T22"/></text:span></text:p>
      <text:p text:style-name="P41"><text:span text:style-name="Normal1"><text:span text:style-name="T22"/></text:span></text:p>
      <text:p text:style-name="P25"><text:span text:style-name="Normal1"><text:span text:style-name="T28">EHL-İ SÜN­NET MEZ­HEP­LE­Rİ</text:span></text:span></text:p>
      <text:p text:style-name="P1"><text:span text:style-name="Normal1"><text:span text:style-name="T22"/></text:span></text:p>
      <text:p text:style-name="P1"><text:span text:style-name="Normal1"><text:span text:style-name="T21"/></text:span></text:p>
      <text:p text:style-name="P6"><text:span text:style-name="Normal1"><text:span text:style-name="T31">İti­ka­di (inanç ve ima­ni) Açı­dan Mez­hep­ler</text:span></text:span></text:p>
      <text:p text:style-name="P1"><text:span text:style-name="Normal1"><text:span text:style-name="T14">İti­ka­di açı­dan mez­hep­ler iki ta­ne­dir.</text:span></text:span></text:p>
      <text:p text:style-name="P41"><text:span text:style-name="Normal1"><text:span text:style-name="T14">1) Ma­tu­ri­di mez­he­bi; İmam Ma­tu­ri­di ta­ra­fın­dan ku­rul­muş­tur.</text:span></text:span></text:p>
      <text:p text:style-name="P41"><text:span text:style-name="Normal1"><text:span text:style-name="T14">2) Eş'ariy­ye mez­he­bi; İmam Eş'ari ta­ra­fın­dan ku­rul­muş­tur.</text:span></text:span></text:p>
      <text:p text:style-name="P41"><text:span text:style-name="Normal1"><text:span text:style-name="T14">Bu iki mez­hep te­mel­de bir­dir. An­cak ara­la­rın­da te­fer­ru­ata ait kır­ka ya­kın ko­nu­da fi­kir ay­rı­lı­ğı var­dır. Fi­kir ay­rı­lı­ğı­na düş­tük­le­ri ko­nu­lar sa­de­ce ay­rın­tı­lar­dan iba­ret­tir. </text:span></text:span></text:p>
      <text:p text:style-name="P41"><text:span text:style-name="Normal1"><text:span text:style-name="T14"/></text:span></text:p>
      <text:p text:style-name="P15"><text:span text:style-name="Normal1"><text:span text:style-name="T30">Ma­tu­ri­di Mez­he­bi</text:span></text:span></text:p>
      <text:p text:style-name="P1"><text:span text:style-name="Normal1"><text:span text:style-name="T14">Ma­tu­ri­di mez­he­bi­nin ku­ru­cu­su İmam Ma­tu­ri­di'dir. </text:span></text:span><text:span text:style-name="Normal1"><text:span text:style-name="T21">Asıl adı Ebu Man­sur Mu­ham­med bin Mah­mud el-Ma­tu­ri­di'dir. Hic­ri 238 yı­lın­da Se­mer­kant'ta doğ­muş­tur.</text:span></text:span></text:p>
      <text:p text:style-name="P41"><text:span text:style-name="Normal1"><text:span text:style-name="T21">Türk asıl­lı olan İmam Ma­tu­ri­di, ilim tah­si­li­ni İmam-ı Azam'ın ta­le­be­le­rin­den al­mış­tır. Ça­lış­ma­la­rın­da akıl ile na­kil ara­sın­da gü­zel bir bağ­lan­tı kur­muş­tur. Ehl-i Sün­net inan­cı­na sı­kı sı­kı­ya bağ­lı ta­le­be­ler ye­tiş­ti­re­rek sap­kın fır­ka­la­rın kar­şı­sın­da yı­kıl­maz bir set oluş­tur­muş­tur. Ehl-i Sün­net inan­cı­nın ken­din­den son­ra­ki ne­sil­le­re ulaş­tı­rıl­ma­sın­da bü­yük kat­kı­sı var­dır. </text:span></text:span></text:p>
      <text:p text:style-name="P41"><text:span text:style-name="Normal1"><text:span text:style-name="T21">İmam Ma­tu­ri­di, fı­kıh­ta Ha­ne­fi mez­he­bi­ne bağ­lı olan Müs­lü­man­la­rın iti­kat­ta ima­mı­dır. Ma­tu­ri­di mez­he­bi baş­ta Türk­ler ol­mak üze­re pek çok Müs­lü­man ta­ra­fın­dan ka­bul edil­miş­tir. </text:span></text:span></text:p>
      <text:p text:style-name="P41"><text:span text:style-name="Normal1"><text:span text:style-name="T21">Ma­tu­ri­di'nin gü­nü­mü­ze ka­dar ula­şan eser­le­rin­den ba­zı­la­rı şun­lar­dır: Ki­ta­bü't Tev­hid, Te'vi­la­tü'l Ku­ran.</text:span></text:span></text:p>
      <text:p text:style-name="P41"><text:span text:style-name="Normal1"><text:span text:style-name="T21">Bi­zim için Ehl-i Sün­net iti­ka­dı­nın te­me­li­ni oluş­tu­ran inanç ka­ide­le­rin­den ba­zı­la­rı şun­lar­dır:</text:span></text:span></text:p>
      <text:p text:style-name="P41"><text:span text:style-name="Normal1"><text:span text:style-name="T12">- Al­lah (cc) var­dır ve bir­dir. </text:span></text:span><text:span text:style-name="Normal1"><text:span text:style-name="T14">Za­tı ve fi­il­le­riy­le bir olan Al­lah (cc)'a iman­la mü­kel­le­fiz. Al­lah (cc)'ın Za­tı ve fi­ili sı­fat­la­rı var­dır. Bun­lar Al­lah (cc)'ın Za­tı'yla be­ra­ber var­dır. Al­lah (cc)'ın ke­lam sı­fa­tı ken­di Za­tı'yla ka­im­dir. </text:span></text:span></text:p>
      <text:p text:style-name="P41"><text:span text:style-name="Normal1"><text:span text:style-name="T14">- İman, dil ile ik­rar ve kalp ile tas­dik­ten iba­ret­tir. Dil ile ik­rar eden fa­kat kalp ile tas­dik et­me­yen kim­se mü­min de­ğil­dir. İma­nın ye­ri kalp­tir. Kal­be yer eden ima­na zor­la da ol­sa kim­se­nin gü­cü yet­mez. </text:span></text:span></text:p>
      <text:p text:style-name="P41"><text:span text:style-name="Normal1"><text:span text:style-name="T14">İman eden bi­ri­nin Müs­lü­man ol­ma­dı­ğı­nı söy­le­mek na­sıl doğ­ru de­ğil­se, İs­lam'ın şart­la­rı­nı ye­ri­ne ge­ti­ren bi­ri­nin mü­min ol­ma­dı­ğı­nı söy­le­mek de doğ­ru ve ca­iz de­ğil­dir. </text:span></text:span><text:span text:style-name="Normal1"><text:span text:style-name="T21">Amel ima­na da­hil de­ğil­dir. </text:span></text:span></text:p>
      <text:p text:style-name="P41"><text:span text:style-name="Normal1"><text:span text:style-name="T21">- Ahi­ret­te Al­lah (cc)'ı gör­mek müm­kün­dür. </text:span></text:span><text:span text:style-name="Normal1"><text:span text:style-name="T12">An­cak O'nu gör­mek key­fi­yet­siz ola­cak­tır. </text:span></text:span></text:p>
      <text:p text:style-name="P41"><text:span text:style-name="Normal1"><text:span text:style-name="T12">- İn­san bir şe­yi iş­le­me­ye ka­rar ver­di­ğin­de Al­lah (cc) on­da bu fi­ili iş­le­me kud­re­ti­ni ya­ra­tır. Bu­nun ya­ra­tıl­ma­sı fi­il­le be­ra­ber­dir. İn­san fi­il iş­le­di­ği za­man se­vap ve­ya ce­za­ya müs­te­hak ol­ma­sı kas­de bağ­lı­dır. </text:span></text:span></text:p>
      <text:p text:style-name="P41"><text:span text:style-name="Normal1"><text:span text:style-name="T12">- Zi­na et­mek, adam öl­dür­mek, iç­ki iç­mek gi­bi bü­yük gü­nah­la­rı iş­le­me­si in­sa­nı iman­dan çı­kar­maz. Bü­yük gü­na­hı iş­le­yen kim­se tev­be eder­se af­fa uğ­rar. </text:span></text:span></text:p>
      <text:p text:style-name="P41"><text:soft-page-break/><text:span text:style-name="Normal1"><text:span text:style-name="T12">- Gü­nah­kar­lar için Pey­gam­be­ri­miz (sav)'in şe­fa­at et­me­si hak­tır. Bu Al­lah (cc)'ın Pey­gam­be­ri­miz (sav)'e bir lüt­fu­dur. Pey­gam­be­ri­miz (sav) bü­yük gü­nah sa­hi­bi mü­min­le­re şe­fa­at ede­cek­tir.</text:span></text:span></text:p>
      <text:p text:style-name="P41"><text:span text:style-name="Normal1"><text:span text:style-name="T12"/></text:span></text:p>
      <text:p text:style-name="P41"><text:span text:style-name="Normal1"><text:span text:style-name="T12"/></text:span></text:p>
      <text:p text:style-name="P41"><text:span text:style-name="Normal1"><text:span text:style-name="T12"/></text:span></text:p>
      <text:p text:style-name="P15"><text:span text:style-name="Normal1"><text:span text:style-name="T32">Eş'ariy­ye Mez­he­bi</text:span></text:span></text:p>
      <text:p text:style-name="P1"><text:span text:style-name="Normal1"><text:span text:style-name="T12">Eş'ari­li­ğin ku­ru­cu­su Ebu'l Ha­san El-Eş'ari, Hic­ri 260 yı­lın­da Bas­ra'da doğ­du. Kırk ya­şı­na ka­dar Mu'te­zi­le alim­le­rin­den Ebu Ali el Cüb­bai'den ders al­dı. </text:span></text:span></text:p>
      <text:p text:style-name="P41"><text:span text:style-name="Normal1"><text:span text:style-name="T14">İmam Eş'ari pek çok eser ka­le­me al­dı. Ehl-i bid'at olan Mu'te­zi­le'yi, fi­lo­zof­la­rı, ta­bi­at­çı­la­rı, deh­ri­le­ri (Al­lah (cc)'a ve ahi­re­te inan­ma­yan iman­sız kim­se­le­ri), Ya­hu­di ve Hı­ris­ti­yan­la­rı he­def alan eser­ler yaz­dı. Ri­sa­le­tü'l-İman, Ma­ka­la­tü'l-İs­la­miy­yin ilk ak­la ge­len eser­le­ri­dir. Gü­nü­mü­ze ka­dar ulaş­mış yir­mi­yi aş­kın ese­ri var­dır. Yir­mi yıl yat­sı na­ma­zı­nın ab­des­ti ile sa­bah na­ma­zı kıl­dı­ğı ri­va­yet edi­lir. 324 yı­lın­da Bağ­dat'ta ve­fat et­miş­tir. </text:span></text:span></text:p>
      <text:p text:style-name="P41"><text:span text:style-name="Normal1"><text:span text:style-name="T14">Amel­de şa­fii ve Ma­li­ki mez­he­bi­ne men­sup olan­lar­dan bir kıs­mı iti­kat­ta Eş'ariy­ye mez­he­bi­ne bağ­lı­dır. Eş'ari­yye mez­he­bi özel­lik­le Irak, Su­ri­ye ve Mı­sır'da yay­gın­dır.</text:span></text:span></text:p>
      <text:p text:style-name="P41"><text:span text:style-name="Normal1"><text:span text:style-name="T14">Ehl-i Sün­net iti­ka­dı­nın oluş­ma­sın­da İmam Eş'ari'nin gö­rüş­le­ri­nin bü­yük öne­mi var­dır. Ma­tu­ri­di ile ira­de ko­nu­su­nun dı­şın­da önem­li bir ko­nu­da fi­kir ay­rı­lı­ğı­na düş­me­miş­ler­dir. </text:span></text:span></text:p>
      <text:p text:style-name="P41"><text:span text:style-name="Normal1"><text:span text:style-name="T14">İma­mın ba­zı gö­rüş­le­ri şun­lar­dır:</text:span></text:span></text:p>
      <text:p text:style-name="P41"><text:span text:style-name="Normal1"><text:span text:style-name="T14">- Ka­bir sor­gu­su, ha­şir, sı­rat ve mi­zan hak­tır. </text:span></text:span><text:span text:style-name="Normal1"><text:span text:style-name="T21">Ede­bi yön­den Ku­ran bir mu­ci­ze­dir. </text:span></text:span><text:span text:style-name="Normal1"><text:span text:style-name="T14">Bir ben­ze­ri, in­san­lar ta­ra­fın­dan ya­zı­la­maz.</text:span></text:span></text:p>
      <text:p text:style-name="P41"><text:span text:style-name="Normal1"><text:span text:style-name="T14">- Pey­gam­be­rin mu­ci­ze gös­ter­me­si la­zım­dır. Ve­li­le­rin de ke­ra­met gös­ter­me­si ca­iz­dir. Pey­gam­ber­le­rin mu­ci­ze­le­ri ka­vim­le­ri­ne pey­gam­ber­lik­le­ri­ni is­bat için­dir. Ve­li ise ke­ra­me­ti ile üs­tün­lük sağ­la­ma­ma­lı, ke­ra­me­ti­ni giz­le­me­li­dir. </text:span></text:span></text:p>
      <text:p text:style-name="P41"><text:span text:style-name="Normal1"><text:span text:style-name="T14">- Bir me­lek va­sı­ta­sıy­la ken­di­si­ne Al­lah (cc) ta­ra­fın­dan va­hiy ge­len ve ka­ina­ta ko­nul­muş olan adet­le­ri bo­za­cak şe­kil­de mu­ci­ze gös­te­ren kim­se­ye "ne­bi" de­nir.</text:span></text:span></text:p>
      <text:p text:style-name="P41"><text:span text:style-name="Normal1"><text:span text:style-name="T14">- Al­lah (cc)'ın iz­ni ile Pey­gam­be­ri­miz (sav)'in mü­min­le­re şe­fa­ati hak­tır. Al­lah (cc)'ın ahi­ret­te mü­min­le­r ta­ra­fın­dan gö­rül­me­si ca­iz­dir. Al­lah (cc) bir­dir ve eşi ben­ze­ri yok­tur. Ha­yır ve şer Al­lah (cc)'tan­dır. İn­san­la­rın fi­il­le­ri Al­lah (cc) ta­ra­fın­dan ya­ra­tı­lır ve kul­lar ta­ra­fın­dan iş­le­nir. İn­san­la­rın bir şey ya­pa­bil­me­le­ri için ge­rek­li olan güç, fi­il ile be­ra­ber Al­lah (cc) ta­ra­fın­dan ken­di­si­ne ve­ri­lir. </text:span></text:span></text:p>
      <text:p text:style-name="P5"><text:span text:style-name="Normal1"><text:span text:style-name="T14"/></text:span></text:p>
      <text:p text:style-name="P44"><text:span text:style-name="Normal1"><text:span text:style-name="T30">Ame­li Açı­dan Mez­hep­ler</text:span></text:span></text:p>
      <text:p text:style-name="P1"><text:span text:style-name="Normal1"><text:span text:style-name="T14">Ehl-i Sün­net iti­ka­dın­da, ame­li ko­nu­lar­da dört mez­hep var­dır:</text:span></text:span></text:p>
      <text:p text:style-name="P41"><text:span text:style-name="Normal1"><text:span text:style-name="T14">1) Ha­ne­fi mez­he­bi; İmam-ı Azam Ebu Ha­ni­fe ta­ra­fın­dan ku­rul­muş­tur.</text:span></text:span></text:p>
      <text:p text:style-name="P41"><text:span text:style-name="Normal1"><text:span text:style-name="T14">2) Şa­fii mez­he­bi; İmam şa­fii ta­ra­fın­dan ku­rul­muş­tur.</text:span></text:span></text:p>
      <text:p text:style-name="P41"><text:span text:style-name="Normal1"><text:span text:style-name="T12">3) Han­be­li mez­he­bi; İmam Han­bel ta­ra­fın­dan ku­rul­muş­tur.</text:span></text:span></text:p>
      <text:p text:style-name="P41"><text:span text:style-name="Normal1"><text:span text:style-name="T12">4) Ma­li­ki mez­he­bi; İmam Ma­lik ta­ra­fın­dan ku­rul­muş­tur. </text:span></text:span></text:p>
      <text:p text:style-name="P41"><text:span text:style-name="Normal1"><text:span text:style-name="T14">Bu bö­lüm­de mez­hep imam­la­rı­mız ve on­la­rın gö­rüş­le­ri üze­rin­de du­ra­ca­ğız.</text:span></text:span></text:p>
      <text:p text:style-name="P16"><text:span text:style-name="Normal1"><text:span text:style-name="T14">Ha­ne­fi Mez­he­bi ve İmam-ı Azam Ebu Ha­ni­fe</text:span></text:span></text:p>
      <text:p text:style-name="P1"><text:soft-page-break/><text:span text:style-name="Normal1"><text:span text:style-name="T14">İmam-ı Azam, Hic­ri 80 yı­lın­da Kü­fe'de doğ­muş­tur. Asıl adı Nu­man b. Sa­bit'tir. Ya­şa­dı­ğı böl­ge iti­ba­riy­le ba­zı ri­va­yet­ler­de onun Türk asıl­lı ol­du­ğu söy­len­mek­te­dir. Ti­ca­ret­le uğ­ra­şan var­lık­lı bir in­san olan ba­ba­sı, Hz. Ali (r.a.)'nin ha­li­fe­li­ği sı­ra­sın­da onun ha­yır du­ası­nı al­mış­tır. </text:span></text:span></text:p>
      <text:p text:style-name="P41"><text:span text:style-name="Normal1"><text:span text:style-name="T14">İmam-ı Azam genç yaş­ta Ku­ran'ı ez­ber­le­di. Arap di­li ve ede­bi­ya­tı, fı­kıh, ha­dis ve ke­lam ilim­le­rin­de ken­di­si­ni ge­liş­tir­di. Bu­lun­du­ğu yö­re­de­ki sap­kın di­ni gö­rüş­le­re sa­hip olan in­san­lar­la tar­tı­şa­rak bir­ço­ğu­nu ik­na et­me­yi ba­şar­dı. Böy­le­ce Ebu Ha­ni­fe is­mi du­yul­ma­ya baş­la­dı. </text:span></text:span></text:p>
      <text:p text:style-name="P41"><text:span text:style-name="Normal1"><text:span text:style-name="T14">İl­mi, ze­kâ­sı, zühd ve tak­va­sı çok yük­sek­ti. İc­ti­ha­dın­da­ki yük­sek­lik, mez­he­bin­de­ki ko­lay­lık ve mü­kem­mel­lik bü­tün Müs­lü­man­lar ta­ra­fın­dan be­nim­sen­miş­tir. </text:span></text:span></text:p>
      <text:p text:style-name="P41"><text:span text:style-name="Normal1"><text:span text:style-name="T14">O dö­nem­de fı­kıh ko­nu­sun­da bü­yük bir ih­ti­yaç var­dı. İmam-ı Azam ti­ca­re­ti bı­ra­ka­rak bu ko­nu­la­ra yö­nel­di. Bu ara­da ken­di­si­ni da­ha da ge­liş­ti­re­rek Ku­ran ve sünnet­ten hü­küm çı­kar­ma­ya, ha­dis ri­va­yet­le­ri­ni araş­tır­ma­ya, sa­ha­be­nin ih­ti­la­fa düş­tü­ğü ko­nu­la­rı öğ­ren­me­ye ko­yul­du. </text:span></text:span></text:p>
      <text:p text:style-name="P41"><text:span text:style-name="Normal1"><text:span text:style-name="T14">30 yıl­lık med­re­se ha­ya­tı bo­yun­ca 4.000'den faz­la öğ­ren­ci ye­tiş­tir­di. İmam Ebu Yu­suf, İmam Mu­ham­med, Ha­san b. Zi­yad gi­bi her bi­ri baş­lı ba­şı­na müç­te­hid olan öğ­ren­ci­ler ye­tiş­tir­miş­tir. </text:span></text:span></text:p>
      <text:p text:style-name="P41"><text:span text:style-name="Normal1"><text:span text:style-name="T14">İmam-ı Azam, ta­le­be­le­ri­ne şu esas­la­rı tat­bik et­tik­le­ri tak­dir­de ilim­le­ri­nin sağ­lam te­mel­le­re otur­a­bi­le­ce­ği­ni söy­le­miş­tir:</text:span></text:span></text:p>
      <text:p text:style-name="P41"><text:span text:style-name="Normal1"><text:span text:style-name="T14">1) Bir ilim mec­li­si­ne de­vam et­mek ve bu mec­li­sin ge­nel ha­va­sı­nı te­nef­füs et­mek.</text:span></text:span></text:p>
      <text:p text:style-name="P41"><text:span text:style-name="Normal1"><text:span text:style-name="T14">2) Alim­ler­le bir­lik­te ol­mak ve bu­lun­duk­la­rı çağ­da­ki her tür­lü fi­kir ha­re­ke­tiy­le te­mas­ta bu­lun­mak.</text:span></text:span></text:p>
      <text:p text:style-name="P41"><text:span text:style-name="Normal1"><text:span text:style-name="T14">3) Ken­di­si­ne önem­li ve üs­tü ka­pa­lı me­se­le­le­ri açık­la­yan üs­ta­dı­nın ya­nın­dan ay­rıl­ma­mak.</text:span></text:span></text:p>
      <text:p text:style-name="P41"><text:span text:style-name="Normal1"><text:span text:style-name="T14">İmam-ı Azam, bir çok İs­lam ali­mi ile bi­ra­ra­ya gel­dik­ten son­ra, ça­ğın en bü­yük alim­le­rin­den Ham­mad b. Ebu Sü­ley­man'a bağ­la­nır. Çok şey öğ­ren­di­ği ho­ca­sı ve­fat edin­ce bü­tün göz­ler ona çev­ri­lir. </text:span></text:span></text:p>
      <text:p text:style-name="P41"><text:span text:style-name="Normal1"><text:span text:style-name="T14"><text:s/>Irak va­li­si Ye­zid b. Hu­bey­re ta­ra­fın­dan İmam-ı Azam'a ka­dı­lık tek­lif edi­lir. İmam-ı Azam bu tek­li­fi red­de­din­ce gün­ler­ce sü­ren iş­ken­ce­ler­den son­ra hap­se­di­lir. Fa­kat hal­kın tep­ki­sin­den kor­kul­du­ğu için kı­sa bir sü­re son­ra ser­best bı­ra­kı­lır.</text:span></text:span></text:p>
      <text:p text:style-name="P41"><text:span text:style-name="Normal1"><text:span text:style-name="T14">Uzun sü­re Hi­caz'da ya­şa­yan İmam-ı Azam, yö­ne­tim Ab­ba­si­ler'e ge­çin­ce tek­rar Kü­fe'ye dön­dü. Fa­kat Ab­ba­si yö­ne­ti­min­de de de­ği­şen pek bir ­şey ol­ma­mış­tı. Ab­ba­si Ha­li­fe­si El Man­sur ken­di­si­ne Bağ­dat ka­dı­lı­ğı tek­lif et­ti­ğin­de, onun ce­va­bı şöy­le ol­du: "Eğer ben bu va­zi­fe­yi ka­bul et­me­di­ğim tak­dir­de Fı­rat neh­rin­de bo­ğul­mak­la teh­dit edi­lir­sem, bo­ğul­ma­yı ter­cih ede­rim. Si­zin et­ra­fı­nız­da ik­ra­ma ih­ti­ya­cı olan çok­tur." Bu ce­vap üze­ri­ne Ab­ba­si Ha­li­fe­si El Man­sur, onu fi­kir­le­rin­den dön­dür­mek için gün­ler­ce iş­ken­ce yap­tır­dı. İş­ken­ce sı­ra­sın­da sağ­lı­ğı bo­zu­lun­ca İmam-ı Azam, Hic­ri 150 yı­lın­da Bağ­dat'ta ve­fat et­ti. Tür­be­si ha­la her yıl yüz­bin­ler­ce Müs­lü­man ta­ra­fın­dan zi­ya­ret edil­mek­te­dir. </text:span></text:span></text:p>
      <text:p text:style-name="P41"><text:span text:style-name="Normal1"><text:span text:style-name="T14"><text:s/>İmam-ı Azam'ın ölü­mün­den son­ra ta­le­be­le­ri, onun iç­ti­had­la­rı­nı, ri­va­yet et­ti­ği ha­dis­le­ri sis­tem­li bir ha­le ge­ti­re­rek ye­ni eser­ler oluş­tur­du­lar. İmam­la­rı­nın gö­rüş­le­ri­nin ışı­ğın­da ye­ni hü­küm­ler çı­ka­ra­rak İs­lam coğ­raf­ya­sı­na da­ğıl­dı­lar. Böy­le­ce İmam-ı Azam'ın gö­rüş­le­ri bir mez­hep ha­li­ni al­dı. Gü­nü­müz­de, Tür­ki­ye, Bal­kan­lar, Kaf­kas­ya, Si­bir­ya, Çin, Pa­kis­tan, Ar­na­vut­luk, Mı­sır, Fi­lis­tin, Su­ri­ye ve Irak'ta ya­şa­yan Müs­lü­man­lar Ha­ne­fi mez­he­bi­ne gö­re amel et­mek­te­dir­ler.</text:span></text:span></text:p>
      <text:p text:style-name="P41"><text:soft-page-break/><text:span text:style-name="Normal1"><text:span text:style-name="T14">İmam-ı Azam'ın gü­nü­mü­ze ula­şan eser­le­rin­den ba­zı­la­rı şun­lar­dır: El-Fık­hu'l-Ek­ber, Ki­tâ­bü'l-Âlim ve'l-Mü­te­al­lim, Ki­tâ­bü'r-Ri­sâ­le, beş ta­ne el-Ha­şiy­ye ki­ta­bı, el-Ka­si­de­tü'n-Nu'mâ­niy­ye, Ma'ri­fe­tü'l-Me­zâ­hib,.</text:span></text:span></text:p>
      <text:p text:style-name="P41"><text:span text:style-name="Normal1"><text:span text:style-name="T14">İmam-ı Azam Ebu Ha­ni­fe'nin eser­le­rin­den ba­zı alın­tı­lar ör­nek ver­mek ge­re­kir­se; </text:span></text:span></text:p>
      <text:p text:style-name="P22"><text:span text:style-name="New_20_Style_20_Sheet_20_6"><text:span text:style-name="T21">"Elin­den gel­di­ği ka­dar in­san­la­ra sev­gi gös­ter. </text:span></text:span><text:span text:style-name="New_20_Style_20_Sheet_20_6"><text:span text:style-name="T14">Her­ke­se se­lam ver, is­ter­se aşa­ğı­ kim­se­ler ol­sun. Baş­ka­la­rıy­la bir mec­lis­te top­la­nır, ara­nız­da ba­zı me­se­le­ler mü­na­ka­şa edi­lir­se ve se­nin bil­di­ği­ne mu­ha­lif bir­ şey söy­le­nir­se sen on­la­ra mu­ha­le­fet et­me. şa­yet sa­na so­rar­lar­sa on­la­ra bil­di­ğin gi­bi ha­ber ver, son­ra bu hu­sus­ta şöy­le şöy­le baş­ka ka­vil de var­dır, de­li­li de şu­dur, di­ye­rek ken­di bil­di­ği­ni söy­le, böy­le­lik­le se­ni din­ler­ler ve se­nin il­min­den de­re­ce­ni an­lar­lar. </text:span></text:span></text:p>
      <text:p text:style-name="P41"><text:span text:style-name="New_20_Style_20_Sheet_20_6"><text:span text:style-name="T14">Sa­na ge­len­le­rin hep­si­ne baş­ka baş­ka bil­gi­ler ver, her ­bi­ri sen­den bir şey öğ­ren­sin. On­la­ra kıy­met­li şey­ler ver, ehem­mi­yet­siz şey­ler­le uğ­raş­ma. On­lar­la ar­ka­daş gi­bi ol, hat­ta şa­ka yol­lu la­ti­fe­ler yap. Zi­ra dost­luk ve sa­mi­mi­yet il­me de­va­mı sağ­lar. On­la­ra yu­mu­şak dav­ran hoş mu­ame­le et. On­lar­dan hiç­bi­ri­ne can sı­kın­tı­sı ve bez­gin­lik gös­ter­me. Ken­di­ni on­lar­dan bi­ri imiş gi­bi tut. </text:span></text:span></text:p>
      <text:p text:style-name="P41"><text:span text:style-name="New_20_Style_20_Sheet_20_6"><text:span text:style-name="T14">De­ne­me­dik­çe kim­se­nin dost­lu­ğu­na gü­ven­me. Al­çak ve ha­sis olan kim­sey­le dost ol­ma. Gü­zel ah­lak­lı ge­niş yü­rek­li ve der­ya gö­nül­lü ol. El­bi­sen te­miz ve ye­ni ol­sun. Bi­nek atın iyi ol­sun. Gü­zel ko­ku­lar kul­lan. Ye­mek ye­dir­mek­te cö­mert ol ve her­ke­si do­yur. Bir fit­ne fe­sad duy­dun mu onu ıs­lah için koş. Se­ni zi­ya­ret eden­le­ri de, et­me­yen­le­ri de sen zi­ya­ret et. Sa­na is­ter iyi­lik yap­sın­lar, is­ter kö­tü­lük sen da­ima iyi­lik yap. Af­fet ve ba­zı şey­le­re göz yum. Sa­na ezi­yet ve­ren şey­le­ri ter­ket, hak­kı ye­ri­ne ge­tir­me­ye ça­lış. Ar­ka­daş­la­rın­dan has­ta­la­nan­la­rı zi­ya­ret et, gö­re­me­dik­le­ri­nin du­ru­mu­nu so­ruş­tur. Sa­na gel­me­yen­ler­le sen ala­ka­dar ol." (Ebu Ha­ni­fe'nin Öğ­ren­ci­si Yu­suf'a va­si­ye­tin­den)</text:span></text:span></text:p>
      <text:p text:style-name="P41"><text:span text:style-name="New_20_Style_20_Sheet_20_6"><text:span text:style-name="T14">Bil­miş ol ki amel il­me uyar. Na­sıl ki aza gö­zün gör­me­si sa­ye­sin­de ha­re­ket eder. </text:span></text:span><text:span text:style-name="New_20_Style_20_Sheet_20_6"><text:span text:style-name="T21">Az da­hi ol­sa amel ile ilim, çok amel ile ce­ha­let­ten da­ha fay­da­lı­dır. Bu şu­na ben­zer: Çöl­de bir ada­mın ya­nın­da az mik­tar azık bu­lun­sa bi­le doğ­ru yo­lu bi­li­yor­sa kur­tu­lur. Bu ada­mın du­ru­mu ya­nın­da çok azık bu­lu­nup da yo­lu bil­me­yen ada­mın du­ru­mun­dan da­ha ha­yır­lı­dır. Ce­nab-ı Hak şöy­le bu­yu­rur 'Hiç bi­len­ler­le bil­me­yen­ler bir olur muş Bu­nu an­cak akıl­lı olan­lar an­lar.' (Os­man Kes­ki­oğ­lu, Ebu Ha­ni­fe, M. Ebu Zeh­ra, s. 177 )</text:span></text:span></text:p>
      <text:p text:style-name="P1"><text:span text:style-name="Normal1"><text:span text:style-name="T21">İmam-ı Azam'ın Ebu Yu­suf'a öğüt­le­ri­nin bir kıs­mı Er­zu­rum­lu İb­ra­him Hak­kı Haz­ret­le­ri'nin Ma­ri­fet­na­me isim­li ese­rin­de geç­mek­te­dir. Aşa­ğı­da­ki alın­tı­lar bu eser­den alın­mış­tır: </text:span></text:span></text:p>
      <text:p text:style-name="P41"><text:span text:style-name="New_20_Style_20_Sheet_20_6"><text:span text:style-name="T21">"İn­san­la­rın iyi­li­ği­ni is­te­yi­ci ol ve on­la­ra na­si­hat et. </text:span></text:span><text:span text:style-name="New_20_Style_20_Sheet_20_6"><text:span text:style-name="T14">Halk, ha­re­ket­le­ri­ni be­ğe­nip se­nin­le gö­rüş­mek is­te­di­ğin­de on­la­rın soh­bet­le­ri­ne git. Mec­lis­le­rin­de in­san­la­rı ve ken­di­ni tev­kir ile ilim mü­za­ke­re ede­sin. </text:span></text:span></text:p>
      <text:p text:style-name="P41"><text:span text:style-name="New_20_Style_20_Sheet_20_6"><text:span text:style-name="T14">Her ta­le­ben ken­di­si­ni se­nin oğ­lun bil­sin. İl­me ça­lış­ma gay­ret­le­ri her ge­çen gün ço­ğal­sın. Se­ni din­le­me­yen avam­la ve pa­zar­da­ki­ler­le ko­nuş­ma. Doğ­ru­yu söy­le­mek­te kim­se­den çe­kin­me­ye­sin. İba­de­tin avam­dan çok ol­sun, az ol­ma­sın. Kü­für ve bid'at ehl-i ile otu­rup ko­nuş­ma, mü­sa­it or­tam olur­sa di­ne da­vet et. Bu na­si­hat­le­ri biz­den ca­nı gö­nül­den ka­bul et. Zi­ra bun­la­rı se­nin ve her­kes için va­si­yet et­tim. Bu yol­da gi­de­sin, hal­kı da Hak yo­lu­na ge­ti­re­sin."</text:span></text:span></text:p>
      <text:p text:style-name="P41"><text:span text:style-name="New_20_Style_20_Sheet_20_6"><text:span text:style-name="T14"/></text:span></text:p>
      <text:p text:style-name="P17"><text:span text:style-name="Normal1"><text:span text:style-name="T30">Şa­fii Mez­he­bi ve İmam şa­fii</text:span></text:span></text:p>
      <text:p text:style-name="P1"><text:soft-page-break/><text:span text:style-name="Normal1"><text:span text:style-name="T14">İmam şa­fii, Hic­ri 150 yı­lın­da Gaz­ze'de doğ­du. Ebu Ha­ni­fe'nin ve­fat et­ti­ği se­ne doğ­ma­sı İs­lam alim­le­rin­ce ma­ni­dar kar­şı­lan­mış­tır. İmam şa­fii kü­çük yaş­ta ba­ba­sı­nı kay­be­din­ce yok­sul­luk içe­ri­sin­de bir ço­cuk­luk dö­ne­mi ge­çir­di.</text:span></text:span></text:p>
      <text:p text:style-name="P41"><text:span text:style-name="Normal1"><text:span text:style-name="T14">Mek­ke'ye ge­le­rek ha­dis eği­ti­mi al­ma­ya baş­la­dı. Kü­çük yaş­ta Ku­ran'ı ez­ber­le­di. Da­ha son­ra İmam Ma­lik'in ya­nı­na ge­le­rek ken­di­ni ta­ma­men fık­hi ko­nu­la­rı öğ­ren­me­ye ver­di. </text:span></text:span></text:p>
      <text:p text:style-name="P41"><text:span text:style-name="Normal1"><text:span text:style-name="T14">34 ya­şın­da Ye­men va­li­si ta­ra­fın­dan şi­ilik pro­pa­gan­da­sı yap­tı­ğı if­ti­ra­sı ile hap­se­dil­di. şa­fii'ye bağ­lı do­kuz ki­şi öl­dü­rül­dü. şa­fii'nin öl­dü­rül­me­si ise nü­fuz sa­hi­bi ba­zı se­ven­le­ri­nin ara­ya gir­me­si ile son an­da ön­len­di. </text:span></text:span></text:p>
      <text:p text:style-name="P41"><text:span text:style-name="Normal1"><text:span text:style-name="T14">İki yıl Mek­ke'de in­ce­le­me ve araş­tır­ma yap­tık­tan son­ra tek­rar Bağ­dat'a ge­ri dön­dü. Bu sı­ra­da şa­fii'nin ünü İs­lam ale­min­de du­yul­ma­ya baş­lan­mış­tı. Ken­di­si­ne da­ha ra­hat bir ça­lış­ma or­ta­mı ara­dı ve Mı­sır'ı ter­cih et­ti. </text:span></text:span></text:p>
      <text:p text:style-name="P41"><text:span text:style-name="Normal1"><text:span text:style-name="T14">Mı­sır va­li­si ve hal­kı şa­fii'nin ül­ke­le­ri­ne ge­li­şi­ni se­vinç­le kar­şı­la­dı. Va­li ta­ra­fın­dan öm­rü­nün so­nu­na ka­dar ko­ru­na­rak, pey­gam­ber so­yu­na ay­rı­lan pay­dan his­se ve­ril­di. Öm­rü­nü İs­lam yo­lun­da ge­çi­ren, ar­dın­da bir çok eser bı­ra­kan, sa­yı­sız ta­le­be ye­tiş­ti­ren, dev­rin­de Mu'te­zi­le ve di­ğer sap­kın fır­ka­lar­la mü­ca­de­le eden İmam şafii, Hicri 204 yılında Mısır'da vefat etti. Ahkamül Kuran, Es-Sunen, Kitabu'l-üm, Müsned-i şafii adlı değerli eserler bırakmıştır. Irak, Doğu Anadolu, Hindistan, Filistin, Hicaz, Filipinler, Yemen, Mısır ve Suriye'den bir çok Müslüman şafii mezhebi ile amel etmektedir. İmam şafii, oluşturduğu mezhebinin kaynağını şöyle açıklamıştır: "Herkes peygamberlerimizin hadislerini bilmeyebilir. Ben Resulullah'ın sünnetine muhalif olarak bilmeden herhangi bir fikir ileri sürersem veya bir esas ortaya koyarsam, uyulması gereken Resulullah'ın sözüdür. İşte benim mezhebim budur. Resulullah'tan bir hadis rivayet ettiğim halde onunla amel etmezsem, hangi yer beni taşır ve hangi gök gölgelendirir. Peygamberin hadisinin başım gözüm üzerinde yeri vardır."</text:span></text:span></text:p>
      <text:p text:style-name="P41"><text:span text:style-name="Normal1"><text:span text:style-name="T14">İmam şafii şöyle buyuruyor: "İçinizden biri bütün halkı memnun etmek isterse; yapamaz. Kul ihlas sahibi olmaya dikkat etmeli. Yaptığı her iyi amel Allah ile arasında kalmalı."</text:span></text:span></text:p>
      <text:p text:style-name="P41"><text:span text:style-name="Normal1"><text:span text:style-name="T14">İlim talebi, fazilet bakımından nafile namazdan daha hayırlıdır. Zira nafile namazın faydası şahsa, ilmin faydası ise umuma aittir.</text:span></text:span></text:p>
      <text:p text:style-name="P41"><text:span text:style-name="Normal1"><text:span text:style-name="T14">Bir kimse mümin kardeşine gizli öğüt verirse; tesirli nasihatte bulunmuş ve onu iyi huylarla süslemiş olur. Açıktan halk arasında öğüt vermeye kalkılırsa tesirsiz olur. Bir bakıma ayıplamış, dolayısıyla utandırmış olur. Ahiretin saadetini isteyen, ilimde ihlas sahibi olsun. Yaptığı işlerle öğüt vermeye çalışan da hidayetçi olur. Şu üç hal, din kardeşine dair sevgi işinde doğruluğa alamettir: </text:span></text:span></text:p>
      <text:p text:style-name="P41"><text:span text:style-name="Normal1"><text:span text:style-name="T14">1) Bazı ufak hataları hoş görüp yüzüne vurmadan, olduğu gibi kabul etmek.</text:span></text:span></text:p>
      <text:p text:style-name="P41"><text:span text:style-name="Normal1"><text:span text:style-name="T14">2) Bazı açıktan yapılan yersiz hareketleri varsa, üzerini kapamak.</text:span></text:span></text:p>
      <text:p text:style-name="P41"><text:span text:style-name="Normal1"><text:span text:style-name="T14">3) Ken­di­si­ne kar­şı yan­lış ha­re­ket­te bu­lu­nur­sa ba­ğış­la­mak.</text:span></text:span></text:p>
      <text:p text:style-name="P41"><text:span text:style-name="Normal1"><text:span text:style-name="T14"/></text:span></text:p>
      <text:p text:style-name="P17"><text:span text:style-name="Normal1"><text:span text:style-name="T30">Ma­li­ki Mez­he­bi ve İmam Ma­lik</text:span></text:span></text:p>
      <text:p text:style-name="P1"><text:span text:style-name="Normal1"><text:span text:style-name="T14">İmam Ma­lik bin Enes, en sağ­lam ri­va­yet­le­re gö­re Hic­ri 93 yı­lın­da Me­di­ne'de dün­ya­ya gel­miş­tir. Ha­dis il­miy­le uğ­ra­şan, bil­gi­li bir ai­le­nin ço­cu­ğu ol­ma­sı do­la­yı­sıy­la kı­sa sü­re­de bu ko­nu­da ken­di­si­ni ge­liş­tir­miş­tir. Kü­çük yaş­ta ün­lü alim İbn-i Hür­müz'ün ya­nı­na ve­ril­miş ve 13 yıl </text:span></text:span><text:soft-page-break/><text:span text:style-name="Normal1"><text:span text:style-name="T14">onun ya­nın­da kal­mış­tır. 17 ya­şın­da ders ver­me­ye baş­la­yın­ca ona gös­te­ri­len ala­ka, ho­ca­la­rı­na gös­te­ri­len ala­ka­dan faz­la ol­muş­tur. Ebu Ha­ni­fe, ken­di­sin­den 13 yaş bü­yük ol­du­ğu hal­de onun önün­de diz çö­ke­rek ders al­mış­tır.</text:span></text:span></text:p>
      <text:p text:style-name="P41"><text:span text:style-name="Normal1"><text:span text:style-name="T14">İmam Ma­lik hak­kın­da ya­zı­lan eser­ler­de, ge­nel­de ha­fı­za ve ze­ka­sı­nın çok üs­tün ol­du­ğu an­la­tıl­mak­ta, sab­rı, ta­ham­mü­lü, ih­la­sı, fe­ra­se­ti ve hey­be­ti ör­nek ve­ril­mek­te­dir.</text:span></text:span></text:p>
      <text:p text:style-name="P41"><text:span text:style-name="Normal1"><text:span text:style-name="T14">Ha­dis il­min­de önem­li bir ye­ri olan İmam Ma­lik ri­va­yet­le­rin sa­hih­li­ği ko­nu­sun­da çok ti­tiz­di. Ha­dis ri­va­yet eden­le­ri iyi­ce araş­tı­rır ve an­cak gü­ve­ni­lir olan­la­rın ri­va­yet­le­ri­ni alır­dı.</text:span></text:span></text:p>
      <text:p text:style-name="P41"><text:span text:style-name="Normal1"><text:span text:style-name="T14">İmam Ma­lik fet­va ver­mek­te ace­le dav­ran­maz­dı. Ken­di­si­ne bir me­se­le so­rul­du­ğun­da, "Sen git ben bu me­se­le­yi araş­tı­ra­yım" der­di. Bu dav­ra­nı­şı­nın se­be­bi­ni so­ran­la­ra, "Ben fet­va­la­rın he­sa­bı­nı ve­re­ce­ğim. Çok çe­tin olan kı­ya­met gü­nün­den kor­ku­yo­rum" der­di.</text:span></text:span></text:p>
      <text:p text:style-name="P41"><text:span text:style-name="Normal1"><text:span text:style-name="T14">Ebu Ha­ni­fe gi­bi İmam Ma­lik de ha­li­fe­ El Man­sur'un ga­za­bı­na uğ­ra­mış ve ha­pis­ha­ne­ler­de gün­ler­ce iş­ken­ce gör­müş­tür. Fa­kat, El Man­sur yıl­lar son­ra ha­ta­sı­nı an­la­ya­rak Hi­caz'da, İmam Ma­lik'ten özür di­le­miş­tir.</text:span></text:span></text:p>
      <text:p text:style-name="P41"><text:span text:style-name="Normal1"><text:span text:style-name="T14">Öm­rü­nün son yıl­la­rı­nı ra­hat­sız­lık­lar­la ge­çi­ren İmam Ma­lik, Hic­ri 179'da Me­di­ne'de ve­fat et­miş­tir. </text:span></text:span></text:p>
      <text:p text:style-name="P41"><text:span text:style-name="Normal1"><text:span text:style-name="T14">Gü­nü­müz­de, Trab­lus, Lib­ya, Tu­nus, Fas, Hi­caz, Mı­sır, Ce­za­yir ve Af­ri­ka sa­hil­le­rin­de Ma­li­ki mez­he­bi­ne men­sup Müs­lü­man­lar mev­cut­tur. </text:span></text:span></text:p>
      <text:p text:style-name="P41"><text:span text:style-name="Normal1"><text:span text:style-name="T14">İmam Ma­lik'in en önem­li ese­ri 40 yıl­da yaz­dı­ğı "Mu­vat­ta"dır. 100 bin­den faz­la ha­dis üze­rin­de yap­tı­ğı ça­lış­ma­lar so­nu­cu bu ese­rin­de 1.720 ha­di­se yer ver­miş­tir. Be­di­üz­za­man Sa­id-i Nur­si, kül­li­ya­tın­da İmam-ı Ma­lik'ten ve bü­yük ese­ri Mu­vat­ta'dan öv­gü ile sö­z et­miş­tir.</text:span></text:span></text:p>
      <text:p text:style-name="P16"><text:span text:style-name="Normal1"><text:span text:style-name="T14"><text:s/></text:span></text:span><text:span text:style-name="Normal1"><text:span text:style-name="T12">Han­be­li Mez­he­bi ve İmam Ah­med b. Han­bel</text:span></text:span></text:p>
      <text:p text:style-name="P1"><text:span text:style-name="Normal1"><text:span text:style-name="T12">İmam Ah­med b. Han­bel, Hic­ri 164 yı­lın­da Bağ­dat'ta doğ­du. Ha­ya­tı, Ab­ba­si Dev­le­ti'nin en par­lak dö­nem­le­ri­ne rast­lar. Ba­ba­sı­nı kü­çük yaş­ta kay­bet­me­si­ne rağ­men çok par­lak bir tah­sil ha­ya­tı ge­çir­miş­tir. Bir­çok ün­lü alim­den ders al­ma­sı­na rağ­men en faz­la İmam-ı şa­fii'den et­ki­len­miş­tir. Bu yüz­den genç yaş­ta mem­le­ket mem­le­ket do­laş­ma­yı ge­rek­ti­re­cek zor bir ilim olan ha­dis il­miy­le uğ­raş­ma­ya baş­la­mış­tır.</text:span></text:span></text:p>
      <text:p text:style-name="P41"><text:span text:style-name="Normal1"><text:span text:style-name="T12">Ken­di­si­ni ye­tiş­ti­ren ho­ca­la­rı­na kar­şı çok say­gı­lıy­dı. On­lar ha­yat­ta iken ha­dis­ler ko­nu­sun­da ken­di­si­ne ait hiç­bir gö­rü­ş açık­la­ma­dı ve ol­gun­luk ya­şı olan kırk ya­şı­na ge­le­ne ka­dar hiç­bir ko­nu­da fet­va ver­me­di. </text:span></text:span><text:span text:style-name="Normal1"><text:span text:style-name="T14">Böy­le­lik­le il­mi ve te­va­zu­su ile kı­sa sü­re­de say­gı du­yu­lan bir alim ola­rak anıl­ma­ya baş­lan­dı.</text:span></text:span></text:p>
      <text:p text:style-name="P41"><text:span text:style-name="Normal1"><text:span text:style-name="T14">Onun soh­bet­le­ri­ni din­le­yen­ler ge­nel­de üç hu­su­sa dik­kat çe­ki­yor­lar­dı. Onun soh­bet­le­rin­de, va­kar, cid­di­yet, te­va­zu ve ru­hi hu­zur ha­kim­di. Kim­se ile alay et­me­yi sev­mez­di. </text:span></text:span></text:p>
      <text:p text:style-name="P41"><text:span text:style-name="Normal1"><text:span text:style-name="T14">Ha­dis­le­ri, an­cak ri­va­yet et­me­si is­ten­di­ğin­de an­la­tır­dı. Yan­lış­lık yap­ma­mak için ha­dis­le­ri ak­lın­dan de­ğil, kay­na­ğın­dan okur­du. </text:span></text:span></text:p>
      <text:p text:style-name="P41"><text:span text:style-name="Normal1"><text:span text:style-name="T14">Ta­le­be­le­ri­ne an­lat­tı­ğı ha­dis­le­rin özel­lik­le ya­zıl­ma­sı­nı is­ter­di. Ver­di­ği fet­va­lar yan­lış an­la­şı­lır dü­şün­ce­siy­le ya­zı­la­rak an­la­tıl­ma­sı­nı is­ter­di.</text:span></text:span></text:p>
      <text:p text:style-name="P41"><text:span text:style-name="Normal1"><text:span text:style-name="T14">Öm­rü­nün so­nu­na ka­dar sap­kın akım­lar­la mü­ca­de­le et­ti. Bu yüz­den Ha­li­fe Mu'ta­sım ile ba­şı der­de gir­di. Tu­tuk­la­na­rak Bağ­dat'ta ha­pis­ha­ne­de kal­dı. Ya­şa­dı­ğı zor­luk­lar, onu hal­kın gö­zün­de da­ha da yük­sek bir ko­nu­ma ge­tir­di. Ser­best bı­ra­kıl­dık­tan son­ra bas­kı­lar de­vam et­ti. Soh­bet­le­ri ya­sak­lan­dı, na­maz kıl­mak için ca­mi­ye git­me­si­ne bi­le izin ve­ril­me­di. Ta­le­be­le­ri bi­rer bi­rer </text:span></text:span><text:soft-page-break/><text:span text:style-name="Normal1"><text:span text:style-name="T14">zin­da­na atıl­dı. Ayak­la­rı zin­cir­le­ne­rek Ha­li­fe­nin hu­zu­ru­na çı­ka­rıl­mak üze­re Bağ­dat'tan Tar­sus'a doğ­ru yo­la çı­ka­rıl­dı ve Hic­ri 128'de yol­da ve­fat et­ti.</text:span></text:span></text:p>
      <text:p text:style-name="P41"><text:span text:style-name="Normal1"><text:span text:style-name="T14">Han­be­li mez­he­bi­nin çı­kı­şı sı­ra­sın­da Ha­ne­fi, Ma­li­ki, şa­fii mez­hep­le­ri­nin İs­lam ül­ke­le­rin­de yay­gın­laş­mış ol­ma­sı bu mez­he­bin ya­yıl­ma­sı­nı en­gel­le­miş­tir. Bu yüz­den mez­he­bi sa­de­ce Su­udi Ara­bis­tan'da yay­gın­dır.</text:span></text:span></text:p>
      <text:p text:style-name="P41"><text:span text:style-name="Normal1"><text:span text:style-name="T14">İmam Ah­med b. Han­bel'in en önem­li ese­ri "Müs­ned"idir. Ha­dîs il­min­de üs­tün bir yet­ki­ye sa­hib­ti. Ez­be­rin­de bir mil­yon ha­dis-i şe­rif bu­lun­du­ğu ri­va­yet edi­lir. "Müs­ned"de otuz bin ha­dis var­dır. Bü­yük alim Ku­his­ta­nî'nin sö­zü­ne gö­re, ha­dis­le­rin sa­yı­sı el­li­bin ye­di yüz­dür. Zühd ve tak­va­sı, yük­sek ah­lâ­kı her tür­lü öv­gü­nün üs­tün­de­dir.</text:span></text:span></text:p>
      <text:p text:style-name="P41"><text:span text:style-name="Normal1"><text:span text:style-name="T14"/></text:span></text:p>
      <text:p text:style-name="P6"><text:span text:style-name="Normal1"><text:span text:style-name="T30"><text:s/></text:span></text:span></text:p>
      <text:p text:style-name="P8"><text:span text:style-name="Normal1"><text:span text:style-name="T30">Mez­hep­ler Ara­sın­da İh­ti­laf Sa­nı­lan Ko­nu­lar </text:span></text:span></text:p>
      <text:p text:style-name="P44"><text:span text:style-name="Normal1"><text:span text:style-name="T30">As­lın­da Müs­lü­man­lar için Ko­lay­lık­tır</text:span></text:span></text:p>
      <text:p text:style-name="P1"><text:span text:style-name="Normal1"><text:span text:style-name="T14">Ehl-i Sün­net ve'l Ce­ma­at mez­hep­le­ri ara­sın­da­ki fark­lı­lık­lar İs­lam dün­ya­sı­na za­rar de­ğil ak­si­ne bü­yük fay­da sağ­la­mış­tır. Mez­hep imam­la­rı­nın her ­bi­ri ken­di iç­ti­ha­dı­nı an­lat­mış ama bir­bir­le­ri­ni or­ta­dan kal­dır­ma gi­bi bir yo­la git­me­miş­ler­dir. Ha­dis­te de be­lir­til­di­ği gi­bi say­gı için­de olu­şan bir ih­ti­la­fın rah­met ola­ca­ğı açık­tır ve ta­rih, bu­nun rah­met ol­du­ğu­nu gös­ter­miş­tir. Za­ru­ri du­rum­lar­da bir mez­hep men­su­bu­nun baş­ka bir mez­he­bi tak­lit ede­bil­me­si ko­lay­lı­ğı bu rah­me­tin en açık gös­ter­ge­si­dir.</text:span></text:span></text:p>
      <text:p text:style-name="P41"><text:span text:style-name="Normal1"><text:span text:style-name="T14">Zi­ra Ömer b. Ab­du­la­ziz bu ko­nu ile il­gi­li ola­rak şöy­le bu­yur­mak­ta­dır: </text:span></text:span></text:p>
      <text:p text:style-name="P22"><text:span text:style-name="New_20_Style_20_Sheet_20_6"><text:span text:style-name="T14">"Re­su­lul­lah'ın as­ha­bı­nın fık­hi me­se­le­ler­de ih­ti­la­fa düş­me­me­si­ni is­te­mez­dim. Çün­kü on­lar bir gö­rüş­te top­lan­sa­lar­dı in­san­lar zo­ra dü­şer­di. Bir kim­se on­lar­dan bi­ri­si­nin sö­zü­ne sa­rı­lır­sa, bu ken­di­si için sün­net olur." (Mu­ham­med Ebu Zeh­ra, İs­lam'da Si­ya­si, İti­ka­di ve Fık­hi Mez­hep­ler Ta­ri­hi, s. 21)</text:span></text:span></text:p>
      <text:p text:style-name="P1"><text:span text:style-name="Normal1"><text:span text:style-name="T14">Ehl-i Sün­net iti­ka­dı içe­ri­sin­de, uy­gu­la­ma ala­nın­da­ki her tür­lü sa­mi­mi dü­şün­ce, iç­ti­hat ve yo­ru­mun İs­lam'ın de­ği­şik çev­re ve coğ­raf­ya­la­ra ya­yıl­ma­sı­nı ko­lay­laş­tır­dı­ğı bi­li­nen bir ger­çek­tir.</text:span></text:span></text:p>
      <text:p text:style-name="P41"><text:span text:style-name="Normal1"><text:span text:style-name="T14">Sa­ha­be­nin fark­lı yo­rum­la­rı­na ze­min ha­zır­la­yan se­bep­le­rin en ba­şın­da ha­dis­le­rin de­ği­şik yo­rum­lan­ma­sı ge­lir. İs­lam'ın, Ku­ran'dan son­ra en önem­li kay­na­ğı sünnet, ya­ni ha­dis­ler­dir. Mez­hep imam­la­rı sünnete sa­rıl­ma­nın öne­mi üze­ri­nde dur­muş ve sünnetten ko­pan­la­rın hüs­ra­na uğ­ra­ya­ca­ğı­nı söy­le­miş­ler­dir.</text:span></text:span></text:p>
      <text:p text:style-name="P41"><text:span text:style-name="Normal1"><text:span text:style-name="T14">Mez­hep imam­la­rı, Sün­net-i Se­niy­ye'ye uy­ma­nın öne­mi­ni şu söz­le­riy­le vur­gu­la­mış­lar­dır. </text:span></text:span></text:p>
      <text:p text:style-name="P41"><text:span text:style-name="Normal1"><text:span text:style-name="T14">İmam-ı Azam, </text:span></text:span><text:span text:style-name="ALINTI-bold"><text:span text:style-name="T14">"İç­le­rin­de ha­dis­le meş­gul olan­lar bu­lun­du­ğu müd­det­çe in­san­lar kur­tul­muş­lar­dır. Ne za­man il­mi, ha­di­sin dı­şın­da arar­lar­sa, o za­man bo­zu­lur­lar. Al­lah'ın di­ni ile il­gi­li bir ko­nu­da şah­si gö­rü­şü­nü­ze gö­re hü­küm ver­mek­ten sa­kı­nı­nız, sün­ne­te ta­bi olu­nuz. Kim sün­net­ten ay­rı­lır­sa sa­pı­tır."</text:span></text:span><text:span text:style-name="Normal1"><text:span text:style-name="T14"> (Eş-şa'ra­ni, el-Mi­za­nü'l Küb­ra, 1:51)</text:span></text:span></text:p>
      <text:p text:style-name="P41"><text:span text:style-name="Normal1"><text:span text:style-name="T14">İmam şa­fii, </text:span></text:span><text:span text:style-name="ALINTI-bold"><text:span text:style-name="T14">"Re­su­lul­lah'tan bir ha­dis ri­va­yet et­ti­ğim hal­de o ha­dis­ten baş­ka bir hük­me va­rır­sam, be­ni han­gi gök­yü­zü göl­ge­len­di­rir, han­gi yer­yü­zü ta­şır."</text:span></text:span></text:p>
      <text:p text:style-name="P41"><text:span text:style-name="Normal1"><text:span text:style-name="T21">İmam Ma­lik, </text:span></text:span><text:span text:style-name="ALINTI-bold"><text:span text:style-name="T21">"Sün­net­ler Nuh'un ge­mi­si gi­bi­dir. Kim o ge­mi­ye bi­ner­se kur­tu­lur, kim bin­mez­se bo­ğu­lur."</text:span></text:span></text:p>
      <text:p text:style-name="P41"><text:span text:style-name="Normal1"><text:span text:style-name="T12">İmam Ah­med bin Han­bel, </text:span></text:span><text:span text:style-name="ALINTI-bold"><text:span text:style-name="T12">"Bir çok bid'at or­ta­ya çık­tı. </text:span></text:span><text:span text:style-name="ALINTI-bold"><text:span text:style-name="T14">Her kim ha­dis bil­mi­yor­sa o bid'at­la­ra dü­şer."</text:span></text:span></text:p>
      <text:p text:style-name="P41"><text:span text:style-name="Normal1"><text:span text:style-name="T14">Ehl-i Sün­net mez­hep­ imam­la­rı­nın, sünnetin fa­zi­le­ti ko­nu­sun­da ara­la­rın­da bir ay­rı­lık yok­tur. </text:span></text:span><text:span text:style-name="Normal1"><text:span text:style-name="T21">An­cak ki­mi za­man bu ha­dis­le­ri an­la­ma­da bir­bi­rin­den fark­lı gö­rüş­ler or­ta­ya çık­mış­tır. Bu­nun ya­nı­sı­ra mez­hep imam­la­rı­nın ha­dis bil­gi­si­nin bir­bi­rin­den faz­la ve­ya fark­lı olu­şu de­ği­şik hü­küm­le­rin çık­ma­sı­na se­be­bi­yet ver­miş­tir. Mez­hep imam­la­rı bir ko­nu ken­di­le­ri­ne ulaş­tı­rıl­dı­ğın­da ilk ön­ce Ku­ran'a baş­vu­rur­lar­dı. Ku­ran'da o ko­nu ile il­gi­li hük­me rast­la­ma­dı­kla­rın­da Pey­gam­be­ri­miz (sav)'in sünneti­ne ba­kı­lır­dı. Sünnet­te de bu­lu­na­maz­sa sa­ha­be­nin o me­se­le­de­ki tav­rı­na ba­kı­lır­dı. Bun­dan da bir so­nuç alı­na­maz­sa, iç­ti­hat ile ka­rar ve­ri­lir­di. İç­ti­had­lar fark­lı ola­bil­di­ği için mez­hep­ler ara­sın­da ba­zı fark­lı­lık­lar mey­da­na gel­miş­tir.</text:span></text:span></text:p>
      <text:p text:style-name="P41"><text:span text:style-name="Normal1"><text:span text:style-name="T14">Tek­nik ola­rak ha­dis­le­rin tam ola­rak bir ki­şi ta­ra­fın­dan bi­li­ne­bil­me­si im­kan­sız­dır. Ni­te­kim İmam şa­fii şöy­le söy­le­miş­tir. </text:span></text:span></text:p>
      <text:p text:style-name="P22"><text:soft-page-break/><text:span text:style-name="New_20_Style_20_Sheet_20_6"><text:span text:style-name="T14">"Sün­net­le­rin hep­si­ni bi­len, bil­me­di­ği ha­dis ol­ma­yan her­han­gi bi­ri­si­ni bil­mi­yo­rum. Bü­tün ha­dis alim­le­ri­nin ilim­le­ri bir ara­ya ge­ti­ri­lir­se o za­man bü­tün sün­net bi­lin­miş olur. Alim­le­rin ha­dis­le­ri da­ğı­nık ol­du­ğu­na gö­re, her ali­min bil­me­di­ği ha­dis el­bet­te ola­cak­tır. Bi­ri­nin bil­me­di­ği ha­dis­le­ri bir baş­ka­sı bil­mek­te­dir."</text:span></text:span></text:p>
      <text:p text:style-name="P1"><text:span text:style-name="Normal1"><text:span text:style-name="T14">Pey­gam­be­ri­miz (sav)'in ki­mi za­man yap­tı­ğı fi­il­ler ba­zı­la­rı­na gö­re zo­run­lu iba­det kap­sa­mın­da gö­rül­müş, ba­zı­la­rı­na gö­re na­fi­le ola­rak yo­rum­lan­mış­tır. Ehl-i Sün­net mez­hep­le­rin­de bu­nun bir çok ör­ne­ği bu­lun­mak­ta­dır. Ay­rı­ca Pey­gam­be­ri­miz (sav)'in yap­tı­ğı bir ha­re­ke­ti tam an­la­ya­ma­mak ya da ha­re­ke­tin ya­rı­sın­dan iti­ba­ren şa­hit ol­mak ba­zı fark­lı­lık­la­ra se­be­bi­yet ver­miş­tir. </text:span></text:span></text:p>
      <text:p text:style-name="P41"><text:span text:style-name="Normal1"><text:span text:style-name="T14">Sa­ha­be­le­rin söz­le­ri mez­hep­ler ara­sın­da­ki fark­lı­lık­la­rın di­ğer bir un­su­ru­dur. Me­se­la Ha­ne­fi ve Ma­li­ki­ler sa­ha­be­nin söz­le­ri­ni kı­ya­sa ter­cih eder­ler­ken şa­fi­iler sa­ha­be sö­zü­nü ba­zı du­rum­lar­da ka­bul et­mez­ler. Bu du­rum fark­lı fet­va­la­rın oluş­ma­sı­na ne­den olur. </text:span></text:span></text:p>
      <text:p text:style-name="P41"><text:span text:style-name="Normal1"><text:span text:style-name="T14">Bü­tün bun­la­rın ya­nı­sı­ra fark­lı ik­li­min, coğ­ra­fi özel­lik­le­rin, örf ve adet­le­rin mez­hep­ler ara­sın­da­ki fark­lı­lı­ğın oluş­ma­sın­da bü­yük et­ken ol­du­ğu bir ger­çek­tir. </text:span></text:span></text:p>
      <text:p text:style-name="P41"><text:span text:style-name="Normal1"><text:span text:style-name="T14">Mez­hep imam­la­rı, ih­ti­laf­la­rı­ şah­si ar­zu­la­rı­nın çok dı­şın­da tut­muş­lar ve yal­nız­ca Al­lah (cc) rı­za­sı­nı gö­zet­miş­ler­dir. Hep­si de sa­de­ce ken­di gö­rüş­le­ri­nin doğ­ru ol­du­ğu­nu id­dia et­me­miş, böy­le ol­ma­sı­nın da­ha uy­gun ola­bi­le­ce­ği­ni söy­le­miş­ler­dir. </text:span></text:span></text:p>
      <text:p text:style-name="P41"><text:span text:style-name="Normal1"><text:span text:style-name="T14">Ni­te­kim İmam-ı Azam şöy­le söy­le­miş­tir: </text:span></text:span></text:p>
      <text:p text:style-name="P22"><text:span text:style-name="New_20_Style_20_Sheet_20_6"><text:span text:style-name="T14">"Bi­zim dü­şün­ce­miz bir gö­rüş­ten iba­ret­tir ve el­de et­ti­ği­miz en gü­zel gö­rüş­tür. Bi­ri­si bi­zim gö­rü­şü­mü­zün da­ha gü­ze­li­ni or­ta­ya ko­yar­sa, biz­den çok ona uyul­ma­sı ge­re­kir." (Mu­ham­med Ebu Zeh­ra, İs­lam'­da Si­ya­si, İti­ka­di ve Fık­hi Mez­hep­ler Ta­ri­hi, s. 354)</text:span></text:span></text:p>
      <text:p text:style-name="P1"><text:span text:style-name="Normal1"><text:span text:style-name="T14">Mez­hep imam­la­rı­nın ha­yat­la­rı in­ce­len­di­ğin­de bir­bir­le­ri­ni in­cit­mek bir ya­na, da­ima bir­bir­le­rin­den is­ti­fa­de et­tik­le­ri ve ara­la­rın­da say­gı ba­ğı ol­du­ğu gö­rü­lür. Ömer Na­su­hi Bil­men, İl­mi­ha­lin­de bu say­gı­nın Ehl-i Sün­net'in bir ala­me­ti ol­du­ğu­nu şöy­le bil­dir­mek­te­dir:</text:span></text:span></text:p>
      <text:p text:style-name="P22"><text:span text:style-name="New_20_Style_20_Sheet_20_6"><text:span text:style-name="T14">... Bu dört müç­te­hi­de ait dört mez­heb­den her bi­ri­nin bağ­lı­la­rı, ken­di mez­heb­le­ri­nin da­ha doğ­ru, da­ha isa­bet­li, sün­net ve mas­la­ha­ta da­ha uy­gun ve da­ha el­ve­riş­li ol­du­ğu­na ina­nır. Ak­si hal­de o mez­he­bi seç­me­le­ri­nin bir ma­na­sı kal­maz. Bu­nun­la be­ra­ber di­ğer mez­heb­le­rin kıy­me­ti­ni azalt­mak da akıl­la­rın­dan geç­mez. Bu dört mez­he­bin dör­dü­ne de say­gı du­yar­lar. Bu say­gı Ehl-i Sün­net'in bir alâ­me­ti­dir. (Ömer Na­su­hi Bil­men, Bü­yük İs­lam İl­mi­ha­li, s.42) </text:span></text:span></text:p>
      <text:p text:style-name="P41"><text:span text:style-name="Normal1"><text:span text:style-name="T14">Mez­hep­le­rin ara­la­rın­da­ki ih­ti­laf yı­kı­cı de­ğil ya­pı­cı­dır. Ay­rı­ca bu ih­ti­laf Al­lah (cc)'ın "ay­rı­lı­ğa düş­me­yin" em­riy­le çe­liş­mez, çün­kü da­ha ön­ce de be­lir­tti­ği­miz gi­bi mez­hep­le­rin bir­den faz­la olu­şu, ina­nan­lar için her za­man rah­met ol­muş­tur. </text:span></text:span></text:p>
      <text:p text:style-name="P41"><text:span text:style-name="Normal1"><text:span text:style-name="T14"/></text:span></text:p>
      <text:p text:style-name="P41"><text:span text:style-name="Normal1"><text:span text:style-name="T14"/></text:span></text:p>
      <text:p text:style-name="P25"><text:span text:style-name="Normal1"><text:span text:style-name="T25">SÜN­NE­TİN MÜ­DA­FA­ASI</text:span></text:span></text:p>
      <text:p text:style-name="P5"><text:span text:style-name="Normal1"><text:span text:style-name="T15"/></text:span></text:p>
      <text:p text:style-name="P5"><text:span text:style-name="Normal1"><text:span text:style-name="T14"/></text:span></text:p>
      <text:p text:style-name="P6"><text:span text:style-name="Normal1"><text:span text:style-name="T30">Sünnetin Delil Oluşu Bir Zarurettir</text:span></text:span></text:p>
      <text:p text:style-name="P1"><text:span text:style-name="Normal1"><text:span text:style-name="T14">Be­di­üz­za­man, 11. Le­ma'da Sün­ne­t-i Se­niy­ye'yi şu şe­kil­de açık­lı­yor:</text:span></text:span></text:p>
      <text:p text:style-name="P22"><text:span text:style-name="New_20_Style_20_Sheet_20_6"><text:span text:style-name="T14">Re­sul-i Ek­rem Aley­his­sa­lâ­tü Ves­se­lâm fer­man et­miş: "Fe­sad-ı üm­me­tim za­ma­nın­da kim be­nim sün­ne­ti­me te­mes­sük et­se (sa­rıl­mak), yüz şe­hi­din ec­ri­ni, se­va­bı­nı ka­za­na­bi­lir." Evet Sün­net-i Se­niy­ye­'ye it­ti­ba, mut­la­ka gâ­yet kıy­met­dar­dır. Hu­su­san bid'at­la­rın is­ti­lâ­sı za­ma­nın­da Sün­net-i Se­niy­ye­'ye it­ti­ba et­mek da­ha zi­ya­de kıy­met­dar­dır. Hu­su­san fe­sad-ı üm­met za­ma­nın­da Sün­net-i Se­niy­ye'­nin kü­çük bir âdâ­bı­na mü­râ­at et­mek (uy­mak), ehem­mi­yet­li bir tak­vâ­yı ve kuv­vet­li bir îma­nı ih­sas edi­yor. Doğ­ru­dan doğ­ru­ya sün­ne­te it­ti­ba et­mek (tabi olmak), Re­sul-i Ek­rem Aley­his­sa­lâ­tü Ves­se­lâm'ı ha­tı­ra ge­ti­ri­yor. O ih­tar­dan o hâ­tı­ra, bir hu­zûr-u İlâ­hî hâ­tı­ra­sı­na in­kı­lab eder. Hat­ta en kü­çük bir mu­ame­le­de, hat­ta ye­mek, iç­mek ve yat­mak âdâ­bın­da Sün­net-i Se­niy­ye­'ye mü­râ­at et­ti­ği da­ki­ka­da, o âdi mu­ame­le ve o fıt­rî amel, se­vab­lı bir iba­det ve şer'î bir ha­re­ket olu­yor. Çün­ki o âdi ha­re­ke­tiy­le Re­sul-i Ek­rem Aley­his­sa­lâ­tü Ves­se­lâm'a it­ti­ba­ını (ta­bi ol­ma) dü­şü­nü­yor ve şe­ri­atın bir ede­bi ol­du­ğu­nu ta­sav­vur eder ve şe­ri­at sa­hi­bi o ol­du­ğu ha­tı­rı­na ge­lir. Ve on­dan şâ­ri-i ha­ki­kî olan Ce­nab-ı Hakk'a kal­bi mü­te­vec­cih olur, bir ne­vi hu­zur ve iba­det ka­za­nır. </text:span></text:span></text:p>
      <text:p text:style-name="P41"><text:span text:style-name="New_20_Style_20_Sheet_20_6"><text:span text:style-name="T14">İş­te bu sır­ra bi­na­en Sün­net-i Se­niy­ye'­ye it­ti­baı ken­di­ne âdet eden, âdâ­tı­nı (ya­pı­lan iş­ler) iba­de­te çe­vi­rir, bü­tün öm­rü­nü se­me­re­dar (gü­zel ne­ti­ce­ler do­ğu­ran) ve se­vab­dar ya­pa­bi­lir... (Le­ma­lar, 11. Le­ma, s. 48-60, En­var Neş­ri­yat)</text:span></text:span></text:p>
      <text:p text:style-name="P1"><text:span text:style-name="Normal1"><text:span text:style-name="T14">Sün­netin de­lil olu­şu di­ni bir za­ru­ret­tir. Bu de­lil­ler çe­şit­li­dir ve hep­si de ke­sin­leş­miş, Ehl-i Sün­net alim­le­ri ta­ra­fın­dan it­ti­fa­ken ka­bul edil­miş­ler­dir. Sün­netin din­de de­lil ol­du­ğu­nu gös­te­ren ye­di mad­de var­dır.</text:span></text:span></text:p>
      <text:p text:style-name="P41"><text:span text:style-name="Normal1"><text:span text:style-name="T14">1. İs­met (Pey­gam­ber Efen­di­miz (sav)'in ha­ta yap­ma­ya­ca­ğı)</text:span></text:span></text:p>
      <text:p text:style-name="P41"><text:span text:style-name="Normal1"><text:span text:style-name="T14">2. Sa­ha­be­nin, Hz. Pey­gam­ber (sav)'in sünneti­ne sa­rıl­ma­la­rı­nı Al­lah (cc)'ın tas­vip ve tas­dik et­me­si </text:span></text:span></text:p>
      <text:p text:style-name="P41"><text:span text:style-name="Normal1"><text:span text:style-name="T14">3. Ku­ran-ı Ke­rim</text:span></text:span></text:p>
      <text:p text:style-name="P41"><text:span text:style-name="Normal1"><text:span text:style-name="T14">4. Sün­net-i şe­rif</text:span></text:span></text:p>
      <text:p text:style-name="P41"><text:span text:style-name="Normal1"><text:span text:style-name="T14">5. Ku­ran Sün­net-i Se­niy­ye ile an­la­şı­lır</text:span></text:span></text:p>
      <text:p text:style-name="P41"><text:span text:style-name="Normal1"><text:span text:style-name="T14">6. Sün­ne­t de va­hiy kay­nak­lı­dır</text:span></text:span></text:p>
      <text:p text:style-name="P41"><text:span text:style-name="Normal1"><text:span text:style-name="T14">7. İc­ma</text:span></text:span></text:p>
      <text:p text:style-name="P16"><text:span text:style-name="Normal1"><text:span text:style-name="T15"/></text:span></text:p>
      <text:p text:style-name="P16"><text:span text:style-name="Normal1"><text:span text:style-name="T15">Bi­rin­ci De­lil: İs­met</text:span></text:span></text:p>
      <text:p text:style-name="P1"><text:span text:style-name="Normal1"><text:span text:style-name="T14">Bi­rin­ci de­lil, Hz. </text:span></text:span><text:span text:style-name="Normal1"><text:span text:style-name="T21">Pey­gam­ber Efen­di­miz (sav)'in ma­sum ve ha­ta­dan uzak ol­ma­sı, ya­ni İs­met ma­ka­mın­da ol­ma­sı­dır. O, teb­li­ği ze­de­le­ye­cek şey­le­ri kas­ten yap­mak­tan ma­sum­dur ve yi­ne sa­hih gö­rü­şe gö­re bu ko­nu­da ha­ta ve ya­nıl­gı­ya düş­mek­ten de ko­run­muş­tur. Bu şu­nu ge­rek­ti­rir: Teb­liğ ile il­gi­li her ha­ber doğ­ru­dur, Al­lah (cc) Ka­tın­da­ki­ne uy­gun­dur ve ona ta­bi ol­mak va­cip­tir. Bü­tün bu ha­ber­ler ya­lan­dan ko­run­muş­tur.</text:span></text:span></text:p>
      <text:p text:style-name="P41"><text:soft-page-break/><text:span text:style-name="Normal1"><text:span text:style-name="T21">Hz. Pey­gam­ber Efen­di­miz (sav)'in ah­ka­ma (hü­küm­le­re) da­ir söy­le­di­ği söz­le­ri de yi­ne ya­lan­dan ko­run­muş, di­ni de­lil­ler­dir. Pey­gam­ber Efen­di­miz'in, </text:span></text:span><text:span text:style-name="ALINTI-bold"><text:span text:style-name="T21">"Ey in­san­lar ben si­ze an­cak Al­lah'ın em­ret­ti­ği­ni em­re­di­yor ve O'nun si­ze ya­sak­la­dık­la­rın­dan neh­ye­di­yo­rum." </text:span></text:span><text:span text:style-name="Normal1"><text:span text:style-name="T21">sö­zü, O'nun ha­ta­dan ko­run­muş ol­du­ğu­nun bir de­li­li­dir.</text:span></text:span></text:p>
      <text:p text:style-name="P41"><text:span text:style-name="Normal1"><text:span text:style-name="T21">Hz. Pey­gam­ber (sav)'in teb­liğ ile il­gi­li ha­ber­le­rin­de ma­sum olu­şu, bü­tün sünnet çe­şit­le­ri­nin de­lil ol­du­ğu­nu is­pat et­me­de, tek ba­şı­na bi­ze yet­mek­te­dir. Çün­kü her bi­ri as­lın­da teb­liğ­dir. Hz. Pey­gam­ber Efen­di­miz (sav)'in ha­ya­tı­nın ta­ma­mı, İs­lam'ın rü­kün­le­ri­ni oluş­tu­rur. Sos­yal ya­şan­tı­sı, ai­le ha­ya­tı, ar­ka­daş­la­rı, sa­vaş­la­rı, ye­me iç­me­si vs hep­si di­nin içer­sin­de ve di­ni açık­la­yan üm­me­te ör­nek teş­kil eden dav­ra­nış­lar bü­tü­nü­dür. </text:span></text:span></text:p>
      <text:p text:style-name="P41"><text:span text:style-name="Normal1"><text:span text:style-name="T21">Hz. Pey­gam­ber (sav)'in teb­li­ğe ait ha­ber­le­rin dı­şın­da, teb­li­ği ze­de­le­ye­cek şey­ler­den ko­run­muş ol­ma­sı, onun bü­tün bu fi­il, tas­vip, emir ve tav­si­ye­le­ri ve ne­hiy­le­ri­nin de biz­zat de­lil ol­ma­sı­nı ge­rek­li kıl­mak­ta, bu­nun için baş­ka bir ha­be­re ih­ti­yaç du­yul­ma­mak­ta­dır. Kut­lu Pey­gam­be­ri­miz Hz. Mu­ham­med (sav) ha­ta yap­mak­tan ko­run­muş­tur, İs­met ma­ka­mı ile şe­ref­len­di­ril­miş­tir.</text:span></text:span></text:p>
      <text:p text:style-name="P16"><text:span text:style-name="Normal1"><text:span text:style-name="T22"/></text:span></text:p>
      <text:p text:style-name="P16"><text:span text:style-name="Normal1"><text:span text:style-name="T15">İkin­ci de­lil: Sa­ha­be­nin, Hz. Pey­gam­ber (sav)'in</text:span></text:span></text:p>
      <text:p text:style-name="P14"><text:span text:style-name="Normal1"><text:span text:style-name="T15">sünneti­ne sa­rıl­ma­la­rı­nı Al­lah (cc)'ın tas­vip ve </text:span></text:span></text:p>
      <text:p text:style-name="P41"><text:span text:style-name="Normal1"><text:span text:style-name="T15">tas­dik et­me­si</text:span></text:span></text:p>
      <text:p text:style-name="P1"><text:span text:style-name="Normal1"><text:span text:style-name="T14">Pey­gam­ber Efen­di­miz (sav), üm­me­ti­ni sünneti­ne sa­rıl­ma­ya teş­vik edip on­la­rı, ken­di­si­ne mu­ha­le­fet­ten sa­kın­dı­rı­yor­du. Sa­ha­be-i Ki­ram da her ko­nu­da Pey­gam­be­ri­miz (sav)'in em­ri­ne ka­tık­sız­ca ita­at edi­yor, O'na uyu­yor, bü­tün söz, fi­il ve tas­vip­le­rin­de ken­di­si­ne ta­bi olu­yor­du. O'ndan (sav) ge­len her şe­yi ita­at ge­rek­ti­ren ko­nu­lar ola­rak alı­yor ve her ha­re­ke­ti­ni di­ni bi­rer de­lil ola­rak al­gı­lı­yor­lar­dı.</text:span></text:span></text:p>
      <text:p text:style-name="P41"><text:span text:style-name="Normal1"><text:span text:style-name="T14">Dün­ye­vi me­se­le­ler­de iç­ti­hat ge­rek­ti­ren bir ko­nu ol­du­ğun­da da bu­nun ni­çin ve na­sıl ol­du­ğu ko­nu­sun­da Pey­gam­ber Efen­di­miz (sav)'e da­nı­şıp, is­ti­şa­re edi­yor­lar­dı.</text:span></text:span></text:p>
      <text:p text:style-name="P41"><text:span text:style-name="Normal1"><text:span text:style-name="T14">Ba­zen de bir hü­küm ken­di­le­ri ta­ra­fın­dan an­la­şıl­ma­yın­ca, hik­me­ti­ni an­la­mak için onu Hz. Pey­gam­ber Efen­di­miz (sav)'e so­rup ha­ki­ka­ti­ni an­la­ma­ya ça­lı­şı­yor­lar­dı. </text:span></text:span></text:p>
      <text:p text:style-name="P41"><text:span text:style-name="Normal1"><text:span text:style-name="T14">Bu­nun­la bir­lik­te on­lar, baş­la­rı­na ge­len bir ha­di­se­de, çö­züm için sa­de­ce Ku­ran ile ye­tin­mi­yor­lar­dı. Her ko­nu­da sor­ma im­ka­nı bul­duk­la­rı müd­det­çe Hz. Pey­gam­ber Efen­di­miz (sav)'e da­nı­şı­yor­lar­dı.</text:span></text:span></text:p>
      <text:p text:style-name="P41"><text:span text:style-name="Normal1"><text:span text:style-name="T14">Sa­ha­be­ler­den bi­ri­si, uzak­ta bu­lun­du­ğun­da ba­şı­na bir ha­di­se ge­lir­se, bu ko­nu­nun çö­zü­mü için ön­ce Ku­ran'da ce­va­bı­nı araş­tı­rır, on­da bu­la­maz­sa sünnette araş­tı­rır, ora­da da bir ce­vap bu­la­maz­sa ken­di gö­rü­şüy­le iç­ti­hat eder­di. Pey­gam­ber Efen­di­miz (sav)'in ya­nı­na dön­dü­ğü za­man da du­ru­mu ken­di­si­ne arz eder, eğer iç­ti­ha­dın­da isa­bet­li ise tas­dik gö­rür, ha­ta­lı ise Re­sul­lul­lah (sav) ha­ta­sı­nı gös­te­rir, böy­le­ce o da ha­ta­sın­dan dö­ner­di.</text:span></text:span></text:p>
      <text:p text:style-name="P41"><text:span text:style-name="Normal1"><text:span text:style-name="T14">Hz. Pey­gam­ber Efen­di­miz (sav) ve Sa­ha­be-i Ki­ram za­ma­nın­da ce­re­yan eden bü­tün olay­la­rı Ce­nab-ı Al­lah (cc) tas­vip et­miş ve bu dav­ra­nış­la­rın­da ha­ta et­tik­le­ri­ni açık­la­ma­mış­tır. Vah­yin in­di­ği bir dö­nem­de Ce­nab-ı Al­lah (cc)'ın bir şe­yi tas­vip et­me­si va­hiy de­re­ce­sin­de kuv­vet­li bir de­lil­dir. </text:span></text:span></text:p>
      <text:p text:style-name="P16"><text:span text:style-name="Normal1"><text:span text:style-name="T15"/></text:span></text:p>
      <text:p text:style-name="P16"><text:soft-page-break/><text:span text:style-name="Normal1"><text:span text:style-name="T15">Üçün­cü de­lil: Ku­ran-ı Ke­rim</text:span></text:span></text:p>
      <text:p text:style-name="P1"><text:span text:style-name="Normal1"><text:span text:style-name="T14">Al­lah (cc)'ın hak Ki­ta­bı Ku­ran-ı Ke­rim, sünnetin de­lil olu­şu­nu ke­sin ola­rak ifa­de eden bir­çok ayet-i ke­ri­me ile do­lu­dur.</text:span></text:span></text:p>
      <text:p text:style-name="P41"><text:span text:style-name="Normal1"><text:span text:style-name="T12">Bu ayet-i ke­ri­me­ler bir­kaç gru­ba ay­rı­lır. </text:span></text:span><text:span text:style-name="Normal1"><text:span text:style-name="T21">Ba­zen bir ayet bir­den faz­la gru­ba da da­hil ola­bil­mek­te­dir. </text:span></text:span></text:p>
      <text:p text:style-name="P11"><text:span text:style-name="Normal1"><text:span text:style-name="T18">Bi­rin­ci Grup Ayet­ler:</text:span></text:span></text:p>
      <text:p text:style-name="P1"><text:span text:style-name="Normal1"><text:span text:style-name="T14">Bun­lar Hz. Pey­gam­ber (sav)'e iman et­me­nin va­cip ol­du­ğu­nu gös­te­ren ayet­ler­dir. </text:span></text:span></text:p>
      <text:p text:style-name="P41"><text:span text:style-name="Normal1"><text:span text:style-name="T14">Hz. Pey­gam­ber (sav)'e iman ile an­la­tıl­mak is­te­nen, O'nun pey­gam­ber­li­ği­ni ve Ku­ran'da zik­ri geç­sin geç­me­sin, O'nun Al­lah (cc) Ka­tın­dan ge­tir­di­ği bü­tün şey­le­ri tas­dik ve ka­bul et­mek­tir. Pey­gam­be­re uy­ma­ma­nın ve ver­di­ği hük­me ra­zı ol­ma­ma­nın iman­la bağ­daş­ma­ya­ca­ğı­nı ifa­de eden ayet­ler de bu grup­tan­dır:</text:span></text:span></text:p>
      <text:p text:style-name="P41"><text:span text:style-name="Normal1"><text:span text:style-name="T14"/></text:span></text:p>
      <text:p text:style-name="P41"><text:span text:style-name="New_20_Style_20_Sheet_20_5"><text:span text:style-name="T15">"Şu hal­de Al­lah'a, O'nun Re­sû­lü'ne ve in­dir­di­ği­miz nur (Kur'an)a iman edin. Al­lah yap­tık­la­rı­nız­dan ha­ber­dâr­ dır." (Teğabün Suresi, 8)</text:span></text:span></text:p>
      <text:p text:style-name="P41"><text:span text:style-name="New_20_Style_20_Sheet_20_5"><text:span text:style-name="T15"/></text:span></text:p>
      <text:p text:style-name="P41"><text:span text:style-name="New_20_Style_20_Sheet_20_5"><text:span text:style-name="T15">De ki: "Ey insanlar, ben Allah'ın hepinize gönderdiği bir elçisi (peygamberi)yim. Göklerin ve yerin mülkü yalnız O'nundur. O'ndan başka ilah yoktur, O diriltir ve öldürür. Öyleyse Allah'a ve ümmi peygamber olan elçisine iman edin. O da Allah'a ve O'nun sözlerine inanmaktadır. O'na iman edin ki hidayete ermiş olursunuz." (Araf Suresi, 158)</text:span></text:span></text:p>
      <text:p text:style-name="P41"><text:span text:style-name="New_20_Style_20_Sheet_20_5"><text:span text:style-name="T14"/></text:span></text:p>
      <text:p text:style-name="P41"><text:span text:style-name="New_20_Style_20_Sheet_20_5"><text:span text:style-name="T14">Kadı ıyaz (544/1149) demiştir ki: "Allah'ın peygamberi Hz. Muhammed'e (sav) iman, kesin bir farzdır. ıman ancak onunla tamam olur ve ancak onunla sıhhat bulur."</text:span></text:span></text:p>
      <text:p text:style-name="P41"><text:span text:style-name="New_20_Style_20_Sheet_20_5"><text:span text:style-name="T14">İmam Şafi (204/819) demiştir ki: "Allah Teala, kendisine ve Resulü'ne imanı, diğer bütün amellerin başlangıcı ve kamil imanın kaynağı yapmıştır. Bir kul Allah'a iman edip de Resulü'ne iman etmezse, imanı tamam ve sahih olmaz. Hatta kabul görmez."</text:span></text:span></text:p>
      <text:p text:style-name="P41"><text:span text:style-name="New_20_Style_20_Sheet_20_5"><text:span text:style-name="T14">İbn Kayyim el Cevziyye (751/1350) ise bu konuda şöyle demektedir: "Allah Teala, Ashab-ı Kiram'ın, Hz. Peygamber ile toplu bir işteyken ondan izin almadan herhangi bir yola ve yere gitmemelerini, imanın gereklerinden kılmıştır. Dolayısıyla O'nun izni olmadan ilmi bir mezhebe ve hükme gitmemeleri imanın bir gereği olmaktadır..." (El Muvakkiin, 1, 58)</text:span></text:span></text:p>
      <text:p text:style-name="P41"><text:span text:style-name="New_20_Style_20_Sheet_20_5"><text:span text:style-name="T18"/></text:span></text:p>
      <text:p text:style-name="P41"><text:span text:style-name="New_20_Style_20_Sheet_20_5"><text:span text:style-name="T18">İkinci Grup Ayetler:</text:span></text:span></text:p>
      <text:p text:style-name="P41"><text:span text:style-name="New_20_Style_20_Sheet_20_5"><text:span text:style-name="T14">Bu gruptaki ayetler, Hz. Peygamber (sav)'in, Allah (cc)'ın hükmüne uygun olarak Kuran'ı açıklayıcı ve şerh edici olduğunu ve Hz. Peygamber (sav)'in ümmetine kitabı ve hikmeti (sünneti) öğrettiğini gösteren ayetlerdir. ımam </text:span></text:span><text:span text:style-name="New_20_Style_20_Sheet_20_5"><text:span text:style-name="T12">ﬁ</text:span></text:span><text:span text:style-name="New_20_Style_20_Sheet_20_5"><text:span text:style-name="T14">afi ve diğer alimler hikmete sünnet anlamını vermişlerdir. </text:span></text:span></text:p>
      <text:p text:style-name="P41"><text:span text:style-name="New_20_Style_20_Sheet_20_5"><text:span text:style-name="T21">Ayetlerde Allah (cc) şöyle buyurmaktadır:</text:span></text:span></text:p>
      <text:p text:style-name="P41"><text:span text:style-name="New_20_Style_20_Sheet_20_5"><text:span text:style-name="T21"/></text:span></text:p>
      <text:p text:style-name="P3"><text:span text:style-name="New_20_Style_20_Sheet_20_5"><text:span text:style-name="T22">Biz Ki­tab'ı an­cak, hak­kın­da ih­ti­la­fa düş­tük­le­ri şe­yi on­la­ra açık­la­man ve ina­nan bir kav­me rah­met ve hi­da­yet ol­ma­sı dı­şın­da (baş­ka bir amaç­la) in­dir­me­dik. </text:span></text:span><text:span text:style-name="New_20_Style_20_Sheet_20_5"><text:span text:style-name="T15">(Nahl Su­re­si, 64)</text:span></text:span></text:p>
      <text:p text:style-name="P3"><text:span text:style-name="New_20_Style_20_Sheet_20_5"><text:span text:style-name="T15"/></text:span></text:p>
      <text:p text:style-name="P4"><text:span text:style-name="New_20_Style_20_Sheet_20_8"><text:span text:style-name="T15">An­dol­sun ki Al­lah, mü'min­le­re, iç­le­rin­de ken­di­le­rin­den on­la­ra bir pey­gam­ber gön­der­mek­le lü­tuf­ta bu­lun­muş­tur. (Ki O) On­la­ra ayet­le­ri­ni oku­yor, on­la­rı arın­dı­rı­yor ve on­la­ra Ki­ta­bı ve hik­me­ti öğ­re­ti­yor. On­dan ön­ce on­lar apa­çık bir sa­pık­lık için­dey­di­ler. (Al-i İm­ran Su­re­si, 164)</text:span></text:span></text:p>
      <text:p text:style-name="P4"><text:span text:style-name="New_20_Style_20_Sheet_20_8"><text:span text:style-name="T14"/></text:span></text:p>
      <text:p text:style-name="P1"><text:soft-page-break/><text:span text:style-name="Normal1"><text:span text:style-name="T14">İmam şa­fi de­miş­tir ki: </text:span></text:span><text:span text:style-name="ALINTI-bold"><text:span text:style-name="T34">"Al­lah Te­ala, Ki­tap de­yin­ce Ku­ran'ı, hik­met ile de -gö­rüş­le­ri­ne ka­tıl­dı­ğın ehl-i Ku­ran alim­le­ri gi­bi- Hz. Pey­gam­ber (sav)'in sün­ne­ti­ni kas­tet­miş­tir. Bu gö­rüş Ku­ran'ın ifa­de­si­ne uy­mak­ta­dır. Al­lah en iyi­si­ni bi­lir. Çün­kü Ku­ran, ön­ce Ku­ran'ı, pe­şin­den de Hik­met'i zik­ret­miş­tir. Al­lah Te­ala da ken­di­le­ri­ne, Ki­tap ve Hik­met'i öğ­ret­mek­le kul­la­rı­na yap­tı­ğı ih­sa­nı zik­ret­mek­te­dir. Al­lah, en doğ­ru­su­nu bi­lir. Bu­ra­da­ki hik­me­tin Hz. Pey­gam­ber (sav)'ın sün­ne­tin­den baş­ka bir şey ol­du­ğu­nu söy­le­mek de uy­gun de­ğil­dir. Se­be­bi şu­dur: Al­lah Te­ala hik­me­ti Ku­ran'la yan ya­na zik­ret­miş­tir. Ay­rı­ca Pey­gam­be­ri­ne ita­ati ve her­ke­se onun em­ri­ne uy­ma­yı farz kıl­mış­tır. Allah'ın Ki­ta­bı ve Re­su­lü'nün sün­ne­tin­den baş­ka hiç­bir söz için farz de­nil­me­si ca­iz de­ğil­dir."</text:span></text:span><text:span text:style-name="New_20_Style_20_Sheet_20_4"><text:span text:style-name="T34"> (İmam şa­fii, er Ri­sa­le, 78)</text:span></text:span></text:p>
      <text:p text:style-name="P16"><text:span text:style-name="Normal1"><text:span text:style-name="T18"/></text:span></text:p>
      <text:p text:style-name="P16"><text:span text:style-name="Normal1"><text:span text:style-name="T18">Üçün­cü Grup Ayet­ler:</text:span></text:span></text:p>
      <text:p text:style-name="P1"><text:span text:style-name="Normal1"><text:span text:style-name="T14">Bu grup­ta­ki ayet­ler, Hz. Pey­gam­ber (sav)'e emir ve ne­hiy­le­rin­de mut­lak ola­rak uy­ma­nın va­cip, O'na ita­atin Al­lah (cc)'a ita­at ol­du­ğu­nu gös­te­ren, ken­di­si­ne mu­ha­le­fet­ten ve sünneti­ni de­ğiş­tir­mek­ten sa­kın­dı­ran ayet­ler­dir: </text:span></text:span></text:p>
      <text:p text:style-name="P1"><text:span text:style-name="Normal1"><text:span text:style-name="T14"/></text:span></text:p>
      <text:p text:style-name="P41"><text:span text:style-name="New_20_Style_20_Sheet_20_5"><text:span text:style-name="T15">Al­lah'a ve el­çi­si­ne ita­at edin, ki mer­ha­met olu­na­sı­nız. <text:s/>(Al-i İm­ran Su­re­si, 132)</text:span></text:span></text:p>
      <text:p text:style-name="P41"><text:span text:style-name="New_20_Style_20_Sheet_20_5"><text:span text:style-name="T15"/></text:span></text:p>
      <text:p text:style-name="P19"><text:span text:style-name="New_20_Style_20_Sheet_20_7"><text:span text:style-name="T15">Ey iman eden­ler, Al­lah'a ita­at edin, Re­sûl'e ita­at edin ve ken­di amel­le­ri­ni­zi ge­çer­siz kıl­ma­yın. (Mu­ham­med Su­re­si, 33)</text:span></text:span></text:p>
      <text:p text:style-name="P19"><text:span text:style-name="New_20_Style_20_Sheet_20_7"><text:span text:style-name="T15"/></text:span></text:p>
      <text:p text:style-name="P4"><text:span text:style-name="New_20_Style_20_Sheet_20_8"><text:span text:style-name="T15">Al­lah'a ita­at edin, pey­gam­be­re de ita­at edin ve sa­kı­nın. Eğer yüz çe­vi­rir­se­niz, bi­lin ki, el­çi­mi­ze dü­şen, an­cak apa­çık bir teb­liğ­dir. (Ma­ide Su­re­si, 92)</text:span></text:span></text:p>
      <text:p text:style-name="P4"><text:span text:style-name="New_20_Style_20_Sheet_20_8"><text:span text:style-name="T14"/></text:span></text:p>
      <text:p text:style-name="P1"><text:span text:style-name="Normal1"><text:span text:style-name="T14">İbn Kay­yim el Cev­ziy­ye (751/1350) de­miş­tir ki: </text:span></text:span><text:span text:style-name="ALINTI-bold"><text:span text:style-name="T34">"Al­lah Te­ala Ken­di­si­'ne ve Re­su­lü'ne ita­ati em­ret­ti. Pey­gam­be­re em­ret­tik­le­ri­ni, Ki­tab'a ar­zet­mek­si­zin bi­za­ti­hi ken­di­si­ne ita­atin va­cip ol­du­ğu­nu bil­dir­mek için 'pey­gam­be­re de ita­at edi­niz' bu­yu­ra­rak "ita­at" em­ri­ni tek­rar­la­dı. Hz. Pey­gam­ber (sav) bir emir ver­di­ği za­man, o emir Ku­ran'da bu­lun­sun bu­lun­ma­sın, mut­lak ve müs­ta­kil ola­rak ken­di­si­ne ita­atin va­cip ol­du­ğu­nu bil­dir­di. Çün­kü O'na, Ki­tap ve be­ra­be­rin­de ben­ze­ri de­ğer­de sün­net ve­ril­miş­tir."</text:span></text:span></text:p>
      <text:p text:style-name="P41"><text:span text:style-name="Normal1"><text:span text:style-name="T14">Ku­ran'da Rab­bi­miz Re­sul'e ita­atin öne­miy­le il­gi­li ola­rak şöy­le bu­yur­mak­ta­dır:</text:span></text:span></text:p>
      <text:p text:style-name="P41"><text:span text:style-name="Normal1"><text:span text:style-name="T14"/></text:span></text:p>
      <text:p text:style-name="P3"><text:span text:style-name="New_20_Style_20_Sheet_20_5"><text:span text:style-name="T15">Sa­na iyi­lik­ten her ne ge­lir­se Al­lah'tan­dır, kö­tü­lük­ten de sa­na ne ge­lir­se o da ken­din­den­dir. Biz se­ni in­san­la­ra bir el­çi ola­rak gön­der­dik; şa­hid ola­rak Al­lah ye­ter. Kim Re­sûl'e ita­at eder­se, ger­çek­te Al­lah'a ita­at et­miş olur. Kim de yüz çe­vi­rir­se, Biz se­ni on­la­rın üze­ri­ne ko­ru­yu­cu gön­der­me­dik. (Ni­sa Su­re­si, 79-80)</text:span></text:span></text:p>
      <text:p text:style-name="P3"><text:span text:style-name="New_20_Style_20_Sheet_20_5"><text:span text:style-name="T15"/></text:span></text:p>
      <text:p text:style-name="P16"><text:span text:style-name="Normal1"><text:span text:style-name="T18">Dör­dün­cü Grup Ayet­ler:</text:span></text:span></text:p>
      <text:p text:style-name="P1"><text:span text:style-name="Normal1"><text:span text:style-name="T14">Bu grup­ta­ki ayet­ler, Hz. Pey­gam­ber (sav)'den bil­di­ri­len bü­tün söz ve ha­re­ket­ler­de O'na ta­bi ol­ma­nın ve ken­di­si­ni ör­nek al­ma­nın va­cip ol­du­ğu­nu, Al­lah (cc)'ın mu­hab­be­ti­nin tah­si­si için O'na uy­ma­nın ge­rek­li ol­du­ğu­nu gös­te­ren ayet­ler­dir. </text:span></text:span></text:p>
      <text:p text:style-name="P41"><text:span text:style-name="Normal1"><text:span text:style-name="T14"/></text:span></text:p>
      <text:p text:style-name="P3"><text:soft-page-break/><text:span text:style-name="New_20_Style_20_Sheet_20_5"><text:span text:style-name="T15">De ki: "Eğer siz Al­lah'ı se­vi­yor­sa­nız ba­na uyun; Al­lah da si­zi sev­sin ve gü­nah­la­rı­nı­zı ba­ğış­la­sın. Al­lah ba­ğış­la­yan­dır, esir­ge­yen­dir." (Al-i İm­ran Su­re­si, 31)</text:span></text:span></text:p>
      <text:p text:style-name="P4"><text:span text:style-name="New_20_Style_20_Sheet_20_8"><text:span text:style-name="T15">An­dol­sun, si­zin için, Al­lah'ı ve ahi­ret gü­nü­nü uman­lar ve Al­lah'ı çok­ça zik­re­den­ler için Al­lah'ın Re­sû­lü'nde gü­zel bir ör­nek var­dır. (Ah­zab Su­re­si, 21)</text:span></text:span></text:p>
      <text:p text:style-name="P4"><text:span text:style-name="New_20_Style_20_Sheet_20_8"><text:span text:style-name="T15"/></text:span></text:p>
      <text:p text:style-name="P41"><text:span text:style-name="Normal1"><text:span text:style-name="T14">Mu­ham­med b. Ali Ha­kim et Tir­mi­zi de­miş­tir ki: </text:span></text:span><text:span text:style-name="ALINTI-bold"><text:span text:style-name="T14">"Hz. Pey­gam­ber (sav)'i ör­nek al­mak, O'na uy­mak sün­ne­ti­ne ta­bi ol­mak ve söz­de ve­ya fi­il­de ken­di­si­ne mu­ha­le­fet et­me­mek­tir." <text:s/></text:span></text:span></text:p>
      <text:p text:style-name="P16"><text:span text:style-name="Normal1"><text:span text:style-name="T15"/></text:span></text:p>
      <text:p text:style-name="P16"><text:span text:style-name="Normal1"><text:span text:style-name="T15">Dör­dün­cü De­lil: Pey­gam­be­ri­miz (sav)'in Sün­neti</text:span></text:span></text:p>
      <text:p text:style-name="P1"><text:span text:style-name="Normal1"><text:span text:style-name="T14">Sün­netin de­lil olu­şu­nu gös­te­ren bir­çok ha­dis-i şe­rif ve ri­va­yet­ler var­dır. Bun­la­rı da üç grup­ta top­la­ya­bi­li­riz:</text:span></text:span></text:p>
      <text:p text:style-name="P16"><text:span text:style-name="Normal1"><text:span text:style-name="T18"/></text:span></text:p>
      <text:p text:style-name="P16"><text:span text:style-name="Normal1"><text:span text:style-name="T18">Bi­rin­ci grup ha­dis­ler:</text:span></text:span></text:p>
      <text:p text:style-name="P1"><text:span text:style-name="Normal1"><text:span text:style-name="T14">Hz. Pey­gam­ber (sav) ken­di­si­ne, Ku­ran ve onun dı­şın­da ha­dis ola­rak vah­ye­di­len şey­ler­de ya­lan söy­le­mek­ten uzak­tır.</text:span></text:span></text:p>
      <text:p text:style-name="P41"><text:span text:style-name="Normal1"><text:span text:style-name="T14">Hz. Pey­gam­ber (sav)'in açık­la­dı­ğı ve or­ta­ya koy­du­ğu hü­küm­ler, Al­lah Te­ala (cc)'nın hük­müy­le oluş­muş­tur. O'nun Ka­tın­dan gel­miş­tir. Re­su­lul­lah (sav)'ın bi­za­ti­hi ken­din­den de­ğil­dir.</text:span></text:span></text:p>
      <text:p text:style-name="P41"><text:span text:style-name="Normal1"><text:span text:style-name="T14">Sün­net'le amel, Ku­ran ile amel de­mek­tir.</text:span></text:span></text:p>
      <text:p text:style-name="P41"><text:span text:style-name="Normal1"><text:span text:style-name="T14">Al­lah Te­ala (cc), üm­me­te Hz. Pey­gam­ber (sav)'in sö­zü­nü alıp uy­gu­la­ma­yı, O'nun em­ri­ne ita­ati ve sünnetine uy­ma­yı em­ret­miş­tir.</text:span></text:span></text:p>
      <text:p text:style-name="P41"><text:span text:style-name="Normal1"><text:span text:style-name="T14">Kim, Hz. Pey­gam­ber (sav)'e ita­at eder, sünneti­ne uyar­sa, Al­lah (cc)'a ita­at et­miş, hi­da­ye­t bul­muş olur. </text:span></text:span></text:p>
      <text:p text:style-name="P41"><text:span text:style-name="Normal1"><text:span text:style-name="T14">İman, an­cak O'nun ge­tir­di­ği şey­le­re bü­tü­nüy­le uy­mak­la ta­mam olur. O'ndan hak­kın dı­şın­da bir şey çık­maz. Hi­da­yet yo­lu­nun en ha­yır­lı­sı, O'nun ge­tir­di­ği yol­dur. </text:span></text:span></text:p>
      <text:p text:style-name="P41"><text:span text:style-name="Normal1"><text:span text:style-name="T14">Hz. Pey­gam­ber (sav)'in ge­tir­me­di­ği ve tas­vip et­me­di­ği, in­san­la­rın ken­di he­va ve he­ves­le­ri­ne gö­re icat et­tik­le­ri her­şey, bi­dat­tir, ka­bul gör­mez, uy­gu­lan­maz. </text:span></text:span></text:p>
      <text:p text:style-name="P41"><text:span text:style-name="Normal1"><text:span text:style-name="T14">İmam Bey­ha­ki, Med­hal ad­lı ki­ta­bın­da, Tal­ha bin Nü­day­le'nin şöy­le de­di­ği­ni ri­va­yet et­miş­tir: </text:span></text:span></text:p>
      <text:p text:style-name="P22"><text:span text:style-name="New_20_Style_20_Sheet_20_6"><text:span text:style-name="T14">"Kıt­lık ol­du­ğu yıl, (aşı­rı pa­ha­lı­lık kar­şı­sın­da) ba­zı­la­rı, Hz. Pey­gam­ber (sav)'e ge­le­rek, "Ya Re­su­lul­lah! Biz­ler için fi­yat­la­ra narh ko­yun" de­di­ler. Hz. Pey­gam­ber (sav) de: "Allah, em­ret­me­di­ği bir sünneti (uy­gu­la­ma­yı) siz­le­re sün­net ola­rak koy­ma­mı ben­den is­te­mi­yor. Fa­kat siz, Allah'tan lut­fuy­la si­ze ge­niş­lik ver­me­si­ni is­te­yi­niz."</text:span></text:span></text:p>
      <text:p text:style-name="P1"><text:span text:style-name="Normal1"><text:span text:style-name="T14">İbn-i Hib­ban (354/966), Ab­dul­lah bin Ömer'den O'nun şöy­le de­di­ği­ni işit­ti­ği­ni ri­va­yet et­miş­tir: </text:span></text:span></text:p>
      <text:p text:style-name="P22"><text:span text:style-name="New_20_Style_20_Sheet_20_6"><text:span text:style-name="T14">Hz. Pey­gam­ber (sav) bu­yur­du­lar ki: "Her amel için bir dinç­lik ve iş­ti­yak za­ma­nı var­dır. Kim ön­ce­ki ame­lin­de­ki dinç­lik ve iş­ti­ya­kı ke­si­lin­ce ye­ni ame­lin­de be­nim sünneti­me yö­ne­lir­se o, doğ­ru­yu bul­muş olur. Kim de sünnetin dı­şı­na yö­ne­lir­se he­lak ol­muş olur." (Ah­met ibn-i Han­bel, Müs­ned, 2, 158)</text:span></text:span></text:p>
      <text:p text:style-name="P1"><text:span text:style-name="Normal1"><text:span text:style-name="T14">İbn Ab­dül­berr, Ke­sir b. Amr b. Avf'dan, o da ba­ba­sın­dan, o da de­de­sin­den, O'nun şöy­le de­di­ği­ni ri­va­yet et­miş­tir: </text:span></text:span></text:p>
      <text:p text:style-name="P22"><text:soft-page-break/><text:span text:style-name="New_20_Style_20_Sheet_20_6"><text:span text:style-name="T14">Hz. Pey­gam­ber (sav) şöy­le bu­yur­du: "Si­ze ken­di­si­ne ya­pış­tı­ğı­nız za­man as­la sa­pıt­ma­ya­ca­ğı­nız iki şey bı­rak­tım: Al­lah'ın ki­ta­bı ve Re­su­lü'nün sünneti." (Su­yu­ti, Ca­mi­us Sa­ğir, ha­dis no: 3282)</text:span></text:span></text:p>
      <text:p text:style-name="P1"><text:span text:style-name="Normal1"><text:span text:style-name="T14">Bey­ha­ki, Med­hal'de, Ab­dul­lah b. Amr (ra)'dan, O'nun şöy­le de­di­ği­ni ri­va­yet et­miş­tir. </text:span></text:span></text:p>
      <text:p text:style-name="P41"><text:span text:style-name="New_20_Style_20_Sheet_20_6"><text:span text:style-name="T14">Hz. Pey­gam­ber (sav)'den duy­du­ğum her şe­yi ez­ber­le­mek is­te­ye­rek ya­zı­yor­dum. Ku­reyş be­ni bun­dan neh­yet­ti ve: "Sen Re­su­lul­lah (sav)'tan duy­du­ğun her şe­yi ya­zı­yor­sun. Hal­bu­ki o da bir in­san, kız­gın­lık, ve hoş­nut­luk hal­le­rin­de ko­nuş­tu­ğu olur (hep­si­nin ya­zıl­ma­sı doğ­ru ol­maz)" de­di­ler. Bu­nun üze­ri­ne ben de yaz­ma­yı bı­rak­tım. Du­ru­mu Allah Re­su­lü'ne (sav) söy­le­dim, o da bu­yur­du­lar ki: "Yaz, nef­si­mi kud­re­ti elin­de tu­tan Al­lah'a ye­min ede­rim ki, on­dan (eliy­le ağ­zı­na işa­ret et­ti) hak­tan baş­ka­sı çık­maz." (İbn Ab­dül­berr, Be­yan-ül İlm, 2, 27)</text:span></text:span></text:p>
      <text:p text:style-name="P16"><text:span text:style-name="Normal1"><text:span text:style-name="T18"/></text:span></text:p>
      <text:p text:style-name="P16"><text:span text:style-name="Normal1"><text:span text:style-name="T18">İkin­ci grup ha­dis­ler:</text:span></text:span></text:p>
      <text:p text:style-name="P1"><text:span text:style-name="Normal1"><text:span text:style-name="T14">Bu grup­ta­ki ha­dis­le­rin or­tak ko­nu­la­rı, mü­min­le­rin, Hz. Pey­gam­ber (sav)'in sünneti­ne uy­ma­la­rı ile doğ­ru­yu bu­la­cak­la­rı, sa­de­ce Ku­ran'ı alıp onun­la amel­den neh­ye­dil­me ve sünneti terk ede­rek ken­di gö­rü­şü ile ye­tin­mek­ten neh­ye­dil­me ola­rak özet­le­ne­bi­lir. </text:span></text:span></text:p>
      <text:p text:style-name="P41"><text:span text:style-name="ALINTI-bold"><text:span text:style-name="T14">Müs­lim, Ra­fi b. Hu­deyç'den (ra) Ra­su­lul­lah'ın (sav) şöy­le bu­yur­du­ğu­nu ri­va­yet et­miş­tir: </text:span></text:span></text:p>
      <text:p text:style-name="P22"><text:span text:style-name="New_20_Style_20_Sheet_20_6"><text:span text:style-name="T14">"Siz dün­ya iş­le­ri­ni iyi bi­lir­si­niz. Ben de din­le il­gi­li iş­le­ri en iyi bi­le­nim. Si­ze di­ni­niz­le il­gi­li bir şey em­ret­ti­ğim za­man onu alıp ya­pı­nız." (Müs­lim, Fe­da­il, 140)</text:span></text:span></text:p>
      <text:p text:style-name="P16"><text:span text:style-name="Normal1"><text:span text:style-name="T18"/></text:span></text:p>
      <text:p text:style-name="P16"><text:span text:style-name="Normal1"><text:span text:style-name="T18">Üçün­cü grup ha­dis­ler:</text:span></text:span></text:p>
      <text:p text:style-name="P1"><text:span text:style-name="Normal1"><text:span text:style-name="T14"><text:s/>Bu grup­ta­ki ha­dis­ler ise, Hz. Pey­gam­ber (sav)'in söz­le­ri­nin din­len­me­si, on­la­rın ez­ber­len­me­si ve on­la­rı ken­di as­rın­da ya­şa­yan­la­rın, da­ha son­ra ge­le­cek olan­la­ra teb­liğ et­me­siy­le il­gi­li emir­le­ri­ni ve bu işi ya­pan­la­ra bü­yük bir ecir (mü­ka­fat) va­adi­ni ifa­de eden­ler­dir.</text:span></text:span></text:p>
      <text:p text:style-name="P41"><text:span text:style-name="Normal1"><text:span text:style-name="T14">O'nun bu emir­le­ri, sünnetin de­lil ol­ma­sı­nı ge­rek­li kıl­mak­ta­dır.</text:span></text:span></text:p>
      <text:p text:style-name="P41"><text:span text:style-name="Normal1"><text:span text:style-name="T14">Bey­ha­ki (451/1066) de­miş­tir ki: </text:span></text:span><text:span text:style-name="ALINTI-bold"><text:span text:style-name="T14">"şa­yet sünnetin de­lil olu­şu sa­bit ve za­ru­ri ol­ma­say­dı, Hz. Pey­gam­ber (sav), ve­da hut­be­sin­de, ken­di­si­ni din­le­yen­le­re, din­le­ri­ni il­gi­len­di­ren iş­le­ri öğ­ret­tik­ten son­ra: "Dik­kat! Söz­le­ri­mi teb­liğ edin, de­mez­di." </text:span></text:span></text:p>
      <text:p text:style-name="P41"><text:span text:style-name="Normal1"><text:span text:style-name="T14">El Mak­di­si, El Hüc­ce'de, Ebu Hu­rey­re (ra)'den: </text:span></text:span><text:span text:style-name="ALINTI-bold"><text:span text:style-name="T14">Hz. Pey­gam­ber (sav)'in şöy­le bu­yur­du­ğu­nu ri­va­yet eder: "Kim üm­me­tim için ken­di­le­ri­ne di­ni iş­le­rin­de fay­da­sı ola­cak kırk ha­dis ez­ber­ler­se, kı­ya­met gü­nü alim­ler­le be­ra­ber haş­re­di­lir."</text:span></text:span><text:span text:style-name="Normal1"><text:span text:style-name="T14"> (Ebu Nu­aym, Hil­ye, 4, 189)</text:span></text:span></text:p>
      <text:p text:style-name="P16"><text:span text:style-name="Normal1"><text:span text:style-name="T15"/></text:span></text:p>
      <text:p text:style-name="P16"><text:span text:style-name="Normal1"><text:span text:style-name="T15">Be­şin­ci De­lil: Ku­ran, Sün­net-i Se­niy­ye ile an­la­şı­lır</text:span></text:span></text:p>
      <text:p text:style-name="P1"><text:span text:style-name="Normal1"><text:span text:style-name="T14">Ken­di­si­ne bir va­hiy gel­me­yen ve Al­lah (cc) ta­ra­fın­dan va­hiy­le des­tek­len­me­yen hiç­bir kim­se­nin, sa­de­ce Ku­ran'dan, İs­lam di­ni­nin hü­küm ve taf­si­la­tı­nı an­la­ma­sı müm­kün de­ğil­dir. Bu­nun için o kim­se­ye va­hiy yo­luy­la ge­len ve­ya Hz. Pey­gam­ber (sav)'in ken­di iç­ti­ha­dıy­la Ku­ran'dan çı­kar­dı­ğı ve Al­lah Te­ala (cc)'nın tas­vip et­ti­ği sünnete bak­ma­sı ge­re­kir. An­cak bu şe­kil­de, Al­lah (cc)'ın mu­ra­dı­nı an­la­mak ve Ku­ran'dan, hü­küm­le­rin taf­si­la­tı­nı çı­kar­mak müm­kün olur. Çün­kü bu­nun için tek yol sünnet­tir.</text:span></text:span></text:p>
      <text:p text:style-name="P41"><text:span text:style-name="ANA_20_METIN-BOLD"><text:span text:style-name="T14">Şa­yet Sün­net, de­lil (hü­küm­ler­de kay­nak) ol­ma­say­dı, müç­te­hit­ler­den hiç­bi­ri­nin ona bak­ma­sı ve bu ko­nu­da on­dan des­tek al­ma­sı sa­hih ol­maz ve hiç­bir kim­se, mü­kel­lef ol­du­ğu şe­yi an­</text:span></text:span><text:soft-page-break/><text:span text:style-name="ANA_20_METIN-BOLD"><text:span text:style-name="T14">la­maz­dı. Bu du­rum­da hü­küm­ler yok olur, tek­lif or­ta­dan kal­kar­dı. </text:span></text:span><text:span text:style-name="Normal1"><text:span text:style-name="T14">Zik­re­di­len bu ko­nu­lar­da, bir müç­te­hi­din tek ba­şı­na, ken­di gö­rü­şüy­le ha­re­ket et­me­si müm­kün de­ğil­dir. Çün­kü Ku­ran, icaz­da en yük­sek nok­ta­da, be­la­gat ve fe­sa­hat­ta en ile­ri se­vi­ye­de ol­du­ğu için pek yük­sek ma­na­lar ve söy­le­yen­le ken­di­si­ne vah­ye­di­le­nin dı­şın­da kim­se­nin bil­me­ye­ce­ği, ço­ğu bi­ze ka­pa­lı, pek çok sır­lar ve ilim ha­zi­ne­le­ri ih­ti­va et­mek­te­dir. </text:span></text:span></text:p>
      <text:p text:style-name="P41"><text:span text:style-name="Normal1"><text:span text:style-name="T14">Hz. Pey­gam­ber (sav) Ku­ran'ın açık­la­yı­cı­sı­dır, be­şer ken­di bil­gi­si ile sa­de­ce Ku­ran'a ba­ka­rak hü­küm çı­ka­ra­maz, Ku­ran'ı açık­la­mak pey­gam­be­re ve­ril­miş bir gö­rev­dir. Yü­ce Rab­bi­miz Ku­ran'da: </text:span></text:span><text:span text:style-name="ANA_20_METIN-BOLD"><text:span text:style-name="T15">"... Na­ma­zı dos­doğ­ru kı­lan, ze­ka­tı ve­ren…" </text:span></text:span><text:span text:style-name="Normal1"><text:span text:style-name="T15">(Ba­ka­ra Su­re­si, 177)</text:span></text:span><text:span text:style-name="Normal1"><text:span text:style-name="T14"> bu­yur­mak­ta­dır. </text:span></text:span></text:p>
      <text:p text:style-name="P41"><text:span text:style-name="Normal1"><text:span text:style-name="T14">Bu ayet­ten, na­maz ve ze­ka­tın farz ol­du­ğu an­la­şıl­mak­ta­dır. Fa­kat farz ola­rak kı­lı­na­cak bu na­ma­zın ma­hi­ye­ti ve key­fi­ye­ti ne­dir? Ne za­man ya­pı­lır? Kaç re­kat kı­lı­nır? Ki­me farz­dır? gi­bi de­tay­la­rı an­cak Sün­net-i Se­ni­yye ile an­la­ya­bi­li­riz, uy­gu­la­nı­şı­nı bi­ze gös­te­ren bi­zi ay­dın­la­tan ha­dis-i şe­rif­ler­le bi­le­bi­li­riz.</text:span></text:span></text:p>
      <text:p text:style-name="P41"><text:span text:style-name="Normal1"><text:span text:style-name="T14">Ay­nı şe­kil­de ze­ka­tı ele ala­lım. Ze­kat ne­dir? Ki­me farz­dır? Han­gi mal­lar­dan ve­ril­me­li­dir? Mik­ta­rı ve farz ol­ma şart­la­rı ne­ler­dir? gi­bi ko­nu­lar da na­maz ko­nu­sun­da­ki gi­bi­dir. </text:span></text:span></text:p>
      <text:p text:style-name="P41"><text:span text:style-name="Normal1"><text:span text:style-name="T14">Baş­ka bir ayet-i ke­ri­me­de Rab­bi­miz şöy­le bu­yu­ru­yor: </text:span></text:span></text:p>
      <text:p text:style-name="P41"><text:span text:style-name="Normal1"><text:span text:style-name="T14"/></text:span></text:p>
      <text:p text:style-name="P3"><text:span text:style-name="New_20_Style_20_Sheet_20_5"><text:span text:style-name="T15">"Öy­ley­se ak­şa­ma gir­di­ği­niz va­kit de, sa­ba­ha er­di­ği­niz va­kit de Al­lah'ı tes­bih edip (yü­cel­tin)" (Rum Su­re­si, 17)</text:span></text:span></text:p>
      <text:p text:style-name="P3"><text:span text:style-name="New_20_Style_20_Sheet_20_5"><text:span text:style-name="T15"/></text:span></text:p>
      <text:p text:style-name="P1"><text:span text:style-name="Normal1"><text:span text:style-name="T14">Bu ayet­ten tes­bi­hin va­cip, vak­ti­nin de kı­sa­ca sa­bah, ak­şam ve yat­sı ol­du­ğu­nu an­lı­yo­ruz. An­cak bu­ra­da­ki tes­bih­ten kas­te­di­len tam ola­rak ne­dir? "Na­maz kı­lı­nız" aye­tin­de­ki na­maz mı­dır? Yok­sa "sub­ha­nAl­lah" de­mek gi­bi mi­dir? Eğer Pey­gam­ber Efen­di­miz (sav)'den bir bil­gi gel­me­sey­di, bu ifa­de­nin sa­bah, ak­şam ve yat­sı na­ma­zıy­la il­gi­li ol­du­ğu­nu an­la­ya­maz­dık.</text:span></text:span></text:p>
      <text:p text:style-name="P41"><text:span text:style-name="Normal1"><text:span text:style-name="T14">İn­fak et­mek ile il­gi­li bir ayet­te ise Rab­bi­miz şöy­le bu­yu­ru­yor. </text:span></text:span></text:p>
      <text:p text:style-name="P41"><text:span text:style-name="Normal1"><text:span text:style-name="T14"/></text:span></text:p>
      <text:p text:style-name="P3"><text:span text:style-name="New_20_Style_20_Sheet_20_5"><text:span text:style-name="T15">"Al­tı­nı ve gü­mü­şü bi­rik­ti­rip de Al­lah yo­lun­da har­ca­ma­yan­lar... On­la­ra acık­lı bir aza­bı müj­de­le." (Tev­be Su­re­si, 34) </text:span></text:span></text:p>
      <text:p text:style-name="P3"><text:span text:style-name="New_20_Style_20_Sheet_20_5"><text:span text:style-name="T15"/></text:span></text:p>
      <text:p text:style-name="P1"><text:span text:style-name="Normal1"><text:span text:style-name="T14">Bu ayet­te in­fak­la ne kas­te­di­li­yor? Bu in­fak şek­li, aye­tin na­zil ol­du­ğu za­man Sa­ha­be­nin an­la­dı­ğı gi­bi bü­tün ma­lın in­fak edil­me­si mi­dir? Yok­sa bir kıs­mı­nın ve­ril­me­si mi­dir? Eğer bir kıs­mı ise ne ka­da­rı­dır? Bü­tün bun­lar da Pey­gam­be­ri­miz (sav)'in ha­dis­le­riy­le an­la­şı­la­bi­le­cek ko­nu­lar­dır.</text:span></text:span></text:p>
      <text:p text:style-name="P41"><text:span text:style-name="Normal1"><text:span text:style-name="T14">Bu bah­si ge­çen­ler gi­bi sos­yal ha­yat­ta kar­şı­mı­za çı­kan yüz­ler­ce ko­nu ayet-i ke­ri­me­ler­de zik­re­dil­me­di­ğin­de bi­ze on­la­rı an­cak kut­lu Pey­gam­be­ri­miz Hz. Mu­ham­med (sav) açık­lar. Müs­lü­man­la­rın iba­det şe­kil­le­ri­ni be­lir­ler, on­la­rın ne­ler ve na­sıl ol­duk­la­rı­nı, na­sıl uy­gu­la­na­cak­la­rı­nı an­la­tır, ken­di ha­ya­tın­da uy­gu­la­ya­rak ör­nek teş­kil eder.</text:span></text:span></text:p>
      <text:p text:style-name="P41"><text:span text:style-name="Normal1"><text:span text:style-name="T14">İbn Hazm, El İh­kam isim­li ese­rin­de şöy­le de­mek­te­dir: </text:span></text:span></text:p>
      <text:p text:style-name="P22"><text:span text:style-name="New_20_Style_20_Sheet_20_6"><text:span text:style-name="T14">"Ku­ran'ın han­gi aye­tin­de, öğ­le na­ma­zı­nın far­zı­nın dört ve ak­şa­mın üç ol­du­ğu­nu, rü­ku­nun ve sec­de­nin, kı­ra­atin ve sec­de­nin ve se­la­mın ya­pı­lış şek­li­ni, oruç­ta sa­kı­nı­la­cak şey­le­ri, al­tın, gü­müş, ko­yun, sı­ğır ve de­ve ze­kat­la­rı­nın ne şe­kil­de ol­du­ğu­nu ve bun­la­rın ne ka­da­rın­dan ne ka­dar </text:span></text:span><text:soft-page-break/><text:span text:style-name="New_20_Style_20_Sheet_20_6"><text:span text:style-name="T14">ze­kat alı­na­ca­ğı­nı, Hac­cın vak­ti, Ara­fat'ta vak­fe, ora­da ve Müz­de­li­fe'­de­ki na­maz, taş­la­rın atıl­ma­sı, ih­ra­mın şek­li, Hac­da sa­kı­nı­la­cak şey­ler gi­bi Hac­la il­gi­li amel­le­ri, hır­sı­zın eli­nin ke­sil­me­si­ni, ha­ram olan yi­ye­cek­le­ri, ha­yvan bo­ğaz­la­ma ve kes­me­nin usu­lü­nü, had­le­rin hü­küm­le­ri­ni, bo­şan­ma­nın na­sıl vu­ku bu­la­ca­ğı­nı, alış ve­riş hü­küm­le­ri­ni, fa­izin na­sıl oluş­tu­ğu­nu, hü­küm ve da­va­la­rın te­fer­ru­atı­nı, ye­min çe­şit­le­ri­ni, ha­pis se­bep­le­ri­ni, me­hir­ler ve di­ğer fık­hi me­se­le­le­rin açık­la­ma­sı­nı bu­la­bi­li­riz.</text:span></text:span></text:p>
      <text:p text:style-name="P41"><text:span text:style-name="New_20_Style_20_Sheet_20_6"><text:span text:style-name="T14">Ku­ran'da bir­ta­kım hü­küm­ler var­dır ki, on­la­rı an­la­mak için tek mü­ra­ca­at kay­na­ğı Hz. Pey­gam­ber (sav)'den ge­len na­kil­ler­dir. İc­ma da bir kay­nak­tır, fa­kat o ba­zı me­se­le­ler­de hük­me me­dar olur. Biz bü­tün bun­la­rı Ki­tab-ı Me­ra­tib ad­lı ese­ri­miz­de top­la­yıp zik­ret­tik. De­mek ki, za­ru­ri ola­rak ha­di­se baş­vur­mak la­zım­dır." (İbn Hazm, El İh­kam, 2. 79-80)</text:span></text:span></text:p>
      <text:p text:style-name="P1"><text:span text:style-name="Normal1"><text:span text:style-name="T14">Al­lah (cc)'ın hak ki­ta­bı Ku­ran-ı Ke­rim'i sa­de­ce ak­lı­mız­la an­la­ya­ma­ya­ca­ğı­mız ko­nu­sun­da ve sün­net ol­ma­dan bu­nun müm­kün ol­ma­dı­ğı hu­su­sun­da pek çok ha­dis va­rit ol­muş­tur. Yi­ne bu ko­nu­da Sa­ha­be ve on­lar­dan son­ra­ki­ler­den sa­yı­sız ha­ber­ler ri­va­yet edil­miş­tir. Hep­si de ay­nı ko­nu­da it­ti­fak ha­lin­de­dir. Bu ri­va­yet­le­re ör­nek­ler şöy­le­dir:</text:span></text:span></text:p>
      <text:p text:style-name="P41"><text:span text:style-name="Normal1"><text:span text:style-name="T14">Bey­ha­ki, El Med­hal isim­li ese­rin­de, La­le­kai ise es Sün­ne'de, Hz. Ömer (ra)'in şöy­le de­di­ği­ni ri­va­yet et­miş­tir: </text:span></text:span><text:span text:style-name="ALINTI-bold"><text:span text:style-name="T14">"Ken­di gö­rü­şüy­le hü­küm çı­ka­ran­lar­dan sa­kı­nın. şüp­he­siz on­lar, sün­net düş­ma­nı­dır­lar. Re­su­lul­lah (sav)'ın ha­dis­le­ri­ni ez­ber­le­mek ve öğ­ren­mek ken­di­le­ri­ne zor gel­di­ği için ken­di gö­rüş­le­riy­le ko­nuş­ma­ya baş­la­dı­lar. Böy­le­ce ken­di­le­ri hak­tan sap­tı, baş­ka­la­rı­nı da sap­tır­dı­lar."</text:span></text:span></text:p>
      <text:p text:style-name="P41"><text:span text:style-name="Normal1"><text:span text:style-name="T14">Ebu Ha­tim (354/965), İbn Me­sud'un (ra) şöy­le de­di­ği­ni nak­le­der: </text:span></text:span><text:span text:style-name="ALINTI-bold"><text:span text:style-name="T14">"Her şe­yin il­mi Ku­ran'da mev­cut­tur, fa­kat in­san­la­rın gö­rü­şü onu bu­lup çı­kar­mak­tan aciz­dir."</text:span></text:span></text:p>
      <text:p text:style-name="P41"><text:span text:style-name="Normal1"><text:span text:style-name="T14">Ah­met ibn Ham­bel (ra), İm­ran b. Hu­sayn (ra)'ın şöy­le de­di­ği­ni nak­le­der: </text:span></text:span><text:span text:style-name="ALINTI-bold"><text:span text:style-name="T14">"Ku­ran in­di, Re­su­lul­lah (sav) da bir­ta­kım sün­net­ler or­ta­ya koy­du ve: "Bi­ze (Ku­ran ve sün­ne­te) uyu­nuz. Val­la­hi eğer bu­nu yap­maz­sa­nız, sa­pı­tır­sı­nız, bu­yur­du."</text:span></text:span></text:p>
      <text:p text:style-name="P41"><text:span text:style-name="Normal1"><text:span text:style-name="T14">Bey­ha­ki, El Med­hal'in­de, şe­bib bin Ebi Fu­da­ne el Mek­ki yo­luy­la, İm­ran bin Hu­sayn'dan (ra) şu­nu ri­va­yet et­miş­tir: </text:span></text:span><text:span text:style-name="ALINTI-bold"><text:span text:style-name="T14">"İm­ran (ra) şe­fa­at­ten bah­set­ti. Ce­ma­at­ten bir adam sö­ze ka­rı­şa­rak: "Ya Eba Nü­ceyd, sen bi­ze Ku­ran'da de­li­li­ni bu­la­ma­dı­ğı­mız bir­ta­kım ha­dis­ler­den bah­se­di­yor­sun" de­di. Bu sö­zü du­yan İm­ran (ra) kız­dı ve ada­ma: </text:span></text:span></text:p>
      <text:p text:style-name="P41"><text:span text:style-name="ALINTI-bold"><text:span text:style-name="T21">"Sen Ku­ran'ı oku­dun mu?" di­ye sor­du. </text:span></text:span><text:span text:style-name="ALINTI-bold"><text:span text:style-name="T14">Adam: "evet" de­di. İm­ran (ra): "Pe­ki söy­le ba­ka­lım, sen Ku­ran'da yat­sı­nın far­zı­nın dört, ak­şa­mın üç, öğ­le ve ikin­di­nin dört re­kat ol­du­ğu­na rast­la­dın mı?" di­ye sor­du. Adam: "ha­yır" de­di. İm­ran (ra): "Siz bü­tün bun­la­rı kim­den alıp öğ­ren­di­niz? Siz biz­den, biz de Hz. Pey­gam­ber (sav)'den öğ­ren­me­dik miş Al­lah Te­ala, Ku­ran'da: 'Beyt-i Atik'i (Ka­be'yi) ta­vaf edi­niz' bu­yur­mak­ta­dır. Pe­ki Ku­ran'da 'ye­di de­fa ta­vaf edi­niz, ma­kam-ı İb­ra­him'in ar­ka­sın­da iki re­kat na­maz kı­lı­nız' di­ye bir emir bu­la­bi­lir mi­si­niz? Pe­ki Ku­ran'da: "Pey­gam­ber si­ze ne ver­diy­se alın, si­ze ne­yi ya­sak­la­dıy­sa on­dan da ka­çı­nın" bu­yur­du­ğu­nu duy­ma­dı­nız mı?" de­di.</text:span></text:span></text:p>
      <text:p text:style-name="P41"><text:span text:style-name="Normal1"><text:span text:style-name="T14">İbn Ab­dil­berr ve Bey­ha­ki, El Med­hal'de, Ey­yub es Sah­ti­ya­ni'den şu­nu nak­le­der­ler: </text:span></text:span><text:span text:style-name="ALINTI-bold"><text:span text:style-name="T14">"Bir adam, Mu­tar­rıf b. Ab­dul­lah'a "Bi­ze sa­de­ce Ku­ran'dan bah­se­din, ha­dis an­la­tıp dur­ma­yın" de­di. Mu­tar­rıf ada­ma: "Val­la­hi biz, ha­dis­le­ri Ku­ran'ın ye­ri­ne an­lat­mı­yo­ruz. Bi­la­kis, ha­dis­le­ri an­lat­mak­ta­ki ga­ye­miz, Ku­ran'ı en iyi bi­le­nin bil­dik­le­ri­ni nak­let­mek­tir." </text:span></text:span><text:span text:style-name="New_20_Style_20_Sheet_20_4"><text:span text:style-name="T14">di­ye ce­vap ver­di." </text:span></text:span></text:p>
      <text:p text:style-name="P41"><text:soft-page-break/><text:span text:style-name="Normal1"><text:span text:style-name="T14">La­le­kai, es Sü­nne ad­lı ese­rin­de, Ah­met ibn-i Han­bel'in şöy­le de­di­ği­ni nak­le­der: </text:span></text:span><text:span text:style-name="ALINTI-bold"><text:span text:style-name="T14">"Ha­dis­ler bi­zim ya­nı­mız­da Re­su­lul­lah'tan (sav) ge­len ri­va­yet­ler­dir. On­lar Ku­ran'ı açık­­lar. On­lar Ku­ran'ın işa­ret et­ti­ği ma­na­la­rın de­lil­le­ri­dir."</text:span></text:span></text:p>
      <text:p text:style-name="P41"><text:span text:style-name="Normal1"><text:span text:style-name="T14">Ca­bir (ra) de­miş­tir ki: </text:span></text:span><text:span text:style-name="ALINTI-bold"><text:span text:style-name="T14">"Re­su­lul­lah (sav) ara­mız­da iken ken­di­si­ne va­hiy ge­li­yor ve ken­di­si, ge­len aye­tin ma­na ve yo­ru­mu­nu bi­li­yor­du. Son­ra O, ayet­le na­sıl amel eder­se, biz de öy­le­ce amel edi­yor­duk."</text:span></text:span></text:p>
      <text:p text:style-name="P41"><text:span text:style-name="Normal1"><text:span text:style-name="T14">Re­su­lul­lah (sav)'ın em­ret­ti­ği sünnetin, Ku­ran'ı an­la­ma­mı­zı, Ku­ran'ı uy­gu­la­ya­bil­me­mi­zi sağ­la­yan bir rah­met ol­du­ğu bu ayet-i ke­ri­me­ler­den, ha­dis-i şe­rif­ler­den ve ri­va­yet­ler­den an­la­şı­lı­yor. </text:span></text:span></text:p>
      <text:p text:style-name="P16"><text:span text:style-name="Normal1"><text:span text:style-name="T15"/></text:span></text:p>
      <text:p text:style-name="P16"><text:span text:style-name="Normal1"><text:span text:style-name="T15">Al­tın­cı De­lil: Sün­net de va­hiy kay­nak­lı­dır</text:span></text:span></text:p>
      <text:p text:style-name="P1"><text:span text:style-name="Normal1"><text:span text:style-name="T14">Pey­gam­be­ri­miz Hz. Mu­ham­med (sav)'den sa­dır olan şey­ler, ya Al­lah (cc)'tan ge­len hü­küm­le­ri teb­liğ için or­ta­ya kon­muş söz ve­ya fi­il­ler­dir ve­ya teb­li­ğin dı­şın­da­ki dav­ra­nış­lar­dır.</text:span></text:span></text:p>
      <text:p text:style-name="P16"><text:span text:style-name="Normal1"><text:span text:style-name="T18"/></text:span></text:p>
      <text:p text:style-name="P16"><text:span text:style-name="Normal1"><text:span text:style-name="T18">Bi­rin­ci kı­sım:</text:span></text:span></text:p>
      <text:p text:style-name="P1"><text:span text:style-name="Normal1"><text:span text:style-name="T14">Bu, ke­sin va­hiy­dir. Bi­lin­di­ği gi­bi Al­lah (cc) Re­su­lü, bu kı­sım­da ha­ta ve ya­nıl­ma­dan ko­run­muş­tur. Ha­ne­fi alim­le­ri bu­na "vahy-i za­hir" de­mek­te­dir­ler. </text:span></text:span></text:p>
      <text:p text:style-name="P41"><text:span text:style-name="Normal1"><text:span text:style-name="T14">Bu kı­sım­da­ki va­hiy ba­zen onun İla­hi va­hiy ol­du­ğu­nu gös­te­ren bir la­fız­la be­ra­ber ve­ya baş­ka tür­lü iner. İla­hi va­hiy ol­du­ğu­nu ifa­de eden la­fız­la bir­lik­te ge­len, ya ta­ab­büd (kul­luk) ya i'caz ve­ya mey­dan oku­ma ifa­de eder ki bu, Ku­ran'­dır.</text:span></text:span></text:p>
      <text:p text:style-name="P41"><text:span text:style-name="Normal1"><text:span text:style-name="T14">İ'caz ve te­had­di özel­li­ği ta­şı­ma­yan va­hiy ise laf­zı­nın da in­zal edil­di­ği­ni söy­le­yen gö­rü­şe gö­re ha­dis-i kut­si­dir. Bu­nun da va­hiy ol­du­ğu­na şüp­he yok­tur. Çün­kü Hz. Pey­gam­ber (sav), "Rab­bül İz­zet bu­yur­du ki:..." gi­bi söz­ler­le Al­lah (cc)'tan ha­ber ver­mek­te­dir. Bu da ya­lan­dan ma­sum bir ha­ber­dir. Hz. Pey­gam­ber (sav)'in ha­be­ri, Ku­ran'ın Al­lah (cc)'ın ke­la­mı ol­du­ğu­nu gös­ter­di­ği gi­bi, bu­nun da Al­lah (cc)'ın ke­la­mı ol­du­ğu­nu gös­te­rir. </text:span></text:span></text:p>
      <text:p text:style-name="P41"><text:span text:style-name="Normal1"><text:span text:style-name="T14">İnen va­hiy­le bir­lik­te, onun Al­lah (cc)'a ait ol­du­ğu­nu gös­te­ren bir söz yok­sa, o ha­dis-i ne­be­vi­dir. Hz. Pey­gam­ber (sav)'e ait ha­dis ve uy­gu­la­ma­la­rın va­hiy ol­du­ğu­nu, şu ayet-i ke­ri­me­ler gös­ter­mek­te­dir:</text:span></text:span></text:p>
      <text:p text:style-name="P41"><text:span text:style-name="Normal1"><text:span text:style-name="T14"/></text:span></text:p>
      <text:p text:style-name="P3"><text:span text:style-name="New_20_Style_20_Sheet_20_5"><text:span text:style-name="T15">O, he­va­dan (ken­di is­tek, dü­şün­ce ve tut­ku­la­rı­na gö­re) ko­nuş­maz. O (söy­le­dik­le­ri), yal­nız­ca vah­yo­lun­mak­ta olan bir va­hiy­dir. (Necm Su­re­si, 3-4)</text:span></text:span></text:p>
      <text:p text:style-name="P3"><text:span text:style-name="New_20_Style_20_Sheet_20_5"><text:span text:style-name="T15"/></text:span></text:p>
      <text:p text:style-name="P19"><text:span text:style-name="New_20_Style_20_Sheet_20_7"><text:span text:style-name="T15">... Ben, yal­nız­ca ba­na vah­yo­lu­na­na uya­rım. Eğer Rab­bi­me is­yan eder­sem, ger­çek­ten ben, bü­yük gü­nün aza­bın­dan kor­ka­rım. (Yu­nus Su­re­si, 15)</text:span></text:span></text:p>
      <text:p text:style-name="P19"><text:span text:style-name="New_20_Style_20_Sheet_20_7"><text:span text:style-name="T15"/></text:span></text:p>
      <text:p text:style-name="P4"><text:span text:style-name="New_20_Style_20_Sheet_20_8"><text:span text:style-name="T15">... Al­lah, sa­na Ki­ta­bı ve hik­me­ti in­dir­di ve sa­na bil­me­dik­le­ri­ni öğ­ret­ti. Al­lah'ın üze­ri­niz­de­ki faz­lı çok bü­yük­tür. (Ni­sa Su­re­si, 113)</text:span></text:span></text:p>
      <text:p text:style-name="P4"><text:span text:style-name="New_20_Style_20_Sheet_20_8"><text:span text:style-name="T15"/></text:span></text:p>
      <text:p text:style-name="P1"><text:span text:style-name="Normal1"><text:span text:style-name="T14">Da­ha ön­ce be­lirt­ti­ği­miz gi­bi ayet­te ge­çen "hik­met" sünnet­tir.</text:span></text:span></text:p>
      <text:p text:style-name="P41"><text:soft-page-break/><text:span text:style-name="Normal1"><text:span text:style-name="T14">Ebu Da­vud ve Bey­ha­ki, bu ri­va­ye­ti şu la­fız­lar­la tah­ric ve tes­bit et­miş­ler­dir:</text:span></text:span><text:span text:style-name="ALINTI-bold"><text:span text:style-name="T14"> "Ceb­ra­il (as) Hz. Pey­gam­ber (sav)'e Ku­ran'ı in­dir­di­ği gi­bi sün­ne­ti de in­di­ri­yor. Ku­ran'ı öğ­ret­ti­ği gi­bi sün­ne­ti de öğ­re­ti­yor­du."</text:span></text:span><text:span text:style-name="Normal1"><text:span text:style-name="T14"> (Da­rı­mi, Mu­kad­di­me, 49)</text:span></text:span></text:p>
      <text:p text:style-name="P16"><text:span text:style-name="Normal1"><text:span text:style-name="T19"/></text:span></text:p>
      <text:p text:style-name="P16"><text:span text:style-name="Normal1"><text:span text:style-name="T18">İkin­ci kı­sım:</text:span></text:span></text:p>
      <text:p text:style-name="P1"><text:span text:style-name="Normal1"><text:span text:style-name="T14">Bu kı­sım, Hz. Pey­gam­ber (sav)'in Al­lah (cc)'tan teb­liğ kas­tı bu­lun­ma­yan söz ve dav­ra­nış­lar­ıdır. Bun­la­r da, ya Al­lah (cc) ta­ra­fın­dan tas­dik edil­miş­tir ve­ya edil­me­miş­tir.</text:span></text:span></text:p>
      <text:p text:style-name="P41"><text:span text:style-name="Normal1"><text:span text:style-name="T14">Eğer Al­lah Te­ala (cc), Hz. Pey­gam­ber (sav)'in bir fi­ili­ni tas­vip et­miş­se -o fi­il, bi­za­ti­hi va­hiy­le ta­lim edil­me­miş de ol­sa- va­hit du­ru­mun­da ve hük­mün­de­dir. Çün­kü bir fi­ilin Al­lah (cc) ta­ra­fın­dan tas­vip edil­me­si onun ger­çek, doğ­ru ve Al­lah (cc)'ın rı­za­sı­na uy­gun ol­du­ğu­nu gös­te­rir. Ay­rı­ca Ce­nab-ı Al­lah (cc) bi­ze, Hz. Pey­gam­ber (sav)'den sa­dır olan her söz ve fi­ile uy­ma­mı­zı, her fi­ili açık va­hiy­le bil­dir­me­miş ol­sa da, O'na uy­ma­mı­zı em­ret­miş­tir. Şu hal­de bir kim­se, Hz. Pey­gam­ber (sav)'den va­hiy­le bil­di­ril­me­yen bir fi­ili­ni alıp tat­bik et­se, bu­nu, Al­lah (cc)'ın</text:span></text:span><text:span text:style-name="ALINTI-bold"><text:span text:style-name="T14"> "O'na uyu­nuz"</text:span></text:span><text:span text:style-name="Normal1"><text:span text:style-name="T14"> em­ri­ne im­ti­sal ede­rek yap­mış ola­cak­tır. Bu du­rum­da O'nda gö­rü­len bu tür­den şey­ler, hiç şüp­he­siz ha­ki­kat­te ken­di­si­ne vah­ye­dil­miş ol­mak­ta­dır.</text:span></text:span></text:p>
      <text:p text:style-name="P41"><text:span text:style-name="Normal1"><text:span text:style-name="T14">İmam Su­yu­ti'den (911/1505) ya­pa­ca­ğı­mız şu na­kil, bu ko­nu­yu des­tek­ler ma­hi­yet­te­dir. </text:span></text:span></text:p>
      <text:p text:style-name="P22"><text:span text:style-name="New_20_Style_20_Sheet_20_6"><text:span text:style-name="T14">O de­miş­tir ki: şa­fii ve Bey­ha­ki, Ta­vus ad­lı eser­de Hz. Pey­gam­ber (sav)'in şöy­le bu­yur­du­ğu­nu ri­va­yet et­miş­ler­dir: "Ben, an­cak Al­lah'ın Ki­ta­bı'nda he­lal kıl­dı­ğı­nı he­lal kı­lar ve an­cak O'nun Ki­ta­bı'nda ha­ram kıl­dık­la­rı­nı ha­ram kı­la­rım" (Ebu Da­vud, Sü­nen, 5: Tır­mi­zi, İlim, 10: İbn-i Ma­ce, Mu­kad­di­me, 2: Su­yu­ti'nin nak­li için, Mif­ta­hu'l Cen­ne, 19)</text:span></text:span></text:p>
      <text:p text:style-name="P1"><text:span text:style-name="Normal1"><text:span text:style-name="T14">Bey­ha­ki şöy­le der: </text:span></text:span></text:p>
      <text:p text:style-name="P22"><text:span text:style-name="New_20_Style_20_Sheet_20_6"><text:span text:style-name="T14">"Ha­dis­te ge­çen "Al­lah'ın Ki­ta­bı" ifa­de­si eğer sa­hih­se Re­su­lul­lah (sav) bu­nun­la ken­di­si­ne vah­ye­di­le­ni kas­tet­miş­tir. Ken­di­si­ne vah­ye­di­len de iki kı­sım­dır: 1. Vah­yi Met­luv (Ku­ran) 2. Vah­yi Gay­ri Met­luv (Al­lah'tan ken­di­si­ne ve­ri­len Ku­ran dı­şın­da bil­gi ve il­ham­lar)" </text:span></text:span></text:p>
      <text:p text:style-name="P1"><text:span text:style-name="Normal1"><text:span text:style-name="T14">İbn-i Me­sud (ra) da, İmam şa­fii (ra) gi­bi, ayet-i ke­ri­me­den Re­su­lul­lah (sav)'ın sünneti­ni ka­bul ede­nin, as­lın­da Al­lah (cc)'ın Ki­ta­bı'nın em­ri­ni ka­bul et­miş ola­ca­ğı­nı söy­le­miş­tir. Çün­kü Re­su­lul­lah (sav)'a ta­bi ol­ma­nın zo­run­lu olu­şu, Ku­ran'ın or­ta­ya koy­du­ğu bir hü­küm­dür.</text:span></text:span></text:p>
      <text:p text:style-name="P41"><text:span text:style-name="Normal1"><text:span text:style-name="T14">Hz. Pey­gam­ber (sav)'in iç­ti­ha­dı­na da­ya­nan ve Al­lah (cc)'ın tas­vip et­ti­ği hü­küm­ler, bu ikin­ci kıs­ma gir­mek­te­dir. Ha­ne­fi alim­le­ri bu­na "vahy-i ba­tın" der­ler.</text:span></text:span></text:p>
      <text:p text:style-name="P16"><text:span text:style-name="Normal1"><text:span text:style-name="T15"/></text:span></text:p>
      <text:p text:style-name="P16"><text:span text:style-name="Normal1"><text:span text:style-name="T15">Ye­din­ci De­lil: İc­ma</text:span></text:span></text:p>
      <text:p text:style-name="P1"><text:span text:style-name="Normal1"><text:span text:style-name="T14">İs­lam'ın ilk dö­nem­le­rin­den, bu­gü­ne ka­dar ko­nu­ya il­mi ve vic­da­ni ba­kan hiç­bir müç­te­hit ima­mın, sünnete uy­ma­yı, onun­la de­lil ge­tir­me­yi ve ge­re­ğin­ce amel et­me­yi in­kar et­ti­ği­ni gö­re­me­yiz. Bi­la­kis on­la­rın sünnete sım­sı­kı sa­rıl­dık­la­rı­nı, onun çiz­di­ği is­ti­ka­met­te ha­re­ket et­tik­le­ri­ni, baş­ka­la­rı­nı sünnet­le ame­le teş­vik ve ona mu­ha­le­fet­ten me­n et­tik­le­ri­ni, ken­di­le­ri ve baş­ka­la­rı için hü­küm­le­rin­de ona da­yan­dık­la­rı­nı gör­mek­te­yiz. Ay­rı­ca sünnete mu­ha­le­fet eden ve­ya onu ha­fi­fe ala­na şid­det­le kar­şı çık­tık­la­rı­nı, sünneti, Ku­ran'ın ta­mam­la­yı­cı­sı ve bir açık­la­yı­cı­sı gör­dük­le­ri­ni, ken­di­le­ri, ön­le­ri­ne sa­hih ve ak­si hü­küm bil­di­ren bir ha­dis gel­di­ğin­de, Ki­tap ve­ya di­ğer de­lil­ler­den bi­ri­ne da­ya­na­rak el­de et­tik­le­ri iç­ti­hat gö­rüş­le­rin­den he­men ona dön­dük­le­ri­ni ve onu na­zar-ı dik­ka­te al­dık­la­rı­nı gör­mek­te­yiz.</text:span></text:span></text:p>
      <text:p text:style-name="P41"><text:soft-page-break/><text:span text:style-name="Normal1"><text:span text:style-name="T14">Bu ko­nu­da Se­lef­ten, şu söz nak­le­dil­miş­tir:</text:span></text:span><text:span text:style-name="ALINTI-bold"><text:span text:style-name="T14"> "Sa­hih bir ha­dis bu­lun­du­ğun­da, be­nim mez­he­bim odur. Ona ters ters dü­şen sö­zü­mü, kal­dı­rıp du­va­ra çar­pı­nız."</text:span></text:span><text:span text:style-name="Normal1"><text:span text:style-name="T14"> (Sub­ki, Mec­mu­at-ur Re­sa­il-i Mü­ni­ri­ye, 2, 98) </text:span></text:span></text:p>
      <text:p text:style-name="P41"><text:span text:style-name="Normal1"><text:span text:style-name="T14">Müç­te­hit­le­rin ço­ğun­dan bu ma­na­da söz­ler nak­le­dil­miş­tir.</text:span></text:span></text:p>
      <text:p text:style-name="P41"><text:span text:style-name="Normal1"><text:span text:style-name="T14">Ha­dis eh­li için, müç­te­hit­le­rin ve ge­nel ola­rak alim­le­rin or­tak gö­rü­şü şu­dur: </text:span></text:span><text:span text:style-name="ALINTI-bold"><text:span text:style-name="T14">"Ehl-i ha­dis, din için en bü­yük yar­dım­cı, sal­dır­gan­la­rın hü­cu­mu­na ve din­siz­le­rin şüp­he­le­ri­ne kar­şı en kuv­vet­li ko­ru­yu­cu­dur­lar. On­la­ra, an­cak bi­dat eh­li, fa­cir ve ka­fir düş­man olur."</text:span></text:span></text:p>
      <text:p text:style-name="P41"><text:span text:style-name="Normal1"><text:span text:style-name="T14">Sün­netin de­lil olu­şun­da İs­lam alim­le­ri ara­sın­da ic­ma ha­sıl ol­muş, bu ko­nu­da söz bir­li­ği sağ­la­nıp ke­sin hük­me va­rıl­mış­tır.</text:span></text:span></text:p>
      <text:p text:style-name="P41"><text:span text:style-name="Normal1"><text:span text:style-name="T14"/></text:span></text:p>
      <text:p text:style-name="P41"><text:span text:style-name="Normal1"><text:span text:style-name="T14"/></text:span></text:p>
      <text:p text:style-name="P41"><text:span text:style-name="Normal1"><text:span text:style-name="T14"/></text:span></text:p>
      <text:p text:style-name="P25"><text:span text:style-name="Normal1"><text:span text:style-name="T25">BÜ­YÜK İS­LAM ALİM­LE­Rİ ve ÇE­ŞİT­Lİ </text:span></text:span></text:p>
      <text:p text:style-name="P43"><text:span text:style-name="Normal1"><text:span text:style-name="T25">GÖ­RÜŞ­LE­Rİ</text:span></text:span></text:p>
      <text:p text:style-name="P1"><text:span text:style-name="Normal1"><text:span text:style-name="T15"/></text:span></text:p>
      <text:p text:style-name="P1"><text:span text:style-name="Normal1"><text:span text:style-name="T14"/></text:span></text:p>
      <text:p text:style-name="P1"><text:span text:style-name="Normal1"><text:span text:style-name="T14">Ehl-i Sün­net ko­nu­sun­da gö­rüş­le­ri­ne baş­vu­ru­la­cak ki­şi­le­rin ba­şın­da, eser­le­ri "Kü­tüb-i Sit­te" adıy­la anı­lan al­tı bü­yük ha­dis ki­ta­bı­nın ya­za­rı olan İs­lam alim­le­ri ge­lir: </text:span></text:span></text:p>
      <text:p text:style-name="P41"><text:span text:style-name="Normal1"><text:span text:style-name="T14"/></text:span></text:p>
      <text:p text:style-name="P44"><text:span text:style-name="Normal1"><text:span text:style-name="T30">İmam Bu­ha­ri</text:span></text:span></text:p>
      <text:p text:style-name="P41"><text:span text:style-name="Normal1"><text:span text:style-name="T14">Hic­ri 194 yı­lın­da Bu­ha­ra'da doğ­du. Dö­ne­min bü­yük din ali­mi olan ba­ba­sı Eb'ül Ha­san İs­ma­il'in ve­fa­tı üze­ri­ne, an­ne­si­nin ko­ru­ma­sı al­tın­da ço­cuk­luk dö­ne­mi­ni ge­çir­di. Ye­di ya­şın­da ha­dis eği­ti­mi al­ma­ya baş­la­mış ve on ya­şı­na gel­di­ğin­de ez­ber­le­di­ği ha­dis sa­yı­sı 70 bi­ni bul­muş­tur. Mek­ke, Me­di­ne, Ni­şa­bur ve Bas­ra'da­ki ün­lü alim­ler­den ders­ler al­mış, bu yüz­den adı Bu­ha­ra'nın dı­şın­da da du­yul­ma­ya baş­lan­mış­tır. Ara­la­rın­da Müs­lim, Ebu Da­vud, Tir­mi­zi, İb­ni Sa­id'in de bu­lun­du­ğu bir­çok ün­lü İs­lam ali­mi O'nun eser­le­ri­ni gü­ve­ni­lir kay­nak ola­rak ka­bul et­miş ve fi­kir­le­rin­den is­ti­fa­de et­miş­tir. Ha­dis ko­nu­sun­da gel­miş geç­miş en bü­yük üs­tad ol­du­ğu her­kes ta­ra­fın­dan ka­bul gör­müş­tür. </text:span></text:span></text:p>
      <text:p text:style-name="P41"><text:span text:style-name="Normal1"><text:span text:style-name="T14">İmam Bu­ha­ri 600 bin ha­dis üze­rin­de ça­lış­ma yap­mış, ese­rin­de ise bu­nun sa­de­ce 7.275 ta­ne­si­ne yer ver­miş­tir. 16 yıl sü­ren bu ça­lış­ma­sı ken­di ala­nın­da en gü­ve­ni­lir kay­nak eser ola­rak ka­bul edi­lir. </text:span></text:span></text:p>
      <text:p text:style-name="P41"><text:span text:style-name="Normal1"><text:span text:style-name="T14">"El-Ca­miu's Sa­hih" ad­lı ese­ri da­ha son­ra Ah­med Ze­hi­di ta­ra­fın­dan "Sa­hih-i Bu­ha­ri Muh­ta­sa­rı (Tec­rid-i Sa­rih)" adı al­tın­da kı­sal­tıl­mış olup, 2.000'den faz­la ha­dis bu eser­de yer al­mış­tır.</text:span></text:span></text:p>
      <text:p text:style-name="P41"><text:span text:style-name="Normal1"><text:span text:style-name="T14">İmam Bu­ha­ri, ar­dın­da yüz­yıl­lar bo­yu Müs­lü­man­la­ra yol gös­te­re­cek bir eser bı­ra­ka­rak Hic­ri 256 yı­lın­da ve­fat et­miş­tir.</text:span></text:span></text:p>
      <text:p text:style-name="P41"><text:span text:style-name="Normal1"><text:span text:style-name="T14"/></text:span></text:p>
      <text:p text:style-name="P6"><text:span text:style-name="Normal1"><text:span text:style-name="T30">İmam Müs­lim</text:span></text:span></text:p>
      <text:p text:style-name="P1"><text:span text:style-name="Normal1"><text:span text:style-name="T14">İmam Müs­lim, Hic­ri 204 yı­lın­da Ni­şa­bur'da doğ­du. 14 ya­şın­da ha­dis ders­le­ri al­ma­ya baş­la­dı. Irak, Hi­caz, Mı­sır ve Şam'a gi­de­rek ha­dis ko­nu­sun­da ya­pı­lan ça­lış­ma­la­rı in­ce­le­di. Gez­di­ği yer­ler­de­ki ha­dis kay­nak­la­rın­dan ve bu ko­nu­da­ki çe­şit­li ça­lı­şma­lar­dan ya­rar­lan­mış ve bun­la­rın içe­ri­sin­de en çok İmam Bu­ha­ri'nin eser­le­rin­den et­ki­len­di­ği­ni söy­le­miş­tir.</text:span></text:span></text:p>
      <text:p text:style-name="P41"><text:span text:style-name="Normal1"><text:span text:style-name="T14">Ha­dis ko­nu­sun­da yap­mış ol­du­ğu ça­lış­ma­lar­da, ha­dis­le­ri nak­le­dil­di­ği şe­kil­de kul­lan­mış, yan­lış an­la­şıl­ma­ya ne­den ol­ma­mak için bun­la­rın bir har­fi­ne da­hi do­kun­ma­mış­tır. "Ca­miu's Sa­hih" ya ­da "Sa­hih-i Müs­lim" adı ve­ri­len ese­rin­de 300 bin sa­hih ha­dis­ten fay­da­lan­mış ve bu­nun sa­de­ce 3.030 ta­ne­si­ni Sa­hi­hi­ne al­mış­tır. Bu ça­lış­ma­sı Sa­hih-i Bu­ha­ri'den son­ra en gü­ve­ni­lir ha­dis ki­ta­bı ola­rak ka­bul edil­mek­te­dir. O'nun ter­tip­le­di­ği es-Sa­hih ad­lı ha­dis kül­li­ya­tı, ün­lü al­tı ha­dis ki­ta­bı (Kü­tüb-i Sit­te)'nin ikin­ci­si ola­rak asşr­lar­dşr İs­lam dün­ya­sş­na hiz­met ver­mek­te­dir.</text:span></text:span></text:p>
      <text:p text:style-name="P41"><text:span text:style-name="Normal1"><text:span text:style-name="T14">İmam Müs­lim'in ho­ca­sı Ab­dül­ve­hhab El-Fer­ra'nın onun hak­kın­da şöy­le de­di­ği ri­va­yet edi­lir: </text:span></text:span></text:p>
      <text:p text:style-name="P22"><text:span text:style-name="New_20_Style_20_Sheet_20_6"><text:span text:style-name="T14">"Müs­lim, hal­kın alim­le­rin­den ve ilim da­ğar­cık­la­rın­dan bi­ri­si­dir. O'nun hak­kın­da ha­yır­dan baş­ka bir şey bil­mi­yo­rum."</text:span></text:span></text:p>
      <text:p text:style-name="P6"><text:soft-page-break/><text:span text:style-name="Normal1"><text:span text:style-name="T30"/></text:span></text:p>
      <text:p text:style-name="P8"><text:span text:style-name="Normal1"><text:span text:style-name="T30">İmam Tir­mi­zi</text:span></text:span></text:p>
      <text:p text:style-name="P41"><text:span text:style-name="Normal1"><text:span text:style-name="T14">İmam Tir­mi­zi, Hic­ri 209 ta­ri­hin­de Ma­ve­ra­ün­ne­hir'de Tir­miz de­ni­len böl­ge­de dün­ya­ya gel­miş­tir. Ho­ra­san, Irak ve Hi­caz'da eği­tim gör­düy­se de asıl tah­si­li­ni Bu­ha­ra'da yap­mış­tır. Ha­dis ko­nu­sun­da­ki eği­ti­mi, Bu­ha­ri ve Müs­lim'den al­mış­tır. </text:span></text:span></text:p>
      <text:p text:style-name="P41"><text:span text:style-name="Normal1"><text:span text:style-name="T14">Tir­mi­zi sa­de­ce ha­dis­le­ri top­la­mak­la kal­ma­mış ay­nı za­man­da ha­dis il­mi­nin ge­liş­me­si­ne kat­kı­da bu­lun­muş­tur. "Sa­hih-i Tir­mi­zi" ad­lı ese­rin­de 3.962 ha­dis mev­cut­tur. Bu eser, sa­ha­sın­da gü­ve­ni­lir kay­nak­lar ara­sın­da gös­te­ril­mek­te­dir. </text:span></text:span></text:p>
      <text:p text:style-name="P41"><text:span text:style-name="Normal1"><text:span text:style-name="T14">Sa­hih-i Tir­mi­zi'nin di­ğer ha­dis ki­tap­la­rın­dan en ba­riz fark­lı­lı­ğı ko­nu dü­ze­ni­dir. Kü­çük­lü bü­yük­lü her ko­nu bir­bi­ri­ne ka­rış­ma­ya­cak şe­kil­de ay­rı ay­rı ele alın­mış­tır. Sa­ha­be­le­rin ha­ya­tı­na da­ir ya­zıl­mış ilk eser Tir­mi­zi'ye ait­tir.</text:span></text:span></text:p>
      <text:p text:style-name="P41"><text:span text:style-name="Normal1"><text:span text:style-name="T14"/></text:span></text:p>
      <text:p text:style-name="P6"><text:span text:style-name="Normal1"><text:span text:style-name="T30">Ebu Da­vud</text:span></text:span></text:p>
      <text:p text:style-name="P1"><text:span text:style-name="Normal1"><text:span text:style-name="T14">Hic­ri 202 ta­ri­hin­de dün­ya­ya gel­miş­tir. Tıp­kı Bu­ha­ri ve Müs­lim gi­bi, o de­vir İs­lam dün­ya­sı­nın he­men ta­ma­mı­nı do­laş­mış ve 50'den faz­la bil­gin­den ders al­mış­tır. Bu­ha­ri ve Müs­lim'in ça­lış­ma­la­rın­dan fay­da­lan­mış­tır. Ha­dis ko­nu­sun­da ça­lış­ma ya­pan­lar da Ebu Da­vud'un eser­le­rin­den fay­da­lan­mış­lar­dır. İs­lam ule­ma­sı ta­ra­fın­dan bir­çok ko­nu­da tak­dir edil­miş ve il­mi ile amel eden alim­ler ara­sın­da gös­te­ril­miş­tir. </text:span></text:span></text:p>
      <text:p text:style-name="P41"><text:span text:style-name="Normal1"><text:span text:style-name="T21">"Sü­nen-i Ebu Da­vud" isim­li ese­rin­de 500 bin ha­dis ara­sın­dan 4.800 ha­di­se yer ver­miş­tir. Ha­dis se­çi­min­de özel­lik­le hü­küm­ler­le il­gi­li olan­la­ra ön­ce­lik gös­ter­miş­tir. Eser­le­ri fark­lı mez­hep­le­re men­sup araş­tır­ma­cı­lar ta­ra­fın­dan ka­bul gör­müş­tür.</text:span></text:span></text:p>
      <text:p text:style-name="P41"><text:span text:style-name="Normal1"><text:span text:style-name="T21"/></text:span></text:p>
      <text:p text:style-name="P6"><text:span text:style-name="Normal1"><text:span text:style-name="T31">İmam Ne­sai</text:span></text:span></text:p>
      <text:p text:style-name="P1"><text:span text:style-name="Normal1"><text:span text:style-name="T21">Hic­ri 225 yı­lın­da Ho­ra­san'da dün­ya­ya gel­miş­tir. İs­lam ilim mer­kez­le­ri­ni ge­zip do­laş­mış ve bir­çok alim­den ha­dis ders­le­ri al­mış­tır. Eser­le­ri gü­nü­mü­ze ka­dar gel­miş­ olup ha­la kay­nak ola­rak kul­la­nıl­mak­ta­dır. </text:span></text:span></text:p>
      <text:p text:style-name="P41"><text:span text:style-name="Normal1"><text:span text:style-name="T21">Mı­sır'dan Şam'a gel­di­ğin­de Eme­vi ik­ti­da­rı­nın bas­kı­sı­na uğ­rar ve iş­ken­ce so­nu­cu öl­dü­rü­lür. Kab­ri­nin Sa­fa ile Mer­ve ara­sın­da ol­du­ğu söy­len­mek­le bir­lik­te ke­sin bir bil­gi yok­tur. </text:span></text:span></text:p>
      <text:p text:style-name="P41"><text:span text:style-name="Normal1"><text:span text:style-name="T21">El-Müc­te­ba ad­lı ese­ri ha­dis ko­nu­sun­da di­ğer eser­le­re na­za­ran da­ha has­sas bir ça­lış­ma­dır. Kü­tüb-i Sit­te'nin üçün­cü ki­ta­bı­dır.</text:span></text:span></text:p>
      <text:p text:style-name="P41"><text:span text:style-name="Normal1"><text:span text:style-name="T21"/></text:span></text:p>
      <text:p text:style-name="P6"><text:span text:style-name="Normal1"><text:span text:style-name="T31">İbn-i Ma­ce</text:span></text:span></text:p>
      <text:p text:style-name="P1"><text:span text:style-name="Normal1"><text:span text:style-name="T21">Hic­ri 209 yı­lın­da Kaz­vin'de doğ­muş­tur. Ha­dis sa­ha­sın­da bel­li bir se­vi­ye­ye gel­mek is­te­yen di­ğer alim­ler gi­bi o da Ho­ra­san, Bas­ra, Mek­ke, Şam ve Mı­sır'ı zi­ya­ret et­miş­tir. </text:span></text:span><text:span text:style-name="Normal1"><text:span text:style-name="T14">"İb­n-i Ma­ce Su­nen"den baş­ka ta­rih ve tef­sir ki­tap­la­rı da yaz­mış­tır. Ün­lü ese­ri, Kü­tüb-i Sit­te'nin al­tın­cı ese­ri ola­rak ka­bul edil­miş­tir. Ba­zı alim­ler ise İmam Ma­lik'in "Mu­vat­ta" isim­li ese­ri­ni al­tın­cı eser ola­rak dü­şün­müş­ler­dir.</text:span></text:span></text:p>
      <text:p text:style-name="P41"><text:span text:style-name="Normal1"><text:span text:style-name="T14">"İb­n-i Ma­ce Su­nen" isim­li ese­rin­de ge­çen 4.341 ha­dis­ten 1.339'u di­ğer ha­dis ki­tap­la­rın­da kul­la­nıl­ma­yan ha­dis­ler­dir.</text:span></text:span></text:p>
      <text:p text:style-name="P41"><text:span text:style-name="Normal1"><text:span text:style-name="T14"/></text:span></text:p>
      <text:p text:style-name="P8"><text:span text:style-name="Normal1"><text:span text:style-name="T30">İmam Ga­za­li</text:span></text:span></text:p>
      <text:p text:style-name="P1"><text:span text:style-name="Normal1"><text:span text:style-name="T14">Hüc­ce­tül-İs­lam ebu Ha­mid bin Mu­ham­med Ga­za­li, İs­lam dün­ya­sı­nın fı­kıh ve ta­sav­vuf yo­lun­da­ki en bü­yük si­ma­la­rın­dan bi­ri­si­dir. Hic­ri 450 (mi­la­di 1058) yı­lın­da İran'ın Tus şeh­rin­de dün­ya­ya gel­miş­tir. Ba­ba­sı dar ge­lir­li ol­ma­sı­na rağ­men Ga­za­li'nin iyi ye­tiş­ti­ril­me­si­ne bü­yük özen gös­ter­miş­ti. </text:span></text:span></text:p>
      <text:p text:style-name="P41"><text:span text:style-name="Normal1"><text:span text:style-name="T14">Tus'da­ki eği­ti­mi­ni ta­mam­la­yan Ga­za­li, Gur­cun'a ge­çe­rek tah­si­li­ne de­vam et­ti. Ana­do­lu'da­ki si­ya­si oto­ri­te­nin sar­sıl­ma­sı Ga­za­li'yi et­ki­le­di. Bu yüz­den Ni­şa­bur'a ge­çe­rek en ün­lü alim­ler­den Ebü'l Me­ali el Cü­vey­ni'nin ta­le­be­si ol­du. Ho­ca­sı­nın ölü­mün­den son­ra, Ni­za­mül Mülk ta­ra­fın­dan ni­za­mi­ye med­re­se­si­ne atan­dı. Kı­sa sü­re içe­ri­sin­de ge­niş bir halk kit­le­si­ne se­si­ni du­yur­ma im­ka­nı bul­du. Ta­le­be­le­ri­nin sa­yı­sı her ge­çen gün ar­tı­yor­du. </text:span></text:span></text:p>
      <text:p text:style-name="P41"><text:span text:style-name="Normal1"><text:span text:style-name="T14">Hic­ri 488'te ge­çir­di­ği bir ra­hat­sız­lık so­nu­cun­da med­re­se­de­ki gö­re­vin­den ay­rı­la­rak on se­ne in­san­lar­dan uzak bir ha­yat ge­çir­di. Bu dö­ne­min he­men ar­dın­dan Bağ­dat'a ta­le­be­le­ri­nin ya­nı­na dö­ne­rek, "İh­yau Ulu­mi'd Din" isim­li ese­ri­ni ta­le­be­le­ri­ne okut­ma­ya baş­la­dı. Bu es­na­da Ana­do­lu'da­ki İs­la­mi bir­lik bo­zu­lun­ca Sel­çuk­lu ve­zi­ri ta­ra­fın­dan tek­rar Tus'a ça­ğı­rıl­dı. Sul­tan Sen­cer ta­ra­fın­dan ko­ru­na­rak ken­di­si­ne 12 yıl bo­yun­ca bü­tün im­kan­lar se­fer­ber edil­di. Hic­ri 505 (Mi­la­di 1111)'de so­na eren öm­rü­nün son gü­nü­ne ka­dar ilim ve teb­li­ği bı­rak­ma­dı.</text:span></text:span></text:p>
      <text:p text:style-name="P41"><text:span text:style-name="Normal1"><text:span text:style-name="T14">İmam Ga­za­li'nin fi­kir­le­ri İs­lam dü­şün­ce ta­ri­hin­de bir dö­nüm nok­ta­sı ol­muş­tur. Özel­lik­le öm­rü­nün son yıl­la­rın­da Ehl-i Sün­net'e mu­ha­lif fır­ka­lar­la mü­ca­de­le et­miş ve bir­çok sap­kın in­sa­nı bu yol­dan çe­vir­miş­tir. İmam Ga­za­li bir ese­rin­de şöy­le söy­le­mek­te­dir: </text:span></text:span></text:p>
      <text:p text:style-name="P22"><text:span text:style-name="New_20_Style_20_Sheet_20_6"><text:span text:style-name="T14">Müs­lü­man­lık ün­va­nın­da de­di­ği­miz gi­bi, ma­ri­fe­tin ha­ki­ka­tın­da bir nu­mu­ne ve ni­şan var­dır, bu­nu eh­li olan an­lar. Dün­ya ile ala­ka­sı ol­ma­yan­lar, onun­la uğ­raş­ma­yan­lar ve öm­rün­de Al­lah'ı ara­mak ve is­te­mek­ten baş­ka bir şey­le uğ­raş­ma­yan­lar ha­riç, bu­nun ha­ki­ka­tı­nı kim­se ara­ya­maz. Bu da zor ve uzun bir iş­tir. O hal­de her­ke­sin gı­da­sı ola­na işa­ret ede­lim. Bu da Ehl-i Sün­net iti­ka­dı­dır. Bu iti­ka­dı kal­bin­de bu­lun­du­ran­lar için bu iti­kat, sa­adet ve kur­tu­luş to­hu­mu ola­cak­tır. (Kim­ya-i Sa­adet, Ehl-i Sün­net İti­ka­dı­nı Doğ­ru Öğ­ren­mek)</text:span></text:span></text:p>
      <text:p text:style-name="P22"><text:span text:style-name="New_20_Style_20_Sheet_20_6"><text:span text:style-name="T14"/></text:span></text:p>
      <text:p text:style-name="P16"><text:span text:style-name="Normal1"><text:span text:style-name="T15">İmam-ı Ga­za­li'nin baş­lı­ca eser­le­ri:</text:span></text:span></text:p>
      <text:p text:style-name="P41"><text:span text:style-name="Normal1"><text:span text:style-name="T17">1- İh­yau Ulu­mi'd Din (Di­ni İlim­le­rin İh­ya­sı),</text:span></text:span><text:span text:style-name="Normal1"><text:span text:style-name="T14"> Ga­za­li'nin en meş­hur ve en bü­yük ese­ri­dir. Bu ki­tap­ta fı­kıh ve ta­sav­vuf ko­nu­la­rı ele alın­mış­tır. Her kı­sım 4 ki­tap­ ol­mak üze­re, top­lam 40 kitaptan oluşmaktadır. ıhya, yazılışından bu yana ıslam aleminin en çok okunan kitapları arasındadır.</text:span></text:span></text:p>
      <text:p text:style-name="P41"><text:span text:style-name="Normal1"><text:span text:style-name="T14">2- El Iktisad fi'l-ıtikat (ıtikatta ıktisat), itikat konularını ele alır.</text:span></text:span></text:p>
      <text:p text:style-name="P41"><text:span text:style-name="Normal1"><text:span text:style-name="T14">3- Tehafütü'l Felasife (Filozofların Tutarsızlıkları), Aristo'nun felsefesine yaptığı eleştirileri derlediği kitaptır.</text:span></text:span></text:p>
      <text:p text:style-name="P41"><text:span text:style-name="Normal1"><text:span text:style-name="T14">4- Kimya-i Saadet (Mutluluk Kimyası), iman, amel, ahlak ve tasavuftan bahseder. ıhya'nın Farsça yazılmış bir özeti mahiyetindedir.</text:span></text:span></text:p>
      <text:p text:style-name="P41"><text:span text:style-name="Normal1"><text:span text:style-name="T14">5- Bidayetü'l Hidaye (Hidayetin Başlangıcı), halkın anlayacağı tarzda yazılmış, din ve ahlak bilgilerinin anlatıldığı bir kitaptır. </text:span></text:span></text:p>
      <text:p text:style-name="P41"><text:span text:style-name="Normal1"><text:span text:style-name="T14">İmamı Gazali'nin küçüklü büyüklü tüm eserlerinin toplamı 75'i bulmaktadır.</text:span></text:span></text:p>
      <text:p text:style-name="P41"><text:span text:style-name="Normal1"><text:span text:style-name="T14"/></text:span></text:p>
      <text:p text:style-name="P26"><text:span text:style-name="Normal1"><text:span text:style-name="T30">Seyyid Erzurumlu İbrahim Hakkı</text:span></text:span></text:p>
      <text:p text:style-name="P41"><text:span text:style-name="Normal1"><text:span text:style-name="T14">Erzurumlu İbrahim Hakkı Hazretleri 1703'te Erzurum'a bağlı Hasankale kasabasında dünyaya gelmiştir. Dedesi peygamber soyundan olması dolayısıyla ıbrahim Hakkı Hazretleri anne tarafından "seyyid"dir. </text:span></text:span></text:p>
      <text:p text:style-name="P41"><text:span text:style-name="Normal1"><text:span text:style-name="T14">İbrahim Hakkı Hazretleri babası ile birlikte gittiği Siirt'in Tillo ilçesinde ısmail Fakirullah'la tanışarak bir süre orada yaşar. Babası derviş Osman Efendi vefat edince tekrar Erzurum'a döner. Burada tahsiline kaldığı yerden devam eder. Erzurum müftüsü Muhammed Hazık'tan Arapça ve Farsça dersleri alır. Türkçe, Arapça ve Farsçayı ilerleterek bu dillerde şiir yazabilecek seviyeye gelir. </text:span></text:span></text:p>
      <text:p text:style-name="P41"><text:span text:style-name="Normal1"><text:span text:style-name="T14">1728'de tekrar Siirt'e dönerek İsmail Fakirullah'ın sohbetlerine devam eder ve kızı ile evlenerek damadı olur. 1728 yılında Hac dönüşü büyük ıslam alimlerinin eserlerinden alıntılarla oluş­tur­du­ğu "Lub­bül Ku­tup"u ya­zar. </text:span></text:span></text:p>
      <text:p text:style-name="P41"><text:span text:style-name="Normal1"><text:span text:style-name="T14">1747 yı­lın­da Sul­tan I. Mah­mud ta­ra­fın­dan sa­ra­ya da­vet edi­lin­ce sa­ray kü­tüp­ha­ne­sin­den is­ti­fa­de et­me im­ka­nı bu­lur. İs­tan­bul dö­nü­şü Er­zu­rum'da kü­çük ri­sa­le­ler yaz­ma­ya baş­lar. İkin­ci İs­tan­bul se­ya­ha­tin­den son­ra ken­di­si­ni ta­ma­men ki­tap ça­lış­ma­la­rı­na ve­re­rek Ha­san­ka­le'de­ki evi­ne çe­ki­lir. </text:span></text:span></text:p>
      <text:p text:style-name="P41"><text:span text:style-name="Normal1"><text:span text:style-name="T14">Hac­ca ikin­ci gi­di­şin­de Ha­lep, Şam, Mek­ke, Me­di­ne ve Ku­düs'te­ki ün­lü İs­lam alim­le­riy­le te­mas­lar ku­ra­rak bil­gi alış­ve­ri­şin­de bu­lu­nur.</text:span></text:span></text:p>
      <text:p text:style-name="P41"><text:span text:style-name="Normal1"><text:span text:style-name="T14">Se­ya­hat­ten dö­nü­şün­de Ma­ri­fet­na­me ad­lı ün­lü ese­ri­ni ka­le­me alır. Bu ese­ri­nin dı­şın­da 54 ta­ne da­ha önem­li ese­ri bu­lun­mak­ta­dır. 1780'de Si­irt'te ve­fat eder. Ce­na­ze­si şey­hi İs­ma­il Fa­ki­rul­lah için yap­tır­dı­ğı tür­be­ye def­ne­di­lir. </text:span></text:span></text:p>
      <text:p text:style-name="P41"><text:span text:style-name="Normal1"><text:span text:style-name="T14">Sey­yid İb­ra­him Hak­kı'nın ba­zı söz­le­ri şun­lar­dır:</text:span></text:span></text:p>
      <text:p text:style-name="P22"><text:span text:style-name="Normal1"><text:span text:style-name="T14">Gü­zel ah­la­kın en gü­ze­li, sa­na gel­me­ye­ne se­nin git­men­dir. Sa­na zul­me­de­ni se­nin af­fet­men­dir. Ko­nu­şur­san doğ­ru­yu söy­le. Söz ve­rir­sen tut. İyi­lik ya­par­san giz­le. Baş­ka­sın­dan kö­tü huy gör­dün­se onun em­sal­le­rin­den sa­kın.</text:span></text:span></text:p>
      <text:p text:style-name="P41"><text:span text:style-name="Normal1"><text:span text:style-name="T14">Her­ke­se se­lam ver­mek en gü­zel has­let­tir. Te­va­zu­nun se­me­re­si yük­sel­mek­tir. Hik­me­tin ba­şı in­san­lar­la iyi ge­çin­mek­tir. Hal­kın ayıp­la­rı­nı ara­ya­nın ayıp­la­rı du­yu­lur. Na­si­hat ka­bul eden yüz ka­ra­sın­dan kur­tu­lur. </text:span></text:span></text:p>
      <text:p text:style-name="P41"><text:span text:style-name="Normal1"><text:span text:style-name="T14">Al­lah Ka­tın­da gü­nah olan şey­de kul­la­ra ita­at ol­maz. Ya­lan söy­le­yen kim­se­den ha­yır umul­maz. Hal­kın se­nin­le ko­nuş­ma­sın­dan haz du­yu­yor­san sen de on­lar­la öy­le ko­nuş. Özür di­le­ye­nin öz­rü­nü ka­bul ey­le. Sen bü­yük­le­ri­ne say­gı­lı ol ki sen­den kü­çük­ler de se­ni say­sın­lar. En fay­da­lı ha­zi­ne gö­nül­ler­de­ki sev­gi­dir. (Ma­ri­fet­na­me)</text:span></text:span></text:p>
      <text:p text:style-name="P41"><text:span text:style-name="Normal1"><text:span text:style-name="T14"/></text:span></text:p>
      <text:p text:style-name="P6"><text:span text:style-name="Normal1"><text:span text:style-name="T30">İmam-ı Rab­ba­ni</text:span></text:span></text:p>
      <text:p text:style-name="P41"><text:span text:style-name="Normal1"><text:span text:style-name="T14">Asıl adı Ah­met Fa­ruk-i Ser­hen­di'dir. </text:span></text:span></text:p>
      <text:p text:style-name="P1"><text:span text:style-name="Normal1"><text:span text:style-name="T21">1564 yı­lın­da Hin­dis­tan'a bağ­lı Ser­hend'de doğ­du. Ba­ba ta­ra­fın­dan Hz. Ömer'in so­yu­na da­yan­dı­ğı için el-Fa­ru­ki la­ka­bı ile ta­nı­nır.</text:span></text:span></text:p>
      <text:p text:style-name="P41"><text:span text:style-name="Normal1"><text:span text:style-name="T14">Ehl-i Sün­net çiz­gi­sin­de­ki ta­sav­vu­fun bü­yük si­ma­la­rın­dan bi­ri­si­dir. Ta­sav­vu­fta Nak­şi­ben­di şeyh­le­rin­den Mu­ham­med Ba­ki Bil­lah haz­ret­le­ri­ne in­ti­sab et­ti. Dö­ne­min Hint-Türk hü­küm­da­rı </text:span></text:span><text:soft-page-break/><text:span text:style-name="Normal1"><text:span text:style-name="T14">Ek­ber şah ile di­nin özü­nü boz­du­ğu ge­rek­çe­siy­le ba­zı ko­nu­lar­da ça­tış­mış ve 1619 yı­lın­da Gu­val­yar'da bir ka­le­ye hap­se­dil­miş­tir. </text:span></text:span></text:p>
      <text:p text:style-name="P41"><text:span text:style-name="Normal1"><text:span text:style-name="T14">Her tür­lü sap­kın akım­la­ra kar­şı Ehl-i Sün­net iti­ka­dı­nı des­tek­le­di­ği için, "iki­bin yı­lın ye­ni­le­yi­ci­si" un­va­nı­na la­yık gö­rül­müş­tür. Dost­la­rı ve ta­le­be­le­ri­ne yaz­dı­ğı mek­tup­la­rın bi­ra­ra­ya ge­ti­ril­di­ği "Mek­tu­bat", İs­lam ta­sav­vu­fu­nun en önem­li kay­nak­la­rın­dan bi­ri­si­dir. İmam-ı Rab­ba­ni'nin ba­zı söz­le­ri şöy­le­dir:</text:span></text:span></text:p>
      <text:p text:style-name="P22"><text:span text:style-name="New_20_Style_20_Sheet_20_6"><text:span text:style-name="T14">İn­sa­nın ön­ce­lik­le iti­ka­dı­nı dü­zelt­me­si ge­re­kir. Bu dü­zelt­me de, fır­ka-i na­ci­ye olan Ehl-i Sün­net ve'l Ce­ma­atin gö­rüş­le­ri­ne uy­gun ola­rak ya­pıl­ma­lı­dır. Amel­de gev­şek­li­ğin bir mağ­fi­ret ümi­di var­dır, iti­kad­de gev­şek­li­ğin as­la mağ­fi­ret­te ye­ri yok­tur.</text:span></text:span></text:p>
      <text:p text:style-name="P41"><text:span text:style-name="New_20_Style_20_Sheet_20_6"><text:span text:style-name="T14">Bil­in­sin ki; iki ci­ha­nın sa­ade­ti­ni ka­zan­mak an­cak Re­su­lul­lah'a ta­bi ol­ma­ya bağ­lı­dır. O'na ta­bi ol­mak şu şe­kil­de olur: İn­san­lar ara­sın­da İs­lam'ın hü­küm­le­ri­ni ye­ri­ne ge­ti­rip ic­ra et­mek, ha­vas­tan ve avam­dan, kü­für adet­le­ri­ni kal­dır­mak, ha­vas­tan ve avam­dan, kü­für ala­met­le­ri­ni kal­dı­rıp ip­tal et­mek.</text:span></text:span></text:p>
      <text:p text:style-name="P41"><text:span text:style-name="New_20_Style_20_Sheet_20_6"><text:span text:style-name="T14">Amel iş­le­me­nin za­ma­nı genç­lik­tir. Ak­lı olan bu fır­sa­tı ka­çır­maz ve fır­sa­tı ga­ni­met bi­lir. Zi­ra in­san yaş­lı­lık za­ma­nı­na kal­ma­ya­bi­lir. Kal­dı­ğı­nı far­ze­de­lim, der­le­nip to­par­lan­ma­ya mü­yes­ser ol­ma­ya­bi­lir. Böy­le bir der­le­nip to­par­lan­ma­nın ol­du­ğu­nu far­ze­de­lim; bir amel iş­le­me­ye gü­cü yet­mez. Zi­ra o za­man za­afın ve ac­zin bas­tır­dı­ğı za­man­dır...</text:span></text:span></text:p>
      <text:p text:style-name="P41"><text:span text:style-name="New_20_Style_20_Sheet_20_6"><text:span text:style-name="T14">... Yet­miş üç fır­ka­dan her bi­ri tek tek, di­ne ta­bi ol­duk­la­rı­nı id­dia edip ken­di­le­ri­ni ne­cat bu­lan züm­re­den sa­yar­lar</text:span></text:span><text:span text:style-name="New_20_Style_20_Sheet_20_6"><text:span text:style-name="T15">."... Her fır­ka el­le­rin­de­ki ile bö­bür­le­nir (Mü'mi­nun Su­re­si, 53) </text:span></text:span><text:span text:style-name="New_20_Style_20_Sheet_20_6"><text:span text:style-name="T14">me­alin­de­ki ayet on­la­rın ha­li­ni doğ­ru­lar. Re­su­lul­lah Efen­di­mi­zin be­yan bu­yur­du­ğu, fır­ka-i na­ci­ye­yi di­ğer­le­rin­den ayır­te­den özel­li­ği Pey­gam­be­ri­miz şöy­le açık­lı­yor: "... On­lar, ben ve as­ha­bı­mın üze­rin­de bu­lun­du­ğu­muz hal üze­rin­de olan­lar­dır." Re­su­lul­lah Efen­di­miz'in ken­di­si­ni an­lat­ma­sı ye­ter­li iken, as­ha­bı­nı da zik­ret­me­si şu ma­na­ya gel­mek­te­dir: "Be­nim yo­lum as­ha­bı­mın git­ti­ği yol­dur. Kur­tu­luş yo­lu, on­la­rın yo­lu­na ta­bi ol­ma­ya bağ­lı­dır."</text:span></text:span></text:p>
      <text:p text:style-name="P41"><text:span text:style-name="New_20_Style_20_Sheet_20_6"><text:span text:style-name="T14">Re­su­lul­lah Efen­di­miz'e ta­bi ol­mak id­di­ası; as­ha­bı­nın yo­lu­na ta­bi ol­ma­dan boş bir id­di­adır. Hiç şüp­he yok­tur ki Pey­gam­ber Efen­di­mi­zin as­ha­bı­nın yo­lu­nda de­vam eden­ler, Ehl-i Sün­net ve'l Ce­ma­at'­tir. Al­lah bun­la­rın sa'­yi­ni meş­kur ey­le­sin. İş­te, fır­ka-i na­ci­ye bun­lar­dır. şia ve Ha­ri­ci­ler gi­bi, Re­su­lul­lah Efen­di­mi­zin as­ha­bı­na taa'n eden­ler, on­la­rın yo­lu­na ta­bi ol­mak­tan el­bet­te mah­rum­dur.</text:span></text:span></text:p>
      <text:p text:style-name="P41"><text:span text:style-name="New_20_Style_20_Sheet_20_6"><text:span text:style-name="T21">Mu­te­zi­le için da­hi ay­nı hü­küm ve­ri­lir. </text:span></text:span><text:span text:style-name="New_20_Style_20_Sheet_20_6"><text:span text:style-name="T14">Bu, son­ra­dan çı­kan bir yol­dur. Ehl-i Sün­net ol­ma­yan di­ğer fır­ka­lar ay­nı kı­ya­sa ta­bi­dir. (Mek­tu­bat-ı Rab­ba­ni)</text:span></text:span></text:p>
      <text:p text:style-name="P1"><text:span text:style-name="Normal1"><text:span text:style-name="T14"/></text:span></text:p>
      <text:p text:style-name="P6"><text:span text:style-name="Normal1"><text:span text:style-name="T30">Sey­yid Ab­dul­ka­dir Gey­la­ni</text:span></text:span></text:p>
      <text:p text:style-name="P41"><text:span text:style-name="Normal1"><text:span text:style-name="T14">Ab­dul­ka­dir Gey­la­ni; Muh­yid­dîn, Kutb-i Rab­bâ­nî, Kutb-i a'zam, Gavs, Gavs-ül a'zam, Sul­tân-ul-ev­li­yâ (ev­li­ya­la­rın sul­ta­nı) ola­rak da anı­lır. Kün­ye­si Ebu Mu­ham­med'dir. Ab­dul­ka­dir Gey­la­ni, hem sey­yid, hem şe­rif­dir. 1078 yı­lın­da İran'ın Gey­lan şeh­rin­de dün­ya­ya gel­di. Din eği­ti­mi­ne bu­ra­da baş­la­dı. Da­ha son­ra Gey­lan'dan Bağ­dat'a ge­çe­rek eği­ti­mi­ne bu­ra­da de­vam et­ti. Han­be­li mez­he­bi­ni se­çe­rek fı­kıh­ta bu mez­hep üze­rin­de yo­ğun­laş­tı. Ebu Sa­id med­re­se­sin­de ders­ler ver­di­ği sı­ra­lar­da ta­sav­vuf­la ta­nış­tı. Ta­sav­vuf­ta­ki yo­lu­na onun is­mi­ne iza­fe­ten "Ka­di­riy­ye" adı ve­ril­di.</text:span></text:span></text:p>
      <text:p text:style-name="P41"><text:soft-page-break/><text:span text:style-name="Normal1"><text:span text:style-name="T14">Ço­ğun­lu­ğu va­az ve na­si­hat­le­rin­den olu­şan El-Gun­ye, El-Fet­hü'r Rab­ba­ni, El Fü­tü­hül Gayb bi­ze ka­dar ula­şan ki­tap­la­rı ara­sın­da­dır. Ab­dul­ka­dir Gey­la­ni Haz­ret­le­ri 1166 yı­lın­da Bağ­dat'ta ve­fat et­ti. Her yıl mil­yon­lar­ca ki­şi ta­ra­fın­dan zi­ya­ret edi­len kab­ri, şu an­da Bağ­dat'ta ge­niş bir kül­li­ye içe­ri­sin­de­dir. </text:span></text:span></text:p>
      <text:p text:style-name="P41"><text:span text:style-name="Normal1"><text:span text:style-name="T14">Ab­dul­ka­dir Gey­la­ni Haz­ret­le­ri­nin ba­zı söz­le­ri şöy­le­dir:</text:span></text:span></text:p>
      <text:p text:style-name="P22"><text:span text:style-name="New_20_Style_20_Sheet_20_6"><text:span text:style-name="T14">Ku­ran ile amel et­mek se­ni Ku­ran'ın mev­ki­ine yük­sel­tir, ora­ya otur­tur. Sün­net (Pey­gam­be­ri­mi­zin ha­dis­le­ri) ile amel et­mek se­ni Al­lah'ın Re­su­lü Pey­gam­ber Efen­di­mi­ze yük­sel­tir. Re­su­lul­lah, kal­bi ile ve ma­ne­vi him­me­tiy­le, Allah dost­la­rı­nın kal­bi çev­re­sin­den bir an bi­le ay­rıl­maz. Al­lah dost­la­rı­nın kalp­le­ri­ni gü­zel­leş­ti­ren, ko­ku­la­yıp bu­har­la­yan odur. On­la­rın öz­le­ri­ni tas­vi­ye eden, men­fi duy­gu­lar­dan te­miz­le­yen ve tez­yin eden odur.</text:span></text:span></text:p>
      <text:p text:style-name="P41"><text:span text:style-name="New_20_Style_20_Sheet_20_6"><text:span text:style-name="T14">Sen Al­lah'ı zik­ret ki, O'da se­ni zik­ret­sin. Al­lah'ı zik­ret ki o zi­kir gü­nah­la­rı­nı dök­sün. Gü­nah­sız ola­rak ka­la­sın. Gü­nah­sız ita­at­kar bir mü­min ola­sın. İş­te o za­man o se­ni zik­re­der. O zi­kir se­ni öy­le sa­rar ve meş­gul eder ki, bir şey is­te­ye­cek va­kit bu­la­maz­sın. Bü­tün ga­yen ve mak­su­dun o olur.</text:span></text:span></text:p>
      <text:p text:style-name="P41"><text:span text:style-name="New_20_Style_20_Sheet_20_6"><text:span text:style-name="T14">Ey aha­li! İs­lam ağ­lı­yor. Eli­ni ba­şı­na koy­muş; şu fa­cir­ler­den, şu fa­sık­lar­dan, şu bid'at eh­lin­den, şu za­lim­ler­den, şu ya­lan­cı şa­hid­lik li­ba­sı giy­miş­ler­den, sa­hip bu­lun­ma­dık­la­rı fa­zi­let­le­ri ken­di­le­rin­de var gös­te­ren şu ku­ru id­di­acı­lar­dan, ya­ka sil­ki­yor. On­la­ra kar­şı ih­las sa­hi­bi müs­lü­man­lar­dan yar­dım ta­lep edi­yor.</text:span></text:span></text:p>
      <text:p text:style-name="P41"><text:span text:style-name="New_20_Style_20_Sheet_20_6"><text:span text:style-name="T14">Yi­yip iç­men, ve­da yi­yip iç­me­si ol­sun. Ai­le ara­sın­da bu­lu­nu­şun ve­da bu­lu­nu­şu ol­sun. Mü­min kar­de­şin­le bu­luş­man ve­da bu­luş­ma­sı ol­sun. Kal­bi­ne hep ema­net ol­du­ğu­nu, da­ima ve­da et­me ha­lin­de bu­lun­du­ğu­nu nak­şet. Ka­de­ri baş­ka­sı­nın elin­de bu­lu­nan kim­se na­sıl ema­net ve ve­da et­me ha­lin­de ol­maz ki? Zi­ra ya­rın ne ola­ca­ğı­nı, iş­le­rin ne­re­ye va­ra­ca­ğı­nı, ka­de­ri­nin ken­di­si­ne ne­ler ge­ti­re­ce­ği­ni bil­me­mek­te­dir. Öy­ley­se he­men töv­be et, bir da­ha iş­le­me­me­ye az­mey­le. On­lar­dan sıy­rıl, se­ri adım­lar­la Mev­la'na koş. Tev­be et­ti­ğin za­man hem za­hi­rin hem ba­tı­nın tev­be et­miş ol­sun. Tev­be, Al­lah Ka­tın­da mak­bul kul ol­ma­nın te­me­li­dir. Ha­lis bir tev­be ile ve Al­lah'tan ha­ki­kat­tan ha­ya et­mek su­re­tiy­le üze­rin­de­ki gü­nah el­bi­se­ni çı­kar, at. Ey Allah'ın yo­lu­nu ar­ka­sı­na atıp dün­ya iş­le­ri­ne iti­na gös­te­ren ki­şi! Se­ni in­san­la­rı mem­nun eden, fa­kat Al­lah'ı ken­di­si­ne öf­ke­len­di­ren ki­şi ola­rak gö­rü­yo­rum. Hiç şüp­he yok ki ya­kın­da sen o dün­ya­dan alı­na­cak­sın. Ölüm se­ni ora­dan ayı­ra­cak. Se­ni ya­ka­la­ma­sı pek elem­li, pek şid­det­li ve pek çe­şit­li olan zat ya­ka­lar ve ora­dan alır. Bir an­da her­şe­yi­ni kay­be­der ve her­şe­yin­den ay­rı­lır­sın. (Fet­hü'r-Rab­ba­ni)</text:span></text:span></text:p>
      <text:p text:style-name="P1"><text:span text:style-name="Normal1"><text:span text:style-name="T14"/></text:span></text:p>
      <text:p text:style-name="P6"><text:span text:style-name="Normal1"><text:span text:style-name="T30">Şah-ı Nak­şi­ben­d Haz­ret­le­ri</text:span></text:span></text:p>
      <text:p text:style-name="P1"><text:span text:style-name="Normal1"><text:span text:style-name="T14">Asıl adı Mu­ham­med Ba­ha­ud­din'dir. 1318 yı­lın­da Bu­ha­ra ya­kın­la­rın­da doğ­du. Ha­ce­gan Ta­ri­ka­tı şey­hi Mu­ham­med Ba­ba Sem­ma­si'nin ma­ne­vi ter­bi­ye­si al­tın­da ye­tiş­ti. Genç­li­ğin­de Se­mer­kand'a gi­den şah-ı Nak­şi­ben­d Haz­ret­le­ri Ha­ne­fi mez­he­bin­den­dir. Ah­lak ve ilim üze­ri­ne ça­lış­ma­la­rı ve soh­bet­le­ri ile bü­yük kit­le­le­ri pe­şin­den sü­rük­le­miş­tir.</text:span></text:span></text:p>
      <text:p text:style-name="P41"><text:span text:style-name="Normal1"><text:span text:style-name="T14">Ku­ru­cu­su ol­du­ğu Nak­şi­ben­di ta­ri­ka­tı, İmam Rab­ba­ni za­ma­nın­da Hin­dis­tan'a ya­yıl­dı. Ta­ri­kat İs­tan­bul'un fet­hi­nden son­ra Os­man­lı­lar ta­ra­fın­dan be­nim­sen­di. İs­tan­bul'da çok faz­la sa­yı­da Nak­şi­ben­di der­ga­hı bu­lun­ma­sı fi­kir­le­ri­nin halk ara­sın­da ne ka­dar yay­gın­laş­tı­ğı­nın gös­ter­ge­siy­di.</text:span></text:span></text:p>
      <text:p text:style-name="P41"><text:soft-page-break/><text:span text:style-name="Normal1"><text:span text:style-name="T14">Şah-ı Nak­şi­ben­d Haz­ret­le­ri'nin ha­ya­tı bo­yun­ca sa­vun­du­ğu ha­ki­kat, İs­lam'ın te­me­li ya­ni Al­lah (cc)'ın ki­ta­bı­na sa­rıl­ma­yan­la­rın ve Pey­gam­ber Efen­di­miz (sav)'in emir­le­ri­ni ye­ri­ne ge­tir­me­yen­le­rin kur­tu­lu­şa eri­şe­me­ye­cek­le­ri­dir. Ona gö­re Ki­tap ve sünnetin çiz­di­ği da­ire­den çık­ma­ma­lı­dır. Bu çiz­gi­ye uy­ma­yan ki­şi­ye uy­mak doğ­ru de­ğil­dir. Çün­kü ta­ri­kat Ku­ran ve Pey­gam­be­ri­miz Hz. Mu­ham­med (sav)'in sünneti ile ha­yat bu­lur. Şah-ı Nak­şi­ben­d Haz­ret­le­ri bir ese­rin­de Re­su­lul­lah (sav)'a bağ­lı­lı­ğı­nı şöy­le ifa­de edi­yor: </text:span></text:span></text:p>
      <text:p text:style-name="P22"><text:span text:style-name="New_20_Style_20_Sheet_20_6"><text:span text:style-name="T14">"Bir iş ki Re­su­lul­lah yap­mış­tır, ay­nen ben de öy­le amel et­tim ve hiç bir sün­ne­ti ih­mal et­me­dim. Hep­si­ni ye­ri­ne ge­tir­dim ve ne­ti­ce­si­ni bul­dum. Ken­dim­de onun ese­ri­ni gör­düm."</text:span></text:span></text:p>
      <text:p text:style-name="P1"><text:span text:style-name="Normal1"><text:span text:style-name="T14"/></text:span></text:p>
      <text:p text:style-name="P6"><text:span text:style-name="Normal1"><text:span text:style-name="T30">Mev­la­na Ha­lid-i Bağ­da­di Haz­ret­le­ri</text:span></text:span></text:p>
      <text:p text:style-name="P1"><text:span text:style-name="Normal1"><text:span text:style-name="T14">1778'de Bağ­dat ya­kın­la­rın­da­ki Zur şeh­rin­de doğ­du. Bir çok ün­lü alim­den tef­sir, ha­dis, fı­kıh ve ta­sav­vuf der­si al­dı. Ho­ca­sı ve­fat edin­ce onun ye­ri­ne ders ver­me­ye baş­la­dı. Ders­le­ri­ne tüm İs­lam ale­min­den bin­ler­ce ki­şi ka­tıl­dı. Se­kiz se­ne ders ver­dik­ten son­ra ön­ce şam'a son­ra Hi­caz'a git­ti.</text:span></text:span></text:p>
      <text:p text:style-name="P41"><text:span text:style-name="Normal1"><text:span text:style-name="T14">1809 yı­lın­da şeyh Mu­ham­med Deh­le­vi'den da­vet alan Mev­la­na Ha­lid, bu çağ­rı­ya uya­rak Hin­dis­tan'a git­ti. Bu­ra­da­ki eği­ti­mi­ni ta­mam­la­dık­tan son­ra tek­rar Bağ­dat'a dön­dü. 1826 yı­lın­da şam'da ve­fat et­ti. Ce­na­ze na­ma­zı­nı Ha­ne­fi mez­he­bi­nin bü­yük alim­le­rin­den İbn-i Abi­din kıl­dır­dı. </text:span></text:span></text:p>
      <text:p text:style-name="P41"><text:span text:style-name="Normal1"><text:span text:style-name="T14">Mev­la­na Ha­lid Haz­ret­le­ri bir ese­ri­nin baş­lan­gıç bö­lü­mü­ne, Mek­tu­bat-ı Rab­ba­ni'den şu alın­tı­yı yap­mış­tı: </text:span></text:span></text:p>
      <text:p text:style-name="P22"><text:span text:style-name="New_20_Style_20_Sheet_20_6"><text:span text:style-name="T14">İyi­ce dü­şün­me­li ve an­la­ma­lı­dır ki, her­ke­se her ni­me­ti gön­de­ren, yal­nız Al­lah'dır. Her şe­yi va­re­den an­cak O'dur. Her var­lı­ğı her an var­lık­ta dur­du­ran hep odur. Kul­lar­da­ki üs­tün ve iyi sı­fat­lar, O'nun lüt­fu ve ih­sa­nı­dır. Al­lah cen­net­te­ki son­suz ni­met­le­re, bit­mez tü­ken­mez zevk­le­re ve ken­di rı­za­sı­na, sev­gi­si­ne ka­vu­şa­bil­me­miz için, sev­gi­li pey­gam­be­re uy­ma­mı­zı em­re­di­yor."</text:span></text:span></text:p>
      <text:p text:style-name="P41"><text:span text:style-name="New_20_Style_20_Sheet_20_6"><text:span text:style-name="T14">Va­rol­du­ğun müd­det­çe, Al­lah'ın emir ve ya­sak­la­rı­na iyi ya­pış. Si­ze Al­lah'ı çok an­ma­nı­zı, O'na sı­ğın­ma­nı­zı ge­çi­ci dün­ya­ya gö­nül ver­me­me­ni­zi de­vam­lı ve son­suz olan ahi­re­te çok rağ­bet et­me­ni­zi, ölü­mü, ka­bir­de­ki yal­nız­lı­ğı, he­sap gü­nü­ne tam ola­rak ha­zır­lan­ma­yı, Sün­net-i Se­niy­ye­ye ya­pış­ma­yı, bid'at­lar­dan yüz çe­vir­me­yi, müs­lü­man­la­rın ba­şa­rı­sı, din düş­man­la­rı­nın ve mür­ted­le­rin he­zi­me­ti için dua et­me­yi tav­si­ye ede­rim. (Mev­la­na Ha­lid'in Di­yar­ba­kır­lı bir ya­kı­nı­na yaz­dı­ğı mek­tup­tan)</text:span></text:span></text:p>
      <text:p text:style-name="P1"><text:span text:style-name="Normal1"><text:span text:style-name="T14"/></text:span></text:p>
      <text:p text:style-name="P6"><text:span text:style-name="Normal1"><text:span text:style-name="T30">Ah­med Zi­ya­ed­din Gü­müş­ha­ne­vi</text:span></text:span></text:p>
      <text:p text:style-name="P1"><text:span text:style-name="Normal1"><text:span text:style-name="T14">1813 ta­ri­hin­de Gü­müş­ha­ne'de doğ­du. 10 ya­şın­da Trab­zon'a ge­le­rek alim­ler­den ders al­ma­ya baş­la­dı. Ağa­be­yi­nin as­ke­re git­me­si se­be­biy­le bir sü­re ba­ba­sı ile bir­lik­te ti­ca­ret­le uğ­raş­tı. Ai­le­si­nin mu­ha­le­fe­ti­ne rağ­men 1831 yı­lın­da İs­tan­bul'a yer­le­şe­rek tah­si­li­ne ora­da de­vam et­ti. Dev­rin ile­ri ge­le­nle­rin­den bir­ço­ğu onun soh­bet­le­rin­den et­ki­len­di. Bun­lar ara­sın­da Sul­tan II. Ab­dul­ha­mid Han da var­dı. </text:span></text:span></text:p>
      <text:p text:style-name="P41"><text:span text:style-name="Normal1"><text:span text:style-name="T14">Öm­rü­nün 28 se­ne­si­ni ki­tap ça­lış­ma­la­rı­na ayı­ran Gü­müş­ha­ne­vi, 16 yıl biz­zat teb­liğ fa­ali­ye­tin­de bu­lun­muş­tur. Sa­yı­la­rı bir mil­yo­nu aşan ta­le­be­le­ri­nin atıl du­ran ser­vet­le­ri­ni bir ara­ya ge­ti­re­rek or­tak bir "yar­dım­laş­ma ve ya­tı­rım fo­nu" kur­dur­muş­tur. Bu ya­tı­rım­lar sa­ye­sin­de bir </text:span></text:span><text:soft-page-break/><text:span text:style-name="Normal1"><text:span text:style-name="T14">mat­baa, ya­yı­ne­vi, için­de 18.000 ki­ta­bın bu­lun­du­ğu 4 ay­rı kü­tüp­ha­ne ve çe­şit­li va­kıf­lar kur­dur­muş­tur.</text:span></text:span></text:p>
      <text:p text:style-name="P41"><text:span text:style-name="Normal1"><text:span text:style-name="T14">Sün­net-i Se­niy­ye'ye bü­yük önem ver­di­ği bi­li­nen Gü­müş­ha­ne­vi Haz­ret­le­ri sü­rek­li ola­rak ta­le­be­le­ri­ne ha­dis ko­nu­sun­da ders­ler ver­miş­tir. </text:span></text:span></text:p>
      <text:p text:style-name="P41"><text:span text:style-name="Normal1"><text:span text:style-name="T14">Gü­müş­ha­ne­vi Haz­ret­le­ri, dö­ne­mi­nin en ön­de ge­len İs­lam alim­le­rin­den­di. Ül­ke ça­pın­da kü­tüp­ha­ne­ler kur­du­ra­rak ve eği­tim fa­ali­ye­ti­ne biz­zat ken­di­si ka­tı­la­rak Müs­lü­man­la­rın iler­le­ye­bil­me­si için elin­den ge­len bü­tün gay­re­ti gös­ter­miş­tir. 93 har­bi ola­rak bi­li­nen 1877-78 Os­man­lı-Rus sa­va­şın­da cep­he­de sa­vaş­mış ve as­ke­ri­mi­ze mo­ral des­te­ği ver­miş­tir</text:span></text:span></text:p>
      <text:p text:style-name="P41"><text:span text:style-name="Normal1"><text:span text:style-name="T14">1880 yı­lın­da Mı­sır se­ya­ha­ti dö­nü­şün­de Gü­müş­ha­ne­vi der­ga­hı­nı Ha­li­fe­si Ha­san Hil­mi Efen­di'ye bı­ra­ka­rak sa­de­ce Cu­ma soh­bet­le­rin­de bu­lun­muş­tur. 13 Ma­yıs 1893 yı­lın­da yaz ay­la­rı­nı ça­dır ku­ra­rak ge­çir­di­ği Bey­koz'da­ki Yu­şa te­pe­sin­de ve­fat et­miş­tir.</text:span></text:span></text:p>
      <text:p text:style-name="P16"><text:span text:style-name="Normal1"><text:span text:style-name="T14">Ho­ca Efen­di'nin eser­le­rin­den ba­zı­la­rı:</text:span></text:span></text:p>
      <text:p text:style-name="P1"><text:span text:style-name="ALINTI-bold"><text:span text:style-name="T34">Ca­mi'ul Usul, </text:span></text:span><text:span text:style-name="Normal1"><text:span text:style-name="T14">özel­lik­le Nak­şi­ben­di ta­ri­ka­tı­nın in­ce­lik­le­ri­nin an­la­tıl­dı­ğı bir ki­tap­tır. İçe­ri­sin­de Ehl-i Sün­net'e uy­gun bü­tün ta­sav­vuf akım­la­rı­nın iti­bar et­ti­ği ki­tap­lar­dan der­le­me­ler bu­lun­mak­ta­dır. </text:span></text:span></text:p>
      <text:p text:style-name="P41"><text:span text:style-name="ALINTI-bold"><text:span text:style-name="T14">Ru­hu'l-ari­fin,</text:span></text:span><text:span text:style-name="Normal1"><text:span text:style-name="T14"> Ta­sav­vuf içe­ri­sin­de­ki ma­kam­lar an­la­tıl­mış­tır.</text:span></text:span></text:p>
      <text:p text:style-name="P41"><text:span text:style-name="ALINTI-bold"><text:span text:style-name="T14">Mec­mu'atü'l-ah­zab,</text:span></text:span><text:span text:style-name="Normal1"><text:span text:style-name="T14"> Ta­sav­vuf eh­li­nin gün­lük iba­det­le­ri­nin an­la­tıl­dı­ğı bir ki­tap­tır.</text:span></text:span></text:p>
      <text:p text:style-name="P41"><text:span text:style-name="ALINTI-bold"><text:span text:style-name="T14">Ki­ta­bü'l-ari­fin,</text:span></text:span><text:span text:style-name="Normal1"><text:span text:style-name="T14"> Bu ki­tap­ta dua ko­nu­su an­la­tıl­mış­tır.</text:span></text:span></text:p>
      <text:p text:style-name="P41"><text:span text:style-name="Normal1"><text:span text:style-name="T14"/></text:span></text:p>
      <text:p text:style-name="P6"><text:span text:style-name="Normal1"><text:span text:style-name="T30">Be­di­üz­za­man Sa­id Nur­si</text:span></text:span></text:p>
      <text:p text:style-name="P41"><text:span text:style-name="Normal1"><text:span text:style-name="T14">1873 Yı­lın­da Bit­lis'in Hi­zan ka­sa­ba­sı­nın Nurs kö­yün­de dün­ya­ya ge­lir. 9 ya­şın­da di­ni eği­ti­me baş­la­ma­sı­na rağ­men mi­za­cı se­be­biy­le med­re­se eği­ti­mi­ne alı­şa­ma­ya­rak ay­rı­lır. 12 ya­şın­da Pey­gam­be­ri­miz Hz. Mu­ham­med (sav)'in rü­ya­sın­da ona ba­zı tav­si­ye­ler­de bu­lun­ma­sı üze­ri­ne tah­sil ha­ya­tı­na de­vam eder. 21 ya­şın­da Do­ğu il­le­rin­de adı­nı du­yu­rur ve ken­di­si­ Be­di­üz­za­man (ça­ğın gü­zel­li­ği) ola­rak anı­lır. Ha­ya­tın­da­ki en bü­yük ide­al­le­rin­den bi­ri­si Van'da açıl­ma­sı­nı is­te­di­ği Med­re­se­tü'z Zeh­ra Üni­ver­si­te­si'ydi. 1907 yı­lın­da İs­tan­bul'a ge­le­rek Sul­tan II. Ab­dul­ha­mid'e pro­je­si­ni an­la­tır fa­kat ken­di­si­ni ik­na ede­mez. Bu­nun üze­ri­ne Fa­tih'te­ki şe­ker­ci Han'da bir oda tu­ta­rak bu­ra­ya yer­le­şir. </text:span></text:span></text:p>
      <text:p text:style-name="P41"><text:span text:style-name="Normal1"><text:span text:style-name="T14">31 Mart olay­la­rı ile bağ­lan­tı­sı ol­ma­dı­ğı hal­de olay­lar sı­ra­sın­da tu­tuk­la­nır ve mah­ke­me­de be­ra­at eder. 31 Mart olay­la­rın­dan son­ra İs­tan­bul'dan ay­rı­la­rak, Van, Tif­lis, şam, Bey­rut ve İz­mir'de ça­lış­ma­la­rı­na de­vam eder.</text:span></text:span></text:p>
      <text:p text:style-name="P41"><text:span text:style-name="Normal1"><text:span text:style-name="T14">Bi­rin­ci Dün­ya Sa­va­şı'nın baş­la­ma­sı ile bir­lik­te Teş­ki­lat-ı Mah­su­sa'da gö­rev alır. 1916 yı­lın­da mi­lis ko­mu­ta­nı ola­rak Pa­sin­ler'de sa­va­şır ve esir dü­şer. Bol­şe­vik Dev­ri­mi sı­ra­sın­da­ki kar­ga­şa dö­ne­min­den is­ti­fa­de ede­rek ka­çar ve bü­yük zor­luk­lar­la İs­tan­bul'a gel­me­yi ba­şa­rır. </text:span></text:span></text:p>
      <text:p text:style-name="P41"><text:span text:style-name="Normal1"><text:span text:style-name="T14">Sa­id Nur­si'nin ha­ya­tı, as­lın­da ken­di­si­ne des­tek ver­me­di­ği şeyh Sa­id is­ya­nı ile de­ğiş­ti. Sa­id Nur­si is­ya­na ni­çin des­tek ver­me­di­ği­ni şöy­le an­la­tı­yor:</text:span></text:span><text:span text:style-name="ALINTI-bold"><text:span text:style-name="T14"> </text:span></text:span></text:p>
      <text:p text:style-name="P22"><text:span text:style-name="New_20_Style_20_Sheet_20_6"><text:span text:style-name="T14">"Türk mil­le­ti asır­lar­dan be­ri İs­la­m'ın bay­rak­tar­lı­ğı­nı yap­mış­tır. Çok ve­li­ler ve şe­hid­ler ye­tiş­tir­miş­tir. Böy­le bir mil­le­tin to­run­la­rı­na kı­lıç çe­kil­mez. Biz müs­lü­ma­nız, on­lar­la kar­de­şiz, kar­de­şi kar­deş­le çar­pış­tır­ma­yı­nız. Bu şer'an ca­iz de­ğil­dir. Kı­lıç ha­ri­ci düş­ma­na çe­ki­lir, da­hil­de kı­lıç kul­la­nıl­maz. Bu za­man­da ye­ga­ne kur­tu­luş ça­re­miz, Ku­ran ve iman ha­ki­kat­le­riy­le ten­vir (nur­lan­</text:span></text:span><text:soft-page-break/><text:span text:style-name="New_20_Style_20_Sheet_20_6"><text:span text:style-name="T14">ma) ve ir­şad et­mek­tir. En bü­yük düş­ma­nı­mız olan ceh­li iza­le et­mek­tir. Te­şeb­bü­sü­nüz­den vaz­ge­çi­niz, zi­ra akim ka­lır. </text:span></text:span><text:span text:style-name="New_20_Style_20_Sheet_20_6"><text:span text:style-name="T21">Bir­kaç ca­ni yü­zün­den bin­ler­ce ma­sum er­kek ve ka­dın te­lef ola­bi­lir."</text:span></text:span></text:p>
      <text:p text:style-name="P41"><text:span text:style-name="Normal1"><text:span text:style-name="T21">Her­şe­ye rağ­men yö­re­nin bir­çok ön­de ge­le­ni ile bir­lik­te Be­di­üz­za­man hak­kın­da da so­ruş­tur­ma açı­la­rak İs­tan­bul'a ge­ti­ril­di. Ora­dan Eğ­ri­dir il­çe­si­nin Bar­la kö­yü­ne sür­gün edil­di. Bu köy­de Ku­ran'ı tef­sir et­ti­ği Ri­sa­le-i Nur Kül­li­ya­tı'nın dört­te üçü­nü ka­le­me al­dı. </text:span></text:span></text:p>
      <text:p text:style-name="P41"><text:span text:style-name="Normal1"><text:span text:style-name="T21">Ta­le­be­le­ri­nin sa­yı­sı­nın art­ma­sıy­la bir­lik­te Es­ki­şe­hir'e gön­de­ri­le­rek Be­di­üz­za­man'ın yar­gı­lan­ma­sı­na ora­da de­vam edil­di. Bu­ra­da 11 ay hap­se mah­kum ol­du. Üze­rin­de­ki bas­kı­lar ­da art­ma­ya baş­la­dı. 1934 yı­lın­da Bar­la'dan Is­par­ta'ya nak­le­dil­di. Ora­dan 120 ar­ka­da­şıy­la ce­za­sı­nı ta­mam­la­dık­tan son­ra Kas­ta­mo­nu'ya sür­gün edil­di. </text:span></text:span></text:p>
      <text:p text:style-name="P41"><text:span text:style-name="Normal1"><text:span text:style-name="T21">1943 yı­lın­da ye­ni­den tu­tuk­la­na­rak An­ka­ra'ya gön­de­ril­di. Ar­dın­dan Is­par­ta ve De­niz­li'de hak­kın­da so­ruş­tur­ma­lar açıl­dı. 126 ar­ka­da­şıy­la bir­lik­te do­kuz ay tu­tuk­lu kal­dık­tan son­ra so­ruş­tur­ma­la­rın hep­sin­den be­ra­at et­ti. Hak­kın­da­ki be­ra­at ka­rar­la­rı­na rağ­men bas­kı­lar bir tür­lü bit­me­di. Af­yon'da so­nuç­la­nan 20 ay­lık mah­ku­mi­yet ka­ra­rı üst mah­ke­me ta­ra­fın­dan bo­zul­du.</text:span></text:span></text:p>
      <text:p text:style-name="P41"><text:span text:style-name="Normal1"><text:span text:style-name="T21">1951 yı­lın­da bir der­gi­de ya­yın­la­nan ya­zı­sı üze­ri­ne hak­kın­da da­va açı­lın­ca 27 se­ne uzak kal­dı­ğı İs­tan­bul'a gel­me im­ka­nı bul­du. Be­di­üz­za­man bu mah­ke­me­den de be­ra­at et­ti. </text:span></text:span></text:p>
      <text:p text:style-name="P41"><text:span text:style-name="Normal1"><text:span text:style-name="T21">1956 yı­lın­da Ri­sa­le-i Nur kül­li­ya­tın­da suç un­su­ru bu­lu­na­ma­dı­ğı için kül­li­ya­tın ya­yın­lan­ma­sı­na izin ve­ril­di. Öm­rü­nün son gün­le­rin­de bü­tün yur­du do­la­şan Be­di­üz­za­man Sa­id Nur­si, İs­tan­bul'dan Ur­fa'ya yap­tı­ğı uzun yo­lcu­luk­tan son­ra 1960 yı­lın­da ve­fat et­ti. 27 Ma­yıs Dar­be­si'nin he­men ar­dın­dan ce­na­ze­si Ur­fa'dan alı­na­rak uçak­la Is­par­ta'ya ge­ti­ri­le­rek bi­lin­me­yen bir ye­re def­ne­dil­di.</text:span></text:span></text:p>
      <text:p text:style-name="P14"><text:span text:style-name="Normal1"><text:span text:style-name="T15">Eser­le­ri:</text:span></text:span></text:p>
      <text:p text:style-name="P1"><text:span text:style-name="Normal1"><text:span text:style-name="T14">- Söz­ler</text:span></text:span></text:p>
      <text:p text:style-name="P41"><text:span text:style-name="Normal1"><text:span text:style-name="T14">- Mek­tu­bat</text:span></text:span></text:p>
      <text:p text:style-name="P41"><text:span text:style-name="Normal1"><text:span text:style-name="T14">- Lem'alar</text:span></text:span></text:p>
      <text:p text:style-name="P41"><text:span text:style-name="Normal1"><text:span text:style-name="T14">- Şu­alar</text:span></text:span></text:p>
      <text:p text:style-name="P41"><text:span text:style-name="Normal1"><text:span text:style-name="T14">- Mes­ne­vi-i Nu­ri­ye</text:span></text:span></text:p>
      <text:p text:style-name="P41"><text:span text:style-name="Normal1"><text:span text:style-name="T14">- Asa-yı Mu­sa</text:span></text:span></text:p>
      <text:p text:style-name="P41"><text:span text:style-name="Normal1"><text:span text:style-name="T14">- Kas­ta­mo­nu La­hi­ka­sı</text:span></text:span></text:p>
      <text:p text:style-name="P41"><text:span text:style-name="Normal1"><text:span text:style-name="T14">- Bar­la La­hi­ka­sı</text:span></text:span></text:p>
      <text:p text:style-name="P41"><text:span text:style-name="Normal1"><text:span text:style-name="T14">- Emir­dağ La­hi­ka­sı</text:span></text:span></text:p>
      <text:p text:style-name="P41"><text:span text:style-name="Normal1"><text:span text:style-name="T14">- İşa­re­tü'l İcaz</text:span></text:span></text:p>
      <text:p text:style-name="P41"><text:span text:style-name="Normal1"><text:span text:style-name="T14">- Sik­ke-i Tas­dik-i Gay­bi</text:span></text:span></text:p>
      <text:p text:style-name="P41"><text:span text:style-name="Normal1"><text:span text:style-name="T12">- Hut­be-i şa­mi­ye</text:span></text:span></text:p>
      <text:p text:style-name="P41"><text:span text:style-name="Normal1"><text:span text:style-name="T12">- Mü­na­za­rat</text:span></text:span></text:p>
      <text:p text:style-name="P41"><text:span text:style-name="Normal1"><text:span text:style-name="T12">- İki Mek­teb-i Mu­si­be­tin şe­ha­det­na­me­si</text:span></text:span></text:p>
      <text:p text:style-name="P16"><text:span text:style-name="Normal1"><text:span text:style-name="T18">Eser­le­rin­den ba­zı alın­tı­lar:</text:span></text:span></text:p>
      <text:p text:style-name="P22"><text:span text:style-name="New_20_Style_20_Sheet_20_6"><text:span text:style-name="T14">"Sün­net-i Se­niy­ye­'ye ta­bi ol­mak mut­la­ka çok kıy­met­li­dir. Özel­lik­le bid'at­la­rın ço­ğal­dı­ğı za­man­da sün­ne­te ta­bi ol­mak çok kıy­met­li­dir. Özel­lik­le üm­me­tin fe­sa­dı za­ma­nın­da Sün­net-i Se­niy­ye'­nin ada­bı­na uy­mak mü­him bir tak­va­yı ve kuv­vet­li bir ima­nı oluş­tu­ru­yor." (Le­ma­lar, s.48)</text:span></text:span></text:p>
      <text:p text:style-name="P41"><text:soft-page-break/><text:span text:style-name="New_20_Style_20_Sheet_20_6"><text:span text:style-name="T14">"Sün­net­le­ri san­ki gök­ten sar­kan ve uza­nan ip­ler gi­bi gör­düm ki on­la­ra ya­pı­şan yük­se­lir ve sa­ade­te ka­vu­şur. Mu­ha­le­fet edip de ak­la da­ya­nan­lar ise, uzun bir mi­na­re ile gö­ğe çık­mak ah­mak­lı­ğın­da bu­lu­nan fi­ra­vun gi­bi bir fi­ra­vun olur." (Mes­ne­vi-i Nu­ri­ye, s. 72)</text:span></text:span></text:p>
      <text:p text:style-name="P41"><text:span text:style-name="New_20_Style_20_Sheet_20_6"><text:span text:style-name="T14">"Ya­ra­tı­cı­mız bi­ze en bü­yük öğ­ret­men ve en mü­kem­mel üs­tad ve şa­şır­maz ve şa­şırt­maz en doğ­ru reh­ber ola­rak Hz. Mu­ham­med'i ta­yin et­miş­tir. Ve son el­çi ola­rak gön­der­miş­tir." (Asa-yı Mu­sa, s. 34)</text:span></text:span></text:p>
      <text:p text:style-name="P41"><text:span text:style-name="New_20_Style_20_Sheet_20_6"><text:span text:style-name="T14">"Hz. Mu­ham­med'in özel­li­ği, İs­lam ale­mi­nin bü­yük ağa­cı­nın kay­na­ğı, çe­kir­de­ği, ha­ya­tı, me­da­rı­dır." (Le­ma­lar, s.311)</text:span></text:span></text:p>
      <text:p text:style-name="P41"><text:span text:style-name="New_20_Style_20_Sheet_20_6"><text:span text:style-name="T14">"Ve­la­yet yol­la­rı için­de en gü­ze­li, en doğ­ru yo­lu, en par­la­ğı, en zen­gi­ni, Sün­net-i Sen­ni­ye'­ye ta­bi ol­mak­tır." (Mek­tu­bat, s.495) </text:span></text:span></text:p>
      <text:p text:style-name="P1"><text:span text:style-name="Normal1"><text:span text:style-name="T14">İs­lam di­ni için dı­şa­rı­dan ge­len za­rar­lı akım­lar ne ka­dar teh­li­ke­li ise ken­di bün­ye­sin­den ge­len sap­kın ve za­rar­lı akım­lar o de­re­ce teh­li­ke­li­dir. Be­di­üz­za­man Sa­id Nur­si iş­te bu içe­ri­den ge­len teh­li­ke­le­re şöy­le işa­ret et­miş­tir: </text:span></text:span></text:p>
      <text:p text:style-name="P22"><text:span text:style-name="New_20_Style_20_Sheet_20_6"><text:span text:style-name="T14">"Ba­na ız­dı­rap ve­ren, yal­nız İs­la­m'ın ma­ruz kal­dı­ğı teh­li­ke­ler­dir. Es­ki­den teh­li­ke­ler ha­riç­ten ge­lir­di; onun için mu­ka­ve­met ko­lay­dı. şim­di teh­li­ke­ler içe­ri­den ge­li­yor. Kurt göv­de­nin içi­ne gir­di. şim­di mu­ka­ve­met güç­leş­ti. Kor­ka­rım ce­mi­ye­tin bün­ye­si bu­na da­yan­maz; çün­kü düş­ma­nı sez­mez. </text:span></text:span><text:span text:style-name="New_20_Style_20_Sheet_20_6"><text:span text:style-name="T21">Can da­ma­rı­nı ko­pa­ran, ka­nı­nı içen en bü­yük has­mı­nı dost zan­ne­der. Ce­mi­ye­tin ba­si­ret gö­zü kör­le­şir­se, iman ka­le­si teh­li­ke­de­dir. İş­te be­nim ız­dı­ra­bım, ye­ga­ne ız­dı­ra­bım bu­dur. Yok­sa şah­sı­mın ma­ruz kal­dı­ğı zah­met ve me­şak­kat­le­ri dü­şün­me­ye bi­le vak­tim yok­tur. </text:span></text:span><text:span text:style-name="New_20_Style_20_Sheet_20_6"><text:span text:style-name="T14">Keş­ke bun­dan bin kat me­şak­ka­te ma­ruz kal­sam da, iman ka­le­si­nin is­tik­ba­li se­la­met­te ol­sa..."</text:span></text:span></text:p>
      <text:p text:style-name="P41"><text:span text:style-name="New_20_Style_20_Sheet_20_6"><text:span text:style-name="T14">(Bü­tün alın­tı­lar sa­de­leş­ti­ri­le­rek ve­ril­miş­tir)</text:span></text:span></text:p>
      <text:p text:style-name="P5"><text:span text:style-name="Normal1"><text:span text:style-name="T19"/></text:span></text:p>
      <text:p text:style-name="P44"><text:span text:style-name="Normal1"><text:span text:style-name="T30">Sü­ley­man Hil­mi Tu­na­han</text:span></text:span></text:p>
      <text:p text:style-name="P1"><text:span text:style-name="Normal1"><text:span text:style-name="T14">Sü­ley­man Hil­mi Tu­na­han, 1888 yı­lın­da Si­lis­ti­re'de dün­ya­ya gel­di. İs­tan­bul med­re­se­le­rin­de dö­ne­min en ün­lü ho­ca­la­rın­dan eği­tim ala­rak üs­tün de­re­ce­ler­le me­zun ol­du. 1930 yı­lın­dan iti­ba­ren Di­ya­ne­t'in kad­ro­sun­dan Sul­ta­nah­met, Ye­ni­ca­mi, şeh­za­de­ba­şı, Ka­sım­pa­şa ca­mi­le­rin­de va­iz­lik yap­tı.</text:span></text:span><text:span text:style-name="Normal1"><text:span text:style-name="T10"> </text:span></text:span></text:p>
      <text:p text:style-name="P41"><text:span text:style-name="Normal1"><text:span text:style-name="T14">Ha­ya­tı bo­yun­ca hak­kın­da çe­şit­li so­ruş­tur­ma­lar açıl­mış ve hep­sin­den be­ra­at et­miş­tir. Ku­ran'ın unu­tul­ma­ya baş­la­dı­ğı bir dö­nem­de ken­di­si­ni genç­le­rin di­ni eği­ti­mi­ne ada­mış­tır. Bü­tün ça­lış­ma­la­rı Ho­ca Efen­di­nin Ku­ran öğ­re­ni­mi­ne ver­di­ği­ öne­min be­lir­gin gös­ter­ge­le­ri­nden­dir. </text:span></text:span></text:p>
      <text:p text:style-name="P41"><text:span text:style-name="Normal1"><text:span text:style-name="T14">Ta­le­be­le­ri­ne de­vam­lı ola­rak Ku­ran ve Pey­gam­be­ri­miz (sav)'in çiz­gi­sin­den ay­rıl­ma­ma­la­rı­nı ve genç­le­ri bu çiz­gi­nin dı­şın­da­ki sap­kın akım­lar­dan ko­ru­ma­la­rı­nı tav­si­ye eden Sü­ley­man Hil­mi Tu­na­han, 1959 yı­lın­da şe­ker has­ta­lı­ğın­dan ve­fat et­ti. </text:span></text:span></text:p>
      <text:p text:style-name="P41"><text:span text:style-name="Normal1"><text:span text:style-name="T14">Ho­ca Efen­di ve ta­le­be­le­ri, iti­kat­ta İmam Ma­tu­ri­di Haz­ret­le­ri­ne, amel­de ise İmam Ha­ni­fe'ye bağ­lı­dır. Sü­ley­man Efen­di İmam Rab­ba­ni Haz­ret­le­ri­nin çiz­di­ği ta­sav­vuf çiz­gi­si içe­ri­sin­de­dir. </text:span></text:span></text:p>
      <text:p text:style-name="P41"><text:span text:style-name="Normal1"><text:span text:style-name="T14">Da­ma­dı ve ta­le­be­si Ke­mal Ka­çar, Sü­ley­man Efen­di'nin üs­tün şah­si­ye­ti­ni şöy­le an­la­tı­yor: </text:span></text:span></text:p>
      <text:p text:style-name="P22"><text:span text:style-name="New_20_Style_20_Sheet_20_6"><text:span text:style-name="T14">"Sü­ley­man Efen­di'nin ba­tın il­min­de, ya­ni ta­sav­vuf­ta­ki ma­ne­vi cep­he­si, şüp­he­siz eh­li­ne ma­lum­dur. Za­hi­ri akıl ve ze­ka ile müm­kün ol­maz. Öy­le ki, bir in­san müs­lü­man ola­bi­lir, tah­sil­li ve akıl­lı ola­bi­lir, hat­ta iç ha­ya­tı mün­kir ol­maz da yi­ne ta­sav­vuf ve ir­şa­da ehil bir zat ile kar­şı­laş­</text:span></text:span><text:soft-page-break/><text:span text:style-name="New_20_Style_20_Sheet_20_6"><text:span text:style-name="T14">tı­ğı hal­de, o zat ila­hi ira­de ile ken­di­si­ni ona bil­dir­mez­se dün­ya­lar bir ara­ya gel­se onun feyz­le­rin­den ha­ber­dar ola­maz. Bi­zim ise ken­di­si­nin ma­ne­vi cep­he­si üze­rin­de zer­re­ce te­red­dü­tü­müz yok­tur. Biz bu nok­ta­yı ül­me'l ya­kin de­ğil hak­ke'l ya­kin bi'l fi­il ya­şa­mış ola­rak bi­li­yo­ruz." (Hı­zır Yıl­maz, Sü­ley­man­cı­lık Hak­kın­da Bir İn­ce­le­me, s. 11)</text:span></text:span></text:p>
      <text:p text:style-name="P41"><text:span text:style-name="New_20_Style_20_Sheet_20_6"><text:span text:style-name="T14"/></text:span></text:p>
      <text:p text:style-name="P6"><text:span text:style-name="Normal1"><text:span text:style-name="T30">Sey­yid Ab­dül­ha­kim Ar­va­si</text:span></text:span></text:p>
      <text:p text:style-name="P1"><text:span text:style-name="Normal1"><text:span text:style-name="T14">1865 yı­lın­da Van'ın Baş­ka­le il­çe­sin­de dün­ya­ya gel­di. Ba­ba­sı Mus­ta­fa Efen­di ken­di­si­ni İs­la­mi eği­ti­me ada­mış bir ta­sav­vuf ada­mı­dır. Ab­dül­ha­kim Ar­va­si Efen­di, Rüş­di­ye tah­si­lin­den son­ra Irak'ın çe­şit­li böl­ge­le­rin­de tef­sir, ha­dis, fı­kıh, ke­lam eği­ti­mi gör­dü. </text:span></text:span></text:p>
      <text:p text:style-name="P41"><text:span text:style-name="Normal1"><text:span text:style-name="T14"><text:s/>14 ya­şı­na gel­di­ğin­de Fe­him Efen­di'den ta­sav­vuf eği­ti­mi al­ma­ya baş­lar ve onun ma­iye­ti­ne gi­rer. Bel­li bir ol­gun­lu­ğa eriş­tik­ten son­ra 20 ya­şın­da mem­le­ke­ti­ne ge­ri dö­ner. Bu­ra­da bü­tün va­rı­nı yo­ğu­nu bir med­re­se ve bir kü­tüp­ha­ne ya­pı­mı­na har­car. Bu­ra­da ta­le­be­le­ri­nin her tür­lü ih­ti­ya­cı­nı üc­ret­siz ola­rak kar­şı­lar. Fa­kat Ab­dül­ha­kim Haz­ret­le­ri­nin kur­du­ğu med­re­se Bi­rin­ci Dün­ya Sa­va­şı sı­ra­sın­da Er­me­ni ve Rus bir­lik­ler ta­ra­fın­dan yağ­ma­la­nır, so­nun­da Van'dan hic­ret et­mek zo­run­da ka­lır. An­cak be­ra­ber hic­ret et­ti­ği 150 ya­kı­nın­dan sa­de­ce 29'u sağ ola­rak İs­tan­bul'a ula­şa­bil­miş­tir. </text:span></text:span></text:p>
      <text:p text:style-name="P41"><text:span text:style-name="Normal1"><text:span text:style-name="T14">Ab­dül­ha­kim Efen­di 1919 yı­lın­da ken­di­si ve ya­kın­la­rı için tah­sis edi­len İs­tan­bul, Eyüp'te bir med­re­se­ye yer­le­şir. Yi­ne bu dö­nem­de Sü­ley­ma­ni­ye Med­re­se­sin­de ta­sav­vuf ho­ca­lı­ğı­na baş­lar. <text:s/>1924-25 yıl­la­rın­da tek­ke ve za­vi­ye­le­rin ka­pa­tıl­ma­sı üze­ri­ne Ab­dül­ha­kim Efen­di­nin gö­re­vi­ne son ve­ri­lir. </text:span></text:span></text:p>
      <text:p text:style-name="P41"><text:span text:style-name="Normal1"><text:span text:style-name="T14">1930 yı­lın­da Me­ne­men Olay­la­rın­dan son­ra tu­tuk­la­nır ve be­ra­at eder. </text:span></text:span><text:span text:style-name="Normal1"><text:span text:style-name="T12">Ar­dın­dan Be­yoğ­lu Ağa Ca­mii ve Be­ya­zıd Ca­mi­in­de va­az ver­me­ye baş­lar. Öm­rü­nün son yıl­la­rın­da çe­şit­li tu­tuk­la­ma ve sür­gün­le­re ma­ruz ka­lır. Yi­ne bu yıl­lar­da İs­lam şa­iri Ne­cip Fa­zıl Kı­sa­kü­rek'in hi­da­ye­ti­ne ve­si­le olur. </text:span></text:span></text:p>
      <text:p text:style-name="P41"><text:span text:style-name="Normal1"><text:span text:style-name="T12">1943 yı­lın­da An­ka­ra'da ve­fat eder. Ho­ca Efen­di'nin ce­na­ze­si de ya­şan­tı­sı gi­bi sa­de ve mü­te­va­zi ol­muş­tur.</text:span></text:span></text:p>
      <text:p text:style-name="P41"><text:span text:style-name="Normal1"><text:span text:style-name="T12">Ab­dül­ha­kim Efen­di ar­dın­da Er-Ri­ya­zü't-Ta­sav­vu­fiy­ye ve Ra­bı­ta-i şe­ri­fe ad­lı iki eser bı­rak­mış­tır. </text:span></text:span><text:span text:style-name="Normal1"><text:span text:style-name="T14">Bu­nun dı­şın­da mek­tup­la ver­di­ği ce­vap­lar ve soh­bet­le­rin­den der­le­nen fi­kir­le­ri de ya­yın­lan­mış­tır. </text:span></text:span></text:p>
      <text:p text:style-name="P5"><text:span text:style-name="Normal1"><text:span text:style-name="T14"/></text:span></text:p>
      <text:p text:style-name="P44"><text:span text:style-name="Normal1"><text:span text:style-name="T30">Mah­mud Sa­mi Ra­ma­za­noğ­lu</text:span></text:span></text:p>
      <text:p text:style-name="P41"><text:span text:style-name="Normal1"><text:span text:style-name="T14">Eren­köy Ce­ma­ati'nin şey­hi ola­rak bi­li­nen M. Sa­mi Ra­ma­za­noğ­lu 1892 yı­lın­da Ada­na'da dün­ya­ya gel­di. Da­ru'l Fü­nun Hu­kuk Mek­te­bi­ni bi­rin­ci­lik­le bi­tir­dik­ten son­ra ta­sav­vuf üze­ri­ne yo­ğun­laş­tı. Bir sü­re ca­mi­ler­de va­az­lar ver­di ve ti­ca­ret­le il­gi­len­di. Bir sü­re şam'da ika­met et­tik­ten son­ra fa­ali­yet­le­ri­ne İs­tan­bul Eren­köy'de­ki Zih­ni Pa­şa Ca­mi­in­de de­vam et­ti. Bu­ra­da yo­ğun bir ir­şad fa­ali­ye­tin­de bu­lu­nan Sa­mi Ra­ma­za­noğ­lu 1979 yı­lın­da Su­udi Ara­bis­tan'a hic­ret et­ti. Ya­şa­mı­nı in­san­la­ra İs­lam di­ni­ni teb­liğ et­me­ye vak­fe­den Sa­mi Efen­di öm­rü­nün ka­lan kıs­mı­nı ge­çir­di­ği Su­udi Ara­bis­tan'da ve­fat et­ti. </text:span></text:span></text:p>
      <text:p text:style-name="P41"><text:span text:style-name="Normal1"><text:span text:style-name="T14"/></text:span></text:p>
      <text:p text:style-name="P6"><text:span text:style-name="Normal1"><text:span text:style-name="T30">Meh­met Za­hid Kot­ku</text:span></text:span></text:p>
      <text:p text:style-name="P1"><text:soft-page-break/><text:span text:style-name="Normal1"><text:span text:style-name="T14">Meh­met Za­hid Efen­di 1897'de Bur­sa'da doğ­du. Ai­le­si Kaf­kas kö­ken­li­dir. Bi­rin­ci Dün­ya Sa­va­şı sı­ra­sın­da 18 ya­şın­da olan Kot­ku as­ke­re alın­dı. Üç yıl cep­he­de üç yıl İs­tan­bul'da ge­ri hiz­met­te ol­mak üze­re top­lam al­tı yıl or­du­ya hiz­met et­ti. Or­du­da­ki gö­re­vin­den son­ra Gü­müş­ha­ne Tek­ke­si­ne gi­de­rek 27 ya­şın­da ica­zet al­dı. Tek­ke­le­rin ka­pa­tıl­ma­sın­dan son­ra ev­len­di ve Bur­sa'da imam­lık gö­re­vi­ne baş­la­dı. Son gö­rev ye­ri olan Fa­tih'te­ki İs­ken­der­pa­şa Ca­mi­in­de 22 se­ne bo­yun­ca ta­le­be ye­tiş­tir­di. 1980 yı­lın­da ve­fat et­ti. Ce­na­ze na­ma­zı İs­tan­bul Sü­ley­ma­ni­ye Ca­mi­in­de Ana­do­lu'nun en uzak şe­hir­le­rin­den ve Av­ru­pa'dan ge­len­ler­le bir­lik­te mu­az­zam bir ka­la­ba­lık ta­ra­fın­dan kı­lın­dı. </text:span></text:span></text:p>
      <text:p text:style-name="P41"><text:span text:style-name="Normal1"><text:span text:style-name="T14">İr­şad ça­lış­ma­la­rı yıl­lar­ca sü­ren Meh­met Za­hid Efen­di'nin ce­ma­ati­nin sa­yı­sı ve­fa­tın­dan son­ra da art­ma­ya de­vam et­ti. En uzak il­ler­de hat­ta Tür­ki­ye'nin dı­şın­da da ken­di­si­ni se­ven bir kit­le oluş­tu. </text:span></text:span></text:p>
      <text:p text:style-name="P41"><text:span text:style-name="Normal1"><text:span text:style-name="T14">Meh­met Za­hid Kot­ku'nun ca­mi­den yap­tı­ğı hiz­met­le­rin ağır­lı­ğı­nı soh­bet­le­ri oluş­tur­mak­tay­dı. İl­mi­hal bil­gi­le­ri­nin ya­nı­sı­ra Müs­lü­man­la­rı il­gi­len­di­ren gün­de­lik ko­nu­lar­da ta­le­be­le­ri­ni ay­dın­la­tır­dı. Ca­mi hut­be­le­rin­de ver­miş ol­du­ğu va­az­lar, yaz­dı­ğı ki­tap­lar ve yap­mış ol­du­ğu soh­bet­ler­le Türk genç­li­ği­nin mu­kad­de­sat­çı ye­tiş­me­sin­de önem­li bir rol oy­na­mış­tır. Ken­di­si­ne gös­te­ri­len bü­yük il­gi­nin te­me­lin­de, il­min­den is­ti­fa­de edil­me­si­nin ya­nı­sı­ra hoş­gö­rü­lü ve te­va­zu­lu bir in­san ol­ma­sı­nın bü­yük et­ki­si var­dır. </text:span></text:span></text:p>
      <text:p text:style-name="P41"><text:span text:style-name="Normal1"><text:span text:style-name="T14">Ho­ca Efen­di, Müs­lü­man ül­ke­le­rin en önem­li me­se­le­le­rin­den bi­ri olan sa­na­yi­de ge­ri kal­mış­lı­ğı­n çö­zü­le­bil­me­si için bü­yük ça­ba sarf et­miş­tir. Gü­müş Mo­tor Fab­ri­ka­sı­nın ku­rul­ma­sı­na ön­cü ol­muş an­cak bu te­şeb­büs, tec­rü­be ek­sik­li­ği ve tek­nik ye­ter­siz­lik­ler so­nu­cu ba­şa­rı­sız­lık­la so­nuç­lan­mış­tır.</text:span></text:span></text:p>
      <text:p text:style-name="P41"><text:span text:style-name="Normal1"><text:span text:style-name="T14">Meh­med Za­hid Kot­ku'nun bir sö­zü şöy­le­dir:</text:span></text:span></text:p>
      <text:p text:style-name="P22"><text:span text:style-name="New_20_Style_20_Sheet_20_6"><text:span text:style-name="T14">Bü­tün iş­ler­de Sün­net-i Sen­iy­ye'­ye son de­re­ce ri­ayet­kar ol­ma­lı. Za­ru­ret ol­ma­dık­ça sün­net­ler­den hiç­bi­ri­si ter­k e­dil­me­me­li­dir. Ge­rek ye­mek­te, ge­rek gi­yim­de, ge­rek­se gö­rü­şüp ko­nuş­ma­lar­da ve ba­hu­sus na­maz­lar­da­ki sün­net­le­re ve ab­dest­te­ki ta­ha­ret­te­ki sün­net­le­re bir­ de adab-ı mu­aşe­re­te çok dik­kat et­me­li­yiz. (Tev­be ad­lı ese­rin­den)</text:span></text:span></text:p>
      <text:p text:style-name="P44"><text:span text:style-name="Normal1"><text:span text:style-name="T30">Ne­cip Fa­zıl Kı­sa­kü­rek</text:span></text:span></text:p>
      <text:p text:style-name="P1"><text:span text:style-name="Normal1"><text:span text:style-name="T14">Bü­yük mü­te­fek­kir Ne­cip Fa­zıl Kı­sa­kü­rek, 1904 yı­lın­da Kah­ra­man­ma­raş­lı kök­lü bir ai­le­nin ço­cu­ğu ola­rak İs­tan­bul Çem­ber­li­taş'ta dün­ya­ya gel­di. 1912'de Ge­dik­pa­şa'da bir Fran­sız oku­lu­na ya­zıl­dı. Son­ra yi­ne ay­nı semt­te bu­lu­nan Ame­ri­kan Ko­le­ji'ni bi­tir­di. An­ne­si­nin has­ta­lı­ğı se­be­biy­le ta­şın­dık­la­rı Hey­be­li­ada'da­ki Bah­ri­ye Mek­te­bi­ne gir­di. 1917 yı­lın­da Da­rül­fü­nun'da Fel­se­fe eği­ti­mi­ne baş­la­dı. 1924 yı­lın­da Pa­ris, Sor­bon Üni­ver­si­te­si'ne gön­de­ril­di ve bir yıl son­ra eği­ti­mi­ni ya­rı­da bı­ra­ka­rak ge­ri dön­dü. </text:span></text:span></text:p>
      <text:p text:style-name="P41"><text:span text:style-name="Normal1"><text:span text:style-name="T14">Mi­za­cı onun bir iş­te sü­rek­li ola­rak ça­lış­ma­sı­nı en­gel­li­yor­du. Bu yüz­den Pa­ris dö­nü­şü baş­la­dı­ğı gö­re­vin­den 1938 yı­lın­da ay­rıl­dı. 1941 yı­lın­da Dev­let Gü­zel Sa­nat­lar Aka­de­mi­si ve Ro­bert Ko­lej'de ho­ca­lık yap­tı. Yi­ne bu ta­rih­ler­de ya­zar ve şa­ir ola­rak Ba­bı­ali'de gö­rev al­ma­ya baş­la­dı. </text:span></text:span></text:p>
      <text:p text:style-name="P41"><text:span text:style-name="Normal1"><text:span text:style-name="T14">İs­la­m'ın özü­nü an­la­ma­sı yi­ne bu yıl­la­ra rast­la­mak­ta­dır. Bü­yük Do­ğu Ha­re­ke­ti adı ile baş­lat­tı­ğı ha­re­ket kı­sa sü­re içe­ri­sin­de din düş­man­la­rı­nın kor­ku­lu rü­ya­sı ha­li­ne gel­di. 1943-1972 yıl­la­rı ara­sın­da Ana­do­lu'nun bü­tün il­le­ri­ni ka­rış ka­rış ge­ze­rek kon­fe­rans­lar ver­di. Hak­kın­da se­</text:span></text:span><text:soft-page-break/><text:span text:style-name="Normal1"><text:span text:style-name="T14">kiz da­va açıl­dı. Bu da­va­lar so­nu­cun­da üç yıl al­tı ay ce­za­evin­de kal­dı. 1984 yı­lın­da ve­fat ede­ne ka­dar fik­ri mü­ca­de­le­si­ne de­vam et­ti.</text:span></text:span></text:p>
      <text:p text:style-name="P41"><text:span text:style-name="Normal1"><text:span text:style-name="T14">Mü­ca­de­le­si sa­de­ce din düş­man­la­rı ile ol­ma­mış, din adı­na or­ta­ya çı­ka­rak di­ne is­te­ye­rek ya­ da is­te­me­ye­rek bü­yük za­rar­lar ve­ren sap­kın akım­lar­la da mü­ca­de­le et­miş­tir. "Doğ­ru Yo­lun Sa­pık Kol­la­rı" adın­da­ki ki­ta­bı bir çok in­sa­nı bu sap­kın akım­la­rın et­ki­sin­den kur­tar­mış­tır. </text:span></text:span></text:p>
      <text:p text:style-name="P41"><text:span text:style-name="Normal1"><text:span text:style-name="T14">Ne­cip Fa­zıl, bu önem­li ese­rin­de bü­tün sap­kın fır­ka­la­rın gö­rüş­le­ri­ni an­lat­mış ve doğ­ru yol ola­rak Re­su­lul­lah (sav)'ın ve sa­ha­be­nin yo­lu olan "Ehl-i Sün­net ve'l Ce­ma­at"i gös­ter­miş­tir. </text:span></text:span></text:p>
      <text:p text:style-name="P41"><text:span text:style-name="Normal1"><text:span text:style-name="T14">Ne­cip Fa­zıl Kı­sa­kü­rek'in ba­zı söz­le­ri şöy­le­dir:</text:span></text:span></text:p>
      <text:p text:style-name="P22"><text:span text:style-name="New_20_Style_20_Sheet_20_6"><text:span text:style-name="T14">"Sa­pık kol­la­rın yel­pa­ze­va­ri açıl­dı­ğı, mo­da­laş­tı­ğı ve bir cüm­büş ha­va­sı içe­ri­sin­de te­pin­di­ği ikin­ci ve üçün­cü hic­ri asır­lar, sün­net ve ce­ma­at ehl-i cad­de­sin­de yo­lun bü­tün öl­çü­le­ri­ni abi­de­leş­ti­ren iki za­fer ta­kı­na şa­hid ol­du. </text:span></text:span></text:p>
      <text:p text:style-name="P41"><text:span text:style-name="New_20_Style_20_Sheet_20_6"><text:span text:style-name="T14">İs­la­mi iti­kad esas­la­rıy­la be­ra­ber iş ve amel ka­nun­la­rı­nı is­ti­ka­met­len­di­ren dört ge­çit­li bir tak ile, doğ­ru­dan doğ­ru­ya iman ve iti­kat yön­le­ri­ni per­çin­le­yen iki ge­çit­li baş­ka bir tak... Bi­ri iş ve amel­de di­ğe­ri iman ve iti­kat­ta...</text:span></text:span></text:p>
      <text:p text:style-name="P41"><text:span text:style-name="New_20_Style_20_Sheet_20_6"><text:span text:style-name="T14">İş ve amel­de: İmam Ma­lik, İmam Azam, İmam şa­fii, İmam Ah­med Bin Han­bel;</text:span></text:span></text:p>
      <text:p text:style-name="P41"><text:span text:style-name="New_20_Style_20_Sheet_20_6"><text:span text:style-name="T14">İman ve iti­kat­ta: İmam Ma­tu­ri­di, İmam Eş'ari.</text:span></text:span></text:p>
      <text:p text:style-name="P41"><text:span text:style-name="New_20_Style_20_Sheet_20_6"><text:span text:style-name="T14">Bun­lar doğ­ru yo­lun hu­dut bek­çi­si ka­ra­kol­la­rı­nı tem­sil ve sün­net ve ce­ma­at ehl-i za­bı­ta­sı­nı teş­kil eder­ler. </text:span></text:span></text:p>
      <text:p text:style-name="P41"><text:span text:style-name="ALINTI-bold"><text:span text:style-name="T14">Ki­tap, Ku­ran, sün­net ise Al­lah'ın Re­su­lü'nün her sö­zü, her em­ri, her ha­re­ke­ti... </text:span></text:span></text:p>
      <text:p text:style-name="P41"><text:span text:style-name="Normal1"><text:span text:style-name="T14"/></text:span></text:p>
      <text:p text:style-name="P41"><text:span text:style-name="New_20_Style_20_Sheet_20_6"><text:span text:style-name="T14">İc­ma-i üm­me­tin, ya­ni üm­met­lik vas­fı­na en la­yık ve en üs­tün de­re­ce sa­ha­bi­le­rin, üze­rin­de bir­leş­tik­le­ri top­lu hü­küm­ler... </text:span></text:span></text:p>
      <text:p text:style-name="P41"><text:span text:style-name="New_20_Style_20_Sheet_20_6"><text:span text:style-name="T14">Kı­yas bel­li baş­lı din alim­le­ri­nin nis­bet yo­luy­la bu­luş­la­rı...</text:span></text:span></text:p>
      <text:p text:style-name="P41"><text:span text:style-name="New_20_Style_20_Sheet_20_6"><text:span text:style-name="T14">De­re­ce­ler yu­ka­rı­ya doğ­ru bir­bi­rin­de erir ve ni­ha­yet tek mut­lak­ta top­la­nır. Al­lah'ın ki­ta­bın­da ve ya­nı­ ba­şın­da Pey­gam­be­rin sün­ne­ti...</text:span></text:span></text:p>
      <text:p text:style-name="P41"><text:span text:style-name="New_20_Style_20_Sheet_20_6"><text:span text:style-name="T14">İş­te sün­net ve ce­ma­at eh­li­nin yo­lu, bu kah­ra­man­la­rın bin­bir fe­sad çiz­gi­si ara­sın­da dü­pe­düz mey­da­na çı­kar­dı­ğı cad­de­dir. Bu cad­de­de hem iti­kat, hem amel, dört ge­çit­li za­fer ta­kı­nı yük­sel­ten­ler, ken­di­le­rin­den son­ra iti­kat mi­mar­la­rı­nın da çe­kir­de­ği­ni ge­tir­miş ola­rak dış cep­he­nin en bü­yük mü­hen­dis­le­ri..." (Ne­cip Fa­zıl Kı­sa­kü­rek, Doğ­ru Yo­lun Sa­pık Kol­la­rı: Arın­ma Ça­ğın­da İs­lam, s. 95)</text:span></text:span></text:p>
      <text:p text:style-name="P1"><text:span text:style-name="Normal1"><text:span text:style-name="T14"/></text:span></text:p>
      <text:p text:style-name="P41"><text:span text:style-name="Normal1"><text:span text:style-name="T14"/></text:span></text:p>
      <text:p text:style-name="P41"><text:span text:style-name="Normal1"><text:span text:style-name="T14"/></text:span></text:p>
      <text:p text:style-name="P25"><text:span text:style-name="Normal1"><text:span text:style-name="T25">DİN­DE FARZ­LAR</text:span></text:span></text:p>
      <text:p text:style-name="P1"><text:span text:style-name="Normal1"><text:span text:style-name="T15"/></text:span></text:p>
      <text:p text:style-name="P1"><text:span text:style-name="Normal1"><text:span text:style-name="T14"/></text:span></text:p>
      <text:p text:style-name="P41"><text:span text:style-name="Normal1"><text:span text:style-name="T14">Her Müs­lü­ma­nın, otu­züç far­zı bil­me­si la­zım­dır</text:span></text:span><text:span text:style-name="Normal1"><text:span text:style-name="T15">. Otu­züç farz şun­lar­dır:</text:span></text:span></text:p>
      <text:p text:style-name="P41"><text:span text:style-name="Normal1"><text:span text:style-name="T14">İma­nın şar­tı: 6</text:span></text:span></text:p>
      <text:p text:style-name="P41"><text:span text:style-name="Normal1"><text:span text:style-name="T14">İs­lam'ın şar­tı: 5</text:span></text:span></text:p>
      <text:p text:style-name="P41"><text:span text:style-name="Normal1"><text:span text:style-name="T14">Na­ma­zın far­zı: 12</text:span></text:span></text:p>
      <text:p text:style-name="P41"><text:span text:style-name="Normal1"><text:span text:style-name="T14">Ab­des­tin far­zı: 4</text:span></text:span></text:p>
      <text:p text:style-name="P41"><text:span text:style-name="Normal1"><text:span text:style-name="T14">Gus­lün far­zı: 3</text:span></text:span></text:p>
      <text:p text:style-name="P41"><text:span text:style-name="Normal1"><text:span text:style-name="T14">Te­yem­mü­mün far­zı: 3</text:span></text:span></text:p>
      <text:p text:style-name="P41"><text:span text:style-name="Normal1"><text:span text:style-name="T14"/></text:span></text:p>
      <text:p text:style-name="P15"><text:span text:style-name="Normal1"><text:span text:style-name="T30">İMA­NIN ŞART­LA­RI</text:span></text:span></text:p>
      <text:p text:style-name="P1"><text:span text:style-name="Normal1"><text:span text:style-name="T14">İman esas­la­rı ay­rın­tı­lı ola­rak al­tı mad­de ha­lin­de sı­ra­la­nır.</text:span></text:span></text:p>
      <text:p text:style-name="P41"><text:span text:style-name="Normal1"><text:span text:style-name="T14">Bun­lar:</text:span></text:span></text:p>
      <text:p text:style-name="P41"><text:span text:style-name="Normal1"><text:span text:style-name="T14">1) Al­lah (cc)'ın var­lı­ğı­na ve bir­li­ği­ne,</text:span></text:span></text:p>
      <text:p text:style-name="P41"><text:span text:style-name="Normal1"><text:span text:style-name="T14">2) Al­lah (cc)'ın me­lek­le­ri­ne,</text:span></text:span></text:p>
      <text:p text:style-name="P41"><text:span text:style-name="Normal1"><text:span text:style-name="T14">3) Al­lah (cc)'ın ki­tap­la­rı­na,</text:span></text:span></text:p>
      <text:p text:style-name="P41"><text:span text:style-name="Normal1"><text:span text:style-name="T14">4) Al­lah (cc)'ın pey­gam­ber­le­ri­ne,</text:span></text:span></text:p>
      <text:p text:style-name="P41"><text:span text:style-name="Normal1"><text:span text:style-name="T14">5) Ahi­ret gü­nü­ne,</text:span></text:span></text:p>
      <text:p text:style-name="P41"><text:span text:style-name="Normal1"><text:span text:style-name="T14">6) Ka­de­re, her şe­yin Al­lah (cc)'ın tak­di­ri ile ol­du­ğu­na, inan­mak­tır.</text:span></text:span></text:p>
      <text:p text:style-name="P41"><text:span text:style-name="Normal1"><text:span text:style-name="T14"/></text:span></text:p>
      <text:p text:style-name="P15"><text:span text:style-name="Normal1"><text:span text:style-name="T30">İS­LAM'IN ŞART­LA­RI:</text:span></text:span></text:p>
      <text:p text:style-name="P1"><text:span text:style-name="Normal1"><text:span text:style-name="T14">Hz. Pey­gam­ber (sav)'in ha­di­sin­de bil­dir­di­ği beş te­mel iba­det İs­lam'ın şart­la­rı­dır. Re­su­lul­lah (sav) şöy­le bu­yu­rur: </text:span></text:span></text:p>
      <text:p text:style-name="P22"><text:span text:style-name="New_20_Style_20_Sheet_20_6"><text:span text:style-name="T14">"İs­lâm, beş şey üze­ri­ne ku­rul­muş­tur: Al­lah'tan baş­ka ilâh ol­ma­dı­ğı­na, Mu­ham­med'in Al­lah'ın ku­lu ve el­çi­si ol­du­ğu­na şe­hâ­det et­mek; na­maz kıl­mak; ze­kât ver­mek, Kâ'be'yi hac­cet­mek ve Ra­ma­zan oru­cu­nu tut­mak." (Bu­hâ­rî, İmân, 1, 2; Müs­lîm, İmân, 19, 22; Tir­mi­zi, İmân, 3; Ne­sâî, İmân, 13)</text:span></text:span></text:p>
      <text:p text:style-name="P1"><text:span text:style-name="Normal1"><text:span text:style-name="T14"/></text:span></text:p>
      <text:p text:style-name="P15"><text:span text:style-name="Normal1"><text:span text:style-name="T30">NA­MAZ</text:span></text:span></text:p>
      <text:p text:style-name="P1"><text:span text:style-name="Normal1"><text:span text:style-name="T14">Pey­gam­be­ri­miz (sav), ahi­ret­te mu­ha­se­be­si ya­pı­la­cak ilk ame­lin na­maz ol­du­ğu ve ku­lun na­maz­la­rı ta­mam­sa kur­tu­la­ca­ğı­nı ak­si tak­dir­de hüs­ra­na uğ­ra­ya­ca­ğı­nı he­ber ver­miş­tir. (Tir­mi­zi)</text:span></text:span></text:p>
      <text:p text:style-name="P41"><text:span text:style-name="Normal1"><text:span text:style-name="T14">Hz. Ömer'den ri­va­yet edi­len bir ha­dis şöy­le­dir: </text:span></text:span></text:p>
      <text:p text:style-name="P22"><text:span text:style-name="New_20_Style_20_Sheet_20_6"><text:span text:style-name="T14">"Re­su­lul­lah'a Al­lah'ın en çok sev­di­ği sa­lih amel ne­dir?" di­ye so­ru­lu­yor. Hz. Mu­ham­med (sav): "Vak­tin­de kı­lı­nan na­maz­dır. Kim na­ma­zı­nı ter­ke­der­se onun di­ni yok­tur. Na­maz di­ni­n di­re­ği­dir di­ye bu­yu­ru­yor." (Bey­ha­ki)</text:span></text:span></text:p>
      <text:p text:style-name="P1"><text:span text:style-name="Normal1"><text:span text:style-name="T14"><text:s/>Bir ayet­te Rab­bi­miz na­maz­la il­gi­li ola­rak şöy­le bu­yur­mak­ta­dır: </text:span></text:span></text:p>
      <text:p text:style-name="P1"><text:span text:style-name="Normal1"><text:span text:style-name="T14"/></text:span></text:p>
      <text:p text:style-name="P22"><text:soft-page-break/><text:span text:style-name="New_20_Style_20_Sheet_20_6"><text:span text:style-name="T15">Sa­na Ki­tap'tan vah­ye­di­le­ni oku ve na­ma­zı dos­doğ­ru kıl. Ger­çek­ten na­maz, çir­kin utan­maz­lık­lar (fah­şa)dan ve kö­tü­lük­ler­den alı­ko­yar. Al­lah'ı zik­ret­mek ise mu­hak­kak en bü­yük (iba­det)tür. Al­lah, yap­tık­la­rı­nı­zı bi­lir. (An­ke­but Su­re­si, 45)</text:span></text:span></text:p>
      <text:p text:style-name="P41"><text:span text:style-name="Normal1"><text:span text:style-name="T14">Na­maz, ca­mi­de bir din gö­rev­li­si "imam"ın ön­ler­li­ğin­de top­lu hal­de kı­lı­na­bi­le­ce­ği gi­bi tek ba­şı­na da kı­lı­na­bi­lir. An­cak, Cu­ma na­ma­zı ile bay­ram na­maz­la­rı ce­ma­at­le kı­lı­nır. Müs­lü­man, is­tek­le­ri­ni tek ba­şı­na dua ede­rek Yü­ce Allah (cc)'a su­nar. İş­le­di­ği gü­nah­la­rın ba­ğış­lan­ma­sı­nı da, ara­da hiç bir va­sı­ta ol­ma­dan, doğ­ru­dan doğ­ru­ya Al­lah (cc)'tan is­ter.</text:span></text:span></text:p>
      <text:p text:style-name="P41"><text:span text:style-name="Normal1"><text:span text:style-name="T14">Pey­gam­be­ri­miz (sav) na­maz ko­nu­sun­da çok ti­tiz dav­ran­mış, ayak­ta du­ra­cak ha­li kal­ma­yın­ca­ya ka­dar na­maz kıl­ma­ya de­vam et­miş­tir. Bir sa­ha­be cen­net­le müj­de­len­di­ği hal­de ni­çin ken­di­si­ni bu ka­dar yor­du­ğu­nu sor­du­ğun­da Re­su­lul­lah (sav) şöy­le ce­vap ver­miş­tir: "şük­re­den bir kul ol­ma­ya­yım mı?" (Ah­med)</text:span></text:span></text:p>
      <text:p text:style-name="P41"><text:span text:style-name="Normal1"><text:span text:style-name="T14">Re­su­lul­lah Efen­di­miz (sav)'in na­maz ile il­gi­li ba­zı ha­dis­le­ri şun­lar­dır: </text:span></text:span></text:p>
      <text:p text:style-name="P22"><text:span text:style-name="New_20_Style_20_Sheet_20_6"><text:span text:style-name="T14">"Beş va­kit na­maz, ka­pı­sı­nın önün­de akıp gi­den ve in­sa­nın her gün için­de beş de­fa yı­kan­dı­ğı su­yu gür ne­hir gi­bi­dir." (Müs­lim)</text:span></text:span></text:p>
      <text:p text:style-name="P41"><text:span text:style-name="New_20_Style_20_Sheet_20_6"><text:span text:style-name="T14">"Na­maz, in­san ile kü­für ara­sın­da bir per­de­dir. Na­ma­zı ter­ket­mek bu per­de­yi kal­dır­mak­tır." (Müs­lim)</text:span></text:span></text:p>
      <text:p text:style-name="P41"><text:span text:style-name="New_20_Style_20_Sheet_20_6"><text:span text:style-name="T14">"On­lar­la bi­zim ara­mız­da ala­met-i fa­ri­ka na­maz­dır. Bi­na­ena­leyh, na­ma­zı ter­ke­den ka­fir­le­re ben­ze­miş­tir." (Tir­mi­zi)</text:span></text:span></text:p>
      <text:p text:style-name="P41"><text:span text:style-name="New_20_Style_20_Sheet_20_6"><text:span text:style-name="T14">"Ce­ma­at­le kı­lı­nan na­ma­zın se­va­bı yal­nız ba­şı­na kı­lı­nan na­maz­dan yir­mi de­re­ce ef­dal­dir." (Bu­ha­ri)</text:span></text:span></text:p>
      <text:p text:style-name="P41"><text:span text:style-name="New_20_Style_20_Sheet_20_6"><text:span text:style-name="T14">"Mü­min­ler yat­sı na­ma­zı ile sa­bah na­ma­zın­da­ki se­va­bı bil­se­ler­di emek­le­ye­rek de ol­sa bu na­maz­la­rı ce­ma­at­le kıl­ma­ya ge­lir­ler­di." (Bu­ha­ri-Müs­lim)</text:span></text:span></text:p>
      <text:p text:style-name="P41"><text:span text:style-name="New_20_Style_20_Sheet_20_6"><text:span text:style-name="T14">"Bir kim­se evin­de gü­zel­ce te­miz­le­nir ve Al­lah'ın farz­la­rın­dan bi­ri­ni ifa et­mek mak­sa­dıy­la mes­cit­ler­den bi­ri­ne gi­der­se, at­tı­ğı adım­lar­dan bi­ri gü­nah­la­rı­nı si­ler di­ğe­ri de onun de­re­ce­si­ni yük­sel­tir." (Müs­lim)</text:span></text:span></text:p>
      <text:p text:style-name="P41"><text:span text:style-name="New_20_Style_20_Sheet_20_6"><text:span text:style-name="T14">"Re­su­lul­lah (sav) bu­yur­du­lar ki: "Na­maz­da en çok se­vap alan kim­se, en uzak olan­la­rı­dır, yü­rü­me yö­nüy­le en uzak­tan ge­len­ler, imam­la kı­lın­ca­ya ka­dar na­ma­zı bek­le­yen kim­se, he­men kı­lıp son­ra da uyu­yan­dan da­ha çok se­va­ba maz­har­dır." (Bu­ha­ri, Ezan 31)</text:span></text:span></text:p>
      <text:p text:style-name="P41"><text:span text:style-name="New_20_Style_20_Sheet_20_6"><text:span text:style-name="T14">"Ca­mi­ye de­vam ede­nin ima­nı­na şe­ha­det edi­niz." (Tir­mi­zi)</text:span></text:span></text:p>
      <text:p text:style-name="P41"><text:span text:style-name="New_20_Style_20_Sheet_20_6"><text:span text:style-name="T14">"Bir za­man ge­le­cek mes­cit­ler­de dün­ya iş­le­ri ko­nu­şa­cak­lar, Al­lah Ka­tın­da on­la­rın bir de­ğe­ri yok­tur. Sa­kın on­lar­la dü­şüp kalk­ma­yın." (Bey­ha­ki)</text:span></text:span></text:p>
      <text:p text:style-name="P1"><text:span text:style-name="Normal1"><text:span text:style-name="T14">Re­su­lul­lah (sav) her farz na­ma­zın ar­ka­sın­dan şu du­ayı okur­du: </text:span></text:span></text:p>
      <text:p text:style-name="P22"><text:span text:style-name="New_20_Style_20_Sheet_20_6"><text:span text:style-name="T14">"Ye­ga­ne olan Al­lah'tan baş­ka İlah yok­tur. O'nun hiç­bir or­ta­ğı yok­tur. Mülk O'nun­dur. Hamd O'na mah­sus­tur. O'nun her­şe­ye gü­cü ye­ter. Al­lah'ım se­nin ver­di­ği­ne hiç en­gel yok­tur. Se­nin ver­me­di­ği­ni ve­re­bi­le­cek yok­tur. Hiç kim­se­ye sa­hip ol­du­ğu ma­kam ve ser­ve­ti, sa­na kar­şı ko­yup fay­da ver­mez." (Bu­ha­ri-Müs­lim-Ne­sei)</text:span></text:span></text:p>
      <text:p text:style-name="P41"><text:span text:style-name="New_20_Style_20_Sheet_20_6"><text:span text:style-name="T14">Re­su­lul­lah her na­ma­zın ar­ka­sın­dan otuz üç ke­re "Süb­hanAl­lah", otuz üç ke­re "El­ham­dü­lil­lah" ve otuz üç ke­re "Al­la­hu Ek­ber" de­yip yü­ze ta­mam­la­mak için şu du­ayı oku­ma­ya teş­vik et­miş­tir: La ila­he il­lal­la­hü vah­de­hü la şe­ri­ke leh. Le­hül mül­kü ve le­hül ham­dü ve hü­ve ala kül­li şe </text:span></text:span><text:soft-page-break/><text:span text:style-name="New_20_Style_20_Sheet_20_6"><text:span text:style-name="T14">in ka­dir. (Bir olan Al­lah'tan baş­ka İlah yok­tur. O'nun or­ta­ğı yok­tur. Hamd O'na mah­sus­tur. O'nun her­şe­ye gü­cü ye­ter). (Müs­lim)</text:span></text:span></text:p>
      <text:p text:style-name="P1"><text:span text:style-name="Normal1"><text:span text:style-name="T14">Na­maz­la il­gi­li en önem­li hu­sus, hu­şu için­de kı­lın­ma­sı­dır. Re­su­lul­lah Efen­di­miz (sav) na­maz­da­ki hu­şu­yu ya­ka­la­ma­mız için bi­ze şöy­le bir tav­si­ye­de bu­lun­muş­tur: </text:span></text:span></text:p>
      <text:p text:style-name="P22"><text:span text:style-name="New_20_Style_20_Sheet_20_6"><text:span text:style-name="T14">"Na­maz kıl­dı­ğın va­kit, nef­si­ne, he­va­sı­na ve öm­rü­ne ve­da eden, Mev­la­sı­na te­vec­cüh eden gi­bi na­maz kıl." (İbn-i Ma­ce)</text:span></text:span></text:p>
      <text:p text:style-name="P1"><text:span text:style-name="Normal1"><text:span text:style-name="T14">Hz. Ay­şe, Re­su­lul­lah Efen­di­miz (sav)'in na­maz ko­nu­su­nun üze­rin­de ne ka­dar ti­tiz­lik­le dur­du­ğu­nu şöy­le an­lat­mak­ta­dır: </text:span></text:span></text:p>
      <text:p text:style-name="P41"><text:span text:style-name="New_20_Style_20_Sheet_20_6"><text:span text:style-name="T21">"Pey­gam­ber Efen­di­miz bi­zim­le, biz de onun­la ko­nu­şur, gü­ler ve soh­bet eder­dik. Fa­kat na­maz vak­ti ge­lin­ce, aza­met-i İla­hi'den ola­cak, san­ki O bi­zi bil­mez ve biz ­de O'nu bil­mez ve bir­bi­ri­mi­zi ta­nı­maz gi­bi olur­duk."</text:span></text:span></text:p>
      <text:p text:style-name="P41"><text:span text:style-name="Normal1"><text:span text:style-name="T21"/></text:span></text:p>
      <text:p text:style-name="P17"><text:span text:style-name="Normal1"><text:span text:style-name="T30">Na­ma­zın Va­kit­le­ri</text:span></text:span></text:p>
      <text:p text:style-name="P1"><text:span text:style-name="Normal1"><text:span text:style-name="T14">Na­maz, gü­nün be­lir­li 5 vak­tin­de ya­pı­lan bir iba­det­tir. Gün­lük iba­det­ten baş­ka, haf­ta­da bir Cu­ma gün­le­rin­de ve yıl­da iki de­fa bay­ram gün­le­rin­de ce­ma­at ha­lin­de top­lu ola­rak na­maz kı­lı­nır.</text:span></text:span></text:p>
      <text:p text:style-name="P41"><text:span text:style-name="Normal1"><text:span text:style-name="T21">1. Sa­bah Na­ma­zı (2 Re­kat Sün­net, 2 Re­kat Farz)</text:span></text:span></text:p>
      <text:p text:style-name="P41"><text:span text:style-name="Normal1"><text:span text:style-name="T21">2. Öğ­le Na­ma­zı (4 Re­kat Sün­net, 4 Re­kat Farz, 2 Re­kat son Sün­net)</text:span></text:span></text:p>
      <text:p text:style-name="P41"><text:span text:style-name="Normal1"><text:span text:style-name="T21">3. İkin­di Na­ma­zı (4 Re­kat Sün­net, 4 Re­kat Farz)</text:span></text:span></text:p>
      <text:p text:style-name="P41"><text:span text:style-name="Normal1"><text:span text:style-name="T21">4. Ak­şam Na­ma­zı (3 Re­kat Farz, 2 Re­kat Sün­net)</text:span></text:span></text:p>
      <text:p text:style-name="P41"><text:span text:style-name="Normal1"><text:span text:style-name="T21">5. Yat­sı Na­ma­zı (4 Re­kat Sün­net, 4 Re­kat Farz, 2 Re­kat Son Sün­net) (Vitr na­ma­zı*)</text:span></text:span></text:p>
      <text:p text:style-name="P41"><text:span text:style-name="Normal1"><text:span text:style-name="T21">*Vi­tir Na­ma­zı: Vi­tir na­ma­zı, üç re­kat­lı bir na­maz­dır. Yat­sı na­ma­zı­nın son sünnetin­den son­ra kı­lı­nır. Na­ma­zı­nın vak­ti, yat­sı na­ma­zı­nın vak­ti ile ay­nı­dır, yat­sı na­ma­zı­nın vak­ti­nin bi­ti­mi ve sa­bah na­ma­zı­nın vak­ti­nin baş­lan­gı­cı ile son bu­lur.</text:span></text:span></text:p>
      <text:p text:style-name="P41"><text:span text:style-name="Normal1"><text:span text:style-name="T21">Vi­tir na­ma­zı­na, "ni­yet et­tim Al­lah (cc) rı­za­sı için bu gün­kü vi­tir na­ma­zı­nı kıl­ma­ya" di­ye ni­yet edi­lir. Nor­mal ola­rak iki rek'at kı­lı­nır. İki re­ka­tın so­nun­da­ki otu­ruş­ta "et-Ta­hiy­yât" oku­duk­tan son­ra üçün­cü re­ka­ta kal­kı­lır. Bes­me­le ile Fa­ti­ha ve bir mik­tar Kur'ân okun­duk­tan son­ra, Al­la­hu ek­ber de­yip tek­bir alı­nır, el­ler bağ­la­nır ve Ku­nut du­ası oku­nur. </text:span></text:span><text:span text:style-name="Normal1"><text:span text:style-name="T14">Son­ra "Al­la­huek­ber" di­ye­rek rü­kû ve sec­de­le­re gi­di­lir. On­dan son­ra otu­ru­lur ki, bu son otu­ruş­tur. Bu otu­ruş­ta "et-Te­hiy­yât", "sal­li-ba­rik" ve "Rab­be­nâ" du­ala­rı oku­nur ve iki ta­ra­fa se­lâm ve­ri­lir (İbn Abi­din, Red­du'l-Muh­tar, Mı­sır, 1966, II, 5, vd).</text:span></text:span></text:p>
      <text:p text:style-name="P41"><text:span text:style-name="Normal1"><text:span text:style-name="T14">Vi­tir na­ma­zı Kur'an'da geç­me­mek­te­dir. Fa­kat hak­kın­da çe­şit­li ha­dis­ler mev­cut­tur. Ba­zı­sı­nın me­âli şöy­le­dir:</text:span></text:span></text:p>
      <text:p text:style-name="P22"><text:span text:style-name="New_20_Style_20_Sheet_20_6"><text:span text:style-name="T14">"Ey Kur'ân eh­li, vi­tir na­ma­zı­nı kı­lın! Çün­kü Al­lah tek­tir, tek'i se­ver" (Bu­hâ­rî, De­avât, 69; Müs­lim, Zi­kir, 5-6; Ne­sâî, Kı­yâ­mü'l-Leyl, 27; Tir­mi­zî, Vi­tir, 2; Ebu­Dâ­vud, Vi­tir, 1)</text:span></text:span></text:p>
      <text:p text:style-name="P41"><text:span text:style-name="New_20_Style_20_Sheet_20_6"><text:span text:style-name="T14">Al­lah si­ze bir na­ma­zı da­ha faz­la­dan ilâ­ve et­miş­tir. </text:span></text:span><text:span text:style-name="New_20_Style_20_Sheet_20_6"><text:span text:style-name="T21">Bu na­maz da vi­tir na­ma­zı­dır. Vi­tir na­ma­zı­nı, yat­sı ile sa­bah vak­ti do­ğun­ca­ya ka­dar ge­çen za­man için­de krlın" (Ah­med b. Han­bel, el-Müs­ned,180, 206, 208; V, 242; VI, 7)</text:span></text:span></text:p>
      <text:p text:style-name="P41"><text:span text:style-name="Normal1"><text:span text:style-name="T21"/></text:span></text:p>
      <text:p text:style-name="P17"><text:span text:style-name="Normal1"><text:span text:style-name="T30">Na­ma­zın Farz­la­rı</text:span></text:span></text:p>
      <text:p text:style-name="P1"><text:soft-page-break/><text:span text:style-name="Normal1"><text:span text:style-name="T14">Na­ma­zın farz­la­rı on iki­dir. Bun­la­rın bir kıs­mı na­maz­dan ön­ce olup na­ma­za ha­zır­lık ni­te­li­ğin­de­dir. Bun­la­ra "na­ma­zın şart­la­rı" de­nir. Bir kıs­mı da, na­ma­za du­run­ca ya­pı­lır ki bun­la­ra da "na­ma­zın rü­kun­la­rı" de­nir. </text:span></text:span></text:p>
      <text:p text:style-name="P12"><text:span text:style-name="Normal1"><text:span text:style-name="T30">Na­ma­zın şart­la­rı:</text:span></text:span></text:p>
      <text:p text:style-name="P1"><text:span text:style-name="Normal1"><text:span text:style-name="T14">1. Ha­des­ten Ta­ha­ret: Göz­le gö­rül­me­yen pis­lik­ler­den te­miz­len­mek­tir. Bu ab­dest al­mak, gus­let­mek, bun­la­rın müm­kün ol­ma­dı­ğı za­man­lar­da te­yem­müm et­mek­le olur.</text:span></text:span></text:p>
      <text:p text:style-name="P41"><text:span text:style-name="Normal1"><text:span text:style-name="T14">2. Ne­câ­set­ten Ta­ha­ret: Göz­le gö­rü­len pis­lik­ler­den te­miz­len­mek­tir. Bu pis­lik­ler na­maz kı­lan kim­se­nin vü­cu­dun­da, el­bi­se­sin­de, na­maz kı­la­ca­ğı yer­de olur. </text:span></text:span></text:p>
      <text:p text:style-name="P41"><text:span text:style-name="Normal1"><text:span text:style-name="T14">3. Set­rü'l Av­ret: Ör­tül­me­si ge­re­ken yer­le­rin ka­pa­tıl­ma­sı de­mek­tir. Er­kek­ler­de diz ka­pa­ğı ile gö­bek ara­sı, ka­dın­lar­da ise el, yüz ve ayak dı­şın­da­ki her ye­rin ör­tül­me­si ge­re­kir. na­ma­zın bir rük­nü­nü eda ede­cek ka­dar bir za­man için­de ör­tül­me­si ge­re­ken bir or­ga­nın dört­te bi­ri açı­lır­sa na­maz bo­zu­lur. </text:span></text:span></text:p>
      <text:p text:style-name="P41"><text:span text:style-name="Normal1"><text:span text:style-name="T14">4. İs­tik­bâ­li Kıb­le: Na­maz kı­lan kim­se­nin Kâ­be yö­nü­ne yö­nel­me­si­dir. Göğ­sü­nü kıb­le­den (yak­la­şık 45 de­re­ce) çe­vi­ren kim­se­nin na­ma­zı bo­zu­lur.</text:span></text:span></text:p>
      <text:p text:style-name="P41"><text:span text:style-name="Normal1"><text:span text:style-name="T14">5. Va­kit: Farz ve Va­cip olan her na­maz için bel­li bir va­kit var­dır. Na­maz­la­rın ken­di va­kit­le­ri için­de kı­lın­ma­sı farz­dır. Vak­tin­den ön­ce na­maz kı­lı­na­maz. Özür­süz ola­rak son­ra ya bı­rak­mak­ta gü­nah­tır.</text:span></text:span></text:p>
      <text:p text:style-name="P41"><text:span text:style-name="Normal1"><text:span text:style-name="T14">6. Ni­yet: Kı­lı­na­cak olan na­ma­zın zih­nen ha­tır­lan­ma­sı­dır. İma­mın imâ­me­te, ce­ma­atin da ima­ma uy­ma­ya ni­yet­len­me­si ge­re­kir.</text:span></text:span></text:p>
      <text:p text:style-name="P17"><text:span text:style-name="Normal1"><text:span text:style-name="T30"/></text:span></text:p>
      <text:p text:style-name="P17"><text:span text:style-name="Normal1"><text:span text:style-name="T30">Na­ma­zın Rü­kun­la­rı:</text:span></text:span></text:p>
      <text:p text:style-name="P1"><text:span text:style-name="Normal1"><text:span text:style-name="T14">1. İf­ti­tah Tek­bi­ri: Na­ma­za baş­la­ma tek­bi­ri­dir. Ni­yet­ten son­ra "Al­la­huek­ber" de­yip el­ler yu­ka­rı kal­dı­rı­lıp tek­bir alı­nır.</text:span></text:span></text:p>
      <text:p text:style-name="P41"><text:span text:style-name="Normal1"><text:span text:style-name="T14">2. Kı­yam: Na­maz­da ayak­ta dur­mak­tır. Gü­cü ye­ten­ler ayak­ta, yet­me­yen­ler ise gü­cü­nün yet­ti­ği şe­kil­de na­maz­la­rı­nı kı­lar­lar.</text:span></text:span></text:p>
      <text:p text:style-name="P41"><text:span text:style-name="Normal1"><text:span text:style-name="T14">3. Kı­ra­at: Na­maz­da Kur'ân oku­mak de­mek­tir. Kı­ra­at kı­yam­da­dır ve en az üç kı­sa ayet mik­ta­rı okun­ma­lı­dır. </text:span></text:span></text:p>
      <text:p text:style-name="P41"><text:span text:style-name="Normal1"><text:span text:style-name="T14">4. Rü­kû: Kı­ra­at­ten son­ra el­ler diz­le­re eri­şe­cek şe­kil­de eğil­mek­ten iba­ret­tir.</text:span></text:span></text:p>
      <text:p text:style-name="P41"><text:span text:style-name="Normal1"><text:span text:style-name="T14">5. Sü­cûd: Rü­kû­dan son­ra ayak, diz ve el­ler­le be­ra­ber al­nı ve bur­nu ye­re koy­mak­tır. Yal­nız al­nın ve bur­nun ye­re değ­me­si ye­ter­li de­ğil­dir. Alın ye­rin sert­li­ği­ni his­set­me­li­dir. Ka­la­ba­lık ce­ma­at­ler­de ar­ka saf­ta­ki­ler ön saf­ta­ki­le­rin sır­tı­na sec­de ede­bi­lir­ler.</text:span></text:span></text:p>
      <text:p text:style-name="P41"><text:span text:style-name="Normal1"><text:span text:style-name="T14">6. Ka­de-i Âhi­re: Na­ma­zın so­nun­da "et-Te­hiy­yâ­tü" du­ası­nı oku­ya­cak ka­dar otur­mak­tır.</text:span></text:span></text:p>
      <text:p text:style-name="P16"><text:span text:style-name="Normal1"><text:span text:style-name="T14"/></text:span></text:p>
      <text:p text:style-name="P17"><text:span text:style-name="Normal1"><text:span text:style-name="T30">Na­ma­zın Ede­bî</text:span></text:span></text:p>
      <text:p text:style-name="P41"><text:span text:style-name="Normal1"><text:span text:style-name="T14">Hz. Pey­gam­be­rin bir ve­ya iki ke­re yap­tı­ğı ve de­vam et­me­di­ği şe­ye edep, men­dup ve­ya müs­te­hap de­nir. Rü­ku ve sec­de­de tes­bih­le­rin üç­ten faz­la ya­pıl­ma­sı, sün­net olan oku­yuş­tan faz­la kı­ra­at­te bu­lu­nul­ma­sı gi­bi. Edep­ler sünnet­le­ri ta­mam­la­mak için meş­ru kı­lın­mış­tır. </text:span></text:span></text:p>
      <text:p text:style-name="P41"><text:span text:style-name="Normal1"><text:span text:style-name="T14">Ha­ne­fi­le­re gö­re na­ma­zın edep­le­ri şun­lar­dır: (bk. Bu­ha­ri, Sa­lat, 9; Ebû Da­vud, 106,107)</text:span></text:span></text:p>
      <text:p text:style-name="P41"><text:span text:style-name="Normal1"><text:span text:style-name="T14">1) Er­kek­le­rin iki avuç­la­rı­nı if­ti­tah tek­bi­ri alır­ken yen­le­ri­nin için­den çı­kar­ma­sı men­dup­tur. </text:span></text:span><text:span text:style-name="Normal1"><text:span text:style-name="T21">Bu du­rum da te­va­zua da­ha ya­kın­dır. An­cak so­ğuk gi­bi za­ru­ret ha­li müs­tes­na­dır. Ka­dın­lar ise kol­la­rı­nın açıl­ma­ma­sı için el­le­ri­ni el­bi­se­nin al­tın­dan kal­dı­rır­lar.</text:span></text:span></text:p>
      <text:p text:style-name="P41"><text:span text:style-name="Normal1"><text:span text:style-name="T21">2) Na­maz kı­lan ki­şi­nin ayak­ta iken sec­de ede­ce­ği ye­re, rü­ku­da iken ayak­la­rı­nın üst kıs­mı­na, sec­de­de bur­nu­nun iki ka­na­dı­na, otu­rur­ken ku­ca­ğı­na, se­lam ve­rir­ken omuz­la­rı­na bak­ma­sı </text:span></text:span><text:soft-page-break/><text:span text:style-name="Normal1"><text:span text:style-name="T21">men­dup­tur. </text:span></text:span><text:span text:style-name="Normal1"><text:span text:style-name="T14">Bu­nu ya­par­ken hû­şu için­de ve ih­san de­re­ce­sin­de na­maz kıl­ma gay­re­ti ol­ma­lı­dır. Ra­sû­lul­lah (s.a.v.) ih­sa­nı şöy­le ta­rif et­miş­tir: </text:span></text:span></text:p>
      <text:p text:style-name="P22"><text:span text:style-name="New_20_Style_20_Sheet_20_6"><text:span text:style-name="T14">"Al­lah'a, san­ki O'nu gö­rü­yor­muş­sun gi­bi iba­det et­men­dir. </text:span></text:span><text:span text:style-name="New_20_Style_20_Sheet_20_6"><text:span text:style-name="T21">Her ne ka­dar sen O'nu gör­mü­yor­san da o se­ni gör­mek­te­dir. (bk. Ebû Da­vud, Sün­net 16).</text:span></text:span></text:p>
      <text:p text:style-name="P1"><text:span text:style-name="Normal1"><text:span text:style-name="T21">3) Es­ner­ken ağ­zı aç­ma­ma­ya ça­lış­mak men­dup­tur. Bu­na güç yet­mez­se, elin ar­ka­sı ve­ya ye­ni ile ağ­zı ka­pa­mak ge­re­kir.</text:span></text:span></text:p>
      <text:p text:style-name="P41"><text:span text:style-name="Normal1"><text:span text:style-name="T21">4) Gü­cü yet­ti­ği öl­çü­de ök­sü­rü­ğü gi­der­mek men­dup­tur.</text:span></text:span></text:p>
      <text:p text:style-name="P41"><text:span text:style-name="Normal1"><text:span text:style-name="T21">5) Ka­met alı­nır­ken, mü­ez­zin "Hay­ye ale'l-Fe­lah" de­yin­ce, imam ve ce­ma­atin aya­ğa kalk­ma­sı men­dup­tur. İmam mih­ra­ba ya­kın bu­lun­maz­sa, her saf, imam ara­la­rın­dan ge­çe­ce­ği sı­ra­da aya­ğa kal­kar.</text:span></text:span></text:p>
      <text:p text:style-name="P41"><text:span text:style-name="Normal1"><text:span text:style-name="T21">6) "Kad kâ­me­ti's sa­lâh (Na­maz baş­la­dı)" de­nil­di­ği za­man İmam, na­ma­za baş­lar. İmam bu ha­re­ke­ti ile mü­ez­zi­ni doğ­ru­la­mış olur. Bu­nun­la bir­lik­te kâ­met bit­tik­ten son­ra na­ma­za baş­lan­ma­sın­da da bir sa­kın­ca bu­lun­maz. Hat­ta, Ebû Yu­suf ile, ha­ne­fi­ler dı­şın­da­ki üç mez­he­be gö­re uy­gun olan da bu­dur. (Prof. Dr. Ham­di DÖN­DÜ­REN, De­lil­le­riy­le İs­lam İl­mi­ha­li, Er­kam Ya­yın­la­rı)</text:span></text:span></text:p>
      <text:p text:style-name="P41"><text:span text:style-name="Normal1"><text:span text:style-name="T21"/></text:span></text:p>
      <text:p text:style-name="P17"><text:span text:style-name="Normal1"><text:span text:style-name="T31">Cu­ma Na­ma­zı</text:span></text:span></text:p>
      <text:p text:style-name="P1"><text:span text:style-name="Normal1"><text:span text:style-name="T14">Mü­ba­rek Cu­ma gü­nün­de Müs­lü­man­lar i­ba­det­ha­ne­ler­de top­la­nır­lar. Hut­be­le­ri din­le­ye­rek bun­lar­dan fay­da­la­nır­lar. Hep bir­lik­te Cu­ma na­ma­zı­nı kı­lar­lar. Na­maz­dan son­ra da ken­di gün­lük iş­le­riy­le uğ­raş­ma­ya ko­yu­lur­lar. Ha­dis-i şe­rif­ler­de şöy­le bu­y­ru­lu­yor: </text:span></text:span></text:p>
      <text:p text:style-name="P22"><text:span text:style-name="New_20_Style_20_Sheet_20_6"><text:span text:style-name="T14">"Üze­ri­ne gü­ne­şin doğ­du­ğu en ha­yır­lı gün, Cu­ma gü­nü­dür. Adem aley­his­se­lam o gün cen­ne­te ko­nul­muş, o gün cen­net­ten çı­ka­rıl­mış­tır. Kı­ya­met de o gün ko­pa­cak­tır." (Tir­mi­zi)</text:span></text:span></text:p>
      <text:p text:style-name="P1"><text:span text:style-name="Normal1"><text:span text:style-name="T14">Ömer Na­su­hi Bil­men, Cu­ma na­ma­zıy­la il­gi­li ola­rak şöy­le söy­le­miş­tir:</text:span></text:span></text:p>
      <text:p text:style-name="P41"><text:span text:style-name="New_20_Style_20_Sheet_20_6"><text:span text:style-name="T14">Cu­ma na­ma­zı­nın vak­ti tam öğ­le na­ma­zı­nın vak­ti­dir. </text:span></text:span><text:span text:style-name="New_20_Style_20_Sheet_20_6"><text:span text:style-name="T21">Cu­ma na­ma­zı için mi­na­re­ler­de ezan oku­nur. Ca­mi­le­re gi­din­ce ön­ce ay­nen öğ­le na­ma­zı­nın sün­ne­ti gi­bi, dört re­kat Cu­ma­nın ilk sün­ne­ti kı­lı­nır. On­dan son­ra ca­mi için­de bir ezan da­ha oku­nur: Min­ber­de ce­ma­ate kar­şı bir hut­be oku­nur. Bu hut­be­den son­ra kâ­met ge­ti­ri­le­rek Cu­ma­nın iki re­kat far­zı ce­ma­at­le aşi­kâ­re oku­yuş­la kı­lı­nır. Bir farz­dan son­ra yi­ne öğ­le­nin ilk dört re­kat sün­ne­ti gi­bi, Cu­ma­nın son dört re­kat sün­ne­ti kı­lı­nır. Bu­ra­dan son­ra da "Zuhr-u ahir" di­ye dört re­kat na­maz kı­lı­nır... Ar­ka­sın­dan da "Vak­tin sün­ne­ti" ni­ye­ti ile ay­nen sa­bah na­ma­zı­nın sün­ne­ti gi­bi iki re­kat na­maz da­ha kı­lı­nır. </text:span></text:span><text:span text:style-name="New_20_Style_20_Sheet_20_6"><text:span text:style-name="T14">Cu­ma şart­la­rı­nı ken­di­le­rin­de top­la­yan kim­se­ler için iki re­kat Cu­ma na­ma­zı "Farz-ı ayn"dır. Cu­ma na­ma­zı­nın di­ğer na­maz­lar­dan baş­ka ola­rak ken­di­si­ne öz­gü on iki şar­tı da­ha var­dır. Bun­la­rın al­tı­sı vü­cu­bu­nun (farz ol­ma­sı­nın), di­ğer al­tısı da eda­sı­nın şart­la­rı­dır. (Ömer Na­su­hi Bil­men, Bü­yük İs­lam İl­mi­ha­li, s.153)</text:span></text:span></text:p>
      <text:p text:style-name="P1"><text:span text:style-name="Normal1"><text:span text:style-name="T14"/></text:span></text:p>
      <text:p text:style-name="P41"><text:span text:style-name="Normal1"><text:span text:style-name="T15">Pey­gam­be­ri­miz (sav)'in Cu­ma gü­nü ile il­gi­li </text:span></text:span></text:p>
      <text:p text:style-name="P14"><text:span text:style-name="Normal1"><text:span text:style-name="T15">tav­si­ye­le­ri</text:span></text:span></text:p>
      <text:p text:style-name="P18"><text:span text:style-name="Normal1"><text:span text:style-name="T18">Hz. Pey­gam­ber (sav)'e çok­ça sa­la­vat ge­tir­mek:</text:span></text:span></text:p>
      <text:p text:style-name="P1"><text:span text:style-name="Normal1"><text:span text:style-name="T14">Re­su­lul­lah (sav) şöy­le bu­yur­muş­tur. </text:span></text:span><text:span text:style-name="ALINTI-bold"><text:span text:style-name="T34">"Cu­ma gü­nü ve Cu­ma ge­ce­si ba­na çok­ça sa­la­vat ge­ti­rin."</text:span></text:span><text:span text:style-name="Normal1"><text:span text:style-name="T14"> (Bey­ha­ki)</text:span></text:span></text:p>
      <text:p text:style-name="P41"><text:soft-page-break/><text:span text:style-name="Normal1"><text:span text:style-name="T14">Pey­gam­be­ri­miz (sav)'in üm­me­ti dün­ya­da han­gi sa­ade­te sa­hip ol­muş ve ahi­ret­te han­gi hay­ra sa­hip ola­cak­lar­sa O'nun sa­ye­sin­de sa­hip ola­cak­lar­dır. Al­lah (cc), O'nun yü­zü su­yu hür­me­ti­ne hem dün­ya, hem ahi­ret sa­ade­ti­ni on­la­ra bah­şet­miş­tir. </text:span></text:span></text:p>
      <text:p text:style-name="P41"><text:span text:style-name="Normal1"><text:span text:style-name="T14">O hal­de özel­lik­le Cu­ma gü­nü ve ge­ce­si O'na çok­ça sa­la­vat ge­tir­me­li­yiz.</text:span></text:span></text:p>
      <text:p text:style-name="P18"><text:span text:style-name="Normal1"><text:span text:style-name="T18">Cu­ma na­ma­zı ve Müs­lü­man­la­rın bi­ra­ra­ya top­lan­ma­sı:</text:span></text:span></text:p>
      <text:p text:style-name="P1"><text:span text:style-name="Normal1"><text:span text:style-name="T14">Cu­ma na­ma­zı, öz­gür, sağ­lık­lı ve er­gen­lik ça­ğı­nı aş­mış, aya­ğı tu­tup, gö­zü gö­ren bü­tün er­kek­le­re farz­dır. Re­su­lul­lah (sav)'ın ve dört ha­li­fe­nin za­ma­nın­da Cu­ma na­ma­zı, Müs­lü­man­la­rın bi­ra­ra­ya gel­di­ği top­lan­tı ni­te­li­ğin­dey­di. Fa­kat da­ha son­ra bu özel­li­ği­ni kay­bet­ti. </text:span></text:span></text:p>
      <text:p text:style-name="P41"><text:span text:style-name="Normal1"><text:span text:style-name="T14">Ebu Da­vud ve Tir­mi­zi'de ge­çen bir ha­dis­te Re­su­lul­lah Efen­di­miz (sav), </text:span></text:span><text:span text:style-name="ALINTI-bold"><text:span text:style-name="T14">"Kim üç Cu­ma na­ma­zı­nı önem­se­me­di­ğin­den do­la­yı ter­k e­der­se Al­lah onun kal­bi­ni mü­hür­ler." </text:span></text:span><text:span text:style-name="Normal1"><text:span text:style-name="T14">(Tir­mi­zi) bu­yu­ru­yor. </text:span></text:span></text:p>
      <text:p text:style-name="P18"><text:span text:style-name="Normal1"><text:span text:style-name="T18">Cu­ma gü­nü yı­kan­mak:</text:span></text:span></text:p>
      <text:p text:style-name="P1"><text:span text:style-name="Normal1"><text:span text:style-name="T14">Pey­gam­be­ri­miz (sav) Cu­ma na­ma­zı­na ge­le­cek olan mü­min­le­rin yı­ka­na­rak na­ma­za gel­me­le­ri­ni tav­si­ye et­miş­tir.</text:span></text:span></text:p>
      <text:p text:style-name="P18"><text:span text:style-name="Normal1"><text:span text:style-name="T23">Cu­ma gü­nü gü­zel ko­ku sür­mek:</text:span></text:span></text:p>
      <text:p text:style-name="P1"><text:span text:style-name="Normal1"><text:span text:style-name="T21">Re­su­lul­lah (sav) Cu­ma gün­le­ri gü­zel ko­ku­lar sür­me­ye her za­man­kin­den da­ha faz­la dik­kat et­miş­tir. O gün ko­ku sür­mek haf­ta­nın di­ğer gün­le­ri ko­ku sür­mek­ten da­ha fa­zi­let­li­dir.</text:span></text:span></text:p>
      <text:p text:style-name="P41"><text:span text:style-name="Normal1"><text:span text:style-name="T21">Re­su­lul­lah Efen­di­miz (sav) şöy­le bu­yur­muş­tur:</text:span></text:span></text:p>
      <text:p text:style-name="P22"><text:span text:style-name="New_20_Style_20_Sheet_20_6"><text:span text:style-name="T21">Bir kim­se Cu­ma gü­nü gus­le­der, var­sa gü­zel ko­ku sü­rü­nü­p, en gü­zel el­bi­se­si­ni gi­yer de va­kar­lı ve ağır­baş­lı bir şe­kil­de ca­mi­ye gi­der, kim­se­ye ezi­yet ver­mez­se ve ima­mın min­be­re çık­ma­sın­dan iti­ba­ren hiç ko­nuş­maz­sa iki Cu­ma ara­sın­da­ki gü­nah­la­rı için ke­fa­ret olur.</text:span></text:span></text:p>
      <text:p text:style-name="P18"><text:span text:style-name="Normal1"><text:span text:style-name="T23">Cu­ma na­ma­zı­na er­ken git­mek:</text:span></text:span></text:p>
      <text:p text:style-name="P1"><text:span text:style-name="Normal1"><text:span text:style-name="T21">Re­sul­lu­lah (sav)'in sağ­lı­ğın­da mü­min­ler, Cu­ma na­ma­zı­na el­le­rin­den gel­di­ğin­ce er­ken ge­lir­ler ve gel­me­yen­le­rin de ni­çin gel­me­dik­le­ri­ni araş­tı­rır­lar­dı. Ge­len­le­rin bir sı­kın­tı­sı olup ol­ma­dı­ğı so­ru­lur, sı­kın­tı­sı ola­nın sı­kın­tı­sı­na ça­re bu­lu­nur­du.</text:span></text:span></text:p>
      <text:p text:style-name="P18"><text:span text:style-name="Normal1"><text:span text:style-name="T18">Cu­ma gü­nü hut­be din­le­me­nin ada­bı:</text:span></text:span></text:p>
      <text:p text:style-name="P1"><text:span text:style-name="Normal1"><text:span text:style-name="T14">Bu ko­nuy­la il­gi­li ola­rak Ömer Na­su­hi Bil­men şöy­le söy­le­mek­te­dir:</text:span></text:span></text:p>
      <text:p text:style-name="P22"><text:span text:style-name="New_20_Style_20_Sheet_20_6"><text:span text:style-name="T14">Ha­tib min­be­re çı­kın­ca, ce­ma­atın din­le­yip sus­ma­sı, se­lâm­laş­ma­ma­sı, na­fi­le na­maz kıl­ma­ma­sı ge­rek­li­dir. Öy­le ki, hut­be­de Pey­gam­ber Efen­di­mi­zin mü­ba­rek isim­le­ri anı­lın­ca, ce­ma­atın "Sa­lat ve Se­lâm"da bu­lun­ma­la­rı ve din­le­mek­le ye­tin­me­le­ri da­ha fa­zi­let­li­dir. İmam Ebû Yu­suf'dan bir ri­va­ye­te gö­re, bu du­rum­da giz­li­ce Sa­lat ve Se­lâm ge­ti­ri­lir. (Ömer Na­su­hi Bil­men, Bü­yük İs­lam İl­mi­ha­li, s.153)</text:span></text:span></text:p>
      <text:p text:style-name="P18"><text:span text:style-name="Normal1"><text:span text:style-name="T18">Re­su­lul­lah (sav)'ın Cu­ma na­ma­zı ile il­gi­li bir hut­be­si:</text:span></text:span></text:p>
      <text:p text:style-name="P41"><text:span text:style-name="New_20_Style_20_Sheet_20_6"><text:span text:style-name="T12">Ey in­san­lar! Öl­me­den ön­ce Al­lah'a tev­be edi­niz. Meş­gul ol­ma­dan ön­ce ha­yır­lı amel­ler iş­le­me­ye hız ve­ri­niz. Rab­bi­niz'le ara­nız­da­ki bağ­la­rı O'nu çok zik­ret­mek su­re­tiy­le, giz­li ve aşi­kar sa­da­ka ver­mek su­re­tiy­le güç­len­di­ri­niz. Hem böy­le­ce mü­ka­fat alır, övü­lür, rı­zık­lan­dı­rı­lır­sı­nız.</text:span></text:span></text:p>
      <text:p text:style-name="P41"><text:span text:style-name="New_20_Style_20_Sheet_20_6"><text:span text:style-name="T12">Bi­le­si­niz ki Al­la­hu Te­ala, şu ma­ka­mım­da şu ayım­da, şu yı­lım­da kı­ya­me­te ka­dar Cu­ma na­ma­zı­nı­zı üze­ri­ni­ze farz kıl­mış­tır. Bir kim­se ba­şın­da za­lim ol­ma­yan bir dev­let baş­ka­nı ol­du­ğu hal­de Cu­ma­yı kıl­ma­ya im­kan bu­lup da in­kar et­ti­ğin­den ya­hut ha­fi­fe al­dı­ğın­dan do­la­yı ben ha­yat­tay­ken ya­hut ölü­müm­den son­ra ter­k e­der kıl­maz­sa, Al­lah iki ya­ka­sı­nı bi­ra­ra­ya ge­tir­me­sin, işin­de be­re­ket ver­me­sin. Dik­kat edi­niz! Tev­be edin­ce­ye ka­dar böy­le bir kim­se­nin kıl­dı­ğı na­maz na­</text:span></text:span><text:soft-page-break/><text:span text:style-name="New_20_Style_20_Sheet_20_6"><text:span text:style-name="T12">maz de­ğil­dir, al­dı­ğı ab­dest ab­dest de­ğil­dir, tut­tu­ğu oruç oruç de­ğil, ver­di­ği ze­kat ze­kat de­ğil, yap­tı­ğı hac hac de­ğil­dir! O'na be­re­ket de yok­tur. şa­yet tev­be eder­se Al­lah tev­be­le­ri­ni ka­bul eder. (İbn-i Ma­ce)</text:span></text:span></text:p>
      <text:p text:style-name="P12"><text:span text:style-name="Normal1"><text:span text:style-name="T32">Te­râ­vih na­ma­zı </text:span></text:span></text:p>
      <text:p text:style-name="P1"><text:span text:style-name="Normal1"><text:span text:style-name="T12">Bu na­maz er­kek ve ka­dın için mü­ek­ked sünnet­tir. </text:span></text:span><text:span text:style-name="Normal1"><text:span text:style-name="T21">Çün­kü te­râ­vih na­ma­zı­na hem Hz. </text:span></text:span><text:span text:style-name="Normal1"><text:span text:style-name="T14">Pey­gam­ber (sav), hem de on­dan son­ra ra­şid ha­lî­fe­ler ve As­hab-ı Ki­râm de­vam et­miş­ler­dir. Te­râ­vih na­ma­zı­nı ce­ma­at­le kıl­mak sünnet­tir. (Zey­laî, Nasbur-Râve, II, 152; eş-şev­kâ­nî, Ney­lül-Ev­târ, III, 50 vd.; ez-Zü­hay­li, el-Fık­hul-İs­lâ­mî ve Edil­le­tüh, Di­maşk 1405/1985, II, 43)</text:span></text:span></text:p>
      <text:p text:style-name="P41"><text:span text:style-name="Normal1"><text:span text:style-name="T14">Te­râ­vih na­ma­zı Ra­ma­zan ayı­na mah­sus olup, yat­sı na­ma­zın­dan son­ra ve vi­tir­den ön­ce kı­lı­nır. Bu na­ma­zın ge­ce ya­rı­sın­dan ve­ya ge­ce­nin üç­te bi­rin­den son­ra­ya bı­ra­kıl­ma­sı müs­te­hap­tır. Te­râ­vih na­ma­zı tek ba­şı­na kı­lı­na­bi­lir, fa­kat ce­ma­at­le kı­lın­ma­sı da­ha fa­zi­let­li­dir. </text:span></text:span></text:p>
      <text:p text:style-name="P41"><text:span text:style-name="Normal1"><text:span text:style-name="T14">Ha­ne­fi­le­re gö­re, te­râ­vih na­ma­zı­nın re­kat sa­yı­sı yir­mi olup bu sa­yı Hz. Ömer'in uy­gu­la­ma­sı­na da­ya­nır. Çün­kü Hz. Ömer ha­lî­fe­li­ği­nin so­nu­na doğ­ru bu na­ma­zı Mes­cid-i Ne­be­vî'de Dev­let baş­ka­nı ola­rak yir­mi re­kat kıl­dır­mış­tır. Bu mik­ta­ra sa­ha­be­den kar­şı çı­kan ol­ma­mış­tır. Hz. Pey­gam­ber (sav) şöy­le bu­yur­muş­tur: </text:span></text:span></text:p>
      <text:p text:style-name="P22"><text:span text:style-name="New_20_Style_20_Sheet_20_6"><text:span text:style-name="T14">"Ben­den son­ra, be­nim sün­ne­tim­den ve ra­şid ha­lî­fe­le­ri­min yo­lun­dan ay­rıl­ma­yın." (Ebû Dâ­vûd, Sün­net, 5; Tir­mi­zî, İlim, 16; İbn Mâ­ce, Mu­kad­di­me, 6; Dâ­ri­mî, Mu­kad­di­me, 16) </text:span></text:span></text:p>
      <text:p text:style-name="P16"><text:span text:style-name="Normal1"><text:span text:style-name="T14">Na­maz Su­re­le­ri</text:span></text:span></text:p>
      <text:p text:style-name="P1"><text:span text:style-name="Normal1"><text:span text:style-name="T14">Fa­ti­ha Su­re­si</text:span></text:span></text:p>
      <text:p text:style-name="P41"><text:span text:style-name="Normal1"><text:span text:style-name="T14">Fil Su­re­si</text:span></text:span></text:p>
      <text:p text:style-name="P41"><text:span text:style-name="Normal1"><text:span text:style-name="T14">Ku­reyş Su­re­si</text:span></text:span></text:p>
      <text:p text:style-name="P41"><text:span text:style-name="Normal1"><text:span text:style-name="T14">Ma­un Su­re­si</text:span></text:span></text:p>
      <text:p text:style-name="P41"><text:span text:style-name="Normal1"><text:span text:style-name="T14">Kev­ser Su­re­si</text:span></text:span></text:p>
      <text:p text:style-name="P41"><text:span text:style-name="Normal1"><text:span text:style-name="T14">Ka­fi­run Su­re­si</text:span></text:span></text:p>
      <text:p text:style-name="P41"><text:span text:style-name="Normal1"><text:span text:style-name="T14">Nasr Su­re­si</text:span></text:span></text:p>
      <text:p text:style-name="P41"><text:span text:style-name="Normal1"><text:span text:style-name="T14">Teb­bet Su­re­si</text:span></text:span></text:p>
      <text:p text:style-name="P41"><text:span text:style-name="Normal1"><text:span text:style-name="T14">İh­las Su­re­si</text:span></text:span></text:p>
      <text:p text:style-name="P41"><text:span text:style-name="Normal1"><text:span text:style-name="T14">Fe­lak Su­re­si</text:span></text:span></text:p>
      <text:p text:style-name="P41"><text:span text:style-name="Normal1"><text:span text:style-name="T14">Nas Su­re­si</text:span></text:span></text:p>
      <text:p text:style-name="P41"><text:span text:style-name="Normal1"><text:span text:style-name="T14"/></text:span></text:p>
      <text:p text:style-name="P17"><text:span text:style-name="Normal1"><text:span text:style-name="T30">Na­maz Du­ala­rı</text:span></text:span></text:p>
      <text:p text:style-name="P18"><text:span text:style-name="Normal1"><text:span text:style-name="T15">Süb­ha­ne­ke</text:span></text:span></text:p>
      <text:p text:style-name="P1"><text:span text:style-name="Normal1"><text:span text:style-name="T14">Süb­hâ­ne­kel­lâ­hüm­me ve bi ham­dik ve te­bâ­ra­kes­mük ve te­âlâ ced­dük (ve cel­le se­nâ­ük*) ve lâ ilâ­he ğay­rük) </text:span></text:span></text:p>
      <text:p text:style-name="P41"><text:span text:style-name="Normal1"><text:span text:style-name="T14">* Ve cel­le se­nâ­ük yal­nız­ca ce­na­ze na­maz­la­rın­da kul­la­nı­lır.</text:span></text:span></text:p>
      <text:p text:style-name="P41"><text:span text:style-name="Normal1"><text:span text:style-name="T12">Al­lah'ım! Sen ek­sik sı­fat­lar­dan pak ve uzak­sın. </text:span></text:span><text:span text:style-name="Normal1"><text:span text:style-name="T21">Se­ni da­ima böy­le ten­zih eder ve öve­rim. Se­nin adın mü­ba­rek­tir. Var­lı­ğın her şey­den üs­tün­dür. Sen­den baş­ka ilah yok­tur.</text:span></text:span></text:p>
      <text:p text:style-name="P73"><text:span text:style-name="Normal1"><text:span text:style-name="T21"/></text:span></text:p>
      <text:p text:style-name="P17"><text:span text:style-name="Normal1"><text:span text:style-name="T15">Et­te­hiy­yâ­tü</text:span></text:span></text:p>
      <text:p text:style-name="P1"><text:span text:style-name="Normal1"><text:span text:style-name="T14">Et­te­hiy­yâ­tü lil­lâ­hi ves­sa­le­vâ­tü vet­ta­yi­bât. Es­se­lâ­mü aley­ke ey­yü­hen-Ne­biy­yü ve rah­me­tül­la­hi ve be­ra­kâ­tü­hüh. Es­se­lâ­mü aley­nâ ve alâ ibâ­dil­lâ­his-Sâ­li­hîn. Eş­he­dü en lâ ilâ­he il­lal­lâh ve eş­he­dü en­ne Mu­ham­me­den ab­dü­hû ve Ra­sü­lüh.</text:span></text:span></text:p>
      <text:p text:style-name="P41"><text:soft-page-break/><text:span text:style-name="Normal1"><text:span text:style-name="T14">Dil ile, be­den ve mal ile ya­pı­lan bü­tün iba­det­ler Al­lah'adır. Ey Pey­gam­ber! Al­lah'ın se­la­mı, rah­met ve be­re­ket­le­ri se­nin üze­ri­ne ol­sun. Se­lam bi­zim üze­ri­mi­ze ve Al­lah'ın bü­tün iyi kul­la­rı üze­ri­ne ol­sun. şa­hit­lik ede­rim ki, Al­lah'tan baş­ka ilah yok­tur. Yi­ne şa­hit­lik ede­rim ki, Mu­ham­med, O'nun ku­lu ve Pey­gam­be­ri­dir.</text:span></text:span></text:p>
      <text:p text:style-name="P41"><text:span text:style-name="Normal1"><text:span text:style-name="T14"/></text:span></text:p>
      <text:p text:style-name="P44"><text:span text:style-name="Normal1"><text:span text:style-name="T15">Al­lâ­hüm­me Sal­li</text:span></text:span></text:p>
      <text:p text:style-name="P41"><text:span text:style-name="Normal1"><text:span text:style-name="T14">Al­lâ­hüm­me sal­li alâ Mu­ham­me­din ve alâ âli Mu­ham­med. <text:s/>Ke­mâ sal­ley­te alâ İb­ra­hi­me ve alâ âli İb­ra­him. İn­ne­ke ha­mi­dün me­cîd.</text:span></text:span></text:p>
      <text:p text:style-name="P41"><text:span text:style-name="Normal1"><text:span text:style-name="T14">Al­lah'ım! Mu­ham­med'e ve Mu­ham­med'in üm­me­ti­ne rah­met ey­le; şe­re­fi­ni yü­celt. İb­ra­him'e ve İb­ra­him'in üm­me­ti­ne rah­met et­ti­ğin gi­bi. şüp­he­siz övül­me­ye la­yık yal­nız sen­sin, şan ve şe­ref sa­hi­bi de sen­sin.</text:span></text:span></text:p>
      <text:p text:style-name="P41"><text:span text:style-name="Normal1"><text:span text:style-name="T14"/></text:span></text:p>
      <text:p text:style-name="P44"><text:span text:style-name="Normal1"><text:span text:style-name="T15">Al­lâ­hüm­me Ba­rik</text:span></text:span></text:p>
      <text:p text:style-name="P41"><text:span text:style-name="Normal1"><text:span text:style-name="T14">Al­lâ­hüm­me ba­rik alâ Mu­ham­me­din ve alâ âli Mu­ham­med. Ke­mâ ba­rek­te alâ İb­ra­hî­me ve alâ âli İb­ra­him. İn­ne­ke ha­mi­dün me­cîd.</text:span></text:span></text:p>
      <text:p text:style-name="P41"><text:span text:style-name="Normal1"><text:span text:style-name="T14">Al­lah'ım! Mu­ham­med'e ve Mu­ham­med'in üm­me­ti­ne ha­yır ve be­re­ket ver. İb­ra­him'e ve İb­ra­him'in üm­me­ti­ne ver­di­ğin gi­bi. şüp­he­siz övül­me­ye la­yık yal­nız sen­sin, şan ve şe­ref sa­hi­bi de sen­sin.</text:span></text:span></text:p>
      <text:p text:style-name="P73"><text:span text:style-name="Normal1"><text:span text:style-name="T14"/></text:span></text:p>
      <text:p text:style-name="P44"><text:span text:style-name="Normal1"><text:span text:style-name="T15">Rab­be­nâ âti­na</text:span></text:span></text:p>
      <text:p text:style-name="P41"><text:span text:style-name="Normal1"><text:span text:style-name="T14">Rab­be­nâ âti­na fid'dün­yâ ha­se­ne­ten ve fil'âhi­ra­ti ha­se­ne­ten ve kı­nâ azâ­ben­nâr. Bi­rah­me­ti­ke yâ Er­ha­mer­ra­hi­mîn</text:span></text:span></text:p>
      <text:p text:style-name="P41"><text:span text:style-name="Normal1"><text:span text:style-name="T14">Al­lah'ım! Bi­ze dün­ya­da iyi­lik ve gü­zel­lik, ahi­ret­te de iyi­lik, gü­zel­lik ver. Bi­zi ateş aza­bın­dan ko­ru.</text:span></text:span></text:p>
      <text:p text:style-name="P41"><text:span text:style-name="Normal1"><text:span text:style-name="T14"/></text:span></text:p>
      <text:p text:style-name="P44"><text:span text:style-name="Normal1"><text:span text:style-name="T15">Rab­be­nâğ­fir­lî</text:span></text:span></text:p>
      <text:p text:style-name="P41"><text:span text:style-name="Normal1"><text:span text:style-name="T14">Rab­be­nâğ­fir­lî ve li-vâ­li­dey­ye ve lil-Mü'mi­ni­ne yev­me ye­kû­mü'l hi­sâb.</text:span></text:span></text:p>
      <text:p text:style-name="P41"><text:span text:style-name="Normal1"><text:span text:style-name="T14">Ey bi­zim Rab­bi­miz! Be­ni, ana­mı ve ba­ba­mı ve bü­tün mü'min­le­ri he­sap gü­nün­de (her­ke­sin sor­gu­ya çe­ki­le­ce­ği gün­de) ba­ğış­la.</text:span></text:span></text:p>
      <text:p text:style-name="P41"><text:span text:style-name="Normal1"><text:span text:style-name="T14"/></text:span></text:p>
      <text:p text:style-name="P44"><text:span text:style-name="Normal1"><text:span text:style-name="T15">Ku­nut Du­ala­rı</text:span></text:span></text:p>
      <text:p text:style-name="P41"><text:span text:style-name="Normal1"><text:span text:style-name="T14">Al­lâ­hüm­me in­nâ nes­te­înü­ke ve nes­tağ­fi­rü­ke ve nes­teh­dik. Ve nü'mi­nü bi­ke ve ne­tû­bü ileyk. Ve ne­te­vek­ke­lü aley­ke ve nüs­ni aley­kel-hay­ra kül­le­hü neş­kü­rü­ke ve lâ nek­fü­rü­ke ve nah­leu ve net­rü­kü men yef­cü­rük.</text:span></text:span></text:p>
      <text:p text:style-name="P41"><text:span text:style-name="Normal1"><text:span text:style-name="T14">Al­la­hım! Sen­den yar­dım is­te­riz, gü­nah­la­rı­mı­zı ba­ğış­la­ma­nı is­te­riz, ra­zı ol­du­ğun şey­le­re hi­da­yet et­me­ni is­te­riz. Sa­na ina­nı­rız, sa­na tev­be ede­riz. Sa­na gü­ve­ni­riz. Bi­ze ver­di­ğin bü­tün ni­met­le­ri bi­le­rek se­ni ha­yır ile öve­riz. Sa­na şük­re­de­riz. Hiç­bir ni­me­ti­ni in­kar et­mez ve on­la­rı baş­ka­sın­dan bil­me­yiz. Ni­met­le­ri­ni in­kar eden ve sa­na kar­şı ge­le­ni bı­ra­kı­rız.</text:span></text:span></text:p>
      <text:p text:style-name="P41"><text:span text:style-name="Normal1"><text:span text:style-name="T14"/></text:span></text:p>
      <text:p text:style-name="P41"><text:span text:style-name="Normal1"><text:span text:style-name="T14">Al­lâ­hüm­me iy­yâ­ke na'bü­dü ve le­ke nü­sal­li ve nes­cü­dü ve iley­ke nes'a ve nah­fi­dü ner­cû rah­me­te­ke ve nah­şâ azâ­be­ke in­ne azâ­be­ke bil­küf­fâ­ri mül­hık.</text:span></text:span></text:p>
      <text:p text:style-name="P41"><text:soft-page-break/><text:span text:style-name="Normal1"><text:span text:style-name="T14">Al­la­hım! Biz yal­nız Sa­na kul­luk ede­riz. Na­ma­zı yal­nız Se­nin için kı­la­rız, an­cak Sa­na sec­de ede­riz. Yal­nız Sa­na ko­şar ve Sa­na yak­laş­tı­ra­cak şey­le­ri ka­zan­ma­ya ça­lı­şı­rız. İba­det­le­ri­ni se­vinç­le ya­pa­rız. Rah­me­ti­nin de­va­mı­nı ve ço­ğal­ma­sı­nı di­le­riz. Aza­bın­dan kor­ka­rız, şüp­he­siz Se­nin aza­bın ka­fir­le­re ve inanç­sız­la­ra ula­şır.</text:span></text:span></text:p>
      <text:p text:style-name="P16"><text:span text:style-name="Normal1"><text:span text:style-name="T14"/></text:span></text:p>
      <text:p text:style-name="P17"><text:span text:style-name="Normal1"><text:span text:style-name="T30">AB­DEST</text:span></text:span></text:p>
      <text:p text:style-name="P1"><text:span text:style-name="Normal1"><text:span text:style-name="T14">Na­maz kıl­mak için yüz, dir­sek­ler­le bir­lik­te el­ler ve ayak­la­rın yı­kan­ma­sı; ba­şın da mes­he­dil­me­si ge­re­kir. Bu­na "Ab­dest'' de­nir. Ay­rı­ca be­den, el­bi­se ve na­maz kı­lı­na­cak ye­rin te­miz ol­ma­sı şart­tır.</text:span></text:span></text:p>
      <text:p text:style-name="P16"><text:span text:style-name="Normal1"><text:span text:style-name="T15">Ab­des­tin Farz­la­rı:</text:span></text:span></text:p>
      <text:p text:style-name="P1"><text:span text:style-name="Normal1"><text:span text:style-name="T14">1. El­le­ri dir­sek­le­re ka­dar kol­lar­la bir­lik­te yı­ka­mak.</text:span></text:span></text:p>
      <text:p text:style-name="P41"><text:span text:style-name="Normal1"><text:span text:style-name="T14">2. Yü­zü yı­ka­mak.</text:span></text:span></text:p>
      <text:p text:style-name="P41"><text:span text:style-name="Normal1"><text:span text:style-name="T14">3. Ba­şın dört­te bi­ri­ni mes­het­mek.</text:span></text:span></text:p>
      <text:p text:style-name="P41"><text:span text:style-name="Normal1"><text:span text:style-name="T14">4. To­puk­la­rıy­la bir­lik­te ayak­la­rı yı­ka­mak.</text:span></text:span></text:p>
      <text:p text:style-name="P16"><text:span text:style-name="Normal1"><text:span text:style-name="T15">Ab­des­tin Sün­net­le­ri:</text:span></text:span></text:p>
      <text:p text:style-name="P1"><text:span text:style-name="Normal1"><text:span text:style-name="T14">1. Ab­dest al­ma­ya ni­yet et­mek</text:span></text:span></text:p>
      <text:p text:style-name="P41"><text:span text:style-name="Normal1"><text:span text:style-name="T14">2. Ab­des­te eû­zü bes­me­le ile baş­la­mak.</text:span></text:span></text:p>
      <text:p text:style-name="P41"><text:span text:style-name="Normal1"><text:span text:style-name="T14">3. Ab­des­te baş­la­ma­dan ön­ce el­le­ri bi­lek­le­re ka­dar yı­ka­mak</text:span></text:span></text:p>
      <text:p text:style-name="P41"><text:span text:style-name="Normal1"><text:span text:style-name="T14">4. Diş­le­ri mis­vak ve­ya fır­ça ile, yok­sa par­mak­lar ile te­miz­le­mek.</text:span></text:span></text:p>
      <text:p text:style-name="P41"><text:span text:style-name="Normal1"><text:span text:style-name="T14">5. Ab­dest or­gan­la­rı­nı peş pe­şe ara ver­me­den yı­ka­mak.</text:span></text:span></text:p>
      <text:p text:style-name="P41"><text:span text:style-name="Normal1"><text:span text:style-name="T14">6. Yı­ka­nan or­gan­la­rı ov­mak.</text:span></text:span></text:p>
      <text:p text:style-name="P41"><text:span text:style-name="Normal1"><text:span text:style-name="T14">7. Ağ­za üç ke­re su al­mak.</text:span></text:span></text:p>
      <text:p text:style-name="P41"><text:span text:style-name="Normal1"><text:span text:style-name="T21">8. Oruç­lu ol­ma­dı­ğı za­man­lar­da gar­ga­ra yap­mak.</text:span></text:span></text:p>
      <text:p text:style-name="P41"><text:span text:style-name="Normal1"><text:span text:style-name="T14">9. Bur­na üç ke­re su ver­mek ve sol el­le süm­kür­mek.</text:span></text:span></text:p>
      <text:p text:style-name="P41"><text:span text:style-name="Normal1"><text:span text:style-name="T12">10. Yı­ka­nan her or­ga­nı üç ke­re yı­ka­mak.</text:span></text:span></text:p>
      <text:p text:style-name="P41"><text:span text:style-name="Normal1"><text:span text:style-name="T12">11. Ab­dest­te çift or­gan­la­rı yı­ka­ma­ya sağ or­gan­dan baş­la­mak.</text:span></text:span></text:p>
      <text:p text:style-name="P41"><text:span text:style-name="Normal1"><text:span text:style-name="T12">12. El­ler ve ayak­lar­da yı­ka­ma­ya par­mak uç­la­rın­dan baş­la­mak.</text:span></text:span></text:p>
      <text:p text:style-name="P41"><text:span text:style-name="Normal1"><text:span text:style-name="T14">13. Sa­ka­lı olan­la­rın sa­ka­lı­nı hi­lal­le­me­si. </text:span></text:span></text:p>
      <text:p text:style-name="P41"><text:span text:style-name="Normal1"><text:span text:style-name="T14">14. Par­mak­ta­ki yü­zü­ğü oy­na­ta­rak su­yun al­tı­na ulaş­ma­sı­nı te­min et­mek.</text:span></text:span></text:p>
      <text:p text:style-name="P41"><text:span text:style-name="Normal1"><text:span text:style-name="T14">15. Ku­lak­la­rı mes­het­mek.</text:span></text:span></text:p>
      <text:p text:style-name="P41"><text:span text:style-name="Normal1"><text:span text:style-name="T14">16. Boy­nu mes­het­mek.</text:span></text:span></text:p>
      <text:p text:style-name="P41"><text:span text:style-name="Normal1"><text:span text:style-name="T14">17. Ba­şın ta­ma­mı­nı mes­het­mek.</text:span></text:span></text:p>
      <text:p text:style-name="P41"><text:span text:style-name="Normal1"><text:span text:style-name="T14">18. Par­mak­la­rın ara­sı­nı hi­lal­le­mek.</text:span></text:span></text:p>
      <text:p text:style-name="P16"><text:span text:style-name="Normal1"><text:span text:style-name="T15">Gu­sül (Boy Ab­des­ti)</text:span></text:span></text:p>
      <text:p text:style-name="P1"><text:span text:style-name="Normal1"><text:span text:style-name="T14">Gasl, yı­ka­mak de­mek­tir. Gu­sül ve iğ­ti­sal da, yı­kan­ma an­la­mı­nı ta­şır. Din de­yi­min­de gu­sül: Bü­tün be­de­nin yı­kan­ma­sı­dır, boy ab­des­ti alın­ma­sı­dır. Bu­na ta­ha­ret-i küb­ra (bü­yük te­miz­lik) de­nir. Böy­le bir te­miz­li­ği ge­rek­ti­ren hal cü­nüp­lük­tür. Ay­rı­ca ka­dın­la­rın ha­yız ve ni­fas hal­le­ri­nin so­na er­me­si­dir.</text:span></text:span></text:p>
      <text:p text:style-name="P41"><text:span text:style-name="Normal1"><text:span text:style-name="T15">Gus­lün farz­la­rı üç­tür</text:span></text:span><text:span text:style-name="Normal1"><text:span text:style-name="T14">.</text:span></text:span></text:p>
      <text:p text:style-name="P41"><text:span text:style-name="Normal1"><text:span text:style-name="T14">I) Ağ­za su alıp bo­ğa­za ka­dar çal­ka­la­mak. </text:span></text:span></text:p>
      <text:p text:style-name="P41"><text:soft-page-break/><text:span text:style-name="Normal1"><text:span text:style-name="T14">2) Bu­ru­na su çek­mek ve yı­ka­mak. </text:span></text:span></text:p>
      <text:p text:style-name="P41"><text:span text:style-name="Normal1"><text:span text:style-name="T14">3) Te­pe­den tır­na­ğa bü­tün vü­cu­du yı­ka­mak.</text:span></text:span></text:p>
      <text:p text:style-name="P17"><text:span text:style-name="Normal1"><text:span text:style-name="T30">Te­yem­müm</text:span></text:span></text:p>
      <text:p text:style-name="P1"><text:span text:style-name="Normal1"><text:span text:style-name="T14">Te­yem­müm, su bu­lun­ma­dı­ğı ve­ya bu­lun­sa da kul­lan­ma gü­cü ol­ma­dı­ğı za­man, te­miz top­rak cin­sin­den bir şey­le ha­de­si (ab­dest al­mak ve­ya gusl ge­rek­ti­ren hal) gi­der­mek ama­cıy­la ya­pı­lan ha­re­ket­le­ri di­le ge­ti­rir.</text:span></text:span></text:p>
      <text:p text:style-name="P41"><text:span text:style-name="Normal1"><text:span text:style-name="T14">Te­yem­müm ki­tap ve sünnet ile sa­bit­tir. Kur'an-ı Ke­rim'de "Su bu­la­maz­sa­nız te­miz ye­re te­yem­müm edi­niz" (Ma­ide Su­re­si, 5/6) aye­ti su bu­lun­ma­dı­ğı du­rum­lar­da te­yem­mü­mü ön­gö­rür. “Yer ba­na mes­cid ve te­miz­le­yi­ci kı­lın­dı. Bi­na­ena­leyh ki­me na­maz vak­ti ge­lir­se, na­ma­zı­nı kıl­sın." (Ah­med b. Han­bel) ha­di­si de yer cin­sin­den bir şey­le te­yem­müm ca­iz ol­du­ğu­na de­la­let eder. (Ah­med Da­vu­doğ­lu, Se­lâ­met Yol­la­rı, I, 154).</text:span></text:span></text:p>
      <text:p text:style-name="P16"><text:span text:style-name="Normal1"><text:span text:style-name="T15">Te­yem­mü­mün farz­la­rı</text:span></text:span></text:p>
      <text:p text:style-name="P1"><text:span text:style-name="Normal1"><text:span text:style-name="T14">Ni­yet ve el­le­ri top­ra­ğa vu­rup yü­zü ve kol­la­rı mesh et­mek farz­dır.</text:span></text:span></text:p>
      <text:p text:style-name="P16"><text:span text:style-name="Normal1"><text:span text:style-name="T15">Te­yem­mü­mün Sün­netle­ri</text:span></text:span></text:p>
      <text:p text:style-name="P1"><text:span text:style-name="Normal1"><text:span text:style-name="T14">1- Ön­ce bes­me­le çek­mek.</text:span></text:span></text:p>
      <text:p text:style-name="P41"><text:span text:style-name="Normal1"><text:span text:style-name="T14">2- Uzuv­la­rı sı­ray­la mes­het­mek.</text:span></text:span></text:p>
      <text:p text:style-name="P41"><text:span text:style-name="Normal1"><text:span text:style-name="T14">3- Me­sih iş­le­mi­ni ara ver­me­den yap­mak.</text:span></text:span></text:p>
      <text:p text:style-name="P41"><text:span text:style-name="Normal1"><text:span text:style-name="T14">4- El­le­ri ye­re vur­duk­tan son­ra ön­ce ile­ri, son­ra ge­ri ha­re­ket et­tir­mek.</text:span></text:span></text:p>
      <text:p text:style-name="P41"><text:span text:style-name="Normal1"><text:span text:style-name="T14">5- Par­mak­la­rı açık bu­lun­dur­mak.</text:span></text:span></text:p>
      <text:p text:style-name="P41"><text:span text:style-name="Normal1"><text:span text:style-name="T14">6- El­ler yer­den kal­dı­rıl­dı­ğın­da avuç iç­le­rin­de toz kal­mış­sa bir­bi­ri­ne vu­ra­rak sil­ke­le­mek.</text:span></text:span></text:p>
      <text:p text:style-name="P41"><text:span text:style-name="Normal1"><text:span text:style-name="T14"/></text:span></text:p>
      <text:p text:style-name="P17"><text:span text:style-name="Normal1"><text:span text:style-name="T30"/></text:span></text:p>
      <text:p text:style-name="P17"><text:span text:style-name="Normal1"><text:span text:style-name="T35">ORUÇ</text:span></text:span></text:p>
      <text:p text:style-name="P1"><text:span text:style-name="Normal1"><text:span text:style-name="T15"/></text:span></text:p>
      <text:p text:style-name="P1"><text:span text:style-name="Normal1"><text:span text:style-name="T14">Oruç iba­de­ti İs­la­m'ın beş te­mel şar­tın­dan bi­ri­si­dir ve mü­ka­fa­tı çok faz­la­dır. Ni­yet ede­rek tan ye­ri­nin ağar­ma­ya baş­la­ma­sın­dan ak­şam gü­neş ba­tın­ca­ya ka­dar ye­me iç­me ve cin­sel iliş­ki­den uzak dur­mak su­re­tiy­le tu­tu­lan oru­cun di­nî ah­la­kî, sos­yal ve sıh­hî bir çok ya­rar­la­rı var­dır.</text:span></text:span></text:p>
      <text:p text:style-name="P41"><text:span text:style-name="Normal1"><text:span text:style-name="T14">Oruç tu­tan kim­se sab­ret­me, sı­kın­tı­la­ra gö­ğüs ger­me, aç­lı­ğa su­suz­lu­ğa da­yan­ma ve nef­se ha­kim ol­ma me­le­ke­si ka­za­nır. Fa­kir­lik ve yok­sul­lu­ğun ne de­mek ol­du­ğu­nu da­ha iyi an­lar. Bu­nun so­nu­cu ola­rak, şef­kat, mer­ha­met, baş­ka­la­rı­na yar­dım et­me ve in­san­la­ra fay­da­lı ol­ma gi­bi yü­ce duy­gu­lar ka­za­nır. Elin­de­ki ni­met­le­rin kad­ri­ni bi­lir, is­raf­tan sa­kın­ma­yı öğ­re­nir.</text:span></text:span></text:p>
      <text:p text:style-name="P41"><text:span text:style-name="Normal1"><text:span text:style-name="T14">İn­sa­nın ma­nen yük­sel­me­si­ni sağ­la­yan oruç, ki­şi­nin ira­de­si­ni güç­len­di­rir, baş­ka­la­rı­na kar­şı, sev­gi, mer­ha­met ve yar­dım his­le­ri­nin ge­liş­me­si­ni te­min eder.</text:span></text:span></text:p>
      <text:p text:style-name="P41"><text:span text:style-name="Normal1"><text:span text:style-name="T14">Akıl sa­hi­bi ve er­gin­lik ça­ğı­na gel­miş her sağ­lık­lı Müs­lü­ma­nın tut­mak zo­run­da ol­du­ğu oru­cun sü­re­si bir ay­dır ve ka­me­rî ay­lar­dan Ra­ma­zan ayın­da tu­tu­lur.</text:span></text:span></text:p>
      <text:p text:style-name="P41"><text:span text:style-name="Normal1"><text:span text:style-name="T14">Al­lah Te­ala (cc) şöy­le bu­yu­ru­yor.</text:span></text:span></text:p>
      <text:p text:style-name="P41"><text:span text:style-name="Normal1"><text:span text:style-name="T14"/></text:span></text:p>
      <text:p text:style-name="P3"><text:span text:style-name="New_20_Style_20_Sheet_20_5"><text:span text:style-name="T15">"Ey iman eden­ler, siz­den ön­ce­ki­le­re ya­zıl­dı­ğı gi­bi, oruç, si­ze de ya­zıl­dı (farz kı­lın­dı). Umu­lur ki sa­kı­nır­sı­nız." (Ba­ka­ra Su­re­si, 183)</text:span></text:span></text:p>
      <text:p text:style-name="P3"><text:span text:style-name="New_20_Style_20_Sheet_20_5"><text:span text:style-name="T15"/></text:span></text:p>
      <text:p text:style-name="P1"><text:soft-page-break/><text:span text:style-name="Normal1"><text:span text:style-name="T14">Oruç, ru­hu kö­tü­lük­ler­den arın­dı­ran, sev­gi, şef­kat ve mer­ha­met duy­gu­la­rı­nı ge­liş­ti­ren bir ah­lak ve dav­ra­nış eği­ti­mi­dir. Ay­rı­ca oru­cun in­san sağ­lı­ğı ba­kı­mın­dan da çok ya­rar­lı ol­du­ğu bi­li­nen bir ger­çek­tir. Bu hu­sus tıb­ben de ka­nıt­lan­mış­tır.</text:span></text:span></text:p>
      <text:p text:style-name="P41"><text:span text:style-name="Normal1"><text:span text:style-name="T14">Bu ko­nu­da Re­su­lul­lah (sav) şöy­le bu­yur­muş­tur. </text:span></text:span></text:p>
      <text:p text:style-name="P22"><text:span text:style-name="New_20_Style_20_Sheet_20_6"><text:span text:style-name="T14">"Oruç tu­tu­nuz, sıh­hat bu­lur­su­nuz."</text:span></text:span></text:p>
      <text:p text:style-name="P16"><text:span text:style-name="Normal1"><text:span text:style-name="T15">Sa­hur'a Kalk­mak:</text:span></text:span></text:p>
      <text:p text:style-name="P1"><text:span text:style-name="Normal1"><text:span text:style-name="T14">Re­su­lul­lah Efen­di­miz (sav), sa­hu­ra mut­la­ka kal­kar­dı. Fa­kat if­ta­rın ak­si­ne sa­hur ye­me­ği­ni geç sa­at­le­re bı­ra­kır­dı. </text:span></text:span></text:p>
      <text:p text:style-name="P41"><text:span text:style-name="Normal1"><text:span text:style-name="T14">Ma­lik b. Enes (r.a)'den ri­va­yet edi­len Ha­dis-i şe­rif'te Re­sul-u Ek­rem (s.a.s)'in: "Sa­hur ye­me­ği yi­yi­niz. Çün­kü sa­hur ye­me­ğin­de bol­luk (be­re­ket) var­dır" bu­yur­du­ğu bi­lin­mek­te­dir. şu­ra­sı mu­hak­kak­tır ki; sa­hu­ra kal­kıp bir şey­ler ye­mek, oruç tut­mak ni­ye­tiy­le olur. Ni­te­kim Fe­te­vay-ı Hin­diy­ye'de şöy­le bil­di­ril­mek­te­dir:</text:span></text:span></text:p>
      <text:p text:style-name="P22"><text:span text:style-name="New_20_Style_20_Sheet_20_6"><text:span text:style-name="T14">"Ra­ma­zan-ı şe­rif ayın­da sa­hu­ra kalk­mak bir ni­yet­tir. Nec­müd­din Ne­seî de böy­le der. An­cak sa­hu­ra kalk­mak, sa­de­ce o gü­nün oru­cu için ni­yet hük­mün­de­dir. Baş­ka bir gü­nün oru­cu için ni­yet ye­ri­ne geç­mez" (I,195)</text:span></text:span></text:p>
      <text:p text:style-name="P73"><text:span text:style-name="Normal1"><text:span text:style-name="T14"/></text:span></text:p>
      <text:p text:style-name="P17"><text:span text:style-name="Normal1"><text:span text:style-name="T30">Oru­cun Şart­la­rı</text:span></text:span></text:p>
      <text:p text:style-name="P1"><text:span text:style-name="Normal1"><text:span text:style-name="T14">Oru­cun şart­la­rı­nı Ömer Na­su­hi Bil­men şöy­le bil­dir­miş­tir:</text:span></text:span></text:p>
      <text:p text:style-name="P22"><text:span text:style-name="New_20_Style_20_Sheet_20_6"><text:span text:style-name="T14">Oru­cun farz olu­şu­na ve ye­ri­ne ge­ti­ril­me­si­nin (eda­sı­nın) farz olu­şu ile sıh­ha­tı­na da­ir şart­lar var­dır. Şöy­le ki:</text:span></text:span></text:p>
      <text:p text:style-name="P41"><text:span text:style-name="New_20_Style_20_Sheet_20_6"><text:span text:style-name="T14">1) Oruç­la mü­kel­lef ol­mak için İs­lâm, akıl ve bü­luğ şart­tır. Onun için bu va­sıf­la­rı top­la­ma­yan bir kim­se­ye oruç farz de­ğil­dir. An­cak akıl sa­hi­bi bu­lu­nan mü­mey­yiz bir İs­lâm ço­cu­ğu­nun tut­tu­ğu oruç na­fi­le ola­rak sa­hih olur.</text:span></text:span></text:p>
      <text:p text:style-name="P41"><text:span text:style-name="New_20_Style_20_Sheet_20_6"><text:span text:style-name="T14">2) Oru­cun ye­ri­ne ge­ti­ril­me­si (eda­sı)nın farz ol­ma­sı için sıh­hat ve ika­met şart­tır. Onun için has­ta ola­na ve yol­cu­luk ha­lin­de bu­lu­nan­la­ra, bu hal­le­rin­de oruç tut­mak farz de­ğil­dir. Bun­lar oruç­la­rı­nı tu­ta­ma­yın­ca, son­ra o tu­ta­ma­dık­la­rı oruç­la­rı ka­za eder­ler...</text:span></text:span></text:p>
      <text:p text:style-name="P41"><text:span text:style-name="New_20_Style_20_Sheet_20_6"><text:span text:style-name="T14">(Ömer Na­su­hi Bil­men, Bü­yük İs­lam İl­mi­ha­li, s. 263)</text:span></text:span></text:p>
      <text:p text:style-name="P41"><text:span text:style-name="Normal1"><text:span text:style-name="T14"/></text:span></text:p>
      <text:p text:style-name="P17"><text:span text:style-name="Normal1"><text:span text:style-name="T30">Pey­gam­be­ri­miz (sav)'in Oruç­la il­gi­li Ha­dis­le­ri</text:span></text:span></text:p>
      <text:p text:style-name="P1"><text:span text:style-name="Normal1"><text:span text:style-name="T14">Pey­gam­be­ri­miz (sav) de bu iba­de­tin fa­zi­le­ti üze­rin­de çok faz­la dur­muş ve tüm de­tay­la­rıy­la bu iba­de­tin in­ce­lik­le­ri­ni üm­me­ti­ne an­lat­mış­tır. Oruç ile il­gi­li ha­dis­le­rin­de Pey­gam­ber Efen­di­miz (sav) bu­yu­ru­yor ki: </text:span></text:span></text:p>
      <text:p text:style-name="P22"><text:span text:style-name="New_20_Style_20_Sheet_20_6"><text:span text:style-name="T14">"Ade­moğ­lu­nun her ame­li kat­la­nır. Bir iyi­lik ye­di yüz mis­li­ne ka­dar kat­la­na­bi­lir. Yal­nız oruç müs­tes­na. Çün­kü onun mü­ka­fa­tı­nı Al­lah ve­re­cek­tir. Oruç­lu iken iki se­vinç var­dır. Bi­rin­ci­si if­tar za­ma­nı­nın se­vin­ci, di­ğe­ri Rab­bi­ne ulaş­tı­ğı za­man­ki se­vinç­tir." (Müs­lim) </text:span></text:span></text:p>
      <text:p text:style-name="P1"><text:span text:style-name="Normal1"><text:span text:style-name="T14">Oru­cun di­ğer iba­det­ler­den en bü­yük far­kı gös­te­riş için yap­ma ih­ti­ma­li­nin çok az olu­şu­dur. Bu yüz­den mü­mi­ni ri­ya­ya sü­rük­le­me gi­bi bir teh­li­ke­si yok­tur. Ma­ze­re­ti ol­ma­yan ye­tiş­kin tüm Müs­lü­man­la­ra oruç farz­dır. Re­su­lul­lah (sav) oruç­la il­gi­li ola­rak şöy­le bu­yu­ru­yor: </text:span></text:span></text:p>
      <text:p text:style-name="P22"><text:span text:style-name="New_20_Style_20_Sheet_20_6"><text:span text:style-name="T14">"Ra­ma­zan ayı gir­di­ğin­de gök­le­rin ka­pı­la­rı açı­lır, ce­hen­ne­min ka­pı­la­rı ka­pa­tı­lır ve şey­tan zin­ci­re vu­ru­lur. Oru­cu boş­la­ma, çün­kü onun den­gi yok­tur." (Müs­lim)</text:span></text:span></text:p>
      <text:p text:style-name="P41"><text:soft-page-break/><text:span text:style-name="New_20_Style_20_Sheet_20_6"><text:span text:style-name="T14">"Cen­net­te bir ka­pı var­dır ki bu­na rey­yan der­ler. Kı­ya­met gü­nün­de bu­ra­dan oruç­lu­lar gi­re­cek­tir. Mü­te­aki­ben bu ka­pı ka­pa­na­cak baş­ka kim­se alın­ma­ya­cak­tır." (Müs­lim)</text:span></text:span></text:p>
      <text:p text:style-name="P41"><text:span text:style-name="New_20_Style_20_Sheet_20_6"><text:span text:style-name="T14">Oruç bir kal­kan­dır. Oruç­lu kö­tü söz söy­le­me­sin. Oruç­lu ken­di­si ile da­laş­mak is­te­ye­ne iki de­fa "ben oruç­lu­yum, ben oruç­lu­yum" de­sin.</text:span></text:span></text:p>
      <text:p text:style-name="P41"><text:span text:style-name="New_20_Style_20_Sheet_20_6"><text:span text:style-name="T14">Al­lah bu­yur­muş­tur ki: "Oruç­lu kim­se be­nim rı­zam için ye­me­si­ni, iç­me­si­ni ve cin­si mü­na­se­bet­le­ri­ni bı­rak­mış­tır. Oruç doğ­ru­dan doğ­ru­ya be­nim için ya­pı­lan (ri­ya ka­rış­ma­yan) bir iba­det­tir. Onun mü­ka­fa­tı­nı doğ­ru­dan doğ­ru­ya ben ve­ri­rim." (Bu­ha­ri)</text:span></text:span></text:p>
      <text:p text:style-name="P17"><text:span text:style-name="Normal1"><text:span text:style-name="T30"/></text:span></text:p>
      <text:p text:style-name="P17"><text:span text:style-name="Normal1"><text:span text:style-name="T30">Oruç­la il­gi­li Di­ğer Me­se­le­ler</text:span></text:span></text:p>
      <text:p text:style-name="P1"><text:span text:style-name="Normal1"><text:span text:style-name="T14">Farz olan Ra­ma­zan oru­cu­nu kas­ten boz­mak bü­yük gü­nah­lar­dan­dır. Ni­te­kim Re­sul-i Ek­rem şöy­le bu­yu­ru­yor: </text:span></text:span></text:p>
      <text:p text:style-name="P22"><text:span text:style-name="New_20_Style_20_Sheet_20_6"><text:span text:style-name="T14">"Kim Ra­ma­zan ayın­da oru­cu­nu bo­zar­sa; onun üze­ri­ne, zı­har ya­pan kim­se­nin üze­ri­ne la­zım ge­len şey (ke­ffa­ret) ge­re­kir." (Fet­hu'l Ka­dir)</text:span></text:span></text:p>
      <text:p text:style-name="P1"><text:span text:style-name="ALINTI-bold"><text:span text:style-name="T34">Re­su­lul­lah Efen­di­miz (sav) ak­şam na­ma­zı­nı kıl­ma­dan ön­ce if­tar eder­di, </text:span></text:span><text:span text:style-name="Normal1"><text:span text:style-name="T14">if­tar­da ace­le eder ya­ni he­men ya­par ve ya­kın­la­rı­nı da ace­le et­me­le­ri­ için teş­vik eder­di</text:span></text:span><text:span text:style-name="ALINTI-bold"><text:span text:style-name="T34">. Hur­ma ve­ya su ile oru­cu­nu açar­dı. Oru­cu­nu açar­ken; "Al­lah'ım! Se­nin rı­zan için oruç tut­tum. Rız­kın­la oru­cu­mu aç­tım. Oruç­la­rı­mı­zı ka­bul et. şüp­he­siz sen her­şe­yi işi­tir ve bi­lir­sin" </text:span></text:span><text:span text:style-name="ALINTI-italic"><text:span text:style-name="T14">(Ebu Da­vud)</text:span></text:span><text:span text:style-name="ALINTI-bold"><text:span text:style-name="T34"> der­di.</text:span></text:span></text:p>
      <text:p text:style-name="P41"><text:span text:style-name="Normal1"><text:span text:style-name="T14"/></text:span></text:p>
      <text:p text:style-name="P41"><text:span text:style-name="Normal1"><text:span text:style-name="T14"/></text:span></text:p>
      <text:p text:style-name="P17"><text:span text:style-name="Normal1"><text:span text:style-name="T35">ZE­KAT</text:span></text:span></text:p>
      <text:p text:style-name="P41"><text:span text:style-name="Normal1"><text:span text:style-name="T15"/></text:span></text:p>
      <text:p text:style-name="P41"><text:span text:style-name="Normal1"><text:span text:style-name="T14">Ze­kat, di­nen zen­gin sa­yı­lan er­gin­lik ça­ğı­na gel­miş akıl sa­hi­bi Müs­lü­man­la­rın, mal­la­rı­nın bel­li bir mik­ta­rı­nı ki ge­nel­lik­le % 2,5 di­ğer bir ifa­de ile kırk­ta­bi­ri­ni, se­ne­den se­ne­ye fa­kir Müs­lü­man­la­ra ver­me­si­dir.</text:span></text:span></text:p>
      <text:p text:style-name="P41"><text:span text:style-name="Normal1"><text:span text:style-name="T14">İs­lâm, yok­su­la yar­dı­mı ki­şi­nin is­te­ği­ne bı­rak­ma­ya­rak zen­gin olan her­ke­sin ze­kat ver­me­si­ni zo­run­lu kıl­mış­tır. Çün­kü ze­kat, Al­lah (cc)'ın zen­gin­le­re ih­san et­ti­ği mal­da, fa­kir­le­rin hak­kı­dır.</text:span></text:span></text:p>
      <text:p text:style-name="P41"><text:span text:style-name="Normal1"><text:span text:style-name="T14">Ze­kat, top­lum­da hu­zur ve da­ya­nış­ma­yı sağ­la­yan bir sos­yal yar­dım­laş­ma sis­te­mi­dir. Ze­kat, pa­ra­ya olan aşı­rı tut­ku­yu azal­tır, fert­ler ara­sın­da kar­şı­lık­lı sev­gi ve say­gı duy­gu­la­rı­nı ge­liş­ti­re­rek ser­vet düş­man­lı­ğı­nı ön­ler. Böy­le­ce top­lum­da hu­zur ve gü­ve­nin kök­leş­me­sin­de önem­li rol oy­nar.</text:span></text:span></text:p>
      <text:p text:style-name="P41"><text:span text:style-name="Normal1"><text:span text:style-name="T14">Ze­kat, Al­lah (cc)'ın rı­za­sı­nı ka­zan­dı­ran, ki­şi­nin an­la­yı­şın­da, ma­lın, araç ol­mak­tan çı­ka­rak amaç ha­li­ne gel­me­si­ni ön­le­yen, in­san­da baş­ka­la­rı­nı dü­şün­me, mer­ha­met ve iyi­lik gi­bi gü­zel duy­gu­la­rı ge­liş­ti­ren ve top­lum­sal ba­rı­şı sağ­la­yan bir iba­det­tir.</text:span></text:span></text:p>
      <text:p text:style-name="P41"><text:span text:style-name="Normal1"><text:span text:style-name="T14">Ze­ka­tın ma­hi­ye­ti ile il­gi­li ola­rak Ömer Na­su­hi Bil­men, Bü­yük İs­lam İl­mi­ha­li'nin be­şin­ci ki­ta­bın­da şöy­le söy­le­mek­te­dir:</text:span></text:span></text:p>
      <text:p text:style-name="P22"><text:span text:style-name="New_20_Style_20_Sheet_20_6"><text:span text:style-name="T14">Ze­kât lû­gat de­yi­min­de "te­miz­lik, be­re­ket, ço­ğal­ma, gü­zel öv­gü" ma­na­la­rı­nı ta­şır. Din de­yi­min­de ise; "Bir ma­lın bel­li bir mik­ta­rı­nı, bel­li bir za­man son­ra hak sa­hi­bi olan bir kı­sım müs­lü­man­la­ra Yü­ce Al­lah'ın rı­za­sı için ta­ma­men tem­lik et­mek (mül­ki­ye­ti­ne ge­çir­mek)tir."</text:span></text:span></text:p>
      <text:p text:style-name="P41"><text:soft-page-break/><text:span text:style-name="New_20_Style_20_Sheet_20_6"><text:span text:style-name="T14">Ze­kât, kul­la­rın kul­luk gö­re­vin­de­ki sa­da­kat­le­ri­ne de­lâ­let eder. </text:span></text:span><text:span text:style-name="New_20_Style_20_Sheet_20_6"><text:span text:style-name="T21">Bu yön­den­dir ki, ze­kâ­ta "sa­da­ka"da den­miş­tir. Bu­nun­la be­ra­ber "sa­da­ka" sö­zü, ze­kât­tan da­ha kap­sam­lı ma­na ta­şır. </text:span></text:span><text:span text:style-name="New_20_Style_20_Sheet_20_6"><text:span text:style-name="T14">Va­cib­le­ri de, na­fi­le­le­ri de içi­ne alır.</text:span></text:span></text:p>
      <text:p text:style-name="P41"><text:span text:style-name="New_20_Style_20_Sheet_20_6"><text:span text:style-name="T14">Ze­kât ver­me­ye, "Tez­ki­ye", ze­kât ve­re­ne de "Mü­zek­kî" de­ni­lir. şa­hid­ler hak­kin­da ya­pi­lan öv­gü­ye de "Tez­ki­ye" den­di­gi bi­lin­mek­te­dir.</text:span></text:span></text:p>
      <text:p text:style-name="P41"><text:span text:style-name="New_20_Style_20_Sheet_20_6"><text:span text:style-name="T14">Ze­kât ver­mek farz­dır. Pey­gam­be­ri­mi­zin hic­ret­le­ri­nin ikin­ci yı­lın­da, oruç­tan ön­ce farz kı­lın­mış­tır. İs­lâm'ın şart­la­rın­dan bi­ri­ni teş­kil et­mek­te­dir. Bel­li mik­tar­da bu­lu­nan na­kid pa­ra­la­rın ve ti­ca­ret mal­la­rı­nın üze­rin­den bir yıl ge­çin­ce, ze­kât­la­rını ge­cik­tir­me­den he­men ver­mek ge­re­kir. Çün­kü bu ze­kât mal­la­rı­na yok­sul­la­rın hak­kı geç­miş olu­yor. Ar­tık bu hak­kı özür­süz ola­rak ge­cik­tir­mek ca­iz ol­maz...</text:span></text:span></text:p>
      <text:p text:style-name="P41"><text:span text:style-name="New_20_Style_20_Sheet_20_6"><text:span text:style-name="T14">Ze­kâ­tın aşi­kâ­re ve­ril­me­si da­ha fa­zi­let­li­dir. Çün­kü bu şe­kil­de ve­ril­me­si, baş­ka­la­rı­na bir ör­nek olur ve teş­vîk ye­ri­ne ge­çer. Ken­di­si hak­kın­da, ze­kât ver­mi­yor di­ye, kö­tü bir zan­nı da kal­dır­mış olur. Ze­kât bir farz ol­du­ğu için, bu­nun ye­ri­ne ge­ti­ril­me­sin­de gös­te­riş ol­maz. Na­fi­le ola­rak ve­ri­len sa­da­ka­lar­da ise, du­rum böy­le de­ğil­dir. Bun­la­rın giz­li ve­ril­me­si ve gös­te­riş ya­pıl­ma­sı­na en­gel olun­ma­sı da­ha fa­zi­let­li­dir. (Ömer Na­su­hi Bil­men, Bü­yük İs­lam il­mi­ha­li, s. 311)</text:span></text:span><text:span text:style-name="Normal1"><text:span text:style-name="T14"> </text:span></text:span></text:p>
      <text:p text:style-name="P1"><text:span text:style-name="Normal1"><text:span text:style-name="T14">Hz. Pey­gam­ber (sav), sa­hi­bi bu­lun­du­ğu mal­dan en faz­la in­fak eden in­san­dı. O'ndan her­han­gi bir ­şey is­te­nir­se az ve­ya çok mut­la­ka bir­ şey ve­rir­di. Ver­di­ğin­den do­la­yı duy­du­ğu se­vinç ve ne­şe, alan ki­şi­nin se­vin­cin­den da­ha faz­lay­dı.</text:span></text:span></text:p>
      <text:p text:style-name="P41"><text:span text:style-name="New_20_Style_20_Sheet_20_5"><text:span text:style-name="T14">Pey­gam­be­ri­miz </text:span></text:span><text:span text:style-name="Normal1"><text:span text:style-name="T14">Hz. Mu­ham­med (sav), ze­ka­tın dört sı­nıf mal­dan ve­ri­le­ce­ği­ni be­lirt­miş­tir. Bun­lar halk ara­sın­da en çok do­la­şan ve in­san­la­rın zo­run­lu ih­ti­yaç­la­rı olan mal­lar­dır:</text:span></text:span></text:p>
      <text:p text:style-name="P41"><text:span text:style-name="Normal1"><text:span text:style-name="T14">1) Zi­rai mah­sül­ler ve mey­ve­ler,</text:span></text:span></text:p>
      <text:p text:style-name="P41"><text:span text:style-name="Normal1"><text:span text:style-name="T14">2) Hay­van­lar (de­ve, sı­ğır, da­var),</text:span></text:span></text:p>
      <text:p text:style-name="P41"><text:span text:style-name="Normal1"><text:span text:style-name="T14">3) Al­tın ve gü­müş,</text:span></text:span></text:p>
      <text:p text:style-name="P41"><text:span text:style-name="Normal1"><text:span text:style-name="T14">4) Her tür­lü ti­ca­ret ma­lı.</text:span></text:span></text:p>
      <text:p text:style-name="P22"><text:span text:style-name="New_20_Style_20_Sheet_20_6"><text:span text:style-name="T14"/></text:span></text:p>
      <text:p text:style-name="P22"><text:span text:style-name="New_20_Style_20_Sheet_20_6"><text:span text:style-name="T14"/></text:span></text:p>
      <text:p text:style-name="P44"><text:span text:style-name="Normal1"><text:span text:style-name="T35">HAC</text:span></text:span></text:p>
      <text:p text:style-name="P1"><text:span text:style-name="Normal1"><text:span text:style-name="T15"/></text:span></text:p>
      <text:p text:style-name="P1"><text:span text:style-name="Normal1"><text:span text:style-name="T14">Ser­vet ve sağ­lık yö­nün­den gü­cü ye­ten Müs­lü­man­la­rın, öm­rün­de bir de­fa bel­li za­man­lar­da ara­fat­ta vak­fe yap­mak ve ka­be­yi zi­ya­ret et­mek su­re­tiy­le yap­tık­la­rı bir iba­det­tir.</text:span></text:span></text:p>
      <text:p text:style-name="P41"><text:span text:style-name="Normal1"><text:span text:style-name="T14">Hac; her yıl, dil­le­ri, renk­le­ri, ül­ke­le­ri, kül­tür­le­ri fark­lı, fa­kat he­def ve ga­ye­le­ri ay­nı mil­yon­lar­ca Müs­lü­ma­nın bir ara­da, hep bir­den iba­det edip Al­lah (cc)'a yö­nel­me­le­ri­ni, bir­bir­le­ri ile ta­nı­şıp kay­naş­ma­la­rı­nı, Müs­lü­man­la­rın dert­le­ri­ni gö­rü­şüp or­tak ça­re­ler üze­rin­de dü­şün­me­le­ri­ni sağ­lar.</text:span></text:span></text:p>
      <text:p text:style-name="P41"><text:span text:style-name="Normal1"><text:span text:style-name="T14">Bu iba­de­ti ya­par­ken her se­vi­ye­de in­sa­nın ay­nı kı­ya­fe­te bü­rün­me­si, öl­dük­ten son­ra Al­lah (cc)'ın hu­zu­ru­na çı­kış gü­nü­nü ha­tır­la­tır. Hac, mü­min­le­rin sa­mi­mî bir şe­kil­de Al­lah (cc)'a yö­ne­le­rek, tev­be­le­ri­nin ka­bul edil­me­si­ne ve gü­nah­la­rı­nın ba­ğış­lan­ma­sı­na ve­si­le olur. Kut­sal yer­le­ri gör­mek, in­sa­na ma­ne­vî bir he­ye­can ve­re­rek di­ni duy­gu­la­rı kuv­vet­len­di­rir. </text:span></text:span></text:p>
      <text:p text:style-name="P41"><text:span text:style-name="Normal1"><text:span text:style-name="T14">İh­ram­lı için ko­nu­lan ya­sak­lar, hiç kim­se­ye, hat­ta ha­şe­re­le­re bi­le za­rar ver­me­me, ya­ra­tık­la­ra şef­kat ve mer­ha­met, zor­luk­la­ra sab­ret­me me­le­ke­si ka­zan­dı­rır. Böy­le­ce Hac fa­ri­za­sı­nı eda </text:span></text:span><text:soft-page-break/><text:span text:style-name="Normal1"><text:span text:style-name="T14">eden kim­se­ler, Al­lah (cc)'a kul­luk va­zi­fe­le­ri­ni ifa et­miş ol­duk­la­rı gi­bi çev­re­sin­de­ki­le­re ya­rar­lı ol­ma, hiç de­ğil­se za­rar ver­me­me alış­kan­lı­ğı ka­zan­mış olur.</text:span></text:span></text:p>
      <text:p text:style-name="P41"><text:span text:style-name="Normal1"><text:span text:style-name="T14"/></text:span></text:p>
      <text:p text:style-name="P41"><text:span text:style-name="Normal1"><text:span text:style-name="T14"/></text:span></text:p>
      <text:p text:style-name="P41"><text:span text:style-name="Normal1"><text:span text:style-name="T14"/></text:span></text:p>
      <text:p text:style-name="P25"><text:span text:style-name="Normal1"><text:span text:style-name="T25">PEY­GAM­BE­Rİ­MİZ (SAV)'İN HA­YA­TIN­DAN </text:span></text:span></text:p>
      <text:p text:style-name="P43"><text:span text:style-name="Normal1"><text:span text:style-name="T25">GÜ­ZEL ÖR­NEK­LER</text:span></text:span></text:p>
      <text:p text:style-name="P21"><text:span text:style-name="Normal1"><text:span text:style-name="T20"/></text:span></text:p>
      <text:p text:style-name="P21"><text:span text:style-name="Normal1"><text:span text:style-name="T14"/></text:span></text:p>
      <text:p text:style-name="P21"><text:span text:style-name="Normal1"><text:span text:style-name="T17">An­dol­sun, si­zin için, Al­lah'ı ve ahi­ret gü­nü­nü uman­lar ve Al­lah'ı çok­ça zik­re­den­ler için Al­lah'ın Re­su­lü'nde gü­zel bir ör­nek var­dır. (Ah­zab Su­re­si, 21)</text:span></text:span></text:p>
      <text:p text:style-name="P1"><text:span text:style-name="Normal1"><text:span text:style-name="T17"/></text:span></text:p>
      <text:p text:style-name="P41"><text:span text:style-name="Normal1"><text:span text:style-name="T14">İs­la­mi­ye­t'in iki te­mel kay­na­ğı var­dır: Ku­ran ve sün­net. </text:span></text:span><text:span text:style-name="Normal1"><text:span text:style-name="T21">Bun­lar et ve tır­nak gi­bi bir­bi­rin­den ay­rıl­maz iki te­mel ko­nu­dur. Bi­ri­ni bi­rin­den ayı­rır­sak di­nin ger­çek an­la­mı­nı kav­ra­ya­ma­yız.</text:span></text:span></text:p>
      <text:p text:style-name="P41"><text:span text:style-name="Normal1"><text:span text:style-name="T21">Mü­mi­nin ahi­ret­te­ki ger­çek mut­lu­lu­ğu ya­ka­la­ma­sı için İs­lam'ın bu iki kay­na­ğı­nı çok iyi an­la­yıp, ek­sik­siz ola­rak uy­gu­la­ma­sı ge­re­kir. Ku­ran'ın ah­la­kı ile ah­lak­lan­mış olan Pey­gam­be­ri­miz (sav)'in uy­gu­la­ma­la­rı bi­zim için ade­ta Ku­ran'ın can­lı bir yo­ru­mu­dur. </text:span></text:span></text:p>
      <text:p text:style-name="P41"><text:span text:style-name="Normal1"><text:span text:style-name="T21">Re­su­lul­lah (sav) bir ha­di­sin­de,</text:span></text:span><text:span text:style-name="ALINTI-bold"><text:span text:style-name="T21"> "Üm­me­ti­min fe­sad za­ma­nın­da, unu­tul­muş sün­net­le­rim­den bi­ri­ni ih­ya ede­ne yüz şe­hid se­va­bı ve­ri­lir."</text:span></text:span><text:span text:style-name="Normal1"><text:span text:style-name="T21"> (İbn-i Ma­ce) bu­yu­ru­yor. Pey­gam­be­ri­miz (sav)'in ha­ber ver­di­ği za­man yak­laş­mış gö­rün­mek­te­dir. Va­de­di­len bu gü­zel kar­şı­lı­ğa la­yık ola­bil­mek için tüm Müs­lü­man­la­rın Pey­gam­be­ri­miz (sav)'in sünneti­ne sa­rıl­ma­la­rı son de­re­ce önem­li­dir.</text:span></text:span></text:p>
      <text:p text:style-name="P41"><text:span text:style-name="Normal1"><text:span text:style-name="T21">Re­su­lul­lah (sav)'ın üs­tün ah­la­kı ve uy­gu­la­ma­la­rı, gün­lük ha­ya­tın dü­zen­len­me­sin­de mü­min­ler için en gü­zel ör­nek­tir. Pey­gam­ber Efen­di­miz (sav)'in her dav­ra­nı­şı Al­lah (cc)'ın ko­ru­ma­sı al­tın­da­dır. </text:span></text:span></text:p>
      <text:p text:style-name="P73"><text:span text:style-name="Normal1"><text:span text:style-name="T21"/></text:span></text:p>
      <text:p text:style-name="P6"><text:span text:style-name="Normal1"><text:span text:style-name="T31">Pey­gam­be­ri­miz (sav)'in Gü­zel Ah­la­kı</text:span></text:span></text:p>
      <text:p text:style-name="P1"><text:span text:style-name="Normal1"><text:span text:style-name="T21">Al­lah (cc), Ku­ran-ı Ke­rim'de Pey­gam­be­ri­miz (sav)'e </text:span></text:span><text:span text:style-name="ANA_20_METIN-BOLD"><text:span text:style-name="T21">"Ve şüp­he­siz sen pek bü­yük bir ah­lak üze­rin­de­sin." (Ka­lem Su­re­si, 4)</text:span></text:span><text:span text:style-name="Normal1"><text:span text:style-name="T21"> bu­yur­muş­tur. Re­sul-ü Ek­rem (sav) bir ha­di­sin­de,</text:span></text:span><text:span text:style-name="ALINTI-bold"><text:span text:style-name="T33"> "Ben an­cak ah­lak fa­zi­let­le­ri­ni ta­mam­la­mak için gön­de­ril­dim." (Bey­ha­ki) </text:span></text:span><text:span text:style-name="Normal1"><text:span text:style-name="T21">bu­yu­ra­rak, ya­şan­tı­sı­nın, her mü­mi­nin uy­gu­la­ma­sı ge­re­ken ör­nek­ler­le do­lu ol­du­ğu­nu bil­dir­miş­tir. </text:span></text:span></text:p>
      <text:p text:style-name="P41"><text:span text:style-name="Normal1"><text:span text:style-name="T21">Ken­di­si­ne pey­gam­ber­lik gel­me­den ön­ce de gü­zel ah­la­kın en gü­zel ör­nek­le­ri­ni ser­gi­le­yen Re­su­lul­lah Efen­di­miz (sav), İs­lam di­ni­ni an­la­tır­ken de seç­kin ki­şi­li­ği ve gü­zel ah­la­kı ile bü­tün in­san­lı­ğa ör­nek ol­muş­tur. Ara­dan ge­çen on dört yüz­yıl­da in­san­lık O'nun or­ta­ya koy­du­ğu gü­zel ah­lak il­ke­le­ri­ni ya­ka­la­ma­ya ça­lış­mış­tır. </text:span></text:span></text:p>
      <text:p text:style-name="P41"><text:span text:style-name="Normal1"><text:span text:style-name="T21"><text:s/></text:span></text:span><text:span text:style-name="Normal1"><text:span text:style-name="T12">Pey­gam­be­ri­miz (sav)'in ha­nı­mı Hz. Ay­şe, Re­su­lul­lah (sav)'ın gü­zel ah­la­kı­nı şöy­le an­la­tı­yor: </text:span></text:span></text:p>
      <text:p text:style-name="P22"><text:span text:style-name="New_20_Style_20_Sheet_20_6"><text:span text:style-name="T12">"Çir­kin söz söy­le­mez­di. Ha­ya, ter­bi­ye ve ne­za­ke­te ay­kı­rı bir dav­ra­nış­ta bu­lun­maz­dı. Çar­şı ve pa­zar­da yük­sek ses­le ko­nu­şup gü­rül­tü çı­kar­maz­dı. Kö­tü­lü­ğe kö­tü­lük­le kar­şı­lık ver­mez­di. Af­fe­der ba­ğış­lar­dı." (Ebu Da­vud)</text:span></text:span></text:p>
      <text:p text:style-name="P1"><text:span text:style-name="Normal1"><text:span text:style-name="T12"><text:s/>Hz. Ay­şe'nin Pey­gam­be­ri­miz (sav)'in ah­la­kı ile il­gi­li bir so­ru üze­ri­ne ver­di­ği ce­vap, O'nun ya­şan­tı­sı­nın, Ku­ran ah­la­kı­nın ha­ya­ta ge­çi­ril­miş şek­li ol­du­ğu­nu gös­ter­mek­te­dir:</text:span></text:span></text:p>
      <text:p text:style-name="P22"><text:span text:style-name="New_20_Style_20_Sheet_20_6"><text:span text:style-name="T14">"Ey mü­min­le­rin an­ne­si Pey­gam­be­rin ah­la­kı na­sıl­dır" Ce­vap ver­di: "Re­su­lul­lah'ın ah­la­kı... Mü'mi­nun su­re­si­ni oku­ya­bi­li­yor mu­sun? Bu su­re­yi onun­cu aye­ti­ne ka­dar oku! İş­te Al­lah'ın Re­su­lü'nün ah­la­kı böy­le idi" de­di. (Bu­ha­ri)</text:span></text:span></text:p>
      <text:p text:style-name="P41"><text:soft-page-break/><text:span text:style-name="Normal1"><text:span text:style-name="T14">Re­su­lul­lah (sav), </text:span></text:span><text:span text:style-name="ALINTI-bold"><text:span text:style-name="T14">"En ha­yır­lı­nız, ah­lak­ça en gü­zel ola­nı­nız­dır."</text:span></text:span><text:span text:style-name="Normal1"><text:span text:style-name="T14"> bu­yu­ra­rak, bu­nun her mü­min için ula­şıl­ma­sı ge­re­ken bir he­def ol­du­ğu­nu be­lirt­miş­tir. Do­la­yı­sıy­la, mü­min nef­sin­de­ki tüm kö­tü­lük­ler­den sa­kı­nıp bu ah­la­ka ulaş­mak için ça­ba har­ca­ma­lı­dır.</text:span></text:span></text:p>
      <text:p text:style-name="P22"><text:span text:style-name="New_20_Style_20_Sheet_20_6"><text:span text:style-name="T14">Su, bu­zu erit­ti­ği gi­bi gü­zel ah­lak da gü­nah­la­rı eri­tir; sir­ke ba­lı boz­du­ğu gi­bi kö­tü ah­lak da ame­li bo­zar. (Ta­be­ra­ni)</text:span></text:span></text:p>
      <text:p text:style-name="P41"><text:span text:style-name="New_20_Style_20_Sheet_20_6"><text:span text:style-name="T14">Be­nim Ka­tım­da en se­vim­li­niz, ah­lak­ça en gü­zel ola­nı­nız ve et­ra­fın­da­ki­ler­le hoş ge­çi­ne­ni­niz­dir ki, on­lar her­ke­si se­ver ve her­kes­ de on­la­rı se­ver. Be­nim Ka­tım­da en se­vim­si­zi­niz de­di­ko­du ya­pan, dost­la­rın ara­sı­nı açan ve ter­te­miz kim­se­ler­de ku­sur ara­yan­lar­dır. (Bez­zar)</text:span></text:span></text:p>
      <text:p text:style-name="P41"><text:span text:style-name="New_20_Style_20_Sheet_20_6"><text:span text:style-name="T14">Al­lah Ka­tın­da kö­tü ah­lak­tan da­ha bü­yük bir gü­nah yok­tur. Çün­kü kö­tü ah­lak sa­hi­bi, bir gü­nah­tan çık­ma­dan di­ğe­ri­ne dü­şer. (Is­ba­ha­ni)</text:span></text:span></text:p>
      <text:p text:style-name="P41"><text:span text:style-name="New_20_Style_20_Sheet_20_6"><text:span text:style-name="T14">Kul, iba­de­ti az ol­du­ğu hal­de, gü­zel ah­la­kıy­la ahi­re­tin yük­sek de­re­ce­le­ri­ne ve şe­ref­li mev­ki­le­ri­ne ula­şa­bi­lir. Ah­la­kı kö­tü olan­lar da ce­hen­ne­min alt ta­ba­ka­sı­na va­rır­lar. (Ta­be­ra­ni)</text:span></text:span></text:p>
      <text:p text:style-name="P41"><text:span text:style-name="New_20_Style_20_Sheet_20_6"><text:span text:style-name="T14">Bir mü­min gü­zel ah­la­kıy­la ge­ce iba­det eden, gün­düz oruç tu­tan kim­se­le­rin se­vi­ye­si­ne ye­ti­şir. (Ebu Da­vud)</text:span></text:span></text:p>
      <text:p text:style-name="P41"><text:span text:style-name="New_20_Style_20_Sheet_20_6"><text:span text:style-name="T14">Kı­ya­met gü­nü mi­za­na ko­nan iyi­lik­le­rin en ağı­rı tak­va ve gü­zel ah­lak­tır. (Ebu Da­vud)</text:span></text:span></text:p>
      <text:p text:style-name="P1"><text:span text:style-name="Normal1"><text:span text:style-name="T14">Re­su­lul­lah Efen­di­miz (sav), na­ma­za baş­la­ma­dan şu du­ayı eder­di: </text:span></text:span></text:p>
      <text:p text:style-name="P22"><text:span text:style-name="New_20_Style_20_Sheet_20_6"><text:span text:style-name="T14">"Al­lah'ım ba­na gü­zel ah­lak ih­san ey­le, zi­ra sen­den baş­ka kim­se gü­zel ah­lak ih­san ede­mez. Al­lah'ım be­ni kö­tü huy­lar­dan ko­ru ve uzak­laş­tır." (Müs­lim)</text:span></text:span></text:p>
      <text:p text:style-name="P6"><text:span text:style-name="Normal1"><text:span text:style-name="T30"/></text:span></text:p>
      <text:p text:style-name="P6"><text:span text:style-name="Normal1"><text:span text:style-name="T30">Af­fe­di­ci Ol­ma­nın Fa­zi­le­ti</text:span></text:span></text:p>
      <text:p text:style-name="P41"><text:span text:style-name="Normal1"><text:span text:style-name="T14"><text:s/>Ku­ran-ı Ke­rim'de, </text:span></text:span><text:span text:style-name="ANA_20_METIN-BOLD"><text:span text:style-name="T14">"... Yi­ne de af­fe­der, hoş gö­rür (ku­sur­la­rı­nı yüz­le­ri­ne vur­maz) ve ba­ğış­lar­sa­nız, ar­tık el­bet­te Al­lah, ba­ğış­la­yan­dır, esir­ge­yen­dir" (Te­ğa­bün Su­re­si, 14)</text:span></text:span><text:span text:style-name="Normal1"><text:span text:style-name="T14"> buy­rul­muş­tur. Özel­lik­le mü­min­le­rin ken­di ara­la­rın­da hoş­gö­rü­lü ve af­fe­di­ci ol­ma­ya çok dik­kat et­me­le­ri ge­re­kir.</text:span></text:span></text:p>
      <text:p text:style-name="P41"><text:span text:style-name="Normal1"><text:span text:style-name="T14">Re­su­lul­lah Efen­di­miz (sav) af­fe­di­ci ol­ma­nın fa­zi­le­ti üze­rin­de özel­lik­le dur­muş, bu­nun mü­min­ler ara­sın­da kar­deş­lik duy­gu­la­rı­nın ge­liş­me­sin­de ve­si­le ola­ca­ğı­nı söy­le­miş­tir. O'nun ör­nek alı­na­cak dav­ra­nış­la­rın­dan bi­ri­si de, şah­si se­bep­ler­den do­la­yı kim­se­ye kin tut­ma­ma­sı ve düş­ma­nı bi­le ol­sa sü­rek­li ola­rak af­fet­me yo­lu­na git­me­si­dir. Ni­te­kim Pey­gam­ber Efen­di­miz (sav) şöy­le bu­yur­muş­tur: </text:span></text:span></text:p>
      <text:p text:style-name="P22"><text:span text:style-name="New_20_Style_20_Sheet_20_6"><text:span text:style-name="T14">"Al­çak gö­nül­lü­lük in­sa­na yük­sek­lik­ten baş­ka bir şey ar­tır­maz. Al­çak gö­nül­lü olun ki Al­lah si­zi yük­selt­sin. Af ve ba­ğış­lan­ma in­sa­nın an­cak şe­re­fi­ni yük­sel­tir. Af­fe­di­niz ki Allah si­zi iz­zet­len­dir­sin." (Is­fa­ha­ni)</text:span></text:span></text:p>
      <text:p text:style-name="P1"><text:span text:style-name="Normal1"><text:span text:style-name="T14">Müs­lü­man­la­rın bir­bir­le­ri üze­rin­de­ki hak­la­rın­dan vaz­geç­me­le­ri ge­re­kir. </text:span></text:span><text:span text:style-name="Normal1"><text:span text:style-name="T21">Kin tut­mak ve in­ti­kam al­mak gi­bi dü­şün­ce­le­rin mü­min­ler ara­sın­da ye­ri yok­tur. </text:span></text:span><text:span text:style-name="Normal1"><text:span text:style-name="T14">Af­fe­di­ci ol­mak ahi­ret­te mü­mi­nin de­re­ce­si­ni ar­tı­rır ve dün­ya ha­ya­tın­da te­sa­nüd duy­gu­la­rı­nın ge­liş­me­si­ne vesile olur. Al­lah (cc) Re­su­lü (sav) şöy­le bu­yu­ru­yor:</text:span></text:span><text:span text:style-name="ALINTI-bold"><text:span text:style-name="T34"> </text:span></text:span></text:p>
      <text:p text:style-name="P22"><text:span text:style-name="New_20_Style_20_Sheet_20_6"><text:span text:style-name="T14">"Sa­na zul­me­de­ni af­fet. Sa­na kü­se­ne git, sa­na kö­tü­lük ya­pa­na iyi­lik yap. Aley­hi­ne de ol­sa hak­kı söy­le." (Kü­tüb-i Sit­te, Muh­ta­sa­rı Ter­cü­me ve şer­hi, Prof. Dr. İb­ra­him Ca­nan, 16. cilt, Ak­çağ Ya­yın­la­rı, An­ka­ra, s. 317)</text:span></text:span></text:p>
      <text:p text:style-name="P41"><text:soft-page-break/><text:span text:style-name="New_20_Style_20_Sheet_20_6"><text:span text:style-name="T14">Mer­ha­met edin, mer­ha­met olu­na­sınız. Af edin, af olu­na­sı­nız. Ya­zık, laf ebe­si olan­la­ra. Ya­zık gü­nah­la­rı­na bi­le­rek de­vam edip, is­tiğ­far et­me­yen­le­re. (G. Ah­med Zi­ya­üd­din, Ra­muz El Ha­dis, 1. cilt, Gon­ca Ya­yı­ne­vi, İs­tan­bul, 1997, 70/10)</text:span></text:span></text:p>
      <text:p text:style-name="P6"><text:span text:style-name="Normal1"><text:span text:style-name="T30">Ti­ca­re­tin Teş­vik Edil­me­si ve Doğ­ru­lu­ğun </text:span></text:span></text:p>
      <text:p text:style-name="P44"><text:span text:style-name="Normal1"><text:span text:style-name="T30">Fa­zi­le­ti</text:span></text:span></text:p>
      <text:p text:style-name="P41"><text:span text:style-name="Normal1"><text:span text:style-name="T14">Bü­yük İs­lam alim­le­ri, Pey­gam­be­ri­miz Hz. Mu­ham­med (sav)'in pey­gam­ber­li­ği­nin hu­su­si­yet­le­ri­nin ba­şın­da, her­kes­çe ka­bul edi­len 'doğ­ru­lu­ğu­nu' ör­nek gös­te­rir­ler. O'nun bu özel­li­ği sa­de­ce Müs­lü­man­lar ta­ra­fın­dan de­ğil, Mek­ke­li müş­rik­ler ta­ra­fın­dan da ka­bul gör­müş bir ger­çek­tir.</text:span></text:span></text:p>
      <text:p text:style-name="P41"><text:span text:style-name="Normal1"><text:span text:style-name="T14">İs­la­mi­yet'in do­ğu­şu ile bir­lik­te Pey­gam­be­ri­miz (sav) bü­tün in­san­la­rı, ha­yat­la­rı­nın her anın­da dü­rüst ol­ma­ya ça­ğır­mış­tır. Pey­gam­be­ri­miz (sav)'in bu ko­nu­da­ki tav­si­ye­le­ri­ne iliş­kin ha­dis­le­rin­den ba­zı­la­rı şöy­le­dir:</text:span></text:span></text:p>
      <text:p text:style-name="P22"><text:span text:style-name="New_20_Style_20_Sheet_20_6"><text:span text:style-name="T14">"Doğ­ru­lu­ğa ya­pı­şın zi­ra doğ­ru­luk iyi­li­ğe gö­tü­rür. Doğ­ru­luk ve iyi­lik sa­hip­le­ri cen­net­te­dir. Ya­lan­dan ka­çı­nın, zi­ra ya­lan söy­le­yen­ler ve kö­tü­lük eden­ler ce­hen­nem­de­dir." (Ta­be­ra­ni)</text:span></text:span></text:p>
      <text:p text:style-name="P41"><text:span text:style-name="New_20_Style_20_Sheet_20_6"><text:span text:style-name="T14">"Doğ­ru­lu­ğu il­ti­zam edin (ge­rek­li gö­rün). Çün­kü doğ­ru­luk hay­ra gö­tü­rür. Ki­şi doğ­ru söy­le­yip doğ­ru­lu­ğu araş­tı­ra araş­tı­ra Al­lah Ka­tın­da doğ­ru­cu ya­zı­lır. Ya­lan­dan sa­kı­nın. Çün­kü ya­lan sa­pık­lı­ğa gö­tü­rür. Şüp­he­siz sa­pık­lık da ce­hen­ne­me gö­tü­rür." (Müs­lim)</text:span></text:span></text:p>
      <text:p text:style-name="P1"><text:span text:style-name="Normal1"><text:span text:style-name="T14">Pey­gam­ber Efen­di­miz (sav), </text:span></text:span><text:span text:style-name="ALINTI-bold"><text:span text:style-name="T34">"Ti­ca­re­te de­vam edin. Çün­kü rız­kın on­da do­ku­zu ti­ca­ret­ten­dir."</text:span></text:span><text:span text:style-name="Normal1"><text:span text:style-name="T14"> (Ga­ri­bü'l Ha­dis) bu­yur­muş­lar­dır. Re­su­lul­lah (sav)'ın, ti­ca­ret­le uğ­ra­şan­la­rın doğ­ru­lu­ğa bü­yük önem ver­me­le­ri ko­nu­sun­da sa­yı­sız ha­dis­le­ri var­dır. Bir ha­dis-i şe­rif­te dü­rüst tüc­ca­rın ahi­ret­te şe­hit­ler­le be­ra­ber ola­ca­ğı müj­de­len­miş­tir. Doğ­ru­lu­ğa önem ver­me­yen­le­rin ise dün­ya­da ve ahi­ret­te akı­lal­maz zor­luk­lar­la kar­şı­la­şa­cak­la­rı ha­ber ve­ril­miş­tir. Re­su­lul­lah Efen­di­miz (sav)'in ti­ca­re­tin öne­mi­ne ve dü­rüst bir şe­kil­de ya­pıl­ma­sı­na da­ir bir çok ha­di­si var­dır. Bun­lar­dan ba­zı­la­rı şöy­le­dir:</text:span></text:span></text:p>
      <text:p text:style-name="P22"><text:span text:style-name="New_20_Style_20_Sheet_20_6"><text:span text:style-name="T14">"Ti­ca­ret­le uğ­ra­şan­lar kı­ya­met gü­nün­de gü­nah­kar ola­rak di­ri­le­cek­ler. An­cak Al­lah'tan kor­kan­lar, iyi­lik ya­pan­lar ve doğ­ru olan­lar müs­tes­na." (Tir­mi­zi)</text:span></text:span></text:p>
      <text:p text:style-name="P41"><text:span text:style-name="New_20_Style_20_Sheet_20_6"><text:span text:style-name="T14">"Doğ­ru olan ta­cir kı­ya­met gü­nü Arş-ı A'la'nın göl­ge­si al­tın­da­dır." (Is­ba­ha­ni)</text:span></text:span></text:p>
      <text:p text:style-name="P41"><text:span text:style-name="New_20_Style_20_Sheet_20_6"><text:span text:style-name="T14">"Ma­lın ayı­bı­nı ve fi­ya­tı­nı giz­le­di­ler ve ya­lan söy­le­di­ler­se, bel­ki kar­la­rı olur fa­kat alış­ve­ri­şin be­re­ke­ti­ni mah­ve­der­ler. Ya­lan ye­min ma­lı sat­tı­rır fa­kat ka­zan­cı mah­ve­der." (Bu­ha­ri)</text:span></text:span></text:p>
      <text:p text:style-name="P41"><text:span text:style-name="New_20_Style_20_Sheet_20_6"><text:span text:style-name="T14">"Ma­lı­nı sa­tı­şa ar­ze­den rız­ka erer, pa­ha­lan­ma­sı için sak­la­yıp bek­le­ten­ler Al­lah'ın la­ne­ti­ne uğ­rar." (Müs­lim)</text:span></text:span></text:p>
      <text:p text:style-name="P41"><text:span text:style-name="New_20_Style_20_Sheet_20_6"><text:span text:style-name="T14">"Alış­ve­riş­te ye­min, ma­lın har­can­ma­sı­na, ka­zan­cın el­den git­me­si­ne se­bep­tir." (Müs­lim)</text:span></text:span></text:p>
      <text:p text:style-name="P1"><text:span text:style-name="Normal1"><text:span text:style-name="T14">Müs­lü­man­la­rın, ti­ca­ret­le uğ­ra­şır­ken gün­lük iba­det­le­ri­ni ve kul­luk va­zi­fe­le­ri­ni ih­mal et­me­me­le­ri önem­li­dir. Böy­le ya­par­lar­sa dün­ya­da­ki ni­met­le­ri el­de et­me­ye ça­lı­şır­ken ahi­ret­le­ri­ni teh­li­ke­ye at­mış olur­lar. Pey­gam­be­ri­miz (sav) bu ko­nu ile il­gi­li şöy­le bu­yur­muş­tur: </text:span></text:span></text:p>
      <text:p text:style-name="P22"><text:span text:style-name="New_20_Style_20_Sheet_20_6"><text:span text:style-name="T14">"Ba­na mal top­la ve tüc­car ol di­ye vah­yo­lun­ma­dı. Fa­kat ba­na Rab­bi­ni tes­bih et, sec­de eden­ler­den ol ve ölüm ge­lin­ce­ye ka­dar Rab­bi­ne iba­det ey­le di­ye vah­yo­lun­du." (İbn Mer­de­veyh)</text:span></text:span></text:p>
      <text:p text:style-name="P41"><text:span text:style-name="New_20_Style_20_Sheet_20_6"><text:span text:style-name="T14">"Bir ma­lın ku­su­ru­nu söy­le­me­den sat­mak hiç kim­se­ye he­lal ol­maz. Ma­lın bu ku­su­ru­nu bi­le­ne de onu söy­le­me­mek he­lal ol­maz." (Bey­ha­ki)</text:span></text:span></text:p>
      <text:p text:style-name="P1"><text:soft-page-break/><text:span text:style-name="Normal1"><text:span text:style-name="T14">Mü­mi­nin Al­lah (cc)'ın emir­le­ri­ne ri­ayet ede­rek yap­tı­ğı tüm iş­ler iba­det hük­mün­de­dir. </text:span></text:span></text:p>
      <text:p text:style-name="P41"><text:span text:style-name="Normal1"><text:span text:style-name="T14">Hz. Ebu­be­kir (r.a.) dö­ne­min­de Müs­lü­man tüc­car­lar, ti­ca­ret için Fi­li­pin­ler'e ka­dar git­miş­ler ve ora­da­ki in­san­la­ra da Al­lah (cc)'ın di­ni­ni teb­liğ et­miş­ler­dir. Şu an­da o böl­ge­de ya­şa­yan­ Müs­lü­man­lar o gün­ler­de Müs­lü­man tüc­car­lar­dan et­ki­le­ne­rek İs­lam di­ni­ni se­çen in­san­la­rın to­run­la­rı­dır. Bu ör­nek­ten de ke­sin ola­rak an­la­şıl­dı­ğı gi­bi, in­san­lar Al­lah (cc)'a olan kul­luk va­zi­fe­le­ri­ni unut­ma­dık­ça han­gi ko­num­da olur­lar­sa ol­sun­lar İs­lam di­ni­ne fay­da­lı ola­bi­lir­ler.</text:span></text:span></text:p>
      <text:p text:style-name="P22"><text:span text:style-name="New_20_Style_20_Sheet_20_6"><text:span text:style-name="T14">"Ki­şi­nin ye­di­ği ye­me­ğin en he­la­li, el eme­ği ve meş­ru alış­ve­riş­ten el­de et­ti­ği ka­zanç­tır." (Ah­med)</text:span></text:span></text:p>
      <text:p text:style-name="P41"><text:span text:style-name="Normal1"><text:span text:style-name="T14"/></text:span></text:p>
      <text:p text:style-name="P15"><text:span text:style-name="Normal1"><text:span text:style-name="T30">Cö­mert­li­ğin Fa­zi­le­ti</text:span></text:span></text:p>
      <text:p text:style-name="P1"><text:span text:style-name="Normal1"><text:span text:style-name="T14">Müs­lü­ma­na ya­kı­şan en gü­zel dav­ra­nış, zen­gin­li­ğe sa­hip ol­ma­dı­ğı za­man sab­ret­me­si, bir ser­vet sa­hi­bi ol­du­ğu za­man ise bu­nu Al­lah (cc) yo­lun­da en gü­zel şe­kil­de kul­lan­ma­sı­dır. Şey­ta­nın hi­le­le­ri­ne ka­nıp, ge­le­cek en­di­şe­si ile cim­ri­lik eden­le­ri Al­lah (cc) şöy­le uyar­mış­tır:</text:span></text:span></text:p>
      <text:p text:style-name="P1"><text:span text:style-name="Normal1"><text:span text:style-name="T14"/></text:span></text:p>
      <text:p text:style-name="P3"><text:span text:style-name="New_20_Style_20_Sheet_20_5"><text:span text:style-name="T15">"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span></text:span></text:p>
      <text:p text:style-name="P3"><text:span text:style-name="New_20_Style_20_Sheet_20_5"><text:span text:style-name="T15"/></text:span></text:p>
      <text:p text:style-name="P1"><text:span text:style-name="Normal1"><text:span text:style-name="T14">Cö­mert­lik ve is­raf ko­nu­sun­da­ki ay­rı­mı Re­su­lul­lah Efen­di­miz (sav) çok gü­zel açık­la­mış­tır. Re­su­lul­lah Efen­di­miz (sav), ken­di­sin­den bir­ şey is­te­yen­le­re 'Ha­yır' de­mez, mut­la­ka is­tek­le­ri­ni ger­çek­leş­tir­me­ye ça­lı­şır­dı. Bir ha­dis­te Re­su­lul­lah (sav)'ın ih­ti­yaç sa­hi­bi­ne, ken­di adı­na borç­lan­ma­sı­nı tav­si­ye et­ti­ği ri­va­yet edil­mek­te­dir. </text:span></text:span></text:p>
      <text:p text:style-name="P41"><text:span text:style-name="Normal1"><text:span text:style-name="T14">Hz. Ali (r.a.) Pey­gam­be­ri­miz (sav)'in cö­mert­li­ği­ni şöy­le an­la­tı­yor: </text:span></text:span></text:p>
      <text:p text:style-name="P41"><text:span text:style-name="New_20_Style_20_Sheet_20_6"><text:span text:style-name="T14">"O in­san­la­rın en çok eli açık ola­nı, sı­kın­tı­la­ra gö­ğüs ger­me ba­kı­mın­dan göğ­sü en ge­niş ola­nı, en doğ­ru söz­lü­sü, üze­ri­ne al­dı­ğı işi en gü­zel şe­kil­de ye­ri­ne ge­ti­re­ni idi. O, en gü­zel ve yu­mu­şak ta­bi­at­lı olup ka­bi­le ve ak­ra­ba­sı­na en çok ik­ram­da bu­lu­nan bir ki­şi idi. O'nu ilk gö­ren O'nun hey­be­ti­nin te­si­ri al­tın­da ka­lır, soh­be­tin­de bu­lu­nan­lar ise O'nu çok se­ver­ler­di. O'ndan bir şey is­ten­di­ğin­de var­sa ve­rir, bul­ma im­ka­nı var­sa bul­ma­ya ça­lı­şır­dı." (Bu­ha­ri)</text:span></text:span></text:p>
      <text:p text:style-name="P1"><text:span text:style-name="Normal1"><text:span text:style-name="T14">Re­su­lul­lah (sav)'ın cö­mert­lik­le il­gi­li gü­zel söz­le­rin­den ba­zı­la­rı şöy­le­dir: </text:span></text:span></text:p>
      <text:p text:style-name="P22"><text:span text:style-name="New_20_Style_20_Sheet_20_6"><text:span text:style-name="T14">"Al­lah cö­mert­tir, cö­mert­li­ği ve gü­zel ah­la­kı se­ver, kö­tü ah­la­kı sev­mez." (Ha­ra­iti)</text:span></text:span></text:p>
      <text:p text:style-name="P41"><text:span text:style-name="New_20_Style_20_Sheet_20_6"><text:span text:style-name="T14">"Cö­mert­lik cen­net ağaç­la­rın­dan bir ağaç­tır. Dal­la­rı dün­ya­ya sark­mış­tır. Her kim onun da­lı­na ya­pı­şır­sa o dal onu çe­ker cen­ne­te gö­tü­rür." (İbn Hıb­ban, Zu'afa)</text:span></text:span></text:p>
      <text:p text:style-name="P41"><text:span text:style-name="New_20_Style_20_Sheet_20_6"><text:span text:style-name="T14">"Al­la­hu Te­ala bü­tün ve­li­le­ri cö­mert ve gü­zel ah­lak­lı kıl­mış­tır." (Da­re Kut­ni)</text:span></text:span></text:p>
      <text:p text:style-name="P41"><text:span text:style-name="New_20_Style_20_Sheet_20_6"><text:span text:style-name="T14">"İki has­let var­dır ki Al­la­hu Te­ala on­la­rı se­ver ve iki has­le­te de buğ­z e­der. Sev­di­ği has­let­ler; cö­mert­lik ve gü­zel ah­lak­tır. Sev­me­di­ği iki huy ise, cim­ri­lik ve kö­tü huy­dur." (Dey­le­mi)</text:span></text:span></text:p>
      <text:p text:style-name="P41"><text:span text:style-name="New_20_Style_20_Sheet_20_6"><text:span text:style-name="T14">"Bol ye­dir­mek, her­ke­se se­lam ver­mek ve gü­zel ko­nuş­mak mağ­fi­re­ti ge­rek­ti­ren se­bep­ler­den­dir. Al­la­hu Te­ala'nın bir­ta­kım kul­la­rı var­dır. On­la­ra ka­mu ya­ra­rı­na har­can­mak üze­re ser­vet ve­ril­miş­tir. Bun­lar­dan cim­ri­lik eden olur­sa on­lar­dan alır ve baş­ka­sı­na ve­rir." (Ta­be­ra­ni)</text:span></text:span></text:p>
      <text:p text:style-name="P41"><text:soft-page-break/><text:span text:style-name="New_20_Style_20_Sheet_20_6"><text:span text:style-name="T14">"Cö­mert, Al­lah'a ya­kın, in­san­la­ra ya­kın, cen­ne­te ya­kın, ve ce­hen­nem­den uzak­tır. Cim­ri ise Al­lah'tan uzak, in­san­lar­dan uzak, cen­net­ten uzak fa­kat ce­hen­ne­me ya­kın­dır." (Tir­mi­zi)</text:span></text:span></text:p>
      <text:p text:style-name="P41"><text:span text:style-name="New_20_Style_20_Sheet_20_6"><text:span text:style-name="T14"/></text:span></text:p>
      <text:p text:style-name="P15"><text:span text:style-name="Normal1"><text:span text:style-name="T30">Yar­dım­laş­ma­nın Fa­zi­le­ti</text:span></text:span></text:p>
      <text:p text:style-name="P1"><text:span text:style-name="Normal1"><text:span text:style-name="T14">Pey­gam­be­ri­miz (sav)'in ha­ya­tın­da yar­dım­laş­ma­nın çok bü­yük ye­ri var­dır. Pey­gam­be­ri­miz (sav), ya­pı­lan yar­dım­la­rın en gü­ze­li­nin giz­li yar­dım­lar ol­du­ğu­nu bil­dir­mek­te­dir. Re­su­lul­lah (sav) şöy­le bu­yur­muş­tur:</text:span></text:span></text:p>
      <text:p text:style-name="P41"><text:span text:style-name="New_20_Style_20_Sheet_20_6"><text:span text:style-name="T14">"Ben Al­lah'tan kor­ka­rım di­yen adam, sol eli­nin ver­di­ği­ni sağ eli duy­ma­ya­cak de­re­ce­de giz­li sa­da­ka ve­ren ve ten­ha yer­de Al­lah'ı zik­re­de­rek göz­le­ri bo­şa­lan kim­se­dir." (Müs­lim) </text:span></text:span></text:p>
      <text:p text:style-name="P1"><text:span text:style-name="Normal1"><text:span text:style-name="T14">Şey­tan in­fak et­mek­ten alı­koy­mak için in­san­la­rı ge­le­cek en­di­şe­si ile kor­ku­tur. Bu­nun so­nu­cu ola­rak on­la­rı cim­ri­li­ğe sü­rük­ler. Pey­gam­be­ri­miz (sav) ise bu­nun mü­min için bü­yük bir teh­li­ke ol­du­ğu­nu bil­dir­miş­tir:</text:span></text:span></text:p>
      <text:p text:style-name="P22"><text:span text:style-name="New_20_Style_20_Sheet_20_6"><text:span text:style-name="T14">"Cim­ri­lik et­me ki Al­lah da sa­na olan ni­met­le­rin­den esir­ge­me­sin. Ma­lı­nın faz­la­sı­nı sak­la­ma ki Al­lah da faz­la olan ke­re­mi­ni sen­den me­net­me­sin." (Müs­lim)</text:span></text:span></text:p>
      <text:p text:style-name="P41"><text:span text:style-name="New_20_Style_20_Sheet_20_6"><text:span text:style-name="T14">"Her kim borç­lu olan bir fa­ki­re müh­let ve­rir ya­hut ala­ca­ğı­nı ba­ğış­lar­sa, Al­lah o kim­se­yi ar­şın göl­ge­sin­den baş­ka hiç­bir göl­ge­nin bu­lun­ma­dı­ğı kı­ya­met gü­nün­de ar­şın göl­ge­si ile göl­ge­len­di­rir." (Müs­lim)</text:span></text:span></text:p>
      <text:p text:style-name="P41"><text:span text:style-name="New_20_Style_20_Sheet_20_6"><text:span text:style-name="T14">"Ze­kat ver­me­yen al­tın ve gü­müş sa­hip­le­ri­nin kı­ya­met gü­nü bu mal­la­rı ateş­ten bir zin­cir olur. O bun­lar­la ate­şe atı­lır. Bu ateş­ten zin­cir onun yü­zü­nü ar­ka­sı­nı ve yan­la­rı­nı dağ­lar. Bu ateş­ten zin­cir so­ğu­du­ğun­da tek­rar ateş ha­li­ne dö­ner. Bi­zim dün­ya se­ne­miz­le el­li bin se­ne olan kı­ya­met gü­nün­de in­san­lar ara­sın­da he­sap gö­rü­lün­ce­ye ka­dar bu hal tek­rar olu­nur." (Bu­ha­ri)</text:span></text:span></text:p>
      <text:p text:style-name="P41"><text:span text:style-name="New_20_Style_20_Sheet_20_6"><text:span text:style-name="T14"/></text:span></text:p>
      <text:p text:style-name="P6"><text:span text:style-name="Normal1"><text:span text:style-name="T30">Te­va­zu­nun Fa­zi­le­ti, Ki­bir­li Ol­ma­nın Sa­kın­ca­la­rı</text:span></text:span></text:p>
      <text:p text:style-name="P1"><text:span text:style-name="Normal1"><text:span text:style-name="T14">Pey­gam­ber Efen­di­miz (sav) in­san­lı­ğın en üs­tün se­vi­ye­sin­de bu­lu­nu­yor­du. O'nun ha­ya­tın­da­ki te­va­zu ör­nek­le­ri bü­tün sa­ha­be­ye ör­nek ol­muş­tur.</text:span></text:span></text:p>
      <text:p text:style-name="P41"><text:span text:style-name="Normal1"><text:span text:style-name="T14">Hac mev­si­mi gel­di­ğin­de her­kes gi­bi de­ve üze­rin­de hac­ce­der, mer­kep üze­rin­de se­ya­hat eder, has­ta­la­rı zi­ya­ret eder, zen­gin fa­kir ayır­ma­dan her­ke­sin ce­na­ze­si­ne ka­tı­lır, kö­le­le­rin bi­le ye­mek da­vet­le­ri­ne ica­bet eder­di. Ayak­ka­bı­sı­nı ta­mir et­ti­ği, el­bi­se­si­ni ya­ma­dı­ğı gö­rül­müş­tür. Yol­da oy­na­yan ço­cuk­la­rı gör­dü­ğün­de yan­la­rı­na uğ­rar ve on­la­ra se­lam ve­rir­di.</text:span></text:span></text:p>
      <text:p text:style-name="P41"><text:span text:style-name="Normal1"><text:span text:style-name="T14">Re­su­lul­lah Efen­di­miz (sav)'in en ya­kın ar­ka­da­şı ilk ha­li­fe Hz. Ebu Be­kir (r.a.)'in şu ün­lü söz­le­ri, onun te­va­zu yö­nün­den Pey­gam­ber Efen­di­miz (sav)'i ör­nek al­dı­ğı­nı gös­ter­mek­te­dir. </text:span></text:span></text:p>
      <text:p text:style-name="P22"><text:span text:style-name="New_20_Style_20_Sheet_20_6"><text:span text:style-name="T14">"Ey in­san­lar! En iyi­niz ol­ma­dı­ğım hal­de ba­şa ge­ti­ril­dim. Fa­kat Ku­ran in­miş­tir ve Re­su­lul­lah'ın sün­ne­ti or­ta­da­dır. Ben ol­sa ol­sa O'nun ta­kip­çi­si­yim. Yok­sa ye­ni bir çı­ğır aça­cak de­ği­lim. Eğer gü­zel ya­par­sam ba­na yar­dım­cı olu­nuz. Eğer yol­dan sa­par­sam be­ni dü­zel­ti­niz. Söz­le­ri­me ken­dim ve siz­ler için is­tiğ­far ede­rek son ve­ri­yo­rum." (Me­va­ziu's-Sa­ha­be, s.17)</text:span></text:span></text:p>
      <text:p text:style-name="P1"><text:span text:style-name="Normal1"><text:span text:style-name="T14">Pey­gam­be­ri­miz (sav) bu­yu­ru­yor ki:</text:span></text:span></text:p>
      <text:p text:style-name="P22"><text:span text:style-name="New_20_Style_20_Sheet_20_6"><text:span text:style-name="T14">"Al­lah için bir de­re­ce te­va­zu eden kim­se­yi Al­lah bir de­re­ce yük­sel­tir. Öy­le ki onu Fir­devs cen­ne­ti­nin en yük­sek ye­ri­ne ulaş­tı­rır. Al­lah'a kar­şı bir de­re­ce ki­bir gös­te­ren kim­se­yi Al­lah al­çal­tır. Hat­ta onu ce­hen­ne­min en al­çak de­re­ce­si­ne in­di­rir. Eğer siz­den bi­ri­niz ka­pı­sı ve pen­ce­re­si </text:span></text:span><text:soft-page-break/><text:span text:style-name="New_20_Style_20_Sheet_20_6"><text:span text:style-name="T14">ol­ma­yan sert bir ka­ya­nın içe­ri­sin­de giz­li bir şey ya­par­sa, giz­le­di­ği şey ne olur­sa ol­sun Al­lah onu or­ta­ya çı­ka­rır." (İbn-i Ma­ce)</text:span></text:span></text:p>
      <text:p text:style-name="P41"><text:span text:style-name="New_20_Style_20_Sheet_20_6"><text:span text:style-name="T14">Re­su­lul­lah (sav) bir soh­bet sı­ra­sın­da, "Kal­bin­de zer­re ka­dar ki­bir olan kim­se cen­ne­te gir­me­ye­cek­tir bu­yur­du." Bir adam de­di ki; "Ya Re­su­lul­lah in­san el­bi­se­si­nin ve ayak­ka­bı­sı­nın gü­zel ol­ma­sı­nı is­ter." Pey­gam­be­ri­miz şöy­le ce­vap ver­di. "Al­lah gü­zel­dir ve gü­zel­li­ği se­ver. Ki­bir ise hak­kı in­kar et­mek ve in­san­la­rı kü­çük gör­mek­tir." (Müs­lim, Tir­mi­zi)</text:span></text:span></text:p>
      <text:p text:style-name="P41"><text:span text:style-name="New_20_Style_20_Sheet_20_6"><text:span text:style-name="T14">"Müs­lü­man kar­de­şi­ne kar­şı te­va­zu eden kim­se­yi Al­lah yü­cel­tir. Ve ona kar­şı üs­tün­lük gös­te­ren kim­se­yi ise al­çal­tır." (Ta­be­ra­ni)</text:span></text:span></text:p>
      <text:p text:style-name="P41"><text:span text:style-name="Normal1"><text:span text:style-name="T14">Haz­re­ti Pey­gam­ber (sav), kim olur­sa ol­sun, ken­di­si­ni ça­ğı­ran kim­se­ye "Bu­yu­run" di­ye ce­vap ve­rir­di. Bir mec­li­se gir­di­ği za­man her­ke­se kar­şı sev­gi ve te­va­zu­dan on­la­rın soh­bet­le­ri­ne iş­ti­rak eder; ahi­ret­ten ko­nu­şur­lar­sa ahi­ret­ten, ye­mek­ten ko­nu­şur­lar­sa ye­mek­ten, dün­ya ile il­gi­li hu­su­sa­tı ko­nu­şu­yor­lar­sa bu yön­den on­la­rın soh­bet­le­ri­ne ka­tı­lır­dı. Soh­bet­le­ri­ne gü­lüm­se­mey­le kar­şı­lık ve­rir, sa­kın­ca­lı ola­bi­le­cek bir ko­nu­ya gir­me­dik­le­ri tak­dir­de mü­da­ha­le et­mez­di.</text:span></text:span></text:p>
      <text:p text:style-name="P41"><text:span text:style-name="Normal1"><text:span text:style-name="T14">Re­su­lul­lah (sav) kar­şı­sın­da­ki mü­min kim olur­sa ol­sun fark­lı mu­ame­le yap­maz, her­ke­se ay­nı oran­da say­gı gös­te­rir­di.</text:span></text:span></text:p>
      <text:p text:style-name="P22"><text:span text:style-name="New_20_Style_20_Sheet_20_6"><text:span text:style-name="T14">Re­su­lul­lah mu­sa­fa­ha et­ti­ği şa­hıs eli­ni bı­rak­ma­dık­ça bı­rak­maz­dı. Kar­şı­sın­da­ki yü­zü­nü çe­vir­me­den o yü­zü­nü çe­vir­mez­di. (İbn-i Ma­ce) </text:span></text:span></text:p>
      <text:p text:style-name="P41"><text:span text:style-name="New_20_Style_20_Sheet_20_6"><text:span text:style-name="T14">Pey­gam­ber'in ku­la­ğı­na eği­lip bir ­şey söy­le­yen her­han­gi bir kim­se­den ba­şı­nı, o adam ba­şı­nı çek­me­den çek­mez­di. Eli­ni tut­tu­ğu bir adam ken­di eli­ni onun elin­den çek­me­dik­çe Pey­gam­be­ri­miz de çek­mez­di. Bı­rak­ma­dık­ça o da bı­rak­maz­dı. (Ebu Da­vud)</text:span></text:span></text:p>
      <text:p text:style-name="P1"><text:span text:style-name="Normal1"><text:span text:style-name="T14">Pey­gam­be­ri­miz (sav) bu­yu­ru­yor ki:</text:span></text:span></text:p>
      <text:p text:style-name="P22"><text:span text:style-name="New_20_Style_20_Sheet_20_6"><text:span text:style-name="T14">"Kal­bin­de har­dal ta­ne­si ka­dar iman olan kim­se ce­hen­ne­me gir­mez; kal­bin­de har­dal ta­ne­si ka­dar ki­bir bu­lu­nan kim­se ise cen­ne­te gi­re­mez." (Müs­lim, İman, 147, 148, 149; Ebû Dâ­vud, Li­bâs, 26; Tir­mi­zi, Birr, 610; İbn Mâ­ce Mu­kad­di­me, 9; Zühd, 16)</text:span></text:span></text:p>
      <text:p text:style-name="P41"><text:span text:style-name="New_20_Style_20_Sheet_20_6"><text:span text:style-name="T21">"Ki­bir­li ve ken­din­den ol­ma­yan şey­ler­le övü­nen kim­se cen­ne­te gi­re­mez." (Ebu Da­vud)</text:span></text:span></text:p>
      <text:p text:style-name="P41"><text:span text:style-name="New_20_Style_20_Sheet_20_6"><text:span text:style-name="T21">"Ce­hen­ne­me gi­re­cek ilk üç kim­se şun­lar­dır: Za­lim ida­re­ci, ze­kat ver­me­yen zen­gin, bö­bür­le­nen ki­bir­li fa­kir­dir." (Bu­ha­ri)</text:span></text:span></text:p>
      <text:p text:style-name="P41"><text:span text:style-name="New_20_Style_20_Sheet_20_6"><text:span text:style-name="T21">"Al­lah gü­zel­dir ve gü­zel­li­ği se­ver. Ki­bir ise hak­kı ka­bul et­me­mek, in­san­la­rı hor gör­mek­tir." </text:span></text:span><text:span text:style-name="New_20_Style_20_Sheet_20_6"><text:span text:style-name="T14">(Müs­lim)</text:span></text:span></text:p>
      <text:p text:style-name="P41"><text:span text:style-name="New_20_Style_20_Sheet_20_6"><text:span text:style-name="T14">"Kal­bin­de har­dal ta­ne­si ka­dar ki­bir bu­lu­na­nı, Al­lah yü­zü­ko­yun ce­hen­ne­me atar." (Ah­med-Bey­ha­ki)</text:span></text:span></text:p>
      <text:p text:style-name="P1"><text:span text:style-name="Normal1"><text:span text:style-name="T14">Pey­gam­ber Efen­di­miz va­kar­lı ko­nu­şur­du fa­kat yü­zün­den te­bes­süm hiç ek­sik ol­maz­dı. Hiç kim­se­nin kal­bi­ni kır­ma­mış ve kim­se­nin duy­gu­la­rı­nı in­cit­me­miş­ti. </text:span></text:span></text:p>
      <text:p text:style-name="P41"><text:span text:style-name="Normal1"><text:span text:style-name="T14">Enes b. Ma­lik Pey­gam­be­ri­mi­z (sav)'in bu ko­nu­da en gü­zel ör­nek ol­du­ğu­nu şöy­le an­la­tı­yor: "</text:span></text:span><text:span text:style-name="New_20_Style_20_Sheet_20_6"><text:span text:style-name="T14">On yıl Re­su­lul­lah'ın hiz­me­tin­de bu­lun­dum. Hiç­bir za­man yap­tı­ğım ve yap­ma­dı­ğım şey­den do­la­yı be­ni azar­la­ma­dı." (Bu­ha­ri)</text:span></text:span></text:p>
      <text:p text:style-name="P41"><text:span text:style-name="Normal1"><text:span text:style-name="T14">Pey­gam­be­ri­miz (sav) bu­yu­ru­yor ki:</text:span></text:span></text:p>
      <text:p text:style-name="P22"><text:span text:style-name="New_20_Style_20_Sheet_20_6"><text:span text:style-name="T14">"Bö­bür­le­nen mü­te­keb­bir­ler kı­ya­met gü­nü zer­re­ler gi­bi ayak­lar al­tın­da haş­ro­lu­nur­lar. Her kü­çük on­la­rın üs­tün­de ve da­ha bü­yük­tür. Son­ra bo­les adın­da ce­hen­ne­min bir zin­da­nı­na atı­lır­</text:span></text:span><text:soft-page-break/><text:span text:style-name="New_20_Style_20_Sheet_20_6"><text:span text:style-name="T14">lar. Ce­hen­nem ate­şi on­la­rı kap­lar. Ce­hen­nem hal­kı­nın ya­nıp eri­yen ce­set­le­rin­den su­la­nır­lar." (Tir­mi­zi)</text:span></text:span></text:p>
      <text:p text:style-name="P41"><text:span text:style-name="New_20_Style_20_Sheet_20_6"><text:span text:style-name="T14">"Al­la­hu Te­ala af­fe­de­nin an­cak iz­zet ve şe­re­fi­ni art­tır­dı­ğı gi­bi, te­va­zu gös­te­re­ni de yü­cel­tir." (Müs­lim)</text:span></text:span></text:p>
      <text:p text:style-name="P41"><text:span text:style-name="New_20_Style_20_Sheet_20_6"><text:span text:style-name="T14">"Al­lah, ba­na, bir­bi­ri­ni­ze kar­şı mü­te­va­zi ol­ma­nı­zı, hiç kim­se­ye kar­şı if­ti­har et­me­me­ni­zi, hiç kim­se­nin hiç kim­se­ye kar­şı had­di aş­ma­ma­sı­nı vah­yet­ti." (Müs­lim)</text:span></text:span></text:p>
      <text:p text:style-name="P41"><text:span text:style-name="New_20_Style_20_Sheet_20_6"><text:span text:style-name="T14">"Ce­nab-ı Hak, ken­di­si için te­va­zu gös­te­ren kim­se­yi mut­la­ka yük­sel­tir." (Müs­lim)</text:span></text:span></text:p>
      <text:p text:style-name="P1"><text:span text:style-name="Normal1"><text:span text:style-name="T14"/></text:span></text:p>
      <text:p text:style-name="P6"><text:span text:style-name="Normal1"><text:span text:style-name="T30">Ema­ne­te Ri­ayet Ko­nu­su</text:span></text:span></text:p>
      <text:p text:style-name="P1"><text:span text:style-name="Normal1"><text:span text:style-name="T14">Ku­ran'da ema­ne­te ri­ayet ko­nu­su mü­min­le­rin en önem­li özel­lik­le­ri ara­sın­da gös­te­ril­miş­tir. </text:span></text:span></text:p>
      <text:p text:style-name="P41"><text:span text:style-name="Normal1"><text:span text:style-name="T14">Bir ayet­te, </text:span></text:span><text:span text:style-name="ANA_20_METIN-BOLD"><text:span text:style-name="T15">"...On­lar, ema­net­le­ri­ne ve ahid­le­ri­ne ri­ayet eden­ler­dir." (Mü'mi­nun Su­re­si, 8)</text:span></text:span><text:span text:style-name="Normal1"><text:span text:style-name="T14"> bu­yu­rul­mak­ta­dır. Mü­min­le­rin, özel­lik­le ve­ri­len sö­ze sa­dık ol­ma­la­rı ve ema­ne­te ri­aye­te çok dik­kat et­me­le­ri ve bu ko­nu­lar­da di­ğer in­san­la­ra ör­nek ol­ma­la­rı Pey­gam­be­ri­miz (sav)'in sünnet­le­rin­den­dir.</text:span></text:span></text:p>
      <text:p text:style-name="P41"><text:span text:style-name="Normal1"><text:span text:style-name="T14">Hz. Ali (ra), Pey­gam­be­ri­miz (sav)'in bir sa­ha­be ile şöy­le bir ko­nuş­ma­sı­na şa­hit ol­du­ğu­nu şöy­le nak­le­di­yor:</text:span></text:span><text:span text:style-name="ALINTI-bold"><text:span text:style-name="T14"> </text:span></text:span></text:p>
      <text:p text:style-name="P22"><text:span text:style-name="New_20_Style_20_Sheet_20_6"><text:span text:style-name="T14">"Ya Re­su­lul­lah bu din­de en zor ve en ko­lay olan şey­le­ri ba­na söy­ler mi­sin?" de­di. Pey­gam­be­ri­miz de ona şöy­le kar­şı­lık ver­di:</text:span></text:span></text:p>
      <text:p text:style-name="P41"><text:span text:style-name="New_20_Style_20_Sheet_20_6"><text:span text:style-name="T14">"En ko­la­yı, Al­lah'tan baş­ka İlah ol­ma­dı­ğı­na, Mu­ham­med'in Al­lah'ın ku­lu ve el­çi­si ol­du­ğu­na şe­ha­det et­men, en zo­ru ise ema­net­tir. Çün­kü ema­net ko­nu­sun­da ti­tiz ol­ma­ya­nın di­ni yok­tur. Onun ne kıl­dı­ğı na­maz ka­bul olu­nur ne­de ver­di­ği ze­kat." (Bez­zar)</text:span></text:span></text:p>
      <text:p text:style-name="P41"><text:span text:style-name="New_20_Style_20_Sheet_20_6"><text:span text:style-name="T14"><text:s/>"... Ko­nu­şur­ken ya­lan söy­le­me­yin, va­adi­niz­den cay­ma­yın, si­ze bir şey ema­net edi­lin­ce ona hı­ya­net et­me­yin..." (Bey­ha­ki)</text:span></text:span></text:p>
      <text:p text:style-name="P41"><text:span text:style-name="New_20_Style_20_Sheet_20_6"><text:span text:style-name="T14"><text:s/>"Ab­des­ti ol­ma­ya­nın na­ma­zı ol­ma­ya­ca­ğı gi­bi ema­ne­te hı­ya­net ede­nin (ka­mil) ima­nı yok­tur." (Ta­be­ra­ni)</text:span></text:span></text:p>
      <text:p text:style-name="P41"><text:span text:style-name="New_20_Style_20_Sheet_20_6"><text:span text:style-name="T14">"Mü­na­fı­kın ala­me­ti üç­tür. Ko­nu­şun­ca ya­lan söy­ler, va­adin­den ca­yar, ken­di­si­ne bir şey ema­net edil­di­ğin­de hı­ya­net eder." (Bu­ha­ri, Müs­lim)</text:span></text:span></text:p>
      <text:p text:style-name="P1"><text:span text:style-name="Normal1"><text:span text:style-name="T14">Al­lah (cc) Nahl Su­re­si'nde­ki bir ayet­te ema­net­ler ko­nu­sun­da şöy­le bu­yur­mak­ta­dır:</text:span></text:span></text:p>
      <text:p text:style-name="P1"><text:span text:style-name="Normal1"><text:span text:style-name="T14"/></text:span></text:p>
      <text:p text:style-name="P3"><text:span text:style-name="New_20_Style_20_Sheet_20_5"><text:span text:style-name="T14">"</text:span></text:span><text:span text:style-name="New_20_Style_20_Sheet_20_5"><text:span text:style-name="T15">Ahid­leş­ti­ği­niz za­man, Al­lah'ın ah­di­ni ye­ri­ne ge­ti­rin, pe­kiş­tir­dik­ten son­ra ye­min­le­ri­ni­zi boz­ma­yın; çün­kü Allah'ı üze­ri­ni­ze ke­fil kıl­mış­sı­nız­dır. şüp­he­siz Al­lah yap­mak­ta ol­duk­la­rı­nı­zı bi­lir." (Nahl Su­re­si, 91)</text:span></text:span></text:p>
      <text:p text:style-name="P1"><text:span text:style-name="Normal1"><text:span text:style-name="T15"/></text:span></text:p>
      <text:p text:style-name="P6"><text:span text:style-name="Normal1"><text:span text:style-name="T30">Al­lah (cc)'ı An­ma­nın Fa­zi­le­ti</text:span></text:span></text:p>
      <text:p text:style-name="P1"><text:span text:style-name="Normal1"><text:span text:style-name="T14">Bü­tün iba­det­le­rin özü ve as­lı Al­la­hu Te­ala (cc)'yı an­mak ve O'nu ha­tır­la­mak­tır. Al­lah (cc)'ın bi­ze farz kıl­dı­ğı iba­det­le­rin tü­mü­nün özün­de Al­lah (cc)'ın da­ha iyi bir şe­kil­de anıl­ma­sı var­dır.</text:span></text:span></text:p>
      <text:p text:style-name="P41"><text:span text:style-name="Normal1"><text:span text:style-name="T14">Zi­ra Pey­gam­ber Efen­di­miz (sav) şöy­le bu­yur­muş­tur. </text:span></text:span></text:p>
      <text:p text:style-name="P22"><text:soft-page-break/><text:span text:style-name="New_20_Style_20_Sheet_20_6"><text:span text:style-name="T14">"Baş­ka gölge bu­lun­ma­yan kı­ya­met gü­nün­de Al­lah ye­di sı­nıf in­sa­nı ken­di göl­ge­li­ğin­de göl­ge­len­di­rir. Bun­lar­dan bi­ri­si kim­se­nin bu­lun­ma­dı­ğı yer­de Al­lah'ı zik­re­dip Al­lah kor­ku­sun­dan göz­le­ri ya­şa­ran kim­se­dir." (Bu­ha­ri-Müs­lim)</text:span></text:span></text:p>
      <text:p text:style-name="P1"><text:span text:style-name="Normal1"><text:span text:style-name="T14">Yi­ne baş­ka bir ha­dis­te "La­ila­he İl­lal­lah" ke­li­me­si­ni zik­ret­me­nin fa­zi­le­ti­ni Resulullah (sav) şöy­le açık­lı­yor:</text:span></text:span></text:p>
      <text:p text:style-name="P22"><text:span text:style-name="New_20_Style_20_Sheet_20_6"><text:span text:style-name="T14">"Ku­lun yap­tı­ğı her iyi­lik kı­ya­met gü­nü te­ra­zi­ye ko­nur. Yal­nız "La­ila­he İl­lal­lah" ke­li­me­si kon­maz. Eğer onu te­ra­zi­ye koy­sa­lar, ye­di kat gök­ten, yer­den ve onun için­de­ki­ler­den ağır ge­lir." (Ta­be­ra­ni)</text:span></text:span></text:p>
      <text:p text:style-name="P1"><text:span text:style-name="Normal1"><text:span text:style-name="T14">Pey­gam­be­ri­miz (sav), şu ve­ya bu şe­kil­de da­ima zi­kir­le meş­gul­dü. Al­lah (cc)'la bir­lik­te ol­ma­nın en iyi yo­lu­nun O'nu zik­ret­mek ol­du­ğu­nu söy­ler­di. Ku­ran-ı Ke­rim'de şöy­le buy­rul­muş­tur:</text:span></text:span></text:p>
      <text:p text:style-name="P1"><text:span text:style-name="Normal1"><text:span text:style-name="T14"/></text:span></text:p>
      <text:p text:style-name="P3"><text:span text:style-name="New_20_Style_20_Sheet_20_5"><text:span text:style-name="T15">On­lar, ayak­ta iken, otu­rur­ken, yan ya­tar­ken Al­lah'ı zik­re­der­ler ve gök­le­rin ve ye­rin ya­ra­tı­lı­şı ko­nu­sun­da dü­şü­nür­ler..." (Al-i İm­ran Su­re­si, 191)</text:span></text:span></text:p>
      <text:p text:style-name="P3"><text:span text:style-name="New_20_Style_20_Sheet_20_5"><text:span text:style-name="T15"/></text:span></text:p>
      <text:p text:style-name="P19"><text:span text:style-name="New_20_Style_20_Sheet_20_7"><text:span text:style-name="T15">"Rab­bi­ni, sa­bah ak­şam, yük­sek ol­ma­yan bir ses­le, ken­di ken­di­ne, ür­per­tiy­le, yal­va­ra yal­va­ra, için için zik­ret..." (A'raf Su­re­si, 205)</text:span></text:span></text:p>
      <text:p text:style-name="P19"><text:span text:style-name="New_20_Style_20_Sheet_20_7"><text:span text:style-name="T15"/></text:span></text:p>
      <text:p text:style-name="P1"><text:span text:style-name="Normal1"><text:span text:style-name="T14">Pey­gam­be­ri­miz (sav), Al­lah (cc)'ı zik­ret­me ko­nu­sun­da Ku­ran'da­ki bu uya­rı­la­rı ken­di ha­ya­tın­da mü­kem­mel bir şe­kil­de uy­gu­la­mış­tı. Ha­dis ri­va­yet­le­rin­de, otu­rur­ken, ayak­tay­ken, yü­rür­ken, yer­ken, uy­ku­dan ev­vel, ab­dest alır­ken, el­bi­se­le­ri­ni gi­yer­ken, yol­cu­lu­ğa çı­kar­ken, mes­ci­de gi­rer­ken, kı­sa­ca­sı bü­tün du­rum­lar­da Al­lah (cc)'ı an­ma­yı ih­mal et­mez­di. </text:span></text:span></text:p>
      <text:p text:style-name="P41"><text:span text:style-name="Normal1"><text:span text:style-name="T14">Re­su­lul­lah Efen­di­miz (sav) şöy­le bu­yur­du:</text:span></text:span></text:p>
      <text:p text:style-name="P41"><text:span text:style-name="New_20_Style_20_Sheet_20_6"><text:span text:style-name="T14">"Al­la­hu Te­ala de­di ki: Kul­la­rım Be­ni zik­re­dip, du­dak­la­rı­nı Be­nim için kı­pır­dat­tı­ğı müd­det­çe Ben ku­lum­la be­ra­be­rim. Ku­lum ten­ha bir­ yer­de Be­ni zik­re­der­se, Ben de onu ken­di Za­tım­la ana­rım. Ce­ma­at­te an­dı­ğı va­kit, Ben de onun bu­lun­du­ğu ce­ma­at­ten da­ha iyi bir ce­ma­at­te onu ana­rım. Ku­lum Ba­na bir ka­rış yak­la­şır­sa Ben ona bir ar­şın yak­la­şı­rım. Ku­lum Ba­na yü­rü­ye­rek ge­lir­se ben ona ko­şa­rak ge­li­rim, ya­ni is­tek­le­ri­ne sü­rat­le ica­bet ede­rim." (Bu­ha­ri)</text:span></text:span></text:p>
      <text:p text:style-name="P41"><text:span text:style-name="New_20_Style_20_Sheet_20_6"><text:span text:style-name="T14">"Amel­le­ri­ni­zin en ha­yır­lı­sı­nı, Al­lah Ka­tın­da en mak­bu­lü­nü ve de­re­ce­le­ri­ni­zi en çok yük­sel­te­cek ola­nı­nı, al­tın ve gü­müş in­fak et­mek­ten da­ha de­ğer­li, düş­man kar­şı­sın­da öl­mek­ten ya ­da öl­dü­rül­mek­ten da­ha ha­yır­lı­sı­nı si­ze bil­di­re­yim mi? Da­ima Al­lah'ı zik­ret­me­niz­dir." (Tir­mi­zi)</text:span></text:span></text:p>
      <text:p text:style-name="P41"><text:span text:style-name="New_20_Style_20_Sheet_20_6"><text:span text:style-name="T14"/></text:span></text:p>
      <text:p text:style-name="P6"><text:span text:style-name="Normal1"><text:span text:style-name="T30">Mü­min­ler Ara­sın­da­ki Bağ­lı­lı­ğın Fa­zi­le­ti</text:span></text:span></text:p>
      <text:p text:style-name="P3"><text:span text:style-name="New_20_Style_20_Sheet_20_5"><text:span text:style-name="T15"/></text:span></text:p>
      <text:p text:style-name="P3"><text:span text:style-name="New_20_Style_20_Sheet_20_5"><text:span text:style-name="T15">On­lar, mü'min­le­ri bı­ra­kıp ka­fir­le­ri dost­lar (ve­li­ler) edi­nir­ler. 'Kuv­vet ve onu­ru (iz­ze­ti)' on­la­rın ya­nın­da mı arı­yor­lar? Şüp­he­siz, 'bü­tün kuv­vet ve onur' Allah'ın­dır. (Ni­sa Su­re­si, 139) </text:span></text:span></text:p>
      <text:p text:style-name="P3"><text:span text:style-name="New_20_Style_20_Sheet_20_5"><text:span text:style-name="T15"/></text:span></text:p>
      <text:p text:style-name="P1"><text:span text:style-name="Normal1"><text:span text:style-name="T14">Baş­ka bir ayet­te ise mü­min­le­rin bir­bir­le­ri­ne ke­net­len­miş bir bi­na gi­bi saf bağ­la­ma­la­rın­dan bah­se­dil­mek­te­dir. </text:span></text:span><text:span text:style-name="Normal1"><text:span text:style-name="T15">(Saff Su­re­si, 4)</text:span></text:span><text:span text:style-name="Normal1"><text:span text:style-name="T14"> Mü­min­le­rin di­ğer in­san­lar­dan en bü­yük fark­la­rı bir­bir­le­ri­ne olan gü­ven­le­ri, fe­da­kar­lık­la­rı ve bağ­lı­lık­la­rı­dır. Bu er­dem­le­ri mü­min­le­rden ay­rı ya­şa­ma­ya </text:span></text:span><text:soft-page-break/><text:span text:style-name="Normal1"><text:span text:style-name="T14">ça­lı­şan­lar hem dün­ya­da hem de ahi­ret­te bü­yük bir hüs­ran­la kar­şı­la­şa­cak­lar­dır. Ni­te­kim Re­su­lul­lah Efen­di­miz (sav) bu ko­nuy­la il­gi­li şöy­le bu­yur­muş­tur:</text:span></text:span></text:p>
      <text:p text:style-name="P22"><text:span text:style-name="New_20_Style_20_Sheet_20_6"><text:span text:style-name="T14">"Kim ce­ma­at(imiz)den bir ka­rış uzak­la­şır­sa ken­di­ni di­ne bağ­la­yan İs­lam ba­ğı­nı boy­nun­dan çı­ka­rıp at­mış olur." (Ebu Da­vud) </text:span></text:span></text:p>
      <text:p text:style-name="P41"><text:span text:style-name="New_20_Style_20_Sheet_20_6"><text:span text:style-name="T14">"Bir Müs­lü­ma­nın, Müs­lü­man kar­de­şi­ne üç gün­den faz­la küs­me­si he­lal de­ğil­dir. Bu ki­şi­ler­den ha­yır­lı ola­nı bir­bir­le­ri­ni gör­dük­le­rin­de ön­ce se­lam ve­re­ni­dir." (Bu­ha­ri)</text:span></text:span></text:p>
      <text:p text:style-name="P41"><text:span text:style-name="Normal1"><text:span text:style-name="T14">Mü­min­le­rin bağ­lı­lık­la­rı­nın bir gös­ter­ge­si de Müs­lü­man kar­de­şi­nin ha­ta­la­rı­nı açı­ğa vur­ma­ma­la­rı­dır. Bir mü­min baş­ka bir Müs­lü­man kar­de­şi­nin ayı­bı­nı açı­ğa vu­rup onu di­ğer in­san­la­rın gö­zün­de kü­çük dü­şü­re­ce­ği yer­de, ken­di­si­ne ha­ta­la­rı­nı söy­le­ye­rek dü­zel­me­si­ne yar­dım­cı olur. Bu, ger­çek mü­mi­nle­re ya­kı­şan bir dav­ra­nış­tır. </text:span></text:span></text:p>
      <text:p text:style-name="P41"><text:span text:style-name="Normal1"><text:span text:style-name="T14">Re­su­lul­lah (sav)'ın şu söz­le­ri bu­nu doğ­ru­lar ni­te­lik­te­dir:</text:span></text:span></text:p>
      <text:p text:style-name="P22"><text:span text:style-name="New_20_Style_20_Sheet_20_6"><text:span text:style-name="T14">"Kim bir ayıp gö­rür de ör­ter­se di­ri di­ri top­ra­ğa gö­mül­müş bir kı­zı ih­ya et­miş gi­bi olur." (Ebu Da­vud)</text:span></text:span></text:p>
      <text:p text:style-name="P41"><text:span text:style-name="New_20_Style_20_Sheet_20_6"><text:span text:style-name="T14">"Bir kul dün­ya­da bir ku­lun ayı­bı­nı ör­ter­se Al­lah da kı­ya­met­te onun ayı­bı­nı ör­ter." (Müs­lim)</text:span></text:span></text:p>
      <text:p text:style-name="P1"><text:span text:style-name="Normal1"><text:span text:style-name="T14">Mü­min­ler sev­di­ği in­sa­nı sa­de­ce Al­lah (cc) rı­za­sı­ için sev­me­li­dir. Bu­nun dı­şın­da he­va ve he­ve­s doğ­rul­tu­sun­da ger­çek­le­şen bir sev­gi an­la­yı­şı Ku­ran'a ve Pey­gam­be­ri­miz (sav)'in sünneti­ne uy­gun ol­maz. Sev­gi­li Pey­gam­be­ri­miz Hz. Mu­ham­med (sav) bu­yu­ru­yor ki:</text:span></text:span></text:p>
      <text:p text:style-name="P22"><text:span text:style-name="New_20_Style_20_Sheet_20_6"><text:span text:style-name="T14">Kı­ya­met gü­nü Al­lah şöy­le ses­le­ne­cek­tir; "Ne­re­de Be­nim rı­zam için se­ven­ler? On­la­rı Be­nim göl­gem­den baş­ka hiç bir göl­ge­nin ol­ma­dı­ğı bu gün­de ar­şın göl­ge­sin­de göl­ge­len­di­re­ce­ğim." (Müs­lim)</text:span></text:span></text:p>
      <text:p text:style-name="P41"><text:span text:style-name="New_20_Style_20_Sheet_20_6"><text:span text:style-name="T14">"Kim ima­nın zev­ki ve tat­lı­lı­ğı ile fe­rah­la­mak is­ter­se, sev­di­ği­ni sırf Al­lah rı­za­sı için sev­sin." (Ha­kim)</text:span></text:span></text:p>
      <text:p text:style-name="P41"><text:span text:style-name="New_20_Style_20_Sheet_20_6"><text:span text:style-name="T14">"İma­nı ka­mil olan, sev­di­ği kim­se­yi, on­dan men­fa­at gör­dü­ğü için de­ğil sırf Al­lah rı­za­sı için se­ver. Ger­çek iman bu­dur." (Ta­be­ra­ni)</text:span></text:span></text:p>
      <text:p text:style-name="P41"><text:span text:style-name="New_20_Style_20_Sheet_20_6"><text:span text:style-name="T14"><text:s/>"Bir adam, bi­ri­ni Al­lah için se­ver de ona; se­ni Al­lah için se­vi­yo­rum der­se iki­si de cen­ne­te gi­rer­ler. Se­ve­nin ise de­re­ce­si da­ha yük­sek­tir." (Bez­zar)</text:span></text:span></text:p>
      <text:p text:style-name="P41"><text:span text:style-name="New_20_Style_20_Sheet_20_6"><text:span text:style-name="T14">"Re­su­lul­lah bir soh­bet sı­ra­sın­da şöy­le bu­yur­du: "Ey in­san­lar dik­kat­le din­le­yin, de­dik­le­ri­mi iyi an­la­yın. Al­lah'ın öy­le kul­la­rı var ki, Pey­gam­ber de­ğil­ler, şe­hid de de­ğil­ler, fa­kat on­la­rın Al­lah'a ya­kın­lık­la­rı­na ve yü­ce mev­ki­le­ri­ne pey­gam­ber­ler ve şe­hid­ler im­re­nir­ler." </text:span></text:span><text:span text:style-name="New_20_Style_20_Sheet_20_6"><text:span text:style-name="T21">Ce­ma­at­ten bir ki­şi Hz. Mu­ham­med (s.a.v.)'e şöy­le bir so­ru so­rar. "Ya Re­su­lul­lah! Pey­gam­ber ve şe­hid ol­ma­dık­la­rı hal­de Al­lah Ka­tın­da­ki mev­ki­le­ri­ne pey­gam­ber­le­rin ve şe­hid­le­rin gıp­ta et­tik­le­ri in­san­lar na­sıl kim­se­ler­dir?" Pey­gam­be­ri­miz bu so­ru­ya şöy­le ce­vap ve­rir. "On­lar kim­se­nin önem­se­me­di­ği, gös­te­riş yap­ma­yan kim­se­ler­dir. Ak­ra­ba ol­ma­dık­la­rı hal­de bir ara­ya ge­len, bir­bir­le­ri­ne kar­şı kalp­le­ri ter­te­miz, din uğ­run­da bir­le­şip kay­na­şan kim­se­ler­dir. Kı­ya­met gü­nü, Al­lah'ın on­lar için, hal­ket­ti­ği (ya­rat­tı­ğı) nur­dan min­der­ler üze­rin­de otu­rur­lar. Al­lah on­la­ra nur­dan el­bi­se­ler hal­ke­der, yüz­le­ri­ni nur­lan­dı­rır. O gün her­kes kor­ku ve he­ye­can için­dey­ken, Al­lah'ın o ve­li kul­la­rı ne kor­kar ne üzü­lür­ler." (Ah­med)</text:span></text:span></text:p>
      <text:p text:style-name="P41"><text:soft-page-break/><text:span text:style-name="New_20_Style_20_Sheet_20_6"><text:span text:style-name="T21">"Cen­net­te ya­kut sü­tun­la­rın üze­rin­de hal­ke­dil­miş ye­şil züm­rüt­ten oda­lar var­dır. Yıl­dız­lar gi­bi par­la­yan ka­pı­la­rı açık­tır" de­di. "O oda­da kim­ler ka­la­cak?" di­ye so­ru­lun­ca, "Al­lah rı­za­sı için bir ara­ya ge­le­rek yar­dım­la­şa­n ve kay­na­şan kim­se­ler ka­la­cak di­ye bu­yur­du."(Bez­zar)</text:span></text:span></text:p>
      <text:p text:style-name="P41"><text:span text:style-name="New_20_Style_20_Sheet_20_6"><text:span text:style-name="T14">"Siz mü­min ol­ma­dık­ça cen­ne­te gi­re­mez­si­niz. Bir­bi­ri­ni­zi sev­me­dik­çe de tam mü­min sa­yıl­maz­sı­nız." (Müs­lim)</text:span></text:span></text:p>
      <text:p text:style-name="P41"><text:span text:style-name="New_20_Style_20_Sheet_20_6"><text:span text:style-name="T14">"Kim Al­lah için yar­dım eder, Al­lah için yar­dı­mı ke­ser, Al­lah için se­ver, Al­lah için ev­le­nir ve ev­le­nen­le­re yar­dım eder­se, o za­man ima­nı ke­ma­le erer." (Tir­mi­zi)</text:span></text:span></text:p>
      <text:p text:style-name="P41"><text:span text:style-name="New_20_Style_20_Sheet_20_6"><text:span text:style-name="T14">"Hep mü­min­ler­le ar­ka­daş­lık yap, ye­me­ği­ni tak­va sa­hi­bi mü­min­le­re ye­dir." (İbn-i Hıb­ban)</text:span></text:span></text:p>
      <text:p text:style-name="P41"><text:span text:style-name="New_20_Style_20_Sheet_20_6"><text:span text:style-name="T14">Hz. Ali (r.a.): "Üç şey ger­çek­tir ve şüp­he gö­tür­mez; Al­lah, İs­lam'dan na­si­bi­ni alıp ya­rar­lı iş ya­pa­nı, İs­lam'dan na­si­bi­ni al­ma­yan ga­fil­ler gi­bi kıl­maz. Al­lah, ken­di­si­ne ita­at ede­rek yak­la­şan ku­lu­nu baş­ka­sı­na kul et­mez. Ki­şi ki­mi se­ver­se, mut­la­ka ahi­ret­te onun­la haş­ro­lu­nur." bu­yur­du.</text:span></text:span></text:p>
      <text:p text:style-name="P41"><text:span text:style-name="New_20_Style_20_Sheet_20_6"><text:span text:style-name="T14">"Mü­min­ler bir­bi­ri­ni sev­mek­te, bir­bi­ri­ne acı­mak­ta ve bir­bi­ri­ni ko­ru­mak­ta bir vü­cud gi­bi­dir. Vü­cu­dun bir uz­vu ra­hat­sız olur­sa, sa­ir aza­la­rı da bu yüz­den hum­ma ve uy­ku­suz­lu­ğa tu­tu­lur." (Bu­ha­ri)</text:span></text:span></text:p>
      <text:p text:style-name="P1"><text:span text:style-name="Normal1"><text:span text:style-name="T14">Al­lah Ku­ran'da mü­min­le­rin bir­bir­le­ri­ne bağ­lı­lı­ğı­nın öne­mi hak­kın­da şöy­le bu­yur­mak­ta­dır:</text:span></text:span></text:p>
      <text:p text:style-name="P1"><text:span text:style-name="Normal1"><text:span text:style-name="T14"/></text:span></text:p>
      <text:p text:style-name="P3"><text:span text:style-name="New_20_Style_20_Sheet_20_5"><text:span text:style-name="T15">Si­zin dos­tu­nuz (ve­li­niz), an­cak Al­lah, O'nun el­çi­si, rü­ku edi­ci­ler ola­rak na­maz kı­lan ve ze­ka­tı ve­ren mü'min­ler­dir. Kim Al­lah'ı, Re­sû­lü'nü ve iman eden­le­ri dost (ve­li) edi­nir­se, hiç şüp­he yok, ga­lip ge­le­cek olan­lar, Al­lah'ın ta­raf­tar­la­rı­dır. (Ma­ide Su­re­si, 55-56)</text:span></text:span></text:p>
      <text:p text:style-name="P41"><text:span text:style-name="New_20_Style_20_Sheet_20_5"><text:span text:style-name="T15"/></text:span></text:p>
      <text:p text:style-name="P20"><text:span text:style-name="Normal1"><text:span text:style-name="T30">Baş­ka­sı­na Za­rar Ver­me­mek, Za­rar Ve­re­ne </text:span></text:span></text:p>
      <text:p text:style-name="P6"><text:span text:style-name="Normal1"><text:span text:style-name="T30">Ma­ni Ol­mak</text:span></text:span></text:p>
      <text:p text:style-name="P1"><text:span text:style-name="Normal1"><text:span text:style-name="T14">Mü­min­ler, çev­re­le­rin­de­ki in­san­la­ra za­rar ver­me­dik­le­ri gi­bi za­rar ve­ren­le­re de en­gel ol­ma­ya ça­lı­şan ki­şi­ler­dir. Bu ne­den­le de de­vam­lı ola­rak ya­şa­dık­la­rı top­lum­da­ki di­ğer in­san­la­ra ha­re­ket­le­ri, söz­le­ri ve gü­zel ah­lak­la­rıy­la ör­nek olur­lar. Al­lah (cc), Ku­ran'da bu ko­nuy­la il­gi­li ola­rak şöy­le bu­yur­mak­ta­dır:</text:span></text:span></text:p>
      <text:p text:style-name="P1"><text:span text:style-name="Normal1"><text:span text:style-name="T14"/></text:span></text:p>
      <text:p text:style-name="P3"><text:span text:style-name="New_20_Style_20_Sheet_20_5"><text:span text:style-name="T15">"Siz­den; hay­ra ça­ğı­ran, iyi­li­ği (ma­ru­fu) em­re­den ve kö­tü­lük­ten (mün­ker­den) sa­kın­dı­ran bir top­lu­luk bu­lun­sun. Kur­tu­lu­şa eren­ler iş­te bun­lar­dır." (Al-i İm­ran Su­re­si, 104)</text:span></text:span></text:p>
      <text:p text:style-name="P3"><text:span text:style-name="New_20_Style_20_Sheet_20_5"><text:span text:style-name="T15"/></text:span></text:p>
      <text:p text:style-name="P1"><text:span text:style-name="Normal1"><text:span text:style-name="T14">Re­su­lul­lah Efen­di­miz (sav)'in ha­ya­tın­da da bu ko­nu­da sa­yı­sız ör­nek var­dır. Baş­ka­sı­na za­rar ver­me­mek ko­nu­sun­da Pey­gam­ber Efen­di­miz (sav)'in ba­zı söz­le­ri şun­lar­dır:</text:span></text:span></text:p>
      <text:p text:style-name="P22"><text:span text:style-name="New_20_Style_20_Sheet_20_6"><text:span text:style-name="T14">"Bir Müs­lü­ma­na za­rar ve­re­ne Al­lah da za­rar ve­rir, me­şak­kat ve­re­ne Al­lah da me­şak­kat ve­rir." (Tir­mi­zi)</text:span></text:span></text:p>
      <text:p text:style-name="P41"><text:span text:style-name="New_20_Style_20_Sheet_20_6"><text:span text:style-name="T14">"Şüp­he­siz ki Al­lah, dün­ya­da in­san­la­ra azap eden­le­re azap ede­cek­tir." (Ebu Da­vud)</text:span></text:span></text:p>
      <text:p text:style-name="P41"><text:span text:style-name="Normal1"><text:span text:style-name="T14"/></text:span></text:p>
      <text:p text:style-name="P41"><text:span text:style-name="New_20_Style_20_Sheet_20_6"><text:span text:style-name="T14">"Bir kö­tü­lük ya­pıl­dı­ğı­nı gö­ren kim­se onu eliy­le de­ğiş­tir­sin. Şa­yet bu­na gü­cü yet­mi­yor­sa di­liy­le ma­ni ol­sun. Bu­na da gü­cü yet­mi­yor­sa kal­biy­le buğ­z et­sin. Bu ise ima­nın en za­yı­fı­dır." (Bu­ha­ri-Müs­lim)</text:span></text:span></text:p>
      <text:p text:style-name="P1"><text:span text:style-name="Normal1"><text:span text:style-name="T14"/></text:span></text:p>
      <text:p text:style-name="P6"><text:soft-page-break/><text:span text:style-name="Normal1"><text:span text:style-name="T30">Ri­ya ve şir­kin Za­ra­rı</text:span></text:span></text:p>
      <text:p text:style-name="P1"><text:span text:style-name="Normal1"><text:span text:style-name="T14">Ri­ya, iba­det ve ha­yır iş­le­ri­ sı­ra­sın­da, bu iba­de­ti ya­pan ki­şi­nin Al­lah (cc)'ın rı­za­sın­dan çok in­san­la­rın rı­za­sı­nı ara­ma­sı­dır. İba­det ve ha­yır­lar yal­nız­ca Al­lah (cc) rı­za­sı için ya­pıl­dı­ğın­da mak­bul­dür. Böy­le bir mak­sat dı­şın­da ya­pı­lan­lar mak­bul ol­ma­ya­bi­lir, hat­ta giz­li şirk ola­bi­lir. Ku­ran'da da ri­ya­kar­lı­ğın, mü­na­fık ah­la­kı­na ait bir ala­met ol­du­ğu bil­di­ril­miş­tir:</text:span></text:span></text:p>
      <text:p text:style-name="P1"><text:span text:style-name="Normal1"><text:span text:style-name="T14"/></text:span></text:p>
      <text:p text:style-name="P3"><text:span text:style-name="New_20_Style_20_Sheet_20_5"><text:span text:style-name="T15">"Ger­çek şu ki, mü­na­fık­lar (söz­de), Al­lah'ı al­dat­mak­ta­dır­lar. Oy­sa O, on­la­rı al­da­tan­dır. Na­ma­za kalk­tık­la­rı za­man, is­tek­siz­ce kal­kar­lar. İn­san­la­ra gös­te­riş ya­par­lar ve Al­lah'ı an­cak çok az anar­lar." (Ni­sa Su­re­si, 142)</text:span></text:span></text:p>
      <text:p text:style-name="P3"><text:span text:style-name="New_20_Style_20_Sheet_20_5"><text:span text:style-name="T15"/></text:span></text:p>
      <text:p text:style-name="P1"><text:span text:style-name="Normal1"><text:span text:style-name="T14">Re­su­lul­lah Efen­di­miz (sav) şöy­le bu­yu­ru­yor: </text:span></text:span></text:p>
      <text:p text:style-name="P22"><text:span text:style-name="New_20_Style_20_Sheet_20_6"><text:span text:style-name="T14">"Al­lah tüm in­san­la­rı ve cin­le­ri kı­ya­met gü­nü top­la­dı­ğı za­man bir ça­ğı­rı­cı, 'Kim Al­lah rı­za­sı için iş­le­di­ği bir iba­de­te Al­lah dı­şın­da baş­ka bi­ri­si­nin rı­za­sı­nı or­tak et­ti ise, se­va­bı­nı da on­dan ta­lep et­sin. Çün­kü Al­lah'ın or­ta­ğa ih­ti­ya­cı yok­tur', di­ye­cek­tir."</text:span></text:span></text:p>
      <text:p text:style-name="P41"><text:span text:style-name="New_20_Style_20_Sheet_20_6"><text:span text:style-name="T14">"Üm­me­tim hak­kın­da en çok kork­tu­ğum şey, Al­lah'a or­tak koş­ma su­çu iş­le­me­le­ri­dir. Bil­miş olu­nuz ki şüp­he­siz on­lar Gü­ne­ş'e, yıl­dı­za, Ay'a ta­pı­yor di­ye­cek de­ği­lim. Fa­kat bir­ta­kım iba­det­le­ri­ni Al­lah'tan baş­ka­sı için iş­le­ye­cek­ler ve giz­li şeh­vet ar­zu­la­ya­cak­lar­dır." (İbn-i Ma­ce)</text:span></text:span></text:p>
      <text:p text:style-name="P41"><text:span text:style-name="New_20_Style_20_Sheet_20_6"><text:span text:style-name="T14">"Kim iba­det­le­rin­de ri­ya­kar­lık eder­se, Al­lah onun ri­ya­kar­lı­ğı­nın ce­za­sı­nı ve­rir. Kim iba­det­le­ri­ni gös­te­riş için hal­ka işit­ti­rir­se, Al­lah onun ni­ye­ti­ni hal­ka işit­ti­rir." (İbn-i Ma­ce)</text:span></text:span></text:p>
      <text:p text:style-name="P72"><text:span text:style-name="Normal1"><text:span text:style-name="T14"/></text:span></text:p>
      <text:p text:style-name="P6"><text:span text:style-name="Normal1"><text:span text:style-name="T30">Dün­ya Ha­ya­tı­nın Ge­çi­ci­li­ği</text:span></text:span></text:p>
      <text:p text:style-name="P1"><text:span text:style-name="Normal1"><text:span text:style-name="T14">Şey­ta­nın en bü­yük hi­le­le­rin­den bi­ri in­san­la­ra, dün­ya ha­ya­tı­nı ve bu­ra­da­ki ni­met­le­ri hiç so­na er­me­ye­cek gi­bi gös­ter­me­si­dir. Mü­min­le­rin şey­ta­nın bu hi­le­si kar­şı­sın­da çok dik­kat­li ol­ma­la­rı ge­re­kir. Al­lah (cc) Ku­ran'da şöy­le bu­yur­mak­ta­dır:</text:span></text:span></text:p>
      <text:p text:style-name="P1"><text:span text:style-name="Normal1"><text:span text:style-name="T14"/></text:span></text:p>
      <text:p text:style-name="P3"><text:span text:style-name="New_20_Style_20_Sheet_20_5"><text:span text:style-name="T15">"Dün­ya ha­ya­tı yal­nız­ca bir oyun ve bir oya­lan­ma­dan baş­ka­sı de­ğil­dir. Kor­kup-sa­kın­mak­ta olan­lar için ahi­ret yur­du ger­çek­ten da­ha ha­yır­lı­dır. Yi­ne de akıl er­dir­me­ye­cek mi­si­niz?" (En'am Su­re­si 32)</text:span></text:span></text:p>
      <text:p text:style-name="P3"><text:span text:style-name="New_20_Style_20_Sheet_20_5"><text:span text:style-name="T15"/></text:span></text:p>
      <text:p text:style-name="P1"><text:span text:style-name="Normal1"><text:span text:style-name="T14">Pey­gam­ber Efe­ndi­miz (sav)'in bu ko­nu­da­ki ha­dis­le­rin­den ba­zı­la­rı ise şöy­le­dir:</text:span></text:span></text:p>
      <text:p text:style-name="P22"><text:span text:style-name="New_20_Style_20_Sheet_20_6"><text:span text:style-name="T14">Hz. Ali (r.a.) şöy­le bu­yu­ru­yor: "Ey Al­lah'ın kul­la­rı! Siz bu dün­ya­dan gö­çen­ler­den fark­lı de­ğil­si­niz. On­lar siz­den da­ha uzun ömür­lü, da­ha kuv­vet­li, da­ha ma­mur bel­de­le­re ve da­ha öl­mez eser­le­re sa­hip idi­ler. Bir­kaç ne­sil son­ra ses­le­ri ke­sil­di ve ta­ma­men du­yul­maz ol­du. Ce­set­le­ri çü­rü­dü, yurt­la­rı bom­boş kal­dı ve eser­le­ri yok ol­du. On­lar muh­te­şem sa­ray­la­rı­nı, kon­for­la­rı­nı ve at­las­tan do­kun­muş ya­tak­la­rı­nı yas­tık­la­rı­nı üze­ri taş­lar­la ör­tü­lü, top­rak yı­ğı­lı vi­ra­ne­le­re ya­pıl­mış me­zar­la­ra de­ğiş­ti­ler. Yer­le­ri dar, sa­kin­le­ri ga­rip­tir. On­lar ora­da yal­nız­la­rın, ken­di ba­şı­nın der­di­ne dü­şen­le­rin ve bir­bir­le­riy­le sa­mi­mi ol­ma­yan­la­rın ara­sın­da­dır­lar. </text:span></text:span></text:p>
      <text:p text:style-name="P41"><text:span text:style-name="New_20_Style_20_Sheet_20_6"><text:span text:style-name="T14">"Si­zin ölü­ler di­ya­rı­na var­ma­nız ve ora­da yap­tık­la­rı­nı­za kar­şı­lık re­hin ola­rak kal­ma­nız ya­kın­dır. Si­zi de ka­bir ku­cak­la­ya­cak... Ahi­ret için ça­lış­ma­dan ahi­re­ti uman, uzun emel­le­rin pe­şin­de ko­şup tev­be­yi ge­cik­ti­ren, dün­ya­yı sev­me­yen ki­şi­le­rin di­liy­le dün­ya­dan bah­set­ti­ği hal­de dün­ya­</text:span></text:span><text:soft-page-break/><text:span text:style-name="New_20_Style_20_Sheet_20_6"><text:span text:style-name="T14">yı se­ven­ler gi­bi ça­lı­şan, ken­di­si­ne ve­ri­lin­ce doy­ma­yan, ve­ril­me­yin­ce sız­la­nan kim­se­ler­den ol­ma­yın."</text:span></text:span></text:p>
      <text:p text:style-name="P1"><text:span text:style-name="Normal1"><text:span text:style-name="T14">Re­su­lul­lah Efen­di­miz (sav), dün­ya­dan yüz çe­vir­me­nin an­la­mı­nı şöy­le açık­lı­yor: </text:span></text:span></text:p>
      <text:p text:style-name="P22"><text:span text:style-name="New_20_Style_20_Sheet_20_6"><text:span text:style-name="T14">"Dün­ya­dan yüz çe­vir­mek, ne he­lal şey­le­ri ha­ram et­mek­tir, ne de ma­lı za­yi et­mek­tir. Dün­ya­ya rağ­bet gös­ter­me­mek, elin­de olan ni­me­te, Al­lah'ın elin­de olan ni­met­ler­den da­ha faz­la gü­ven­me­men ve ba­şı­na bir mu­si­bet gel­di­ğin­de o mu­si­be­te gös­ter­di­ğin rağ­bet, o mu­si­be­tin gel­me­miş ol­ma­sı­na gös­ter­di­ğin rağ­bet­ten faz­la ol­ma­sı­dır." (İbn-i Ma­ce)</text:span></text:span></text:p>
      <text:p text:style-name="P41"><text:span text:style-name="New_20_Style_20_Sheet_20_6"><text:span text:style-name="T14">"Eli­niz­den gel­dik­çe ken­di­ni­zi dün­ya iş­le­ri­ne faz­la kap­tır­ma­yın. İba­det için ken­di­ni­ze va­kit ayı­rın. Zi­ra ki­min ama­cı sırf dün­ya olur­sa, Al­lah iş­le­ri­ni da­ğı­tır. Fa­kir­li­ği de­vam­lı ak­lı­na ge­ti­rir. Ki­min­ de ama­cı ahi­ret ise, Al­lah iş­le­ri­ni to­par­lar, hu­zu­ru­nu ar­tı­rır. Zen­gin­li­ği kal­bi­ne yer­leş­ti­rir. Hak­kın­da ha­yır­lı olan her­şe­yi hız­la ona yak­laş­tı­rır." (İb­ni Ma­ce, Ta­be­ra­ni, Bey­ha­ki)</text:span></text:span></text:p>
      <text:p text:style-name="P41"><text:span text:style-name="New_20_Style_20_Sheet_20_6"><text:span text:style-name="T14">"Kim gön­lü­nü ta­ma­men Al­lah'a bağ­lar­sa, Al­lah onun bü­tün ih­ti­yaç­la­rı­nı sağ­lar. On­la­ra bek­le­me­di­ği yer­den rı­zık ka­pı­la­rı­nı açar. Kim de ken­di­ni ta­ma­men dün­ya­ya ve­rir­se, Al­lah onu dün­ya­ya bı­ra­kır. Ona yar­dı­mı ke­ser." (Bey­ha­ki, İb­ni Hıb­ban) "Kim sa­bah­le­yin kal­kın­ca hep dün­ya işi­ni dü­şü­nür, iba­det­le­ri­ni ih­mal eder­se, Al­lah'tan ona hiç­bir yar­dım ol­maz." (Ta­be­ra­ni)</text:span></text:span></text:p>
      <text:p text:style-name="P41"><text:span text:style-name="New_20_Style_20_Sheet_20_6"><text:span text:style-name="T14">"Ade­moğ­lu­nun iki de­re do­lu­su al­tı­nı ol­sa üçün­cü­sü­nü is­ter. Ade­moğ­lu­nun gö­zü­nü an­cak top­rak do­yu­rur. Tev­be ede­nin tev­be­si­ni Al­lah ka­bul eder." (Bu­ha­ri-Müs­lim)</text:span></text:span></text:p>
      <text:p text:style-name="P41"><text:span text:style-name="New_20_Style_20_Sheet_20_6"><text:span text:style-name="T14">"Ey in­san­lar rız­kı­nı­zı gü­zel yol­lar­dan ara­yın. Kul için tak­dir edi­len­den faz­la­sı yok­tur. Kul dün­ya­dan göç­me­den ön­ce ken­di­si için tak­dir edi­len rız­kı ala­cak­tır." </text:span></text:span><text:span text:style-name="New_20_Style_20_Sheet_20_6"><text:span text:style-name="T21">(Ha­kim)</text:span></text:span></text:p>
      <text:p text:style-name="P41"><text:span text:style-name="New_20_Style_20_Sheet_20_6"><text:span text:style-name="T21">"Siz­den bi­ri­niz ken­di­sin­den da­ha üs­tün ser­ve­te ma­lik olan kim­se­yi gör­dü­ğü za­man he­men ken­di­sin­den da­ha dü­şük ola­nı dü­şün­sün." (Bu­ha­ri-Müs­lim)</text:span></text:span></text:p>
      <text:p text:style-name="P1"><text:span text:style-name="Normal1"><text:span text:style-name="T21"><text:s/></text:span></text:span><text:span text:style-name="Normal1"><text:span text:style-name="T31">Kıs­kanç­lık (Ha­set)</text:span></text:span></text:p>
      <text:p text:style-name="P1"><text:span text:style-name="Normal1"><text:span text:style-name="T21">Ha­set bir kim­se­de bu­lu­nan bir ni­me­ti çe­ke­me­mek ve o ni­me­tin o kim­se­nin elin­den çık­ma­sı­nı ar­zu et­mek­tir. Bir ni­me­tin sa­hi­bi­nin elin­den çık­ma­sı­nı ar­zu eden ki­şi bu­nu fi­ili­ya­ta dök­sün ya ­da dök­me­sin ha­set et­miş olur. Mü­min­ler ara­sın­da ola­bi­le­cek ha­set hem Müs­lü­manlar ara­sın­da­ki bağ­lı­lı­ğı yok eder hem de Ku­ran'da ha­ram kı­lın­mış­tır. </text:span></text:span></text:p>
      <text:p text:style-name="P41"><text:span text:style-name="Normal1"><text:span text:style-name="T14">Eğer bir kim­se ira­de­si dı­şın­da ha­set edi­yor­sa bun­dan kur­tu­la­bil­mek için Al­lah (cc)'a dua et­me­li­dir. Mü­min­le­rin bir­bir­le­ri­ne im­ren­me­le­ri­ni ge­rek­ti­re­cek tek ko­nu tak­va­la­rı ol­ma­lı­dır. Mü­min­ler ara­sın­da­ki kıs­kanç­lık ve ge­rek­siz çe­kiş­me­le­rin so­nu­cu Ku­ran'da şu şe­kil­de açık­lan­mış­tır:</text:span></text:span></text:p>
      <text:p text:style-name="P41"><text:span text:style-name="Normal1"><text:span text:style-name="T14"/></text:span></text:p>
      <text:p text:style-name="P3"><text:span text:style-name="New_20_Style_20_Sheet_20_5"><text:span text:style-name="T15">"Al­lah'a ve Re­sû­lü'ne ita­at edin ve çe­ki­şip bir­bi­ri­ni­ze düş­me­yin, çö­zü­lüp yıl­gın­la­şır­sı­nız, gü­cü­nüz gi­der. Sab­re­din. Şüp­he­siz Al­lah, sab­re­den­ler­le be­ra­ber­dir." (En­fal Su­re­si, 46)</text:span></text:span></text:p>
      <text:p text:style-name="P3"><text:span text:style-name="New_20_Style_20_Sheet_20_5"><text:span text:style-name="T15"/></text:span></text:p>
      <text:p text:style-name="P1"><text:span text:style-name="Normal1"><text:span text:style-name="T14">Bu ko­nuy­la il­gi­li ola­rak Re­su­lul­lah Efen­di­miz ha­dis­le­rin­de şöy­le bu­yu­ru­yor: </text:span></text:span></text:p>
      <text:p text:style-name="P22"><text:span text:style-name="New_20_Style_20_Sheet_20_6"><text:span text:style-name="T14">"Bir ko­yun sü­rü­sü­ne gi­ren iki aç kur­dun sü­rü­ye ver­di­ği za­rar, için­de ha­set duy­gu­la­rı ta­şı­yan Müs­lü­ma­nın di­ni­ne ver­di­ği za­rar­dan çok de­ğil­dir. Ger­çek­ten ateş odu­nu ya­kıp ye­di­ği gi­bi ha­set de iyi­lik­le­ri yok eder." (Tir­mi­zi)</text:span></text:span></text:p>
      <text:p text:style-name="P41"><text:span text:style-name="New_20_Style_20_Sheet_20_6"><text:span text:style-name="T14">"Bir­bi­ri­ni­ze hid­det­len­me­yin, bir­bi­ri­ni­zi kıs­kan­ma­yın, bir­bi­ri­ni­ze ar­ka çe­vir­me­yin; ey Al­lah'ın kul­la­rı kar­deş olun. Bir Müs­lü­ma­na üç gün­den faz­la din kar­de­şi ile küs dur­ma­sı he­lal ol­maz." (Müs­lim)</text:span></text:span></text:p>
      <text:p text:style-name="P41"><text:soft-page-break/><text:span text:style-name="New_20_Style_20_Sheet_20_6"><text:span text:style-name="T14"><text:s/>An­cak iki ki­şi­ye ha­set edi­le­bi­lir; Al­lah'ın ken­di­si­ne ver­di­ği ma­lı O'nun yo­lun­da sarf e­den ki­şi ve Al­lah'ın ver­di­ği ilim ile amel eden ve onu baş­ka­la­rı­na öğ­re­ten ki­şi. (İbn-i Ma­ce) </text:span></text:span></text:p>
      <text:p text:style-name="P1"><text:span text:style-name="Normal1"><text:span text:style-name="T14">Bu­ra­da ha­set­ten mak­sat el­bet­te ki ni­me­te sa­hip olan ki­şi­nin kö­tü­lü­ğü­nü is­te­mek de­ğil, ay­nı şe­kil­de o ni­met­le­re sa­hip ol­ma­yı ar­zu et­mek­tir.</text:span></text:span></text:p>
      <text:p text:style-name="P22"><text:span text:style-name="New_20_Style_20_Sheet_20_6"><text:span text:style-name="T14">"Ateş odu­nu yak­tı­ğı gi­bi, ha­set de se­vap­la­rı mah­ve­der." (Ebu Da­vud)</text:span></text:span></text:p>
      <text:p text:style-name="P41"><text:span text:style-name="New_20_Style_20_Sheet_20_6"><text:span text:style-name="T14">"Çe­ke­me­mez­lik yap­ma­yın, bir­bi­ri­niz­den ay­rıl­ma­yın, hu­su­met­leş­me­yin, ar­ka çe­vir­me­yin, ey Al­lah'ın kul­la­rı kar­deş olun." (Ebu Da­vud)</text:span></text:span></text:p>
      <text:p text:style-name="P1"><text:span text:style-name="Normal1"><text:span text:style-name="T14"/></text:span></text:p>
      <text:p text:style-name="P15"><text:span text:style-name="Normal1"><text:span text:style-name="T30">Öf­ke­len­di­ğin­de Öf­ke­yi Yen­me</text:span></text:span></text:p>
      <text:p text:style-name="P1"><text:span text:style-name="Normal1"><text:span text:style-name="T14">Mü­mi­nin te­vek­kü­lü­nün, Al­lah (cc)'a olan ya­kın­lı­ğı­nın ve ka­de­re olan ima­nı­nın en önem­li gös­ter­ge­le­rin­den bi­ri, öf­ke­len­di­ği za­man öf­ke­si­ni yen­me­si­dir. Hay­rın ve şer­rin Al­lah (cc)'tan gel­di­ği­ni bi­len bir ki­şi, ba­şı­na ge­len her tür­lü olay­da Al­lah (cc)'a te­vek­kül eder ve öf­ke­ye ka­pıl­maz. Al­lah (cc) Ku­ran'da mü­min va­sıf­la­rı­nı an­la­tır­ken mü­min­le­rin öf­ke­le­ri­ni yen­me­le­ri ge­rek­ti­ği­ni şöy­le bil­dir­miş­tir:</text:span></text:span></text:p>
      <text:p text:style-name="P3"><text:span text:style-name="New_20_Style_20_Sheet_20_5"><text:span text:style-name="T15"/></text:span></text:p>
      <text:p text:style-name="P3"><text:span text:style-name="New_20_Style_20_Sheet_20_5"><text:span text:style-name="T15">"On­lar, bol­luk­ta da, dar­lık­ta da in­fak eden­ler, öf­ke­le­ri­ni ye­nen­ler ve in­san­lar (da­ki hak­la­rın)dan ba­ğış­la­ma ile (vaz) ge­çen­ler­dir. Al­lah, iyi­lik ya­pan­la­rı se­ver." (Al-i İm­ran Su­re­si, 134)</text:span></text:span></text:p>
      <text:p text:style-name="P1"><text:span text:style-name="Normal1"><text:span text:style-name="T15"/></text:span></text:p>
      <text:p text:style-name="P1"><text:span text:style-name="Normal1"><text:span text:style-name="T14">Re­su­lul­lah Efen­di­miz (sav)'in bu ko­nu­da bir çok ha­dis­le­ri var­dır: </text:span></text:span></text:p>
      <text:p text:style-name="P22"><text:span text:style-name="New_20_Style_20_Sheet_20_6"><text:span text:style-name="T14">"Bir ku­lun, yal­nız­ca Al­lah'ın rı­za­sı­nı gö­ze­te­rek öf­ke­si­ni yen­me­sin­den da­ha bü­yük bir ecir yok­tur." (İbn-i Ma­ce)</text:span></text:span></text:p>
      <text:p text:style-name="P41"><text:span text:style-name="Normal1"><text:span text:style-name="T14">Bir soh­bet sı­ra­sın­da Re­su­lul­lah Efen­di­miz, "Siz­ce peh­li­van­lık ne­dir?" di­ye sor­du. "On­lar da ye­nil­me­yen kim­se­dir" de­di­ler. </text:span></text:span></text:p>
      <text:p text:style-name="P1"><text:span text:style-name="Normal1"><text:span text:style-name="T14">Pey­gam­be­ri­miz Hz. Mu­ham­med (sav), "Ha­yır ger­çek peh­li­van öf­ke­len­di­ğin­de nef­si­ne ha­kim olan in­san­dır." bu­yur­du.</text:span></text:span></text:p>
      <text:p text:style-name="P22"><text:span text:style-name="New_20_Style_20_Sheet_20_6"><text:span text:style-name="T14">"Yap­ma­ya gü­cü yet­ti­ği hal­de öf­ke­si­ni ye­nen kim­se­yi, Al­lah kı­ya­met gü­nü mah­lu­ka­tın hu­zu­ru­na ça­ğı­rır ve o kim­se­nin hu­ri­ler­den di­le­di­ği­ni seç­me­si­ne izin ve­rir." (Ebu Da­vud)</text:span></text:span></text:p>
      <text:p text:style-name="P42"><text:span text:style-name="New_20_Style_20_Sheet_20_6"><text:span text:style-name="T14">"Kim gü­cü yet­ti­ği hal­de hid­de­ti­ni ye­ner ve in­ti­ka­ma kal­kış­maz­sa, kı­ya­met gü­nü mah­lu­ka­tın hu­zu­run­da Al­lah-ü Te­ala onu ça­ğı­ra­rak hu­ri­ler­den di­le­di­ği­ni al­mak­ta ser­best bı­rak­ır." (Ebu Da­vud)</text:span></text:span></text:p>
      <text:p text:style-name="P41"><text:span text:style-name="New_20_Style_20_Sheet_20_6"><text:span text:style-name="T14">"Mu­hak­kak ki ce­hen­nem­de bir ka­pı var ki, bu ka­pı­dan yal­nız, ki­nin şid­de­ti­ni, Al­lah'a is­yan et­me­mek su­re­tiy­le ye­nen­ler gi­re­cek­tir." (İbn Ebi'd Dün­ya)</text:span></text:span></text:p>
      <text:p text:style-name="P41"><text:span text:style-name="New_20_Style_20_Sheet_20_6"><text:span text:style-name="T14">"Hid­det­le­nen kim­se ken­di­si­ni ce­hen­ne­me sü­rük­le­miş olur." (Bez­zar)</text:span></text:span></text:p>
      <text:p text:style-name="P41"><text:span text:style-name="New_20_Style_20_Sheet_20_6"><text:span text:style-name="T14">"Ga­zap ve hid­det, kalp­te ya­nan bi­rer ateş par­ça­sı ve bi­rer kı­vıl­cım­dır. Onun şah da­ma­rı­nın şiş­me­si­ni ve göz­le­ri­nin kı­zar­ma­sı­nı gör­mü­yor mu­su­nuz? Siz­den bi­ri­ni­ze bu hal gel­di­ği va­kit, ayak­ta ise otur­sun, otu­ru­yor­sa yat­sın." (Tir­mi­zi)</text:span></text:span></text:p>
      <text:p text:style-name="P1"><text:span text:style-name="Normal1"><text:span text:style-name="T14">Re­su­lul­lah Efen­di­miz (sav) nef­si­ne ye­ni­le­rek öf­ke­le­nen­le­re şöy­le bir tav­si­ye­de bu­lun­muş­tur: </text:span></text:span></text:p>
      <text:p text:style-name="P22"><text:span text:style-name="New_20_Style_20_Sheet_20_6"><text:span text:style-name="T14">"Siz­den bi­ri­niz öf­ke­len­di­ği va­kit su ile ab­dest al­sın; zi­ra hid­det şey­tan­dan­dır. Şey­tan ise ateş­ten ya­ra­tıl­mış­tır." (Ebu Da­vud)</text:span></text:span></text:p>
      <text:p text:style-name="P41"><text:soft-page-break/><text:span text:style-name="New_20_Style_20_Sheet_20_6"><text:span text:style-name="T14"/></text:span></text:p>
      <text:p text:style-name="P6"><text:span text:style-name="Normal1"><text:span text:style-name="T30">Ev­li­li­ğin Fa­zi­le­ti</text:span></text:span></text:p>
      <text:p text:style-name="P1"><text:span text:style-name="Normal1"><text:span text:style-name="T14">İs­lam alim­le­ri ev­len­me­nin fa­zi­le­ti ko­nu­sun­da it­ti­fak et­miş­ler­dir. Hz. Ömer (r.a.), </text:span></text:span><text:span text:style-name="ALINTI-bold"><text:span text:style-name="T34">"İn­sa­nı ev­li­lik­ten an­cak, aciz­lik ve fa­cir­lik me­ne­der."</text:span></text:span><text:span text:style-name="Normal1"><text:span text:style-name="T14"> bu­yur­muş­tur.</text:span></text:span></text:p>
      <text:p text:style-name="P41"><text:span text:style-name="Normal1"><text:span text:style-name="T14">Al­lah (cc) Ku­ran'da şöy­le bu­yur­muş­tur: </text:span></text:span></text:p>
      <text:p text:style-name="P41"><text:span text:style-name="Normal1"><text:span text:style-name="T14"/></text:span></text:p>
      <text:p text:style-name="P3"><text:span text:style-name="ANA_20_METIN-BOLD"><text:span text:style-name="T15">Ve on­lar: "Rab­bi­miz, bi­ze eş­le­ri­miz­den ve so­yu­muz­dan, gö­zün ay­dın­lı­ğı ola­cak (ço­cuk­lar) ar­ma­ğan et ve bi­zi tak­va sa­hip­le­ri­ne ön­der kıl" di­yen­ler­dir. (Fur­kan Su­re­si, 74)</text:span></text:span></text:p>
      <text:p text:style-name="P3"><text:span text:style-name="New_20_Style_20_Sheet_20_5"><text:span text:style-name="T15"/></text:span></text:p>
      <text:p text:style-name="P1"><text:span text:style-name="Normal1"><text:span text:style-name="T14">Ab­dul­lah İbn Ab­bas ise, </text:span></text:span><text:span text:style-name="ALINTI-bold"><text:span text:style-name="T34">"Ki­şi­nin iba­de­ti an­cak ev­len­mek ile ke­mal bu­lur."</text:span></text:span><text:span text:style-name="Normal1"><text:span text:style-name="T14"> de­miş­tir.</text:span></text:span></text:p>
      <text:p text:style-name="P41"><text:span text:style-name="Normal1"><text:span text:style-name="T14">Re­sul-i Ek­rem: </text:span></text:span><text:span text:style-name="ALINTI-bold"><text:span text:style-name="T14">"Ev­le­nen kim­se di­nin ya­rı­sı­nı ko­ru­muş olur. Ar­tık di­ğer ya­rı­sın­da da Al­lah'a kar­şı gel­mek­ten sa­kın­sın." (Bey­ha­ki)</text:span></text:span><text:span text:style-name="Normal1"><text:span text:style-name="T14"> bu­yur­muş­tur. </text:span></text:span></text:p>
      <text:p text:style-name="P41"><text:span text:style-name="Normal1"><text:span text:style-name="T14">Pey­gam­ber Efen­di­miz (sav)'in ev­li­li­ği teş­vik eden ha­dis­le­ri şöy­le­dir: </text:span></text:span></text:p>
      <text:p text:style-name="P22"><text:span text:style-name="New_20_Style_20_Sheet_20_6"><text:span text:style-name="T14">"Ev­len­mek be­nim sün­ne­tim­dir. Be­nim sün­ne­ti­mi ye­ri­ne ge­tir­me­yen ben­den de­ğil­dir. Ev­le­nin! Zi­ra ben, di­ğer üm­met­le­re si­zin çok­lu­ğu­nuz­la if­ti­har ede­ce­ğim." (İbn-i Ma­ce)</text:span></text:span></text:p>
      <text:p text:style-name="P41"><text:span text:style-name="New_20_Style_20_Sheet_20_6"><text:span text:style-name="T14">"Genç­ler­den ai­le­si­ni ge­çin­di­re­cek ka­dar ge­li­ri olan­lar der­hal ev­len­sin. Çün­kü ev­len­mek gö­zü ha­ram­dan da­ha faz­la sa­kın­dı­rır, nef­si da­ha faz­la ko­rur. Ev­len­me­ye gü­cü yet­me­yen­ler oruç tut­sun. Zi­ra oruç şeh­ve­ti kı­rar." (Bu­ha­ri-Müs­lim)</text:span></text:span></text:p>
      <text:p text:style-name="P1"><text:span text:style-name="Normal1"><text:span text:style-name="T14">Re­su­lul­lah Efen­di­miz (sav), mü­min­le­rin ken­di­le­ri­ne eş se­çer­ken ne­le­re dik­kat et­me­le­ri ge­rek­ti­ği­ni şöy­le açık­la­mış­tır: </text:span></text:span></text:p>
      <text:p text:style-name="P22"><text:span text:style-name="New_20_Style_20_Sheet_20_6"><text:span text:style-name="T14">"Ka­dı­nı gü­zel­li­ği do­la­yı­sıy­la al­ma, çün­kü gü­zel­li­ği­nin ken­di­si­ni he­la­ka sü­rük­le­me­sin­den kor­ku­lur. </text:span></text:span><text:span text:style-name="New_20_Style_20_Sheet_20_6"><text:span text:style-name="T21">Ka­dı­nı ma­lı yü­zün­den de al­ma; çün­kü ser­ve­ti­nin ken­di­si­ni az­dır­ma­sın­dan kor­ku­lur. An­cak din­dar olan ka­dı­nı al." (İbn-i Ma­ce)</text:span></text:span></text:p>
      <text:p text:style-name="P41"><text:span text:style-name="New_20_Style_20_Sheet_20_6"><text:span text:style-name="T21">"Ka­dın dört vas­fı için ni­kah­la­nır: Ma­lı, asa­le­ti, gü­zel­li­ği ve din­dar­lı­ğı için. Sen bun­lar­dan din­dar ola­nı­nı seç. Böy­le yap­maz­san yok­sul­lu­ğa dü­şer­sin." (Bu­ha­ri, Ebu Da­vud)</text:span></text:span></text:p>
      <text:p text:style-name="P41"><text:span text:style-name="New_20_Style_20_Sheet_20_6"><text:span text:style-name="T14">"Dün­ya bir me­ta­dır. Dün­ya me­ta­ının en iyi­si sa­li­ha bir ka­dın­dır." (Müs­lim) </text:span></text:span></text:p>
      <text:p text:style-name="P1"><text:span text:style-name="Normal1"><text:span text:style-name="T14">Re­su­lul­lah Efen­di­miz, </text:span></text:span><text:span text:style-name="ALINTI-bold"><text:span text:style-name="T34">"Mü­min­le­rin iman yö­nün­den en ka­mi­li, ah­la­kı en gü­zel ve ai­le­si­ne kar­şı en lü­tuf­kar dav­ra­na­nı­dır.</text:span></text:span><text:span text:style-name="Normal1"><text:span text:style-name="T14">" </text:span></text:span><text:span text:style-name="ALINTI-italic"><text:span text:style-name="T14">(Tir­mi­zi) </text:span></text:span><text:span text:style-name="Normal1"><text:span text:style-name="T14">bu­yur­muş­tur.</text:span></text:span></text:p>
      <text:p text:style-name="P41"><text:span text:style-name="Normal1"><text:span text:style-name="T14">Bir baş­ka ha­dis­te şöy­le bu­yur­muş­tur: </text:span></text:span></text:p>
      <text:p text:style-name="P22"><text:span text:style-name="New_20_Style_20_Sheet_20_6"><text:span text:style-name="T14">Hz. Ca­bir (ra­dı­yal­la­hu anh) an­la­tıyor: "Re­su­lul­lah (aley­his­sa­lâ­tu ves­se­lam bu­yur­du­lar ki: "Bir mü'min er­kek, bir mü'minn ka­dı­na buğ­zet­me­sin. Çün­kü onun bir hu­yu­nu be­ğen­mez­se baş­ka bir hu­yu­nu be­ğe­nir." (Müs­lim, Ra­da 61, (1469)</text:span></text:span></text:p>
      <text:p text:style-name="P41"><text:span text:style-name="New_20_Style_20_Sheet_20_6"><text:span text:style-name="T14">"Ka­rı­sı­nın kö­tü hu­yu­na ta­ham­mül eden er­ke­ğe, Al­lah has­ta­lı­ğa sab­re­den Eyüp Aley­his­se­lam'a ver­di­ği mü­ka­fat gi­bi mü­ka­fat ve­rir. Ko­ca­sı­nın kö­tü hu­yu­na ta­ham­mül eden ka­dı­na da Fi­ra­vun'un ni­ka­hın­da bu­lu­nan Asi­ye'ye ver­di­ği mü­ka­fa­tı ve­rir." (İh­ya)</text:span></text:span></text:p>
      <text:p text:style-name="P41"><text:span text:style-name="New_20_Style_20_Sheet_20_6"><text:span text:style-name="T14">"İman­ca en mü­kem­me­li­niz, ah­lak­ça en gü­ze­li­niz­dir. En ha­yır­lı­nız eş­le­ri­ne en iyi dav­ra­na­nız­dır." (Tir­mi­zi) </text:span></text:span></text:p>
      <text:p text:style-name="P41"><text:span text:style-name="New_20_Style_20_Sheet_20_6"><text:span text:style-name="T14">"Ka­dın­la­ra dav­ra­nış­la­rı­nız ko­nu­sun­da Al­lah'tan kor­ku­nuz. Çün­kü siz on­la­rı Al­lah'tan ema­net ola­rak al­dı­nız." (Ebu Da­vud)</text:span></text:span></text:p>
      <text:p text:style-name="P1"><text:span text:style-name="Normal1"><text:span text:style-name="T14"><text:s/></text:span></text:span></text:p>
      <text:p text:style-name="P20"><text:soft-page-break/><text:span text:style-name="Normal1"><text:span text:style-name="T30">Ev­la­dın Ai­le­si­ne, Ai­le­nin Ev­la­dı­na Kar­şı </text:span></text:span></text:p>
      <text:p text:style-name="P44"><text:span text:style-name="Normal1"><text:span text:style-name="T30">So­rum­lu­luk­la­rı</text:span></text:span></text:p>
      <text:p text:style-name="P1"><text:span text:style-name="Normal1"><text:span text:style-name="T14">Ev­le­nen mü­min­le­rin en bü­yük so­rum­lu­luk­la­rın­dan bi­ri de ha­yır­lı ev­lat ye­tiş­tir­mek­tir. Re­su­lul­lah (sav), ahi­ret­te üm­me­ti­nin çok­lu­ğu ile övü­ne­ce­ği­ni ha­ber ver­mek­te­dir. Bu­nun ya­nı­sı­ra ye­tiş­ti­ri­len ev­lat­la­rın ha­yır du­ala­rı, ahi­ret­te ken­di­si­ni ye­tiş­ti­ren an­ne ve ba­ba­sı­na bü­yük fay­da sağ­la­ya­cak­tır.</text:span></text:span></text:p>
      <text:p text:style-name="P41"><text:span text:style-name="Normal1"><text:span text:style-name="T14">Bir ev­la­da ve­ri­le­bi­le­cek en iyi he­di­ye, ona İs­lam ah­la­kı­nı en doğ­ru ve gü­zel şe­kil­de öğ­re­te­bil­mek­tir.</text:span></text:span></text:p>
      <text:p text:style-name="P41"><text:span text:style-name="Normal1"><text:span text:style-name="T14">Pey­gam­be­ri­miz (sav) şöy­le bu­yu­ru­yor: </text:span></text:span></text:p>
      <text:p text:style-name="P22"><text:span text:style-name="New_20_Style_20_Sheet_20_6"><text:span text:style-name="T14">"Dört ki­şi var­dır ki Al­lah on­la­rı cen­ne­te koy­ma­ya­cak ve on­la­rı cen­ne­tin ni­met­le­rin­den fay­da­lan­dır­ma­ya­cak­tır: De­vam­lı iç­ki kul­la­nan, fa­iz yi­yen, hak­sız ye­re ye­tim ma­lı yi­yen ve an­ne ba­ba­sı­na kar­şı asi olan­." (Tir­mi­zi)</text:span></text:span></text:p>
      <text:p text:style-name="P41"><text:span text:style-name="New_20_Style_20_Sheet_20_6"><text:span text:style-name="T14">"Al­lah si­ze ana­la­rı­nı­za iyi dav­ran­ma­nı­zı tav­si­ye et­ti. Al­lah si­ze ba­ba­la­rı­nı­za iyi dav­ran­ma­nı­zı tav­si­ye et­ti. Al­lah si­ze en ya­kın ak­ra­ba­nı­za son­ra ya­kın­lık de­re­ce­le­ri­ni­ze gö­re ak­ra­ba­la­rı­nı­za iyi dav­ran­ma­nı­zı tav­si­ye et­ti." (İbn-i Ma­ce)</text:span></text:span></text:p>
      <text:p text:style-name="P1"><text:span text:style-name="Normal1"><text:span text:style-name="T14">Kı­ya­met gü­nü kü­çük ço­cu­ğa, "Cen­ne­te gir" de­nir. Ço­cuk cen­ne­tin ka­pı­sın­da du­rur ve "An­cak an­ne ve ba­bam­la bir­lik­te gi­re­rim" der ve di­re­nir. O za­man "an­ne ve ba­ba­sı­nı da bir­lik­te cen­ne­te ko­yun de­nir." (İbn-i Ma­ce)</text:span></text:span></text:p>
      <text:p text:style-name="P22"><text:span text:style-name="New_20_Style_20_Sheet_20_6"><text:span text:style-name="T14">"Üç ta­ne kı­zı olup ih­ti­yaç­tan kur­ta­rın­ca­ya ka­dar on­la­ra iyi ba­kan ye­di­rip giy­di­ren kim­se af­fe­dil­me­ye­cek bir gü­nah iş­le­me­miş­se cen­ne­te gi­der." (Tir­mi­zi)</text:span></text:span></text:p>
      <text:p text:style-name="P41"><text:span text:style-name="New_20_Style_20_Sheet_20_6"><text:span text:style-name="T14">"Bu­luğ ça­ğı­na ge­lin­ce­ye ka­dar kim iki kız ev­lat ye­tiş­ti­rir­se, (par­mak­la­rı­nı bir­leş­ti­re­rek) kı­ya­met gü­nü o ve ben şöy­le be­ra­be­riz." (Müs­lim-Tir­mi­zi)</text:span></text:span></text:p>
      <text:p text:style-name="P1"><text:span text:style-name="Normal1"><text:span text:style-name="T14">Kı­ya­met gü­nü ba­ğış­lan­ma­sı en zor gü­nah­la­rın ba­şın­da mü­min an­ne ve ba­ba­ya is­yan ge­lir. </text:span></text:span></text:p>
      <text:p text:style-name="P22"><text:span text:style-name="New_20_Style_20_Sheet_20_6"><text:span text:style-name="T14">"Al­lah gü­nah­lar­dan di­le­di­ği­ni kı­ya­met gü­nü­ne te­hir eder, an­cak an­ne ve ba­ba­ya ya­pı­lan is­ya­nın ce­za­sı­nı öl­me­den ön­ce dün­ya­da da ve­re­cek­tir." (Ha­kim)</text:span></text:span></text:p>
      <text:p text:style-name="P41"><text:span text:style-name="New_20_Style_20_Sheet_20_6"><text:span text:style-name="T14">"Ba­ba, cen­net ka­pı­la­rı­nın en ha­yır­lı­sı­na gir­me­ye ve­si­le­dir. Ar­tık ya ba­ba hak­kı­nı ih­mal et­mek­le o ka­pı­yı yi­tir ve­ya onun hak­kı­na ri­ayet­le o ka­pı­yı el­de et­me­ye ça­lış." (İbn-i Ma­ce)</text:span></text:span></text:p>
      <text:p text:style-name="P5"><text:span text:style-name="Normal1"><text:span text:style-name="T14"/></text:span></text:p>
      <text:p text:style-name="P6"><text:span text:style-name="Normal1"><text:span text:style-name="T30">Ak­ra­ba­lık Bağ­la­rı­nı Mu­ha­fa­za Et­mek</text:span></text:span></text:p>
      <text:p text:style-name="P1"><text:span text:style-name="Normal1"><text:span text:style-name="T14">Pey­gam­ber Efen­di­miz (sav), yar­dım­laş­ma­da, din ah­la­kı­nı teb­liğ et­me­de ilk ön­ce ken­di ak­ra­ba­la­rı­mız­dan baş­la­ma­mız ge­rek­ti­ği­ni tav­si­ye et­miş­tir. Ay­nı inanç­la­rı pay­laş­tı­ğı­mız ak­ra­ba­la­rı­mız­la bağ­la­rı ko­par­mak, Sün­net-i Se­niy­ye'ye uy­gun bir dav­ra­nış ol­maz. Fa­kat din ko­nu­sun­da mü­min­ler­le mü­ca­de­le eden ak­ra­ba­lar, Re­su­lul­lah (sav)'ın ta­rif et­ti­ği ak­ra­ba­lar sı­nı­fı­na gir­mez.</text:span></text:span></text:p>
      <text:p text:style-name="P41"><text:span text:style-name="Normal1"><text:span text:style-name="T14">Re­su­lul­lah (sav)'in bu ko­nu­da­ki ba­zı ha­dis­le­ri şun­lar­dır:</text:span></text:span></text:p>
      <text:p text:style-name="P22"><text:span text:style-name="New_20_Style_20_Sheet_20_6"><text:span text:style-name="T14">"Ak­ra­ba­lık bağ­la­rı­nı ke­sen cen­ne­te gi­re­mez." (Bu­ha­ri-Müs­lim)</text:span></text:span></text:p>
      <text:p text:style-name="P41"><text:span text:style-name="New_20_Style_20_Sheet_20_6"><text:span text:style-name="T14">"Ey in­san­lar! Bir­bi­ri­ni­ze se­lam ve­rin. Ak­ra­ba zi­ya­re­ti­ni ih­mal et­me­yin. Ge­ce­le­yin, in­san­lar uyur­ken na­maz kı­lın ki se­la­met­le cen­ne­te gi­re­si­niz." (Tir­mi­zi)</text:span></text:span></text:p>
      <text:p text:style-name="P41"><text:span text:style-name="New_20_Style_20_Sheet_20_6"><text:span text:style-name="T14">"Ger­çek­ten in­san­la­rın amel­le­ri Cu­ma ge­ce­si Al­lah'a ar­zo­lu­nur. Fa­kat ak­ra­ba­lık bağ­la­rı­nı ke­se­nin ame­li ka­bul ol­maz." (Ah­med)</text:span></text:span></text:p>
      <text:p text:style-name="P41"><text:soft-page-break/><text:span text:style-name="New_20_Style_20_Sheet_20_6"><text:span text:style-name="T14">"Rız­kı­nın bol­laş­ma­sı­nı ve öm­rü­nün uza­ma­sı­nı is­te­yen ki­şi ak­ra­ba zi­ya­re­tin­de bu­lun­sun." (Bu­ha­ri-Müs­lim)</text:span></text:span></text:p>
      <text:p text:style-name="P41"><text:span text:style-name="New_20_Style_20_Sheet_20_6"><text:span text:style-name="T14"/></text:span></text:p>
      <text:p text:style-name="P15"><text:span text:style-name="Normal1"><text:span text:style-name="T30">Ye­tim Hak­kı, Fa­kir ve Yaş­lı­lar­la İl­gi­len­mek</text:span></text:span></text:p>
      <text:p text:style-name="P1"><text:span text:style-name="Normal1"><text:span text:style-name="T14">Al­lah (cc) Ku­ran'da ye­tim hak­kı ile il­gi­li ola­rak şöy­le bu­yur­muş­tur: </text:span></text:span></text:p>
      <text:p text:style-name="P1"><text:span text:style-name="Normal1"><text:span text:style-name="T14"/></text:span></text:p>
      <text:p text:style-name="P3"><text:span text:style-name="New_20_Style_20_Sheet_20_5"><text:span text:style-name="T15">Ger­çek­ten, ye­tim­le­rin mal­la­rı­nı zul­me­de­rek yi­yen­ler, ka­rın­la­rı­na an­cak ateş dol­dur­muş olur­lar. On­lar, çıl­gın bir ate­şe gi­re­cek­ler­dir." (Ni­sa Su­re­si, 10)</text:span></text:span></text:p>
      <text:p text:style-name="P3"><text:span text:style-name="New_20_Style_20_Sheet_20_5"><text:span text:style-name="T15"/></text:span></text:p>
      <text:p text:style-name="P1"><text:span text:style-name="Normal1"><text:span text:style-name="T14">Re­su­lul­lah Efen­di­miz (sav) de ye­tim­le­rin hak­kı­nın ko­run­ma­sı üze­rin­de ti­tiz­lik­le dur­muş ve ye­tim hak­kı yi­yen­le­rin dün­ya­da ve ahi­ret­te acı bir azap­la kar­şı­la­şa­cak­la­rı­nı söy­le­miş­tir:</text:span></text:span></text:p>
      <text:p text:style-name="P22"><text:span text:style-name="New_20_Style_20_Sheet_20_6"><text:span text:style-name="T14">"Müs­lü­man­lar ara­sın­da bir ye­ti­mi alıp ye­di­rip içi­ren kim­se af­fe­dil­me­ye­cek bir gü­nah iş­le­me­miş­se el­bet­te Al­lah onu cen­ne­te so­ka­cak­tır." (Tir­mi­zi)</text:span></text:span></text:p>
      <text:p text:style-name="P41"><text:span text:style-name="New_20_Style_20_Sheet_20_6"><text:span text:style-name="T14">"Müs­lü­man top­lu­mu­nun ev­le­ri­nin en ha­yır­lı­sı, ken­di­si­ne iyi­lik edi­len bir ye­ti­min bu­lun­du­ğu ev­dir. En şer­li­si ise, ye­ti­min kö­tü­lü­ğe uğ­ra­dı­ğı ev­dir." (İbn-i Ma­ce)</text:span></text:span></text:p>
      <text:p text:style-name="P41"><text:span text:style-name="New_20_Style_20_Sheet_20_6"><text:span text:style-name="T14">"Al­lah'ım, ben şu iki za­yı­fın hak­kı­nın za­yi edil­me­sin­den in­san­la­rı sa­kın­dı­rır ve me­ne­de­rim: Ka­dın­lar ve ye­tim­ler." (İbn-i Ma­ce)</text:span></text:span></text:p>
      <text:p text:style-name="P1"><text:span text:style-name="Normal1"><text:span text:style-name="T14">Top­lu­mu­muz­da ye­tim­le­rin ol­du­ğu ka­dar, yok­sul ve yaş­lı­la­rın­ da ala­ka ve yar­dı­ma ih­ti­ya­cı var­dır. Tüm Müs­lü­man­la­rın çev­re­le­rin­de­ki bu gi­bi ki­şi­ler­le il­gi­len­me­le­ri Re­su­lul­lah (sav)'ın sünneti­nin ge­re­ği­dir:</text:span></text:span></text:p>
      <text:p text:style-name="P22"><text:span text:style-name="New_20_Style_20_Sheet_20_6"><text:span text:style-name="T14">"Kim­se­siz­ler için ça­lı­şan ki­şi, Al­lah yo­lun­da mü­ca­de­le eden ve­ya gün­düz­le­ri oruç tu­tup ge­ce­le­ri­ni iba­det­le ge­çi­ren kim­se gi­bi­dir." (Müs­lim)</text:span></text:span></text:p>
      <text:p text:style-name="P41"><text:span text:style-name="New_20_Style_20_Sheet_20_6"><text:span text:style-name="T14">"Bir genç bir ih­ti­ya­ra yaş­lı­lı­ğın­dan do­la­yı hür­met eder­se, Ce­nab-ı Hak, o gen­ce yaş­lan­dı­ğı va­kit ik­ram ede­cek kim­se­le­ri mut­la­ka bah­şe­der." (Tir­mi­zi)</text:span></text:span></text:p>
      <text:p text:style-name="P41"><text:span text:style-name="New_20_Style_20_Sheet_20_6"><text:span text:style-name="T14">"Yaş­lı­la­ra say­gı gös­ter­mek Al­la­hu Te­ala'ya ta'zim­den­dir." (Ebu Da­vud) </text:span></text:span></text:p>
      <text:p text:style-name="P1"><text:span text:style-name="Normal1"><text:span text:style-name="T14"/></text:span></text:p>
      <text:p text:style-name="P6"><text:span text:style-name="Normal1"><text:span text:style-name="T30">Kom­şu Hak­kı</text:span></text:span></text:p>
      <text:p text:style-name="P1"><text:span text:style-name="Normal1"><text:span text:style-name="T14">Ku­ran-ı Ke­rim'de Müs­lü­man­la­rın gü­zel­lik­le dav­ran­ma­sı ge­re­ken ki­şi­ler ara­sın­da kom­şu­lar da sa­yıl­mış­tır: </text:span></text:span></text:p>
      <text:p text:style-name="P1"><text:span text:style-name="Normal1"><text:span text:style-name="T14"/></text:span></text:p>
      <text:p text:style-name="P3"><text:span text:style-name="New_20_Style_20_Sheet_20_5"><text:span text:style-name="T15">Al­lah'a iba­det edin ve O'na hiç 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span></text:span></text:p>
      <text:p text:style-name="P3"><text:span text:style-name="New_20_Style_20_Sheet_20_5"><text:span text:style-name="T15"/></text:span></text:p>
      <text:p text:style-name="P41"><text:span text:style-name="Normal1"><text:span text:style-name="T14">Al­lah (cc)'ın Re­su­lü (sav), kom­şu­la­rı­na ya­pa­bi­le­ce­ği her yar­dı­mı ya­par ve on­la­rın iyi bir ya­şam sür­me­le­ri için gay­re­t gös­te­rir­di. On­la­ra fev­ka­la­de ya­kın dav­ra­nır ve sık sık ha­tır­la­rı­nı so­rar­dı. Çev­re­sin­de­ki mad­di ve ma­ne­vi ih­ti­yaç için­de olan kim­se­le­re her­kes­ten ön­ce O yar­dı­ma ko­şar­dı. </text:span></text:span></text:p>
      <text:p text:style-name="P41"><text:span text:style-name="Normal1"><text:span text:style-name="T14">Pey­gam­be­ri­miz (sav)'in şu sö­zü kom­şu hak­kı­nın öne­mi­ni açık­la­mak­ta­dır: </text:span></text:span></text:p>
      <text:p text:style-name="P22"><text:soft-page-break/><text:span text:style-name="New_20_Style_20_Sheet_20_6"><text:span text:style-name="T14">"Hz. Ceb­ra­il ba­na kom­şu hak­kı ko­nu­sun­da o ka­dar tav­si­ye­­de bu­lun­du ki kom­şu­nun kom­şu­ya va­ris kı­lı­na­ca­ğı­nı zan­net­tim." (Bu­ha­ri, Müs­lim)</text:span></text:span></text:p>
      <text:p text:style-name="P1"><text:span text:style-name="Normal1"><text:span text:style-name="T14">Re­su­lul­lah Efen­di­miz (sav), As­ha­bı­na kom­şu­la­rı­na iyi dav­ran­ma­yı, on­la­rı ko­ru­yup gö­zet­me­yi, im­kan­la­rı öl­çü­sün­de yar­dım­da bu­lun­ma­yı tav­si­ye et­miş­tir. Bel­ki Re­su­lul­lah Efen­di­miz (sav)'den baş­ka hiç ­kim­se kom­şu hak­kı ko­nu­su üze­rin­de bu ka­dar faz­la dur­ma­mış­tır. Bu O'nun ha­dis­le­rin­de de açık­ça an­la­şıl­mak­ta­dır. Kom­şu­la­ra kar­şı mü­min­le­rin va­zi­fe­le­ri, an­ne, ba­ba ve eş­le­re kar­şı olan va­zi­fe­ler­le bir tu­tul­muş­tur. </text:span></text:span></text:p>
      <text:p text:style-name="P22"><text:span text:style-name="New_20_Style_20_Sheet_20_6"><text:span text:style-name="T14">"Al­lah'a ve ahi­ret gü­nü­ne ina­nan kim­se kom­şu­su­na ik­ram­da bu­lun­sun." (İbn-i Ma­ce)</text:span></text:span></text:p>
      <text:p text:style-name="P41"><text:span text:style-name="New_20_Style_20_Sheet_20_6"><text:span text:style-name="T14">Hz. Ay­şe şöy­le bu­yu­ru­yor: "Bir gün, 'Ey Al­lah'ın Re­su­lü iki kom­şum var, han­gi­si­ne ön­ce­lik­le he­di­ye­de bu­lu­na­yım?' de­dim. "Re­su­lul­lah, 'Sa­na ka­pı iti­ba­rıy­la ya­kın ola­na ver' ce­va­bı­nı ver­di."</text:span></text:span></text:p>
      <text:p text:style-name="P1"><text:span text:style-name="Normal1"><text:span text:style-name="T14"/></text:span></text:p>
      <text:p text:style-name="P6"><text:span text:style-name="Normal1"><text:span text:style-name="T30">Has­ta Zi­ya­re­tin­de Bu­lun­mak</text:span></text:span></text:p>
      <text:p text:style-name="P1"><text:span text:style-name="Normal1"><text:span text:style-name="T14">Müs­lü­man­la­rın bir­bir­le­ri­ne en faz­la ih­ti­ya­cı ol­du­ğu za­man­lar­dan bi­ri de has­ta­lık an­la­rı­dır. Has­ta zi­ya­ret­le­ri, kar­deş­lik duy­gu­la­rı­nı pe­kiş­tir­di­ği gi­bi, has­ta­ya mo­ral des­te­ği ol­ma­sı açı­sın­dan çok önem­li­dir. </text:span></text:span></text:p>
      <text:p text:style-name="P22"><text:span text:style-name="New_20_Style_20_Sheet_20_6"><text:span text:style-name="T14">"Has­ta zi­ya­re­tin­de bu­lu­nan kim­se zi­ya­ret­ten dö­nün­ce­ye ka­dar cen­net mey­va­la­rı ara­sın­da­dır." (Müs­lim-Tir­mi­zi)</text:span></text:span></text:p>
      <text:p text:style-name="P41"><text:span text:style-name="Normal1"><text:span text:style-name="T14">Pey­gam­be­ri­miz (sav) da­ima has­ta­la­rı zi­ya­ret eder ve söz­le­ri ile on­la­ra mo­ral ve­rir­di. Çev­re­sin­de­ki­le­re has­ta zi­ya­re­ti­nin mü­min­ler üze­ri­ne va­cip ol­du­ğu­nu söy­ler­di. Hic­re­tin ilk yıl­la­rın­da, sa­ha­be­nin öl­mek üze­re olan has­ta­la­rı Re­su­lul­lah (sav)'a bil­dir­me­si, Pey­gam­be­ri­miz (sav)'in de on­lar için ba­ğış­lan­ma di­le­me­si bir ge­le­nek ha­li­ne gel­miş­ti. Pey­gam­be­ri­miz (sav), ölü evi­ne gi­der ve ölen mü­mi­nin af­fe­dil­me­si için dua eder ve ce­na­ze na­ma­zı­nı kıl­dı­rır­dı. </text:span></text:span></text:p>
      <text:p text:style-name="P41"><text:span text:style-name="Normal1"><text:span text:style-name="T14">Re­su­lul­lah Efen­di­miz bir has­ta­yı zi­ya­ret et­ti­ğin­de, </text:span></text:span><text:span text:style-name="ALINTI-bold"><text:span text:style-name="T14">"İn­san­la­rın Rab­bi! Sı­kın­tı­yı gi­der. Şi­fa yal­nız Se­nin elin­de­dir. Sen­den baş­ka has­ta­lı­ğı gi­de­re­cek yok­tur."</text:span></text:span><text:span text:style-name="Normal1"><text:span text:style-name="T14"> der­di. Has­ta­nın ya­nı­na gel­di­ğin­de şöy­le der­di: </text:span></text:span><text:span text:style-name="ALINTI-bold"><text:span text:style-name="T14">"Za­ra­rı yok, ge­çer. İn­şa­Al­lah gü­nah­la­rı­nın te­miz­le­yi­ci­si ve ke­fa­re­ti­dir." (Bu­ha­ri)</text:span></text:span></text:p>
      <text:p text:style-name="P41"><text:span text:style-name="Normal1"><text:span text:style-name="T14">Ne za­man has­ta zi­ya­ret et­se onu te­sel­li eder, eli­ni al­nı­na ve bi­le­ği­ne ko­ya­rak ona ni­yaz­da bu­lu­nur, "İn­şa­Al­lah iyi­le­şe­cek­sin" der­di. An­cak has­ta­la­rın ken­di has­ta­lık­la­rı ko­nu­sun­da kö­tü ko­nuş­ma­la­rı ve şi­ka­yet­çi bir üs­lup ta­kın­ma­la­rın­dan hoş­lan­maz­dı. </text:span></text:span></text:p>
      <text:p text:style-name="P22"><text:span text:style-name="New_20_Style_20_Sheet_20_6"><text:span text:style-name="T14">"Kim se­vap ümi­diy­le Müs­lü­man kar­de­şi­ni has­ta iken zi­ya­ret eder­se ateş­ten yet­miş yıl yü­rü­me me­sa­fe­si uzak­laş­tı­rı­lır." (Ebu Da­vud)</text:span></text:span></text:p>
      <text:p text:style-name="P5"><text:span text:style-name="Normal1"><text:span text:style-name="T14"/></text:span></text:p>
      <text:p text:style-name="P44"><text:span text:style-name="Normal1"><text:span text:style-name="T30">Mec­lis Ada­bı ve Mi­sa­fir­per­ver­lik Hu­su­su</text:span></text:span></text:p>
      <text:p text:style-name="P1"><text:span text:style-name="Normal1"><text:span text:style-name="T14">Pey­gam­be­ri­miz (sav) bir top­lu­luk içe­ri­si­ne gir­di­ğin­de iz­zet ve in­ce­lik ese­ri olan ta­vır­lar­la otu­rur­du. Bü­tün As­hab O'nun bu ör­nek ta­vır­la­rı­nı bü­yük dik­kat­le iz­ler­di. Bir şey söy­le­di­ği va­kit il­giy­le ve ne­za­ket­le O'nu din­ler­ler­di.</text:span></text:span></text:p>
      <text:p text:style-name="P41"><text:span text:style-name="Normal1"><text:span text:style-name="T14">Re­su­lul­lah Efen­di­miz (sav) bir ki­şi­nin sö­zü bit­me­den sö­zü­nü kes­mez­di. Ba­zı fa­kir be­de­vi­ler, dert­le­ri­ni an­lat­mak için ge­lir ve mec­lis ada­bı­nı bo­zar­lar­dı. Pey­gam­be­ri­miz (sav) bu ki­şi­le­rin söz­le­ri­ni kes­me­den so­nu­na ka­dar din­ler ve söz­le­ri­nin so­nun­da an­la­ya­cak­la­rı tarz­da na­zik bir şe­kil­de ken­di­le­ri­ni uya­rır­dı. </text:span></text:span></text:p>
      <text:p text:style-name="P41"><text:soft-page-break/><text:span text:style-name="Normal1"><text:span text:style-name="T14">Da­ima mec­lis­te­ki ko­nuş­ma­la­ra ka­tı­lır, in­san­lar ne ko­nu­şu­yor­lar­sa o ko­nu­dan ko­nuş­ma­yı sür­dü­rür­dü. Esp­ri­le­ri­ne eş­lik eder an­cak ca­hi­li­ye tar­zı esp­ri ya­pan­la­rı uya­rır­dı. Soh­bet or­tam­la­rın­da ko­nu­şu­lan ko­nu­lar ge­nel­de din, ah­lak ve in­san­la­rın gün­lük ha­ya­tın­da yar­dım­cı ola­cak ge­nel bil­gi­ler­den olu­şur­du.</text:span></text:span></text:p>
      <text:p text:style-name="P41"><text:span text:style-name="Normal1"><text:span text:style-name="T14"/></text:span></text:p>
      <text:p text:style-name="P20"><text:span text:style-name="Normal1"><text:span text:style-name="T30">Re­su­lul­lah (sav)'ın Se­lam­laş­ma Ko­nu­sun­da­ki </text:span></text:span></text:p>
      <text:p text:style-name="P44"><text:span text:style-name="Normal1"><text:span text:style-name="T30">Tu­tum­la­rı</text:span></text:span></text:p>
      <text:p text:style-name="P1"><text:span text:style-name="Normal1"><text:span text:style-name="T14">Ku­ran'da se­lam­laş­ma­nın öne­mi şöy­le bil­di­ri­lir:</text:span></text:span></text:p>
      <text:p text:style-name="P1"><text:span text:style-name="Normal1"><text:span text:style-name="T14"/></text:span></text:p>
      <text:p text:style-name="P3"><text:span text:style-name="New_20_Style_20_Sheet_20_5"><text:span text:style-name="T15">"Bir se­lam­la se­lam­lan­dı­ğı­nız­da, siz on­dan da­ha gü­ze­liy­le se­lam ve­rin ya da ay­nıy­la kar­şı­lık ve­rin. Şüp­he­siz, Al­lah her şe­yin he­sa­bı­nı tam ola­rak ya­pan­dır." (Ni­sa Su­re­si, 86)</text:span></text:span></text:p>
      <text:p text:style-name="P3"><text:span text:style-name="New_20_Style_20_Sheet_20_5"><text:span text:style-name="T15"/></text:span></text:p>
      <text:p text:style-name="P1"><text:span text:style-name="Normal1"><text:span text:style-name="T14">Ayet­ten de an­la­şı­la­ca­ğı gi­bi se­lam ve­ril­di­ğin­de ay­nı­sıy­la hat­ta da­ha gü­ze­li ile kar­şı­lık ver­mek mü­min­ler üze­rin­de bir so­rum­lu­luk­tur. Pey­gam­be­ri­miz (sav) bu ko­nu­da şöy­le bu­yu­ru­yor: </text:span></text:span></text:p>
      <text:p text:style-name="P22"><text:span text:style-name="New_20_Style_20_Sheet_20_6"><text:span text:style-name="T14">"İs­lam'da en ef­dal ve en ha­yır­lı olan şey, ye­mek ye­dir­mek ve ta­nı­dı­ğı­na, ta­nı­ma­dı­ğı­na se­lam ver­mek­tir." (Bu­ha­ri)</text:span></text:span></text:p>
      <text:p text:style-name="P1"><text:span text:style-name="Normal1"><text:span text:style-name="T14">Di­ğer bir ha­dis­te ise şöy­le bil­di­ril­miş­tir: </text:span></text:span></text:p>
      <text:p text:style-name="P22"><text:span text:style-name="New_20_Style_20_Sheet_20_6"><text:span text:style-name="T14">"Üç şe­yi kim şah­sın­da bir ara­ya ge­ti­rir­se, ima­nı da top­la­mış olur: Nef­si­ne kar­şı ol­sa da in­sa­fı el­den bı­rak­ma­mak, her­ke­se se­lam ver­mek, fa­kir ol­du­ğu hal­de sa­da­ka ver­mek­tir." (Bu­ha­ri)</text:span></text:span></text:p>
      <text:p text:style-name="P1"><text:span text:style-name="Normal1"><text:span text:style-name="T14">Her­ke­se se­lam ver­mek bir te­va­zu gös­ter­ge­si­dir. Çün­kü se­lam ve­ren ki­şi se­lam ver­di­ği ki­şi­ye ki­bir yap­ma­dı­ğı­nı gös­ter­mek­te­dir. Se­la­mı alan ki­şi ise Ku­ran'da be­lir­til­di­ği gi­bi da­ha gü­ze­liy­le kar­şı­lık ve­rir­se ay­nı şe­kil­de te­va­zu ör­ne­ği gös­ter­miş olur. </text:span></text:span></text:p>
      <text:p text:style-name="P41"><text:span text:style-name="Normal1"><text:span text:style-name="T14">Pey­gam­be­ri­miz (sav) bir evin ka­pı­sı­na gel­di­ğin­de ka­pı­ya doğ­ru tam ola­rak yü­zü­nü dön­mez, ka­pı­nın sağ ya da sol ya­nı­na çe­ki­lir ve iki kez </text:span></text:span><text:span text:style-name="ALINTI-bold"><text:span text:style-name="T14">"Es­se­la­mu aley­küm" </text:span></text:span><text:span text:style-name="Normal1"><text:span text:style-name="T14">der­di. (Ebu Da­vud) Böy­le­lik­le içe­ri­de­ki­le­rin ken­di­le­ri­ne ve eve çe­ki dü­zen ver­me­le­ri­ne yar­dım­cı olur­du. Se­lam ver­dik­ten son­ra evin içe­ri­si­ne da­vet edil­me­den gir­mez­di. </text:span></text:span></text:p>
      <text:p text:style-name="P22"><text:span text:style-name="New_20_Style_20_Sheet_20_6"><text:span text:style-name="T14">Ken­di­si­ne ulaş­tır­ma­sı için gön­de­ri­len se­lam­la­rı "Aley­küm se­lam" kar­şı­lı­ğı­nı ve­re­rek alır ve ora­da bu­lun­ma­yan ki­şi­le­re ya­kın­la­rı va­sı­ta­sıy­la se­lam gön­de­rir­di. (Müs­lim)</text:span></text:span></text:p>
      <text:p text:style-name="P1"><text:span text:style-name="Normal1"><text:span text:style-name="T14">Efen­di­miz Hz. Mu­ham­med'in (s.a.v.) di­ğer bir sünneti, se­la­mın so­nu­na </text:span></text:span><text:span text:style-name="ALINTI-bold"><text:span text:style-name="T34">"Ve be­re­ka­tu­hu"</text:span></text:span><text:span text:style-name="Normal1"><text:span text:style-name="T14"> ek­le­me­siy­di. Ay­rı­ca se­la­mı üç ke­re tek­rar­lar­dı. Böy­le­lik­le se­la­mı her­ke­sin duy­ma­sı­nı ve kar­şı­lık ver­me­si­ni sağ­lar­dı. </text:span></text:span></text:p>
      <text:p text:style-name="P41"><text:span text:style-name="Normal1"><text:span text:style-name="T14">Bi­ri ile kar­şı­laş­tı­ğın­da mut­la­ka se­la­mı ken­di­si ve­rir ve se­lam al­dı­ğın­da ise yük­sek ses­le ve kar­şı­sın­da­ki­nin du­ya­ca­ğı bir ses to­nu ile alır­dı. Re­su­lul­lah (sav) bu­yu­ru­yor: </text:span></text:span></text:p>
      <text:p text:style-name="P22"><text:span text:style-name="New_20_Style_20_Sheet_20_6"><text:span text:style-name="T14">"Ara­nız­da se­la­mı ya­yı­nız. Ye­mek ye­di­ri­niz. Ak­ra­ba­yı zi­ya­ret edi­niz. İn­san­lar uyur­ken na­maz kı­lı­nız, se­la­met­le cen­ne­te gi­rer­si­niz." (Tir­mi­zi)</text:span></text:span></text:p>
      <text:p text:style-name="P41"><text:span text:style-name="New_20_Style_20_Sheet_20_6"><text:span text:style-name="T14">"Siz­den bi­ri­niz mes­ci­de gir­di­ğin­de ve ay­rıl­dı­ğın­da se­lam ver­sin. Bu se­lam­la­rın bi­ri di­ğe­rin­den fark­lı de­ğil­dir." (Tir­mi­zi)</text:span></text:span></text:p>
      <text:p text:style-name="P41"><text:span text:style-name="New_20_Style_20_Sheet_20_6"><text:span text:style-name="T14">"Hay­van üze­rin­de olan yü­rü­ye­ne, yü­rü­yen otu­ra­na, az ço­ğa, kü­çük bü­yü­ğe se­lam ver­sin." (Bu­ha­ri)</text:span></text:span></text:p>
      <text:p text:style-name="P41"><text:span text:style-name="New_20_Style_20_Sheet_20_6"><text:span text:style-name="T14"/></text:span></text:p>
      <text:p text:style-name="P2"><text:soft-page-break/><text:span text:style-name="Normal1"><text:span text:style-name="T14"><text:s/></text:span></text:span><text:span text:style-name="Normal1"><text:span text:style-name="T30">Pey­gam­be­ri­miz (sav)'e Sa­la­vat Ge­tir­mek</text:span></text:span></text:p>
      <text:p text:style-name="P3"><text:span text:style-name="New_20_Style_20_Sheet_20_5"><text:span text:style-name="T15"/></text:span></text:p>
      <text:p text:style-name="P3"><text:span text:style-name="New_20_Style_20_Sheet_20_5"><text:span text:style-name="T15">"Şüp­he­siz, Al­lah ve me­lek­le­ri Pey­gam­be­re sa­lat eder­ler. Ey iman eden­ler, siz de ona sa­lat edin ve tam bir tes­li­mi­yet­le ona se­lam ve­rin." (Ah­zab Su­re­si, 56)</text:span></text:span></text:p>
      <text:p text:style-name="P3"><text:span text:style-name="New_20_Style_20_Sheet_20_5"><text:span text:style-name="T15"/></text:span></text:p>
      <text:p text:style-name="P41"><text:span text:style-name="Normal1"><text:span text:style-name="T14">Pey­gam­be­ri­miz (sav)'in adı anıl­dı­ğın­da O'na sa­lat ve se­lam gön­der­me­nin ne ka­dar ola­ca­ğı ko­nu­sun­da alim­le­ri­miz ara­sın­da gö­rüş fark­lı­lı­ğı var­dır. Fa­kat bu­nun fa­zi­le­ti ve ahi­ret­te Pey­gam­be­ri­miz (sav)'in şe­fa­ati­ne ve­si­le ola­ca­ğı ko­nu­sun­da Ehl-i Sün­net alim­le­ri gö­rüş bir­li­ği içe­ri­sin­de­dir.</text:span></text:span></text:p>
      <text:p text:style-name="P41"><text:span text:style-name="Normal1"><text:span text:style-name="T14">Re­su­lul­lah (sav)'a sa­lat ve se­lam gön­der­mek çok se­vap ge­ti­ren ve de­ğer­li bir iş­tir. Çok sa­la­vat ge­ti­re­nin Al­lah (cc), ahi­ret­te mev­ki­si­ni yük­sel­tir.</text:span></text:span></text:p>
      <text:p text:style-name="P41"><text:span text:style-name="Normal1"><text:span text:style-name="T14">Re­su­lul­lah (sav)'ın adı anıl­dı­ğın­da O'na sa­lat ve se­lam gön­der­me­yen­ler, ahi­ret­te bü­yük bir ha­yır­dan mah­rum ka­la­cak­lar­dır. Pey­gam­be­ri­miz (sav)'in ba­zı ha­dis­le­ri şöy­le­dir:</text:span></text:span></text:p>
      <text:p text:style-name="P22"><text:span text:style-name="New_20_Style_20_Sheet_20_6"><text:span text:style-name="T14">"Kı­ya­met gü­nü ba­na en ya­kın olan­lar ve şe­fa­ati­me hak ka­za­nan­lar, be­nim üze­ri­me en faz­la sa­la­vat ge­ti­ren­le­ri­niz­dir." (Tir­mi­zi)</text:span></text:span></text:p>
      <text:p text:style-name="P41"><text:span text:style-name="New_20_Style_20_Sheet_20_6"><text:span text:style-name="T14">"Her kim be­nim üze­ri­me sa­la­vat ge­ti­rir­se, Al­lah ona on mis­li mağ­fi­ret eder." (Ebu Da­vud)</text:span></text:span></text:p>
      <text:p text:style-name="P41"><text:span text:style-name="New_20_Style_20_Sheet_20_6"><text:span text:style-name="T14">"Gün­le­rin en fa­zi­let­li­si Cu­ma gün­le­ri­dir. O gün be­nim üze­ri­me çok sa­la­vat ge­ti­rin. Zi­ra si­zin sa­la­vat ve se­lam­la­rı­nız me­lek­ler va­sı­ta­sıy­la ba­na ulaş­tı­rı­lır." (Ebu Da­vud)</text:span></text:span></text:p>
      <text:p text:style-name="P41"><text:span text:style-name="New_20_Style_20_Sheet_20_6"><text:span text:style-name="T14">"Adım anıl­dı­ğın­da sa­la­vat ge­ti­rin ve dua edin. Zi­ra ne­re­de olur­sa­nız olun, sa­lat ve se­lam­la­rı­nız ba­na ula­şır." (Ebu Da­vud)</text:span></text:span></text:p>
      <text:p text:style-name="P1"><text:span text:style-name="Normal1"><text:span text:style-name="T15">Re­su­lul­lah (sav)'a sa­lat ve se­lam gön­der­me­nin tav­si­ye edil­di­ği za­man­lar:</text:span></text:span></text:p>
      <text:p text:style-name="P18"><text:span text:style-name="Normal1"><text:span text:style-name="T18">1) Ezan oku­nur­ken:</text:span></text:span></text:p>
      <text:p text:style-name="P1"><text:span text:style-name="Normal1"><text:span text:style-name="T14">Pey­gam­be­ri­miz (sav) şöy­le bu­yur­muş­tur: </text:span></text:span><text:span text:style-name="ALINTI-bold"><text:span text:style-name="T34">"Eza­nı duy­du­ğu­nuz­da mü­ez­zi­nin söy­le­dik­le­ri­ni tek­rar edin ve son­ra ba­na sa­lat gön­de­rin. Bir sa­lat ve se­lam için Al­lah si­ze on kat se­vap ve­rir." (Ah­med)</text:span></text:span></text:p>
      <text:p text:style-name="P18"><text:span text:style-name="Normal1"><text:span text:style-name="T18">2) Ca­mi­ye gi­rer­ken ve çı­kar­ken:</text:span></text:span></text:p>
      <text:p text:style-name="P1"><text:span text:style-name="Normal1"><text:span text:style-name="T14">Re­su­lul­lah Efen­di­miz (sav) ca­mi­ye gi­rer­ken ve çı­kar­ken sa­lat ve se­lam okur­du. Hz. Ali (r.a.), </text:span></text:span><text:span text:style-name="ALINTI-bold"><text:span text:style-name="T34">"Ca­mi­ye gir­di­ği­niz­de Re­su­lul­lah'a sa­lat edin."</text:span></text:span><text:span text:style-name="Normal1"><text:span text:style-name="T14"> </text:span></text:span><text:span text:style-name="ALINTI-italic"><text:span text:style-name="T14">(Ah­med)</text:span></text:span><text:span text:style-name="Normal1"><text:span text:style-name="T14"> bu­yu­ru­yor.</text:span></text:span></text:p>
      <text:p text:style-name="P18"><text:span text:style-name="Normal1"><text:span text:style-name="T18">3) Ce­na­ze na­ma­zın­da:</text:span></text:span></text:p>
      <text:p text:style-name="P1"><text:span text:style-name="Normal1"><text:span text:style-name="T14">Pey­gam­be­ri­mi­z (sav)'in sünneti­ne gö­re ce­na­ze na­ma­zı­nın so­nun­da Pey­gam­be­ri­miz (sav)'e sa­lat (Al­la­hüm­me sal­li ve Al­la­hüm­me ba­rik) oku­nur.</text:span></text:span></text:p>
      <text:p text:style-name="P18"><text:span text:style-name="Normal1"><text:span text:style-name="T18">4) Du­ala­rın so­nun­da:</text:span></text:span></text:p>
      <text:p text:style-name="P1"><text:span text:style-name="Normal1"><text:span text:style-name="T14">Hz. Ömer (r.a.): </text:span></text:span><text:span text:style-name="ALINTI-bold"><text:span text:style-name="T34">"Re­su­lul­lah'a sa­lat oku­na­na ka­dar oku­nan dua, yer­le gök ara­sın­da­ du­rur."</text:span></text:span></text:p>
      <text:p text:style-name="P18"><text:span text:style-name="Normal1"><text:span text:style-name="T18">5) Cu­ma gü­nün­de:</text:span></text:span></text:p>
      <text:p text:style-name="P1"><text:span text:style-name="Normal1"><text:span text:style-name="T14">Pey­gam­be­ri­miz (sav) şöy­le bu­yu­ru­yor: </text:span></text:span><text:span text:style-name="ALINTI-bold"><text:span text:style-name="T34">"Cu­ma gün­le­ri çok sa­lat oku­yun. Çün­kü o gün me­lek­ler ya­nı­nız­da­dır. Kim ba­na sa­lat ve se­lam gön­de­rir­se da­ha sö­zü bit­me­den ba­na ula­şır." </text:span></text:span><text:span text:style-name="ALINTI-italic"><text:span text:style-name="T14">(Ne­sei)</text:span></text:span></text:p>
      <text:p text:style-name="P41"><text:span text:style-name="Normal1"><text:span text:style-name="T14"/></text:span></text:p>
      <text:p text:style-name="P15"><text:span text:style-name="Normal1"><text:span text:style-name="T30">Ye­mek Ada­bı</text:span></text:span></text:p>
      <text:p text:style-name="P1"><text:span text:style-name="Normal1"><text:span text:style-name="T14"><text:s/>Pey­gam­ber Efen­di­miz (sav)'in ye­mek ada­bı üze­ri­ne gü­nü­mü­ze ula­şan ha­dis­le­rin bu ka­dar faz­la sa­yı­da ol­ma­sı, O'nun ko­nu­ya bü­yük has­sa­si­yet gös­ter­di­ği­nin bir ka­nı­tı­dır. İm­kan­la­rın </text:span></text:span><text:soft-page-break/><text:span text:style-name="Normal1"><text:span text:style-name="T14">kı­sıt­lı ol­ma­sı O'nun bu ko­nu üze­rin­de has­sa­si­yet­le dur­ma­sı­nı en­gel­le­me­miş­tir. Re­su­lul­lah (sav)'tan ör­nek­ler­le sof­ra ada­bı­nı şöy­le özet­le­ye­bi­li­riz:</text:span></text:span></text:p>
      <text:p text:style-name="P41"><text:span text:style-name="Normal1"><text:span text:style-name="T14">1) Eli yı­ka­mak sünnet­ten­dir. Ye­mek­ten ev­vel ve ye­mek bi­ti­min­de el yı­ka­mak sağ­lık açı­sın­dan çok önem­li­dir. Pey­gam­ber Efen­di­miz (sav) bu ko­nu­da­ki ha­dis­le­riy­le tüm mü­min­le­ri teş­vik et­miş­tir: </text:span></text:span></text:p>
      <text:p text:style-name="P22"><text:span text:style-name="New_20_Style_20_Sheet_20_6"><text:span text:style-name="T14">"Ye­mek­ten ev­vel el­le­ri yı­ka­mak yok­sul­lu­ğu, son­ra yı­ka­mak ise gü­nah­la­rı gi­de­rir." (Ta­be­ra­ni)</text:span></text:span></text:p>
      <text:p text:style-name="P41"><text:span text:style-name="New_20_Style_20_Sheet_20_6"><text:span text:style-name="T14">"Kim ye­mek­ten son­ra eli­ni yı­ka­ma­dan ge­ce­ler ve ken­di­si­ne bun­dan son­ra bir mu­si­bet isa­bet eder­se ken­din­den baş­ka kim­se­yi suç­la­ma­sın." (Ebu Da­vud)</text:span></text:span></text:p>
      <text:p text:style-name="P41"><text:span text:style-name="New_20_Style_20_Sheet_20_6"><text:span text:style-name="T14">"Ye­me­ğin be­re­ke­ti ye­mek­ten ön­ce­ki ve son­ra­ki yı­ka­ma­lar­da­dır." (Ebu Da­vud)</text:span></text:span></text:p>
      <text:p text:style-name="P1"><text:span text:style-name="Normal1"><text:span text:style-name="T14">2) Ye­me­ğe baş­la­ma­dan ön­ce </text:span></text:span><text:span text:style-name="ALINTI-bold"><text:span text:style-name="T34">"Bis­mil­la­hir­rah­ma­nir­ra­him", </text:span></text:span><text:span text:style-name="Normal1"><text:span text:style-name="T14">ye­mek bi­ti­min­de ise </text:span></text:span><text:span text:style-name="ALINTI-bold"><text:span text:style-name="T34">"El­ham­dü­lil­lah"</text:span></text:span><text:span text:style-name="Normal1"><text:span text:style-name="T14"> den­me­si sünnet­ten­dir.</text:span></text:span></text:p>
      <text:p text:style-name="P22"><text:span text:style-name="New_20_Style_20_Sheet_20_6"><text:span text:style-name="T14">Re­sû­lul­lah bu­yur­du ki: </text:span></text:span></text:p>
      <text:p text:style-name="P41"><text:span text:style-name="New_20_Style_20_Sheet_20_6"><text:span text:style-name="T14">"Siz­den kim bir şey yer­se "Bis­mil­lah" de­sin. Baş­ta söy­le­me­yi unut­muş­sa, so­nun­da şöy­le söy­le­sin: "Bis­mil­la­hi fî ev­ve­li­hî ve âhi­ri­hî (ba­şın­da da so­nun­da da Bis­mil­lah)." </text:span></text:span></text:p>
      <text:p text:style-name="P1"><text:span text:style-name="Normal1"><text:span text:style-name="T12">Pey­gam­be­ri­miz (sav), As­ha­bın­dan al­tı ki­şiy­le ye­mek yi­yor­du. </text:span></text:span><text:span text:style-name="Normal1"><text:span text:style-name="T14">Bu sı­ra­da be­de­vi­nin bi­ri Bes­me­le çek­mek­si­zin ma­sa­ya otu­ra­rak ye­me­ğe baş­la­dı. Re­su­lul­lah; </text:span></text:span><text:span text:style-name="ALINTI-bold"><text:span text:style-name="T34">"Eğer Bes­me­le çek­sey­di ye­mek he­pi­mi­ze ye­ter­di." (Tir­mi­zi)</text:span></text:span><text:span text:style-name="Normal1"><text:span text:style-name="T14"> bu­yur­du.</text:span></text:span></text:p>
      <text:p text:style-name="P41"><text:span text:style-name="Normal1"><text:span text:style-name="T14">3) Ye­me­ğe hur­ma, tuz ya da suy­la baş­lan­ma­sı Pey­gam­be­ri­miz (sav) ta­ra­fın­dan tav­si­ye edil­miş­tir. Re­su­lul­lah Efen­di­miz (sav) sof­ra­ya ge­ti­ri­len ye­me­ği hiç­bir za­man kö­tü­le­mez­di. Eğer sev­me­di­ği bir ye­mek ge­ti­ri­lir­se, hiç­bir şey söy­le­me­den sa­de­ce ye­me­mek­le ye­ti­nir­di.</text:span></text:span></text:p>
      <text:p text:style-name="P41"><text:span text:style-name="Normal1"><text:span text:style-name="T14">4) Sağ el­le ye­mek ve ta­ba­ğın ke­na­rın­dan ye­mek Pey­gam­ber Efen­di­miz (sav)'in sünnet­le­rin­den­dir. Ya­nın­da ye­mek yi­yen ço­cu­ğu Pey­gam­be­ri­miz (sav) şöy­le uyar­mış­tır:</text:span></text:span></text:p>
      <text:p text:style-name="P22"><text:span text:style-name="New_20_Style_20_Sheet_20_6"><text:span text:style-name="T14"><text:s/>"Ey ço­cuk be­nim­le bir­lik­te Bes­me­le çek, sağ elin­le ye ve önün­den ye." </text:span></text:span><text:span text:style-name="New_20_Style_20_Sheet_20_6"><text:span text:style-name="T12">(Müs­lim)</text:span></text:span></text:p>
      <text:p text:style-name="P41"><text:span text:style-name="New_20_Style_20_Sheet_20_6"><text:span text:style-name="T12">"Be­re­ket ye­me­ğin or­ta­sı­na iner. Öy­ley­se ke­nar­dan yi­yin, ye­me­ğin or­ta­sın­dan ye­me­yin." (Tir­mi­zi, Ebu Da­vud)</text:span></text:span></text:p>
      <text:p text:style-name="P1"><text:span text:style-name="Normal1"><text:span text:style-name="T12">5) Sof­ra­ya bir ara­da otur­ma­ya dik­kat et­me­li­yiz. Ye­me­ğin bir ara­da yen­me­si be­re­ke­ti ar­tı­rır.</text:span></text:span></text:p>
      <text:p text:style-name="P22"><text:span text:style-name="New_20_Style_20_Sheet_20_6"><text:span text:style-name="T12">Bir ara­da yi­yi­niz, si­zin için be­re­ket­li ve mü­ba­rek olur. (Ebu Da­vud)</text:span></text:span></text:p>
      <text:p text:style-name="P1"><text:span text:style-name="Normal1"><text:span text:style-name="T12">6) Ye­me­ğin çok sı­cak ol­ma­ma­sı ge­re­kir:</text:span></text:span></text:p>
      <text:p text:style-name="P41"><text:span text:style-name="New_20_Style_20_Sheet_20_6"><text:span text:style-name="T12">"Sı­cak ye­mek­te be­re­ket ol­maz. </text:span></text:span><text:span text:style-name="New_20_Style_20_Sheet_20_6"><text:span text:style-name="T14">Al­la­hu Te­ala bi­ze ateş ye­dir­mez. Siz ­de o yüz­den ye­me­ği­ni­zi so­ğu­duk­tan son­ra yi­yin." (Bey­ha­ki)</text:span></text:span></text:p>
      <text:p text:style-name="P1"><text:span text:style-name="Normal1"><text:span text:style-name="T14">7) Re­su­lul­lah Efen­di­miz (sav)'in ha­dis­le­rin­de bil­di­ri­len, su içer­ken dik­kat edi­le­cek hu­sus­lar şun­lar­dır:</text:span></text:span></text:p>
      <text:p text:style-name="P41"><text:span text:style-name="Normal1"><text:span text:style-name="T14">Bar­da­ğı sağ eli­ne al­dık­tan son­ra, su üç yu­dum­da ve bar­da­ğın içi­ne ne­fe­si­ni ver­me­den içil­me­li­dir. Pey­gam­be­ri­miz Hz. Muham­med (sav) şöy­le bu­yur­muş­tur:</text:span></text:span></text:p>
      <text:p text:style-name="P22"><text:span text:style-name="New_20_Style_20_Sheet_20_6"><text:span text:style-name="T14">"Su­yu yu­dum yu­dum ve ağır ağır için, bir­den iç­me­yin. Zi­ra bun­dan ci­ğer has­ta­lı­ğı ha­sıl olur." (Dey­le­mi)</text:span></text:span></text:p>
      <text:p text:style-name="P41"><text:span text:style-name="New_20_Style_20_Sheet_20_6"><text:span text:style-name="T14">"Siz­den bi­ri­niz su içer­ken bar­da­ğa so­lu­ma­sın, so­lu­ya­cak­sa bar­da­ğı ağ­zın­dan uzak­laş­tır­sın." (İbn-i Ma­ce)</text:span></text:span></text:p>
      <text:p text:style-name="P41"><text:soft-page-break/><text:span text:style-name="New_20_Style_20_Sheet_20_6"><text:span text:style-name="T14">Re­su­lul­lah su­yu üç so­luk­ta içer­di. "Böy­le­si da­ha kan­dı­rı­cı, elem­den uzak­laş­tı­rı­cı ve da­ha ko­lay akı­cı­dır" bu­yur­ur­du. (Müs­lim)</text:span></text:span></text:p>
      <text:p text:style-name="P1"><text:span text:style-name="Normal1"><text:span text:style-name="T14">Bir top­lu­luk­ta su da­ğı­tı­lır­ken, sağ ta­raf­tan ve sağ el­de do­laş­tı­rıl­ma­lı­dır. Re­sul-ü Ek­rem (sav) süt ve şer­bet gi­bi şey­ler iç­ti­ğin­de ya­nın­da bu­lu­nan­la­ra da bi­rer yu­dum içi­rir­di. Bar­dak da­ima sağ­dan do­la­şır­dı. </text:span></text:span></text:p>
      <text:p text:style-name="P22"><text:span text:style-name="New_20_Style_20_Sheet_20_6"><text:span text:style-name="T14">"Re­su­lul­lah'a su ile ka­rış­tı­rıl­mış süt ge­tir­di­ler. </text:span></text:span><text:span text:style-name="New_20_Style_20_Sheet_20_6"><text:span text:style-name="T21">Sa­ğın­da bir be­de­vi so­lun­da ise Hz. </text:span></text:span><text:span text:style-name="New_20_Style_20_Sheet_20_6"><text:span text:style-name="T14">Ebu Be­kir var­dı. Sü­tü iç­ti ve be­de­vi­ye ver­di. Son­ra "Ev­ve­la sa­ğa son­ra onu­n sa­ğı­na" bu­yur­du­lar." (Müs­lim)</text:span></text:span></text:p>
      <text:p text:style-name="P1"><text:span text:style-name="Normal1"><text:span text:style-name="T14"><text:s/>Pey­gam­ber Efen­di­miz (sav) ka­la­ba­lık­ta ye­mek ye­me­yi se­ver­di. Sof­ra ku­rul­du­ğu za­man </text:span></text:span><text:span text:style-name="ALINTI-bold"><text:span text:style-name="T34">"Al­lah'ım, bu ye­me­ği, ken­di­si ile cen­net ni­met­le­ri­ne ula­şa­cak şük­rü öden­miş ni­met­ler­den kıl." </text:span></text:span><text:span text:style-name="Normal1"><text:span text:style-name="T14">der­di. Ye­me­ği çok sı­cak ye­mez, ken­di­li­ğin­den so­ğu­ma­sı­nı bek­ler son­ra yer­di.</text:span></text:span></text:p>
      <text:p text:style-name="P41"><text:span text:style-name="Normal1"><text:span text:style-name="T14">Pey­gam­be­ri­miz Hz. Mu­ham­med (sav), mü­min­le­rin bir­bir­le­ri­ni ye­me­ğe da­vet et­me­le­ri­ni tav­si­ye et­miş­tir. İs­lam alim­le­ri ge­çer­li bir ma­ze­re­ti ol­ma­yan ki­şi­nin mü­min kar­de­şin­den al­dı­ğı da­ve­te ica­bet et­me­si­nin va­cip ol­du­ğu­nu be­lirt­miş­ler­dir.</text:span></text:span></text:p>
      <text:p text:style-name="P22"><text:span text:style-name="New_20_Style_20_Sheet_20_6"><text:span text:style-name="T14">"Kim da­vet edil­di­ği hal­de da­ve­te ica­bet et­mez­se Al­lah'a ve Re­su­lü'ne baş­kal­dır­mış olur. Kim de da­vet­siz ola­rak bir ma­sa­ya otu­rur­sa hır­sız ola­rak gi­rer ve yağ­ma­cı ola­rak çı­kar." (Bu­ha­ri, Müs­lim, Tir­mi­zi)</text:span></text:span></text:p>
      <text:p text:style-name="P41"><text:span text:style-name="New_20_Style_20_Sheet_20_6"><text:span text:style-name="T14">"İki ki­şi bir­den da­vet eder­se ka­pı iti­ba­riy­le han­gi­si ya­kın­sa ona ica­bet edin. Çün­kü ka­pı­sı da­ha ya­kın olan kom­şu­luk­ta da da­ha ya­kın­dır. Bun­lar­dan bi­ri ön­ce da­vet et­miş­se ön­ce dav­ra­na­na ica­bet et." (Ebu Da­vud)</text:span></text:span></text:p>
      <text:p text:style-name="P41"><text:span text:style-name="New_20_Style_20_Sheet_20_6"><text:span text:style-name="T14">"Da­vet olun­ma­dı­ğı hal­de sof­ra­ya gi­den kim­se, git­mek­te fa­sık ol­du­ğu gi­bi, ye­di­ği de ha­ram­dır." (Bey­ha­ki)</text:span></text:span></text:p>
      <text:p text:style-name="P1"><text:span text:style-name="Normal1"><text:span text:style-name="T14">Müs­lü­man­lar üç ye­mek­ten me­sul de­ğil­dir. Sa­hur ye­me­ği, if­tar ye­me­ği ve dost­la­rı ile bir­lik­te ye­dik­le­ri ye­mek­ler­dir. Pey­gam­be­ri­miz (sav) şöy­le bu­yur­muş­tur:</text:span></text:span></text:p>
      <text:p text:style-name="P22"><text:span text:style-name="New_20_Style_20_Sheet_20_6"><text:span text:style-name="T14">"Cen­net­te içi dı­şın­dan dı­şı için­den gö­rü­nen köşk­ler var­dır. Bun­lar tat­lı ve yu­mu­şak ko­nu­şan, ye­mek ye­di­ren ve in­san­lar uy­ku­da iken na­maz kı­lan in­san­lar için­dir." (Tir­mi­zi)</text:span></text:span></text:p>
      <text:p text:style-name="P41"><text:span text:style-name="New_20_Style_20_Sheet_20_6"><text:span text:style-name="T14">"Din kar­de­şi­nin ar­zu et­ti­ği ye­me­ği ken­di­si­ne ye­di­ren kim­se­nin gü­nah­la­rı ba­ğış­la­nır. Din kar­de­şi­ni se­vin­di­ren, Allah'ı se­vin­dir­miş olur." (Ta­be­ra­ni)</text:span></text:span></text:p>
      <text:p text:style-name="P1"><text:span text:style-name="Normal1"><text:span text:style-name="T14">Da­ve­te ica­bet edip ge­len ki­şi­ye hür­met gös­ter­mek mü­min ah­la­kı­nın önem­li özel­lik­le­rin­den­dir.</text:span></text:span></text:p>
      <text:p text:style-name="P41"><text:span text:style-name="Normal1"><text:span text:style-name="T14"/></text:span></text:p>
      <text:p text:style-name="P8"><text:span text:style-name="Normal1"><text:span text:style-name="T30">Pey­gam­be­ri­miz (sav)'in Sev­di­ği Ye­mek­ler</text:span></text:span></text:p>
      <text:p text:style-name="P41"><text:span text:style-name="Normal1"><text:span text:style-name="T14">Re­su­lul­lah (sav) hiç­bir ye­mek ayır­maz­dı. O an­da ye­mek is­te­me­di­ği şe­yi kö­tü­le­mez, sa­de­ce ye­me­mek­le ye­ti­nir­di. An­cak Pey­gam­ber Efen­di­miz (sav)'in en sev­di­ği seb­ze ye­me­ği ka­bak­tı. Ay­rı­ca Pey­gam­be­ri­miz (sav), et­li ye­mek­ler­den de öv­gü ile sö­zet­miş­tir. </text:span></text:span></text:p>
      <text:p text:style-name="P22"><text:span text:style-name="New_20_Style_20_Sheet_20_6"><text:span text:style-name="T14">"Ya Ai­şe, ten­ce­re­ye faz­la ka­bak ko­yun. </text:span></text:span><text:span text:style-name="New_20_Style_20_Sheet_20_6"><text:span text:style-name="T12">Zi­ra ka­bak kal­bi tak­vi­ye eder." (Fe­va­id)</text:span></text:span></text:p>
      <text:p text:style-name="P41"><text:span text:style-name="New_20_Style_20_Sheet_20_6"><text:span text:style-name="T14">"Et, dün­ya ve ahi­re­tin en üs­tün ye­me­ği­dir. O, ku­la­ğın işit­me­si­ni ar­tı­rır. Eğer, Rab­bim­den her­ gün et ye­me­ği na­sip et­me­si­ni is­te­sey­dim na­sip eder­di."</text:span></text:span></text:p>
      <text:p text:style-name="P41"><text:span text:style-name="New_20_Style_20_Sheet_20_6"><text:span text:style-name="T14">Enes b. Ma­lik'ten ri­va­yet edil­miş­tir: "Bir ter­zi Re­su­lul­lah (sav)'i onun adına ha­zır­la­dı­ğı bir ye­me­ğe da­vet et­ti. Be­ra­be­rin­de ben de git­tim. (Ev sa­hi­bi sof­ra­ya) ar­pa ek­me­ği, içe­ri­sin­de ka­bak bu­lu­nan bir çor­ba ve ka­did (ku­ru­tul­muş et) ge­tir­di. Ben, Re­su­lul­lah (sav)'ın ta­ba­ğın et­ra­fın­dan ka­ba­ğı araş­tır­dı­ğı­nı gör­düm. O gün­den be­ri ka­ba­ğı sev­me­ye de­vam edi­yo­rum." (Bu­ha­ri, Et'ime 33, 4, 25, 35, 36, 37, 38, Bü­yu 30; Müs­lim, Eş­ri­be 144, (2041); Mu­vat­ta, Ni­kah 51, (2))</text:span></text:span></text:p>
      <text:p text:style-name="P1"><text:span text:style-name="Normal1"><text:span text:style-name="T14">Re­su­lul­lah (sav), sa­rım­sak­lı ye­mek­le­ri ye­mez, yen­me­si­ni de tav­si­ye et­mez­di. Bu hu­su­su Enes b. Ma­lik şöy­le an­la­tı­yor: </text:span></text:span></text:p>
      <text:p text:style-name="P22"><text:span text:style-name="New_20_Style_20_Sheet_20_6"><text:span text:style-name="T14">"Re­su­lul­lah'a yi­ye­cek gön­de­ril­di­ği va­kit onu yer, ar­ta­nı­nı ba­na gön­de­rir­di. Bir gün ye­me­di­ği hal­de ye­me­ği­ni ba­na gön­der­me­di. Çün­kü içe­ri­sin­de sa­rım­sak var­dı. Ken­di­le­ri­ne 'Bu ha­ram mı­dır?' di­ye sor­dum. 'Ha­yır la­kin ben ko­ku­sun­dan do­la­yı hoş­lan­mı­yo­rum' bu­yur­du. Ben de, 'Öy­ley­se se­nin hoş­lan­ma­dı­ğın­dan ben de hoş­lan­mı­yo­rum' de­dim."</text:span></text:span></text:p>
      <text:p text:style-name="P1"><text:span text:style-name="Normal1"><text:span text:style-name="T14"/></text:span></text:p>
      <text:p text:style-name="P6"><text:span text:style-name="Normal1"><text:span text:style-name="T30">Sağ­lık ve Te­miz­li­ğin Öne­mi</text:span></text:span></text:p>
      <text:p text:style-name="P41"><text:span text:style-name="Normal1"><text:span text:style-name="T14">Re­su­lul­lah Efen­di­miz (sav) üm­me­tin sağ­lı­ğı­na ve te­miz­li­ği­ne bü­yük önem ver­miş­tir. Sağ­lık­lı bir ki­şi­nin, ken­di­si­ne dik­kat et­me­di­ği için sağ­lı­ğı bo­zu­lan ki­şi­den üs­tün ol­du­ğu­nu söy­le­miş­tir. Bir ha­dis­te, "Bi­le­ği kuv­vet­li olan za­yıf olan­dan da­ha ha­yır­lı­dır" (Müs­lim) bu­yu­ru­lu­yor. Ku­ran'da Hz. Yah­ya (a.s.) an­la­tı­lır­ken şöy­le bu­yrul­muş­tur:</text:span></text:span></text:p>
      <text:p text:style-name="P41"><text:span text:style-name="Normal1"><text:span text:style-name="T14"/></text:span></text:p>
      <text:p text:style-name="P3"><text:span text:style-name="New_20_Style_20_Sheet_20_5"><text:span text:style-name="T15">"Ka­tı­mız­dan ona bir sev­gi du­yar­lı­lı­ğı ve te­miz­lik(de ver­dik). O, çok tak­va sa­hi­bi bi­riy­di." (Mer­yem Su­re­si, 13)</text:span></text:span></text:p>
      <text:p text:style-name="P3"><text:span text:style-name="New_20_Style_20_Sheet_20_5"><text:span text:style-name="T15"/></text:span></text:p>
      <text:p text:style-name="P1"><text:span text:style-name="Normal1"><text:span text:style-name="T14">Ye­mek ye­me­den ev­vel ve ye­dik­ten son­ra el­le­rin yı­kan­ma­sı­nı tav­si­ye et­me­si, ab­dest ko­nu­sun­da­ki ti­tiz­li­ği ve vü­cut te­miz­li­ği ko­nu­la­rın­da­ki ha­dis­le­ri Pey­gam­be­ri­miz (sav)'in sağ­lık ve te­miz­li­ğe ver­di­ği öne­mi en iyi şe­kil­de an­la­mak­ta­dır. </text:span></text:span></text:p>
      <text:p text:style-name="P41"><text:span text:style-name="Normal1"><text:span text:style-name="T14">Ku­ran'da, iba­det edi­len yer­le­rin ve iba­det ede­n ki­şi­nin te­miz­li­ği üze­rin­de du­rul­muş­tur. İba­det­ler kir­li bir vü­cut ve kir­li el­bi­se­ler­le ya­pı­la­ma­ya­ca­ğı­na gö­re mü­min­le­rin te­miz­lik ko­nu­su üze­rin­de ti­tiz­lik­le dur­ma­la­rı ge­re­kir. Bir ha­dis­te</text:span></text:span><text:span text:style-name="ALINTI-bold"><text:span text:style-name="T14"> "Te­miz­lik ima­nın ya­rı­sı­dır."</text:span></text:span><text:span text:style-name="Normal1"><text:span text:style-name="T14"> </text:span></text:span><text:span text:style-name="ALINTI-italic"><text:span text:style-name="T14">(Müs­lim)</text:span></text:span><text:span text:style-name="Normal1"><text:span text:style-name="T14"> bu­yu­rul­muş­tur. Bu yüz­den di­ğer ima­ni ve iti­ka­di ko­nu­lar ka­dar, te­miz­lik de ol­duk­ça önem­li bir ko­nu­dur. </text:span></text:span></text:p>
      <text:p text:style-name="P41"><text:span text:style-name="Normal1"><text:span text:style-name="T22">Efen­di­miz Hz. Mu­ham­med (sav)'in ab­dest ko­nu­sun­da ba­zı tav­si­ye­le­ri var­dır. Bu hik­met­li tav­si­ye­le­r şun­lar­dır:</text:span></text:span></text:p>
      <text:p text:style-name="P41"><text:span text:style-name="Normal1"><text:span text:style-name="T21">1) Mis­vak kul­lan­mak:</text:span></text:span></text:p>
      <text:p text:style-name="P41"><text:span text:style-name="Normal1"><text:span text:style-name="T21">Ebu Hu­rey­re'den na­kil­le sev­gi­li Pey­gam­be­ri­miz (sav) şöy­le bu­yur­muş­tur: </text:span></text:span></text:p>
      <text:p text:style-name="P22"><text:soft-page-break/><text:span text:style-name="New_20_Style_20_Sheet_20_6"><text:span text:style-name="T21">"Eğer üm­me­ti­min üze­ri­ne zah­met ver­me­ye­cek ol­say­dım, her na­maz­da mis­vak kul­lan­ma­la­rı­nı em­re­der­dim." (Müs­lim)</text:span></text:span></text:p>
      <text:p text:style-name="P1"><text:span text:style-name="Normal1"><text:span text:style-name="T21">Mis­vak kul­lan­ma­nın ba­zı fay­da­la­rı:</text:span></text:span></text:p>
      <text:p text:style-name="P41"><text:span text:style-name="Normal1"><text:span text:style-name="T21">Diş­le­ri par­la­tır, diş et­le­ri­ni kuv­vet­len­di­rir, ağız sağ­lı­ğı­nı sağ­lar, ağız ko­ku­su­nu gi­de­rir, diş­le­ri sağ­lam­laş­tı­rır, diş taş­la­rı­nı gi­de­rir, mi­de­yi tak­vi­ye edip, mi­de has­ta­lık­la­rı­nı ön­ler. Haz­mın ko­lay­laş­ma­sı­nı sağ­lar. Pey­gam­be­ri­miz (sav)'in sünneti ye­ri­ne ge­ti­ri­lir, Al­lah (cc)'ın rı­za­sı­nı ka­zan­ma­ya ve­si­le­dir.</text:span></text:span></text:p>
      <text:p text:style-name="P41"><text:span text:style-name="Normal1"><text:span text:style-name="T21">2) El­le­rin yı­kan­ma­sı: </text:span></text:span></text:p>
      <text:p text:style-name="P22"><text:span text:style-name="New_20_Style_20_Sheet_20_6"><text:span text:style-name="T21">"Bi­ri­niz uy­ku­sun­dan uya­nın­ca üç kez eli­ni yı­ka­ma­dan ab­dest al­ma­sın." (Bu­ha­ri)</text:span></text:span></text:p>
      <text:p text:style-name="P1"><text:span text:style-name="Normal1"><text:span text:style-name="T21">3) Bu­run te­miz­li­ği:</text:span></text:span></text:p>
      <text:p text:style-name="P22"><text:span text:style-name="New_20_Style_20_Sheet_20_6"><text:span text:style-name="T21">"Kim ab­dest alır­sa is­tin­sak­da bu­lun­sun (bur­nu­nu te­miz­le­sin)." (Bu­ha­ri)</text:span></text:span></text:p>
      <text:p text:style-name="P1"><text:span text:style-name="Normal1"><text:span text:style-name="T14">4) Sa­kal ve par­mak ara­la­rı­nı yı­ka­mak: </text:span></text:span></text:p>
      <text:p text:style-name="P41"><text:span text:style-name="Normal1"><text:span text:style-name="T14"><text:s/>Müs­tev­rid İb­nu şed­dad şöy­le di­yor:</text:span></text:span></text:p>
      <text:p text:style-name="P22"><text:span text:style-name="New_20_Style_20_Sheet_20_6"><text:span text:style-name="T14">"Re­su­lul­lah'ı gör­düm. Ab­dest al­dı­ğı za­man sa­ka­lı­nı ve par­mak ara­la­rı­nı hi­lal­li­yor­du." (Tir­mi­zi, Ebu Da­vud)</text:span></text:span></text:p>
      <text:p text:style-name="P1"><text:span text:style-name="Normal1"><text:span text:style-name="T14"><text:s/>5) Ku­lak­la­rı mes­het­mek: </text:span></text:span></text:p>
      <text:p text:style-name="P22"><text:span text:style-name="New_20_Style_20_Sheet_20_6"><text:span text:style-name="T14">"Re­su­lul­lah ab­dest al­dı (bu es­na­da) par­mak­la­rı­nı ku­lak­la­rı­nın hüc­re­si­ne sok­tu." (Ebu Da­vud, ha­dis no:3636)</text:span></text:span></text:p>
      <text:p text:style-name="P1"><text:span text:style-name="Normal1"><text:span text:style-name="T14">6) Su­yu is­raf et­me­mek:</text:span></text:span></text:p>
      <text:p text:style-name="P22"><text:span text:style-name="New_20_Style_20_Sheet_20_6"><text:span text:style-name="T14">Sa'd ab­dest alır­ken Hz. Pey­gam­ber gel­di. "Bu is­ra­fın ne?" di­ye mü­da­ha­le et­ti." Sa'd "Ab­dest­te is­raf olur mu?" di­ye sor­du. Re­su­lul­lah "Evet bir ne­hir ke­na­rın­da ol­sa­nız da" di­ye ce­vap ver­di. </text:span></text:span></text:p>
      <text:p text:style-name="P1"><text:span text:style-name="Normal1"><text:span text:style-name="T21">7) Yü­zü ku­ru­la­mak: Mu­az (ra) di­yor ki:</text:span></text:span></text:p>
      <text:p text:style-name="P22"><text:span text:style-name="New_20_Style_20_Sheet_20_6"><text:span text:style-name="T21">"Re­su­lul­lah'ı gör­düm. Ab­dest alın­ca men­di­liy­le yü­zü­nü si­li­yor­du." (Tir­mi­zi)</text:span></text:span></text:p>
      <text:p text:style-name="P1"><text:span text:style-name="Normal1"><text:span text:style-name="T21">Pey­gam­be­ri­miz (sav) has­ta­lık­lar­la il­gi­li tav­si­ye­de bu­lu­nur­ken dok­tor­la­ra ön­ce­lik ve­rir­di. Ko­nu hak­kın­da bil­gi­si ol­sa bi­le ön­ce bir dok­to­ra gö­tü­rül­me­si­nin da­ha ya­rar­lı ola­ca­ğı­nı söy­ler­di. </text:span></text:span></text:p>
      <text:p text:style-name="P22"><text:span text:style-name="New_20_Style_20_Sheet_20_6"><text:span text:style-name="T21">Re­su­lul­lah za­ma­nın­da bir in­sa­nın ya­ra­sı açıl­mış­tı. </text:span></text:span><text:span text:style-name="New_20_Style_20_Sheet_20_6"><text:span text:style-name="T14">Adam, tıp­tan an­la­yan iki ki­şi ça­ğır­dı. Re­su­lul­lah: "Han­gi­niz en iyi dok­tor?" di­ye sor­du. Adam­lar­dan bi­ri de­di ki: "Tıp­ta de­va var mı ey Al­lah'ın el­çi­si?" Re­su­lul­lah on­la­ra şu ce­va­bı ver­di: "Der­di in­di­ren de­va­sı­nı da in­dir­miş­tir." (Ebu Da­vud, Tıb, 1; Tir­mi­zî, Tıb, 2; İbn Ma­ce, Tib, 1)</text:span></text:span></text:p>
      <text:p text:style-name="P41"><text:span text:style-name="New_20_Style_20_Sheet_20_6"><text:span text:style-name="T14">Ebu Der­da Re­su­lul­lah Efen­di­miz'den şöy­le işit­ti­ği­ni ri­va­yet et­miş­tir: "Al­lah, has­ta­lık ve şi­fa­yı yer­yü­zü­ne be­ra­ber gön­der­di ve her has­ta­lık için bir şi­fa gö­rev­len­dir­di. şu hal­de tıb­bi yol­dan te­da­vi ol; fa­kat ha­ram şey­ler­den sa­kın."</text:span></text:span></text:p>
      <text:p text:style-name="P1"><text:span text:style-name="Normal1"><text:span text:style-name="T14">Pey­gam­be­ri­miz (sav) her has­ta­lı­ğın ça­re­si ol­du­ğu­nu bu ne­den­le de in­san­la­rın te­da­vi yol­la­rı­nı ara­ma­la­rı­nı tav­si­ye et­miş­tir.</text:span></text:span></text:p>
      <text:p text:style-name="P22"><text:span text:style-name="New_20_Style_20_Sheet_20_6"><text:span text:style-name="T14">"Al­lah has­ta­lı­ğı da ila­cı da in­dir­miş­tir ve her has­ta­lı­ğa bir ilaç va­ret­miş­tir. Öy­ley­se te­da­vi olun an­cak ha­ram olan şey­ler­le te­da­vi ol­ma­yın." (Ebu Da­vud)</text:span></text:span></text:p>
      <text:p text:style-name="P41"><text:span text:style-name="New_20_Style_20_Sheet_20_6"><text:span text:style-name="T14">"Al­lah ne has­ta­lık in­dir­miş­se onun de­va­sı­nı da in­dir­miş­tir. Tek bir has­ta­lı­ğın ila­cı yok­tur o da ih­ti­yar­lık­tır." (İbn-i Ma­ce, Müs­lim)</text:span></text:span></text:p>
      <text:p text:style-name="P41"><text:soft-page-break/><text:span text:style-name="New_20_Style_20_Sheet_20_6"><text:span text:style-name="T14">"Ey in­san­lar te­da­vi olun. Al­lah ne­re­de bir has­ta­lık ya­rat­mış­sa te­da­vi yol­la­rı­nı da ya­rat­mış­tır. Öy­ley­se te­da­vi yol­la­rı­nı araş­tı­rın." (Bu­ha­ri)</text:span></text:span></text:p>
      <text:p text:style-name="P1"><text:span text:style-name="Normal1"><text:span text:style-name="T14">Pey­gam­be­ri­miz (sav), </text:span></text:span><text:span text:style-name="ALINTI-bold"><text:span text:style-name="T34">"İki ni­met var­dır ki in­san­la­rın ço­ğu on­lar­la al­dan­ma için­de­dir. Bun­lar sıh­hat ve boş va­kit­tir."</text:span></text:span><text:span text:style-name="Normal1"><text:span text:style-name="T14"> </text:span></text:span><text:span text:style-name="ALINTI-italic"><text:span text:style-name="T14">(Bu­ha­ri)</text:span></text:span><text:span text:style-name="Normal1"><text:span text:style-name="T14"> bu­yur­muş­tur. </text:span></text:span></text:p>
      <text:p text:style-name="P41"><text:span text:style-name="Normal1"><text:span text:style-name="T14">Sağ­lık­lı ol­ma­nın bü­yük ni­met ol­du­ğu, hiç bir za­man akıldan çıkarılmamalıdır. Re­su­lul­lah (sav)'ın buyurduğu gi­bi boş va­kit de­ğer­len­di­ril­me­di­ğin­de ile­ri­de na­sıl piş­man­lık du­yu­lu­yor­sa, sağ­lık­lı ol­ma­nın ne ka­dar bü­yük ni­met ol­du­ğu da an­cak sağ­lı­ğın kay­be­dil­me­si du­ru­mun­da an­la­şı­la­bil­mek­te­dir.</text:span></text:span></text:p>
      <text:p text:style-name="P41"><text:span text:style-name="Normal1"><text:span text:style-name="T14">Ebu Hu­rey­re'den nak­le­di­len bir ha­dis-i şe­rif­te Re­su­lul­lah Efen­di­miz şöy­le bu­yu­ru­yor: </text:span></text:span></text:p>
      <text:p text:style-name="P22"><text:span text:style-name="New_20_Style_20_Sheet_20_6"><text:span text:style-name="T14">"Eğer bir kim­se bir ay sü­rey­le her sa­bah bal yer­se on­da hiç­bir ağır has­ta­lık bu­lun­maz."</text:span></text:span></text:p>
      <text:p text:style-name="P41"><text:span text:style-name="New_20_Style_20_Sheet_20_6"><text:span text:style-name="T14">"Vü­cu­du afi­yet­te, ru­hun­dan emin, bir gün­lük azı­ğı ol­du­ğu hal­de sa­bah­la­yan, san­ki dün­ya ken­di­si­ne ve­ril­miş gi­bi­dir." (Tir­mi­zi)</text:span></text:span></text:p>
      <text:p text:style-name="P41"><text:span text:style-name="New_20_Style_20_Sheet_20_6"><text:span text:style-name="T14">"Al­lah'tan ke­sin bil­gi ve afi­yet is­te­yin. Bir ku­la ke­sin bil­gi ve afi­yet­ten da­ha iyi­si ve­ril­me­miş­tir." (İbn-i Ma­ce)</text:span></text:span></text:p>
      <text:p text:style-name="P1"><text:span text:style-name="Normal1"><text:span text:style-name="T14">Pey­gam­ber Efen­di­miz ba­zı yi­ye­cek­le­rin yen­il­me­sin­de fay­da gör­müş­tür. Bun­la­rın ba­şın­da Ku­ran'da bah­si ge­çen bal ge­lir. Pey­gam­be­ri­mi­z (sav)'in ye­nil­me­si­ni tav­si­ye et­ti­ği gı­da­lar­dan ba­zı­la­rı şun­lar­dır: </text:span></text:span></text:p>
      <text:p text:style-name="P22"><text:span text:style-name="New_20_Style_20_Sheet_20_6"><text:span text:style-name="T14">"Her kim sa­bah kah­val­tı­sın­da ye­di hur­ma yer­se ona ne ze­hir isa­bet eder ne de si­hir." </text:span></text:span><text:span text:style-name="New_20_Style_20_Sheet_20_6"><text:span text:style-name="T21">(Müs­lim)</text:span></text:span></text:p>
      <text:p text:style-name="P41"><text:span text:style-name="New_20_Style_20_Sheet_20_6"><text:span text:style-name="T21">"Man­tar, Al­lah'ın Be­ni İs­ra­il'e in­dir­di­ği ma­den­dir. Onun su­yu da şi­fa­dır." (Müs­lim)</text:span></text:span></text:p>
      <text:p text:style-name="P41"><text:span text:style-name="New_20_Style_20_Sheet_20_6"><text:span text:style-name="T21">Pey­gam­ber, ai­le ef­ra­dı­na ka­tık sor­du. On­lar da sir­ke­den baş­ka ka­tı­ğı­mız yok de­di­ler. Sir­ke­yi is­te­di ve onun­la ye­me­ğe baş­la­dı. Hem de, "Sir­ke ne gü­zel ka­tık­tır, sir­ke ne gü­zel ka­tık­tır" di­yor­du.</text:span></text:span></text:p>
      <text:p text:style-name="P41"><text:span text:style-name="New_20_Style_20_Sheet_20_6"><text:span text:style-name="T14">"Bir adam Re­su­lul­lah'a ge­le­rek kar­de­şi­min mi­de­si bo­zul­du" de­di. O da "Kar­de­şi­ne bal şer­be­ti içir" bu­yur­du." (Müs­lim)</text:span></text:span></text:p>
      <text:p text:style-name="P1"><text:span text:style-name="Normal1"><text:span text:style-name="T14"/></text:span></text:p>
      <text:p text:style-name="P15"><text:span text:style-name="Normal1"><text:span text:style-name="T30">Kı­ya­fet Hu­su­su</text:span></text:span></text:p>
      <text:p text:style-name="P1"><text:span text:style-name="Normal1"><text:span text:style-name="T14">Pey­gam­be­ri­miz (sav) ço­ğu kez ha­fif ve in­ce şey­ler gi­yer­di. En sev­di­ği gi­ye­cek göm­lek­ti. Sa­rı­ğı ge­nel­de or­ta bü­yük­lük­te olur, ba­şı ra­hat­sız ede­cek şe­kil­de uzun ol­maz­dı. En çok sev­di­ği renk be­yaz­dı. </text:span></text:span></text:p>
      <text:p text:style-name="P41"><text:span text:style-name="Normal1"><text:span text:style-name="T14">Mü­min­le­rin ken­di ara­la­rın­da kı­ya­fet ko­nu­sun­da övün­me­le­ri­ni me­net­miş ve el­bi­se­le­rin­den do­la­yı bö­bür­le­nen in­san­la­rı şöy­le uyar­mış­tı: </text:span></text:span></text:p>
      <text:p text:style-name="P22"><text:span text:style-name="New_20_Style_20_Sheet_20_6"><text:span text:style-name="T14">"El­bi­se­si­ni bü­yük­le­ne­rek sü­rü­yen kim­se­ye Al­lah kı­ya­met gü­nü bak­ma­ya­cak­tır." (Müs­lim)</text:span></text:span></text:p>
      <text:p text:style-name="P41"><text:span text:style-name="Normal1"><text:span text:style-name="T14">Pey­gam­be­ri­miz (sav), mü­min­le­rin bu­lun­ma­dı­ğı or­tam­lar­da, el­çi­le­rin ya­nın­da kı­ya­fe­ti­ne ol­duk­ça dik­kat eder ve özel­lik­le ih­ti­şam­lı kı­ya­fet­ler giy­me­yi ter­cih eder­di. Di­ğer ka­bi­le re­is­le­rin­den ve kral­lar­dan ge­len pa­ha­lı ve ih­ti­şam­lı giy­si­le­ri red­det­mez ve bun­la­rı kul­la­nır­dı. Re­su­lul­lah Efen­di­miz da­ima te­miz el­bi­se­ler gi­yil­me­si­ni tav­si­ye et­miş­tir:</text:span></text:span></text:p>
      <text:p text:style-name="P22"><text:span text:style-name="New_20_Style_20_Sheet_20_6"><text:span text:style-name="T14">Ab­dul­lah b. Ab­bas, Ha­ru­ri­ye ta­ife­si­nin ya­nı­na el­çi ola­rak git­ti­ğin­de Ye­men ku­maş­la­rı­nın en gü­zel­le­rin­den giy­miş­ti. On­lar, "Bu el­bi­se ne­dir?" de­di­ler. Ab­dul­lah b. Ab­bas: "Bu el­bi­se­nin ne­yi­ni kı­nı­yor­su­nuz. Ben Re­su­lul­lah'ı el­bi­se­le­rin en gü­ze­li­ni giy­miş ola­rak gör­düm." de­di. </text:span></text:span></text:p>
      <text:p text:style-name="P1"><text:soft-page-break/><text:span text:style-name="Normal1"><text:span text:style-name="T14">Hz. Pey­gam­ber (sav) ye­ni bir el­bi­se giy­di­ğin­de şöy­le dua eder­di: "Ya Rab­bi! Hamd Sa­na­dır. Ba­na bu­nu Sen giy­dir­din. Bu­nun hay­rı­nı ve bu­nun kul­la­nıl­dı­ğı iyi işin hay­rı­nı Sen­den is­te­rim. Bu­nun şer­rin­den ve kul­la­nıl­dı­ğı kö­tü işin şer­rin­den Sa­na sı­ğı­nı­rım."</text:span></text:span></text:p>
      <text:p text:style-name="P41"><text:span text:style-name="Normal1"><text:span text:style-name="T14">Re­su­lul­lah Efen­di­miz (sav) Müs­lü­man er­kek­le­re ipek ve al­tın­dan ya­pıl­mış her şe­yi ya­sak­la­mış­tır:</text:span></text:span></text:p>
      <text:p text:style-name="P22"><text:span text:style-name="New_20_Style_20_Sheet_20_6"><text:span text:style-name="T14">"Her kim dün­ya­da ipek el­bi­se gi­yer­se ahi­ret­te gi­ye­mez." (Tir­mi­zi)</text:span></text:span></text:p>
      <text:p text:style-name="P41"><text:span text:style-name="New_20_Style_20_Sheet_20_6"><text:span text:style-name="T14">"İpek giy­mek, al­tın kul­lan­mak üm­me­ti­min er­ke­ği­ne ha­ram, ka­dın­la­rı­na he­lal­dir." (Tir­mi­zi)</text:span></text:span></text:p>
      <text:p text:style-name="P1"><text:span text:style-name="Normal1"><text:span text:style-name="T14">Mes­cid­le­re ve bir top­lu­lu­ğun ara­sı­na en gü­zel ve en te­miz şe­kil­de gel­mek Pey­gam­be­ri­miz (sav)'in sünnet­le­rin­den­dir. Re­su­lul­lah (sav), "Ce­ma­at hu­zu­ru­na ve­ya dost­la­rı­nın kar­şı­sı­na çı­ka­cak olan kim­se­nin süs­len­me­si­ni Al­lah se­ver." bu­yur­muş­tur.</text:span></text:span></text:p>
      <text:p text:style-name="P22"><text:span text:style-name="New_20_Style_20_Sheet_20_6"><text:span text:style-name="T14">"Re­su­lul­lah sağ eli­ne gü­müş yü­zük tak­mış­tı. Yü­zük­te Ha­be­şis­tan ta­şı var­dı. Yü­zü­ğün ta­şı­nı avuç ta­ra­fı­na çe­vir­miş­ti." (Müs­lim)</text:span></text:span></text:p>
      <text:p text:style-name="P41"><text:span text:style-name="New_20_Style_20_Sheet_20_6"><text:span text:style-name="T14">Hz. Ay­şe şöy­le ri­va­yet edi­yor: "Ben Re­su­lul­lah'ı hoş­lan­dı­ğı en gü­zel ko­ku ile ko­ku­lar­dım. Hat­ta sür­dü­ğüm ko­ku onun sa­ka­lın­dan par­la­yıp dam­la­yın­ca­ya ka­dar de­vam eder­dim." (Bu­ha­ri)</text:span></text:span></text:p>
      <text:p text:style-name="P73"><text:span text:style-name="Normal1"><text:span text:style-name="T14"/></text:span></text:p>
      <text:p text:style-name="P44"><text:span text:style-name="Normal1"><text:span text:style-name="T30">Al­lah (cc)'a Te­vek­kül Et­me­nin Öne­mi</text:span></text:span></text:p>
      <text:p text:style-name="P1"><text:span text:style-name="Normal1"><text:span text:style-name="T14">İş­le­ri­ne, Al­lah (cc)'ın tak­di­ri dı­şın­da, te­sa­düf­le­rin de ka­rış­tı­ğı­nı dü­şün­mek Ehl-i Sün­net iti­ka­dı­na uy­gun de­ğil­dir. Mü­min, her­şe­yin Al­lah (cc)'tan gel­di­ği­ni ve hiç­bir şe­yin te­sa­düf ol­ma­dı­ğı­nı bil­di­ği için ba­şı­na ge­len her şe­ye te­vek­kül eder. Çün­kü, Al­lah (cc)'tan kor­kan bi­ri­si­nin ba­şı­na ge­len her­şey­de ha­yır var­dır. </text:span></text:span></text:p>
      <text:p text:style-name="P41"><text:span text:style-name="Normal1"><text:span text:style-name="T14">Bü­yük İs­lam alim­le­ri te­vek­kü­lün ye­ri­nin kalp ol­du­ğu­nu söy­le­miş­ler­dir. İn­sa­nın, rız­kın ke­sin ola­rak Al­lah (cc)'tan gel­di­ği­ne inan­dık­tan son­ra, dün­ya ha­ya­tı için be­de­nen mü­ca­de­le et­me­si, kal­ben bes­le­di­ği te­vek­kül inan­cı ile çe­liş­mez. Her şe­yi ya­ra­tan, di­le­di­ği­ne di­le­di­ği­ni ve­ren, di­le­di­ği şe­yi di­le­di­ği kim­se­den alan Al­lah (cc)'tır. O'nun dı­şın­da bir ira­de yok­tur.</text:span></text:span></text:p>
      <text:p text:style-name="P41"><text:span text:style-name="Normal1"><text:span text:style-name="T14">Re­su­lul­lah Efen­di­miz (sav) şöy­le bu­yu­ru­yor: </text:span></text:span></text:p>
      <text:p text:style-name="P22"><text:span text:style-name="New_20_Style_20_Sheet_20_6"><text:span text:style-name="T21">"Üm­me­tim­den bir kıs­mı­nı ba­na gös­ter­di­ler. Dağ­la­rı sah­ra­la­rı dol­dur­muş­lar­dı. Böy­le çok ol­duk­la­rı­na şaş­tım ve se­vin­dim. </text:span></text:span><text:span text:style-name="New_20_Style_20_Sheet_20_6"><text:span text:style-name="T14">'Bun­lar­dan an­cak yet­miş ­bin ta­ne­si he­sap­sız cen­ne­te gi­rer' de­di­ler. 'Bun­lar han­gi­le­ri­dir?' di­ye sor­dum. 'İş­le­ri­ne si­hir, bü­yü ve fal ka­rış­tır­ma­yıp, Al­lah'tan baş­ka­sı­na te­vek­kül ve iti­mad et­me­yen­ler­dir' bu­yu­rul­du."</text:span></text:span></text:p>
      <text:p text:style-name="P41"><text:span text:style-name="New_20_Style_20_Sheet_20_6"><text:span text:style-name="T14">"Kim Al­lah'a te­vek­kül eder­se kal­bin­de­ki da­ğı­nık­lı­ğı ön­le­me­ye Al­lah ye­ter." (İbn-i Ma­ce)</text:span></text:span></text:p>
      <text:p text:style-name="P41"><text:span text:style-name="New_20_Style_20_Sheet_20_6"><text:span text:style-name="T14">"Yaş­lan­dı­ğı­nız za­man rız­kı­nız­dan ümit­siz ol­ma­yın. Çün­kü şüp­he­siz in­sa­nı üze­rin­de hiç­bir el­bi­se ol­ma­dan an­ne­si do­ğu­rur, son­ra onu Al­lah rı­zık­lan­dı­rır." (İbn-i Ma­ce)</text:span></text:span></text:p>
      <text:p text:style-name="P41"><text:span text:style-name="New_20_Style_20_Sheet_20_6"><text:span text:style-name="T14">"Eğer siz la­yı­kıy­la te­vek­kül et­miş ol­say­dı­nız, Al­lah si­zi kuş­la­rı rı­zık­lan­dır­dı­ğı gi­bi rı­zık­lan­dı­rır­dı. On­lar sa­bah­le­yin yu­va­la­rın­dan aç çı­kar­lar, ak­şam dön­dük­le­rin­de ka­rın­la­rı tok­tur." (Tir­mi­zi)</text:span></text:span></text:p>
      <text:p text:style-name="P41"><text:span text:style-name="Normal1"><text:span text:style-name="T14">Fa­kir­lik­ten kork­mak ve uğur­suz­lu­ğa inan­mak şey­ta­nın oyun­la­rın­dan­dır. Her in­san, zor du­ru­ma düş­tü­ğü an­lar­da hiç bek­len­me­dik yer­ler­den ge­len yar­dım­lar­la sı­kın­tı­lar­dan kur­tul­du­ğu­na şa­hit ol­muş­tur. Böy­le bir du­rum­da asıl yar­dım ede­nin ara­cı­lar de­ğil, yal­nız­ca Ce­nab-ı Al­lah (cc) ol­du­ğu unu­tul­ma­ma­lı­dır.</text:span></text:span></text:p>
      <text:p text:style-name="P41"><text:soft-page-break/><text:span text:style-name="Normal1"><text:span text:style-name="T14">Pey­gam­ber Efen­di­miz (sav), Al­lah (cc)'a duy­du­ğu gü­ven ve O'na olan son­suz te­vek­kü­lü sa­ye­sin­de bü­yük ce­sa­ret ör­nek­le­ri gös­ter­miş­tir. Sağ­lı­ğın­da bü­tün sa­vaş­la­ra en ön saf­lar­da ka­tıl­mış, te­vek­kü­lüy­le tüm ina­nan­la­ra ör­nek ol­muş­tur. </text:span></text:span></text:p>
      <text:p text:style-name="P41"><text:span text:style-name="Normal1"><text:span text:style-name="T14">Mek­ke­li­le­rin bas­kı­la­rı­nın da­ya­nıl­maz bo­yut­la­ra gel­di­ği sı­ra­da Pey­gam­be­ri­miz (sav)'in am­ca­sı Ebu Ta­lip, Re­su­lul­lah (sav)'a şöy­le de­miş­tir: </text:span></text:span></text:p>
      <text:p text:style-name="P22"><text:span text:style-name="New_20_Style_20_Sheet_20_6"><text:span text:style-name="T14">"'Bü­tün bu an­lat­tık­la­rın hak­kın­da ko­nuş­ma­san ol­maz mı? Ken­di ken­di­ne inan, fa­kat baş­ka­la­rıy­la uğ­raş­ma. Ko­nu­şur­san, ile­ri ge­len in­san­la­rı kız­dı­rır, ken­di­ni ve he­pi­mi­zi teh­li­ke­ye atar­sın.' Re­su­lul­lah (sav) ise şöy­le ce­vap ver­miş­tir: 'Gü­ne­şi sağ eli­me, ayı ise sol eli­me koy­sa­lar, yi­ne yo­lum­dan dön­mem.'"</text:span></text:span></text:p>
      <text:p text:style-name="P1"><text:span text:style-name="Normal1"><text:span text:style-name="T14">Pey­gam­be­ri­miz (sav)'in ha­ya­tın­da bu ko­nu ile il­gi­li sa­yı­sız ör­nek var­dır. Bun­lar­dan ba­zı­la­rı şöy­le­dir:</text:span></text:span></text:p>
      <text:p text:style-name="P22"><text:span text:style-name="New_20_Style_20_Sheet_20_6"><text:span text:style-name="T14">"Ca­nı­m elin­de ola­nın hak­kı için, mü­min­ler ara­sın­da, on­lar­la uz­laş­ma­dı­ğım­da be­nim ar­kam­da kal­mak­la ye­tin­me­yen in­san­lar yok mu? Al­lah yo­lun­da se­fe­re çı­kıl­dı­ğın­da ge­ri dur­mam. Ca­nı­mın elin­de ola­nın hak­kı için, öl­dü­rü­lüp ha­ya­ta tek­rar ge­ri gel­me­yi, son­ra tek­rar öl­dü­rül­me­yi ar­zu­la­rım." (Müs­lim)</text:span></text:span></text:p>
      <text:p text:style-name="P41"><text:span text:style-name="New_20_Style_20_Sheet_20_6"><text:span text:style-name="T14">"Al­lah yo­lun­da bir gün sı­nır­da dur­mak, bu dün­ya ve içe­ri­sin­de­ki­ler­den da­ha ha­yır­lı­dır." (Bu­ha­ri)</text:span></text:span></text:p>
      <text:p text:style-name="P41"><text:span text:style-name="Normal1"><text:span text:style-name="T14">Hu­neyn Sa­va­şın­da, düş­ma­nın ok yağ­mu­ru sı­ra­sın­da­ki kar­ga­şa or­ta­mın­da Müs­lü­man­la­rın ilk an­da da­ğı­nık­lık gös­ter­dik­le­ri ri­va­yet­ler­de be­lir­til­mek­te­dir. Re­su­lul­lah Efen­di­miz (sav) mü­min­le­ri, tek­rar cep­he­ye dön­me­le­ri için ça­ğır­mış­tır. Çağ­rı­ya uyan mü­min­ler tek­rar sal­dı­rı­ya ge­çe­rek sa­va­şın ga­li­bi ol­muş­lar­dır. Ola­ya şa­hit olan Be­ra b. Azib şöy­le an­lat­mak­ta­dır: </text:span></text:span></text:p>
      <text:p text:style-name="P22"><text:span text:style-name="New_20_Style_20_Sheet_20_6"><text:span text:style-name="T14">"Evet kaç­tı­ğı­mız doğ­ru. An­cak Re­su­lul­lah'ın se­bat ede­rek ye­ri­ni ter­k et­me­di­ği­ne şa­hit­lik ede­rim. Al­lah için sa­va­şın en kız­gın anın­da O'nun ya­nı­na sı­ğın­dık. Ara­mız­da­ki en ce­sur kim­se­ler onun­la bir­lik­te di­re­nen­ler­dir." </text:span></text:span></text:p>
      <text:p text:style-name="P1"><text:span text:style-name="Normal1"><text:span text:style-name="T14"><text:s/></text:span></text:span></text:p>
      <text:p text:style-name="P15"><text:span text:style-name="Normal1"><text:span text:style-name="T30">Mu­si­bet­le­re Kar­şı Sab­ret­me­nin Öne­mi</text:span></text:span></text:p>
      <text:p text:style-name="P1"><text:span text:style-name="Normal1"><text:span text:style-name="T14">Pey­gam­ber Efen­di­mi­zin (sav) ha­ya­tı bü­tün in­san­lık için bir sa­bır ör­ne­ği­dir. Sa­de­ce ken­di­si­ne pey­gam­ber­lik gel­me­sin­den son­ra ya­şa­dı­ğı yir­mi­ üç yıl de­ğil, on­dan ön­ce ya­şa­dı­ğı kırk yıl da bü­yük zor­luk­lar­la geç­miş­tir. Kü­çük yaş­ta an­ne ve ba­ba­sı­nı kay­bet­me­si ve zor şart­lar al­tın­da ye­tiş­me­si, O'nun ya­şa­dı­ğı top­lum­da say­gın ve gü­ven­ilir bir in­san ola­rak bi­lin­me­si­ni en­gel­le­me­miş­tir. Ku­ran'da sab­ret­me­nin öne­mi­ni vur­gu­la­yan çok sa­yı­da ayet bu­lun­mak­ta­dır. Bir ayet­te şöy­le buy­rul­mak­ta­dır:</text:span></text:span></text:p>
      <text:p text:style-name="P1"><text:span text:style-name="Normal1"><text:span text:style-name="T14"/></text:span></text:p>
      <text:p text:style-name="P3"><text:span text:style-name="New_20_Style_20_Sheet_20_5"><text:span text:style-name="T15">"Ey iman eden­ler, sab­re­din ve sa­bır­da ya­rı­şın, (sı­nır­lar­da) nö­bet­le­şin. Al­lah'tan kor­kun. Umu­lur ki kur­tu­lur­su­nuz." (Al-i İm­ran Su­re­si, 200)</text:span></text:span></text:p>
      <text:p text:style-name="P1"><text:span text:style-name="Normal1"><text:span text:style-name="T15"/></text:span></text:p>
      <text:p text:style-name="P1"><text:span text:style-name="Normal1"><text:span text:style-name="T14">Re­su­lul­lah Efen­di­miz (sav), ken­di­si­ne pey­gam­ber­lik gel­dik­ten son­ra, müş­rik­le­rin ve mü­na­fık­la­rın yap­tı­ğı sal­dı­rı­la­ra sa­bır­la gö­ğüs ger­miş ve hiç­bir za­man ace­le­ci dav­ran­ma­mış­tır. Ku­ran'da Al­lah (cc)'ın Pey­gam­be­ri­miz (sav)'e sab­rı şu şe­kil­de tav­si­ye et­ti­ği bil­di­ril­miş­tir:</text:span></text:span></text:p>
      <text:p text:style-name="P1"><text:span text:style-name="Normal1"><text:span text:style-name="T14"/></text:span></text:p>
      <text:p text:style-name="P3"><text:soft-page-break/><text:span text:style-name="New_20_Style_20_Sheet_20_5"><text:span text:style-name="T15">"Ar­tık sen sab­ret, Re­sul­ler­den azim sa­hip­le­ri­nin sab­ret­tik­le­ri gi­bi. On­lar için ­de ace­le et­me..." (Ah­kaf Su­re­si, 35)</text:span></text:span></text:p>
      <text:p text:style-name="P3"><text:span text:style-name="New_20_Style_20_Sheet_20_5"><text:span text:style-name="T15"/></text:span></text:p>
      <text:p text:style-name="P1"><text:span text:style-name="Normal1"><text:span text:style-name="T14">Ni­te­kim Re­su­lul­lah Efen­di­miz (sav) bu ko­nu­da şöy­le bu­yur­muş­tur:</text:span></text:span></text:p>
      <text:p text:style-name="P22"><text:span text:style-name="New_20_Style_20_Sheet_20_6"><text:span text:style-name="T14">"Bir kim­se sab­ret­mek is­ter­se Al­lah ona sa­bır ve­rir. Hiç bir kim­se­ye sa­bır­dan da­ha ha­yır­lı ve da­ha ge­niş bir şey ve­ril­me­miş­tir." (Müs­lim)</text:span></text:span></text:p>
      <text:p text:style-name="P41"><text:span text:style-name="New_20_Style_20_Sheet_20_6"><text:span text:style-name="T14">"Mü­mi­nin işi tak­di­re şa­yan­dır. Zi­ra işi­nin hep­si onun için ha­yır­lı­dır. Bu me­zi­yet yal­nız mü­min­le­re mah­sus­tur. Zi­ra o se­vi­ne­ce­ği bir şey olur­sa şük­re­der. Bu ise onun için ha­yır­lı­dır. Ba­şı­na bir be­la ge­lir­se sab­re­der. Bu da onun için ha­yır­lı­dır." (Müs­lim)</text:span></text:span></text:p>
      <text:p text:style-name="P41"><text:span text:style-name="New_20_Style_20_Sheet_20_6"><text:span text:style-name="T14">Her­han­gi bir kul bir mu­si­be­te uğ­rar da "İn­na lil­la­hi ve in­na iley­hi ra­ci­un" (Biz Al­lah'ın mül­kün­de­yiz ve O'na dö­ne­ce­ğiz), "Ey Al­lah'ım, uğ­ra­dı­ğım mu­si­be­tin ec­ri­ni ver ve bu­nun üze­ri­ne da­ha ha­yır­lı­sı­nı ih­san bu­yur" der­se mu­hak­kak Al­la­hu Te­ala onu mu­si­bet­ten do­la­yı se­vap­lan­dı­rır ve onun ye­ri­ne da­ha ha­yır­lı­sı­nı ve­rir." (Müs­lim)</text:span></text:span></text:p>
      <text:p text:style-name="P1"><text:span text:style-name="Normal1"><text:span text:style-name="T14">Pey­gam­be­ri­miz Hz. Mu­ham­med kab­rin ba­şın­da ağ­la­yan bir ka­dın gör­dü, ve ona "Al­lah'tan kork ve sab­ret" de­di. Ka­dın "Geç git, zi­ra be­nim ba­şı­ma ge­len mu­si­bet se­nin ba­şı­na gel­me­miş­tir." de­di. Hz. Pey­gam­be­r (sav)'i ta­nı­ya­ma­mış­tı. O'nun pey­gam­ber ol­du­ğu­nu söy­le­dik­le­rin­de he­men ka­pı­sı­na git­ti ve "Ben se­ni ta­nı­ya­ma­dım ya Re­su­lul­lah" di­ye­rek özür di­le­di. Hz. Pey­gam­ber (sav) onun öz­rü­nü ka­bul bu­yur­duk­tan son­ra, "Asıl sa­bır, mu­si­be­tin ilk anın­da olan­dır" bu­yur­du. (Bu­ha­ri)</text:span></text:span></text:p>
      <text:p text:style-name="P22"><text:span text:style-name="New_20_Style_20_Sheet_20_6"><text:span text:style-name="T14">"Her­han­gi bir Müs­lü­ma­nın ba­şı­na yor­gun­luk, has­ta­lık, dü­şün­ce, ke­der, acı ve kay­gı­dan, di­ken bat­ma­sı­na ka­dar ne ge­lir­se, Al­lah bun­la­rı o Müs­lü­ma­nın ha­ta­la­rı­na kef­fa­ret kı­lar." </text:span></text:span><text:span text:style-name="New_20_Style_20_Sheet_20_6"><text:span text:style-name="T21">(Bu­ha­ri)</text:span></text:span></text:p>
      <text:p text:style-name="P1"><text:span text:style-name="Normal1"><text:span text:style-name="T21">Enes b. Ma­lik, "Sa­bır ilk ba­şa gel­di­ği an­da­dır." de­miş­tir. Mü­min, Al­lah (cc)'a olan gü­ve­ni­ni tam otur­tur­sa, ba­şı­na ge­len olay­la­ra da, ilk an­dan iti­ba­ren ha­yır gö­züy­le ba­ka­bi­lir. </text:span></text:span></text:p>
      <text:p text:style-name="P41"><text:span text:style-name="Normal1"><text:span text:style-name="T21"/></text:span></text:p>
      <text:p text:style-name="P44"><text:span text:style-name="Normal1"><text:span text:style-name="T31">Din­de Aşı­rı­lık­tan Ka­çın­mak</text:span></text:span></text:p>
      <text:p text:style-name="P1"><text:span text:style-name="Normal1"><text:span text:style-name="T21">Ta­rih bo­yun­ca ken­di­si­ne ki­tap gön­de­ri­len ba­zı ka­vim­ler­de, din­le­ri ko­nu­sun­da aşı­rı­lı­ğa gi­den kim­se­ler ol­muş­tur. </text:span></text:span><text:span text:style-name="Normal1"><text:span text:style-name="T14">Al­lah (cc), İs­lam di­ni­ne ina­nan­la­rın ya­şa­dık­la­rı top­lu­ma ör­nek ol­ma­la­rı için, on­la­rı or­ta bir üm­met kıl­mış­tır. Müs­lü­man­la­rın da bu­na uyup her tür­lü aşı­rı­lık­tan ka­çın­ma­la­rı ge­re­kir. Ku­ran'da şöy­le bu­yu­rul­muş­tur:</text:span></text:span></text:p>
      <text:p text:style-name="P1"><text:span text:style-name="Normal1"><text:span text:style-name="T14"/></text:span></text:p>
      <text:p text:style-name="P3"><text:span text:style-name="New_20_Style_20_Sheet_20_5"><text:span text:style-name="T15">"De ki: Ey ki­tap eh­li, hak­sız ye­re di­ni­niz ko­nu­sun­da aşı­rı git­me­yin ve da­ha ön­ce sap­mış ve bir­ço­ğu­nu sap­tır­mış ve düm­düz yol­dan kay­mış bir top­lu­lu­ğun he­va (is­tek ve tut­ku)la­rı­na uy­ma­yın." (Ma­ide Su­re­si, 77)</text:span></text:span></text:p>
      <text:p text:style-name="P3"><text:span text:style-name="New_20_Style_20_Sheet_20_5"><text:span text:style-name="T15"/></text:span></text:p>
      <text:p text:style-name="P1"><text:span text:style-name="Normal1"><text:span text:style-name="T14">Pey­gam­be­ri­miz (sav)'in ha­ya­tı­nın son yıl­la­rın­da ve dört ha­li­fe dö­ne­min­de Ha­ri­ci­ler adı ve­ri­len, iba­det­le­ri­ne düş­kün ol­duk­la­rı hal­de din­de aşı­rı­ya gi­den ve Pey­gam­be­ri­miz (sav)'in sünnetin­den ay­rı­lan bir akım or­ta­ya çık­mış­tır. Re­su­lul­lah Efen­di­miz (sav) bu kim­se­le­rin ba­tıl inanç­la­rı­na kar­şı mü­ca­de­le edil­me­si­ni em­ret­miş­tir. </text:span></text:span></text:p>
      <text:p text:style-name="P41"><text:soft-page-break/><text:span text:style-name="Normal1"><text:span text:style-name="T14">Re­su­lul­lah Efen­di­miz (sav), 'tak­va' adı al­tın­da İs­lam'da ol­ma­yan ha­re­ket­le­ri İs­lam'ın bir par­ça­sıy­mış gi­bi gös­ter­me­ye ça­lı­şan kim­se­le­re de göz yum­ma­mış­tır. Pey­gam­be­ri­miz (sav)'in ha­dis­le­rin­de, din­de aşı­rı­lı­ğa gi­dil­me­me­si­ni ha­tır­la­tan pek çok uya­rı yer al­mak­ta­dır. Bun­lar­dan ba­zı­la­rı şöy­le­dir:</text:span></text:span></text:p>
      <text:p text:style-name="P22"><text:span text:style-name="New_20_Style_20_Sheet_20_6"><text:span text:style-name="T14">"Her şe­yin bir şev­ki var­dır. Her şev­kin bit­ti­ği bir za­man var­dır. Ya­pa­ca­ğı iş­te bu şev­ki du­yan ki­şi işi­ni ya­par­ken or­ta yol­lu ha­re­ket eder. Ve bu iti­da­li de­vam et­ti­rir­se mu­vaf­fak ola­ca­ğı­nı ümid edin. şa­yet aşı­rı­lı­ğa dü­şe­rek dik­kat çek­miş ve par­mak­la gös­te­ri­le­cek ha­le gel­miş­se ona iti­bar edip sa­lih­ler­den san­ma­yın." (Tir­mi­zi)</text:span></text:span></text:p>
      <text:p text:style-name="P41"><text:span text:style-name="New_20_Style_20_Sheet_20_6"><text:span text:style-name="T14">Hz. Ay­şe an­la­tı­yor: "Ya­nım­da Esed ka­bi­le­sin­den bir ka­dın var­dı. Pey­gam­ber içe­ri gir­di. 'Bu kim­dir' di­ye sor­du. 'Fa­lan­ca­dır, ge­ce­le­ri hiç uyu­maz iba­det­le ge­çi­rir' de­dim. Re­su­lul­lah, 'Si­ze ta­kat ge­ti­re­bi­le­ce­ği­niz amel ya­ra­şır. Al­lah'ın hoş­lan­dı­ğı amel, ki­şi­nin de­vam­lı ola­rak yap­tı­ğı amel­dir." (Bu­ha­ri)</text:span></text:span></text:p>
      <text:p text:style-name="P41"><text:span text:style-name="New_20_Style_20_Sheet_20_6"><text:span text:style-name="T14">"İn­san­la­rın su­al sor­mak­ta o ka­dar ile­ri gi­de­ce­ğin­den kor­ku­lur ki, hat­ta mah­lu­ka­tı Al­lah ya­rat­tı, Al­lah'ı kim ya­rat­tı di­ye­cek olur­lar. Böy­le su­al­ler sor­duk­la­rı za­man, İh­las su­re­si­ni oku­yun, son­ra üç kez so­lu­nu­za tü­kü­re­rek şey­ta­nın şer­rin­den Al­lah'a sı­ğı­nın." (Bu­ha­ri-Müs­lim)</text:span></text:span></text:p>
      <text:p text:style-name="P1"><text:span text:style-name="ALINTI-italic"><text:span text:style-name="T14"/></text:span></text:p>
      <text:p text:style-name="P6"><text:span text:style-name="Normal1"><text:span text:style-name="T30">Ku­ran'ın ve Ku­ran Oku­ma­nın Fa­zi­le­ti</text:span></text:span></text:p>
      <text:p text:style-name="P1"><text:span text:style-name="Normal1"><text:span text:style-name="T14">Ku­ran-ı Ke­rim oku­mak, Al­lah (cc)'ın mü­min­le­ri yü­küm­lü kıl­dı­ğı önem­li bir iba­det­tir. Re­su­lul­lah Efen­di­miz (sav) Ku­ran oku­ma­ya baş­la­ma­dan ön­ce </text:span></text:span><text:span text:style-name="ALINTI-bold"><text:span text:style-name="T34">"Ko­vul­muş şey­tan­dan Al­lah'a sı­ğı­nı­yo­rum."</text:span></text:span><text:span text:style-name="Normal1"><text:span text:style-name="T14"> ya da </text:span></text:span><text:span text:style-name="ALINTI-bold"><text:span text:style-name="T34">"Al­lah'ım şey­ta­nın kış­kırt­ma­sın­dan, üf­le­me­sin­den ve fı­sıl­da­ma­sın­dan Sa­na sı­ğı­nı­rım." (Ebu Da­vud) </text:span></text:span><text:span text:style-name="Normal1"><text:span text:style-name="T14">der­di.</text:span></text:span></text:p>
      <text:p text:style-name="P41"><text:span text:style-name="Normal1"><text:span text:style-name="T14">Re­su­lul­lah Efen­di­miz (sav), Ku­ran'ı oku­ma­nın ve onu oku­ma­yı öğ­ret­me­nin fa­zi­le­ti üze­rin­de önem­le dur­muş­tur. Ku­ran'ı oku­ma­yı, onu uy­gu­la­ma­nın baş­lan­gı­cı ola­rak gör­müş­tür. Pey­gam­ber Efen­di­miz (sav) bu ko­nu­da şöy­le bu­yur­muş­tur:</text:span></text:span><text:span text:style-name="ALINTI-bold"><text:span text:style-name="T14"> </text:span></text:span></text:p>
      <text:p text:style-name="P22"><text:span text:style-name="New_20_Style_20_Sheet_20_6"><text:span text:style-name="T14">"Ku­ran oku­yu­nuz, zi­ra Ku­ran oku­yan­la­rı­na kı­ya­met gü­nü şe­fa­at­çi olur." (Müs­lim)</text:span></text:span></text:p>
      <text:p text:style-name="P41"><text:span text:style-name="New_20_Style_20_Sheet_20_6"><text:span text:style-name="T14">Ku­ran ve onun­la amel eden kim­se­ler mah­şer ye­ri­ne ge­ti­ri­lir­ler. Ba­ka­ra ve Al-i İm­ran su­re­le­ri, ken­di­le­ri­ni oku­yup amel eden kim­se­ler hak­kın­da bir­bi­riy­le "Ben şe­ha­det ede­ce­ğim" di­ye ya­rı­şa­rak o kim­se­le­rin ön­le­ri­ne ge­lir­ler. (Müs­lim)</text:span></text:span></text:p>
      <text:p text:style-name="P41"><text:span text:style-name="New_20_Style_20_Sheet_20_6"><text:span text:style-name="T14">"Si­zin en ha­yır­lı­nız Ku­ran'ı öğ­re­ten ve onu öğ­re­nen­dir." (Bu­ha­ri-Müs­lim)</text:span></text:span></text:p>
      <text:p text:style-name="P41"><text:span text:style-name="New_20_Style_20_Sheet_20_6"><text:span text:style-name="T14">"İki kim­se gıp­ta edil­me­ye (im­re­nil­me­ye) de­ğer: Bi­ri­si Ku­ran öğ­ren­miş ve onun­la ge­ce gün­düz meş­gul ve Ku­ran'ın emir­le­ri­ni ye­ri­ne ge­ti­ren­dir. Di­ğe­ri de Al­lah'ın ken­di­si­ne mal ih­san et­ti­ği kim­se­ler­dir ki ge­ce-gün­düz o ma­lı Al­lah yo­lun­da sarf e­der." (Bu­ha­ri-Müs­lim)</text:span></text:span></text:p>
      <text:p text:style-name="P41"><text:span text:style-name="New_20_Style_20_Sheet_20_6"><text:span text:style-name="T14">"Ku­ran'ı oku da yük­sel. Oku­du­ğun nis­bet­te cen­net ba­sa­mak­la­rın­dan yu­ka­rı çık. Dün­ya­da ace­le et­me­den oku­du­ğun gi­bi cen­net­te de öy­le oku. Çün­kü se­nin cen­net­te yer­le­şe­ce­ğin yer, oku­du­ğun aye­tin son nok­ta­sı­dır. Ne ka­dar okur­san o ka­dar yük­se­lir­sin." (Ebu Da­vud-Tir­mi­zi)</text:span></text:span></text:p>
      <text:p text:style-name="P41"><text:span text:style-name="New_20_Style_20_Sheet_20_6"><text:span text:style-name="T14">"Her­han­gi bir ce­ma­at bir ev­de top­la­nıp da Ku­ran-ı Ke­rim'i okur, ara­la­rın­da mu­ka­be­le eder­ler­se (onun üze­rin­de ça­lı­şır­lar­sa), kalp­le­ri sü­ku­net bu­lur, ra­hat eder­ler. Allah'ın rah­me­ti on­la­rı kap­lar. Me­lek­ler on­la­rı ku­şa­tır. Ce­nab-ı Hak da on­la­rı ken­di nez­din­de­ki­ler ara­sın­da zik­re­der." (Müs­lim)</text:span></text:span></text:p>
      <text:p text:style-name="P41"><text:soft-page-break/><text:span text:style-name="New_20_Style_20_Sheet_20_6"><text:span text:style-name="T14">"Al­lah Ka­tın­da Ku­ran'dan da­ha üs­tün şe­fa­at­çi yok­tur. Ne pey­gam­ber, ne me­lek ne baş­ka­la­rı." (Ta­be­ra­ni)</text:span></text:span></text:p>
      <text:p text:style-name="P41"><text:span text:style-name="New_20_Style_20_Sheet_20_6"><text:span text:style-name="T14">"Ku­ran'ı duy­gu­la­na­rak oku­ma­yan biz­den de­ğil­dir." (Bu­ha­ri)</text:span></text:span></text:p>
      <text:p text:style-name="P16"><text:span text:style-name="Normal1"><text:span text:style-name="T18">Ku­ran-ı Ke­rim oku­ma­nın ada­bı:</text:span></text:span></text:p>
      <text:p text:style-name="P1"><text:span text:style-name="Normal1"><text:span text:style-name="T14">1) Ön­ce ab­dest al­ma­lı, yü­zü­nü kıb­le­ye dön­me­li ve na­maz­da otu­rur gi­bi son de­re­ce edep­li ve mü­te­va­zi şe­kil­de otur­ma­lı­dır. </text:span></text:span></text:p>
      <text:p text:style-name="P41"><text:span text:style-name="Normal1"><text:span text:style-name="T14">2) Pey­gam­be­ri­miz (sav), </text:span></text:span><text:span text:style-name="ALINTI-bold"><text:span text:style-name="T14">"Ku­ran-ı Ke­rim'i üç gün­den ön­ce hat­me­den ah­ka­mı­nı an­la­ya­maz" </text:span></text:span><text:span text:style-name="Normal1"><text:span text:style-name="T14">bu­yur­muş­tur. Bu yüz­den Ku­ran oku­nur­ken ma­na­sı dü­şü­nü­le­rek okun­ma­lı­dır. </text:span></text:span></text:p>
      <text:p text:style-name="P41"><text:span text:style-name="Normal1"><text:span text:style-name="T14">3) Her aye­tin hak­kı­nı ve­re­rek oku­ma­lı­dır. Pey­gam­be­ri­miz (sav), için­de azap ge­çen ayet­ler­de Al­lah (cc)'a sı­ğı­nır, rah­met ayet­le­rin­de Al­lah (cc)'tan rah­met is­ter­di. </text:span></text:span></text:p>
      <text:p text:style-name="P41"><text:span text:style-name="Normal1"><text:span text:style-name="T14">4) Gös­te­riş ma­na­sı çı­ka­rı­la­bi­le­cek şe­kil­de ve­ya na­maz kı­lan­la­rın na­maz­la­rı­nı ka­rış­tı­ra­cak şe­kil­de okun­ma­ma­lı­dır. Re­su­lul­lah (sav),</text:span></text:span><text:span text:style-name="ALINTI-bold"><text:span text:style-name="T14"> "Ku­ran-ı Ke­rim'i ses­siz oku­ma­nın, ses­li oku­ma­ya üs­tün­lü­ğü, giz­li ve­ri­len sa­da­ka­nın açık­tan ve­ri­len sa­da­ka­ya üs­tün­lü­ğü gi­bi­dir." (Bu­ha­ri) </text:span></text:span><text:span text:style-name="Normal1"><text:span text:style-name="T14">bu­yur­muş­tur.</text:span></text:span></text:p>
      <text:p text:style-name="P41"><text:span text:style-name="Normal1"><text:span text:style-name="T14">5) Gü­zel ses­li oku­ma­ya gay­ret et­me­li­dir. Re­su­lul­lah Efen­di­miz (sav) </text:span></text:span><text:span text:style-name="ALINTI-bold"><text:span text:style-name="T14">"Ku­ran-ı Ke­rim'i gü­zel ses ile süs­le­yi­niz" </text:span></text:span><text:span text:style-name="Normal1"><text:span text:style-name="T14">bu­yur­muş­tur. Oku­ya­nın se­si ne ka­dar gü­zel olur­sa din­le­ye­ne et­ki­si o ka­dar faz­la olur.</text:span></text:span></text:p>
      <text:p text:style-name="P41"><text:span text:style-name="Normal1"><text:span text:style-name="T14">6) Ku­ran'ı oku­ya­nın kal­bin­de bü­yük­lü­ğü­nü his­set­me­si ge­re­kir. Oku­yan, bu­nu hiç unut­ma­yıp kal­bi­ni bu­na ha­zır bu­lun­dur­ma­lı ve ga­fil ol­ma­ma­lı­dır.</text:span></text:span></text:p>
      <text:p text:style-name="P41"><text:span text:style-name="Normal1"><text:span text:style-name="T14"/></text:span></text:p>
      <text:p text:style-name="P6"><text:span text:style-name="Normal1"><text:span text:style-name="T30">İlim Öğ­ren­mek ve Öğ­ret­mek</text:span></text:span></text:p>
      <text:p text:style-name="P1"><text:span text:style-name="Normal1"><text:span text:style-name="T14">Pey­gam­ber Efen­di­miz (sav), </text:span></text:span><text:span text:style-name="ALINTI-bold"><text:span text:style-name="T34">"Alim­ler pey­gam­ber­le­rin va­ris­le­ri­dir."</text:span></text:span><text:span text:style-name="Normal1"><text:span text:style-name="T14"> bu­yur­muş­lar­dır. Ki­şi­nin hem ca­hil­lik­te ıs­rar edip hem de </text:span></text:span><text:span text:style-name="ALINTI-bold"><text:span text:style-name="T34">"Ben Re­su­lul­lah'ın yo­lun­dan gi­di­yo­rum." </text:span></text:span><text:span text:style-name="Normal1"><text:span text:style-name="T14">de­me­si­nin bir an­la­mı yok­tur. </text:span></text:span></text:p>
      <text:p text:style-name="P41"><text:span text:style-name="Normal1"><text:span text:style-name="T14">Re­su­lul­lah (sav) bir baş­ka ha­dis­le­rin­de de, </text:span></text:span><text:span text:style-name="ALINTI-bold"><text:span text:style-name="T14">"İlim Çin'de bi­le ol­sa öğ­re­ni­niz." (Ta­be­ra­ni)</text:span></text:span><text:span text:style-name="Normal1"><text:span text:style-name="T14"> ve </text:span></text:span><text:span text:style-name="ALINTI-bold"><text:span text:style-name="T14">"İlim öğ­ren­mek ka­dın-er­kek her Müs­lü­ma­na farz­dır." (İbn-i Ma­ce)</text:span></text:span><text:span text:style-name="Normal1"><text:span text:style-name="T14"> bu­yur­muş­tur. Bu yüz­den her Müs­lü­ma­nın, baş­ta İs­lam'ın te­mel ka­ide­le­ri ol­mak üze­re, di­ni tem­sil ede­cek se­vi­ye­de ilim öğ­ren­me­si farz­dır.</text:span></text:span></text:p>
      <text:p text:style-name="P41"><text:span text:style-name="Normal1"><text:span text:style-name="T14">Re­su­lul­lah Efen­di­miz (sav) şöy­le bu­yur­muş­tur: </text:span></text:span></text:p>
      <text:p text:style-name="P22"><text:span text:style-name="New_20_Style_20_Sheet_20_6"><text:span text:style-name="T14">"Pey­gam­ber­ler ne bir al­tın ve ne de bir gü­müş bı­rak­ma­mış­lar, an­cak il­mi mi­ras bı­rak­mış­lar­dır. İş­te o mi­ra­sa ko­nan, son­suz bir haz ve na­sip al­mış de­mek­tir." (Ebu Da­vud)</text:span></text:span></text:p>
      <text:p text:style-name="P41"><text:span text:style-name="New_20_Style_20_Sheet_20_6"><text:span text:style-name="T14">"İman çıp­lak­tır. El­bi­se­si tak­va, sü­sü utan­mak, mey­ve­si ise ilim­dir." (Ha­kim)</text:span></text:span></text:p>
      <text:p text:style-name="P41"><text:span text:style-name="New_20_Style_20_Sheet_20_6"><text:span text:style-name="T14">"Be­ni Al­la­h-u Te­ala'ya bi­raz da­ha ya­kın­laş­tı­ra­cak ye­ni bir ilim edin­me­di­ğim gü­nün doğ­ma­sın­da be­nim için bir ha­yır yok­tur." (Ta­be­ra­ni)</text:span></text:span></text:p>
      <text:p text:style-name="P41"><text:span text:style-name="New_20_Style_20_Sheet_20_6"><text:span text:style-name="T14">"Ce­nab-ı Hak­kın rı­za­sı ara­nan bir il­mi, sırf dün­ya me­ta­ına na­il ol­mak için öğ­re­nen kim­se kı­ya­met gü­nün­de cen­ne­tin ko­ku­su­nu bi­le du­ya­maz." (Ebu Da­vud)</text:span></text:span></text:p>
      <text:p text:style-name="P1"><text:span text:style-name="Normal1"><text:span text:style-name="T14">Pey­gam­be­ri­miz (sav), </text:span></text:span><text:span text:style-name="ALINTI-bold"><text:span text:style-name="T34">"İlim öğ­re­ne­ni Al­lah um­ma­dı­ğı yer­den rı­zık­lan­dı­rır." </text:span></text:span><text:span text:style-name="Normal1"><text:span text:style-name="T14">bu­yur­muş­tur. Şey­tan ge­le­cek en­di­şe­si ile in­san­la­rı kor­ku­ta­rak dün­ya­ya dal­dır­mak su­re­tiy­le ilim yo­lun­dan alı­koy­ma­ya ça­lı­şa­bi­lir. Oy­sa Al­lah (cc) yo­lun­da İlim öğ­ren­me­ye ça­lı­şa­nın hem dün­ya­sı hem ahi­re­ti Ce­nab-ı Hak'kın ko­ru­ma­sı al­tın­da­dır.</text:span></text:span></text:p>
      <text:p text:style-name="P22"><text:soft-page-break/><text:span text:style-name="New_20_Style_20_Sheet_20_6"><text:span text:style-name="T14">"Her kim ilim tah­si­li için yo­la çı­kar­sa, bu yüz­den Al­lah ona cen­ne­te gi­re­cek yo­lu ko­lay­laş­tı­rır." (Müs­lim)</text:span></text:span></text:p>
      <text:p text:style-name="P41"><text:span text:style-name="New_20_Style_20_Sheet_20_6"><text:span text:style-name="T14">"İs­la­mi­yet'i ya­şat­mak için okur­ken ölen kim­se ile, Pey­gam­ber­ler ara­sın­da bir de­re­ce­lik fark var­dır." (Da­ri­mi)</text:span></text:span></text:p>
      <text:p text:style-name="P41"><text:span text:style-name="New_20_Style_20_Sheet_20_6"><text:span text:style-name="T14">"Kı­ya­met gü­nü üç sı­nıf in­san şe­fa­at eder: Bun­lar pey­gam­ber­ler, son­ra alim­ler, son­ra şe­hid­ler­dir." (İbn-i Ma­ce)</text:span></text:span></text:p>
      <text:p text:style-name="P41"><text:span text:style-name="New_20_Style_20_Sheet_20_6"><text:span text:style-name="T14">"Al­la­hu Te­ala her ki­min hay­rı­nı mu­rad eder­se, onu din­de alim ve fa­kih kı­lar." (Bu­ha­ri-Müs­lim)</text:span></text:span></text:p>
      <text:p text:style-name="P1"><text:span text:style-name="Normal1"><text:span text:style-name="T14">Pey­gam­be­ri­miz (sav), ilim öğ­re­nen­le­ri, dün­ya için öğ­re­nen­ler ve ahi­ret için öğ­re­nen­ler ola­rak iki­ye ayır­mış­tır. İl­mi, dün­ya için öğ­re­nen­le­rin ga­ye­le­ri ser­vet, mev­ki ve şöh­ret­tir. İl­mi ile amel et­me­yen­ler ise mü­na­fık­tır. Çün­kü bun­lar ken­di­le­ri öğ­ren­di­ği ve dil­le­ri ile ka­bul­len­dik­le­ri hal­de kalp­le­ri­ne bu­nu yer­leş­ti­re­me­miş ve ken­di­le­rin­ce Al­lah (cc)'ı al­dat­ma­ya ça­lış­mış­lar­dır. Re­su­lul­lah Efen­di­miz (sav), bun­la­rın ahi­ret­te en ağır şe­kil­de ce­za­lan­dı­rı­la­ca­ğı­nı bil­dir­mek­te­dir. Pey­gam­ber Efen­di­miz (sav) şöy­le bu­yur­muş­tur: </text:span></text:span></text:p>
      <text:p text:style-name="P22"><text:span text:style-name="New_20_Style_20_Sheet_20_6"><text:span text:style-name="T14">"Kı­ya­met gü­nü en ağır ce­za­yı gö­re­cek olan, Al­lah'ın il­min­den fay­da­lan­dır­ma­dı­ğı alim­ler­dir."</text:span></text:span></text:p>
      <text:p text:style-name="P41"><text:span text:style-name="New_20_Style_20_Sheet_20_6"><text:span text:style-name="T14">"İl­mi ço­ğal­dı­ğı hal­de ah­la­kı dü­zel­me­yen, Al­lah'a uzak­lık­tan baş­ka bir ­şey el­de ede­mez." (Dey­le­mi)</text:span></text:span></text:p>
      <text:p text:style-name="P1"><text:span text:style-name="Normal1"><text:span text:style-name="T14">İlim sa­hi­bi­nin üze­ri­ne bü­yük bir so­rum­lu­luk yük­len­miş­tir. Tak­va sa­hi­bi bir mü­mi­nin ken­di­si­ne ba­ğış­la­nan bu lüt­fu di­ğer mü­min­ler­le pay­laş­ma­sı ge­re­kir:</text:span></text:span></text:p>
      <text:p text:style-name="P22"><text:span text:style-name="New_20_Style_20_Sheet_20_6"><text:span text:style-name="T14">"İl­min­den so­rul­du­ğu hal­de bil­di­ği­ni sak­la­yan kim­se­nin ağ­zı­na kı­ya­met gü­nü ateş­ten bir gem ta­kı­lır." (Ebu Da­vud)</text:span></text:span></text:p>
      <text:p text:style-name="P41"><text:span text:style-name="New_20_Style_20_Sheet_20_6"><text:span text:style-name="T14">"Ade­moğ­lu ölün­ce amel def­te­ri dü­rü­lür. An­cak üç şey­den do­la­yı amel def­te­ri­ne se­vap ya­zıl­ma­ya de­vam eder. Bun­lar­dan bi­ri­si is­ti­fa­de edi­len bil­gi­dir." (Müs­lim)</text:span></text:span></text:p>
      <text:p text:style-name="P1"><text:span text:style-name="Normal1"><text:span text:style-name="T14"/></text:span></text:p>
      <text:p text:style-name="P6"><text:span text:style-name="Normal1"><text:span text:style-name="T30">Du­anın Fa­zi­le­ti</text:span></text:span></text:p>
      <text:p text:style-name="P1"><text:span text:style-name="Normal1"><text:span text:style-name="T14">Re­su­lul­lah (sav) Al­lah (cc)'ı zik­ret­me ko­nu­sun­da ya­ra­tıl­mış­la­rın en üs­tü­nü idi. Gü­nün her anın­da ve han­gi iş­le meş­gul olur­sa ol­sun Al­lah (cc)'ı an­mak­tan ve dua et­mek­ten ge­ri dur­maz­dı. Ku­ran'da </text:span></text:span><text:span text:style-name="ANA_20_METIN-BOLD"><text:span text:style-name="T14">"De ki: "Si­zin du­anız ol­ma­say­dı Rab­bim si­ze de­ğer ve­rir miy­di?"..." (Fur­kan Su­re­si, 77)</text:span></text:span><text:span text:style-name="Normal1"><text:span text:style-name="T14"> bu­yu­ru­lu­yor. İş­te Re­su­lul­lah Efen­di­miz (sav) han­gi du­rum­da olur­sa ol­sun dua et­mek­ten ve Al­lah (cc)'ı an­mak­tan ge­ri dur­ma­mış­tır.</text:span></text:span></text:p>
      <text:p text:style-name="P41"><text:span text:style-name="Normal1"><text:span text:style-name="T14">Re­su­lul­lah (sav)'in dua ko­nu­su­na ver­di­ği ehem­mi­ye­ti aşa­ğı­da­ki söz­le­rin­den da­ha iyi an­la­ya­bi­li­riz:</text:span></text:span></text:p>
      <text:p text:style-name="P22"><text:span text:style-name="New_20_Style_20_Sheet_20_6"><text:span text:style-name="T14">"Al­lah Ka­tın­da du­adan mak­bul ve kıy­met­li hiç bir şey yok­tur." (Tir­mi­zi)</text:span></text:span></text:p>
      <text:p text:style-name="P41"><text:span text:style-name="New_20_Style_20_Sheet_20_6"><text:span text:style-name="T14">"Kul du­asın­da üç şe­yin bi­ri­ni al­mak­tan şaş­maz: Ya dua sa­ye­sin­de gü­na­hı ba­ğış­la­nır ve­ya­hut pe­şin bir mü­ka­fat alır ve­ya ahi­ret­te kar­şı­lı­ğı­nı alır." (Dey­le­mi)</text:span></text:span></text:p>
      <text:p text:style-name="P41"><text:span text:style-name="New_20_Style_20_Sheet_20_6"><text:span text:style-name="T14">"Al­lah'ın faz­lın­dan is­te­yin. Al­lah Ken­din­den is­ten­me­si­ni se­ver. İba­det­le­rin mak­bu­lu, fe­rah­lı­ğı bek­le­mek­tir." (Tir­mi­zi)</text:span></text:span></text:p>
      <text:p text:style-name="P41"><text:span text:style-name="New_20_Style_20_Sheet_20_6"><text:span text:style-name="T14">"Ku­lun Al­lah'a en çok ya­kın ol­du­ğu hal, sec­de ha­li­dir. </text:span></text:span></text:p>
      <text:p text:style-name="P41"><text:span text:style-name="New_20_Style_20_Sheet_20_6"><text:span text:style-name="T14">Sec­de­de Al­lah'a çok dua edin." (Müs­lim)</text:span></text:span></text:p>
      <text:p text:style-name="P41"><text:soft-page-break/><text:span text:style-name="New_20_Style_20_Sheet_20_6"><text:span text:style-name="T14">"Mu­hak­kak ki si­zin Rab­bi­niz ha­ya ve ke­rem sa­hi­bi­dir. Kul­la­rı el­le­ri­ni kal­dı­rıp ken­di­sin­den bir şey is­te­dik­le­ri za­man, on­la­rı boş çe­vir­mez." (Tir­mi­zi-Ebu Da­vud)</text:span></text:span></text:p>
      <text:p text:style-name="P41"><text:span text:style-name="New_20_Style_20_Sheet_20_6"><text:span text:style-name="T14">"Dua et­ti­ği­niz za­man, ka­bul olu­na­ca­ğı­na ina­na­rak dua edin. Bil­miş olun ki, gaf­let­le ya­pı­lan du­ala­rı Al­lah ka­bul et­mez." (Tir­mi­zi)</text:span></text:span></text:p>
      <text:p text:style-name="P41"><text:span text:style-name="New_20_Style_20_Sheet_20_6"><text:span text:style-name="T14">"Al­la­hu Te­ala du­ala­rı­nı­zı ka­bul eder. Ta ki dua et­tim ha­la ka­bul ol­ma­dı de­yip ace­le et­me­dik­çe. Al­lah'tan çok is­te­yin. Çün­kü siz ke­rem sa­hi­bin­den is­ti­yor­su­nuz." (Bu­ha­ri-Müs­lim)</text:span></text:span></text:p>
      <text:p text:style-name="P1"><text:span text:style-name="Normal1"><text:span text:style-name="T15">Re­su­lul­lah (sav)'ın gün için­de sık tek­rar­la­dı­ğı bir dua şöy­le­dir: </text:span></text:span></text:p>
      <text:p text:style-name="P22"><text:span text:style-name="New_20_Style_20_Sheet_20_6"><text:span text:style-name="T14">"Yü­zü­mü, göğ­sü inanç do­lu bir Müs­lü­man ola­rak ye­ri ve gö­ğü Ya­ra­ta­na çe­vir­dim. Ben O'na or­tak ko­şan­lar­dan de­ği­lim. Kıl­dı­ğım na­maz, yap­tı­ğım iba­det­ler, ha­ya­tım ve ölü­müm or­ta­ğı bu­lun­ma­yan alem­le­rin Rab­bi olan Al­lah'a ait­tir. </text:span></text:span></text:p>
      <text:p text:style-name="P41"><text:span text:style-name="New_20_Style_20_Sheet_20_6"><text:span text:style-name="T14">Al­lah'ım hü­küm­ran Sen­sin. Sen­den baş­ka İlah yok­tur. </text:span></text:span><text:span text:style-name="New_20_Style_20_Sheet_20_6"><text:span text:style-name="T21">Sen Rab­bim­sin. Ben Se­nin ku­lu­num. Rab­bim, gü­nah­la­rı­mı an­cak Sen ba­ğış­lar­sın. Be­ni en gü­zel huy­la­ra ulaş­tır. Za­ten en gü­zel­le­ri­ne an­cak Sen ulaş­tı­rır­sın. Kö­tü huy­la­rı ben­den uzak­laş­tır. </text:span></text:span><text:span text:style-name="New_20_Style_20_Sheet_20_6"><text:span text:style-name="T14">On­la­rı Sen­den baş­ka­sı ben­den uzak­laş­tı­ra­maz. Ben Se­nin­le­yim. Sa­na dö­ne­ce­ğim. Sen yü­ce­ler yü­ce­si­sin. Af­fı­na sı­ğı­nı­yor, Sa­na yö­ne­li­yo­rum. </text:span></text:span></text:p>
      <text:p text:style-name="P41"><text:span text:style-name="New_20_Style_20_Sheet_20_6"><text:span text:style-name="T14">Gök­le­rin ve ye­rin Ya­ra­tı­cı­sı, giz­li ola­nı, aşi­kar ola­nı bi­len Al­lah'ım! Ay­rı­lı­ğa düş­tük­le­ri ko­nu­lar­da kul­la­rı­nın ara­sın­da Sen hük­me­der­sin. İz­nin­le, hak­ta ay­rı­lı­ğa düş­tük­le­ri ko­nu­lar­da be­ni hak­ka ulaş­tır. Şüp­he­siz Sen di­le­di­ği­ni doğ­ru yo­la eriş­ti­rir­sin." (Tir­mi­zi-Müs­lim)</text:span></text:span></text:p>
      <text:p text:style-name="P1"><text:span text:style-name="Normal1"><text:span text:style-name="T15">Pey­gam­be­ri­miz (sav)'in uyan­dı­ğın­da et­ti­ği dua ise şöy­le­dir: </text:span></text:span></text:p>
      <text:p text:style-name="P41"><text:span text:style-name="New_20_Style_20_Sheet_20_6"><text:span text:style-name="T14">"Bi­zi ölü­m­den son­ra di­ril­ten Al­lah'a ham­dol­sun. O'nun hu­zu­run­da top­la­na­ca­ğız. Tek Al­lah'tan baş­ka İlah yok­tur. O'nun or­ta­ğı yok­tur. Mülk O'nun­dur. Hamd O'na­dır. O her­şe­ye ka­dir­dir. Al­lah'a ham­dol­sun. Al­lah'ı bü­tün ek­sik­lik­ler­den ten­zih ede­rim. Al­lah'tan baş­ka İlah yok­tur. Al­lah en yü­ce­dir." (Bu­ha­ri-Tir­mi­zi)</text:span></text:span></text:p>
      <text:p text:style-name="P1"><text:span text:style-name="Normal1"><text:span text:style-name="T15">Pey­gam­be­ri­miz (sav)'in evin­den çık­tı­ğın­da yap­tı­ğı dua: </text:span></text:span></text:p>
      <text:p text:style-name="P22"><text:span text:style-name="New_20_Style_20_Sheet_20_6"><text:span text:style-name="T14">"Al­lah'ın adıy­la. Al­lah'a te­vek­kül et­tim. Al­lah'ım sa­pık­lı­ğa düş­mek­ten ve dü­şü­rül­mek­ten, aya­ğı­mın kay­ma­sın­dan ve kay­dı­rıl­ma­sın­dan, zul­met­mek­ten ve zul­me uğ­ra­mak­tan, ce­ha­le­te düş­mek­ten ve ca­hil gö­rün­mek­ten Sa­na sı­ğı­nı­rım." (Tir­mi­zi)</text:span></text:span></text:p>
      <text:p text:style-name="P1"><text:span text:style-name="Normal1"><text:span text:style-name="T15">Pey­gam­be­ri­miz (sav)'in mes­ci­de gir­di­ğin­de yap­tı­ğı dua: </text:span></text:span></text:p>
      <text:p text:style-name="P22"><text:span text:style-name="New_20_Style_20_Sheet_20_6"><text:span text:style-name="T14">"Al­lah'ım gü­nah­la­rı­mı ba­ğış­la ve ba­na rah­me­ti­nin ka­pı­la­rı­nı aç." (İbn-i Ma­ce)</text:span></text:span></text:p>
      <text:p text:style-name="P1"><text:span text:style-name="Normal1"><text:span text:style-name="T14">Re­su­lul­lah (sav)'ın evi­ne gi­rer­ken yap­tı­ğı dua: </text:span></text:span></text:p>
      <text:p text:style-name="P22"><text:span text:style-name="New_20_Style_20_Sheet_20_6"><text:span text:style-name="T12">"Be­ni ko­ru­yan ve sı­ğın­dı­ran Al­lah'a ham­dol­sun. Be­ni ye­di­ren ve içi­ren Al­lah'a ham­dol­sun. Ba­na iyi­lik­te bu­lu­nan ve iyi­li­ği ar­tı­ran Al­lah'a ham­dol­sun. Ya­rab! Sen­den be­ni ce­hen­nem­den ko­ru­ma­nı di­le­rim." (Ebu Da­vud)</text:span></text:span></text:p>
      <text:p text:style-name="P1"><text:span text:style-name="Normal1"><text:span text:style-name="T13">Pey­gam­be­r Efen­di­miz (sav)'in bir baş­ka du­ası: </text:span></text:span></text:p>
      <text:p text:style-name="P22"><text:span text:style-name="New_20_Style_20_Sheet_20_6"><text:span text:style-name="T12">"Al­lah'ım! Gö­rü­nen gö­rün­me­yen, mad­di-ma­ne­vi bü­tün pis­lik­ler­den, ko­vul­muş şey­tan­dan Sa­na sı­ğı­nı­rım." (Ta­be­ra­ni)</text:span></text:span></text:p>
      <text:p text:style-name="P1"><text:span text:style-name="Normal1"><text:span text:style-name="T13">Pey­gam­be­ri­miz (sav)'in ezan okun­du­ğun­da yap­tı­ğı dua: </text:span></text:span></text:p>
      <text:p text:style-name="P22"><text:span text:style-name="New_20_Style_20_Sheet_20_6"><text:span text:style-name="T12">"Bu ek­sik­siz, ica­bet olu­nan da­ve­tin ve ken­di­sin­den ötü­rü du­ala­ra ica­bet olu­nan hak da­ve­tin ve tak­va ke­li­me­si­nin Rab­bi olan Al­lah'ım. Be­ni bu inanç üze­re öl­dür, ona bağ­lı ya­şat, kı­ya­met gü­nü amel yö­nün­den bu inan­ca sa­hip sa­lih kim­se­ler­den ey­le." (Bey­ha­ki)</text:span></text:span></text:p>
      <text:p text:style-name="P1"><text:soft-page-break/><text:span text:style-name="Normal1"><text:span text:style-name="T13">Pey­gam­be­ri­miz (sav)'in ye­mek du­ası: </text:span></text:span></text:p>
      <text:p text:style-name="P41"><text:span text:style-name="New_20_Style_20_Sheet_20_6"><text:span text:style-name="T12">"Al­lah'ım! Ye­dir­din, içir­din, muh­taç et­me­din, mem­nun et­tin. </text:span></text:span><text:span text:style-name="New_20_Style_20_Sheet_20_6"><text:span text:style-name="T14">Hi­da­yet et­tin ve di­rilt­tin. Ver­di­ğin ni­met­ler mu­ka­bi­lin­de Sa­na ham­dol­sun." (Ah­med)</text:span></text:span></text:p>
      <text:p text:style-name="P1"><text:span text:style-name="Normal1"><text:span text:style-name="T15">Pey­gam­ber Efen­di­miz Hz. Mu­ham­med'in (sav) ha­dis­le­rin­de du­anın ada­bı şöy­le açık­lan­mış­tır:</text:span></text:span></text:p>
      <text:p text:style-name="P41"><text:span text:style-name="Normal1"><text:span text:style-name="T14">1) Şe­ref­li va­kit­le­ri ara­mak:</text:span></text:span></text:p>
      <text:p text:style-name="P41"><text:span text:style-name="Normal1"><text:span text:style-name="T14">Se­ne içe­ri­sin­de are­fe gün­le­ri, Ra­ma­zan ayı, per­şem­be ge­ce­le­ri, se­her va­kit­le­ri, Pey­gam­be­ri­miz (sav)'in çok­ça dua et­ti­ği za­man­lar­dır.</text:span></text:span></text:p>
      <text:p text:style-name="P41"><text:span text:style-name="Normal1"><text:span text:style-name="T21">2) Al­lah (cc) Ka­tın­da önem­li olan an­lar­da dua et­mek:</text:span></text:span></text:p>
      <text:p text:style-name="P41"><text:span text:style-name="Normal1"><text:span text:style-name="T21">Pey­gam­ber Efen­di­miz (sav) şöy­le bu­yur­muş­tur: </text:span></text:span></text:p>
      <text:p text:style-name="P22"><text:span text:style-name="New_20_Style_20_Sheet_20_6"><text:span text:style-name="T21">"Gök ka­pı­la­rı, İs­lam top­lu­lu­ğu ile in­kar­cı top­lu­lu­ğu­nun kar­şı­laş­tı­ğı, yağ­mu­run yağ­dı­ğı ve farz na­maz­la­rı­nın kı­lın­dı­ğı es­na­da açı­lır. </text:span></text:span><text:span text:style-name="New_20_Style_20_Sheet_20_6"><text:span text:style-name="T14">Bu va­kit­le­ri ga­ni­met bi­le­rek dua edin." </text:span></text:span></text:p>
      <text:p text:style-name="P1"><text:span text:style-name="Normal1"><text:span text:style-name="T14">Baş­ka bir ha­dis­te ise, </text:span></text:span><text:span text:style-name="ALINTI-bold"><text:span text:style-name="T34">"Oruç­lu­nun du­ası red­do­lun­maz." (Tir­mi­zi)</text:span></text:span><text:span text:style-name="Normal1"><text:span text:style-name="T14"> buy­rul­muş­tur. Böy­le an­lar­da dua edil­me­si­ne özen gös­ter­mek hem du­anın ka­bu­lü hem de Sün­net-i Se­niy­ye'nin ye­ri­ne ge­ti­ril­me­si açı­sın­dan önem­li­dir.</text:span></text:span></text:p>
      <text:p text:style-name="P41"><text:span text:style-name="Normal1"><text:span text:style-name="T14">3) Dua sı­ra­sın­da kıb­le­ye dön­mek, el­le­ri kal­dır­mak, avuç­la­rı bir­leş­ti­rip avuç içi­ni yü­ze doğ­ru çe­vir­mek sünnet­ten­dir.</text:span></text:span></text:p>
      <text:p text:style-name="P22"><text:span text:style-name="New_20_Style_20_Sheet_20_6"><text:span text:style-name="T14">Re­sul-i Ek­rem Efen­di­miz (sav) dua et­ti­ği za­man kol­tuk al­tı gö­rü­ne­cek ka­dar eli­ni kal­dı­rır ve dua sı­ra­sın­da par­mak­la­rı ile işa­ret et­mez­di. (Müs­lim)</text:span></text:span></text:p>
      <text:p text:style-name="P1"><text:span text:style-name="Normal1"><text:span text:style-name="T14">4) Du­ayı giz­li­ce, ha­fif ses­le yap­mak:</text:span></text:span></text:p>
      <text:p text:style-name="P41"><text:span text:style-name="New_20_Style_20_Sheet_20_6"><text:span text:style-name="T14">Ebu Mu­sa'dan ri­va­yet edil­miş­tir. "Bir se­fe­re (Hay­ber Se­fe­ri) çık­mış­tık. Halk (yol­da, bir ara) yük­sek ses­le tek­bir ge­tir­me­ye baş­la­dı. Bu­nun üze­ri­ne Hz. Pey­gam­ber (sav) (mü­da­he­le ede­rek): "Ne­fis­le­ri­ni­ze kar­şı mer­ha­met­li olun. Zi­ra siz­ler, sa­ğır bi­ri­si­ne hi­tab et­mi­yor­su­nuz, mu­ha­ta­bı­nız ga­ib de de­ğil. Siz­ler gö­ren, işi­ten, (ne­re­de ol­sa­nız) si­zin­le olan bir Zat­'a, Al­lah­'a hi­tab edi­yor­su­nuz. Dua et­ti­ği­niz Zat, her bi­ri­ni­ze, bi­ne­ği­nin boy­nun­dan da­ha ya­kın­dır" de­di. (Kü­tüb-ü Sit­te, 1778)</text:span></text:span></text:p>
      <text:p text:style-name="P1"><text:span text:style-name="Normal1"><text:span text:style-name="T14">5) Du­ada yap­ma­cık söz­ler­den sa­kın­mak:</text:span></text:span></text:p>
      <text:p text:style-name="P41"><text:span text:style-name="Normal1"><text:span text:style-name="T14">Dua eden ki­şi te­va­zu ve hu­şu için­de is­te­me­li, yap­ma­cık söz­ler­den ka­çın­ma­lı­dır. Pey­gam­be­ri­miz (sav) bir ha­di­sin­de, </text:span></text:span><text:span text:style-name="ALINTI-bold"><text:span text:style-name="T14">"İle­ri­de du­ada had­di­ni aşan ce­ma­at­ler tü­re­ye­cek­tir."</text:span></text:span><text:span text:style-name="Normal1"><text:span text:style-name="T14"> bu­yur­muş­tur. Dua eden ki­şi ac­zi­ni ifa­de et­me­li, ma­na­sız is­tek­ler­den ka­çın­ma­lı­dır.</text:span></text:span></text:p>
      <text:p text:style-name="P41"><text:span text:style-name="Normal1"><text:span text:style-name="T14">6) Al­lah (cc)'tan kor­ka­rak, ka­bu­lü­nü uma­rak ve ıs­rar­la dua et­mek:</text:span></text:span></text:p>
      <text:p text:style-name="P22"><text:span text:style-name="New_20_Style_20_Sheet_20_6"><text:span text:style-name="T14">"Dua et­ti­ği­niz za­man, ka­bul olu­na­ca­ğı­na ina­na­rak dua edin. Bil­miş olun ki gaf­let­le ya­pı­lan du­ala­rı Al­lah ka­bul et­mez." (Tir­mi­zi)</text:span></text:span></text:p>
      <text:p text:style-name="P41"><text:span text:style-name="New_20_Style_20_Sheet_20_6"><text:span text:style-name="T14">"Al­lah du­ala­rı­nı­zı ka­bul eder. Ta ki dua et­tim de­yip ha­la ka­bul ol­ma­dı de­yip ace­le et­me­dik­çe. Al­lah'tan çok is­te­yin. Çün­kü siz ke­rem sa­hi­bin­den is­ti­yor­su­nuz." (Müs­lim)</text:span></text:span></text:p>
      <text:p text:style-name="P1"><text:span text:style-name="Normal1"><text:span text:style-name="T14"/></text:span></text:p>
      <text:p text:style-name="P6"><text:span text:style-name="Normal1"><text:span text:style-name="T30">Tev­be</text:span></text:span></text:p>
      <text:p text:style-name="P3"><text:span text:style-name="New_20_Style_20_Sheet_20_5"><text:span text:style-name="T15"/></text:span></text:p>
      <text:p text:style-name="P3"><text:soft-page-break/><text:span text:style-name="New_20_Style_20_Sheet_20_5"><text:span text:style-name="T15">"An­cak kim iş­le­di­ği zu­lüm­den son­ra tev­be eder ve (dav­ra­nış­la­rı­nı) dü­zel­tir­se, şüp­he­siz Al­lah onun tev­be­si­ni ka­bul eder. Mu­hak­kak Al­lah, ba­ğış­la­yan­dır, esir­ge­yen­dir." (Ma­ide Su­re­si, 39)</text:span></text:span></text:p>
      <text:p text:style-name="P3"><text:span text:style-name="New_20_Style_20_Sheet_20_5"><text:span text:style-name="T15"/></text:span></text:p>
      <text:p text:style-name="P41"><text:span text:style-name="Normal1"><text:span text:style-name="T14">Tev­be, es­ki gü­nah­lar­dan ve ha­ta­lar­dan kur­tul­mak için bü­yük bir fır­sat­tır. Mü­min­ler bu fır­sa­tı gü­nün her anın­da de­ğer­len­dir­me­li­dir. Hz. Ali, "Elin­de tev­be ve is­tiğ­far gi­bi kur­tu­luş ça­re­le­ri bu­lu­nan kim­se­le­rin he­lak ol­ma­la­rı­na şa­şa­rım." bu­yur­muş­tur. Şey­ta­nın oyun­la­rı­na ye­nik dü­şen ve ha­ta­la­rı­nı dü­zel­te­me­yen in­san­la­rın tev­be ve du­adan baş­ka hiç­bir kur­tu­luş yo­lu yok­tur. An­cak bu sa­ye­de dün­ya ve ahi­ret­te sa­ade­te ka­vu­şu­la­bi­lir. </text:span></text:span></text:p>
      <text:p text:style-name="P41"><text:span text:style-name="Normal1"><text:span text:style-name="T14">Pey­gam­be­ri­miz Hz. Mu­ham­med (sav) şöy­le bu­yur­muş­tur: </text:span></text:span></text:p>
      <text:p text:style-name="P22"><text:span text:style-name="New_20_Style_20_Sheet_20_6"><text:span text:style-name="T14">"Tev­be ve is­tiğ­fa­ra de­vam eden kim­se­ye Al­la­hu Te­ala her sı­kın­tı­sın­dan bir kur­tu­luş ve her dar­lık­tan bir ge­niş­lik ve­rir ve um­ma­dı­ğı yer­den ken­di­si­ni rı­zık­lan­dı­rır." (Ebu Da­vud)</text:span></text:span></text:p>
      <text:p text:style-name="P41"><text:span text:style-name="New_20_Style_20_Sheet_20_6"><text:span text:style-name="T14">"Kal­bi­min ufuk­la­rı­nı ba­zen ha­fif bu­lut­lar kap­lar gi­bi olur ve bu se­bep­ten gün­de yüz ke­re Al­lah'tan mağ­fi­ret di­le­rim." (Müs­lim)</text:span></text:span></text:p>
      <text:p text:style-name="P41"><text:span text:style-name="New_20_Style_20_Sheet_20_6"><text:span text:style-name="T14">Re­sul-i Ek­rem (sav) de­vam­lı ola­rak, "Al­lah'ım, Se­ni nok­san sı­fat­lar­dan ten­zih eder ve Sa­na ham­d e­de­rim. Allah'ım! Be­ni mağ­fi­ret ey­le, Sen tev­be­le­ri ka­bul eden mer­ha­met sa­hi­bi­sin der­di." (Ha­kim)</text:span></text:span></text:p>
      <text:p text:style-name="P41"><text:span text:style-name="New_20_Style_20_Sheet_20_6"><text:span text:style-name="T14">"Al­lah'ım! Se­ni nok­san sı­fat­lar­dan ten­zih ede­rim, nef­si­me zulm et­tim, kö­tü iş­ler­de bu­lun­dum, Sen­den baş­ka gü­nah­la­rı­mı ba­ğış­la­ya­cak hiç­bir kuv­vet yok­tur. Sen be­ni af­fet di­yen kim­se­yi, akın ha­lin­de bu­lu­nan ka­rın­ca­lar ka­dar gü­na­hı ol­sa da Al­lah af­fe­der." (Bey­ha­ki)</text:span></text:span></text:p>
      <text:p text:style-name="P41"><text:span text:style-name="New_20_Style_20_Sheet_20_6"><text:span text:style-name="T14">"Al­lah'ım! Be­ni ih­las­la iyi­lik et­ti­ğin­de cen­net ile müj­de­le­nen, kö­tü­lük et­ti­ği za­man da aka­bin­de tev­be eden kul­la­rın­dan ey­le." </text:span></text:span><text:span text:style-name="New_20_Style_20_Sheet_20_6"><text:span text:style-name="T12">(İbn-i Ma­ce)</text:span></text:span></text:p>
      <text:p text:style-name="P1"><text:span text:style-name="Normal1"><text:span text:style-name="T12">Pey­gam­be­ri­mi­z (sav)'in tav­si­ye et­ti­ği tev­be is­tiğ­far şöy­le­dir: </text:span></text:span></text:p>
      <text:p text:style-name="P22"><text:span text:style-name="New_20_Style_20_Sheet_20_6"><text:span text:style-name="T21">"Al­lah'ım! Sen be­nim Rab­bim, ben Se­nin ku­lu­num. Be­ni Sen ya­rat­tın. Ben Sa­na gü­cü­mün yet­ti­ği ka­dar ver­di­ğim söz üze­rin­de­yim. Yap­tı­ğım kö­tü­lük­ler­den Sa­na sı­ğı­nı­rım. Ver­di­ğin ni­met­le­re kar­şı ku­sur et­tim, nef­si­me zul­met­tim. Gü­nah­la­rı­mı hu­zu­run­da iti­raf eder, geç­miş ve ge­le­cek gü­nah­la­rım­dan do­la­yı sen­den mağ­fi­ret di­le­rim. Be­ni mağ­fi­ret ey­le, her ne şe­kil­de olur­sa ol­sun bü­tün gü­nah­la­rı Sen­den baş­ka kim­se ba­ğış­la­ya­maz." (Bu­ha­ri)</text:span></text:span></text:p>
      <text:p text:style-name="P73"><text:span text:style-name="Normal1"><text:span text:style-name="T21"/></text:span></text:p>
      <text:p text:style-name="P44"><text:span text:style-name="Normal1"><text:span text:style-name="T31">Di­lin Bü­yük Teh­li­ke­si; Fu­zu­li Ko­nuş­mak:</text:span></text:span></text:p>
      <text:p text:style-name="P3"><text:span text:style-name="New_20_Style_20_Sheet_20_5"><text:span text:style-name="T22"/></text:span></text:p>
      <text:p text:style-name="P3"><text:span text:style-name="New_20_Style_20_Sheet_20_5"><text:span text:style-name="T22">"On­lar, 'tü­müy­le boş' şey­ler­den yüz çe­vi­ren­ler­dir." </text:span></text:span><text:span text:style-name="New_20_Style_20_Sheet_20_5"><text:span text:style-name="T15">(Mü'mi­nun Su­re­si, 3)</text:span></text:span></text:p>
      <text:p text:style-name="P3"><text:span text:style-name="New_20_Style_20_Sheet_20_5"><text:span text:style-name="T15"/></text:span></text:p>
      <text:p text:style-name="P1"><text:span text:style-name="Normal1"><text:span text:style-name="T14">Pey­gam­be­ri­miz (sav), ko­nuş­ma­la­rın­da üm­me­ti için söz­le­rin en iyi­si­ni ve gü­ze­li­ni se­çer­di. Ko­nuş­ma tar­zı­nı be­ğen­me­di­ği ki­şi­le­ri der­hal uya­rır­dı. Mü­min­le­rin söz ile bir­bir­le­ri­ni kır­ma­la­rı­na izin ver­mez­di. </text:span></text:span></text:p>
      <text:p text:style-name="P41"><text:span text:style-name="Normal1"><text:span text:style-name="T14">Re­su­lul­lah (sav) boş ve ya­rar­sız söz­ler söy­le­ye­cek olan ki­şi­nin sü­kut et­me­si­nin da­ha ya­rar­lı ola­ca­ğı­nı söy­le­miş­tir. Bir baş­ka ha­dis­te ise </text:span></text:span><text:span text:style-name="ALINTI-bold"><text:span text:style-name="T14">"Sü­kut eden kur­tul­muş­tur." (Tir­mi­zi)</text:span></text:span><text:span text:style-name="ALINTI-italic"><text:span text:style-name="T14"> </text:span></text:span><text:span text:style-name="Normal1"><text:span text:style-name="T14">bu­yur­muş­tur. Bu ko­nu­da Re­su­lul­lah (sav)'ın bir­çok ha­di­si bu­lun­mak­ta­dır:</text:span></text:span></text:p>
      <text:p text:style-name="P22"><text:soft-page-break/><text:span text:style-name="New_20_Style_20_Sheet_20_6"><text:span text:style-name="T14">"Mi­de­si­nin, edep ye­ri­nin ve di­li­nin şer­rin­den ko­ru­nan kim­se, bü­tün kö­tü­lük­ler­den ko­run­muş olur." (Dey­le­mi)</text:span></text:span></text:p>
      <text:p text:style-name="P41"><text:span text:style-name="New_20_Style_20_Sheet_20_6"><text:span text:style-name="T14">"Müj­de o kim­se­ye­dir ki sö­zü­nün faz­la­sı­nı tut­muş ve ma­lı­nın faz­la­sı­nı in­fak et­miş­tir." (Bez­zar)</text:span></text:span></text:p>
      <text:p text:style-name="P41"><text:span text:style-name="New_20_Style_20_Sheet_20_6"><text:span text:style-name="T14">"Ha­yır ol­ma­yan şey­den di­li­ni çek, an­cak bu sa­ye­de şey­ta­na ga­le­be ça­lar­sın." (Ta­be­ra­ni)</text:span></text:span></text:p>
      <text:p text:style-name="P41"><text:span text:style-name="New_20_Style_20_Sheet_20_6"><text:span text:style-name="T14">"Al­la­hu Te­ala her­ke­sin di­li­nin ya­nın­da­dır. Ya­ni söy­le­nen her sö­zü bi­lir. O hal­de her­kes ko­nuş­tu­ğu söz­de Al­lah'tan kork­sun." (Ha­tib)</text:span></text:span></text:p>
      <text:p text:style-name="P41"><text:span text:style-name="New_20_Style_20_Sheet_20_6"><text:span text:style-name="T14">Uk­be İb­nu Amir'den ri­va­yet olu­nur: "(Bir gün): "Ey Al­lah­`ın Re­su­lü! Kur­tu­lu­şu­muz na­sıl ola­cak?" di­ye sor­muş­tum, şöy­le ce­vap ver­di­ler: "Di­li­ni tut, evi­ni ge­niş­let..." (Kü­tüb-i Sit­te, 5858)</text:span></text:span></text:p>
      <text:p text:style-name="P1"><text:span text:style-name="Normal1"><text:span text:style-name="T14">Bir söz söy­ler­ken dü­şü­ne­rek söy­le­mek mü­mi­ne ya­kı­şan gü­zel bir dav­ra­nış olur. Dü­şün­me­den söy­le­nen bir söz ba­zen is­ten­me­yen yer­le­re gi­de­bi­lir ve de­ğer ver­di­ği­miz in­san­la­rı in­ci­te­bi­lir. Bu söz eğer İs­la­m hak­kın­da bir ko­nu içe­ri­yor­sa da­ha da has­sas olun­ma­lı­dır. Re­su­lul­lah (sav) şöy­le bu­yur­muş­tur: </text:span></text:span></text:p>
      <text:p text:style-name="P22"><text:span text:style-name="New_20_Style_20_Sheet_20_6"><text:span text:style-name="T14">"Mü­mi­nin li­sa­nı kal­bi­nin öte­sin­de­dir. Bir şey söy­le­ye­ce­ği za­man ön­ce onu dü­şü­nür ve son­ra ko­nu­şur. Mü­na­fı­ğın­sa bu­nun ak­si­ne kal­bi di­li­nin öte­sin­de­dir. Bir şey söy­le­ye­ce­ği za­man, dü­şün­me­den onu söy­ler." (Ha­ra­iti)</text:span></text:span></text:p>
      <text:p text:style-name="P1"><text:span text:style-name="Normal1"><text:span text:style-name="T14">Ko­nu­şur­ken laf faz­la uza­tıl­ma­ma­lı­dır. An­la­tı­la­cak ko­nu kı­sa ve öz bir şe­kil­de an­la­tıl­ma­lı­dır. Bu sa­ye­de hem ko­nu­şu­lan ki­şi­nin faz­la vak­ti alın­ma­mış olur hem de Re­su­lul­lah (sav)'ın sünneti­ne ri­ayet edil­miş olu­nur.</text:span></text:span></text:p>
      <text:p text:style-name="P22"><text:span text:style-name="New_20_Style_20_Sheet_20_6"><text:span text:style-name="T14">"Dik­kat edin, de­rin söz­le­re da­lıp ge­rek­siz ye­re la­fı uza­tan­lar he­la­ka uğ­ra­mış­lar­dır." (Müs­lim)</text:span></text:span></text:p>
      <text:p text:style-name="P41"><text:span text:style-name="New_20_Style_20_Sheet_20_6"><text:span text:style-name="T14">"Bir za­man ge­le­cek ki, in­san­lar söz­le­ri­ni, inek­le­rin otu ge­ve­le­me­le­ri gi­bi ge­ve­le­yip du­ra­cak­lar." (Ah­med)</text:span></text:span></text:p>
      <text:p text:style-name="P1"><text:span text:style-name="Normal1"><text:span text:style-name="T14">Ko­nuş­ma­lar­da çir­kin, ava­mi, ar­go ve müs­teh­cen ke­li­me­ler­den ka­çı­nıl­ma­lı­dır. Bu tip ko­nuş­ma­lar bir sü­re son­ra kal­bin ka­tı­laş­ma­sı­na ve ko­nuş­ma­la­rın fi­il­le­re de yan­sı­ma­sı­na se­be­bi­yet ve­re­bi­lir. Ni­te­kim Re­su­lul­lah (sav) bu­yu­ru­yor ki: </text:span></text:span></text:p>
      <text:p text:style-name="P22"><text:span text:style-name="New_20_Style_20_Sheet_20_6"><text:span text:style-name="T14">"Aman fa­hiş ve çir­kin söz­ler­den ka­çı­nın; zi­ra Al­lah çir­kin söz­le­ri ve fa­hiş ko­nuş­ma­la­rı sev­mez." (Ha­kim)</text:span></text:span></text:p>
      <text:p text:style-name="P41"><text:span text:style-name="New_20_Style_20_Sheet_20_6"><text:span text:style-name="T14">"Mü­min ta'n et­mez (kı­na­maz), kim­se­ye do­kun­maz, la­net et­mez, fa­hiş söz söy­le­mez ve kim­se­yi yer­mez." (Tir­mi­zi)</text:span></text:span></text:p>
      <text:p text:style-name="P1"><text:span text:style-name="Normal1"><text:span text:style-name="T14">Mü­min­le­rin bir­bir­le­ri­ne kar­şı yap­tık­la­rı suç­la­ma­lar­da dik­kat­li ol­ma­la­rı ge­re­kir. Eğer ya­pı­lan suç­la­ma doğ­ru de­ğil­se, ahi­ret­te bek­len­me­dik şe­kil­de kul hak­kı ola­rak in­sa­nın kar­şı­sı­na çı­ka­bi­lir.</text:span></text:span></text:p>
      <text:p text:style-name="P22"><text:span text:style-name="New_20_Style_20_Sheet_20_6"><text:span text:style-name="T14">"Bir kim­se bir kim­se­yi kü­für ve fısk ile it­ham eder de it­ham edi­len kim­se böy­le ol­maz­sa bu it­ham, it­ham ede­ne dö­ner." (Bu­ha­ri)</text:span></text:span></text:p>
      <text:p text:style-name="P41"><text:span text:style-name="New_20_Style_20_Sheet_20_6"><text:span text:style-name="T14">"Ey in­san­lar, as­ha­bım, kar­deş­le­rim ve ya­kın­la­rım hu­su­sun­da be­ni dü­şü­nü­nüz ve on­la­rın aley­hi­ne ko­nuş­ma­yı­nız. Ey in­san­lar, bi­ri öl­dü­ğü za­man onu kö­tü­lük­le­riy­le de­ğil iyi­lik­le­ri ile anı­nız." (Müs­ned)</text:span></text:span></text:p>
      <text:p text:style-name="P41"><text:soft-page-break/><text:span text:style-name="New_20_Style_20_Sheet_20_6"><text:span text:style-name="T14">"Kim din kar­de­şi­ni tev­be et­ti­ği bir gü­na­hın­dan do­la­yı ayıp­lar­sa, o gü­nah ile müp­te­la ol­ma­dan öl­mez." (Tir­mi­zi)</text:span></text:span></text:p>
      <text:p text:style-name="P41"><text:span text:style-name="New_20_Style_20_Sheet_20_6"><text:span text:style-name="T14">"En bü­yük hı­ya­net, ar­ka­da­şı­na ver­di­ği bir söz­de o sa­na inan­dı­ğı hal­de ya­lan söy­le­mek­tir." (Bu­ha­ri)</text:span></text:span></text:p>
      <text:p text:style-name="P41"><text:span text:style-name="New_20_Style_20_Sheet_20_6"><text:span text:style-name="T14">"Ya­zık­lar ol­sun o kim­se­ye ki, mil­le­ti gül­dür­mek için ya­lan söy­ler. Vay ona, vay ona." (Ebu Da­vud-Tir­mi­zi)</text:span></text:span></text:p>
      <text:p text:style-name="P1"><text:span text:style-name="Normal1"><text:span text:style-name="T14">Di­ni­miz­de, ya­lan ke­sin­lik­le ya­sak­lan­mış­tır. Re­su­lul­lah Efen­di­miz (sav), ya­la­nın kü­çük ve bü­yük ya­lan ola­rak ayı­rı­mı­nın ya­pı­la­ma­ya­ca­ğı­nı ve ya­la­nın her tür­lü­sü­nü kı­na­dı­ğı­nı söy­le­miş­tir. Pey­gam­be­ri­miz (sav)'in bu ko­nu­da­ki du­ası şöy­le­dir:</text:span></text:span></text:p>
      <text:p text:style-name="P22"><text:span text:style-name="New_20_Style_20_Sheet_20_6"><text:span text:style-name="T14">"Al­lah'ım kal­bi­mi ni­fak­tan, edep ye­ri­mi zi­na­dan ve di­li­mi ya­lan­dan te­miz­le." (Ha­tib)</text:span></text:span></text:p>
      <text:p text:style-name="P41"><text:span text:style-name="New_20_Style_20_Sheet_20_6"><text:span text:style-name="T14">"İn­san bir ya­lan söy­le­di­ği za­man onun pis ko­ku­sun­dan me­lek­ler bir mil me­sa­fe uzak­la­şır." (Tir­mi­zi)</text:span></text:span></text:p>
      <text:p text:style-name="P1"><text:span text:style-name="Normal1"><text:span text:style-name="T14">Ku­ran'da gıy­bet (de­di­ko­du) et­mek, ölü kar­de­şi­nin eti­ni ye­mek­le ay­nı gö­rül­müş­tür. Pey­gam­be­ri­miz (sav)'in ha­dis­le­rin­de de gıy­be­tin mü­min­ler ara­sın­da te­sa­nü­tü kı­ra­ca­ğı ve kul hak­kı­nın oluş­ma­sı­na se­be­bi­yet ve­re­ce­ği söy­len­miş­tir. Ay­rı­ca mü­min­le­re te­ces­süs­le bak­mak, on­la­rın ku­sur­la­rı­nı araş­tır­mak, gıy­bet ka­dar bü­yük bir gü­nah­tır. Ni­te­kim Pey­gam­be­ri­miz <text:s/>(sav) mi­raç­ta kar­şı­laş­tı­ğı bir ola­yı şöy­le an­lat­mış­tır: </text:span></text:span></text:p>
      <text:p text:style-name="P22"><text:span text:style-name="New_20_Style_20_Sheet_20_6"><text:span text:style-name="T14">"Mi­ra­ca çık­tı­ğım ge­ce, tır­nak­la­rı ile yüz­le­ri­ni tır­ma­la­yan bir­ta­kım kim­se­ler gör­düm. Ceb­ra­il'e, 'Bun­lar kim­dir?' di­ye sor­dum. Ceb­ra­il de, 'Bun­lar in­san­lar hak­kın­da gıy­bet edip, on­la­rın giz­li hal­le­ri­ni araş­tı­ran­lar­dır' de­di. (Ebu Da­vud)</text:span></text:span></text:p>
      <text:p text:style-name="P41"><text:span text:style-name="New_20_Style_20_Sheet_20_6"><text:span text:style-name="T14">"Ey di­li ile iman edip kalp­le­ri ile inan­ma­yan­lar. Müs­lü­man­lar hak­kın­da gıy­bet et­me­yin, on­la­rın giz­li hal­le­ri­ni araş­tır­ma­yın. Kim mü­min kar­de­şi­nin giz­li hal­le­ri­ni araş­tı­rır­sa Al­lah da onun giz­li hal­le­ri­ni or­ta­ya çı­ka­rır." (Ebu Da­vud)</text:span></text:span></text:p>
      <text:p text:style-name="P41"><text:span text:style-name="New_20_Style_20_Sheet_20_6"><text:span text:style-name="T14">'Gıy­be­tin ne ol­du­ğu­nu bi­li­yor mu­su­nuz? Kar­deş­le­ri­ni­zi hoş­lan­ma­ya­ca­ğı şey ile an­ma­nız­dır' bu­yur­du. Bu­nun üze­ri­ne, 'Söy­le­dik­le­ri­niz o adam­da var­sa bu­na ne bu­yu­rur­su­nuz' di­yen­le­re Re­sul-i Ek­rem, 'Söy­le­di­ği­niz ku­sur­lar on­da var­sa iş­te o za­man gıy­bet olur, yok­sa if­ti­ra et­miş olur­su­nuz.' de­di. (Müs­lim)</text:span></text:span></text:p>
      <text:p text:style-name="P41"><text:span text:style-name="New_20_Style_20_Sheet_20_6"><text:span text:style-name="T14">"Bir kim­se kar­de­şi­nin ırz ve şe­re­fi­ne gıy­bet ede­ne mü­da­ha­le eder­se, Al­lah o kim­se­yi kı­ya­met gü­nü ce­hen­nem­den uzak­laş­tı­rır." (Tir­mi­zi) </text:span></text:span></text:p>
      <text:p text:style-name="P41"><text:span text:style-name="New_20_Style_20_Sheet_20_6"><text:span text:style-name="T14"/></text:span></text:p>
      <text:p text:style-name="P41"><text:span text:style-name="New_20_Style_20_Sheet_20_6"><text:span text:style-name="T14"/></text:span></text:p>
      <text:p text:style-name="P9"><text:span text:style-name="Normal1"><text:span text:style-name="T25">PEYGAMBERİMİZ (SAV)'İN </text:span></text:span></text:p>
      <text:p text:style-name="P7"><text:span text:style-name="Normal1"><text:span text:style-name="T25">VE­DA HUT­BE­SI</text:span></text:span></text:p>
      <text:p text:style-name="P1"><text:span text:style-name="Normal1"><text:span text:style-name="T15"/></text:span></text:p>
      <text:p text:style-name="P1"><text:span text:style-name="Normal1"><text:span text:style-name="T14"/></text:span></text:p>
      <text:p text:style-name="P1"><text:span text:style-name="Normal1"><text:span text:style-name="T14">Ve­da Hut­be­si Hz. Pey­gam­ber (sav)'in yüz bi­ni aş­kın ha­cı­ya hi­ta­ben irad et­ti­ği hut­be­dir.</text:span></text:span></text:p>
      <text:p text:style-name="P41"><text:span text:style-name="Normal1"><text:span text:style-name="T14">Bu hut­be­yi din­le­yen­le­rin sa­yı­sı­nın çok ol­ma­sı, ge­len bu ha­ber­le­rin doğ­ru­luk de­re­ce­si­ni be­lirt­me­si açı­sın­dan önem­li­dir. Bu gi­bi ha­ber­le­re mü­te­va­tir ha­ber de­nir. Yan­lış ol­ma­sı ak­len müm­kün de­ğil­dir. Bu hut­be­de va­ze­di­len her ko­nu kut­lu Pey­gam­be­ri­miz Hz. Mu­ham­med (sav) ta­ra­fın­dan söy­len­miş­tir, bun­da hiç­bir şüp­he yok­tur. İçe­rik ba­kı­mın­dan da, dün­ya ve ahi­ret ha­ya­tı­na da­ir ya­pıl­ma­sı ge­re­ken­le­ri bil­dir­di­ğin­den di­nin bir öze­ti­ni oluş­tur­mak­ta­dır.</text:span></text:span></text:p>
      <text:p text:style-name="P41"><text:span text:style-name="Normal1"><text:span text:style-name="T14"><text:s/>Hz. Pey­gam­ber (sav) bu son hut­be­sin­de, bun­dan son­ra bir da­ha hac­ce­de­me­ye­ce­ği­ni bil­di­rip ve­fa­tı­nın yak­laş­tı­ğı­nı ima et­ti­ği, son­ra­ki ge­len gün­ler de O'nun (sav) bu söz­le­ri­ni doğ­ru­la­dı­ğı için bu hac­ca "Ve­da Hac­cı", bu hac es­na­sın­da irad et­ti­ği hut­be­ye de "Ve­da Hut­be­si" adı ve­ril­miş­tir. </text:span></text:span></text:p>
      <text:p text:style-name="P41"><text:span text:style-name="Normal1"><text:span text:style-name="T14">Ve­da Hut­be­si her ne ka­dar tek bir hut­be imiş gi­bi ka­bul edil­mek­tey­se de, ger­çek­te bu hut­be, Ara­fat'ta, Mi­na'da ve bir gün son­ra yi­ne Mi­na'da ol­mak üze­re are­fe gü­nü ile bay­ra­mın 1. ve 2. gün­le­rin­de par­ça par­ça irad edil­miş­tir. De­ği­şik yer ve za­man­lar­da irad bu­yu­rul­du­ğu için de hut­be, bir­çok ki­şi ta­ra­fın­dan bir­bi­rin­den fark­lı şe­kil­ler­de ri­va­yet edil­miş; bir ki­şi­nin ya da g­ru­bun duy­du­ğu­nu baş­ka­la­rı işit­me­di­ğin­den, hut­be­nin ta­ma­mı­nın bir ara­ya top­lan­ma­sın­da bu fark­lı ri­va­yet­ler­den ya­rar­la­nıl­mış ve da­ha son­ra­ki yıl­lar­da bu üç yer ve za­man­da bu­yu­ru­lan hut­be tek bir hut­be ola­rak bir ara­ya ge­ti­ril­miş­tir. </text:span></text:span></text:p>
      <text:p text:style-name="P41"><text:span text:style-name="Normal1"><text:span text:style-name="T14">Hz. Pey­gam­ber (sav)'in bu son hac­cın­dan bir yıl ön­ce na­zil olan Tev­be su­re­sin­de, </text:span></text:span><text:span text:style-name="ANA_20_METIN-BOLD"><text:span text:style-name="T14">"Ey iman eden­ler, müş­rik­ler an­cak bir pis­lik­tir­ler; öy­ley­se bu yıl­la­rın­dan son­ra ar­tık Mes­cid-i Ha­ram'a yak­laş­ma­sın­lar. Eğer ih­ti­yaç için­de kal­mak­tan kor­kar­sa­nız, Al­lah di­ler­se si­zi Ken­di faz­lın­dan zen­gin kı­lar. şüp­he­siz Al­lah bi­len­dir, hü­küm ve hik­met sa­hi­bi­dir." (Tev­be Su­re­si, 28)</text:span></text:span><text:span text:style-name="Normal1"><text:span text:style-name="T14"> buy­rul­muş­tur. Bu hü­küm­le, müş­rik­le­rin pis ol­du­ğu ve bu yıl­dan son­ra Mes­cid-i Ha­ram'a yak­laş­ma­ma­la­rı em­re­dil­di­ği için, Ve­da Hac­cı'nda Mek­ke'de sa­de­ce Müs­lü­man­lar var­dı. Hut­be­yi de yal­nız­ca Müs­lü­man­lar din­le­miş­ti. (Böy­le­lik­le müş­rik­le­rin bu hut­be­ye ya­lan kat­ma­la­rı da ön­len­miş ol­du). Za­ten Mek­ke'nin fet­hin­den son­ra müş­rik­le­rin sa­yı­sı par­mak­la sa­yı­la­cak ka­dar azal­mış­tı. </text:span></text:span></text:p>
      <text:p text:style-name="P41"><text:span text:style-name="Normal1"><text:span text:style-name="T14">Hz. Pey­gam­ber (sav), Mek­ke'den ken­di­siy­le bir­lik­te yo­la çı­kan 100 bin ci­va­rın­da­ki As­ha­bıy­la Mek­ke'ye hac­cet­mek için gel­dik­le­rin­de bir yıl ön­ce­ki ikaz se­be­biy­le Mek­ke'de müş­rik kal­ma­mış­tı, ço­ğun­luk Müs­lü­man olur­ken Mek­ke'yi ter­k e­den­ler de var­dı. Hz. Pey­gam­ber (sav), hac­cın bü­tün er­ka­nı­nı biz­zat ken­di­si ye­ri­ne ge­ti­re­rek Müs­lü­man­la­ra öğ­ret­miş, İs­lam'ın Hac ko­nu­sun­da­ki fi­il­le­ri de böy­le­ce ta­mam­lan­mış­tı. İs­lam'ın ta­mam­lan­dı­ğı­nı bil­di­ren ayet­ler de bu Ve­da Hac­cı'nda na­zil ol­du. </text:span></text:span></text:p>
      <text:p text:style-name="P41"><text:span text:style-name="Normal1"><text:span text:style-name="T14">Ca­hi­li­ye dö­ne­min­de, dı­şa­rı­dan ge­len ha­cı­lar Ara­fat'ta vak­fe­ ye du­rur­ken, Ku­reyş eş­ra­fı di­ğer in­san­lar­dan üs­tün ol­duk­la­rı­nı ima eder­ce­si­ne Ara­fat ye­ri­ne Müz­de­li­fe'de vak­fe­ye du­rur­lar­dı. Hz. Pey­gam­ber (sav), ca­hi­li­ye dö­ne­mi­nin bu sı­nıf üs­tün­lü­ğü­ne da­ya­lı ade­ti­ni or­ta­dan kal­</text:span></text:span><text:soft-page-break/><text:span text:style-name="Normal1"><text:span text:style-name="T14">dır­dı ve bü­tün ha­cı­lar gi­bi Ara­fat'ta vak­fe­ye dur­du. Hz. Pey­gam­ber (sav)'e ora­da bu di­nin ta­mam­lan­dı­ğı şu ayet-i ke­ri­mey­le müj­de­len­di : </text:span></text:span></text:p>
      <text:p text:style-name="P3"><text:span text:style-name="New_20_Style_20_Sheet_20_5"><text:span text:style-name="T15">... Bu­gün in­ka­ra sa­pan­lar, si­zin di­ni­niz­den (di­ni­ni­zi yık­mak­tan) umut kes­miş­ler­dir. Bu­gün si­ze di­ni­ni­zi ke­ma­le er­dir­dim, üze­ri­niz­de­ki ni­me­ti­mi ta­mam­la­dım ve si­ze din ola­rak İs­lam'ı se­çip-be­ğen­dim… (Ma­ide Su­re­si, 3)</text:span></text:span></text:p>
      <text:p text:style-name="P3"><text:span text:style-name="New_20_Style_20_Sheet_20_5"><text:span text:style-name="T15"/></text:span></text:p>
      <text:p text:style-name="P1"><text:span text:style-name="Normal1"><text:span text:style-name="T14">Di­nin ke­ma­le er­di­ril­me­si­ne bü­tün Müs­lü­man­lar se­vi­nir­ken yal­nız­ca Hz. Ebu Be­kir, bu­nun Hz. Pey­gam­ber (sav)'in ve­fa­tı­nın yak­laş­tı­ğı­na de­la­let et­ti­ği­ni an­la­mış ve göz­le­rin­den yaş­lar ak­mış­tı. Ger­çek­ten de bun­dan son­ra Hz. Pey­gam­ber (sav), 82 gün ya­şa­mış ve ve­fat et­miş­tir. </text:span></text:span></text:p>
      <text:p text:style-name="P16"><text:span text:style-name="Normal1"><text:span text:style-name="T15"/></text:span></text:p>
      <text:p text:style-name="P17"><text:span text:style-name="Normal1"><text:span text:style-name="T30">Resulullah (sav)'ın Hutbesi</text:span></text:span></text:p>
      <text:p text:style-name="P1"><text:span text:style-name="Normal1"><text:span text:style-name="T14">De­ve­si Kus­va'nın üze­rin­de ol­du­ğu hal­de Hz. </text:span></text:span><text:span text:style-name="Normal1"><text:span text:style-name="T12">Pey­gam­ber (sav), Ara­fat'ta şu hut­be­yi irad et­ti: </text:span></text:span></text:p>
      <text:p text:style-name="P22"><text:span text:style-name="New_20_Style_20_Sheet_20_6"><text:span text:style-name="T12">"Ey in­san­lar! </text:span></text:span></text:p>
      <text:p text:style-name="P41"><text:span text:style-name="New_20_Style_20_Sheet_20_6"><text:span text:style-name="T12"><text:s/>Sö­zü­mü iyi din­le­yi­niz. Bil­mi­yo­rum, bel­ki bu se­ne­den son­ra si­zin­le bu­ra­da ebe­di ola­rak bir da­ha bu­lu­şa­ma­ya­ca­ğım. Ey in­san­lar; bu gün­le­ri­niz na­sıl mu­kad­des bir gün ise, bu ay­la­rı­nız na­sıl mu­kad­des bir ay ise, bu şeh­ri­niz na­sıl mu­kad­des bir şe­hir ise; can­la­rı­nız, mal­la­rı­nız, ırz­la­rı­nız da öy­le mu­kad­des­tir, her tür­lü sal­dı­rı­dan emin­dir.</text:span></text:span></text:p>
      <text:p text:style-name="P41"><text:span text:style-name="New_20_Style_20_Sheet_20_6"><text:span text:style-name="T12">As­ha­bım! <text:s/></text:span></text:span></text:p>
      <text:p text:style-name="P41"><text:span text:style-name="New_20_Style_20_Sheet_20_6"><text:span text:style-name="T12">Ya­rın Rab­bi­ni­ze ka­vu­şa­cak­sı­nız ve bu­gün­kü her hal ve ha­re­ke­ti­niz­den so­ru­la­cak­sı­nız. Sa­kın ben­den son­ra es­ki da­la­let­le­re dö­nüp bir­bi­ri­ni­zin boy­nu­nu vur­ma­yı­nız. Bu va­si­ye­ti­mi bu­ra­da bu­lu­nan­lar bu­lun­ma­yan­la­ra bil­dir­sin. Ola­bi­lir ki bil­di­ri­len kim­se, bu­ra­da bu­lu­nup da işi­ten­ler­den da­ha iyi an­la­ya­rak mu­ha­fa­za et­miş olur. </text:span></text:span></text:p>
      <text:p text:style-name="P41"><text:span text:style-name="New_20_Style_20_Sheet_20_6"><text:span text:style-name="T14">Ey As­ha­bım! <text:s/></text:span></text:span></text:p>
      <text:p text:style-name="P41"><text:span text:style-name="New_20_Style_20_Sheet_20_6"><text:span text:style-name="T14">Ki­min ya­nın­da bir ema­net var­sa onu sa­hi­bi­ne ver­sin. Fa­izin her çe­şi­di kal­dı­rıl­mış­tır, aya­ğı­mın al­tın­da­dır. La­kin bor­cu­nu­zun as­lı­nı ver­mek ge­re­kir. Ne zul­me­di­niz ve ne de zul­me uğ­ra­yı­nız. Al­lah'ın em­riy­le fa­iz­ci­lik ar­tık ya­sak­tır. Ca­hi­li­ye­den kal­ma bu çir­kin ade­tin her tür­lü­sü aya­ğı­mın al­tın­da­dır. İlk kal­dır­dı­ğım fa­iz de Ab­dul­mut­ta­lip oğ­lu (am­cam) Ab­bas'ın fa­izi­dir. <text:s/></text:span></text:span></text:p>
      <text:p text:style-name="P41"><text:span text:style-name="New_20_Style_20_Sheet_20_6"><text:span text:style-name="T14">As­ha­bım! </text:span></text:span></text:p>
      <text:p text:style-name="P41"><text:span text:style-name="New_20_Style_20_Sheet_20_6"><text:span text:style-name="T14">Ca­hi­li­ye dö­ne­min­de gü­dü­len kan da­va­la­rı da ta­ma­men or­ta­dan kal­dı­rıl­mış­tır. İlk kal­dır­dı­ğım kan da­va­sı da Ab­dul­mut­ta­lib'in to­ru­nu (ye­ğe­nim) Re­bia'nın kan da­va­sı­dır. </text:span></text:span></text:p>
      <text:p text:style-name="P41"><text:span text:style-name="New_20_Style_20_Sheet_20_6"><text:span text:style-name="T14">Ey in­san­lar! </text:span></text:span></text:p>
      <text:p text:style-name="P41"><text:span text:style-name="New_20_Style_20_Sheet_20_6"><text:span text:style-name="T14">Bu­gün şey­tan şu top­rak­la­rı­nız­da ye­ni­den nü­fuz ve sal­ta­nat el­de et­me gü­cü­nü kay­bet­miş­tir. Fa­kat bu kal­dır­dı­ğım şey­ler ha­ri­cin­de kü­çük gör­dü­ğü­nüz iş­ler­de de ona uyar­sa­nız bu da onu mem­nun ede­cek­tir. Di­ni­ni­zi ko­ru­mak için bun­lar­dan sa­kı­nı­nız.</text:span></text:span></text:p>
      <text:p text:style-name="P41"><text:span text:style-name="New_20_Style_20_Sheet_20_6"><text:span text:style-name="T14">Ey in­san­lar! <text:s/></text:span></text:span></text:p>
      <text:p text:style-name="P41"><text:span text:style-name="New_20_Style_20_Sheet_20_6"><text:span text:style-name="T14">Ka­dın­la­rın hak­la­rı­na ri­ayet et­me­ni­zi ve bu hu­sus­ta Al­lah'tan kork­ma­nı­zı tav­si­ye ede­rim. Siz ka­dın­la­rı Al­lah'ın ema­ne­ti ola­rak al­dı­nız. Ve on­la­rın na­mus­la­rı­nı ve is­met­le­ri­ni Al­lah adı­na söz ve­re­rek he­lal edin­di­niz. Si­zin ka­dın­lar üze­rin­de­ki hak­kı­nız; ai­le şe­re­fi­ni­zi ko­ru­ma­la­rı ve ev­le­ri­ni­zi si­zin hoş­lan­ma­dı­ğı­nız hiç kim­se­ye aç­ma­ma­la­rı, çiğ­net­me­me­le­ri­dir...</text:span></text:span></text:p>
      <text:p text:style-name="P41"><text:soft-page-break/><text:span text:style-name="New_20_Style_20_Sheet_20_6"><text:span text:style-name="T14">Ka­dın­la­rın da si­zin üze­ri­niz­de­ki hak­la­rı; ör­fe (ade­te) gö­re her tür­lü gi­yim ve yi­ye­cek­le­ri­ni te­min et­me­niz­dir. </text:span></text:span></text:p>
      <text:p text:style-name="P41"><text:span text:style-name="New_20_Style_20_Sheet_20_6"><text:span text:style-name="T14">Ey mü­min­ler! </text:span></text:span></text:p>
      <text:p text:style-name="P41"><text:span text:style-name="New_20_Style_20_Sheet_20_6"><text:span text:style-name="T14">Si­ze bir ema­net bı­ra­kı­yo­rum ki siz ona sım­sı­kı sa­rıl­dık­ça yo­lu­nu­zu hiç­bir za­man şa­şır­maz­sı­nız. O ema­net Al­lah'ın ki­ta­bı Kur'an­dır.</text:span></text:span></text:p>
      <text:p text:style-name="P41"><text:span text:style-name="New_20_Style_20_Sheet_20_6"><text:span text:style-name="T14">Ey mü­min­ler! </text:span></text:span></text:p>
      <text:p text:style-name="P41"><text:span text:style-name="New_20_Style_20_Sheet_20_6"><text:span text:style-name="T14">Sö­zü­mü iyi din­le­yi­niz ve mu­ha­fa­za edi­niz. </text:span></text:span><text:span text:style-name="New_20_Style_20_Sheet_20_6"><text:span text:style-name="T21">Müs­lü­man Müs­lü­ma­nın kar­de­şi­dir ve bü­tün Müs­lü­man­lar kar­deş­tir. Din kar­de­şi­ni­ze ait olan her­han­gi bir hak­ka te­ca­vüz, baş­ka­sı­na he­lal de­ğil­dir. An­cak gö­nül hoş­lu­ğuy­la ve­ri­len baş­ka. As­ha­bım! Nef­si­ni­ze de zul­met­me­yi­niz. Nef­si­ni­zin de üze­ri­niz­de hak­kı var­dır. </text:span></text:span></text:p>
      <text:p text:style-name="P41"><text:span text:style-name="New_20_Style_20_Sheet_20_6"><text:span text:style-name="T12">Ey in­san­lar! </text:span></text:span></text:p>
      <text:p text:style-name="P41"><text:span text:style-name="New_20_Style_20_Sheet_20_6"><text:span text:style-name="T12">Ce­nab-ı Hak her hak sa­hi­bi­ne hak­kı­nı ver­miş­tir. </text:span></text:span><text:span text:style-name="New_20_Style_20_Sheet_20_6"><text:span text:style-name="T14">Va­ris için va­si­ye­te ge­rek yok­tur. Ço­cuk ki­min dö­şe­ğin­de doğ­muş­sa ona ait­tir. Zi­na­kar için mah­ru­mi­yet ce­za­sı var­dır. Ba­ba­sın­dan baş­ka­sı­na ne­sep id­dia eden soy­suz ya­hut efen­di­sin­den baş­ka­sı­na uy­ma­ya kal­kan nan­kör, Al­lah'ın ga­za­bı­na, me­lek­le­rin la­ne­ti­ne ve bü­tün Müs­lü­man­la­rın düş­man­lı­ğı­na uğ­ra­sın. Ce­nab-ı Hak bu in­san­la­rın ne tev­be­le­ri­ni ne de şe­ha­det­le­ri­ni ka­bul eder."</text:span></text:span></text:p>
      <text:p text:style-name="P1"><text:span text:style-name="Normal1"><text:span text:style-name="T14">Re­su­lul­lah (sav) söz­le­ri­nin bu­ra­sın­da din­le­yen­le­re sor­du: <text:s/></text:span></text:span></text:p>
      <text:p text:style-name="P22"><text:span text:style-name="New_20_Style_20_Sheet_20_6"><text:span text:style-name="T14"><text:s/></text:span></text:span><text:span text:style-name="New_20_Style_20_Sheet_20_6"><text:span text:style-name="T12">"Ey in­san­lar! <text:s/></text:span></text:span></text:p>
      <text:p text:style-name="P41"><text:span text:style-name="New_20_Style_20_Sheet_20_6"><text:span text:style-name="T12">Ya­rın be­ni siz­den so­ra­cak­lar. </text:span></text:span><text:span text:style-name="New_20_Style_20_Sheet_20_6"><text:span text:style-name="T14">Ne der­si­niz?"</text:span></text:span></text:p>
      <text:p text:style-name="P41"><text:span text:style-name="New_20_Style_20_Sheet_20_6"><text:span text:style-name="T14">As­hab-ı Ki­ram ce­vap ver­di: </text:span></text:span></text:p>
      <text:p text:style-name="P41"><text:span text:style-name="New_20_Style_20_Sheet_20_6"><text:span text:style-name="T14">"Al­lah'ın ri­sa­le­ti­ni teb­liğ et­tin; gö­re­vi­ni ye­ri­ne ge­tir­din, bi­ze va­si­yet ve na­si­hat­te bu­lun­dun di­ye şe­ha­det ede­riz."</text:span></text:span></text:p>
      <text:p text:style-name="P1"><text:span text:style-name="Normal1"><text:span text:style-name="T14">Re­su­lul­lah (sav) şe­ha­det par­ma­ğı­nı gö­ğe kal­dı­ra­rak üç kez: </text:span></text:span></text:p>
      <text:p text:style-name="P41"><text:span text:style-name="ALINTI-bold"><text:span text:style-name="T12">"Ya Rab şa­hid ol! Ya Rab şa­hid ol! Ya Rab şa­hid ol!" <text:s/></text:span></text:span><text:span text:style-name="Normal1"><text:span text:style-name="T12">bu­yu­ra­rak Ara­fat'ta­ki hut­be­si­ni bi­tir­di.</text:span></text:span></text:p>
      <text:p text:style-name="P41"><text:span text:style-name="Normal1"><text:span text:style-name="T12">Re­su­lul­lah (sav), gü­neş ba­tın­ca­ya ka­dar vak­fe­de dur­du. Tam bu­ra­dan in­me­ye ka­rar ve­re­ce­ği bir an­da yu­ka­rı­da zik­re­di­len Ma­ide Su­re­si'nin 3. aye­ti na­zil ol­du. Da­ha son­ra de­ve­si­ne bi­nen Re­su­lul­lah (sav) ya­vaş adım­lar­la Ara­fat'tan ine­rek Müz­de­li­fe'ye gel­di. Bu­ra­da bir ezan ve iki ka­met ile ak­şam ve yat­sı na­maz­la­rı­nı bir­leş­ti­re­rek kıl­dı. Ar­dın­dan is­ti­ra­ha­te çe­kil­di. Sa­bah olun­ca ce­ma­at­le bir­lik­te sa­bah na­ma­zı­nı kıl­dı ve or­ta­lık iyi­ce ağar­dık­tan son­ra Müz­de­li­fe'den Cem­re­tü'l Aka­be mev­ki­ine gel­di. Şey­tan taş­la­ma­dan son­ra Mi­na'ya ge­çen Re­su­lul­lah (sav) bu­ra­da da Ve­da Hut­be­si'nin di­ğer bö­lü­mü­nü irad et­ti. Al­lah (cc)'a ham­dü se­na­dan son­ra de­vam­la: </text:span></text:span></text:p>
      <text:p text:style-name="P22"><text:span text:style-name="New_20_Style_20_Sheet_20_6"><text:span text:style-name="T12">"Ey in­san­lar! </text:span></text:span></text:p>
      <text:p text:style-name="P41"><text:span text:style-name="New_20_Style_20_Sheet_20_6"><text:span text:style-name="T12">Si­zi Al­lah'ın ki­ta­bı­na bağ­la­yan Pey­gam­be­ri­ni­zin söz­le­ri­ni iyi din­le­yi­niz, ona ita­at edi­niz. Hac iba­de­ti­ni­zin bü­tün ha­re­ket­le­ri­ni ben­den gör­dü­ğü­nüz gi­bi ifa edi­niz. Öy­le sa­nı­yo­rum ki, ben bu se­ne­den son­ra bir da­ha hac­ce­de­mem."</text:span></text:span></text:p>
      <text:p text:style-name="P1"><text:span text:style-name="Normal1"><text:span text:style-name="T14">Re­su­lul­lah (sav), bun­dan son­ra hut­be­si­ni so­ru­lu-ce­vap­lı ola­rak sür­dür­dü: <text:s/></text:span></text:span></text:p>
      <text:p text:style-name="P22"><text:span text:style-name="New_20_Style_20_Sheet_20_6"><text:span text:style-name="T14">"Ey in­san­lar!</text:span></text:span></text:p>
      <text:p text:style-name="P41"><text:span text:style-name="New_20_Style_20_Sheet_20_6"><text:span text:style-name="T14">Ay­la­rın ye­ri­ni de­ğiş­ti­re­rek ge­ri bı­rak­mak in­kar­da aşı­rı git­mek­tir. Ka­fir­ler böy­le yap­mak­la doğ­ru yol­dan sap­tı­lar. Al­lah'ın ha­ram kıl­dı­ğı ay­la­rın sa­yı­sı­nı uy­gun yap­mak için, bir yıl ha­ram ayı­nı he­lal, di­ğer yıl onu ha­ram sa­yı­yor­lar­dı. Böy­le­ce Al­lah'ın ha­ram kıl­dı­ğı­nı he­lal ka­bul edi­yor­</text:span></text:span><text:soft-page-break/><text:span text:style-name="New_20_Style_20_Sheet_20_6"><text:span text:style-name="T14">lar­dı. Şim­di za­man Al­lah'ın gök­le­ri ve ye­ri ya­rat­tı­ğı gi­bi ay­nı du­ru­ma dön­dü. Al­lah'ın Ka­tın­da ay­lar on iki­dir. Bun­la­rın dör­dü mu­kad­des (ha­ram) ay­lar­dır ki üçü ar­ka ar­ka­ya ge­len Zil­ka­de, Zil­hic­ce ve Mu­har­rem, dör­dün­cü­sü de Ce­ma­zi­ye­la­hir ile şa­ban'ın ara­sın­da­ki Re­cep'tir. Ey mü'min­ler! Bu ay han­gi ay­dır?</text:span></text:span></text:p>
      <text:p text:style-name="P41"><text:span text:style-name="New_20_Style_20_Sheet_20_6"><text:span text:style-name="T14">-Al­lah ve Re­su­lü da­ha iyi bi­lir. </text:span></text:span></text:p>
      <text:p text:style-name="P41"><text:span text:style-name="New_20_Style_20_Sheet_20_6"><text:span text:style-name="T14">-Zil­hic­ce ayı de­ğil mi­dir?</text:span></text:span></text:p>
      <text:p text:style-name="P41"><text:span text:style-name="New_20_Style_20_Sheet_20_6"><text:span text:style-name="T14">-Evet, Zil­hic­ce'dir. </text:span></text:span></text:p>
      <text:p text:style-name="P41"><text:span text:style-name="New_20_Style_20_Sheet_20_6"><text:span text:style-name="T14">-Bu için­de bu­lun­du­ğu­muz bel­de han­gi bel­de­dir?</text:span></text:span></text:p>
      <text:p text:style-name="P41"><text:span text:style-name="New_20_Style_20_Sheet_20_6"><text:span text:style-name="T14">-Al­lah ve Re­su­lü da­ha iyi bi­lir. </text:span></text:span></text:p>
      <text:p text:style-name="P41"><text:span text:style-name="New_20_Style_20_Sheet_20_6"><text:span text:style-name="T14">-Mek­ke şeh­ri de­ğil ­mi­dir?</text:span></text:span></text:p>
      <text:p text:style-name="P41"><text:span text:style-name="New_20_Style_20_Sheet_20_6"><text:span text:style-name="T14">-Evet Mek­ke'dir.</text:span></text:span></text:p>
      <text:p text:style-name="P41"><text:span text:style-name="New_20_Style_20_Sheet_20_6"><text:span text:style-name="T14">-Bu­gün han­gi gün­dür?</text:span></text:span></text:p>
      <text:p text:style-name="P41"><text:span text:style-name="New_20_Style_20_Sheet_20_6"><text:span text:style-name="T14">-Al­lah ve Re­su­lü da­ha iyi bi­lir. </text:span></text:span></text:p>
      <text:p text:style-name="P41"><text:span text:style-name="New_20_Style_20_Sheet_20_6"><text:span text:style-name="T21">-Yev­mü­nahr'dır. (Kur­ban kes­me gü­nü) de­ğil­ mi­dir? </text:span></text:span></text:p>
      <text:p text:style-name="P41"><text:span text:style-name="New_20_Style_20_Sheet_20_6"><text:span text:style-name="T14">-Evet Yev­mü­nahr'dır." </text:span></text:span></text:p>
      <text:p text:style-name="P1"><text:span text:style-name="Normal1"><text:span text:style-name="T14">Bun­dan son­ra Re­su­lul­lah (sav) sa­ha­be­le­re dö­ne­rek şöy­le de­di:</text:span></text:span></text:p>
      <text:p text:style-name="P22"><text:span text:style-name="New_20_Style_20_Sheet_20_6"><text:span text:style-name="T14">"şu hal­de iyi bi­li­niz ki; bu şeh­ri­niz­de, bu bel­de­niz­de, bu gü­nü­nü­zün mu­kad­des (ha­ram) ol­du­ğu gi­bi bir­bi­ri­ni­ze kan­la­rı­nı­zı dök­mek, mal­la­rı­nı­zı hak­sız ye­re al­mak, na­mus­la­rı­nı­zı kir­let­mek de ha­ram­dır, her tür­lü sal­dı­rı­dan ma­sum­dur. Mu­hak­kak ki siz Rab­bi­ni­ze ka­vu­şa­cak­sı­nız, o za­man bü­tün bu iş­ler­den so­ru­la­cak­sı­nız. <text:s/></text:span></text:span></text:p>
      <text:p text:style-name="P41"><text:span text:style-name="New_20_Style_20_Sheet_20_6"><text:span text:style-name="T14">Ey in­san­lar! <text:s/></text:span></text:span></text:p>
      <text:p text:style-name="P41"><text:span text:style-name="New_20_Style_20_Sheet_20_6"><text:span text:style-name="T14">Ak­lı­nı­zı ba­şı­nı­za alın ­da ben­den son­ra bir­bi­ri­ni­zin boy­nu­nu vu­ra­cak şe­kil­de da­la­le­te, vah­şe­te dü­şe­rek ca­hi­li­ye dev­ri­ne dön­me­yin. <text:s/></text:span></text:span></text:p>
      <text:p text:style-name="P41"><text:span text:style-name="New_20_Style_20_Sheet_20_6"><text:span text:style-name="T14">Ey in­san­lar! <text:s/></text:span></text:span></text:p>
      <text:p text:style-name="P41"><text:span text:style-name="New_20_Style_20_Sheet_20_6"><text:span text:style-name="T14">Bu na­si­hat­le­ri­me ku­lak ve­rip bun­la­rı bu­ra­da ha­zır bu­lu­nan­la­rı­nız bu­lun­ma­yan­la­ra teb­liğ et­sin. Ola­bi­lir ki, ken­di­si­ne teb­liğ edi­len kim­se bu­ra­da bu­lu­nup işi­ten bir kı­sım kim­se­den da­ha iyi an­la­yıp bel­le­miş olur. </text:span></text:span></text:p>
      <text:p text:style-name="P1"><text:span text:style-name="Normal1"><text:span text:style-name="T14">Ar­dın­dan Re­su­lul­lah (sav) iki kez: </text:span></text:span></text:p>
      <text:p text:style-name="P22"><text:span text:style-name="New_20_Style_20_Sheet_20_6"><text:span text:style-name="T14">-"Teb­liğ et­tim mi?" bu­yur­du. </text:span></text:span></text:p>
      <text:p text:style-name="P41"><text:span text:style-name="New_20_Style_20_Sheet_20_6"><text:span text:style-name="T14">-Sa­ha­bi­ler: </text:span></text:span></text:p>
      <text:p text:style-name="P41"><text:span text:style-name="New_20_Style_20_Sheet_20_6"><text:span text:style-name="T14">-"Evet et­tin", de­yin­ce Re­su­lul­lah (sav); </text:span></text:span></text:p>
      <text:p text:style-name="P1"><text:span text:style-name="ALINTI-bold"><text:span text:style-name="T34">-"Şa­hit ol Ya Rab!" de­di ve tek­rar ha­tır­lat­tı: </text:span></text:span></text:p>
      <text:p text:style-name="P41"><text:span text:style-name="ALINTI-bold"><text:span text:style-name="T14">Bu­ra­da bu­lu­nan­lar bu­lun­ma­yan­la­ra teb­liğ et­sin."</text:span></text:span></text:p>
      <text:p text:style-name="P41"><text:span text:style-name="Normal1"><text:span text:style-name="T14">Re­su­lul­lah (sav), Mi­na'da­ki bu hut­be­sin­den son­ra kur­ban ke­sim ye­ri­ne ge­le­rek ön­ce­den ha­zır­la­nan de­ve­le­ri kur­ban et­ti. Bir kıs­mı­nı da Hz. Ali (k.v) kes­tik­ten son­ra her de­ve­den bi­rer par­ça et alı­na­rak pi­şi­ri­lip ye­nil­di. Da­ha son­ra tı­raş olan Re­su­lul­lah (sav), ih­ram­dan çık­tı ve Ka­be'yi ta­vaf et­ti. Öğ­le na­ma­zı­nı da ora­da kıl­dık­tan son­ra Zem­zem su­yu­nun ya­nı­na git­ti ve ken­di­si­ne su­nu­lan bir bar­dak su­yu iç­tik­ten son­ra tek­rar Mi­na'ya dön­dü. </text:span></text:span></text:p>
      <text:p text:style-name="P41"><text:span text:style-name="Normal1"><text:span text:style-name="T14">Re­su­lul­lah (sav) Mi­na'da ge­çir­di­ği teş­rik gün­le­rin­de şey­tan taş­la­ma gö­re­vi­ni ye­ri­ne ge­tir­miş, bu ara­da çev­re­sin­de bu­lu­nan in­san­la­ra hut­be­ler irad bu­yur­muş­tu. </text:span></text:span></text:p>
      <text:p text:style-name="P41"><text:soft-page-break/><text:span text:style-name="ANA_20_METIN-BOLD"><text:span text:style-name="T15">"Al­lah'ın yar­dı­mı ve fe­tih gel­di­ği za­man, ve in­san­la­rın Al­lah'ın di­ni­ne dal­ga dal­ga gir­dik­le­ri­ni gör­dü­ğün­de, he­men Rab­bi­ni hamd ile tes­bih et ve O'ndan mağ­fi­ret di­le. Çün­kü O, tev­be­le­ri çok ka­bul eden­dir." (Nasr Su­re­si, 1-3)</text:span></text:span><text:span text:style-name="Normal1"><text:span text:style-name="T14"> me­alin­de­ki Nasr Su­re­si'nin na­zil ol­du­ğu­nu du­yan Müs­lü­man­la­ra, hem ye­ni na­zil olan bu su­re­yi oku­muş hem de ken­di­le­ri­ne na­si­hat et­ti­ği hut­be­le­rin­den bi­ri­ni irad bu­yur­muş­tur. </text:span></text:span></text:p>
      <text:p text:style-name="P41"><text:span text:style-name="Normal1"><text:span text:style-name="T14">Bu hut­be­sin­de de yi­ne Müs­lü­man­la­rın mal, can, na­mus em­ni­ye­tin­den bah­se­den Re­su­lul­lah (sav) in­san hak­la­rı­nın te­me­li­ni oluş­tu­ran bu üç hak­kı tek­rar tek­rar üm­me­ti­ne ha­tır­lat­mış­tı. De­ği­şik yer ve za­man­lar­da irad edi­len bu hut­be­ler, tek bir şe­kil­de bü­tün­leş­ti­ril­miş­tir. </text:span></text:span></text:p>
      <text:p text:style-name="P41"><text:span text:style-name="Normal1"><text:span text:style-name="T14"/></text:span></text:p>
      <text:p text:style-name="P17"><text:span text:style-name="Normal1"><text:span text:style-name="T31">Veda hutbesinin önemi</text:span></text:span></text:p>
      <text:p text:style-name="P1"><text:span text:style-name="Normal1"><text:span text:style-name="T22">Ve­da Hut­be­si bir­çok yön­den ehem­mi­yet ta­şır: </text:span></text:span></text:p>
      <text:p text:style-name="P41"><text:span text:style-name="Normal1"><text:span text:style-name="T21">Her­şey­den ön­ce Hz. Pey­gam­ber (sav)'in ha­ya­tı­nın son­la­rın­da irad edil­miş­tir. Ma­lum ol­du­ğu üze­re Ve­da Hac­cı Hic­ret'in 10. yı­lın­da ce­re­yan et­miş­tir. Hz. Pey­gam­ber (sav) öm­rü­nün son ay­la­rı­nı ya­şa­mak­ta­dır ve bir­kaç ay son­ra ve­fat ede­cek­tir. </text:span></text:span><text:span text:style-name="ANA_20_METIN-BOLD"><text:span text:style-name="T22">"... Bu­gün si­ze di­ni­ni­zi ke­ma­le er­dir­dim, üze­ri­niz­de­ki ni­me­ti­mi ta­mam­la­dım ve si­ze din ola­rak İs­lam'ı se­çip-be­ğen­dim..." </text:span></text:span><text:span text:style-name="ANA_20_METIN-BOLD"><text:span text:style-name="T15">(Ma­ide Su­re­si, 3)</text:span></text:span><text:span text:style-name="ANA_20_METIN-BOLD"><text:span text:style-name="T14"> </text:span></text:span><text:span text:style-name="Normal1"><text:span text:style-name="T14">me­alin­de­ki ayet de bu hac sı­ra­sın­da na­zil ol­muş­tur.</text:span></text:span></text:p>
      <text:p text:style-name="P41"><text:span text:style-name="Normal1"><text:span text:style-name="T14">Hut­be muh­te­va ola­rak çok ehem­mi­yet­li­dir. Çün­kü cid­di me­se­le­le­re te­mas et­mek­te, o gü­ne ka­dar ele alın­ma­mış olan bir­çok ca­hi­li tat­bi­ka­ta son ve­r­mek­te­dir. Kan da­va­sı­nın, fa­izin ke­sin­lik­le kal­dı­rıl­ma­sı, ka­rı-ko­ca ara­sın­da­ki hu­ku­kun açı­ğa ka­vuş­tu­rul­ma­sı, hac ka­ide­le­ri­nin tes­bi­ti gi­bi ko­nu­la­rın hep­si­ne bu hut­be­de yer ve­ri­lir. </text:span></text:span></text:p>
      <text:p text:style-name="P41"><text:span text:style-name="Normal1"><text:span text:style-name="T14">Gü­nü­müz mü­el­lif­le­rin­den ba­zı­la­rı Ve­da Hut­be­si'ni İs­lam'ın </text:span></text:span><text:span text:style-name="ALINTI-italic"><text:span text:style-name="T14">"in­san hak­la­rı"</text:span></text:span><text:span text:style-name="Normal1"><text:span text:style-name="T14"> ve­ya </text:span></text:span><text:span text:style-name="ALINTI-italic"><text:span text:style-name="T14">"ka­dın hak­la­rı"</text:span></text:span><text:span text:style-name="Normal1"><text:span text:style-name="T14"> be­yan­na­me­si ola­rak de­ğer­len­di­rir. Ger­çek­ten de in­san­la­rın </text:span></text:span><text:span text:style-name="ALINTI-italic"><text:span text:style-name="T14">"mal, can, ırz" </text:span></text:span><text:span text:style-name="Normal1"><text:span text:style-name="T14">do­ku­nul­maz­lı­ğı­nın te­yi­di (ka­yıt al­tı­na al­mak, ga­ran­ti et­mek) ta­rih­te ilk de­fa mey­da­na ge­len bir ha­di­se­dir. 20. asır­da Bir­leş­miş Mil­let­ler­ce be­nim­se­nen in­san hak­la­rı be­yan­na­me­si çok da­ha faz­la de­ta­ya yer ver­mek­te­dir. An­cak, bu be­yan­na­me­de­ki­ler hep ka­ğıt üze­rin­de kal­mış­tır. Bu­ra­da Ve­da Hut­be­si'nde ise alem­le­re rah­met ola­rak gön­de­ri­len Hz. Pey­gam­ber (sav)'in teb­li­ği ola­rak vic­dan­la­ra, ruh­la­ra, akıl ve fi­kir­le­re nak­şol­ma söz ko­nu­su­dur. </text:span></text:span></text:p>
      <text:p text:style-name="P41"><text:span text:style-name="Normal1"><text:span text:style-name="T14">İn­san­lık, Müs­lü­man­la­rın en güç­lü ve gös­te­riş­li ol­du­ğu de­vir­ler­de bi­le, di­li, di­ni, ren­gi ne olur­sa ol­sun İs­lam top­rak­la­rın­da ka­nın­dan, ma­lın­dan, ır­zın­dan emin ol­muş ve hür­ri­yet için­de ya­şa­mış­tır. </text:span></text:span></text:p>
      <text:p text:style-name="P41"><text:span text:style-name="Normal1"><text:span text:style-name="T14">İn­san hak­la­rı an­la­yı­şı ta­rih bo­yun­ca ya­vaş ya­vaş ge­liş­miş ol­mak­la bir­lik­te en mü­te­ka­mil şek­liy­le İs­lam'la ger­çek­leş­miş­tir. </text:span></text:span><text:span text:style-name="Normal1"><text:span text:style-name="T12">Hz. Pey­gam­ber (sav)'in Ve­da Hut­be­si ilk in­san hak­la­rı be­yan­na­me­si ola­rak önem­li­dir. İs­la­mi dev­let­ler ta­ra­fın­dan git­tik­çe ol­gun­laş­tı­rı­lıp ge­liş­ti­ri­len in­san hak­la­rı­nın Ba­tı­da­ki ge­li­şi­mi an­cak 18. ve 19. yüz­yıl­lar­da (13 asır son­ra) ol­muş­tur. </text:span></text:span></text:p>
      <text:p text:style-name="P41"><text:span text:style-name="ANA_20_METIN-BOLD"><text:span text:style-name="T12"/></text:span></text:p>
      <text:p text:style-name="P44"><text:span text:style-name="ANA_20_METIN-BOLD"><text:span text:style-name="T32">Hut­be­nin Top­lum Ha­ya­tı­na Ge­tir­di­ği Pren­sip­ler</text:span></text:span></text:p>
      <text:p text:style-name="P41"><text:span text:style-name="Normal1"><text:span text:style-name="T15">Ve­da Hut­be­si'nde Re­su­lul­lah (sav)'ın baş­lı­ca şu nok­ta­la­ra te­mas et­ti­ği gö­rü­lür:</text:span></text:span></text:p>
      <text:p text:style-name="P41"><text:span text:style-name="Normal1"><text:span text:style-name="T14">-Her iş­te da­ima Al­lah (cc)'a hamd-ü se­na et­mek ge­re­kir. </text:span></text:span></text:p>
      <text:p text:style-name="P41"><text:span text:style-name="Normal1"><text:span text:style-name="T14">-Ne­fis, in­sa­nı her za­man şer­re yö­nelt­mek is­ter. Bu se­bep­ler ne­fis­le­rin şer­rin­den Al­lah (cc)'a sı­ğın­mak ge­re­kir. </text:span></text:span></text:p>
      <text:p text:style-name="P41"><text:soft-page-break/><text:span text:style-name="Normal1"><text:span text:style-name="T14">-Can, mal ve ırz kut­sal­dır. Ya­şa­ma hak­kı ta­bii bir hak­tır. Irz, şe­ref, hay­si­yet, hür­ri­yet ve mül­ki­yet sal­dı­rı­dan ko­run­muş hak­lar­dır. </text:span></text:span></text:p>
      <text:p text:style-name="P41"><text:span text:style-name="Normal1"><text:span text:style-name="T14">-Ca­hi­li­ye ge­le­nek­le­ri kal­dı­rıl­mış­tır. İn­san­lar alı­şa­gel­dik­le­ri şey­le­ri kö­rü kö­rü­ne yap­mak­tan vaz­geç­me­li­dir. </text:span></text:span></text:p>
      <text:p text:style-name="P41"><text:span text:style-name="Normal1"><text:span text:style-name="T14">-Fa­iz ha­ram­dır. </text:span></text:span></text:p>
      <text:p text:style-name="P41"><text:span text:style-name="Normal1"><text:span text:style-name="T14">-Kan da­va­sı güt­mek ha­ram­dır. </text:span></text:span></text:p>
      <text:p text:style-name="P41"><text:span text:style-name="Normal1"><text:span text:style-name="T14">-Ema­net­ler yer­le­ri­ne ve­ril­me­li­dir. Ema­ne­te hı­ya­net edil­me­me­li­dir. </text:span></text:span></text:p>
      <text:p text:style-name="P41"><text:span text:style-name="Normal1"><text:span text:style-name="T14">-Kü­çük bü­yük, önem­li-önem­siz her iş­te şey­ta­na uy­mak­tan sa­kı­nıl­ma­lı­dır. </text:span></text:span></text:p>
      <text:p text:style-name="P41"><text:span text:style-name="Normal1"><text:span text:style-name="T14">-Ka­dın­la­rın ve er­kek­le­rin kar­şı­lık­lı hak, va­zi­fe ve so­rum­lu­luk­la­rı var­dır. </text:span></text:span></text:p>
      <text:p text:style-name="P41"><text:span text:style-name="Normal1"><text:span text:style-name="T14">-Hem ka­dın hem de er­kek­ler zi­na­dan şid­det­le ka­ça­cak­lar­dır. </text:span></text:span></text:p>
      <text:p text:style-name="P41"><text:span text:style-name="Normal1"><text:span text:style-name="T14">-Kö­le ve hiz­met­çi­le­re iyi dav­ra­nı­la­cak­tır. </text:span></text:span></text:p>
      <text:p text:style-name="P41"><text:span text:style-name="Normal1"><text:span text:style-name="T14">-Bü­tün Müs­lü­man­lar kar­deş­tir. Her tür­lü sı­nıf fark­la­rı ve ay­rı­ca­lık­lar kal­dı­rıl­mış­tır. Üs­tün­lük fa­zi­let ile­dir. </text:span></text:span></text:p>
      <text:p text:style-name="P41"><text:span text:style-name="Normal1"><text:span text:style-name="T14">-Zu­lüm­den sa­kın­mak ge­re­kir, hal­kın ma­lı hak­sız ye­re ye­ne­mez, bi­ri­ne ait bir şey sa­hi­bi­nin iz­ni ol­ma­dık­ça baş­ka­sı için he­lal ol­maz. </text:span></text:span></text:p>
      <text:p text:style-name="P41"><text:span text:style-name="Normal1"><text:span text:style-name="T14">-Müs­lü­man­lar bir­bir­le­riy­le sa­vaş­mak­tan sakınmalıdırlar. </text:span></text:span></text:p>
      <text:p text:style-name="P41"><text:span text:style-name="Normal1"><text:span text:style-name="T14">-Al­lah (cc)'ın Ki­ta­bı­na ve Re­su­lul­lah (sav)'ın sünneti­ne uyan­lar as­la sa­pık­lı­ğa düş­mez­ler. </text:span></text:span></text:p>
      <text:p text:style-name="P41"><text:span text:style-name="Normal1"><text:span text:style-name="T14">-İs­lam sa­de­li­ğin­den ay­rıl­ma­mak, aşı­rı­lık­la­ra sap­ma­mak ge­re­kir. </text:span></text:span></text:p>
      <text:p text:style-name="P41"><text:span text:style-name="Normal1"><text:span text:style-name="T14">-Hak Te­ala'ya iba­det olu­na­cak; beş va­kit na­maz kı­lı­na­cak, oruç ayın­da oruç tu­tu­la­cak, Re­su­lul­lah (sav)'ın tav­si­ye­le­ri­ne uyu­la­cak­tır. Bun­la­rı hak­kıy­la ye­ri­ne ge­ti­ren­le­rin mü­ka­faa­tı Al­lah (cc)'ın iz­niy­le cen­net­tir.</text:span></text:span></text:p>
      <text:p text:style-name="P41"><text:span text:style-name="Normal1"><text:span text:style-name="T14"/></text:span></text:p>
      <text:p text:style-name="P41"><text:span text:style-name="Normal1"><text:span text:style-name="T14"/></text:span></text:p>
      <text:p text:style-name="P41"><text:span text:style-name="Normal1"><text:span text:style-name="T14"/></text:span></text:p>
      <text:p text:style-name="P41"><text:span text:style-name="Normal1"><text:span text:style-name="T14"/></text:span></text:p>
      <text:p text:style-name="P10"><text:span text:style-name="Normal1"><text:span text:style-name="T26">ÜM­ME­TİN TEK KUR­TU­LUŞ YO­LU: </text:span></text:span></text:p>
      <text:p text:style-name="P13"><text:span text:style-name="Normal1"><text:span text:style-name="T26">FIR­KA-İ NA­Cİ­YE</text:span></text:span></text:p>
      <text:p text:style-name="P1"><text:span text:style-name="Normal1"><text:span text:style-name="T14"/></text:span></text:p>
      <text:p text:style-name="P1"><text:span text:style-name="Normal1"><text:span text:style-name="T14"/></text:span></text:p>
      <text:p text:style-name="P1"><text:span text:style-name="Normal1"><text:span text:style-name="T14">Pey­gam­be­ri­miz (sav) bir ha­di­sin­de </text:span></text:span><text:span text:style-name="ALINTI-bold"><text:span text:style-name="T34">"İs­ra­ilo­ğul­la­rı­nın ba­şı­na ge­len şey si­zin de ba­şı­nıza ge­le­cek­tir. İs­ra­ilo­ğul­la­rı yet­miş iki fır­ka­ya ay­rıl­dı; Be­nim üm­me­tim de yet­miş üç fır­ka­ya ay­rı­la­cak­tır ve bi­ri dı­şın­da hep­si ce­hen­ne­me gi­de­cek­tir. On­lar be­nim ve as­ha­bı­mın yo­lun­da bu­lu­nan fır­ka­dır."</text:span></text:span><text:span text:style-name="Normal1"><text:span text:style-name="T14"> bu­yur­muş­tur. </text:span></text:span></text:p>
      <text:p text:style-name="P41"><text:span text:style-name="Normal1"><text:span text:style-name="T14">Her tür­lü fit­ne­nin yo­ğun ola­rak ya­şan­dı­ğı gü­nü­müz­de Pey­gam­be­ri­miz (sav)'in bu ha­di­si mü­min­le­re ışık tut­ma­sı açı­sın­dan çok önem­li­dir. </text:span></text:span></text:p>
      <text:p text:style-name="P41"><text:span text:style-name="Normal1"><text:span text:style-name="T14">İn­san­lık ta­ri­hi­ne ba­kıl­dı­ğın­da, Al­lah (cc)'ın gön­der­di­ği el­çi­le­rin söz­le­ri­nin dik­ka­te alın­ma­dı­ğı za­man di­lim­le­ri­nin acı­lar­la, yok­sul­luk­lar­la ve ba­şa­rı­sız­lık­lar­la so­nuç­lan­dı­ğı gö­rü­lür. Gü­nü­müz­de de Al­lah (cc)'ın bu sün­ne­ti de­vam et­mek­te­dir. Rab­bi­miz'in ko­ru­ma­sı al­tın­da­ki Ku­ran'a ve Ku­ran'ın açık­la­ma­sı olan sünnete tam an­la­mıy­la sa­rı­nıl­ma­dı­ğı sü­re­ce İs­lam dün­ya­sın­da ba­şa­rı­sız­lık­lar ve aciz­lik­ler söz ko­nu­su ola­cak­tır.</text:span></text:span></text:p>
      <text:p text:style-name="P41"><text:span text:style-name="Normal1"><text:span text:style-name="T14">Kı­ya­met gü­nü, yüz­le­ri ka­rar­mış ve ek­şi­miş olan­lar­dan de­ğil, yüz­le­ri ışıl ışıl Rab­bi­miz'e ba­kan­lar­dan ola­bil­mek, an­cak -Al­lah (cc)'ın iz­niy­le- Al­lah (cc)'ın son me­sa­jı Ku­ran'ın ve O'nun Re­su­lü Pey­gam­be­ri­miz Hz. Mu­ham­med (sav)'in aç­mış ol­du­ğu nur­lu yo­lun iz­len­me­siy­le müm­kün ola­cak­tır.</text:span></text:span></text:p>
      <text:p text:style-name="P41"><text:span text:style-name="Normal1"><text:span text:style-name="T14">İçin­de bu­lun­du­ğu­muz ve "ahir za­man" ola­rak ad­lan­dı­rı­lan bu dö­nem­de kut­lu Pey­gam­be­ri­miz Hz. Mu­ham­med (sav) ha­dis­le­rin­de, ön­ce fit­ne­le­rin ya­şa­na­ca­ğı­nı an­cak son­ra­sın­da müj­de­li gün­le­rin ge­le­ce­ği­ni bil­dir­miş­tir. Re­su­lul­lah ahir za­ma­nı; Ku­ran ah­la­kı­nın ve İs­lam'ın gü­zel­lik­le­ri­nin dün­ya­nın her ye­rin­de yay­gın ola­rak ya­şa­na­ca­ğı gün­ler ola­rak ta­rif et­miş­tir. İs­lam ale­mi­nin zor bir dö­nem­den ge­çi­yor ol­ma­sı da as­lın­da bu müj­de­li gün­le­rin are­fe­sin­de ol­du­ğu­mu­zun bir gös­ter­ge­si­dir. Eh­l-i Sün­net iti­ka­dın­da önem­li bir yer teş­kil eden ahir­ za­man ve bu dö­nem­de ola­cak­la­rın bil­di­ril­di­ği ha­dis­ler ve ri­va­yet­ler hep gü­nü­mü­zü işa­ret et­mek­te­dir. </text:span></text:span></text:p>
      <text:p text:style-name="P41"><text:span text:style-name="Normal1"><text:span text:style-name="T14"/></text:span></text:p>
      <text:p text:style-name="P41"><text:span text:style-name="Normal1"><text:span text:style-name="T14"/></text:span></text:p>
      <text:p text:style-name="P41"><text:span text:style-name="Normal1"><text:span text:style-name="T14"/></text:span></text:p>
      <text:p text:style-name="P10"><text:span text:style-name="Normal1"><text:span text:style-name="T29">AHİR ZA­MAN ve MÜJ­DE­LE­NEN </text:span></text:span></text:p>
      <text:p text:style-name="P13"><text:span text:style-name="Normal1"><text:span text:style-name="T29">EH­L-İ SÜN­NET</text:span></text:span></text:p>
      <text:p text:style-name="P1"><text:span text:style-name="Normal1"><text:span text:style-name="T21"/></text:span></text:p>
      <text:p text:style-name="P1"><text:span text:style-name="Normal1"><text:span text:style-name="T21"/></text:span></text:p>
      <text:p text:style-name="P1"><text:span text:style-name="Normal1"><text:span text:style-name="T21">Pey­gam­be­ri­miz (sav) kı­ya­met ön­ce­sin­de, sa­vaş­la­rın, ça­tış­ma­nın, kar­ga­şa­nın, ada­let­siz­li­ğin, zul­mün, fit­ne­nin ar­ta­ca­ğı, tüm dün­ya­nın bü­yük bir kar­ma­şa içi­ne sü­rük­le­ne­ce­ği bir dö­ne­min ya­şa­na­ca­ğı­nı bildirmiştir. Bu sı­kın­tı­lı dö­ne­min ise, hemen arkasından gelecek olan ve ada­le­tin, ba­rı­şın, hu­zu­run, sev­gi­nin, hoş­gö­rü­nün, bol­lu­ğun ve be­re­ke­tin ha­kim ola­ca­ğı Al­tın­çağ'ın ha­ber­ci­si ol­du­ğu­nu da haber vermiştir.</text:span></text:span></text:p>
      <text:p text:style-name="P41"><text:span text:style-name="Normal1"><text:span text:style-name="T21">Kut­lu Pey­gam­be­ri­miz Hz. Mu­ham­med (sav) bu dö­ne­mi Ehl-i Sün­net olan Müs­lü­man­lar için bir müj­de ola­rak bil­dir­miş­tir. İs­lam'ın uy­gu­la­ma­la­rın­da yan­lış­la­ra dü­şül­me­si­nin ar­dın­dan tek­rar İs­lam'ın as­lı­na ka­vu­şa­ca­ğı bir dö­nem olan ahir za­man, gü­nü­müz­de tüm açık­lı­ğı ile ya­şan­mak­ta­dır. Hz. Pey­gam­ber Efen­di­miz (sav)'in 1400 se­ne ön­ce­sin­den bil­dir­miş ol­du­ğu ahir zaman ile ilgili haberler aynı şekilde ger­çek­leş­miş ve ger­çek­leş­me­ye de de­vam et­mek­te­dir. </text:span></text:span></text:p>
      <text:p text:style-name="P41"><text:span text:style-name="Normal1"><text:span text:style-name="T21">Pey­gam­be­ri­miz (sav)'in ver­di­ği bil­gi­le­re gö­re ahir za­ma­nın ilk dev­re­sin­de or­ta­ya çı­ka­cak olan, Al­lah (cc)'ı in­kar ede­rek ate­iz­mi ve din­siz­li­ği tel­kin eden bir ta­kım fel­se­fi sis­tem­ler ne­de­niy­le in­san­lar ara­sın­da bü­yük bir bo­zul­ma ya­şa­na­cak­tır. İn­san­lık ya­ra­tı­lış ama­cın­dan uzak­la­şa­cak, bu­nun so­nu­cun­da bü­yük bir ma­ne­vi boş­luk ve ah­la­ki bo­zul­ma olu­şa­cak­tır. Bü­yük fe­la­ket­ler, sa­vaş­lar ve acı­lar ya­şa­na­cak ve tüm in­san­lar bu sı­kın­tı­la­ra son ve­re­bil­mek için </text:span></text:span><text:span text:style-name="ALINTI-italic"><text:span text:style-name="T21">"Na­sıl kur­tu­lu­ruz?"</text:span></text:span><text:span text:style-name="Normal1"><text:span text:style-name="T21"> so­ru­su­nun ce­va­bı­nı ara­ya­cak­lar­dır.</text:span></text:span></text:p>
      <text:p text:style-name="P41"><text:span text:style-name="Normal1"><text:span text:style-name="T21">Pey­gam­be­ri­miz (sav)'in ha­dis­le­rin­de, ahir za­man ala­met­le­ri ola­rak bil­di­ri­len bu ge­liş­me­le­rin pek ço­ğu, gü­nü­müz­de art ar­da ve bi­re­bir ha­ber ve­ril­di­ği şe­kil­de ger­çek­leş­miş­tir. Örneğin son za­man­lar­da dün­ya ge­ne­lin­de gö­rü­len sa­vaş ve ça­tış­ma­la­rın, te­rör, şid­det, anar­şi ve kar­ga­şa­nın, kat­li­am­la­rın gi­de­rek art­mış ol­ma­sı ahir za­ma­nın ilk dö­ne­mi­nin ya­şan­mak­ta ol­du­ğu­nun bir gös­ter­ge­si­dir. Çeşitli doğa olayları ile ilgili hadislerde bildirilenler de günümüzde gerçekleşenlerle büyük paralellik göstermektedir. (www.ahirzaman.net)</text:span></text:span></text:p>
      <text:p text:style-name="P41"><text:span text:style-name="Normal1"><text:span text:style-name="T21">Pey­gam­be­ri­miz (sav)'in ha­dis­le­rin­de­ki bil­gi­le­re gö­re Al­lah (cc), bu ka­ran­lık dö­ne­min ar­dın­dan in­san­la­rı ahir za­ma­nın kar­ma­şa­sın­dan kur­ta­ra­cak ve bü­yük bir kur­tu­lu­şa ulaş­tı­ra­cak­tır. Al­lah (cc), gü­zel ah­lak­tan uzak­la­şan in­san­la­rı, de­je­ne­ras­yo­na uğ­ra­yan top­lum­la­rı doğ­ru yo­la ilet­mek için </text:span></text:span><text:span text:style-name="ALINTI-italic"><text:span text:style-name="T21">"Meh­di"</text:span></text:span><text:span text:style-name="Normal1"><text:span text:style-name="T21"> ya­ni </text:span></text:span><text:span text:style-name="ALINTI-italic"><text:span text:style-name="T21">"doğ­ru­ya gö­tü­ren"</text:span></text:span><text:span text:style-name="Normal1"><text:span text:style-name="T21"> sı­fa­tı­nı ta­şı­yan üs­tün ah­lak­lı bir ku­lu­nu ve­si­le kı­la­cak­tır. İs­lam alim­le­ri­nin açık­la­ma­la­rın­da Hz. Meh­di'nin bu doğ­rul­tu­da üç bü­yük so­rum­lu­luk üst­len­di­ği bil­di­ril­mek­te­dir. </text:span></text:span></text:p>
      <text:p text:style-name="P41"><text:span text:style-name="Normal1"><text:span text:style-name="T21">Hz. Meh­di ön­ce­lik­le Al­lah (cc)'ı in­kar eden ve din­siz­li­ği des­tek­le­yen fel­se­fi sis­tem­le­rin fik­ri ola­rak çü­rü­tül­me­si­ni sağ­la­ya­cak­tır. Di­ğer yan­dan İs­lam'ı, Ku­ran'da ve Pey­gam­be­ri­miz (sav)'in sün­ne­tin­de bil­di­ril­di­ği şe­kil­de özü­ne dön­dü­re­cek­tir. İs­la­mi­yet'i tüm bo­zul­ma­lar­dan, hu­ra­fe­ler­den arın­dı­ra­rak ger­çek Ku­ran ah­la­kı­nın ya­şan­ma­sı­nı sağ­la­ya­cak­tır. Ahir za­ma­nın ilk dö­ne­min­de in­san­lı­ğın içe­ri­sin­de bu­lun­du­ğu tüm ka­rı­şık­lık­la­ra, top­lum­sal so­run­la­ra, sos­yal sı­kın­tı­la­ra çö­züm ge­ti­re­cek, yer­yü­zün­de ba­rış, hu­zur, mut­lu­luk ve gü­zel ah­la­kın ha­kim ol­ma­sı­na ve­si­le ola­cak­tır. Üçün­cü ola­rak ise da­ğı­nık du­rum­da­ki İs­lam ale­mi­ni to­par­la­ya­cak­tır.</text:span></text:span></text:p>
      <text:p text:style-name="P41"><text:soft-page-break/><text:span text:style-name="Normal1"><text:span text:style-name="T21"/></text:span></text:p>
      <text:p text:style-name="P41"><text:span text:style-name="Normal1"><text:span text:style-name="T21">Ahir zamanın bir başka müjdesi ise Allah (cc)'ın kutlu peygamberi Hz. İsa'nşn tekrar dünyaya gelecek olmasıdır. Hz. İsa'nın yer­yü­zü­ne ikin­ci kez ge­li­şi Ku­ran ayet­le­rin­de, Pey­gam­ber Efen­di­miz (sav)'in ha­dis­le­rin­de ve kıy­met­li İs­lam alim­le­ri­nin eser­le­rin­de hiç şüp­he­ye yer bı­rak­ma­ya­cak şe­kil­de ha­ber ve­ril­mek­te­dir. </text:span></text:span></text:p>
      <text:p text:style-name="P41"><text:span text:style-name="Normal1"><text:span text:style-name="T21">Hz. İsa ge­li­şiy­le bir­lik­te, tes­lis (üç­le­me) gi­bi put­pe­rest inanç­la­rı, haç, ruh­ban­lık gi­bi ba­tıl uy­gu­la­ma­la­rı, ha­ram fi­il­le­ri or­ta­dan kal­dı­ra­cak, Hı­ris­ti­yan dün­ya­sı­nı için­de bu­lun­du­ğu çar­pık du­rum­dan kur­ta­ra­cak, tüm in­san­la­rı Ku­ran'da bil­di­ri­len hak di­ni ve üs­tün ah­lak mo­de­li­ni ya­şa­ma­ya ça­ğıra­cak­tır.</text:span></text:span></text:p>
      <text:p text:style-name="P41"><text:span text:style-name="Normal1"><text:span text:style-name="T21">Pey­gam­be­ri­miz (sav)'den ak­ta­rı­lan pek çok ha­dis­te Hz. İsa ve Hz. Meh­di'nin, Dec­cal'in fi­kir sis­te­mi­ni or­ta­dan kal­dır­ma­la­rı­nın ar­dın­dan Al­lah (cc)'ın iz­niy­le yer­yü­zün­de İs­lam ah­la­kı­nın ha­kim ola­ca­ğı kut­lu bir dö­ne­min ya­şa­na­ca­ğı bil­di­ril­mek­te­dir. </text:span></text:span><text:span text:style-name="ALINTI-italic"><text:span text:style-name="T21">"Al­tın­çağ"</text:span></text:span><text:span text:style-name="Normal1"><text:span text:style-name="T21"> ola­rak ad­lan­dır­dı­ğı­mız bu dö­nem ya­rım yüz­yıl­dan faz­la sü­re­cek ve Pey­gam­be­ri­miz (sav)'in dö­ne­min­de ya­şa­nan </text:span></text:span><text:span text:style-name="ALINTI-italic"><text:span text:style-name="T21">"Asr-ı Sa­adet"</text:span></text:span><text:span text:style-name="Normal1"><text:span text:style-name="T21"> ben­ze­ri ihtişamlı bir de­vir ola­cak­tır. Bu dev­re­nin </text:span></text:span><text:span text:style-name="ALINTI-italic"><text:span text:style-name="T21">"Al­tın­çağ"</text:span></text:span><text:span text:style-name="Normal1"><text:span text:style-name="T21"> ola­rak isim­len­di­ril­me­si­nin se­be­bi ise Pey­gam­be­ri­miz (sav)'in, bu dev­ri cen­net ben­ze­ri özel­lik­ler­le tas­vir et­miş ol­ma­sı­dır.</text:span></text:span></text:p>
      <text:p text:style-name="P41"><text:span text:style-name="Normal1"><text:span text:style-name="T21">Al­lah (cc)'ın iz­niy­le bu dö­nem­de in­san­la­rın hu­zur ve gü­ven için­de ya­şa­ya­bil­me­le­ri için ge­re­ken her tür­lü şart mev­cut ola­cak­tır. Ahir za­ma­nın ilk dö­nem­le­rin­de ya­şa­nan her tür­lü bo­zul­ma, kar­ga­şa ve sı­kın­tı or­ta­dan kal­ka­cak, bir­bi­ri ar­dın­ca sü­re­ge­len bü­yük fe­la­ket­ler, sa­vaş­lar, acı­lar son bu­la­cak­tır. Al­lah (cc)'ı in­kar eden bir­ta­kım fel­se­fi sis­tem­le­rin ne­den ol­du­ğu de­je­ne­ras­yon, ma­ne­vi boş­luk ve ah­la­ki bo­zul­ma ye­ri­ni tüm ina­nan in­san­la­rın asır­lar­dır öz­le­mi­ni duy­duk­la­rı, Ku­ran ah­la­kı­nın ha­kim ola­ca­ğı kut­lu bir dö­ne­me bı­ra­ka­cak­tır. Rab­bi­miz tüm in­san­la­rı ahir za­ma­nın bü­yük kar­ma­şa­sın­dan kur­ta­ra­cak ve bol­lu­ğun, be­re­ke­tin ve ada­le­tin ya­şa­na­ca­ğı bir ni­me­te ka­vuş­tu­ra­cak­tır.</text:span></text:span></text:p>
      <text:p text:style-name="P41"><text:span text:style-name="Normal1"><text:span text:style-name="T21"/></text:span></text:p>
      <text:p text:style-name="P17"><text:span text:style-name="Normal1"><text:span text:style-name="T31">Peygamberimiz (sav)'in ahir zamanla ilgili </text:span></text:span></text:p>
      <text:p text:style-name="P15"><text:span text:style-name="Normal1"><text:span text:style-name="T30">müjdeleri</text:span></text:span></text:p>
      <text:p text:style-name="P1"><text:span text:style-name="Normal1"><text:span text:style-name="T14">Pey­gam­be­ri­miz (sav)'in ha­dis­le­rin­de Hz. Meh­di za­ma­nın­da ya­şa­na­cak olan ve Al­tın­çağ ola­rak ad­lan­dır­dı­ğı­mız dö­nem­de­ki ni­met­le­rin eş­siz­li­ği an­la­tıl­mak­ta­dır. Ha­dis­le­re gö­re bu dönem, ürün­ler­de ve mal­lar­da çok bü­yük bol­luk ve be­re­ke­tin ya­şan­dı­ğı bir dö­nem ola­cak, bu de­vir­de çok bü­yük bir zen­gin­lik ve re­fah ya­şa­na­cak­tır. İh­ti­ya­cı ola­na is­te­di­ğin­den kat kat da­ha faz­la­sı ve­ri­le­cek, hiç­bir şey sa­yı­lıp öl­çül­me­ye­cek, en ufak bir sı­kın­tı, yok­luk ve aç­lık ya­şan­ma­ya­cak­tır. </text:span></text:span></text:p>
      <text:p text:style-name="P1"><text:span text:style-name="Normal1"><text:span text:style-name="T14"/></text:span></text:p>
      <text:p text:style-name="P17"><text:span text:style-name="Normal1"><text:span text:style-name="T30">Ürün bolluğunun olması</text:span></text:span></text:p>
      <text:p text:style-name="P1"><text:span text:style-name="Normal1"><text:span text:style-name="T14">Yer­yü­zün­de­ki tüm zen­gin­lik­ler or­ta­ya çı­ka­cak, top­rak­tan her za­man­kin­den çok da­ha faz­la ürün el­de edi­le­cek­tir. Bu dö­nem­de ya­şa­na­cak olan bol­luk ve be­re­ke­ti müj­de­le­yen ha­dis­ler­den ba­zı­la­rı şöy­le­dir:</text:span></text:span></text:p>
      <text:p text:style-name="P22"><text:span text:style-name="New_20_Style_20_Sheet_20_6"><text:span text:style-name="T14">Ebu Na­im, Sa­id'den tah­ric et­ti, O de­di, Pey­gam­ber (sav) bu­yur­du: Üm­me­tim ara­sın­da Meh­di ge­le­cek­tir. Öm­rü, kı­sa olur­sa ye­di, yok­sa se­kiz, yok­sa do­kuz se­ne. Üm­me­tim Onun za­ma­nın­da iyi ve kö­tü­nün ben­ze­ri ile ni­met­len­me­di­ği bir ni­met­le ni­met­le­ne­cek, se­ma üzer­le­ri­ne </text:span></text:span><text:soft-page-break/><text:span text:style-name="New_20_Style_20_Sheet_20_6"><text:span text:style-name="T14">bol yağ­mur yağ­dı­ra­cak, arz ne­ba­tın­dan hiç­bir şey sak­la­ma­ya­cak­tır. (Ki­tab-ül Bur­han Fi Ala­met-il Meh­diyy-il Ahir Za­man, s. 9)</text:span></text:span></text:p>
      <text:p text:style-name="P41"><text:span text:style-name="New_20_Style_20_Sheet_20_6"><text:span text:style-name="T14">İb­ni Ebi Şey­be, Mu­san­nef isim­li ki­ta­bın­da Ebu Sa­id-il Hud­ri'den tah­ric et­ti, O de­di, Re­su­lul­lah (sav) bu­yur­du: </text:span></text:span></text:p>
      <text:p text:style-name="P41"><text:span text:style-name="New_20_Style_20_Sheet_20_6"><text:span text:style-name="T14">Be­nim üm­me­tim­den Meh­di ge­le­cek­tir. Öm­rü uza­sa da kı­sal­sa da, ye­di, se­kiz yıl ve­ya do­kuz yıl, mülk sü­re­cek­tir. Ve da­ha ön­ce zu­lüm­le do­lu olan dün­ya­yı ada­let­le dol­du­ra­cak­tır. Se­ma yağ­mu­ru in­di­re­cek, yer be­re­ke­ti­ni çı­ka­ra­cak, da­ha ön­ce gö­rül­me­miş bir bi­çim­de üm­me­tim O'nun za­ma­nın­da ra­hat ede­cek­tir. (Ki­tab-ül Bur­han Fi Ala­met-il Meh­diyy-il Ahir Za­man, s. 9)</text:span></text:span></text:p>
      <text:p text:style-name="P41"><text:span text:style-name="New_20_Style_20_Sheet_20_6"><text:span text:style-name="T14">… Yer­yü­zü için­de­ki ha­zi­ne­le­ri dı­şa­rı­ya fır­la­ta­cak­tır. (El-Kav­lu'l Muh­ta­sar Fi Ala­ma­til Meh­diyy-il Mun­ta­zar, s.45)</text:span></text:span></text:p>
      <text:p text:style-name="P41"><text:span text:style-name="New_20_Style_20_Sheet_20_6"><text:span text:style-name="T14"><text:s/>… Arz, içe­ri­sin­de giz­le­di­ği bü­tün zen­gin­lik­le­ri­ni, al­tın­dan ve gü­müş­ten sü­tun­lar ha­lin­de dı­şa­rı ata­cak. (Ölüm-Kı­ya­met-Ahi­ret ve Ahir za­man Ala­met­le­ri, s. 464)</text:span></text:span></text:p>
      <text:p text:style-name="P41"><text:span text:style-name="New_20_Style_20_Sheet_20_6"><text:span text:style-name="T14"><text:s/>"İn­san­lar bir öl­çek buğ­day ek­tik­le­rin­de kar­şı­lı­ğın­da ye­di yüz öl­çek bu­la­cak... İn­san bir­kaç avuç to­hum ata­cak, 700 avuç ha­sat ede­cek­tir... Çok yağ­mur yağ­ma­sı­na rağ­men bir dam­la­sı bi­le bo­şa git­me­ye­cek." (Kı­ya­met Ala­met­le­ri, s.164 / El-Kav­lu'l Muh­ta­sar Fi Ala­ma­til Meh­diyy-il Mun­ta­zar, s. 24)</text:span></text:span></text:p>
      <text:p text:style-name="P41"><text:span text:style-name="Normal1"><text:span text:style-name="T14"/></text:span></text:p>
      <text:p text:style-name="P17"><text:span text:style-name="Normal1"><text:span text:style-name="T30">Ahlaki bozulmanın ortadan kalkması, güven ve </text:span></text:span></text:p>
      <text:p text:style-name="P15"><text:span text:style-name="Normal1"><text:span text:style-name="T30">huzur ortamının oluşması</text:span></text:span></text:p>
      <text:p text:style-name="P1"><text:span text:style-name="Normal1"><text:span text:style-name="T14">Al­tın­çağ'da ay­rı­ca, top­lum­da hü­küm sü­ren ah­la­ki bo­zul­ma ve ada­let­siz­lik de or­ta­dan kal­ka­cak­tır. Ala­bil­di­ği­ne art­mış olan hır­sız­lık, sah­te­kar­lık, do­lan­dı­rı­cı­lık, ih­ti­yaç için­de ola­nın gö­ze­til­me­me­si, sa­de­ce çok kü­çük bir züm­re­nin bol­luk için­de ya­şa­ma­sı gi­bi ada­let­siz­lik­ler son bu­la­cak­tır. </text:span></text:span></text:p>
      <text:p text:style-name="P41"><text:span text:style-name="Normal1"><text:span text:style-name="T14">Ku­ran ah­la­kı­nın ha­kim ol­du­ğu bu dö­nem­de top­lu­mun her ke­si­min­de­ki in­san­lar ara­sın­da çok bü­yük bir eşit­lik ya­şa­na­cak, hu­zur ve gü­ven do­lu bir or­tam ola­cak­tır. Bu güvenlik do­lu or­ta­mın bir so­nu­cu ola­rak in­san­lar hiç­bir sah­te­kar­lı­ğa, kö­tü­lü­ğe ve ha­ram fi­il­le­re de ya­naş­ma­ya­cak­lar­dır. Ahir za­man­da ya­şa­na­cak olan bu ada­let do­lu or­tam ha­dis­ler­de şöy­le an­la­tıl­mak­ta­dır:</text:span></text:span></text:p>
      <text:p text:style-name="P41"><text:span text:style-name="New_20_Style_20_Sheet_20_6"><text:span text:style-name="T14">Ray­va­ni, Müs­ned isim­li ese­rin­de ve Ebu Na­im Hu­zey­</text:span></text:span></text:p>
      <text:p text:style-name="P22"><text:span text:style-name="New_20_Style_20_Sheet_20_6"><text:span text:style-name="T14">fe'den tah­ric et­ti, Re­su­lul­lah (sav) bu­yur­du:</text:span></text:span></text:p>
      <text:p text:style-name="P41"><text:span text:style-name="New_20_Style_20_Sheet_20_6"><text:span text:style-name="T14">Meh­di... Ev­vel­ce zu­lüm­le do­lu olan yer­yü­zü­nü ada­let­le dol­du­ra­cak­tır. O'nun hi­la­fe­ti dö­ne­min­de yer ve gök eh­li, ha­va­da­ki kuş­lar bi­le On­dan ra­zı ola­cak­lar­dır. (Ki­tab-ül Bur­han Fi Ala­met-il Meh­diyy-il Ahir Za­man, s. 24)</text:span></text:span></text:p>
      <text:p text:style-name="P41"><text:span text:style-name="New_20_Style_20_Sheet_20_6"><text:span text:style-name="T14">Nu­aym b. Ham­mad, Ebu Sa­id-il Hud­ri'den tah­ric et­ti, O de­di, Pey­gam­ber (sav) bu­yur­du: </text:span></text:span></text:p>
      <text:p text:style-name="P41"><text:span text:style-name="New_20_Style_20_Sheet_20_6"><text:span text:style-name="T14">Üm­met bal arı­la­rı­nın bey­le­ri et­ra­fın­da top­lan­ma­sı gi­bi Meh­di'ye sı­ğı­nır­lar. O da­ha ön­ce zu­lüm­le do­lu olan dün­ya­yı ada­let­le dol­du­rur, in­san­lar Asr-ı Sa­adet dö­ne­mi­ne ade­ta ge­ri dö­ner, uy­ku­da olan uyan­dı­rıl­maz ve bir dam­la bi­le kan akı­tıl­maz. (Ki­tab-ül Bur­han Fi Ala­met-il Meh­diyy-il Ahir Za­man, s. 11)</text:span></text:span></text:p>
      <text:p text:style-name="P41"><text:span text:style-name="New_20_Style_20_Sheet_20_6"><text:span text:style-name="T14">… Yer­yü­zü zu­lüm ve iş­ken­ce ile dol­du­ğu gi­bi onu doğ­ru­luk ve ada­let­le dol­du­rur. (Sü­ne­ni-i Ebu Da­vut, 5/93)</text:span></text:span></text:p>
      <text:p text:style-name="P41"><text:span text:style-name="New_20_Style_20_Sheet_20_6"><text:span text:style-name="T14">Yer­yü­zü, zu­lüm ve iş­ken­ce ye­ri­ne ada­let­le do­la­cak­tır. (Kı­ya­met Ala­met­le­ri, s. 163)</text:span></text:span></text:p>
      <text:p text:style-name="P41"><text:soft-page-break/><text:span text:style-name="New_20_Style_20_Sheet_20_6"><text:span text:style-name="T14">… Dün­ya ada­let ve hak­la­rın ye­ri­ni bul­ma­sı ile do­lar... (Mek­tu­bat-ı Rab­ba­ni, 1/251)</text:span></text:span></text:p>
      <text:p text:style-name="P41"><text:span text:style-name="New_20_Style_20_Sheet_20_6"><text:span text:style-name="T14">Ma­lı, eşit bir şe­kil­de in­san­la­ra da­ğı­ta­cak­tır. Onun ada­le­ti her ye­ri kap­la­ya­cak. Zu­lüm ve fısk­la do­lu olan dün­ya, o gel­dik­ten son­ra ada­let­le do­lup ta­şa­cak­tır... Hz. Meh­di'nin za­ma­nın­da, ada­let o ka­dar bol ola­cak ki, zor­la alı­nan her mal sa­hi­bi­ne ge­ri ve­ril­di­ği gi­bi, bir in­sa­nın baş­ka­sı­na ait olup da, di­şin­de kal­mış bir şey bi­le sa­hi­bi­ne ia­de edi­le­cek­tir... Yer­yü­zü em­ni­yet­le do­la­cak ve hat­ta bir­kaç ka­dın, yan­la­rın­da hiç er­kek ol­mak­sı­zın, ra­hat­lık­la, hac­ca gi­de­cek­tir. (El-Kav­lu'l Muh­ta­sar Fi Ala­ma­til Meh­diyy-il Mun­ta­zar, s. 23)</text:span></text:span></text:p>
      <text:p text:style-name="P17"><text:span text:style-name="Normal1"><text:span text:style-name="T30"/></text:span></text:p>
      <text:p text:style-name="P17"><text:span text:style-name="Normal1"><text:span text:style-name="T30">Savaşların sona ermesi</text:span></text:span></text:p>
      <text:p text:style-name="P1"><text:span text:style-name="Normal1"><text:span text:style-name="T14">Ha­dis­ler­de ay­rı­ca bu dö­nem­de "si­lah­la­rın su­sa­ca­ğı"nın bil­di­ril­me­si, bu de­vir­de yer­yü­zü­nün ba­rış­la do­la­ca­ğı­nın bir müj­de­si­dir. </text:span></text:span></text:p>
      <text:p text:style-name="P41"><text:span text:style-name="Normal1"><text:span text:style-name="T14">Al­tın­çağ olarak adlandırdığımız bu dönemde, ön­ce­den ara­la­rın­da hu­su­met olan halk­lar ara­sın­da çok bü­yük bir kar­deş­lik ya­şa­na­cak, her tür­lü kav­ga­nın ye­ri­ni ba­rış, dost­luk ve sev­gi ala­cak­tır. </text:span></text:span></text:p>
      <text:p text:style-name="P16"><text:span text:style-name="Normal1"><text:span text:style-name="T14">Kuran ahlakının yaygın olarak yaşanması</text:span></text:span></text:p>
      <text:p text:style-name="P1"><text:span text:style-name="Normal1"><text:span text:style-name="T14">Tüm in­san­la­rın çok bü­yük bir hu­zur, gü­ven ve kon­for için­de ya­şa­ya­cak­la­rı, savaşların olmayacağı bu or­ta­mın en önem­li se­bep­le­rin­den bi­ri ise Müs­lü­man­la­rın gü­zel ah­la­kı ola­cak­tır. Zi­ra Al­tın­çağ'ın en önem­li özel­li­ği, in­san­la­rın Ku­ran'a ve Peygamber Efendimiz (sav)'in sünnetlerine bağlanacağı ve Ku­ran ah­la­kı­nın ek­sik­siz ola­rak ya­şan­dı­ğı bir dö­nem ol­ma­sı­dır.</text:span></text:span></text:p>
      <text:p text:style-name="P41"><text:span text:style-name="Normal1"><text:span text:style-name="T14"><text:s/>İn­san­lar Al­lah (cc)'tan kork­tuk­la­rı ve ahi­ret­te tüm ya­pıp et­tik­le­rin­den sor­gu­ya çe­ki­le­cek­le­ri­nin bi­lin­cin­de ol­duk­la­rı için ben­cil­lik, kin, öf­ke, ha­set gi­bi kö­tü ah­lak özel­lik­le­rin­den, yol­suz­luk­tan, hak­sız ka­zanç el­de et­mek­ten, ya­lan söy­le­mek­ten, in­san­la­rın ca­nı­na kast et­mek­ten, rüş­vet al­mak­tan ti­tiz­lik­le sa­kı­na­cak­lar­dır. Bun­la­rın ye­ri­ne in­san­lar ara­sın­da dü­rüst­lük, yar­dım­se­ver­lik, fe­da­kar­lık, baş­ka­la­rı­nın iyi­li­ği­ni, sağ­lı­ğı­nı, ra­ha­tı­nı, gü­ven­li­ği­ni dü­şün­mek, sev­gi, say­gı, mer­ha­met, ve­fa, sa­da­kat gi­bi gü­zel ah­lak özel­lik­le­ri ha­kim ola­cak­tır. Pey­gam­be­ri­miz (sav)'in ha­dis­le­rin­de bu dönemde ya­şa­na­cak olan ah­lak güzellikleri şöy­le ifa­de edil­miş­tir:</text:span></text:span></text:p>
      <text:p text:style-name="P22"><text:span text:style-name="New_20_Style_20_Sheet_20_6"><text:span text:style-name="T14">Ta­be­ra­ni, Ev­sad'da Amr. B. Ali ta­ri­ki ile Hz. Ali b. Ebi Ta­lib'den tah­ric et­ti: </text:span></text:span></text:p>
      <text:p text:style-name="P41"><text:span text:style-name="New_20_Style_20_Sheet_20_6"><text:span text:style-name="T14">...Ce­nab-ı Hak İs­lam'ı na­sıl bi­zim­le baş­lat­mış­sa Onun­la so­na er­di­re­cek­tir. Na­sıl, bi­zim­le on­lar ara­la­rın­da­ki şirk ve ada­vet­ten (hu­su­met ve düş­man­lık­tan) kur­tul­muş ve kalp­le­ri­ne ül­fet (dost­luk) ve mu­hab­bet (sev­gi) yer­leş­miş­se, (Onun ge­li­şi ile) yi­ne öy­le ola­cak­tır. (Ki­tab-ül Bur­han Fi Ala­met-il Meh­diyy-il Ahir Za­man, s.20)</text:span></text:span></text:p>
      <text:p text:style-name="P41"><text:span text:style-name="New_20_Style_20_Sheet_20_6"><text:span text:style-name="T14">... İyi in­san­la­rın iyi­li­ği ar­tar, kö­tü­le­re kar­şı bi­le iyi­lik ya­pı­lır." (Ki­tab-ul Bur­han Fi Ala­met-il Meh­diyy-il Ahir Za­man, s. 17)</text:span></text:span></text:p>
      <text:p text:style-name="P41"><text:span text:style-name="New_20_Style_20_Sheet_20_6"><text:span text:style-name="T14"/></text:span></text:p>
      <text:p text:style-name="P17"><text:span text:style-name="Normal1"><text:span text:style-name="T30">Teknoloji ve sanatta yaşanacak gelişmeler</text:span></text:span></text:p>
      <text:p text:style-name="P1"><text:span text:style-name="Normal1"><text:span text:style-name="T14">Tüm bun­la­rın ya­nı sı­ra, tek­no­lo­jik ge­liş­me­ler ahir za­ma­nın bu dev­re­sin­de do­ru­ğa ula­şa­cak, in­san­lar tek­no­lo­ji­nin bü­tün ni­met­le­rin­den ala­bil­di­ği­ne fay­da­la­na­cak­lar­dır. Tıp­ta, ta­rım­da, ile­ti­şim­de, sa­na­yi tek­no­lo­ji­sin­de, ula­şım­da çok bü­yük ge­liş­me­ler ya­şa­na­cak­tır. (Ha­run Yah­ya, Al­tın­çağ) </text:span></text:span></text:p>
      <text:p text:style-name="P41"><text:soft-page-break/><text:span text:style-name="Normal1"><text:span text:style-name="T14">Al­tın­çağ'da ha­ya­tın her ala­nı­na ha­kim olan bol­luk, zen­gin­lik, gü­zel­lik ve iler­le­me, sa­nat ala­nı­na da yan­sı­ya­cak­tır. Sa­nat­ta çok bü­yük iler­le­me­ler kay­de­di­le­cek, mü­zik­te, re­sim­de ve di­ğer tüm alan­lar­da bir­bi­rin­den gü­zel eser­ler or­ta­ya çı­ka­cak, Al­lah (cc)'a olan ima­nın in­san­la­ra ver­di­ği ge­niş ufuk ve de­rin dü­şün­ce, tüm sa­nat dal­la­rı­na ön­cü­lük ede­cek­tir. Bu dö­nem­de in­san­lar hep gü­zel­lik­le kar­şı­la­şa­cak, ah­lak­la­rı gi­bi, ya­şa­dık­la­rı yer­ler, bah­çe­le­ri, ev­le­ri­nin de­ko­ras­yo­nu, kı­ya­fet­le­ri, din­le­dik­le­ri mü­zik, eğ­len­ce şe­kil­le­ri, ti­yat­ro­la­rı, re­sim­le­ri, soh­bet­le­ri de gü­zel­le­şe­cek­tir. (Ha­run Yah­ya, Ahir Za­man ve Dab­bet'ül Arz)</text:span></text:span></text:p>
      <text:p text:style-name="P41"><text:span text:style-name="Normal1"><text:span text:style-name="T14">İn­san­lar Al­tın­çağ'da ha­yat­la­rın­dan o ka­dar mem­nun ola­cak­lar­dır ki; bir ha­dis­te ifa­de edil­di­ği­ne gö­re,</text:span></text:span><text:span text:style-name="ALINTI-bold"><text:span text:style-name="T14"> "Za­ma­nın na­sıl geç­ti­ği­nin far­kı­na var­ma­ya­cak­lar, bu gü­zel­lik­ler­den da­ha faz­la ya­rar­lan­mak için Al­lah'tan ömür­le­ri­nin uza­tıl­ma­sı­nı"</text:span></text:span><text:span text:style-name="Normal1"><text:span text:style-name="T14"> </text:span></text:span><text:span text:style-name="ALINTI-italic"><text:span text:style-name="T14">(Ki­tab-ul Bur­han Fi Ala­met-il Meh­diyy-il Ahir Za­man, s. 17)</text:span></text:span><text:span text:style-name="Normal1"><text:span text:style-name="T14"> is­te­ye­cek­ler­dir. </text:span></text:span></text:p>
      <text:p text:style-name="P41"><text:span text:style-name="Normal1"><text:span text:style-name="T14">Pey­gam­be­ri­miz (sav)'in di­ğer ha­dis­le­rin­de ise tüm in­san­la­rın Hz. Meh­di dö­ne­min­de­ki Al­tın­çağ'da ya­şa­ma­yı is­te­ye­cek­le­ri bil­di­ril­miş­tir:</text:span></text:span></text:p>
      <text:p text:style-name="P22"><text:span text:style-name="New_20_Style_20_Sheet_20_6"><text:span text:style-name="T14">… Kü­çük­ler keş­ke ben bü­yük ol­say­dım, bü­yük­ler de keş­ke ben kü­çük ol­say­dım di­ye te­men­ni eder­ler..." (Ki­tab-ul Bur­han Fi Ala­met-il Meh­diyy-il Ahir Za­man, s. 17)</text:span></text:span></text:p>
      <text:p text:style-name="P41"><text:span text:style-name="New_20_Style_20_Sheet_20_6"><text:span text:style-name="T14">Nu­aym, Ta­vus'tan tah­ric et­ti, de­di ki:</text:span></text:span></text:p>
      <text:p text:style-name="P41"><text:span text:style-name="New_20_Style_20_Sheet_20_6"><text:span text:style-name="T14">Ben Meh­di'ye ye­ti­şe­ne ka­dar öl­me­ye­yim is­te­dim. Zi­ra Onun dö­ne­min­de iyi in­san­la­rın iyi­li­ği ar­tar, kö­tü­le­re kar­şı bi­le iyi­lik ya­pı­lır. (Ki­tab-ül Bur­han Fi Ala­met-il Meh­diyy-il Ahir Za­man, s. 17)</text:span></text:span></text:p>
      <text:p text:style-name="P41"><text:span text:style-name="New_20_Style_20_Sheet_20_6"><text:span text:style-name="T14">Nu­aym b. Ham­mad, İb­ni Ab­bas'dan tah­ric et­ti ki:</text:span></text:span></text:p>
      <text:p text:style-name="P41"><text:span text:style-name="New_20_Style_20_Sheet_20_6"><text:span text:style-name="T14">Hz. Meh­di Bi­zim Eh­l-i Bey­ti­miz­den bir genç­tir. İh­ti­yar­la­rı­mız Ona ye­ti­şe­me­ye­cek, genç­le­ri­miz ise Onu ümid ede­cek­ler­dir. (Ki­tab-ül Bur­han Fi Ala­met-il Meh­diyy-il Ahir Za­man, s. 23)</text:span></text:span></text:p>
      <text:p text:style-name="P1"><text:span text:style-name="Normal1"><text:span text:style-name="T14">Ni­te­kim Pey­gam­be­ri­miz (sav) de ha­dis­le­rin­de, in­san­la­rın dün­ya­da ve ahi­ret­te­ki kur­tu­luş­la­rı­na ve­si­le ola­cak çok kıy­met­li bir in­san olan Hz. Meh­di'ye "kar üze­rin­de sü­rü­ne­rek de ol­sa ge­le­rek uy­ma­la­rı­nı" bil­di­re­rek onun dö­ne­min­de ya­şa­na­cak tüm bu ha­yır­la­ra işa­ret et­miş­tir:</text:span></text:span></text:p>
      <text:p text:style-name="P22"><text:span text:style-name="New_20_Style_20_Sheet_20_6"><text:span text:style-name="T14">İb­ni Ebi şey­be ve Na­im b. Ham­mad Fi­ten isim­li eser­de, İb­ni Ma­ce ve Ebu Na­im ise İb­ni Mes'ud'dan tah­ric et­ti­ler. O de­di ki: ... O (Meh­di) ar­za sa­hib olur ve ken­di­sin­den ön­ce bas­kı ve zu­lüm­le do­lu olan ar­zı ada­let­le dol­du­rur. Siz­den Ona kim ye­ti­şir­se, kar üze­rin­de sü­rü­ne­rek da­hi ol­sa gel­sin, Ona ka­tıl­sın. Zi­ra O Meh­di'dir. (Ki­tab-ül Bur­han Fi Ala­met-il Meh­diyy-il Ahir Za­man, s. 14)</text:span></text:span></text:p>
      <text:p text:style-name="P1"><text:span text:style-name="Normal1"><text:span text:style-name="T14">İn­san­lar, Al­lah (cc)'ın Ku­ran'da ina­nan kul­la­rı­na müj­de­le­di­ği gü­zel­lik­le­rin hep­si­ni bu dö­nem­de ya­şa­ya­bi­le­cek­ler­dir. Al­lah (cc) ayet­le­rin­de iman eden mü­min­le­ri dün­ya­da da gü­zel bir ha­yat­la ya­şa­ta­ca­ğı­nı şöy­le bil­dir­mek­te­dir:</text:span></text:span></text:p>
      <text:p text:style-name="P41"><text:span text:style-name="Normal1"><text:span text:style-name="T14"/></text:span></text:p>
      <text:p text:style-name="P3"><text:span text:style-name="New_20_Style_20_Sheet_20_5"><text:span text:style-name="T15">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span></text:span></text:p>
      <text:p text:style-name="P3"><text:span text:style-name="New_20_Style_20_Sheet_20_5"><text:span text:style-name="T15"/></text:span></text:p>
      <text:p text:style-name="P1"><text:soft-page-break/><text:span text:style-name="Normal1"><text:span text:style-name="T14">Ku­ran'da Al­lah (cc)'ın emir­le­ri­ne uy­gun ola­rak ya­şa­nan or­tam­la­rın bir ne­vi "ba­rış yur­du"na dö­nü­şe­ce­ği­ne dik­kat çe­kil­miş­tir. Bu ah­lak­ta­ki in­san­la­rın hem dün­ya­da da­ha faz­la gü­zel­lik­le kar­şı­la­şa­cak­la­rı hem de ahi­ret­te son­suz bir cen­net ha­ya­tıy­la ödül­len­di­ri­le­cek­le­ri müj­de­len­miş­tir:</text:span></text:span></text:p>
      <text:p text:style-name="P1"><text:span text:style-name="Normal1"><text:span text:style-name="T14"/></text:span></text:p>
      <text:p text:style-name="P3"><text:span text:style-name="New_20_Style_20_Sheet_20_5"><text:span text:style-name="T15">Al­lah ba­rış yur­du­na ça­ğı­rır ve ki­mi di­ler­se dos­doğ­ru yo­la yö­nel­tip-ile­tir. Gü­zel­lik ya­pan­la­ra da­ha gü­ze­li ve faz­la­sı var­dır. On­la­rın yüz­le­ri­ni ne bir ka­rar­tı sa­rar, ne bir zil­let, iş­te on­lar cen­ne­tin hal­kı­dır­lar; ora­da sü­re­siz ka­la­cak­lar­dır. (Yu­nus Su­re­si, 25-26)</text:span></text:span></text:p>
      <text:p text:style-name="P41"><text:span text:style-name="Normal1"><text:span text:style-name="T15"/></text:span></text:p>
      <text:p text:style-name="P41"><text:span text:style-name="Normal1"><text:span text:style-name="T14"/></text:span></text:p>
      <text:p text:style-name="P25"><text:span text:style-name="Normal1"><text:span text:style-name="T25">DAR­WI­NİZM'İN ÇÖ­KÜ­ŞÜ</text:span></text:span></text:p>
      <text:p text:style-name="P32"><text:span text:style-name="Normal1"><text:span text:style-name="T14"/></text:span></text:p>
      <text:p text:style-name="P32"><text:span text:style-name="Normal1"><text:span text:style-name="T14"/></text:span></text:p>
      <text:p text:style-name="P32"><text:span text:style-name="Normal1"><text:span text:style-name="T1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 (cc)'ın tüm ev­re­ni ve can­lı­la­rı ya­rat­mış ol­du­ğu ger­çe­ği, bi­lim ta­ra­fın­dan da ka­nıt­lan­mış­tır.</text:span></text:span></text:p>
      <text:p text:style-name="P41"><text:span text:style-name="Normal1"><text:span text:style-name="T14">Bu­gün ev­rim te­ori­si­ni ayak­ta tut­mak için dün­ya ça­pın­da yü­rü­tü­len pro­pa­gan­da, sa­de­ce bi­lim­sel ger­çek­le­rin çar­pı­tıl­ma­sı­na, ta­raf­lı yo­rum­lan­ma­sı­na, bi­lim gö­rün­tü­sü al­tın­da söy­le­nen ya­lan­la­ra ve ya­pı­lan sah­te­kar­lık­la­ra da­ya­lı­dır.</text:span></text:span></text:p>
      <text:p text:style-name="P41"><text:span text:style-name="Normal1"><text:span text:style-name="T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span></text:span></text:p>
      <text:p text:style-name="P41"><text:span text:style-name="Normal1"><text:span text:style-name="T21">Ev­rim te­ori­si­nin çö­kü­şü­nü ve ya­ra­tı­lı­şın de­lil­le­ri­ni di­ğer pek çok ça­lış­ma­mız­da bü­tün bi­lim­sel de­tay­la­rıy­la ele al­dık ve al­ma­ya de­vam edi­yo­ruz. An­cak ko­nu­yu, ta­şı­dı­ğı bü­yük önem ne­de­niy­le, bu­ra­da da özet­le­mek­te ya­rar var­dır. </text:span></text:span></text:p>
      <text:p text:style-name="P41"><text:span text:style-name="Normal1"><text:span text:style-name="T21"/></text:span></text:p>
      <text:p text:style-name="P16"><text:span text:style-name="Normal1"><text:span text:style-name="T31">Dar­win'i Yı­kan Zor­luk­lar</text:span></text:span></text:p>
      <text:p text:style-name="P32"><text:span text:style-name="Normal1"><text:span text:style-name="T21">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 (cc)'ın ay­rı ay­rı ya­rat­tı­ğı ger­çe­ği­ne kar­şı çı­kı­yor­du. Dar­win'e gö­re, tüm tür­ler or­tak bir ata­dan ge­li­yor­lar­dı ve za­man için­de kü­çük de­ği­şim­ler­le fark­lı­laş­mış­lar­dı. </text:span></text:span></text:p>
      <text:p text:style-name="P41"><text:span text:style-name="Normal1"><text:span text:style-name="T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span></text:span></text:p>
      <text:p text:style-name="P41"><text:span text:style-name="Normal1"><text:span text:style-name="T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span></text:span></text:p>
      <text:p text:style-name="P41"><text:span text:style-name="Normal1"><text:span text:style-name="T14">Dar­wi­nizm'in bi­lim kar­şı­sın­da­ki ye­nil­gi­si, üç te­mel baş­lık­ta in­ce­le­ne­bi­lir:</text:span></text:span></text:p>
      <text:p text:style-name="P41"><text:span text:style-name="Normal1"><text:span text:style-name="T14">1) Te­ori, ha­ya­tın yer­yü­zün­de ilk kez na­sıl or­ta­ya çık­tı­ğı­nı as­la açık­la­ya­ma­mak­ta­dır.</text:span></text:span></text:p>
      <text:p text:style-name="P41"><text:span text:style-name="Normal1"><text:span text:style-name="T14">2) Te­ori­nin öne sür­dü­ğü "ev­rim me­ka­niz­ma­la­rı"nın, ger­çek­te ev­rim­leş­ti­ri­ci bir et­ki­ye sa­hip ol­du­ğu­nu gös­te­ren hiç­bir bi­lim­sel bul­gu yok­tur.</text:span></text:span></text:p>
      <text:p text:style-name="P41"><text:soft-page-break/><text:span text:style-name="Normal1"><text:span text:style-name="T14">3) Fo­sil ka­yıt­la­rı, ev­rim te­ori­si­nin ön­gö­rü­le­ri­nin tam ak­si­ne bir tab­lo or­ta­ya koy­mak­ta­dır. </text:span></text:span></text:p>
      <text:p text:style-name="P38"><text:span text:style-name="Normal1"><text:span text:style-name="T14">Bu bö­lüm­de, bu üç te­mel baş­lı­ğı ana hat­la­rı ile in­ce­le­ye­ce­ğiz.</text:span></text:span></text:p>
      <text:p text:style-name="P16"><text:span text:style-name="Normal1"><text:span text:style-name="T14"/></text:span></text:p>
      <text:p text:style-name="P16"><text:span text:style-name="Normal1"><text:span text:style-name="T30">Aşı­la­ma­yan İlk Ba­sa­mak: </text:span></text:span></text:p>
      <text:p text:style-name="P16"><text:span text:style-name="Normal1"><text:span text:style-name="T30">Ha­ya­tın Kö­ke­ni </text:span></text:span></text:p>
      <text:p text:style-name="P32"><text:span text:style-name="Normal1"><text:span text:style-name="T1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span></text:span></text:p>
      <text:p text:style-name="P41"><text:span text:style-name="Normal1"><text:span text:style-name="T1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span></text:span></text:p>
      <text:p text:style-name="P14"><text:span text:style-name="Normal1"><text:span text:style-name="T14"/></text:span></text:p>
      <text:p text:style-name="P16"><text:span text:style-name="Normal1"><text:span text:style-name="T30">"Ha­yat Ha­yat­tan Ge­lir"</text:span></text:span></text:p>
      <text:p text:style-name="P41"><text:span text:style-name="Normal1"><text:span text:style-name="T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span></text:span></text:p>
      <text:p text:style-name="P38"><text:span text:style-name="Normal1"><text:span text:style-name="T14">Et­le­rin kurt­lan­ma­sı da ha­ya­tın can­sız mad­de­ler­den tü­re­ye­bil­di­ği­ne bir de­lil sa­yı­lı­yor­du. Oy­sa da­ha son­ra an­la­şı­la­cak­tı ki, et­le­rin üze­rin­de­ki kurt­lar ken­di­lik­le­rin­den oluş­mu­yor­lar, si­nek­le­rin ge­ti­rip bı­rak­tık­la­rı göz­le gö­rül­me­yen lar­va­lar­dan çı­kı­yor­lar­dı.</text:span></text:span></text:p>
      <text:p text:style-name="P32"><text:span text:style-name="Normal1"><text:span text:style-name="T14">Dar­win'in </text:span></text:span><text:span text:style-name="ANAMETIN-_20_Italic"><text:span text:style-name="T34">Tür­le­rin Kö­ke­ni</text:span></text:span><text:span text:style-name="Normal1"><text:span text:style-name="T14"> ad­lı ki­ta­bı­nı yaz­dı­ğı dö­nem­de ise, bak­te­ri­le­rin can­sız mad­de­den olu­şa­bil­dik­le­ri inan­cı, bi­lim dün­ya­sın­da yay­gın bir ka­bul gö­rü­yor­du. </text:span></text:span></text:p>
      <text:p text:style-name="P41"><text:span text:style-name="Normal1"><text:span text:style-name="T14">Oy­sa Dar­win'in ki­ta­bı­nın ya­yın­lan­ma­sın­dan beş yıl son­ra, ün­lü Fran­sız bi­yo­log Lo­uis Pas­te­ur, ev­ri­me te­mel oluş­tu­ran bu inan­cı ke­sin ola­rak çü­rüt­tü. Pas­te­ur yap­tı­ğı uzun ça­lış­ma ve de­ney­ler so­nu­cun­da var­dı­ğı so­nu­cu şöy­le özet­le­miş­ti: </text:span></text:span></text:p>
      <text:p text:style-name="P22"><text:span text:style-name="New_20_Style_20_Sheet_20_6"><text:span text:style-name="T14">"Can­sız mad­de­le­rin ha­yat oluş­tu­ra­bi­le­ce­ği id­di­ası ar­tık ke­sin ola­rak ta­ri­he gö­mül­müş­tür." </text:span></text:span><text:span text:style-name="New_20_Style_20_Sheet_20_6"><text:span text:style-name="T12">(Sid­ney Fox, Kla­us Do­se, Mo­le­cu­lar Evo­lu­ti­on and The Ori­gin of Li­fe, New York: Mar­cel Dek­ker, 1977, s. 2)</text:span></text:span></text:p>
      <text:p text:style-name="P32"><text:span text:style-name="Normal1"><text:span text:style-name="T14">Ev­rim te­ori­si­nin sa­vu­nu­cu­la­rı, Pas­te­ur'ün bul­gu­la­rı­na kar­şı uzun sü­re di­ren­di­ler. An­cak ge­li­şen bi­lim, can­lı hüc­re­si­nin kar­ma­şık ya­pı­sı­nı or­ta­ya çı­kar­dık­ça, ha­ya­tın ken­di­li­ğin­den olu­şa­bi­le­ce­ği id­di­ası­nın ge­çer­siz­li­ği da­ha da açık ha­le gel­di. </text:span></text:span></text:p>
      <text:p text:style-name="P41"><text:span text:style-name="Normal1"><text:span text:style-name="T14"/></text:span></text:p>
      <text:p text:style-name="P16"><text:soft-page-break/><text:span text:style-name="Normal1"><text:span text:style-name="T30">20. Yüz­yıl­da­ki So­nuç­suz Ça­ba­lar</text:span></text:span></text:p>
      <text:p text:style-name="P41"><text:span text:style-name="Normal1"><text:span text:style-name="T1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text:p>
      <text:p text:style-name="P22"><text:span text:style-name="New_20_Style_20_Sheet_20_6"><text:span text:style-name="T14">"Ma­ale­sef hüc­re­nin kö­ke­ni, ev­rim te­ori­si­nin tü­mü­nü içi­ne alan en ka­ran­lık nok­ta­yı oluş­tur­mak­ta­dır." </text:span></text:span><text:span text:style-name="New_20_Style_20_Sheet_20_6"><text:span text:style-name="T12">(Ale­xan­der I. Opa­rin, Ori­gin of Li­fe, (1936) New York, Do­ver Pub­li­ca­ti­ons, 1953 (Rep­rint), s.196)</text:span></text:span></text:p>
      <text:p text:style-name="P32"><text:span text:style-name="Normal1"><text:span text:style-name="T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text:span text:style-name="ANAMETIN-_20_Italic"><text:span text:style-name="T36">New Evi­den­ce on Evo­lu­ti­on of Early At­mosp­he­re and Li­fe", Bul­le­tin of the Ame­ri­can Me­te­oro­lo­gi­cal So­ci­ety, c. 63, Ka­sım 1982, s. 1328-1330</text:span></text:span><text:span text:style-name="Normal1"><text:span text:style-name="T12">)</text:span></text:span></text:p>
      <text:p text:style-name="P41"><text:span text:style-name="Normal1"><text:span text:style-name="T12">Uzun sü­ren bir ses­siz­lik­ten son­ra Mil­ler'in ken­di­si de kul­lan­dı­ğı at­mos­fer or­ta­mı­nın ger­çek­çi ol­ma­dı­ğı­nı iti­raf et­ti. (</text:span></text:span><text:span text:style-name="ANAMETIN-_20_Italic"><text:span text:style-name="T36">Stan­ley Mil­ler, Mo­le­cu­lar Evo­lu­ti­on of Li­fe: Cur­rent Sta­tus of the Pre­bi­otic Synthe­sis of Small Mo­le­cu­les, 1986, s. 7</text:span></text:span><text:span text:style-name="Normal1"><text:span text:style-name="T12">)</text:span></text:span></text:p>
      <text:p text:style-name="P41"><text:span text:style-name="Normal1"><text:span text:style-name="T1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span></text:span></text:p>
      <text:p text:style-name="P41"><text:span text:style-name="New_20_Style_20_Sheet_20_6"><text:span text:style-name="T12">Bu­gün, 20. yüz­yı­lı ge­ri­de bı­ra­kır­ken, ha­la, 20. yüz­yı­la gir­di­ği­miz­de sa­hip ol­du­ğu­muz en bü­yük çö­zül­me­miş prob­lem­le kar­şı kar­şı­ya­yız: Ha­yat yer­yü­zün­de na­sıl baş­la­dı. (Jeff­rey Ba­da, Earth, şu­bat 1998, s. 40)</text:span></text:span></text:p>
      <text:p text:style-name="P14"><text:span text:style-name="Normal1"><text:span text:style-name="T12"/></text:span></text:p>
      <text:p text:style-name="P16"><text:span text:style-name="Normal1"><text:span text:style-name="T32">Ha­ya­tın Komp­leks Ya­pı­sı </text:span></text:span></text:p>
      <text:p text:style-name="P32"><text:span text:style-name="Normal1"><text:span text:style-name="T12">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span></text:span></text:p>
      <text:p text:style-name="P41"><text:span text:style-name="Normal1"><text:span text:style-name="T14">Bir hüc­re­nin mey­da­na gel­me­si için ge­re­ken şart­lar, as­la rast­lan­tı­lar­la açık­la­na­ma­ya­cak ka­dar faz­la­dır. Hüc­re­nin en te­mel ya­pı ta­şı olan pro­te­in­le­rin rast­lan­tı­sal ola­rak sen­tez­len­me ih­ti­ma­li; 500 ami­no­asit­lik or­ta­la­ma bir pro­te­in için, 10</text:span></text:span><text:span text:style-name="dipnot"><text:span text:style-name="T14">950</text:span></text:span><text:span text:style-name="Normal1"><text:span text:style-name="T14">'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span></text:p>
      <text:p text:style-name="P41"><text:soft-page-break/><text:span text:style-name="Normal1"><text:span text:style-name="T14">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text:span text:style-name="ANAMETIN-_20_Italic"><text:span text:style-name="T34">Sci­en­ti­fic Ame­ri­can</text:span></text:span><text:span text:style-name="Normal1"><text:span text:style-name="T14"> der­gi­si­nin Ekim 1994 ta­rih­li sa­yı­sın­da bu ger­çe­ği şöy­le iti­raf eder:</text:span></text:span></text:p>
      <text:p text:style-name="P22"><text:span text:style-name="New_20_Style_20_Sheet_20_6"><text:span text:style-name="T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text:span text:style-name="New_20_Style_20_Sheet_20_6"><text:span text:style-name="T12">(Les­lie E. Or­gel, The Ori­gin of Li­fe on Earth, Sci­en­ti­fic Ame­ri­can, c. 271, Ekim 1994, s. 78)</text:span></text:span></text:p>
      <text:p text:style-name="P32"><text:span text:style-name="Normal1"><text:span text:style-name="T12">Kuş­ku­suz eğer ha­ya­tın do­ğal et­ken­ler­le or­ta­ya çık­ma­sı im­kan­sız ise, bu du­rum­da ha­ya­tın do­ğa­üs­tü bir bi­çim­de "ya­ra­tıl­dı­ğı­nı" ka­bul et­mek ge­re­kir. Bu ger­çek, en te­mel ama­cı ya­ra­tı­lı­şı red­det­mek olan ev­rim te­ori­si­ni açık­ça ge­çer­siz kıl­mak­ta­dır. </text:span></text:span></text:p>
      <text:p text:style-name="P41"><text:span text:style-name="Normal1"><text:span text:style-name="T12"/></text:span></text:p>
      <text:p text:style-name="P16"><text:span text:style-name="Normal1"><text:span text:style-name="T32">Ev­ri­min Ha­ya­li Me­ka­niz­ma­la­rı</text:span></text:span></text:p>
      <text:p text:style-name="P32"><text:span text:style-name="Normal1"><text:span text:style-name="T1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text:span></text:span><text:span text:style-name="Normal1"><text:span text:style-name="T14">Bu me­ka­niz­ma­ya ver­di­ği önem, ki­ta­bı­nın is­min­den de açık­ça an­la­şı­lı­yor­du: </text:span></text:span><text:span text:style-name="ANAMETIN-_20_Italic"><text:span text:style-name="T34">Tür­le­rin Kö­ke­ni, Do­ğal Se­lek­si­yon Yo­luy­la...</text:span></text:span></text:p>
      <text:p text:style-name="P41"><text:span text:style-name="Normal1"><text:span text:style-name="T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span></text:p>
      <text:p text:style-name="P41"><text:span text:style-name="Normal1"><text:span text:style-name="T14">Do­la­yı­sıy­la do­ğal se­lek­si­yon me­ka­niz­ma­sı hiç­bir ev­rim­leş­ti­ri­ci gü­ce sa­hip de­ğil­dir. Dar­win de bu ger­çe­ğin far­kın­day­dı ve </text:span></text:span><text:span text:style-name="ANAMETIN-_20_Italic"><text:span text:style-name="T34">Tür­le­rin Kö­ke­ni</text:span></text:span><text:span text:style-name="Normal1"><text:span text:style-name="T14"> ad­lı ki­ta­bın­da </text:span></text:span><text:span text:style-name="ANAMETIN-_20_Italic"><text:span text:style-name="T34">"Fay­da­lı de­ği­şik­lik­ler oluş­ma­dı­ğı sü­re­ce do­ğal se­lek­si­yon hiç­bir şey ya­pa­maz"</text:span></text:span><text:span text:style-name="Normal1"><text:span text:style-name="T14"> de­mek zo­run­da kal­mış­tı. </text:span></text:span><text:span text:style-name="ANAMETIN-_20_Italic"><text:span text:style-name="T36">(Char­les Dar­win, The Ori­gin of Spe­ci­es: A Fac­si­mi­le of the First Edi­ti­on, Har­vard Uni­ver­sity Press, 1964, s. 189)</text:span></text:span></text:p>
      <text:p text:style-name="P14"><text:span text:style-name="Normal1"><text:span text:style-name="T12"/></text:span></text:p>
      <text:p text:style-name="P16"><text:span text:style-name="Normal1"><text:span text:style-name="T32">La­marck'ın Et­ki­si</text:span></text:span></text:p>
      <text:p text:style-name="P32"><text:span text:style-name="Normal1"><text:span text:style-name="T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span></text:span></text:p>
      <text:p text:style-name="P41"><text:soft-page-break/><text:span text:style-name="Normal1"><text:span text:style-name="T12">Dar­win de ben­ze­ri ör­nek­ler ver­miş, ör­ne­ğin </text:span></text:span><text:span text:style-name="ANAMETIN-_20_Italic"><text:span text:style-name="T36">Tür­le­rin Kö­ke­ni</text:span></text:span><text:span text:style-name="Normal1"><text:span text:style-name="T12"> ad­lı ki­ta­bın­da, yi­ye­cek bul­mak için su­ya gi­ren ba­zı ayı­la­rın za­man­la ba­li­na­la­ra dö­nüş­tü­ğü­nü id­dia et­miş­ti. </text:span></text:span><text:span text:style-name="ANAMETIN-_20_Italic"><text:span text:style-name="T36">(Char­les Dar­win, The Ori­gin of Spe­ci­es: A Fac­si­mi­le of the First Edi­ti­on, Har­vard Uni­ver­sity Press, 1964, s. 184)</text:span></text:span></text:p>
      <text:p text:style-name="P41"><text:span text:style-name="Normal1"><text:span text:style-name="T1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span></text:p>
      <text:p text:style-name="P16"><text:span text:style-name="Normal1"><text:span text:style-name="T32">Neo-Dar­wi­nizm ve Mu­tas­yon­lar</text:span></text:span></text:p>
      <text:p text:style-name="P32"><text:span text:style-name="Normal1"><text:span text:style-name="T1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span></text:span></text:p>
      <text:p text:style-name="P41"><text:span text:style-name="Normal1"><text:span text:style-name="T1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text:span text:style-name="ANA_20_METIN-BOLD"><text:span text:style-name="T12">Mu­tas­yon­lar can­lı­la­rı ge­liş­tir­mez­ler, ak­si­ne her za­man için can­lı­la­ra za­rar ve­rir­ler.</text:span></text:span></text:p>
      <text:p text:style-name="P41"><text:span text:style-name="Normal1"><text:span text:style-name="T14">Bu­nun ne­de­ni çok ba­sit­tir: DNA çok komp­leks bir dü­ze­ne sa­hip­tir. Bu mo­le­kül üze­rin­de olu­şan her­han­gi ras­tge­le bir et­ki an­cak za­rar ve­rir. Ame­ri­ka­lı ge­ne­tik­çi B. G. Ran­ga­nat­han bu­nu şöy­le açık­lar:</text:span></text:span></text:p>
      <text:p text:style-name="P41"><text:span text:style-name="New_20_Style_20_Sheet_20_6"><text:span text:style-name="T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text:span></text:span><text:span text:style-name="New_20_Style_20_Sheet_20_6"><text:span text:style-name="T12">Bir dep­rem bir şeh­ri ge­liş­tir­mez, ona yı­kım ge­ti­rir. (B. G. Ran­ga­nat­han, Ori­gins?, Pennsyl­va­nia: The Ban­ner Of Truth Trust, 1988)</text:span></text:span></text:p>
      <text:p text:style-name="P37"><text:span text:style-name="Normal1"><text:span text:style-name="T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span></text:span></text:p>
      <text:p text:style-name="P32"><text:span text:style-name="Normal1"><text:span text:style-name="T12"/></text:span></text:p>
      <text:p text:style-name="P16"><text:span text:style-name="Normal1"><text:span text:style-name="T32">Fo­sil Ka­yıt­la­rı: </text:span></text:span></text:p>
      <text:p text:style-name="P16"><text:span text:style-name="Normal1"><text:span text:style-name="T32">Ara Form­lar­dan Eser Yok</text:span></text:span></text:p>
      <text:p text:style-name="P32"><text:soft-page-break/><text:span text:style-name="Normal1"><text:span text:style-name="T12">Ev­rim te­ori­si­nin id­dia et­ti­ği se­nar­yo­nun ya­şan­ma­mış ol­du­ğu­nun en açık gös­ter­ge­si ise fo­sil ka­yıt­la­rı­dır.</text:span></text:span></text:p>
      <text:p text:style-name="P41"><text:span text:style-name="Normal1"><text:span text:style-name="T12">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span></text:span></text:p>
      <text:p text:style-name="P41"><text:span text:style-name="Normal1"><text:span text:style-name="T12">Bu du­rum­da, id­dia edi­len uzun dö­nü­şüm sü­re­ci için­de sa­yı­sız "ara tür­ler"in oluş­muş ve ya­şa­mış ol­ma­la­rı ge­re­kir. </text:span></text:span></text:p>
      <text:p text:style-name="P41"><text:span text:style-name="Normal1"><text:span text:style-name="T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text:span text:style-name="ANA_20_METIN-BOLD"><text:span text:style-name="T12">"ara-ge­çiş for­mu"</text:span></text:span><text:span text:style-name="Normal1"><text:span text:style-name="T12"> adı­nı ve­rir­ler. </text:span></text:span></text:p>
      <text:p text:style-name="P41"><text:span text:style-name="Normal1"><text:span text:style-name="T12">Eğer ger­çek­ten bu tür can­lı­lar geç­miş­te ya­şa­mış­lar­sa bun­la­rın sa­yı­la­rı­nın ve çe­şit­le­ri­nin mil­yon­lar­ca hat­ta mil­yar­lar­ca ol­ma­sı ge­re­kir. Ve bu ucu­be can­lı­la­rın ka­lın­tı­la­rı­na mut­la­ka fo­sil ka­yıt­la­rın­da rast­lan­ma­sı ge­re­kir. Dar­win, </text:span></text:span><text:span text:style-name="ANAMETIN-_20_Italic"><text:span text:style-name="T36">Tür­le­rin Kö­ke­ni</text:span></text:span><text:span text:style-name="Normal1"><text:span text:style-name="T12">'nde bu­nu şöy­le açık­la­mış­tır:</text:span></text:span></text:p>
      <text:p text:style-name="P22"><text:span text:style-name="New_20_Style_20_Sheet_20_6"><text:span text:style-name="T12">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span></text:span></text:p>
      <text:p text:style-name="P14"><text:span text:style-name="Normal1"><text:span text:style-name="T12"/></text:span></text:p>
      <text:p text:style-name="P16"><text:span text:style-name="Normal1"><text:span text:style-name="T32">Dar­win'in Yı­kı­lan Umut­la­rı</text:span></text:span></text:p>
      <text:p text:style-name="P32"><text:span text:style-name="Normal1"><text:span text:style-name="T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span></text:span></text:p>
      <text:p text:style-name="P41"><text:span text:style-name="Normal1"><text:span text:style-name="T12">Ün­lü İn­gi­liz pa­le­on­to­log (fo­sil bi­lim­ci) De­rek W. Ager, bir ev­rim­ci ol­ma­sı­na kar­şın bu ger­çe­ği şöy­le iti­raf eder:</text:span></text:span></text:p>
      <text:p text:style-name="P41"><text:span text:style-name="New_20_Style_20_Sheet_20_6"><text:span text:style-name="T1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span></text:span></text:p>
      <text:p text:style-name="P32"><text:span text:style-name="Normal1"><text:span text:style-name="T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span></text:span></text:p>
      <text:p text:style-name="P22"><text:soft-page-break/><text:span text:style-name="New_20_Style_20_Sheet_20_6"><text:span text:style-name="T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span></text:span></text:p>
      <text:p text:style-name="P32"><text:span text:style-name="Normal1"><text:span text:style-name="T12">Fo­sil­ler ise, can­lı­la­rın yer­yü­zün­de ek­sik­siz ve mü­kem­mel bir bi­çim­de or­ta­ya çık­tık­la­rı­nı gös­ter­mek­te­dir. Ya­ni </text:span></text:span><text:span text:style-name="ANA_20_METIN-BOLD"><text:span text:style-name="T12">"tür­le­rin kö­ke­ni", Dar­win'in san­dı­ğı­nın ak­si­ne, ev­rim de­ğil ya­ra­tı­lış­tır.</text:span></text:span></text:p>
      <text:p text:style-name="P41"><text:span text:style-name="Normal1"><text:span text:style-name="T12"/></text:span></text:p>
      <text:p text:style-name="P16"><text:span text:style-name="Normal1"><text:span text:style-name="T32">İn­sa­nın Ev­ri­mi Ma­sa­lı</text:span></text:span></text:p>
      <text:p text:style-name="P41"><text:span text:style-name="Normal1"><text:span text:style-name="T1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span></text:span></text:p>
      <text:p text:style-name="P41"><text:span text:style-name="ANAMETIN-_20_Italic"><text:span text:style-name="T34">1- Aust­ra­lo­pit­he­cus</text:span></text:span></text:p>
      <text:p text:style-name="P41"><text:span text:style-name="ANAMETIN-_20_Italic"><text:span text:style-name="T34">2- Ho­mo ha­bi­lis</text:span></text:span></text:p>
      <text:p text:style-name="P41"><text:span text:style-name="ANAMETIN-_20_Italic"><text:span text:style-name="T34">3- Ho­mo erec­tus</text:span></text:span></text:p>
      <text:p text:style-name="P41"><text:span text:style-name="ANAMETIN-_20_Italic"><text:span text:style-name="T34">4- Ho­mo sa­pi­ens</text:span></text:span></text:p>
      <text:p text:style-name="P41"><text:span text:style-name="Normal1"><text:span text:style-name="T14">Ev­rim­ci­ler, in­san­la­rın söz­de ilk may­mun­su ata­la­rı­na "gü­ney may­mu­nu" an­la­mı­na ge­len "</text:span></text:span><text:span text:style-name="ANAMETIN-_20_Italic"><text:span text:style-name="T34">Aust­ra­lo­pit­he­cus</text:span></text:span><text:span text:style-name="Normal1"><text:span text:style-name="T14">"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text:span text:style-name="ANAMETIN-_20_Italic"><text:span text:style-name="T36">(Solly Zuc­ker­man, Be­yond The Ivory To­wer, New York: Top­lin­ger Pub­li­ca­ti­ons, 1970, s. 75-94; Char­les E. Ox­nard, "The Pla­ce of Aust­ra­lo­pit­he­ci­nes in Hu­man Evo­lu­ti­on: Gro­unds for Do­ubt", Na­tu­re, c. 258, s. 389)</text:span></text:span></text:p>
      <text:p text:style-name="P41"><text:span text:style-name="Normal1"><text:span text:style-name="T1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text:span text:style-name="ANAMETIN-_20_Italic"><text:span text:style-name="T36">(J. Ren­nie, "Dar­win's Cur­rent Bull­dog: Ernst Mayr", Sci­en­ti­fic Ame­ri­can, Ara­lık 1992)</text:span></text:span></text:p>
      <text:p text:style-name="P32"><text:span text:style-name="Normal1"><text:span text:style-name="T12">Ev­rim­ci­ler "</text:span></text:span><text:span text:style-name="ANAMETIN-_20_Italic"><text:span text:style-name="T36">Aust­ra­lo­pit­he­cus &gt; Ho­mo ha­bi­lis &gt; Ho­mo erec­tus &gt; Ho­mo sa­pi­ens</text:span></text:span><text:span text:style-name="Normal1"><text:span text:style-name="T12">" sı­ra­la­ma­sı­nı ya­zar­ken, bu tür­le­rin her bi­ri­nin, bir son­ra­ki­nin ata­sı ol­du­ğu iz­le­ni­mi­ni ve­rir­ler. Oy­sa pa­le­oant­ro­po­log­la­rın son bul­gu­la­rı, </text:span></text:span><text:span text:style-name="ANAMETIN-_20_Italic"><text:span text:style-name="T36">Aust­ra­lo­pit­he­cus</text:span></text:span><text:span text:style-name="Normal1"><text:span text:style-name="T12">, </text:span></text:span><text:span text:style-name="ANAMETIN-_20_Italic"><text:span text:style-name="T36">Ho­mo ha­bi­lis</text:span></text:span><text:span text:style-name="Normal1"><text:span text:style-name="T12"> ve </text:span></text:span><text:span text:style-name="ANAMETIN-_20_Italic"><text:span text:style-name="T36">Ho­mo erec­tus</text:span></text:span><text:span text:style-name="Normal1"><text:span text:style-name="T12">'un dün­ya'nın fark­lı böl­ge­le­rin­de ay­nı dö­nem­ler­de ya­şa­dık­la­rı­nı gös­ter­mek­te­dir. </text:span></text:span><text:span text:style-name="ANAMETIN-_20_Italic"><text:span text:style-name="T36">(Alan Wal­ker, Sci­en­ce, c. 207, 1980, s. 1103; A. J. Kel­so, Physi­cal Ant­ro­po­logy, 1. bas­kı, New York: J. B. Li­pin­cott Co., </text:span></text:span><text:soft-page-break/><text:span text:style-name="ANAMETIN-_20_Italic"><text:span text:style-name="T36">1970, s. 221; M. D. Le­akey, Ol­du­vai Gor­ge, c. 3, Camb­rid­ge: Camb­rid­ge Uni­ver­sity Press, 1971, s. 272)</text:span></text:span></text:p>
      <text:p text:style-name="P41"><text:span text:style-name="Normal1"><text:span text:style-name="T12">Da­ha­sı Ho­mo erec­tus sı­nıf­la­ma­sı­na ait in­san­la­rın bir bö­lü­mü çok mo­dern za­man­la­ra ka­dar ya­şa­mış­lar, Ho­mo sa­pi­ens ne­an­der­ta­len­sis ve Ho­mo sa­pi­ens sa­pi­ens (mo­dern in­san) ile ay­nı or­tam­da yan ya­na bu­lun­muş­lar­dır. </text:span></text:span><text:span text:style-name="ANAMETIN-_20_Italic"><text:span text:style-name="T36">(Ti­me, Ka­sım 1996)</text:span></text:span></text:p>
      <text:p text:style-name="P41"><text:span text:style-name="Normal1"><text:span text:style-name="T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span></text:span></text:p>
      <text:p text:style-name="P22"><text:span text:style-name="New_20_Style_20_Sheet_20_6"><text:span text:style-name="T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span></text:span></text:p>
      <text:p text:style-name="P41"><text:span text:style-name="Normal1"><text:span text:style-name="T12">Kı­sa­ca­sı, med­ya­da ya da ders ki­tap­la­rın­da yer alan ha­ya­li bir­ 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span></text:span></text:p>
      <text:p text:style-name="P41"><text:span text:style-name="Normal1"><text:span text:style-name="T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text:span></text:span><text:span text:style-name="Normal1"><text:span text:style-name="T14">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span></text:span></text:p>
      <text:p text:style-name="P22"><text:span text:style-name="New_20_Style_20_Sheet_20_6"><text:span text:style-name="T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text:span text:style-name="New_20_Style_20_Sheet_20_6"><text:span text:style-name="T12">(Solly Zuc­ker­man, Be­yond The Ivory To­wer, New York: Top­lin­ger Pub­li­ca­ti­ons, 1970, s. 19)</text:span></text:span></text:p>
      <text:p text:style-name="P32"><text:span text:style-name="Normal1"><text:span text:style-name="T12">İş­te in­sa­nın ev­ri­mi ma­sa­lı da, te­ori­le­ri­ne kö­rü kö­rü­ne ina­nan bir­ta­kım in­san­la­rın bul­duk­la­rı ba­zı fo­sil­le­ri ön yar­gı­lı bir bi­çim­de yo­rum­la­ma­la­rın­dan iba­ret­tir.</text:span></text:span></text:p>
      <text:p text:style-name="P41"><text:span text:style-name="Normal1"><text:span text:style-name="T12"/></text:span></text:p>
      <text:p text:style-name="P16"><text:span text:style-name="Normal1"><text:span text:style-name="T32">Dar­win For­mü­lü!</text:span></text:span></text:p>
      <text:p text:style-name="P32"><text:span text:style-name="Normal1"><text:span text:style-name="T12">Şim­di­ye ka­dar ele al­dı­ğı­mız tüm tek­nik de­lil­le­rin ya­nın­da, is­ter­se­niz ev­rim­ci­le­rin na­sıl saç­ma bir ina­nı­şa sa­hip ol­duk­la­rı­nı bir de ço­cuk­la­rın bi­le an­la­ya­bi­le­ce­ği ka­dar açık bir ör­nek­le özet­le­ye­lim. </text:span></text:span></text:p>
      <text:p text:style-name="P41"><text:span text:style-name="Normal1"><text:span text:style-name="T14">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text:span></text:span><text:soft-page-break/><text:span text:style-name="Normal1"><text:span text:style-name="T14">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span></text:span></text:p>
      <text:p text:style-name="P41"><text:span text:style-name="Normal1"><text:span text:style-name="T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span></text:p>
      <text:p text:style-name="P41"><text:span text:style-name="Normal1"><text:span text:style-name="T14">Kı­sa­ca­sı, bi­linç­siz </text:span></text:span><text:span text:style-name="ANA_20_METIN-BOLD"><text:span text:style-name="T14">atom­lar bi­ra­ra­ya ge­le­rek hüc­re­yi oluş­tu­ra­maz­lar</text:span></text:span><text:span text:style-name="Normal1"><text:span text:style-name="T14">. Son­ra ye­ni bir ka­rar ve­re­rek bir hüc­re­yi iki­ye bö­lüp, son­ra art ar­da baş­ka ka­rar­lar alıp, elekt­ron mik­ros­ko­bu­nu bu­lan, son­ra ken­di hüc­re ya­pı­sı­nı bu mik­ros­kop al­tın­da iz­le­yen pro­fe­sör­le­ri oluş­tu­ra­maz­lar. </text:span></text:span><text:span text:style-name="ANA_20_METIN-BOLD"><text:span text:style-name="T14">Mad­de, an­cak Al­lah (cc)'ın üs­tün ya­rat­ma­sıy­la ha­yat bu­lur.</text:span></text:span><text:span text:style-name="Normal1"><text:span text:style-name="T14"> Bu­nun ak­si­ni id­dia eden ev­rim te­ori­si ise, ak­la ta­ma­men ay­kı­rı bir saf­sa­ta­dır. Ev­rim­ci­le­rin or­ta­ya at­tı­ğı id­di­alar üze­rin­de bi­raz bi­le dü­şün­mek, üst­te­ki ör­nek­te ol­du­ğu gi­bi, bu ger­çe­ği açık­ça gös­te­rir.</text:span></text:span></text:p>
      <text:p text:style-name="P41"><text:span text:style-name="Normal1"><text:span text:style-name="T14"/></text:span></text:p>
      <text:p text:style-name="P16"><text:span text:style-name="Normal1"><text:span text:style-name="T30">Göz ve Ku­lak­ta­ki Tek­no­lo­ji</text:span></text:span></text:p>
      <text:p text:style-name="P32"><text:span text:style-name="Normal1"><text:span text:style-name="T14">Ev­rim te­ori­si­nin ke­sin­lik­le açık­la­ma ge­ti­re­me­ye­ce­ği bir di­ğer ko­nu ise göz ve ku­lak­ta­ki üs­tün al­gı­la­ma ka­li­te­si­dir.</text:span></text:span></text:p>
      <text:p text:style-name="P41"><text:span text:style-name="Normal1"><text:span text:style-name="T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span></text:span></text:p>
      <text:p text:style-name="P32"><text:span text:style-name="Normal1"><text:span text:style-name="T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span></text:span></text:p>
      <text:p text:style-name="P41"><text:soft-page-break/><text:span text:style-name="Normal1"><text:span text:style-name="T14">Üs­te­lik bu o ka­dar net ve ka­li­te­li bir gö­rün­tü­dür ki 21. yüz­yıl tek­no­lo­ji­si bi­le her tür­lü im­ka­na rağ­men bu net­li­ği sağ­la­ya­ma­mış­tır. Ör­ne­ğin şu an­da oku­du­ğu­nuz ki­ta­ba, ki­ta­bı tu­tan el­le­ri­ni­ze ba­kın, son­ra ba­şı­nı­zı kal­dı­rın ve çev­re­ni­ze ba­kın. </text:span></text:span></text:p>
      <text:p text:style-name="P41"><text:span text:style-name="Normal1"><text:span text:style-name="T21">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span></text:span></text:p>
      <text:p text:style-name="P41"><text:span text:style-name="Normal1"><text:span text:style-name="T21">Uzun yıl­lar­dır on­ bin­ler­ce mü­hen­dis üç bo­yut­lu TV yap­ma­ya, gö­zün gör­me ka­li­te­si­ne ulaş­ma­ya ça­lış­mak­ta­dır­lar. Evet, üç bo­yut­lu bir te­le­viz­yon sis­te­mi ya­pa­bil­di­ler ama onu da göz­lük tak­ma­dan üç bo­yut­lu gör­mek müm­kün de­ğil, kal­dı ki bu su­ni bir üç bo­yut­tur. </text:span></text:span><text:span text:style-name="Normal1"><text:span text:style-name="T14">Ar­ka ta­raf da­ha bu­la­nık, ön ta­raf ise ka­ğıt­tan de­kor gi­bi du­rur. Hiç­bir za­man gö­zün gör­dü­ğü ka­dar net ve ka­li­te­li bir gö­rün­tü oluş­maz. Ka­me­ra­da da, te­le­viz­yon­da da mut­la­ka gö­rün­tü kay­bı mey­da­na ge­lir. </text:span></text:span></text:p>
      <text:p text:style-name="P41"><text:span text:style-name="Normal1"><text:span text:style-name="T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span></text:span></text:p>
      <text:p text:style-name="P41"><text:span text:style-name="Normal1"><text:span text:style-name="T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span></text:span></text:p>
      <text:p text:style-name="P41"><text:span text:style-name="Normal1"><text:span text:style-name="T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span></text:span></text:p>
      <text:p text:style-name="P41"><text:span text:style-name="Normal1"><text:span text:style-name="T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span></text:span><text:span text:style-name="Normal1"><text:span text:style-name="T21">En bü­yük mü­zik sis­te­mi şir­ke­ti­nin üret­ti­ği en ka­li­te­li mü­zik se­ti­ni dü­şü­nün. Se­si kay­det­ti­ğin­de mut­la­ka se­sin bir kıs­mı kay­bo­lur ve­ya az da ol­sa mut­la­ka pa­ra­zit olu­şur ve­ya mü­zik se­ti­ni aç­tı­ğı­nız­da da­ha mü­zik baş­la­ma­dan bir cı­zır­tı mut­la­ka du­yar­sı­nız. </text:span></text:span><text:span text:style-name="Normal1"><text:span text:style-name="T14">An­cak in­san vü­cu­dun­da­ki tek­no­lo­ji­nin ürü­nü olan ses­ler son de­re­ce net ve ku­sur­suz­dur. Bir in­san ku­la­</text:span></text:span><text:soft-page-break/><text:span text:style-name="Normal1"><text:span text:style-name="T14">ğı, hiç­bir za­man mü­zik se­tin­de ol­du­ğu gi­bi cı­zır­tı­lı ve­ya pa­ra­zit­li al­gı­la­maz; ses ne ise tam ve net bir bi­çim­de onu al­gı­lar. Bu du­rum, in­san ya­ra­tıl­dı­ğı gün­den bu ya­na böy­le­dir. </text:span></text:span></text:p>
      <text:p text:style-name="P41"><text:span text:style-name="Normal1"><text:span text:style-name="T14">Şim­di­ye ka­dar in­sa­noğ­lu­nun yap­tı­ğı hiç­bir gö­rün­tü ve ses ci­ha­zı, göz ve ku­lak ka­dar has­sas ve ba­şa­rı­lı bi­rer al­gı­la­yı­cı ola­ma­mış­tır. An­cak gör­me ve işit­me ola­yın­da, tüm bun­la­rın öte­sin­de, çok bü­yük bir ger­çek da­ha var­dır.</text:span></text:span></text:p>
      <text:p text:style-name="P41"><text:span text:style-name="Normal1"><text:span text:style-name="T14"/></text:span></text:p>
      <text:p text:style-name="P16"><text:span text:style-name="Normal1"><text:span text:style-name="T30">Bey­nin İçin­de Gö­ren ve Du­yan Şu­ur Ki­me Ait­tir?</text:span></text:span></text:p>
      <text:p text:style-name="P32"><text:span text:style-name="Normal1"><text:span text:style-name="T14">Bey­nin için­de, ışıl ışıl renk­li bir dün­ya­yı sey­re­den, sen­fo­ni­le­ri, kuş­la­rın cı­vıl­tı­la­rı­nı din­le­yen, gü­lü kok­la­yan kim­dir?</text:span></text:span></text:p>
      <text:p text:style-name="P38"><text:span text:style-name="Normal1"><text:span text:style-name="T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 El­bet­te bu şu­ur bey­ni oluş­tu­ran si­nir­ler, yağ ta­ba­ka­sı ve si­nir hüc­re­le­ri­ne ait de­ğil­dir. İş­te bu yüz­den, her­şe­yin mad­de­den iba­ret ol­du­ğu­nu zan­ne­den Dar­wi­nist-ma­ter­ya­list­ler bu so­ru­la­ra hiç­bir ce­vap ve­re­me­mek­te­dir­ler. Çün­kü bu şu­ur, Al­lah (cc)'ın ya­rat­mış ol­du­ğu ruh­tur. Ruh, gö­rün­tü­yü sey­ret­mek için gö­ze, se­si duy­mak için ku­la­ğa ih­ti­yaç duy­maz. Bun­la­rın da öte­sin­de dü­şün­mek için bey­ne ih­ti­yaç duy­maz. </text:span></text:span></text:p>
      <text:p text:style-name="P41"><text:span text:style-name="Normal1"><text:span text:style-name="T14">Bu açık ve il­mi ger­çe­ği oku­yan her in­sa­nın, bey­nin için­de­ki bir­kaç san­ti­met­re­küp­lük, kap­ka­ran­lık me­ka­na tüm ka­ina­tı üç bo­yut­lu, renk­li, göl­ge­li ve ışık­lı ola­rak sığ­dı­ran Yü­ce Al­lah (cc)'ı dü­şü­nüp, O'ndan kor­kup, O'na sı­ğın­ma­sı ge­re­kir. </text:span></text:span></text:p>
      <text:p text:style-name="P14"><text:span text:style-name="Normal1"><text:span text:style-name="T14"/></text:span></text:p>
      <text:p text:style-name="P16"><text:span text:style-name="Normal1"><text:span text:style-name="T30">Ma­ter­ya­list Bir İnanç</text:span></text:span></text:p>
      <text:p text:style-name="P32"><text:span text:style-name="Normal1"><text:span text:style-name="T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span></text:span></text:p>
      <text:p text:style-name="P41"><text:span text:style-name="Normal1"><text:span text:style-name="T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span></text:span></text:p>
      <text:p text:style-name="P41"><text:span text:style-name="Normal1"><text:span text:style-name="T21">Ba­zen bu­nu açık­ça iti­raf da eder­ler. Har­vard Üni­ver­si­te­si'nden ün­lü bir ge­ne­tik­çi ve ay­nı za­man­da ön­de ge­len bir ev­rim­ci olan Ric­hard Le­won­tin, "ön­ce ma­ter­ya­list, son­ra bi­lim ada­mı" ol­du­ğu­nu şöy­le iti­raf et­mek­te­dir:</text:span></text:span></text:p>
      <text:p text:style-name="P41"><text:soft-page-break/><text:span text:style-name="New_20_Style_20_Sheet_20_6"><text:span text:style-name="T21">Bi­zim ma­ter­ya­liz­me bir inan­cı­mız var, 'a pri­ori' (ön­ce­den ka­bul edil­miş, doğ­ru var­sa­yıl­mış) bir inanç bu. </text:span></text:span><text:span text:style-name="New_20_Style_20_Sheet_20_6"><text:span text:style-name="T14">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text:span text:style-name="New_20_Style_20_Sheet_20_6"><text:span text:style-name="T12">(Ric­hard Le­won­tin, "The De­mon-Ha­un­ted World", The New York Re­vi­ew of Bo­oks, 9 Ocak 1997, s.28)</text:span></text:span></text:p>
      <text:p text:style-name="P38"><text:span text:style-name="Normal1"><text:span text:style-name="T1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text:span></text:span><text:span text:style-name="Normal1"><text:span text:style-name="T14">Ama Dar­wi­nist­ler ken­di de­yim­le­riy­le "İla­hi bir açık­la­ma­nın sah­ne­ye gir­me­me­si" için, bu ka­bu­lü sa­vun­ma­ya de­vam et­mek­te­dir­ler. </text:span></text:span></text:p>
      <text:p text:style-name="P32"><text:span text:style-name="Normal1"><text:span text:style-name="T1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 (cc)'tır.</text:span></text:span></text:p>
      <text:p text:style-name="P41"><text:span text:style-name="Normal1"><text:span text:style-name="T14"/></text:span></text:p>
      <text:p text:style-name="P11"><text:span text:style-name="Normal1"><text:span text:style-name="T30">Ev­rim Te­ori­si Dün­ya Ta­ri­hi­nin En Et­ki­li Bü­yü­sü­dür</text:span></text:span></text:p>
      <text:p text:style-name="P41"><text:span text:style-name="Normal1"><text:span text:style-name="T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span></text:span></text:p>
      <text:p text:style-name="P37"><text:span text:style-name="Normal1"><text:span text:style-name="T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 (cc)'ın Ku­ran'da işa­ret et­ti­ği bir akıl­sız­lık­tır. Al­lah (cc), ba­zı in­san­la­rın an­la­yış­la­rı­nın ka­pa­na­ca­ğı­nı ve ger­çek­le­ri gör­mek­ten aciz du­ru­ma dü­şe­cek­le­ri­ni bir­çok aye­tin­de bil­dir­mek­te­dir. Bu ayet­ler­den ba­zı­la­rı şöy­le­dir:</text:span></text:span></text:p>
      <text:p text:style-name="P3"><text:span text:style-name="New_20_Style_20_Sheet_20_5"><text:span text:style-name="T14"/></text:span></text:p>
      <text:p text:style-name="P3"><text:span text:style-name="New_20_Style_20_Sheet_20_5"><text:span text:style-name="T15">Şüp­he­siz, in­kar eden­le­ri uyar­san da, uyar­ma­san da, on­lar için fark et­mez; inan­maz­lar. Al­lah, on­la­rın kalp­le­ri­ni ve ku­lak­la­rı­nı mü­hür­le­miş­tir; göz­le­ri­nin üze­rin­de per­de­ler var­dır. Ve bü­yük azap on­la­ra­dır. (Ba­ka­ra Su­re­si, 6-7)</text:span></text:span></text:p>
      <text:p text:style-name="P41"><text:span text:style-name="Normal1"><text:span text:style-name="T15"/></text:span></text:p>
      <text:p text:style-name="P4"><text:span text:style-name="New_20_Style_20_Sheet_20_8"><text:span text:style-name="T15">…Kalp­le­ri var­dır bu­nun­la kav­ra­yıp-an­la­maz­lar, göz­le­ri var­dır bu­nun­la gör­mez­ler, ku­lak­la­rı var­dır bu­nun­la işit­mez­ler. Bun­lar hay­van­lar gi­bi­dir, hat­ta da­ha aşa­ğı­lık­tır­lar. İş­te bun­lar ga­fil olan­lar­dır. (Araf Su­re­si, 179)</text:span></text:span></text:p>
      <text:p text:style-name="P4"><text:span text:style-name="New_20_Style_20_Sheet_20_8"><text:span text:style-name="T15"/></text:span></text:p>
      <text:p text:style-name="P32"><text:span text:style-name="Normal1"><text:span text:style-name="T14">Al­lah (cc) Hicr Su­re­si'nde ise, bu in­san­la­rın mu­ci­ze­ler gör­se­ler bi­le inan­ma­ya­cak ka­dar bü­yü­len­dik­le­ri­ni şöy­le bildirir:</text:span></text:span></text:p>
      <text:p text:style-name="P32"><text:span text:style-name="Normal1"><text:span text:style-name="T15"/></text:span></text:p>
      <text:p text:style-name="P3"><text:span text:style-name="New_20_Style_20_Sheet_20_5"><text:span text:style-name="T15">On­la­rın üzer­le­ri­ne gök­yü­zün­den bir ka­pı aç­sak, or­dan yu­ka­rı yük­sel­se­ler de, mut­la­ka: "Göz­le­ri­miz dön­dü­rül­dü, bel­ki biz bü­yü­len­miş bir top­lu­lu­ğuz" di­ye­cek­ler­dir. (Hicr Su­re­si, 14-15)</text:span></text:span></text:p>
      <text:p text:style-name="P32"><text:span text:style-name="Normal1"><text:span text:style-name="T15"/></text:span></text:p>
      <text:p text:style-name="P32"><text:span text:style-name="Normal1"><text:span text:style-name="T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text:span></text:span><text:soft-page-break/><text:span text:style-name="Normal1"><text:span text:style-name="T14">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text:span text:style-name="ANA_20_METIN-BOLD"><text:span text:style-name="T14">"bü­yü"</text:span></text:span><text:span text:style-name="Normal1"><text:span text:style-name="T14">den baş­ka bir açık­la­ma­sı yok­tur. </text:span></text:span></text:p>
      <text:p text:style-name="P41"><text:span text:style-name="Normal1"><text:span text:style-name="T14">Ni­te­kim, Al­lah (cc)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span></text:span></text:p>
      <text:p text:style-name="P41"><text:span text:style-name="Normal1"><text:span text:style-name="T14"/></text:span></text:p>
      <text:p text:style-name="P3"><text:span text:style-name="New_20_Style_20_Sheet_20_5"><text:span text:style-name="T15">(Mu­sa:) "Siz atın" de­di. (Asa­la­rı­nı) atı­ve­rin­ce, in­san­la­rın göz­le­ri­ni bü­yü­le­yi­ver­di­ler, on­la­rı deh­şe­te dü­şür­dü­ler ve (or­ta­ya) bü­yük bir si­hir ge­tir­miş ol­du­lar. (Araf Su­re­si, 116)</text:span></text:span></text:p>
      <text:p text:style-name="P3"><text:span text:style-name="New_20_Style_20_Sheet_20_5"><text:span text:style-name="T15"/></text:span></text:p>
      <text:p text:style-name="P32"><text:span text:style-name="Normal1"><text:span text:style-name="T14">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span></text:span></text:p>
      <text:p text:style-name="P32"><text:span text:style-name="Normal1"><text:span text:style-name="T14"/></text:span></text:p>
      <text:p text:style-name="P3"><text:span text:style-name="New_20_Style_20_Sheet_20_5"><text:span text:style-name="T1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span></text:span></text:p>
      <text:p text:style-name="P3"><text:span text:style-name="New_20_Style_20_Sheet_20_5"><text:span text:style-name="T15"/></text:span></text:p>
      <text:p text:style-name="P32"><text:span text:style-name="Normal1"><text:span text:style-name="T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span></text:span></text:p>
      <text:p text:style-name="P41"><text:span text:style-name="Normal1"><text:span text:style-name="T14">Ni­te­kim yak­la­şık 60 ya­şı­na ka­dar ev­ri­mi sa­vu­nan ve ate­ist bir fel­se­fe­ci olan, an­cak da­ha son­ra ger­çek­le­ri gö­ren Mal­colm Mug­ge­rid­ge ev­rim te­ori­si­nin ya­kın ge­le­cek­te dü­şe­ce­ği du­ru­mu şöy­le açık­la­mak­ta­dır:</text:span></text:span></text:p>
      <text:p text:style-name="P22"><text:span text:style-name="New_20_Style_20_Sheet_20_6"><text:span text:style-name="T1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text:span><text:span text:style-name="New_20_Style_20_Sheet_20_6"><text:span text:style-name="T12">(Mal­colm Mug­ge­rid­ge, The End of Chris­ten­dom, Grand Ra­pids: Eerd­mans, 1980, s.43)</text:span></text:span></text:p>
      <text:p text:style-name="P41"><text:span text:style-name="Normal1"><text:span text:style-name="T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text:span></text:span><text:soft-page-break/><text:span text:style-name="Normal1"><text:span text:style-name="T12">in­san­la­rın üze­rin­den kalk­ma­ya baş­la­mış­tır. Ar­tık ev­rim al­dat­ma­ca­sı­nın sır­rı­nı öğ­re­nen bir­çok in­san, bu al­dat­ma­ca­ya na­sıl kan­dı­ğı­nı hay­ret ve şaş­kın­lık­la dü­şün­mek­te­dir.</text:span></text:span></text:p>
      <text:p text:style-name="P32"><text:span text:style-name="Normal1"><text:span text:style-name="T12"/></text:span></text:p>
      <text:p text:style-name="P32"><text:span text:style-name="Normal1"><text:span text:style-name="T12"/></text:span></text:p>
      <text:p text:style-name="P27"><text:span text:style-name="Normal1"><text:span text:style-name="T12"/></text:span></text:p>
      <text:p text:style-name="P41"><text:span text:style-name="Normal1"><text:span text:style-name="T12"/></text:span></text:p>
      <text:p text:style-name="P49">Sünnet; Kuran'ın, son peygamber, alemlere rahmet, büyük ahlak sahibi, müminlere pek düşkün, onların sıkıntıya düşmesi kendisine çok ağır gelen, iman edenlerin ağır yüklerini, üzerlerindeki taassup zincirlerini kaldıran, Allah (cc)'ın elçisi Peygamberimiz Hz. Muhammed (sav) </text:p>
      <text:p text:style-name="P49">tarafından yorumlanarak hayata geçirilmesidir.</text:p>
      <text:p text:style-name="P49">Resulullah (sav), tüm insanlar için en güzel örnektir. Mümin, Resulullah (sav)'ın sünnetine bakar ve uygulamaları ondan öğrenir. Peygamberimiz (sav)'in tüm hayatında, en küçük ayrıntıyı bile ihmal etmeme derecesinde bir ciddiyet, sorumluluk ve hassasiyet görülmektedir. Bu durum, Resulullah (sav)'ın ümmetine Kuran ile birlikte bir de "hikmet"i öğretmekte oluşunun bir sonucudur.</text:p>
      <text:p text:style-name="P49">‹slam ancak sünnetle birlikte uygulanabilir. Kuran, ancak sünnetin yardımıyla ümmet tarafından tam olarak anlaşılıp hayata geçirilebilir. Sünnet ise, Resulullah (sav)'ın sahih hadislerinin toplanması ve sonra da büyük alimler tarafından yorumlanması ile oluşan Ehl-i Sünnet itikadıdır.</text:p>
      <text:p text:style-name="P49">Bu kitapta Ehl-i Sünnet itikadının esasları anlatılarak, konunun önemi bir kere daha hatırlatılmaktadır. Unutulmamalıdır ki Sünnet-i Senniye'yi terk edenler büyük bir sevap kaybına uğrayacaklar, hesap gününde Resullullah (sav)'in şefaatinden de mahrum kalacaklardır.</text:p>
      <text:p text:style-name="P49"/>
      <text:p text:style-name="P49"/>
      <text:p text:style-name="P49"/>
      <text:p text:style-name="P58">YAZAR HAKKINDA</text:p>
      <text:p text:style-name="P45"/>
      <text:p text:style-name="P49"/>
      <text:p text:style-name="P49"><text:s/>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text:p>
      <text:p text:style-name="P49">bir okuyucu kitlesi tarafından takip edilmektedir.</text:p>
      <text:p text:style-name="P76">Harun Yahya Külliyatı, -Allah'ın izniyle- 21. yüzyılda dünya insanlarını Kuran'da tarif edilen huzur ve barışa, doğruluk ve adalete, güzellik ve mutluluğa taşımaya bir vesile olacaktır.</text:p>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haucer" svg:font-family="Chaucer, Courier" style:font-pitch="variable"/>
    <style:font-face style:name="FrizQuadrataTürk" svg:font-family="FrizQuadrataTürk, Courier" style:font-pitch="variable"/>
    <style:font-face style:name="Lato" svg:font-family="Lato" style:font-pitch="variable"/>
    <style:font-face style:name="MGillSans-Bold" svg:font-family="MGillSans-Bold, Courier" style:font-pitch="variable"/>
    <style:font-face style:name="MGillSans-Italic" svg:font-family="MGillSans-Italic, Courier" style:font-pitch="variable"/>
    <style:font-face style:name="MGillSans" svg:font-family="MGillSans, Courier" style:font-pitch="variable"/>
    <style:font-face style:name="PalatinoTürk" svg:font-family="PalatinoTürk, Courier" style:font-pitch="variable"/>
    <style:font-face style:name="Liberation Serif" svg:font-family="'Liberation Serif'" style:font-family-generic="roman" style:font-pitch="variable"/>
    <style:font-face style:name="MGillSans-BoldItalic" svg:font-family="MGillSans-BoldItalic,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style:font-family-generic="swiss" style:font-pitch="variable" fo:font-size="12pt" fo:language="en" fo:country="GB" style:font-name-asian="Times New Roman" style:font-family-asian="'Times New Roman'" style:font-family-generic-asian="roman"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_2a_KORKU-SAGADAYALIBASLIK" style:display-name="*KORKU-SAGADAYALIBASLIK" style:family="paragraph">
      <style:paragraph-properties fo:margin-left="1.249cm" fo:margin-right="1.849cm" fo:margin-top="0cm" fo:margin-bottom="1.998cm" loext:contextual-spacing="false" fo:line-height="0.706cm" fo:text-align="end" style:justify-single-word="false" fo:orphans="2" fo:widows="2" fo:text-indent="0cm" style:auto-text-indent="false"/>
      <style:text-properties style:use-window-font-color="true" style:font-name="FrizQuadrataTürk" fo:font-family="FrizQuadrataTürk, Courier" style:font-pitch="variable" fo:font-size="19pt" fo:language="en" fo:country="GB" fo:font-weight="bold" style:font-name-asian="Times New Roman" style:font-family-asian="'Times New Roman'" style:font-family-generic-asian="roman" style:font-pitch-asian="variable" style:font-size-asian="19pt" style:font-weight-asian="bold" style:font-name-complex="FrizQuadrataTürk" style:font-family-complex="FrizQuadrataTürk, Courier" style:font-pitch-complex="variable" style:font-size-complex="10pt" style:language-complex="ar" style:country-complex="SA"/>
    </style:style>
    <style:style style:name="_2a_KORKU_202d_9LK_20_AYET" style:display-name="*KORKU‭9LK AYET" style:family="paragraph">
      <style:paragraph-properties fo:margin-left="5.999cm" fo:margin-right="1.849cm" fo:line-height="0.494cm" fo:text-align="end" style:justify-single-word="false" fo:orphans="2" fo:widows="2" fo:text-indent="0cm" style:auto-text-indent="false"/>
      <style:text-properties style:use-window-font-color="true" style:font-name="FrizQuadrataTürk" fo:font-family="FrizQuadrataTürk, Courier" style:font-pitch="variable" fo:font-size="10.5pt" fo:language="en" fo:country="GB" fo:font-style="italic" fo:font-weight="bold" style:font-name-asian="Times New Roman" style:font-family-asian="'Times New Roman'" style:font-family-generic-asian="roman" style:font-pitch-asian="variable" style:font-size-asian="10.5pt" style:font-style-asian="italic" style:font-weight-asian="bold" style:font-name-complex="FrizQuadrataTürk" style:font-family-complex="FrizQuadrataTürk, Courier" style:font-pitch-complex="variable" style:font-size-complex="10pt" style:language-complex="ar" style:country-complex="SA"/>
    </style:style>
    <style:style style:name="_2a_KORKU-BASLIK_20_ÜST" style:display-name="*KORKU-BASLIK ÜST" style:family="paragraph">
      <style:paragraph-properties fo:margin-left="1.849cm" fo:margin-right="1.849cm" fo:line-height="0.494cm" fo:orphans="2" fo:widows="2" fo:text-indent="0.3cm" style:auto-text-indent="false"/>
      <style:text-properties style:use-window-font-color="true" style:font-name="MGillSans-Bold" fo:font-family="MGillSans-Bold, Courier" style:font-pitch="variable" fo:font-size="12pt" fo:language="en" fo:country="GB" style:font-name-asian="Times New Roman" style:font-family-asian="'Times New Roman'" style:font-family-generic-asian="roman" style:font-pitch-asian="variable" style:font-size-asian="12pt" style:font-name-complex="MGillSans-Bold" style:font-family-complex="MGillSans-Bold, Courier" style:font-pitch-complex="variable" style:font-size-complex="10pt" style:language-complex="ar" style:country-complex="SA"/>
    </style:style>
    <style:style style:name="_2a_KORKU-ANA_20_ME_2054_9N" style:display-name="*KORKU-ANA ME⁔9N" style:family="paragraph">
      <style:paragraph-properties fo:margin-left="1.849cm" fo:margin-right="1.849cm" fo:line-height="0.529cm" fo:text-align="justify" style:justify-single-word="false" fo:orphans="2" fo:widows="2" fo:text-indent="0.3cm" style:auto-text-indent="false"/>
      <style:text-properties style:use-window-font-color="true" style:font-name="MGillSans" fo:font-family="MGillSans, Courier"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Courier" style:font-pitch-complex="variable" style:font-size-complex="10pt" style:language-complex="ar" style:country-complex="SA"/>
    </style:style>
    <style:style style:name="ALINTI" style:family="paragraph">
      <style:paragraph-properties fo:margin-left="2.298cm" fo:margin-right="1.849cm" fo:line-height="0.512cm" fo:text-align="justify" style:justify-single-word="false" fo:orphans="2" fo:widows="2" fo:text-indent="0cm" style:auto-text-indent="false"/>
      <style:text-properties style:use-window-font-color="true" style:font-name="MGillSans-BoldItalic" fo:font-family="MGillSans-BoldItalic, 'Times New Roman'" style:font-family-generic="roman" style:font-pitch="variable" fo:font-size="10.5pt" fo:language="en" fo:country="GB" style:font-name-asian="Times New Roman" style:font-family-asian="'Times New Roman'" style:font-family-generic-asian="roman" style:font-pitch-asian="variable" style:font-size-asian="10.5pt" style:font-name-complex="MGillSans-BoldItalic" style:font-family-complex="MGillSans-BoldItalic, 'Times New Roman'" style:font-family-generic-complex="roman" style:font-pitch-complex="variable" style:font-size-complex="10pt" style:language-complex="ar" style:country-complex="SA"/>
    </style:style>
    <style:style style:name="_2a_KORKU-AYET" style:display-name="*KORKU-AYET" style:family="paragraph">
      <style:paragraph-properties fo:margin-left="2.298cm" fo:margin-right="1.849cm" fo:margin-top="0.069cm" fo:margin-bottom="0.069cm" loext:contextual-spacing="false" fo:line-height="0.529cm" fo:text-align="justify" style:justify-single-word="false" fo:orphans="2" fo:widows="2" fo:text-indent="0cm" style:auto-text-indent="false"/>
      <style:text-properties style:use-window-font-color="true" style:font-name="MGillSans-Bold" fo:font-family="MGillSans-Bold, Courier" style:font-pitch="variable" fo:font-size="10.5pt" fo:language="en" fo:country="GB" style:font-name-asian="Times New Roman" style:font-family-asian="'Times New Roman'" style:font-family-generic-asian="roman" style:font-pitch-asian="variable" style:font-size-asian="10.5pt" style:font-name-complex="MGillSans-Bold" style:font-family-complex="MGillSans-Bold, Courier" style:font-pitch-complex="variable" style:font-size-complex="10pt" style:language-complex="ar" style:country-complex="SA"/>
    </style:style>
    <style:style style:name="_2a_KORKU-BASLIK" style:display-name="*KORKU-BASLIK" style:family="paragraph">
      <style:paragraph-properties fo:margin-left="1.849cm" fo:margin-right="1.849cm" fo:margin-top="0cm" fo:margin-bottom="0.099cm" loext:contextual-spacing="false" fo:line-height="0.494cm" fo:orphans="2" fo:widows="2" fo:text-indent="0.3cm" style:auto-text-indent="false"/>
      <style:text-properties style:use-window-font-color="true" style:font-name="MGillSans-Bold" fo:font-family="MGillSans-Bold, Courier" style:font-pitch="variable" fo:font-size="12pt" fo:language="en" fo:country="GB" style:font-name-asian="Times New Roman" style:font-family-asian="'Times New Roman'" style:font-family-generic-asian="roman" style:font-pitch-asian="variable" style:font-size-asian="12pt" style:font-name-complex="MGillSans-Bold" style:font-family-complex="MGillSans-Bold, Courier" style:font-pitch-complex="variable" style:font-size-complex="10pt" style:language-complex="ar" style:country-complex="SA"/>
    </style:style>
    <style:style style:name="ALT_20_KÜÇÜK_20_BASLIK_20_ÜST" style:display-name="ALT KÜÇÜK BASLIK ÜST" style:family="paragraph">
      <style:paragraph-properties fo:margin-left="1.849cm" fo:margin-right="1.849cm" fo:margin-top="0.3cm" fo:margin-bottom="0cm" loext:contextual-spacing="false" fo:line-height="0.494cm" fo:orphans="2" fo:widows="2" fo:text-indent="0.3cm" style:auto-text-indent="false"/>
      <style:text-properties style:use-window-font-color="true" style:font-name="MGillSans-Bold" fo:font-family="MGillSans-Bold, Courier" style:font-pitch="variable" fo:font-size="11.5pt" fo:language="en" fo:country="GB" style:font-name-asian="Times New Roman" style:font-family-asian="'Times New Roman'" style:font-family-generic-asian="roman" style:font-pitch-asian="variable" style:font-size-asian="11.5pt" style:font-name-complex="MGillSans-Bold" style:font-family-complex="MGillSans-Bold, Courier" style:font-pitch-complex="variable" style:font-size-complex="10pt" style:language-complex="ar" style:country-complex="SA"/>
    </style:style>
    <style:style style:name="ALT_20_KÜÇÜK_20_BASLIK" style:display-name="ALT KÜÇÜK BASLIK" style:family="paragraph">
      <style:paragraph-properties fo:margin-left="1.849cm" fo:margin-right="1.849cm" fo:margin-top="0.099cm" fo:margin-bottom="0cm" loext:contextual-spacing="false" fo:line-height="0.494cm" fo:orphans="2" fo:widows="2" fo:text-indent="0.3cm" style:auto-text-indent="false"/>
      <style:text-properties style:use-window-font-color="true" style:font-name="MGillSans-Bold" fo:font-family="MGillSans-Bold, Courier" style:font-pitch="variable" fo:font-size="11.5pt" fo:language="en" fo:country="GB" style:font-name-asian="Times New Roman" style:font-family-asian="'Times New Roman'" style:font-family-generic-asian="roman" style:font-pitch-asian="variable" style:font-size-asian="11.5pt" style:font-name-complex="MGillSans-Bold" style:font-family-complex="MGillSans-Bold, Courier" style:font-pitch-complex="variable" style:font-size-complex="10pt" style:language-complex="ar" style:country-complex="SA"/>
    </style:style>
    <style:style style:name="_2a_KORKU-AYET_20_ALT" style:display-name="*KORKU-AYET ALT" style:family="paragraph">
      <style:paragraph-properties fo:margin-left="2.298cm" fo:margin-right="1.849cm" fo:margin-top="0cm" fo:margin-bottom="0.069cm" loext:contextual-spacing="false" fo:line-height="0.529cm" fo:text-align="justify" style:justify-single-word="false" fo:orphans="2" fo:widows="2" fo:text-indent="0cm" style:auto-text-indent="false"/>
      <style:text-properties style:use-window-font-color="true" style:font-name="MGillSans-Bold" fo:font-family="MGillSans-Bold, Courier" style:font-pitch="variable" fo:font-size="10.5pt" fo:language="en" fo:country="GB" style:font-name-asian="Times New Roman" style:font-family-asian="'Times New Roman'" style:font-family-generic-asian="roman" style:font-pitch-asian="variable" style:font-size-asian="10.5pt" style:font-name-complex="MGillSans-Bold" style:font-family-complex="MGillSans-Bold, Courier" style:font-pitch-complex="variable" style:font-size-complex="10pt" style:language-complex="ar" style:country-complex="SA"/>
    </style:style>
    <style:style style:name="_2a_KORKU-AYET_20_ARA" style:display-name="*KORKU-AYET ARA" style:family="paragraph">
      <style:paragraph-properties fo:margin-left="2.298cm" fo:margin-right="1.849cm" fo:line-height="0.529cm" fo:text-align="justify" style:justify-single-word="false" fo:orphans="2" fo:widows="2" fo:text-indent="0cm" style:auto-text-indent="false"/>
      <style:text-properties style:use-window-font-color="true" style:font-name="MGillSans-Bold" fo:font-family="MGillSans-Bold, Courier" style:font-pitch="variable" fo:font-size="10.5pt" fo:language="en" fo:country="GB" style:font-name-asian="Times New Roman" style:font-family-asian="'Times New Roman'" style:font-family-generic-asian="roman" style:font-pitch-asian="variable" style:font-size-asian="10.5pt" style:font-name-complex="MGillSans-Bold" style:font-family-complex="MGillSans-Bold, Courier" style:font-pitch-complex="variable" style:font-size-complex="10pt" style:language-complex="ar" style:country-complex="SA"/>
    </style:style>
    <style:style style:name="alticizilbaslik" style:family="paragraph">
      <style:paragraph-properties fo:margin-left="1.849cm" fo:margin-right="1.849cm" fo:margin-top="0.3cm" fo:margin-bottom="0cm" loext:contextual-spacing="false" fo:line-height="0.494cm" fo:orphans="2" fo:widows="2" fo:text-indent="0.3cm" style:auto-text-indent="false"/>
      <style:text-properties style:use-window-font-color="true" style:font-name="MGillSans-Bold" fo:font-family="MGillSans-Bold, Courier" style:font-pitch="variable" fo:font-size="11.5pt" fo:language="en" fo:country="GB" style:font-name-asian="Times New Roman" style:font-family-asian="'Times New Roman'" style:font-family-generic-asian="roman" style:font-pitch-asian="variable" style:font-size-asian="11.5pt" style:font-name-complex="MGillSans-Bold" style:font-family-complex="MGillSans-Bold, Courier" style:font-pitch-complex="variable" style:font-size-complex="10pt" style:language-complex="ar" style:country-complex="SA"/>
    </style:style>
    <style:style style:name="ANA_20_ME_2054_9N" style:display-name="ANA ME⁔9N" style:family="paragraph">
      <style:paragraph-properties fo:margin-left="1.849cm" fo:margin-right="1.849cm" fo:line-height="0.494cm" fo:text-align="justify" style:justify-single-word="false" fo:orphans="2" fo:widows="2" fo:text-indent="0.3cm" style:auto-text-indent="false"/>
      <style:text-properties style:use-window-font-color="true" style:font-name="MGillSans" fo:font-family="MGillSans, Courier" style:font-pitch="variable" fo:font-size="10pt" fo:language="en" fo:country="GB" style:font-name-asian="Times New Roman" style:font-family-asian="'Times New Roman'" style:font-family-generic-asian="roman" style:font-pitch-asian="variable" style:font-size-asian="10pt" style:font-name-complex="MGillSans" style:font-family-complex="MGillSans, Courier" style:font-pitch-complex="variable" style:font-size-complex="10pt" style:language-complex="ar" style:country-complex="SA"/>
    </style:style>
    <style:style style:name="ANAMETIN-2" style:family="paragraph">
      <style:paragraph-properties fo:margin-left="1.849cm" fo:margin-right="1.849cm" fo:line-height="0.529cm" fo:text-align="justify" style:justify-single-word="false" fo:orphans="2" fo:widows="2" fo:text-indent="0.499cm" style:auto-text-indent="false"/>
      <style:text-properties style:use-window-font-color="true" style:font-name="MGillSans" fo:font-family="MGillSans, Courier"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Courier" style:font-pitch-complex="variable" style:font-size-complex="10pt" style:language-complex="ar" style:country-complex="SA"/>
    </style:style>
    <style:style style:name="ANAMETIN-1" style:family="paragraph">
      <style:paragraph-properties fo:margin-left="1.849cm" fo:margin-right="1.849cm" fo:line-height="0.529cm" fo:text-align="justify" style:justify-single-word="false" fo:orphans="2" fo:widows="2" fo:text-indent="0.499cm" style:auto-text-indent="false"/>
      <style:text-properties style:use-window-font-color="true" style:font-name="MGillSans" fo:font-family="MGillSans, Courier"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Courier"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MGillSans" fo:font-family="MGillSans, Courier"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Courier" style:font-pitch-complex="variable" style:font-size-complex="10pt" style:language-complex="ar" style:country-complex="SA"/>
    </style:style>
    <style:style style:name="ana_20_me_2074__3a_n" style:display-name="ana me⁴:n" style:family="paragraph">
      <style:paragraph-properties fo:margin-left="1.849cm" fo:margin-right="1.849cm" fo:line-height="0.494cm" fo:text-align="justify" style:justify-single-word="false" fo:orphans="2" fo:widows="2" fo:text-indent="0.3cm" style:auto-text-indent="false"/>
      <style:text-properties style:use-window-font-color="true" style:font-name="MGillSans" fo:font-family="MGillSans, Courier" style:font-pitch="variable" fo:font-size="10pt" fo:language="en" fo:country="GB" style:font-name-asian="Times New Roman" style:font-family-asian="'Times New Roman'" style:font-family-generic-asian="roman" style:font-pitch-asian="variable" style:font-size-asian="10pt" style:font-name-complex="MGillSans" style:font-family-complex="MGillSans, Courier" style:font-pitch-complex="variable" style:font-size-complex="10pt" style:language-complex="ar" style:country-complex="SA"/>
    </style:style>
    <style:style style:name="ayet" style:family="paragraph">
      <style:paragraph-properties fo:line-height="0.635cm" fo:text-align="center" style:justify-single-word="false" fo:orphans="2" fo:widows="2"/>
      <style:text-properties style:use-window-font-color="true" style:font-name="Chaucer" fo:font-family="Chaucer, Courier"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Chaucer" style:font-family-complex="Chaucer, Courier" style:font-pitch-complex="variable" style:font-size-complex="10pt" style:language-complex="ar" style:country-complex="SA"/>
    </style:style>
    <style:style style:name="yazi" style:family="paragraph">
      <style:paragraph-properties fo:line-height="0.564cm" fo:text-align="justify" style:justify-single-word="false" fo:orphans="2" fo:widows="2"/>
      <style:text-properties style:use-window-font-color="true" style:font-name="PalatinoTürk" fo:font-family="PalatinoTürk, Courier"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ürk" style:font-family-complex="PalatinoTürk, Courier" style:font-pitch-complex="variable" style:font-size-complex="10pt" style:language-complex="ar" style:country-complex="SA"/>
    </style:style>
    <style:style style:name="resimalti" style:family="paragraph">
      <style:paragraph-properties fo:orphans="2" fo:widows="2"/>
      <style:text-properties style:use-window-font-color="true" style:font-name="PalatinoTürk" fo:font-family="PalatinoTürk, Courier"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PalatinoTürk" style:font-family-complex="PalatinoTürk, Courier" style:font-pitch-complex="variable" style:font-size-complex="10pt" style:language-complex="ar" style:country-complex="SA"/>
    </style:style>
    <style:style style:name="ya_207a__3a_" style:display-name="ya⁺:" style:family="paragraph">
      <style:paragraph-properties fo:text-align="justify" style:justify-single-word="false" fo:orphans="2" fo:widows="2"/>
      <style:text-properties style:use-window-font-color="true" style:font-name="PalatinoTürk" fo:font-family="PalatinoTürk, Courier" style:font-pitch="variable" fo:font-size="9.5pt" fo:language="en" fo:country="GB" style:font-name-asian="Times New Roman" style:font-family-asian="'Times New Roman'" style:font-family-generic-asian="roman" style:font-pitch-asian="variable" style:font-size-asian="9.5pt" style:font-name-complex="PalatinoTürk" style:font-family-complex="PalatinoTürk, Courier"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style:style>
    <style:style style:name="New_20_Style_20_Sheet_20_6" style:display-name="New Style Sheet 6" style:family="text">
      <style:text-properties style:font-name="MGillSans-BoldItalic" fo:font-family="MGillSans-BoldItalic, 'Times New Roman'" style:font-family-generic="roman" style:font-pitch="variable" fo:font-size="10.5pt" style:font-size-asian="10.5pt" style:font-name-complex="MGillSans-BoldItalic" style:font-family-complex="MGillSans-BoldItalic, 'Times New Roman'" style:font-family-generic-complex="roman" style:font-pitch-complex="variable"/>
    </style:style>
    <style:style style:name="ANA_20_METIN-BOLD" style:display-name="ANA METIN-BOLD" style:family="text">
      <style:text-properties style:font-name="MGillSans-Bold" fo:font-family="MGillSans-Bold, Courier" style:font-pitch="variable" fo:font-size="10.5pt" style:font-size-asian="10.5pt" style:font-name-complex="MGillSans-Bold" style:font-family-complex="MGillSans-Bold, Courier" style:font-pitch-complex="variable"/>
    </style:style>
    <style:style style:name="New_20_Style_20_Sheet_20_5" style:display-name="New Style Sheet 5" style:family="text">
      <style:text-properties style:font-name="MGillSans-Bold" fo:font-family="MGillSans-Bold, Courier" style:font-pitch="variable" fo:font-size="10.5pt" style:font-size-asian="10.5pt" style:font-name-complex="MGillSans-Bold" style:font-family-complex="MGillSans-Bold, Courier" style:font-pitch-complex="variable"/>
    </style:style>
    <style:style style:name="ALINTI-bold" style:family="text">
      <style:text-properties style:font-name="MGillSans-Bold" fo:font-family="MGillSans-Bold, Courier" style:font-pitch="variable" fo:font-style="italic" style:font-style-asian="italic" style:font-name-complex="MGillSans-Bold" style:font-family-complex="MGillSans-Bold, Courier" style:font-pitch-complex="variable"/>
    </style:style>
    <style:style style:name="New_20_Style_20_Sheet_20_8" style:display-name="New Style Sheet 8" style:family="text">
      <style:text-properties style:font-name="MGillSans-Bold" fo:font-family="MGillSans-Bold, Courier" style:font-pitch="variable" fo:font-size="10.5pt" style:font-size-asian="10.5pt" style:font-name-complex="MGillSans-Bold" style:font-family-complex="MGillSans-Bold, Courier" style:font-pitch-complex="variable"/>
    </style:style>
    <style:style style:name="New_20_Style_20_Sheet_20_4" style:display-name="New Style Sheet 4" style:family="text">
      <style:text-properties style:font-name="MGillSans-BoldItalic" fo:font-family="MGillSans-BoldItalic, 'Times New Roman'" style:font-family-generic="roman" style:font-pitch="variable" style:font-name-complex="MGillSans-BoldItalic" style:font-family-complex="MGillSans-BoldItalic, 'Times New Roman'" style:font-family-generic-complex="roman" style:font-pitch-complex="variable"/>
    </style:style>
    <style:style style:name="New_20_Style_20_Sheet_20_7" style:display-name="New Style Sheet 7" style:family="text">
      <style:text-properties style:font-name="MGillSans-Bold" fo:font-family="MGillSans-Bold, Courier" style:font-pitch="variable" fo:font-size="10.5pt" style:font-size-asian="10.5pt" style:font-name-complex="MGillSans-Bold" style:font-family-complex="MGillSans-Bold, Courier" style:font-pitch-complex="variable"/>
    </style:style>
    <style:style style:name="ALINTI-italic" style:family="text" style:parent-style-name="ANA_20_METIN-BOLD">
      <style:text-properties style:font-name="MGillSans" fo:font-family="MGillSans, Courier" style:font-pitch="variable" fo:font-size="10pt" fo:font-style="italic" style:font-size-asian="10pt" style:font-style-asian="italic" style:font-name-complex="MGillSans" style:font-family-complex="MGillSans, Courier" style:font-pitch-complex="variable"/>
    </style:style>
    <style:style style:name="ANAMETIN-_20_Italic" style:display-name="ANAMETIN- Italic" style:family="text">
      <style:text-properties style:font-name="MGillSans-Italic" fo:font-family="MGillSans-Italic, Courier" style:font-pitch="variable" fo:font-size="11pt" style:font-size-asian="11pt" style:font-name-complex="MGillSans-Italic" style:font-family-complex="MGillSans-Italic, Courier" style:font-pitch-complex="variable"/>
    </style:style>
    <style:style style:name="dipnot" style:family="text">
      <style:text-properties style:text-position="super 58%" style:font-name="MGillSans" fo:font-family="MGillSans, Courier" style:font-pitch="variable" fo:font-size="9.5pt" style:font-size-asian="9.5pt" style:font-name-complex="MGillSans" style:font-family-complex="MGillSans, Courier"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2.501cm" fo:margin-right="1.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HLİ SÜNNET'İN ÖNEMİ</dc:title>
    <dc:subject>EHLİ SÜNNET’İN ÖNEMİ</dc:subject>
    <meta:initial-creator>HARUN YAHYA</meta:initial-creator>
    <meta:creation-date>2007-09-29T16:18:00</meta:creation-date>
    <dc:date>2019-10-13T13:25:35.644921059</dc:date>
    <meta:editing-cycles>6</meta:editing-cycles>
    <meta:editing-duration>PT7M47S</meta:editing-duration>
    <meta:generator>LibreOffice/6.3.2.2$Linux_X86_64 LibreOffice_project/ddcf6633b674837c71d3649d97a9cb3c0d392a84</meta:generator>
    <meta:document-statistic meta:table-count="0" meta:image-count="0" meta:object-count="0" meta:page-count="140" meta:paragraph-count="1770" meta:word-count="43934" meta:character-count="394395" meta:non-whitespace-character-count="351997"/>
  </office:meta>
</office:document-meta>
</file>